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18.57mm"/>
    </style:style>
    <style:style style:name="co23" style:family="table-column">
      <style:table-column-properties fo:break-before="auto" style:column-width="14.96mm"/>
    </style:style>
    <style:style style:name="co5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6.01mm"/>
    </style:style>
    <style:style style:name="co16" style:family="table-column">
      <style:table-column-properties fo:break-before="auto" style:column-width="17.97mm"/>
    </style:style>
    <style:style style:name="co28" style:family="table-column">
      <style:table-column-properties fo:break-before="auto" style:column-width="28.52mm"/>
    </style:style>
    <style:style style:name="co29" style:family="table-column">
      <style:table-column-properties fo:break-before="auto" style:column-width="22.79mm"/>
    </style:style>
    <style:style style:name="co30" style:family="table-column">
      <style:table-column-properties fo:break-before="auto" style:column-width="19.47mm"/>
    </style:style>
    <style:style style:name="co20" style:family="table-column">
      <style:table-column-properties fo:break-before="auto" style:column-width="26.11mm"/>
    </style:style>
    <style:style style:name="co31" style:family="table-column">
      <style:table-column-properties fo:break-before="auto" style:column-width="7.53mm"/>
    </style:style>
    <style:style style:name="co32" style:family="table-column">
      <style:table-column-properties fo:break-before="auto" style:column-width="15.56mm"/>
    </style:style>
    <style:style style:name="co33" style:family="table-column">
      <style:table-column-properties fo:break-before="auto" style:column-width="5.12mm"/>
    </style:style>
    <style:style style:name="co34" style:family="table-column">
      <style:table-column-properties fo:break-before="auto" style:column-width="11.02mm"/>
    </style:style>
    <style:style style:name="co35" style:family="table-column">
      <style:table-column-properties fo:break-before="auto" style:column-width="13.56mm"/>
    </style:style>
    <style:style style:name="co18" style:family="table-column">
      <style:table-column-properties fo:break-before="auto" style:column-width="3.92mm"/>
    </style:style>
    <style:style style:name="co19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15.47mm"/>
    </style:style>
    <style:style style:name="co22" style:family="table-column">
      <style:table-column-properties fo:break-before="auto" style:column-width="16.46mm"/>
    </style:style>
    <style:style style:name="co24" style:family="table-column">
      <style:table-column-properties fo:break-before="auto" style:column-width="17.67mm"/>
    </style:style>
    <style:style style:name="co25" style:family="table-column">
      <style:table-column-properties fo:break-before="auto" style:column-width="17.43mm"/>
    </style:style>
    <style:style style:name="co36" style:family="table-column">
      <style:table-column-properties fo:break-before="auto" style:column-width="26mm"/>
    </style:style>
    <style:style style:name="co37" style:family="table-column">
      <style:table-column-properties fo:break-before="auto" style:column-width="14.98mm"/>
    </style:style>
    <style:style style:name="co38" style:family="table-column">
      <style:table-column-properties fo:break-before="auto" style:column-width="19.63mm"/>
    </style:style>
    <style:style style:name="co39" style:family="table-column">
      <style:table-column-properties fo:break-before="auto" style:column-width="24.29mm"/>
    </style:style>
    <style:style style:name="co40" style:family="table-column">
      <style:table-column-properties fo:break-before="auto" style:column-width="21.1mm"/>
    </style:style>
    <style:style style:name="co41" style:family="table-column">
      <style:table-column-properties fo:break-before="auto" style:column-width="16.88mm"/>
    </style:style>
    <style:style style:name="co42" style:family="table-column">
      <style:table-column-properties fo:break-before="auto" style:column-width="17.37mm"/>
    </style:style>
    <style:style style:name="co43" style:family="table-column">
      <style:table-column-properties fo:break-before="auto" style:column-width="27.02mm"/>
    </style:style>
    <style:style style:name="co44" style:family="table-column">
      <style:table-column-properties fo:break-before="auto" style:column-width="15.86mm"/>
    </style:style>
    <style:style style:name="co45" style:family="table-column">
      <style:table-column-properties fo:break-before="auto" style:column-width="20.39mm"/>
    </style:style>
    <style:style style:name="co46" style:family="table-column">
      <style:table-column-properties fo:break-before="auto" style:column-width="21.59mm"/>
    </style:style>
    <style:style style:name="co47" style:family="table-column">
      <style:table-column-properties fo:break-before="auto" style:column-width="22.49mm"/>
    </style:style>
    <style:style style:name="co48" style:family="table-column">
      <style:table-column-properties fo:break-before="auto" style:column-width="6.63mm"/>
    </style:style>
    <style:style style:name="co49" style:family="table-column">
      <style:table-column-properties fo:break-before="auto" style:column-width="4.52mm"/>
    </style:style>
    <style:style style:name="co50" style:family="table-column">
      <style:table-column-properties fo:break-before="auto" style:column-width="23.41mm"/>
    </style:style>
    <style:style style:name="co51" style:family="table-column">
      <style:table-column-properties fo:break-before="auto" style:column-width="25.81mm"/>
    </style:style>
    <style:style style:name="co52" style:family="table-column">
      <style:table-column-properties fo:break-before="auto" style:column-width="30.64mm"/>
    </style:style>
    <style:style style:name="co53" style:family="table-column">
      <style:table-column-properties fo:break-before="auto" style:column-width="24.85mm"/>
    </style:style>
    <style:style style:name="co54" style:family="table-column">
      <style:table-column-properties fo:break-before="auto" style:column-width="30.09mm"/>
    </style:style>
    <style:style style:name="co55" style:family="table-column">
      <style:table-column-properties fo:break-before="auto" style:column-width="8.82mm"/>
    </style:style>
    <style:style style:name="co56" style:family="table-column">
      <style:table-column-properties fo:break-before="auto" style:column-width="19.3mm"/>
    </style:style>
    <style:style style:name="co57" style:family="table-column">
      <style:table-column-properties fo:break-before="auto" style:column-width="45.44mm"/>
    </style:style>
    <style:style style:name="co58" style:family="table-column">
      <style:table-column-properties fo:break-before="auto" style:column-width="6.86mm"/>
    </style:style>
    <style:style style:name="co59" style:family="table-column">
      <style:table-column-properties fo:break-before="auto" style:column-width="9.17mm"/>
    </style:style>
    <style:style style:name="co60" style:family="table-column">
      <style:table-column-properties fo:break-before="auto" style:column-width="8.52mm"/>
    </style:style>
    <style:style style:name="co61" style:family="table-column">
      <style:table-column-properties fo:break-before="auto" style:column-width="15.26mm"/>
    </style:style>
    <style:style style:name="co62" style:family="table-column">
      <style:table-column-properties fo:break-before="auto" style:column-width="12.24mm"/>
    </style:style>
    <style:style style:name="co63" style:family="table-column">
      <style:table-column-properties fo:break-before="auto" style:column-width="17.06mm"/>
    </style:style>
    <style:style style:name="co64" style:family="table-column">
      <style:table-column-properties fo:break-before="auto" style:column-width="8.17mm"/>
    </style:style>
    <style:style style:name="co65" style:family="table-column">
      <style:table-column-properties fo:break-before="auto" style:column-width="7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1" style:family="table-cell" style:parent-style-name="Default" style:data-style-name="N111">
      <style:table-cell-properties fo:border="0.06pt solid #000000"/>
      <style:text-properties style:font-name="Liberation Serif"/>
    </style:style>
    <style:style style:name="ce105" style:family="table-cell" style:parent-style-name="Default" style:data-style-name="N112">
      <style:table-cell-properties fo:border="0.06pt solid #000000"/>
      <style:text-properties style:font-name="Liberation Serif"/>
    </style:style>
    <style:style style:name="ce121" style:family="table-cell" style:parent-style-name="Default">
      <style:table-cell-properties fo:border-bottom="0.06pt solid #000000" fo:background-color="#f8f8ff" fo:border-left="2.49pt solid #000000" fo:border-right="0.06pt solid #000000" fo:border-top="0.06pt solid #000000"/>
      <style:text-properties style:font-name="Liberation Serif"/>
    </style:style>
    <style:style style:name="ce125" style:family="table-cell" style:parent-style-name="Default" style:data-style-name="N111">
      <style:table-cell-properties fo:background-color="#f8f8ff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font-name="Liberation Serif"/>
    </style:style>
    <style:style style:name="ce140" style:family="table-cell" style:parent-style-name="Default">
      <style:table-cell-properties fo:border-bottom="0.06pt solid #000000" fo:background-color="#f8f8ff" fo:border-left="0.06pt solid #000000" fo:border-right="2.49pt solid #000000" fo:border-top="0.06pt solid #000000"/>
      <style:text-properties style:font-name="Liberation Serif"/>
    </style:style>
    <style:style style:name="ce141" style:family="table-cell" style:parent-style-name="Default" style:data-style-name="N111">
      <style:table-cell-properties fo:border-bottom="0.06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font-name="Liberation Serif"/>
    </style:style>
    <style:style style:name="ce153" style:family="table-cell" style:parent-style-name="Default" style:data-style-name="N112">
      <style:table-cell-properties fo:border-bottom="0.06pt solid #000000" fo:border-left="0.06pt solid #000000" fo:border-right="2.49pt solid #000000" fo:border-top="0.06pt solid #000000"/>
      <style:text-properties style:font-name="Liberation Serif"/>
    </style:style>
    <style:style style:name="ce156" style:family="table-cell" style:parent-style-name="Default">
      <style:table-cell-properties fo:border-bottom="2.49pt solid #000000" fo:background-color="#f8f8ff" fo:border-left="2.49pt solid #000000" fo:border-right="0.06pt solid #000000" fo:border-top="0.06pt solid #000000"/>
      <style:text-properties style:font-name="Liberation Serif"/>
    </style:style>
    <style:style style:name="ce159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font-name="Liberation Serif"/>
    </style:style>
    <style:style style:name="ce161" style:family="table-cell" style:parent-style-name="Default">
      <style:table-cell-properties fo:background-color="#0000ff"/>
    </style:style>
    <style:style style:name="ce162" style:family="table-cell" style:parent-style-name="Default">
      <style:table-cell-properties fo:border-bottom="0.06pt solid #000000" fo:background-color="#dcdcdc" style:text-align-source="fix" style:repeat-content="false" fo:border-left="2.49pt solid #000000" fo:border-right="0.06pt solid #000000" fo:border-top="2.49pt solid #000000"/>
      <style:paragraph-properties fo:text-align="end" fo:margin-left="0mm"/>
      <style:text-properties style:font-name="Liberation Serif"/>
    </style:style>
    <style:style style:name="ce164" style:family="table-cell" style:parent-style-name="Default">
      <style:table-cell-properties fo:border-bottom="0.06pt solid #000000" fo:background-color="#fff0f5" fo:border-left="2.49pt solid #000000" fo:border-right="0.06pt solid #000000" fo:border-top="0.06pt solid #000000"/>
      <style:text-properties style:font-name="Liberation Serif"/>
    </style:style>
    <style:style style:name="ce165" style:family="table-cell" style:parent-style-name="Default">
      <style:table-cell-properties fo:border-bottom="0.06pt solid #000000" fo:background-color="#dcdcdc" fo:border-left="0.06pt solid #000000" fo:border-right="0.06pt solid #000000" fo:border-top="2.49pt solid #000000"/>
      <style:text-properties style:font-name="Liberation Serif"/>
    </style:style>
    <style:style style:name="ce166" style:family="table-cell" style:parent-style-name="Default">
      <style:table-cell-properties fo:background-color="#fff0f5" fo:border="0.06pt solid #000000"/>
      <style:text-properties style:font-name="Liberation Serif"/>
    </style:style>
    <style:style style:name="ce168" style:family="table-cell" style:parent-style-name="Default" style:data-style-name="N111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2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>
      <style:table-cell-properties fo:border-bottom="0.06pt solid #000000" fo:background-color="#dcdcdc" fo:border-left="0.06pt solid #000000" fo:border-right="2.49pt solid #000000" fo:border-top="2.49pt solid #000000"/>
      <style:text-properties style:font-name="Liberation Serif"/>
    </style:style>
    <style:style style:name="ce178" style:family="table-cell" style:parent-style-name="Default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179" style:family="table-cell" style:parent-style-name="Default" style:data-style-name="N111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font-name="Liberation Serif"/>
    </style:style>
    <style:style style:name="ce184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font-name="Liberation Serif"/>
    </style:style>
    <style:style style:name="ce185" style:family="table-cell" style:parent-style-name="Default" style:data-style-name="N111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186" style:family="table-cell" style:parent-style-name="Default" style:data-style-name="N2">
      <style:table-cell-properties fo:border="0.06pt solid #000000"/>
      <style:text-properties style:font-name="Liberation Serif"/>
    </style:style>
    <style:style style:name="ce187" style:family="table-cell" style:parent-style-name="Default" style:data-style-name="N2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189" style:family="table-cell" style:parent-style-name="Default" style:data-style-name="N2"/>
    <style:style style:name="ce191" style:family="table-cell" style:parent-style-name="Default" style:data-style-name="N112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193" style:family="table-cell" style:parent-style-name="Default" style:data-style-name="N112">
      <style:table-cell-properties fo:border-bottom="2.49pt solid #000000" fo:border-left="0.06pt solid #000000" fo:border-right="2.49pt solid #000000" fo:border-top="0.06pt solid #000000"/>
      <style:text-properties style:font-name="Liberation Serif"/>
    </style:style>
    <style:style style:name="ce91" style:family="table-cell" style:parent-style-name="Default">
      <style:table-cell-properties fo:background-color="#f8f8ff" fo:border="0.06pt solid #000000"/>
      <style:text-properties style:font-name="Liberation Serif"/>
    </style:style>
    <style:style style:name="ce95" style:family="table-cell" style:parent-style-name="Default">
      <style:table-cell-properties fo:border="0.06pt solid #000000"/>
      <style:text-properties style:font-name="Liberation Serif"/>
    </style:style>
    <style:style style:name="ce194" style:family="table-cell" style:parent-style-name="Default" style:data-style-name="N2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97" style:family="table-cell" style:parent-style-name="Default" style:data-style-name="N2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2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11">
      <style:table-cell-properties fo:background-color="#fff0f5" fo:border="0.06pt solid #000000"/>
      <style:text-properties style:font-name="Liberation Serif"/>
    </style:style>
    <style:style style:name="ce116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51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02" style:family="table-cell" style:parent-style-name="Default" style:data-style-name="N2">
      <style:table-cell-properties fo:background-color="#fff0f5" fo:border="0.06pt solid #000000"/>
      <style:text-properties style:font-name="Liberation Serif"/>
    </style:style>
    <style:style style:name="ce20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0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08" style:family="table-cell" style:parent-style-name="Default">
      <style:table-cell-properties fo:border-bottom="2.49pt solid #000000" fo:background-color="#fff0f5" fo:border-left="0.06pt solid #000000" fo:border-right="0.06pt solid #000000" fo:border-top="0.06pt solid #000000"/>
      <style:text-properties style:font-name="Liberation Serif"/>
    </style:style>
    <style:style style:name="ce209" style:family="table-cell" style:parent-style-name="Default" style:data-style-name="N2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212" style:family="table-cell" style:parent-style-name="Default">
      <style:table-cell-properties fo:border-bottom="2.49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113" style:family="table-cell" style:parent-style-name="Default">
      <style:table-cell-properties fo:background-color="#f0fff0" fo:border="0.06pt solid #000000"/>
    </style:style>
    <style:style style:name="ce128" style:family="table-cell" style:parent-style-name="Default">
      <style:table-cell-properties fo:background-color="#f0fff0" fo:border="0.06pt solid #000000"/>
      <style:text-properties style:font-name="Liberation Serif"/>
    </style:style>
    <style:style style:name="ce157" style:family="table-cell" style:parent-style-name="Default" style:data-style-name="N111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>
      <style:table-cell-properties fo:border-bottom="0.06pt solid #000000" fo:background-color="#f8f8ff" fo:border-left="2.49pt solid #000000" fo:border-right="0.06pt solid #000000" fo:border-top="2.49pt solid #000000"/>
      <style:text-properties style:font-name="Liberation Serif"/>
    </style:style>
    <style:style style:name="ce80" style:family="table-cell" style:parent-style-name="Default">
      <style:text-properties style:font-name="Liberation Serif"/>
    </style:style>
    <style:style style:name="ce2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fff0f5" fo:border="0.06pt solid #000000"/>
    </style:style>
    <style:style style:name="ce88" style:family="table-cell" style:parent-style-name="Default">
      <style:table-cell-properties fo:background-color="#f8f8ff" fo:border="0.06pt solid #000000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background-color="#00bfff"/>
      <style:text-properties style:font-name="Liberation Serif"/>
    </style:style>
    <style:style style:name="ce3" style:family="table-cell" style:parent-style-name="Default" style:data-style-name="N61">
      <style:text-properties style:font-name="Liberation Serif"/>
    </style:style>
    <style:style style:name="ce4" style:family="table-cell" style:parent-style-name="Default">
      <style:table-cell-properties fo:background-color="#e0ffff" style:text-align-source="fix" style:repeat-content="false" fo:border="0.06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5" style:family="table-cell" style:parent-style-name="Default">
      <style:table-cell-properties fo:background-color="#ffffe0" fo:border="0.06pt solid #000000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e0" fo:border="0.06pt solid #000000"/>
    </style:style>
    <style:style style:name="ce8" style:family="table-cell" style:parent-style-name="Default">
      <style:table-cell-properties fo:background-color="#f8f8ff" fo:border="0.06pt solid #000000"/>
      <style:text-properties style:font-name="Liberation Serif" fo:font-weight="bold" style:font-weight-asian="bold" style:font-weight-complex="bold"/>
    </style:style>
    <style:style style:name="ce90" style:family="table-cell" style:parent-style-name="Default">
      <style:table-cell-properties fo:background-color="#f8f8ff" fo:border="0.06pt solid #000000"/>
    </style:style>
    <style:style style:name="ce10" style:family="table-cell" style:parent-style-name="Default">
      <style:table-cell-properties fo:background-color="#ffffe0" fo:border="0.06pt solid #000000"/>
      <style:text-properties style:font-name="Liberation Serif"/>
    </style:style>
    <style:style style:name="ce11" style:family="table-cell" style:parent-style-name="Default" style:data-style-name="N111">
      <style:table-cell-properties fo:background-color="#ffffe0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fo:background-color="#f8f8ff" fo:border="0.06pt solid #000000"/>
      <style:text-properties style:font-name="Liberation Serif"/>
    </style:style>
    <style:style style:name="ce13" style:family="table-cell" style:parent-style-name="Default" style:data-style-name="N111">
      <style:table-cell-properties fo:background-color="#f8f8ff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11">
      <style:table-cell-properties fo:background-color="#ffffe0" fo:border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11">
      <style:table-cell-properties fo:background-color="#f8f8ff" fo:border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fo:border="0.06pt solid #000000"/>
      <style:text-properties style:font-name="Liberation Serif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19" style:family="table-cell" style:parent-style-name="Default" style:data-style-name="N111">
      <style:table-cell-properties fo:border="0.06pt solid #000000"/>
      <style:text-properties style:font-name="Liberation Serif"/>
    </style:style>
    <style:style style:name="ce120" style:family="table-cell" style:parent-style-name="Default" style:data-style-name="N112">
      <style:table-cell-properties fo:border="0.06pt solid #000000"/>
      <style:text-properties style:font-name="Liberation Serif"/>
    </style:style>
    <style:style style:name="ce39" style:family="table-cell" style:parent-style-name="Default">
      <style:table-cell-properties fo:background-color="#fff0f5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23" style:family="table-cell" style:parent-style-name="Default" style:data-style-name="N111">
      <style:table-cell-properties fo:background-color="#fff0f5" fo:border="0.06pt solid #000000"/>
      <style:text-properties style:font-name="Liberation Serif"/>
    </style:style>
    <style:style style:name="ce41" style:family="table-cell" style:parent-style-name="Default" style:data-style-name="N112">
      <style:table-cell-properties fo:background-color="#fff0f5" fo:border="0.06pt solid #000000"/>
      <style:text-properties style:font-name="Liberation Serif"/>
    </style:style>
    <style:style style:name="ce126" style:family="table-cell" style:parent-style-name="Default">
      <style:table-cell-properties fo:background-color="#f0fff0" fo:border="0.06pt solid #000000"/>
    </style:style>
    <style:style style:name="ce136" style:family="table-cell" style:parent-style-name="Default">
      <style:table-cell-properties fo:border="0.06pt solid #000000"/>
    </style:style>
    <style:style style:name="ce97" style:family="table-cell" style:parent-style-name="Default">
      <style:table-cell-properties fo:border-bottom="0.06pt solid #000000" fo:background-color="#e0ffff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e0" fo:border-left="2.49pt solid #000000" fo:border-right="0.06pt solid #000000" fo:border-top="0.06pt solid #000000"/>
      <style:text-properties style:font-name="Liberation Serif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ffffe0" fo:border-left="2.49pt solid #000000" fo:border-right="0.06pt solid #000000" fo:border-top="0.06pt solid #000000"/>
      <style:text-properties style:font-name="Liberation Serif"/>
    </style:style>
    <style:style style:name="ce100" style:family="table-cell" style:parent-style-name="Default">
      <style:table-cell-properties fo:border-bottom="0.06pt solid #000000" fo:background-color="#f8f8ff" fo:border-left="2.49pt solid #000000" fo:border-right="0.06pt solid #000000" fo:border-top="0.06pt solid #000000"/>
      <style:text-properties style:font-name="Liberation Serif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ackground-color="#f8f8ff" fo:border-left="2.49pt solid #000000" fo:border-right="0.06pt solid #000000" fo:border-top="0.06pt solid #000000"/>
      <style:text-properties style:font-name="Liberation Serif"/>
    </style:style>
    <style:style style:name="ce102" style:family="table-cell" style:parent-style-name="Default">
      <style:table-cell-properties fo:border-bottom="2.49pt solid #000000" fo:background-color="#f8f8ff" fo:border-left="2.49pt solid #000000" fo:border-right="0.06pt solid #000000" fo:border-top="0.06pt solid #000000"/>
      <style:text-properties style:font-name="Liberation Serif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e0ffff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04" style:family="table-cell" style:parent-style-name="Default" style:data-style-name="N111">
      <style:table-cell-properties fo:background-color="#ffffe0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 style:data-style-name="N111">
      <style:table-cell-properties fo:background-color="#f8f8ff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111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ackground-color="#f0fff0" fo:border="0.06pt solid #000000"/>
      <style:text-properties style:font-name="Liberation Serif"/>
    </style:style>
    <style:style style:name="ce108" style:family="table-cell" style:parent-style-name="Default">
      <style:table-cell-properties fo:border-bottom="0.06pt solid #000000" fo:background-color="#e0ffff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font-name="Liberation Serif"/>
    </style:style>
    <style:style style:name="ce110" style:family="table-cell" style:parent-style-name="Default">
      <style:table-cell-properties fo:border-bottom="0.06pt solid #000000" fo:background-color="#ffffe0" fo:border-left="0.06pt solid #000000" fo:border-right="2.49pt solid #000000" fo:border-top="0.06pt solid #000000"/>
      <style:text-properties style:font-name="Liberation Serif"/>
    </style:style>
    <style:style style:name="ce111" style:family="table-cell" style:parent-style-name="Default" style:data-style-name="N111">
      <style:table-cell-properties fo:border-bottom="0.06pt solid #000000" fo:background-color="#ffffe0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order-bottom="0.06pt solid #000000" fo:background-color="#f8f8ff" fo:border-left="0.06pt solid #000000" fo:border-right="2.49pt solid #000000" fo:border-top="0.06pt solid #000000"/>
      <style:text-properties style:font-name="Liberation Serif"/>
    </style:style>
    <style:style style:name="ce170" style:family="table-cell" style:parent-style-name="Default" style:data-style-name="N111">
      <style:table-cell-properties fo:border-bottom="0.06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11">
      <style:table-cell-properties fo:border-bottom="0.06pt solid #000000" fo:background-color="#ffffe0" fo:border-left="0.06pt solid #000000" fo:border-right="2.49pt solid #000000" fo:border-top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 style:data-style-name="N111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font-name="Liberation Serif"/>
    </style:style>
    <style:style style:name="ce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erif"/>
    </style:style>
    <style:style style:name="ce45" style:family="table-cell" style:parent-style-name="Default">
      <style:table-cell-properties fo:border-bottom="2.49pt solid #000000" fo:background-color="#fff0f5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erif"/>
    </style:style>
    <style:style style:name="ce192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47" style:family="table-cell" style:parent-style-name="Default" style:data-style-name="N111">
      <style:table-cell-properties fo:border-bottom="2.49pt solid #000000" fo:background-color="#fff0f5" fo:border-left="0.06pt solid #000000" fo:border-right="0.06pt solid #000000" fo:border-top="0.06pt solid #000000"/>
      <style:text-properties style:font-name="Liberation Serif"/>
    </style:style>
    <style:style style:name="ce48" style:family="table-cell" style:parent-style-name="Default" style:data-style-name="N112">
      <style:table-cell-properties fo:border-bottom="2.49pt solid #000000" fo:background-color="#fff0f5" fo:border-left="0.06pt solid #000000" fo:border-right="0.06pt solid #000000" fo:border-top="0.06pt solid #000000"/>
      <style:text-properties style:font-name="Liberation Serif"/>
    </style:style>
    <style:style style:name="ce199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00" style:family="table-cell" style:parent-style-name="Default" style:data-style-name="N112">
      <style:table-cell-properties fo:border-bottom="0.06pt solid #000000" fo:border-left="0.06pt solid #000000" fo:border-right="2.49pt solid #000000" fo:border-top="0.06pt solid #000000"/>
      <style:text-properties style:font-name="Liberation Serif"/>
    </style:style>
    <style:style style:name="ce52" style:family="table-cell" style:parent-style-name="Default" style:data-style-name="N112">
      <style:table-cell-properties fo:border-bottom="2.49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127" style:family="table-cell" style:parent-style-name="Default">
      <style:table-cell-properties fo:border-bottom="0.06pt solid #000000" fo:background-color="#f8f8ff" fo:border-left="2.49pt solid #000000" fo:border-right="0.06pt solid #000000" fo:border-top="2.49pt solid #000000"/>
      <style:text-properties style:font-name="Liberation Serif" fo:font-weight="bold" style:font-weight-asian="bold" style:font-weight-complex="bold"/>
    </style:style>
    <style:style style:name="ce207" style:family="table-cell" style:parent-style-name="Default">
      <style:table-cell-properties fo:border-bottom="2.49pt solid #000000" fo:background-color="#f8f8ff" fo:border-left="2.49pt solid #000000" fo:border-right="0.06pt solid #000000" fo:border-top="0.06pt solid #000000"/>
      <style:text-properties style:font-name="Liberation Serif"/>
    </style:style>
    <style:style style:name="ce210" style:family="table-cell" style:parent-style-name="Default" style:data-style-name="N111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order-bottom="0.06pt solid #000000" fo:background-color="#f0fff0" fo:border-left="0.06pt solid #000000" fo:border-right="0.06pt solid #000000" fo:border-top="2.49pt solid #000000"/>
      <style:text-properties style:font-name="Liberation Serif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font-name="Liberation Serif"/>
    </style:style>
    <style:style style:name="ce214" style:family="table-cell" style:parent-style-name="Default">
      <style:table-cell-properties fo:background-color="#0000ff"/>
    </style:style>
    <style:style style:name="ce215" style:family="table-cell" style:parent-style-name="Default">
      <style:table-cell-properties fo:border-bottom="0.06pt solid #000000" fo:background-color="#dcdcdc" style:text-align-source="fix" style:repeat-content="false" fo:border-left="2.49pt solid #000000" fo:border-right="0.06pt solid #000000" fo:border-top="2.49pt solid #000000"/>
      <style:paragraph-properties fo:text-align="end" fo:margin-left="0mm"/>
      <style:text-properties style:font-name="Liberation Serif"/>
    </style:style>
    <style:style style:name="ce216" style:family="table-cell" style:parent-style-name="Default">
      <style:table-cell-properties fo:border-bottom="0.06pt solid #000000" fo:background-color="#fff0f5" fo:border-left="2.49pt solid #000000" fo:border-right="0.06pt solid #000000" fo:border-top="0.06pt solid #000000"/>
      <style:text-properties style:font-name="Liberation Serif"/>
    </style:style>
    <style:style style:name="ce217" style:family="table-cell" style:parent-style-name="Default">
      <style:table-cell-properties fo:border-bottom="0.06pt solid #000000" fo:background-color="#dcdcdc" fo:border-left="0.06pt solid #000000" fo:border-right="0.06pt solid #000000" fo:border-top="2.49pt solid #000000"/>
      <style:text-properties style:font-name="Liberation Serif"/>
    </style:style>
    <style:style style:name="ce218" style:family="table-cell" style:parent-style-name="Default">
      <style:table-cell-properties fo:background-color="#fff0f5" fo:border="0.06pt solid #000000"/>
      <style:text-properties style:font-name="Liberation Serif"/>
    </style:style>
    <style:style style:name="ce219" style:family="table-cell" style:parent-style-name="Default" style:data-style-name="N111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 style:data-style-name="N112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able-cell-properties fo:border-bottom="0.06pt solid #000000" fo:background-color="#dcdcdc" fo:border-left="0.06pt solid #000000" fo:border-right="2.49pt solid #000000" fo:border-top="2.49pt solid #000000"/>
      <style:text-properties style:font-name="Liberation Serif"/>
    </style:style>
    <style:style style:name="ce224" style:family="table-cell" style:parent-style-name="Default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225" style:family="table-cell" style:parent-style-name="Default" style:data-style-name="N111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font-name="Liberation Serif"/>
    </style:style>
    <style:style style:name="ce229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font-name="Liberation Serif"/>
    </style:style>
    <style:style style:name="ce230" style:family="table-cell" style:parent-style-name="Default" style:data-style-name="N111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231" style:family="table-cell" style:parent-style-name="Default" style:data-style-name="N2">
      <style:table-cell-properties fo:border="0.06pt solid #000000"/>
      <style:text-properties style:font-name="Liberation Serif"/>
    </style:style>
    <style:style style:name="ce232" style:family="table-cell" style:parent-style-name="Default" style:data-style-name="N2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233" style:family="table-cell" style:parent-style-name="Default" style:data-style-name="N2"/>
    <style:style style:name="ce234" style:family="table-cell" style:parent-style-name="Default" style:data-style-name="N112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235" style:family="table-cell" style:parent-style-name="Default" style:data-style-name="N112">
      <style:table-cell-properties fo:border-bottom="2.49pt solid #000000" fo:border-left="0.06pt solid #000000" fo:border-right="2.49pt solid #000000" fo:border-top="0.06pt solid #000000"/>
      <style:text-properties style:font-name="Liberation Serif"/>
    </style:style>
    <style:style style:name="ce236" style:family="table-cell" style:parent-style-name="Default" style:data-style-name="N2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 style:data-style-name="N2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38" style:family="table-cell" style:parent-style-name="Default" style:data-style-name="N2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2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2">
      <style:table-cell-properties fo:background-color="#fff0f5" fo:border="0.06pt solid #000000"/>
      <style:text-properties style:font-name="Liberation Serif"/>
    </style:style>
    <style:style style:name="ce241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42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43" style:family="table-cell" style:parent-style-name="Default">
      <style:table-cell-properties fo:border-bottom="2.49pt solid #000000" fo:background-color="#fff0f5" fo:border-left="0.06pt solid #000000" fo:border-right="0.06pt solid #000000" fo:border-top="0.06pt solid #000000"/>
      <style:text-properties style:font-name="Liberation Serif"/>
    </style:style>
    <style:style style:name="ce244" style:family="table-cell" style:parent-style-name="Default" style:data-style-name="N2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245" style:family="table-cell" style:parent-style-name="Default">
      <style:table-cell-properties fo:border-bottom="2.49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246" style:family="table-cell" style:parent-style-name="Default">
      <style:table-cell-properties fo:border-bottom="0.06pt solid #000000" fo:background-color="#f8f8ff" fo:border-left="2.49pt solid #000000" fo:border-right="0.06pt solid #000000" fo:border-top="2.49pt solid #000000"/>
      <style:text-properties style:font-name="Liberation Serif"/>
    </style:style>
    <style:style style:name="ce2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fff0f5" fo:border="0.06pt solid #000000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4" style:family="table-cell" style:parent-style-name="Default" style:data-style-name="N37">
      <style:text-properties style:font-name="Liberation Serif"/>
    </style:style>
    <style:style style:name="ce13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 style:data-style-name="N111">
      <style:table-cell-properties fo:border="0.06pt solid #000000"/>
      <style:text-properties fo:color="#dc143c" style:font-name="Liberation Serif" fo:font-style="normal" fo:font-weight="bold" style:font-style-asian="normal" style:font-weight-asian="bold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erif"/>
    </style:style>
    <style:style style:name="ce1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32" style:family="table-cell" style:parent-style-name="Default">
      <style:table-cell-properties fo:background-color="#fff200" fo:border="0.06pt solid #000000"/>
      <style:text-properties style:font-name="Liberation Serif"/>
    </style:style>
    <style:style style:name="gr1" style:family="graphic">
      <style:graphic-properties draw:stroke="solid" svg:stroke-width="0.35mm" svg:stroke-color="#000000" draw:marker-start-width="2.52mm" draw:marker-end-width="2.52mm" draw:fill="none" draw:textarea-horizontal-align="center" draw:textarea-vertical-align="middle" fo:padding-top="0.17mm" fo:padding-bottom="0.17mm" fo:padding-left="0.17mm" fo:padding-right="0.17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p_Ch0" table:style-name="ta1">
        <table:shapes>
          <draw:frame draw:z-index="0" draw:style-name="gr1" draw:text-style-name="P1" svg:width="159.99mm" svg:height="89.99mm" svg:x="117.01mm" svg:y="143.23mm">
            <draw:object draw:notify-on-update-of-ranges="Transp_Ch0.U5:Transp_Ch0.U17 Transp_Ch0.X4:Transp_Ch0.X4 Transp_Ch0.X5:Transp_Ch0.X17 Transp_Ch0.Y5:Transp_Ch0.Y18 Transp_Ch0.Y5:Transp_Ch0.Y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4.82mm" svg:y="90.81mm">
            <draw:object draw:notify-on-update-of-ranges="Transp_Ch0.X5:Transp_Ch0.X18 Transp_Ch0.Z4:Transp_Ch0.Z4 Transp_Ch0.Z5:Transp_Ch0.Z18 Transp_Ch0.AA5:Transp_Ch0.AA18 Transp_Ch0.AA5:Transp_Ch0.AA18 Transp_Ch0.Y5:Transp_Ch0.Y18 Transp_Ch0.Y5:Transp_Ch0.Y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1.45mm" svg:y="235.3mm">
            <draw:object draw:notify-on-update-of-ranges="Transp_Ch0.U5:Transp_Ch0.U17 Transp_Ch0.Y5:Transp_Ch0.Y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ce81"/>
        <table:table-column table:style-name="co18" table:default-cell-style-name="ce81"/>
        <table:table-column table:style-name="co19" table:default-cell-style-name="ce81"/>
        <table:table-column table:style-name="co21" table:default-cell-style-name="ce81"/>
        <table:table-column table:style-name="co5" table:number-columns-repeated="5" table:default-cell-style-name="ce81"/>
        <table:table-column table:style-name="co22" table:default-cell-style-name="ce81"/>
        <table:table-column table:style-name="co5" table:number-columns-repeated="3" table:default-cell-style-name="ce81"/>
        <table:table-column table:style-name="co24" table:default-cell-style-name="ce81"/>
        <table:table-column table:style-name="co5" table:number-columns-repeated="3" table:default-cell-style-name="ce81"/>
        <table:table-column table:style-name="co1" table:default-cell-style-name="ce81"/>
        <table:table-column table:style-name="co25" table:default-cell-style-name="ce81"/>
        <table:table-column table:style-name="co36" table:number-columns-repeated="2" table:default-cell-style-name="ce81"/>
        <table:table-column table:style-name="co37" table:default-cell-style-name="ce81"/>
        <table:table-column table:style-name="co38" table:default-cell-style-name="ce81"/>
        <table:table-column table:style-name="co1" table:number-columns-repeated="999" table:default-cell-style-name="ce81"/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ce4" office:value-type="string" calcext:value-type="string">
            <text:p>Gai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CF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25_O120_Ch0_PulseIn_20191119_114253.txt</text:p>
          </table:table-cell>
          <table:table-cell table:number-columns-repeated="3"/>
          <table:table-cell table:style-name="ce5" office:value-type="string" calcext:value-type="string">
            <text:p>ampl mean</text:p>
          </table:table-cell>
          <table:table-cell table:style-name="ce10" office:value-type="float" office:value="11069.9" calcext:value-type="float">
            <text:p>11069.9</text:p>
          </table:table-cell>
          <table:table-cell table:style-name="ce10" office:value-type="float" office:value="18590.3" calcext:value-type="float">
            <text:p>18590.3</text:p>
          </table:table-cell>
          <table:table-cell table:style-name="ce10" office:value-type="float" office:value="25722.7" calcext:value-type="float">
            <text:p>25722.7</text:p>
          </table:table-cell>
          <table:table-cell table:style-name="ce10" office:value-type="float" office:value="32492.8" calcext:value-type="float">
            <text:p>32492.8</text:p>
          </table:table-cell>
          <table:table-cell table:style-name="ce10" office:value-type="float" office:value="38892.2" calcext:value-type="float">
            <text:p>38892.2</text:p>
          </table:table-cell>
          <table:table-cell table:style-name="ce10" office:value-type="float" office:value="44988.8" calcext:value-type="float">
            <text:p>44988.8</text:p>
          </table:table-cell>
          <table:table-cell table:style-name="ce10" office:value-type="float" office:value="50801.9" calcext:value-type="float">
            <text:p>50801.9</text:p>
          </table:table-cell>
          <table:table-cell table:style-name="ce10" office:value-type="float" office:value="56275.2" calcext:value-type="float">
            <text:p>56275.2</text:p>
          </table:table-cell>
          <table:table-cell table:style-name="ce10" office:value-type="float" office:value="61482.1" calcext:value-type="float">
            <text:p>61482.1</text:p>
          </table:table-cell>
          <table:table-cell table:style-name="ce10" office:value-type="float" office:value="66455" calcext:value-type="float">
            <text:p>66455</text:p>
          </table:table-cell>
          <table:table-cell table:style-name="ce10"/>
          <table:table-cell table:style-name="ce10" office:value-type="float" office:value="76041.7" calcext:value-type="float">
            <text:p>76041.7</text:p>
          </table:table-cell>
          <table:table-cell table:style-name="ce10" office:value-type="float" office:value="78795.8" calcext:value-type="float">
            <text:p>78795.8</text:p>
          </table:table-cell>
          <table:table-cell table:style-name="ce10" office:value-type="float" office:value="42192.8" calcext:value-type="float">
            <text:p>42192.8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1ADU=21.4uV</text:p>
          </table:table-cell>
          <table:table-cell table:style-name="ce117"/>
          <table:table-cell table:number-columns-repeated="997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892.2" calcext:value-type="float">
            <text:p>38892.2</text:p>
          </table:table-cell>
          <table:table-cell table:number-columns-repeated="2"/>
          <table:table-cell table:style-name="ce6"/>
          <table:table-cell table:style-name="ce10" office:value-type="float" office:value="11071.1" calcext:value-type="float">
            <text:p>11071.1</text:p>
          </table:table-cell>
          <table:table-cell table:style-name="ce10" office:value-type="float" office:value="18595.5" calcext:value-type="float">
            <text:p>18595.5</text:p>
          </table:table-cell>
          <table:table-cell table:style-name="ce10" office:value-type="float" office:value="25720.2" calcext:value-type="float">
            <text:p>25720.2</text:p>
          </table:table-cell>
          <table:table-cell table:style-name="ce10" office:value-type="float" office:value="32486.9" calcext:value-type="float">
            <text:p>32486.9</text:p>
          </table:table-cell>
          <table:table-cell table:style-name="ce10" office:value-type="float" office:value="38889.7" calcext:value-type="float">
            <text:p>38889.7</text:p>
          </table:table-cell>
          <table:table-cell table:style-name="ce10" office:value-type="float" office:value="44994.7" calcext:value-type="float">
            <text:p>44994.7</text:p>
          </table:table-cell>
          <table:table-cell table:style-name="ce10" office:value-type="float" office:value="50819.4" calcext:value-type="float">
            <text:p>50819.4</text:p>
          </table:table-cell>
          <table:table-cell table:style-name="ce10" office:value-type="float" office:value="56267" calcext:value-type="float">
            <text:p>56267</text:p>
          </table:table-cell>
          <table:table-cell table:style-name="ce10" office:value-type="float" office:value="61505.5" calcext:value-type="float">
            <text:p>61505.5</text:p>
          </table:table-cell>
          <table:table-cell table:style-name="ce10" office:value-type="float" office:value="66445.5" calcext:value-type="float">
            <text:p>66445.5</text:p>
          </table:table-cell>
          <table:table-cell table:style-name="ce10"/>
          <table:table-cell table:style-name="ce10" office:value-type="float" office:value="76032.2" calcext:value-type="float">
            <text:p>76032.2</text:p>
          </table:table-cell>
          <table:table-cell table:style-name="ce10" office:value-type="float" office:value="78801.2" calcext:value-type="float">
            <text:p>78801.2</text:p>
          </table:table-cell>
          <table:table-cell table:style-name="ce10" office:value-type="float" office:value="42217.2" calcext:value-type="float">
            <text:p>42217.2</text:p>
          </table:table-cell>
          <table:table-cell/>
          <table:table-cell table:style-name="ce17"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 office:value-type="string" calcext:value-type="string">
            <text:p>abs_gainErr</text:p>
          </table:table-cell>
          <table:table-cell table:style-name="ce117" office:value-type="string" calcext:value-type="string">
            <text:p>out ampl (V)</text:p>
          </table:table-cell>
          <table:table-cell table:style-name="ce117" office:value-type="string" calcext:value-type="string">
            <text:p>out error (V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6"/>
          <table:table-cell table:style-name="ce10" office:value-type="float" office:value="11067.3" calcext:value-type="float">
            <text:p>11067.3</text:p>
          </table:table-cell>
          <table:table-cell table:style-name="ce10" office:value-type="float" office:value="18588.9" calcext:value-type="float">
            <text:p>18588.9</text:p>
          </table:table-cell>
          <table:table-cell table:style-name="ce10" office:value-type="float" office:value="25723.9" calcext:value-type="float">
            <text:p>25723.9</text:p>
          </table:table-cell>
          <table:table-cell table:style-name="ce10" office:value-type="float" office:value="32493.8" calcext:value-type="float">
            <text:p>32493.8</text:p>
          </table:table-cell>
          <table:table-cell table:style-name="ce10" office:value-type="float" office:value="38908.6" calcext:value-type="float">
            <text:p>38908.6</text:p>
          </table:table-cell>
          <table:table-cell table:style-name="ce10" office:value-type="float" office:value="45003.5" calcext:value-type="float">
            <text:p>45003.5</text:p>
          </table:table-cell>
          <table:table-cell table:style-name="ce10" office:value-type="float" office:value="50816.8" calcext:value-type="float">
            <text:p>50816.8</text:p>
          </table:table-cell>
          <table:table-cell table:style-name="ce10" office:value-type="float" office:value="56280.8" calcext:value-type="float">
            <text:p>56280.8</text:p>
          </table:table-cell>
          <table:table-cell table:style-name="ce10" office:value-type="float" office:value="61495" calcext:value-type="float">
            <text:p>61495</text:p>
          </table:table-cell>
          <table:table-cell table:style-name="ce10" office:value-type="float" office:value="66459.6" calcext:value-type="float">
            <text:p>66459.6</text:p>
          </table:table-cell>
          <table:table-cell table:style-name="ce10"/>
          <table:table-cell table:style-name="ce10" office:value-type="float" office:value="76029.3" calcext:value-type="float">
            <text:p>76029.3</text:p>
          </table:table-cell>
          <table:table-cell table:style-name="ce10" office:value-type="float" office:value="78821.7" calcext:value-type="float">
            <text:p>78821.7</text:p>
          </table:table-cell>
          <table:table-cell table:style-name="ce10" office:value-type="float" office:value="42192.4" calcext:value-type="float">
            <text:p>42192.4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19" office:value-type="float" office:value="11069.275" calcext:value-type="float">
            <text:p>11069.3</text:p>
          </table:table-cell>
          <table:table-cell table:style-name="ce119" office:value-type="float" office:value="37.995" calcext:value-type="float">
            <text:p>38.0</text:p>
          </table:table-cell>
          <table:table-cell table:style-name="ce119" office:value-type="float" office:value="47" calcext:value-type="float">
            <text:p>47.0</text:p>
          </table:table-cell>
          <table:table-cell table:style-name="ce119" office:value-type="float" office:value="3.55" calcext:value-type="float">
            <text:p>3.6</text:p>
          </table:table-cell>
          <table:table-cell table:style-name="ce120" table:formula="of:=[.V5]*21.4/1000000" office:value-type="float" office:value="0.236882485" calcext:value-type="float">
            <text:p>0.237</text:p>
          </table:table-cell>
          <table:table-cell table:style-name="ce120" table:formula="of:=[.W5]*21.4/1000000" office:value-type="float" office:value="0.000813093" calcext:value-type="float">
            <text:p>0.0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5.1" calcext:value-type="float">
            <text:p>165.1</text:p>
          </table:table-cell>
          <table:table-cell table:number-columns-repeated="2"/>
          <table:table-cell table:style-name="ce5"/>
          <table:table-cell table:style-name="ce10" office:value-type="float" office:value="11068.8" calcext:value-type="float">
            <text:p>11068.8</text:p>
          </table:table-cell>
          <table:table-cell table:style-name="ce10" office:value-type="float" office:value="18592.3" calcext:value-type="float">
            <text:p>18592.3</text:p>
          </table:table-cell>
          <table:table-cell table:style-name="ce10" office:value-type="float" office:value="25721.3" calcext:value-type="float">
            <text:p>25721.3</text:p>
          </table:table-cell>
          <table:table-cell table:style-name="ce10" office:value-type="float" office:value="32481.4" calcext:value-type="float">
            <text:p>32481.4</text:p>
          </table:table-cell>
          <table:table-cell table:style-name="ce10"/>
          <table:table-cell table:style-name="ce10" office:value-type="float" office:value="45012.9" calcext:value-type="float">
            <text:p>45012.9</text:p>
          </table:table-cell>
          <table:table-cell table:style-name="ce10" office:value-type="float" office:value="50807.9" calcext:value-type="float">
            <text:p>50807.9</text:p>
          </table:table-cell>
          <table:table-cell table:style-name="ce10" office:value-type="float" office:value="56288.9" calcext:value-type="float">
            <text:p>56288.9</text:p>
          </table:table-cell>
          <table:table-cell table:style-name="ce10"/>
          <table:table-cell table:style-name="ce10" office:value-type="float" office:value="66455.2" calcext:value-type="float">
            <text:p>66455.2</text:p>
          </table:table-cell>
          <table:table-cell table:style-name="ce10"/>
          <table:table-cell table:style-name="ce10" office:value-type="float" office:value="76035.4" calcext:value-type="float">
            <text:p>76035.4</text:p>
          </table:table-cell>
          <table:table-cell table:style-name="ce10" office:value-type="float" office:value="78797.8" calcext:value-type="float">
            <text:p>78797.8</text:p>
          </table:table-cell>
          <table:table-cell table:style-name="ce10" office:value-type="float" office:value="42200.9" calcext:value-type="float">
            <text:p>42200.9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19" office:value-type="float" office:value="18591.75" calcext:value-type="float">
            <text:p>18591.8</text:p>
          </table:table-cell>
          <table:table-cell table:style-name="ce119" office:value-type="float" office:value="60.825" calcext:value-type="float">
            <text:p>60.8</text:p>
          </table:table-cell>
          <table:table-cell table:style-name="ce119" office:value-type="float" office:value="78.94" calcext:value-type="float">
            <text:p>78.9</text:p>
          </table:table-cell>
          <table:table-cell table:style-name="ce119" office:value-type="float" office:value="5.97" calcext:value-type="float">
            <text:p>6.0</text:p>
          </table:table-cell>
          <table:table-cell table:style-name="ce120" table:formula="of:=[.V6]*21.4/1000000" office:value-type="float" office:value="0.39786345" calcext:value-type="float">
            <text:p>0.398</text:p>
          </table:table-cell>
          <table:table-cell table:style-name="ce120" table:formula="of:=[.W6]*21.4/1000000" office:value-type="float" office:value="0.001301655" calcext:value-type="float">
            <text:p>0.0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"/>
          <table:table-cell table:style-name="ce5"/>
          <table:table-cell table:style-name="ce10" table:number-columns-repeated="2"/>
          <table:table-cell table:style-name="ce7"/>
          <table:table-cell table:style-name="ce10" table:number-columns-repeated="8"/>
          <table:table-cell table:style-name="ce10" office:value-type="float" office:value="76034.2" calcext:value-type="float">
            <text:p>76034.2</text:p>
          </table:table-cell>
          <table:table-cell table:style-name="ce7"/>
          <table:table-cell table:style-name="ce10" office:value-type="float" office:value="42211.8" calcext:value-type="float">
            <text:p>42211.8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119" office:value-type="float" office:value="25722.025" calcext:value-type="float">
            <text:p>25722.0</text:p>
          </table:table-cell>
          <table:table-cell table:style-name="ce119" office:value-type="float" office:value="81.7175" calcext:value-type="float">
            <text:p>81.7</text:p>
          </table:table-cell>
          <table:table-cell table:style-name="ce119" office:value-type="float" office:value="109.2" calcext:value-type="float">
            <text:p>109.2</text:p>
          </table:table-cell>
          <table:table-cell table:style-name="ce119" office:value-type="float" office:value="8.26" calcext:value-type="float">
            <text:p>8.3</text:p>
          </table:table-cell>
          <table:table-cell table:style-name="ce120" table:formula="of:=[.V7]*21.4/1000000" office:value-type="float" office:value="0.550451335" calcext:value-type="float">
            <text:p>0.550</text:p>
          </table:table-cell>
          <table:table-cell table:style-name="ce120" table:formula="of:=[.W7]*21.4/1000000" office:value-type="float" office:value="0.0017487545" calcext:value-type="float">
            <text:p>0.00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5"/>
          <table:table-cell table:style-name="ce10" table:number-columns-repeated="13"/>
          <table:table-cell table:style-name="ce10" office:value-type="float" office:value="42202.2" calcext:value-type="float">
            <text:p>42202.2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19" office:value-type="float" office:value="32488.725" calcext:value-type="float">
            <text:p>32488.7</text:p>
          </table:table-cell>
          <table:table-cell table:style-name="ce119" office:value-type="float" office:value="101.4375" calcext:value-type="float">
            <text:p>101.4</text:p>
          </table:table-cell>
          <table:table-cell table:style-name="ce119" office:value-type="float" office:value="137.95" calcext:value-type="float">
            <text:p>138.0</text:p>
          </table:table-cell>
          <table:table-cell table:style-name="ce119" office:value-type="float" office:value="10.4" calcext:value-type="float">
            <text:p>10.4</text:p>
          </table:table-cell>
          <table:table-cell table:style-name="ce120" table:formula="of:=[.V8]*21.4/1000000" office:value-type="float" office:value="0.695258715" calcext:value-type="float">
            <text:p>0.695</text:p>
          </table:table-cell>
          <table:table-cell table:style-name="ce120" table:formula="of:=[.W8]*21.4/1000000" office:value-type="float" office:value="0.0021707625" calcext:value-type="float">
            <text:p>0.00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60_O120_Ch0_PulseIn_20191119_114539.txt</text:p>
          </table:table-cell>
          <table:table-cell table:number-columns-repeated="3"/>
          <table:table-cell table:style-name="ce7"/>
          <table:table-cell table:style-name="ce11" table:formula="of:=AVERAGE([.F3:.F8])" office:value-type="float" office:value="11069.275" calcext:value-type="float">
            <text:p>11069.3</text:p>
          </table:table-cell>
          <table:table-cell table:style-name="ce11" table:formula="of:=AVERAGE([.G3:.G8])" office:value-type="float" office:value="18591.75" calcext:value-type="float">
            <text:p>18591.8</text:p>
          </table:table-cell>
          <table:table-cell table:style-name="ce11" table:formula="of:=AVERAGE([.H3:.H8])" office:value-type="float" office:value="25722.025" calcext:value-type="float">
            <text:p>25722.0</text:p>
          </table:table-cell>
          <table:table-cell table:style-name="ce11" table:formula="of:=AVERAGE([.I3:.I8])" office:value-type="float" office:value="32488.725" calcext:value-type="float">
            <text:p>32488.7</text:p>
          </table:table-cell>
          <table:table-cell table:style-name="ce11" table:formula="of:=AVERAGE([.J3:.J8])" office:value-type="float" office:value="38896.8333333333" calcext:value-type="float">
            <text:p>38896.8</text:p>
          </table:table-cell>
          <table:table-cell table:style-name="ce11" table:formula="of:=AVERAGE([.K3:.K8])" office:value-type="float" office:value="44999.975" calcext:value-type="float">
            <text:p>45000.0</text:p>
          </table:table-cell>
          <table:table-cell table:style-name="ce11" table:formula="of:=AVERAGE([.L3:.L8])" office:value-type="float" office:value="50811.5" calcext:value-type="float">
            <text:p>50811.5</text:p>
          </table:table-cell>
          <table:table-cell table:style-name="ce11" table:formula="of:=AVERAGE([.M3:.M8])" office:value-type="float" office:value="56277.975" calcext:value-type="float">
            <text:p>56278.0</text:p>
          </table:table-cell>
          <table:table-cell table:style-name="ce11" table:formula="of:=AVERAGE([.N3:.N8])" office:value-type="float" office:value="61494.2" calcext:value-type="float">
            <text:p>61494.2</text:p>
          </table:table-cell>
          <table:table-cell table:style-name="ce11" table:formula="of:=AVERAGE([.O3:.O8])" office:value-type="float" office:value="66453.825" calcext:value-type="float">
            <text:p>66453.8</text:p>
          </table:table-cell>
          <table:table-cell table:style-name="ce11" table:formula="of:=AVERAGE([.P3:.P8])" office:value-type="string" office:string-value="" calcext:value-type="error">
            <text:p>#DIV/0!</text:p>
          </table:table-cell>
          <table:table-cell table:style-name="ce11" table:formula="of:=AVERAGE([.Q3:.Q8])" office:value-type="float" office:value="76034.56" calcext:value-type="float">
            <text:p>76034.6</text:p>
          </table:table-cell>
          <table:table-cell table:style-name="ce11" table:formula="of:=AVERAGE([.R3:.R8])" office:value-type="float" office:value="78804.125" calcext:value-type="float">
            <text:p>78804.1</text:p>
          </table:table-cell>
          <table:table-cell table:style-name="ce11" table:formula="of:=AVERAGE([.S3:.S8])" office:value-type="float" office:value="42202.8833333333" calcext:value-type="float">
            <text:p>42202.9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119" office:value-type="float" office:value="38896.8333333333" calcext:value-type="float">
            <text:p>38896.8</text:p>
          </table:table-cell>
          <table:table-cell table:style-name="ce119" office:value-type="float" office:value="120.666666666667" calcext:value-type="float">
            <text:p>120.7</text:p>
          </table:table-cell>
          <table:table-cell table:style-name="ce119" office:value-type="float" office:value="165.133333333333" calcext:value-type="float">
            <text:p>165.1</text:p>
          </table:table-cell>
          <table:table-cell table:style-name="ce119" office:value-type="float" office:value="12.5" calcext:value-type="float">
            <text:p>12.5</text:p>
          </table:table-cell>
          <table:table-cell table:style-name="ce120" table:formula="of:=[.V9]*21.4/1000000" office:value-type="float" office:value="0.832392233333333" calcext:value-type="float">
            <text:p>0.832</text:p>
          </table:table-cell>
          <table:table-cell table:style-name="ce120" table:formula="of:=[.W9]*21.4/1000000" office:value-type="float" office:value="0.00258226666666667" calcext:value-type="float">
            <text:p>0.0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41.7" calcext:value-type="float">
            <text:p>76041.7</text:p>
          </table:table-cell>
          <table:table-cell table:number-columns-repeated="2"/>
          <table:table-cell table:style-name="ce8" office:value-type="string" calcext:value-type="string">
            <text:p>ampl sigma</text:p>
          </table:table-cell>
          <table:table-cell table:style-name="ce94" office:value-type="float" office:value="38.82" calcext:value-type="float">
            <text:p>38.82</text:p>
          </table:table-cell>
          <table:table-cell table:style-name="ce94" office:value-type="float" office:value="59.78" calcext:value-type="float">
            <text:p>59.78</text:p>
          </table:table-cell>
          <table:table-cell table:style-name="ce94" office:value-type="float" office:value="86.01" calcext:value-type="float">
            <text:p>86.01</text:p>
          </table:table-cell>
          <table:table-cell table:style-name="ce94" office:value-type="float" office:value="100.9" calcext:value-type="float">
            <text:p>100.9</text:p>
          </table:table-cell>
          <table:table-cell table:style-name="ce94" office:value-type="float" office:value="119.1" calcext:value-type="float">
            <text:p>119.1</text:p>
          </table:table-cell>
          <table:table-cell table:style-name="ce94" office:value-type="float" office:value="143.8" calcext:value-type="float">
            <text:p>143.8</text:p>
          </table:table-cell>
          <table:table-cell table:style-name="ce94" office:value-type="float" office:value="160.6" calcext:value-type="float">
            <text:p>160.6</text:p>
          </table:table-cell>
          <table:table-cell table:style-name="ce94" office:value-type="float" office:value="184.6" calcext:value-type="float">
            <text:p>184.6</text:p>
          </table:table-cell>
          <table:table-cell table:style-name="ce94" office:value-type="float" office:value="212.3" calcext:value-type="float">
            <text:p>212.3</text:p>
          </table:table-cell>
          <table:table-cell table:style-name="ce94" office:value-type="float" office:value="198.6" calcext:value-type="float">
            <text:p>198.6</text:p>
          </table:table-cell>
          <table:table-cell table:style-name="ce94"/>
          <table:table-cell table:style-name="ce94" office:value-type="float" office:value="266.1" calcext:value-type="float">
            <text:p>266.1</text:p>
          </table:table-cell>
          <table:table-cell table:style-name="ce94" office:value-type="float" office:value="275.6" calcext:value-type="float">
            <text:p>275.6</text:p>
          </table:table-cell>
          <table:table-cell table:style-name="ce94" office:value-type="float" office:value="159.5" calcext:value-type="float">
            <text:p>159.5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19" office:value-type="float" office:value="44999.975" calcext:value-type="float">
            <text:p>45000.0</text:p>
          </table:table-cell>
          <table:table-cell table:style-name="ce119" office:value-type="float" office:value="143.2" calcext:value-type="float">
            <text:p>143.2</text:p>
          </table:table-cell>
          <table:table-cell table:style-name="ce119" office:value-type="float" office:value="191.05" calcext:value-type="float">
            <text:p>191.1</text:p>
          </table:table-cell>
          <table:table-cell table:style-name="ce119" office:value-type="float" office:value="14.425" calcext:value-type="float">
            <text:p>14.4</text:p>
          </table:table-cell>
          <table:table-cell table:style-name="ce120" table:formula="of:=[.V10]*21.4/1000000" office:value-type="float" office:value="0.962999465" calcext:value-type="float">
            <text:p>0.963</text:p>
          </table:table-cell>
          <table:table-cell table:style-name="ce120" table:formula="of:=[.W10]*21.4/1000000" office:value-type="float" office:value="0.00306448" calcext:value-type="float">
            <text:p>0.0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6.1" calcext:value-type="float">
            <text:p>266.1</text:p>
          </table:table-cell>
          <table:table-cell table:number-columns-repeated="2"/>
          <table:table-cell table:style-name="ce8"/>
          <table:table-cell table:style-name="ce94" office:value-type="float" office:value="37.76" calcext:value-type="float">
            <text:p>37.76</text:p>
          </table:table-cell>
          <table:table-cell table:style-name="ce94" office:value-type="float" office:value="60.36" calcext:value-type="float">
            <text:p>60.36</text:p>
          </table:table-cell>
          <table:table-cell table:style-name="ce94" office:value-type="float" office:value="78.41" calcext:value-type="float">
            <text:p>78.41</text:p>
          </table:table-cell>
          <table:table-cell table:style-name="ce94" office:value-type="float" office:value="109.1" calcext:value-type="float">
            <text:p>109.1</text:p>
          </table:table-cell>
          <table:table-cell table:style-name="ce94" office:value-type="float" office:value="122.6" calcext:value-type="float">
            <text:p>122.6</text:p>
          </table:table-cell>
          <table:table-cell table:style-name="ce94" office:value-type="float" office:value="141.6" calcext:value-type="float">
            <text:p>141.6</text:p>
          </table:table-cell>
          <table:table-cell table:style-name="ce94" office:value-type="float" office:value="159.1" calcext:value-type="float">
            <text:p>159.1</text:p>
          </table:table-cell>
          <table:table-cell table:style-name="ce94" office:value-type="float" office:value="189.5" calcext:value-type="float">
            <text:p>189.5</text:p>
          </table:table-cell>
          <table:table-cell table:style-name="ce94" office:value-type="float" office:value="190.8" calcext:value-type="float">
            <text:p>190.8</text:p>
          </table:table-cell>
          <table:table-cell table:style-name="ce94" office:value-type="float" office:value="211.7" calcext:value-type="float">
            <text:p>211.7</text:p>
          </table:table-cell>
          <table:table-cell table:style-name="ce94"/>
          <table:table-cell table:style-name="ce94" office:value-type="float" office:value="259.2" calcext:value-type="float">
            <text:p>259.2</text:p>
          </table:table-cell>
          <table:table-cell table:style-name="ce94" office:value-type="float" office:value="262" calcext:value-type="float">
            <text:p>262</text:p>
          </table:table-cell>
          <table:table-cell table:style-name="ce94" office:value-type="float" office:value="157.2" calcext:value-type="float">
            <text:p>157.2</text:p>
          </table:table-cell>
          <table:table-cell/>
          <table:table-cell table:style-name="ce17" office:value-type="float" office:value="35" calcext:value-type="float">
            <text:p>35</text:p>
          </table:table-cell>
          <table:table-cell table:style-name="ce119" office:value-type="float" office:value="50811.5" calcext:value-type="float">
            <text:p>50811.5</text:p>
          </table:table-cell>
          <table:table-cell table:style-name="ce119" office:value-type="float" office:value="160.825" calcext:value-type="float">
            <text:p>160.8</text:p>
          </table:table-cell>
          <table:table-cell table:style-name="ce119" office:value-type="float" office:value="215.75" calcext:value-type="float">
            <text:p>215.8</text:p>
          </table:table-cell>
          <table:table-cell table:style-name="ce119" office:value-type="float" office:value="16.3" calcext:value-type="float">
            <text:p>16.3</text:p>
          </table:table-cell>
          <table:table-cell table:style-name="ce120" table:formula="of:=[.V11]*21.4/1000000" office:value-type="float" office:value="1.0873661" calcext:value-type="float">
            <text:p>1.087</text:p>
          </table:table-cell>
          <table:table-cell table:style-name="ce120" table:formula="of:=[.W11]*21.4/1000000" office:value-type="float" office:value="0.003441655" calcext:value-type="float">
            <text:p>0.0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9" calcext:value-type="float">
            <text:p>322.9</text:p>
          </table:table-cell>
          <table:table-cell table:number-columns-repeated="2"/>
          <table:table-cell table:style-name="ce8"/>
          <table:table-cell table:style-name="ce94" office:value-type="float" office:value="37.85" calcext:value-type="float">
            <text:p>37.85</text:p>
          </table:table-cell>
          <table:table-cell table:style-name="ce94" office:value-type="float" office:value="59.85" calcext:value-type="float">
            <text:p>59.85</text:p>
          </table:table-cell>
          <table:table-cell table:style-name="ce94" office:value-type="float" office:value="80.82" calcext:value-type="float">
            <text:p>80.82</text:p>
          </table:table-cell>
          <table:table-cell table:style-name="ce94" office:value-type="float" office:value="98.74" calcext:value-type="float">
            <text:p>98.74</text:p>
          </table:table-cell>
          <table:table-cell table:style-name="ce94" office:value-type="float" office:value="120.3" calcext:value-type="float">
            <text:p>120.3</text:p>
          </table:table-cell>
          <table:table-cell table:style-name="ce94" office:value-type="float" office:value="142.4" calcext:value-type="float">
            <text:p>142.4</text:p>
          </table:table-cell>
          <table:table-cell table:style-name="ce94" office:value-type="float" office:value="160.1" calcext:value-type="float">
            <text:p>160.1</text:p>
          </table:table-cell>
          <table:table-cell table:style-name="ce94" office:value-type="float" office:value="185" calcext:value-type="float">
            <text:p>185</text:p>
          </table:table-cell>
          <table:table-cell table:style-name="ce94" office:value-type="float" office:value="196.8" calcext:value-type="float">
            <text:p>196.8</text:p>
          </table:table-cell>
          <table:table-cell table:style-name="ce94" office:value-type="float" office:value="208.2" calcext:value-type="float">
            <text:p>208.2</text:p>
          </table:table-cell>
          <table:table-cell table:style-name="ce94"/>
          <table:table-cell table:style-name="ce94" office:value-type="float" office:value="257.5" calcext:value-type="float">
            <text:p>257.5</text:p>
          </table:table-cell>
          <table:table-cell table:style-name="ce94" office:value-type="float" office:value="278.2" calcext:value-type="float">
            <text:p>278.2</text:p>
          </table:table-cell>
          <table:table-cell table:style-name="ce94" office:value-type="float" office:value="169.9" calcext:value-type="float">
            <text:p>169.9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table:style-name="ce119" office:value-type="float" office:value="56277.975" calcext:value-type="float">
            <text:p>56278.0</text:p>
          </table:table-cell>
          <table:table-cell table:style-name="ce119" office:value-type="float" office:value="185.5" calcext:value-type="float">
            <text:p>185.5</text:p>
          </table:table-cell>
          <table:table-cell table:style-name="ce119" office:value-type="float" office:value="238.95" calcext:value-type="float">
            <text:p>239.0</text:p>
          </table:table-cell>
          <table:table-cell table:style-name="ce119" office:value-type="float" office:value="18.1" calcext:value-type="float">
            <text:p>18.1</text:p>
          </table:table-cell>
          <table:table-cell table:style-name="ce120" table:formula="of:=[.V12]*21.4/1000000" office:value-type="float" office:value="1.204348665" calcext:value-type="float">
            <text:p>1.204</text:p>
          </table:table-cell>
          <table:table-cell table:style-name="ce120" table:formula="of:=[.W12]*21.4/1000000" office:value-type="float" office:value="0.0039697" calcext:value-type="float">
            <text:p>0.0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"/>
          <table:table-cell table:style-name="ce8"/>
          <table:table-cell table:style-name="ce94" office:value-type="float" office:value="37.55" calcext:value-type="float">
            <text:p>37.55</text:p>
          </table:table-cell>
          <table:table-cell table:style-name="ce94" office:value-type="float" office:value="63.31" calcext:value-type="float">
            <text:p>63.31</text:p>
          </table:table-cell>
          <table:table-cell table:style-name="ce94" office:value-type="float" office:value="81.63" calcext:value-type="float">
            <text:p>81.63</text:p>
          </table:table-cell>
          <table:table-cell table:style-name="ce94" office:value-type="float" office:value="97.01" calcext:value-type="float">
            <text:p>97.01</text:p>
          </table:table-cell>
          <table:table-cell table:style-name="ce94"/>
          <table:table-cell table:style-name="ce94" office:value-type="float" office:value="145" calcext:value-type="float">
            <text:p>145</text:p>
          </table:table-cell>
          <table:table-cell table:style-name="ce94" office:value-type="float" office:value="163.5" calcext:value-type="float">
            <text:p>163.5</text:p>
          </table:table-cell>
          <table:table-cell table:style-name="ce94" office:value-type="float" office:value="182.9" calcext:value-type="float">
            <text:p>182.9</text:p>
          </table:table-cell>
          <table:table-cell table:style-name="ce94"/>
          <table:table-cell table:style-name="ce94" office:value-type="float" office:value="218.7" calcext:value-type="float">
            <text:p>218.7</text:p>
          </table:table-cell>
          <table:table-cell table:style-name="ce94"/>
          <table:table-cell table:style-name="ce94" office:value-type="float" office:value="254.8" calcext:value-type="float">
            <text:p>254.8</text:p>
          </table:table-cell>
          <table:table-cell table:style-name="ce94" office:value-type="float" office:value="260.7" calcext:value-type="float">
            <text:p>260.7</text:p>
          </table:table-cell>
          <table:table-cell table:style-name="ce94" office:value-type="float" office:value="161.3" calcext:value-type="float">
            <text:p>161.3</text:p>
          </table:table-cell>
          <table:table-cell/>
          <table:table-cell table:style-name="ce17" office:value-type="float" office:value="45" calcext:value-type="float">
            <text:p>45</text:p>
          </table:table-cell>
          <table:table-cell table:style-name="ce119" office:value-type="float" office:value="61494.2" calcext:value-type="float">
            <text:p>61494.2</text:p>
          </table:table-cell>
          <table:table-cell table:style-name="ce119" office:value-type="float" office:value="199.966666666667" calcext:value-type="float">
            <text:p>200.0</text:p>
          </table:table-cell>
          <table:table-cell table:style-name="ce119" office:value-type="float" office:value="261.133333333333" calcext:value-type="float">
            <text:p>261.1</text:p>
          </table:table-cell>
          <table:table-cell table:style-name="ce119" office:value-type="float" office:value="19.7" calcext:value-type="float">
            <text:p>19.7</text:p>
          </table:table-cell>
          <table:table-cell table:style-name="ce120" table:formula="of:=[.V13]*21.4/1000000" office:value-type="float" office:value="1.31597588" calcext:value-type="float">
            <text:p>1.316</text:p>
          </table:table-cell>
          <table:table-cell table:style-name="ce120" table:formula="of:=[.W13]*21.4/1000000" office:value-type="float" office:value="0.00427928666666668" calcext:value-type="float">
            <text:p>0.004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8"/>
          <table:table-cell table:style-name="ce94" table:number-columns-repeated="2"/>
          <table:table-cell table:style-name="ce90"/>
          <table:table-cell table:style-name="ce94" table:number-columns-repeated="8"/>
          <table:table-cell table:style-name="ce94" office:value-type="float" office:value="258" calcext:value-type="float">
            <text:p>258</text:p>
          </table:table-cell>
          <table:table-cell table:style-name="ce94"/>
          <table:table-cell table:style-name="ce94" office:value-type="float" office:value="158" calcext:value-type="float">
            <text:p>158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19" office:value-type="float" office:value="66453.825" calcext:value-type="float">
            <text:p>66453.8</text:p>
          </table:table-cell>
          <table:table-cell table:style-name="ce119" office:value-type="float" office:value="209.3" calcext:value-type="float">
            <text:p>209.3</text:p>
          </table:table-cell>
          <table:table-cell table:style-name="ce119" office:value-type="float" office:value="282.175" calcext:value-type="float">
            <text:p>282.2</text:p>
          </table:table-cell>
          <table:table-cell table:style-name="ce119" office:value-type="float" office:value="21.3" calcext:value-type="float">
            <text:p>21.3</text:p>
          </table:table-cell>
          <table:table-cell table:style-name="ce120" table:formula="of:=[.V14]*21.4/1000000" office:value-type="float" office:value="1.422111855" calcext:value-type="float">
            <text:p>1.422</text:p>
          </table:table-cell>
          <table:table-cell table:style-name="ce120" table:formula="of:=[.W14]*21.4/1000000" office:value-type="float" office:value="0.00447902" calcext:value-type="float">
            <text:p>0.0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55_O120_Ch0_PulseIn_20191119_114522.txt</text:p>
          </table:table-cell>
          <table:table-cell office:value-type="string" calcext:value-type="string">
            <text:p>_ERROR__</text:p>
          </table:table-cell>
          <table:table-cell table:number-columns-repeated="2"/>
          <table:table-cell table:style-name="ce8"/>
          <table:table-cell table:style-name="ce94" table:number-columns-repeated="13"/>
          <table:table-cell table:style-name="ce94" office:value-type="float" office:value="155.2" calcext:value-type="float">
            <text:p>155.2</text:p>
          </table:table-cell>
          <table:table-cell/>
          <table:table-cell table:style-name="ce17" office:value-type="float" office:value="55" calcext:value-type="float">
            <text:p>55</text:p>
          </table:table-cell>
          <table:table-cell table:style-name="ce119" table:number-columns-repeated="4"/>
          <table:table-cell table:style-name="ce120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242.2" calcext:value-type="float">
            <text:p>71242.2</text:p>
          </table:table-cell>
          <table:table-cell table:number-columns-repeated="2"/>
          <table:table-cell table:style-name="ce90"/>
          <table:table-cell table:style-name="ce13" table:formula="of:=AVERAGE([.F10:.F15])" office:value-type="float" office:value="37.995" calcext:value-type="float">
            <text:p>38.0</text:p>
          </table:table-cell>
          <table:table-cell table:style-name="ce13" table:formula="of:=AVERAGE([.G10:.G15])" office:value-type="float" office:value="60.825" calcext:value-type="float">
            <text:p>60.8</text:p>
          </table:table-cell>
          <table:table-cell table:style-name="ce13" table:formula="of:=AVERAGE([.H10:.H15])" office:value-type="float" office:value="81.7175" calcext:value-type="float">
            <text:p>81.7</text:p>
          </table:table-cell>
          <table:table-cell table:style-name="ce13" table:formula="of:=AVERAGE([.I10:.I15])" office:value-type="float" office:value="101.4375" calcext:value-type="float">
            <text:p>101.4</text:p>
          </table:table-cell>
          <table:table-cell table:style-name="ce13" table:formula="of:=AVERAGE([.J10:.J15])" office:value-type="float" office:value="120.666666666667" calcext:value-type="float">
            <text:p>120.7</text:p>
          </table:table-cell>
          <table:table-cell table:style-name="ce13" table:formula="of:=AVERAGE([.K10:.K15])" office:value-type="float" office:value="143.2" calcext:value-type="float">
            <text:p>143.2</text:p>
          </table:table-cell>
          <table:table-cell table:style-name="ce13" table:formula="of:=AVERAGE([.L10:.L15])" office:value-type="float" office:value="160.825" calcext:value-type="float">
            <text:p>160.8</text:p>
          </table:table-cell>
          <table:table-cell table:style-name="ce13" table:formula="of:=AVERAGE([.M10:.M15])" office:value-type="float" office:value="185.5" calcext:value-type="float">
            <text:p>185.5</text:p>
          </table:table-cell>
          <table:table-cell table:style-name="ce13" table:formula="of:=AVERAGE([.N10:.N15])" office:value-type="float" office:value="199.966666666667" calcext:value-type="float">
            <text:p>200.0</text:p>
          </table:table-cell>
          <table:table-cell table:style-name="ce13" table:formula="of:=AVERAGE([.O10:.O15])" office:value-type="float" office:value="209.3" calcext:value-type="float">
            <text:p>209.3</text:p>
          </table:table-cell>
          <table:table-cell table:style-name="ce13" table:formula="of:=AVERAGE([.P10:.P15])" office:value-type="string" office:string-value="" calcext:value-type="error">
            <text:p>#DIV/0!</text:p>
          </table:table-cell>
          <table:table-cell table:style-name="ce13" table:formula="of:=AVERAGE([.Q10:.Q15])" office:value-type="float" office:value="259.12" calcext:value-type="float">
            <text:p>259.1</text:p>
          </table:table-cell>
          <table:table-cell table:style-name="ce13" table:formula="of:=AVERAGE([.R10:.R15])" office:value-type="float" office:value="269.125" calcext:value-type="float">
            <text:p>269.1</text:p>
          </table:table-cell>
          <table:table-cell table:style-name="ce13" table:formula="of:=AVERAGE([.S10:.S15])" office:value-type="float" office:value="160.183333333333" calcext:value-type="float">
            <text:p>160.2</text:p>
          </table:table-cell>
          <table:table-cell/>
          <table:table-cell table:style-name="ce17" office:value-type="float" office:value="60" calcext:value-type="float">
            <text:p>60</text:p>
          </table:table-cell>
          <table:table-cell table:style-name="ce119" office:value-type="float" office:value="76034.56" calcext:value-type="float">
            <text:p>76034.6</text:p>
          </table:table-cell>
          <table:table-cell table:style-name="ce119" office:value-type="float" office:value="259.12" calcext:value-type="float">
            <text:p>259.1</text:p>
          </table:table-cell>
          <table:table-cell table:style-name="ce119" office:value-type="float" office:value="322.82" calcext:value-type="float">
            <text:p>322.8</text:p>
          </table:table-cell>
          <table:table-cell table:style-name="ce119" office:value-type="float" office:value="24.4" calcext:value-type="float">
            <text:p>24.4</text:p>
          </table:table-cell>
          <table:table-cell table:style-name="ce120" table:formula="of:=[.V16]*21.4/1000000" office:value-type="float" office:value="1.627139584" calcext:value-type="float">
            <text:p>1.627</text:p>
          </table:table-cell>
          <table:table-cell table:style-name="ce120" table:formula="of:=[.W16]*21.4/1000000" office:value-type="float" office:value="0.005545168" calcext:value-type="float">
            <text:p>0.0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6.9" calcext:value-type="float">
            <text:p>296.9</text:p>
          </table:table-cell>
          <table:table-cell table:number-columns-repeated="2"/>
          <table:table-cell table:style-name="ce5" office:value-type="string" calcext:value-type="string">
            <text:p>abs gain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78.93" calcext:value-type="float">
            <text:p>78.93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65.1" calcext:value-type="float">
            <text:p>165.1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215.7" calcext:value-type="float">
            <text:p>215.7</text:p>
          </table:table-cell>
          <table:table-cell table:style-name="ce10" office:value-type="float" office:value="238.9" calcext:value-type="float">
            <text:p>238.9</text:p>
          </table:table-cell>
          <table:table-cell table:style-name="ce10" office:value-type="float" office:value="261.1" calcext:value-type="float">
            <text:p>261.1</text:p>
          </table:table-cell>
          <table:table-cell table:style-name="ce10" office:value-type="float" office:value="282.2" calcext:value-type="float">
            <text:p>282.2</text:p>
          </table:table-cell>
          <table:table-cell table:style-name="ce10"/>
          <table:table-cell table:style-name="ce10" office:value-type="float" office:value="322.9" calcext:value-type="float">
            <text:p>322.9</text:p>
          </table:table-cell>
          <table:table-cell table:style-name="ce10" office:value-type="float" office:value="334.6" calcext:value-type="float">
            <text:p>334.6</text:p>
          </table:table-cell>
          <table:table-cell table:style-name="ce10" office:value-type="float" office:value="179.2" calcext:value-type="float">
            <text:p>179.2</text:p>
          </table:table-cell>
          <table:table-cell/>
          <table:table-cell table:style-name="ce17" office:value-type="float" office:value="63" calcext:value-type="float">
            <text:p>63</text:p>
          </table:table-cell>
          <table:table-cell table:style-name="ce119" office:value-type="float" office:value="78804.125" calcext:value-type="float">
            <text:p>78804.1</text:p>
          </table:table-cell>
          <table:table-cell table:style-name="ce119" office:value-type="float" office:value="269.125" calcext:value-type="float">
            <text:p>269.1</text:p>
          </table:table-cell>
          <table:table-cell table:style-name="ce119" office:value-type="float" office:value="334.625" calcext:value-type="float">
            <text:p>334.6</text:p>
          </table:table-cell>
          <table:table-cell table:style-name="ce119" office:value-type="float" office:value="25.3" calcext:value-type="float">
            <text:p>25.3</text:p>
          </table:table-cell>
          <table:table-cell table:style-name="ce120" table:formula="of:=[.V17]*21.4/1000000" office:value-type="float" office:value="1.686408275" calcext:value-type="float">
            <text:p>1.686</text:p>
          </table:table-cell>
          <table:table-cell table:style-name="ce120" table:formula="of:=[.W17]*21.4/1000000" office:value-type="float" office:value="0.005759275" calcext:value-type="float">
            <text:p>0.0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2.5" calcext:value-type="float">
            <text:p>302.5</text:p>
          </table:table-cell>
          <table:table-cell table:number-columns-repeated="2"/>
          <table:table-cell table:style-name="ce5"/>
          <table:table-cell table:style-name="ce10" office:value-type="float" office:value="47.01" calcext:value-type="float">
            <text:p>47.01</text:p>
          </table:table-cell>
          <table:table-cell table:style-name="ce10" office:value-type="float" office:value="78.96" calcext:value-type="float">
            <text:p>78.96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0" office:value-type="float" office:value="137.9" calcext:value-type="float">
            <text:p>137.9</text:p>
          </table:table-cell>
          <table:table-cell table:style-name="ce10" office:value-type="float" office:value="165.1" calcext:value-type="float">
            <text:p>165.1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215.8" calcext:value-type="float">
            <text:p>215.8</text:p>
          </table:table-cell>
          <table:table-cell table:style-name="ce10" office:value-type="float" office:value="238.9" calcext:value-type="float">
            <text:p>238.9</text:p>
          </table:table-cell>
          <table:table-cell table:style-name="ce10" office:value-type="float" office:value="261.2" calcext:value-type="float">
            <text:p>261.2</text:p>
          </table:table-cell>
          <table:table-cell table:style-name="ce10" office:value-type="float" office:value="282.1" calcext:value-type="float">
            <text:p>282.1</text:p>
          </table:table-cell>
          <table:table-cell table:style-name="ce10"/>
          <table:table-cell table:style-name="ce10" office:value-type="float" office:value="322.8" calcext:value-type="float">
            <text:p>322.8</text:p>
          </table:table-cell>
          <table:table-cell table:style-name="ce10" office:value-type="float" office:value="334.6" calcext:value-type="float">
            <text:p>334.6</text:p>
          </table:table-cell>
          <table:table-cell table:style-name="ce10" office:value-type="float" office:value="179.3" calcext:value-type="float">
            <text:p>179.3</text:p>
          </table:table-cell>
          <table:table-cell/>
          <table:table-cell table:style-name="ce17" office:value-type="string" calcext:value-type="string">
            <text:p>CF1</text:p>
          </table:table-cell>
          <table:table-cell table:style-name="ce119" office:value-type="float" office:value="42202.8833333333" calcext:value-type="float">
            <text:p>42202.9</text:p>
          </table:table-cell>
          <table:table-cell table:style-name="ce119" office:value-type="float" office:value="160.183333333333" calcext:value-type="float">
            <text:p>160.2</text:p>
          </table:table-cell>
          <table:table-cell table:style-name="ce119" office:value-type="float" office:value="179.216666666667" calcext:value-type="float">
            <text:p>179.2</text:p>
          </table:table-cell>
          <table:table-cell table:style-name="ce119" office:value-type="float" office:value="13.6" calcext:value-type="float">
            <text:p>13.6</text:p>
          </table:table-cell>
          <table:table-cell table:style-name="ce120" table:formula="of:=[.V18]*21.4/1000000" office:value-type="float" office:value="0.903141703333333" calcext:value-type="float">
            <text:p>0.903</text:p>
          </table:table-cell>
          <table:table-cell table:style-name="ce120" table:formula="of:=[.W18]*21.4/1000000" office:value-type="float" office:value="0.00342792333333333" calcext:value-type="float">
            <text:p>0.0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"/>
          <table:table-cell table:style-name="ce5"/>
          <table:table-cell table:style-name="ce10" office:value-type="float" office:value="46.99" calcext:value-type="float">
            <text:p>46.99</text:p>
          </table:table-cell>
          <table:table-cell table:style-name="ce10" office:value-type="float" office:value="78.93" calcext:value-type="float">
            <text:p>78.93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65.2" calcext:value-type="float">
            <text:p>165.2</text:p>
          </table:table-cell>
          <table:table-cell table:style-name="ce10" office:value-type="float" office:value="191.1" calcext:value-type="float">
            <text:p>191.1</text:p>
          </table:table-cell>
          <table:table-cell table:style-name="ce10" office:value-type="float" office:value="215.8" calcext:value-type="float">
            <text:p>215.8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61.1" calcext:value-type="float">
            <text:p>261.1</text:p>
          </table:table-cell>
          <table:table-cell table:style-name="ce10" office:value-type="float" office:value="282.2" calcext:value-type="float">
            <text:p>282.2</text:p>
          </table:table-cell>
          <table:table-cell table:style-name="ce10"/>
          <table:table-cell table:style-name="ce10" office:value-type="float" office:value="322.8" calcext:value-type="float">
            <text:p>322.8</text:p>
          </table:table-cell>
          <table:table-cell table:style-name="ce10" office:value-type="float" office:value="334.7" calcext:value-type="float">
            <text:p>334.7</text:p>
          </table:table-cell>
          <table:table-cell table:style-name="ce10" office:value-type="float" office:value="179.2" calcext:value-type="float">
            <text:p>179.2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78.94" calcext:value-type="float">
            <text:p>78.94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0" office:value-type="float" office:value="137.9" calcext:value-type="float">
            <text:p>137.9</text:p>
          </table:table-cell>
          <table:table-cell table:style-name="ce10"/>
          <table:table-cell table:style-name="ce10" office:value-type="float" office:value="191.1" calcext:value-type="float">
            <text:p>191.1</text:p>
          </table:table-cell>
          <table:table-cell table:style-name="ce10" office:value-type="float" office:value="215.7" calcext:value-type="float">
            <text:p>215.7</text:p>
          </table:table-cell>
          <table:table-cell table:style-name="ce10" office:value-type="float" office:value="239" calcext:value-type="float">
            <text:p>239</text:p>
          </table:table-cell>
          <table:table-cell table:style-name="ce10"/>
          <table:table-cell table:style-name="ce10" office:value-type="float" office:value="282.2" calcext:value-type="float">
            <text:p>282.2</text:p>
          </table:table-cell>
          <table:table-cell table:style-name="ce10"/>
          <table:table-cell table:style-name="ce10" office:value-type="float" office:value="322.8" calcext:value-type="float">
            <text:p>322.8</text:p>
          </table:table-cell>
          <table:table-cell table:style-name="ce10" office:value-type="float" office:value="334.6" calcext:value-type="float">
            <text:p>334.6</text:p>
          </table:table-cell>
          <table:table-cell table:style-name="ce10" office:value-type="float" office:value="179.2" calcext:value-type="float">
            <text:p>179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55_O120_Ch0_PulseIn_20191119_114520.txt</text:p>
          </table:table-cell>
          <table:table-cell office:value-type="string" calcext:value-type="string">
            <text:p>_ERROR__</text:p>
          </table:table-cell>
          <table:table-cell table:number-columns-repeated="2"/>
          <table:table-cell table:style-name="ce5"/>
          <table:table-cell table:style-name="ce10" table:number-columns-repeated="2"/>
          <table:table-cell table:style-name="ce7"/>
          <table:table-cell table:style-name="ce10" table:number-columns-repeated="8"/>
          <table:table-cell table:style-name="ce10" office:value-type="float" office:value="322.8" calcext:value-type="float">
            <text:p>322.8</text:p>
          </table:table-cell>
          <table:table-cell table:style-name="ce10"/>
          <table:table-cell table:style-name="ce10" office:value-type="float" office:value="179.2" calcext:value-type="float">
            <text:p>179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99431" calcext:value-type="float">
            <text:p>399431</text:p>
          </table:table-cell>
          <table:table-cell table:number-columns-repeated="2"/>
          <table:table-cell table:style-name="ce5"/>
          <table:table-cell table:style-name="ce10" table:number-columns-repeated="13"/>
          <table:table-cell table:style-name="ce10" office:value-type="float" office:value="179.2" calcext:value-type="float">
            <text:p>179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mp_sigm</text:p>
          </table:table-cell>
          <table:table-cell table:style-name="ce3" office:value-type="float" office:value="246900" calcext:value-type="float">
            <text:p>2.47E+05</text:p>
          </table:table-cell>
          <table:table-cell table:number-columns-repeated="2"/>
          <table:table-cell table:style-name="ce7"/>
          <table:table-cell table:style-name="ce14" table:formula="of:=AVERAGE([.F17:.F22])" office:value-type="float" office:value="47" calcext:value-type="float">
            <text:p>47.0</text:p>
          </table:table-cell>
          <table:table-cell table:style-name="ce14" table:formula="of:=AVERAGE([.G17:.G22])" office:value-type="float" office:value="78.94" calcext:value-type="float">
            <text:p>78.9</text:p>
          </table:table-cell>
          <table:table-cell table:style-name="ce14" table:formula="of:=AVERAGE([.H17:.H22])" office:value-type="float" office:value="109.2" calcext:value-type="float">
            <text:p>109.2</text:p>
          </table:table-cell>
          <table:table-cell table:style-name="ce14" table:formula="of:=AVERAGE([.I17:.I22])" office:value-type="float" office:value="137.95" calcext:value-type="float">
            <text:p>138.0</text:p>
          </table:table-cell>
          <table:table-cell table:style-name="ce14" table:formula="of:=AVERAGE([.J17:.J22])" office:value-type="float" office:value="165.133333333333" calcext:value-type="float">
            <text:p>165.1</text:p>
          </table:table-cell>
          <table:table-cell table:style-name="ce14" table:formula="of:=AVERAGE([.K17:.K22])" office:value-type="float" office:value="191.05" calcext:value-type="float">
            <text:p>191.1</text:p>
          </table:table-cell>
          <table:table-cell table:style-name="ce14" table:formula="of:=AVERAGE([.L17:.L22])" office:value-type="float" office:value="215.75" calcext:value-type="float">
            <text:p>215.8</text:p>
          </table:table-cell>
          <table:table-cell table:style-name="ce14" table:formula="of:=AVERAGE([.M17:.M22])" office:value-type="float" office:value="238.95" calcext:value-type="float">
            <text:p>239.0</text:p>
          </table:table-cell>
          <table:table-cell table:style-name="ce14" table:formula="of:=AVERAGE([.N17:.N22])" office:value-type="float" office:value="261.133333333333" calcext:value-type="float">
            <text:p>261.1</text:p>
          </table:table-cell>
          <table:table-cell table:style-name="ce14" table:formula="of:=AVERAGE([.O17:.O22])" office:value-type="float" office:value="282.175" calcext:value-type="float">
            <text:p>282.2</text:p>
          </table:table-cell>
          <table:table-cell table:style-name="ce14" table:formula="of:=AVERAGE([.P17:.P22])" office:value-type="string" office:string-value="" calcext:value-type="error">
            <text:p>#DIV/0!</text:p>
          </table:table-cell>
          <table:table-cell table:style-name="ce14" table:formula="of:=AVERAGE([.Q17:.Q22])" office:value-type="float" office:value="322.82" calcext:value-type="float">
            <text:p>322.8</text:p>
          </table:table-cell>
          <table:table-cell table:style-name="ce14" table:formula="of:=AVERAGE([.R17:.R22])" office:value-type="float" office:value="334.625" calcext:value-type="float">
            <text:p>334.6</text:p>
          </table:table-cell>
          <table:table-cell table:style-name="ce14" table:formula="of:=AVERAGE([.S17:.S22])" office:value-type="float" office:value="179.216666666667" calcext:value-type="float">
            <text:p>179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table:style-name="ce8" office:value-type="string" calcext:value-type="string">
            <text:p>abs gain Err</text:p>
          </table:table-cell>
          <table:table-cell table:style-name="ce94" office:value-type="float" office:value="3.55" calcext:value-type="float">
            <text:p>3.55</text:p>
          </table:table-cell>
          <table:table-cell table:style-name="ce94" office:value-type="float" office:value="5.97" calcext:value-type="float">
            <text:p>5.97</text:p>
          </table:table-cell>
          <table:table-cell table:style-name="ce94" office:value-type="float" office:value="8.26" calcext:value-type="float">
            <text:p>8.26</text:p>
          </table:table-cell>
          <table:table-cell table:style-name="ce94" office:value-type="float" office:value="10.4" calcext:value-type="float">
            <text:p>10.4</text:p>
          </table:table-cell>
          <table:table-cell table:style-name="ce94" office:value-type="float" office:value="12.5" calcext:value-type="float">
            <text:p>12.5</text:p>
          </table:table-cell>
          <table:table-cell table:style-name="ce94" office:value-type="float" office:value="14.4" calcext:value-type="float">
            <text:p>14.4</text:p>
          </table:table-cell>
          <table:table-cell table:style-name="ce94" office:value-type="float" office:value="16.3" calcext:value-type="float">
            <text:p>16.3</text:p>
          </table:table-cell>
          <table:table-cell table:style-name="ce94" office:value-type="float" office:value="18.1" calcext:value-type="float">
            <text:p>18.1</text:p>
          </table:table-cell>
          <table:table-cell table:style-name="ce94" office:value-type="float" office:value="19.7" calcext:value-type="float">
            <text:p>19.7</text:p>
          </table:table-cell>
          <table:table-cell table:style-name="ce94" office:value-type="float" office:value="21.3" calcext:value-type="float">
            <text:p>21.3</text:p>
          </table:table-cell>
          <table:table-cell table:style-name="ce94"/>
          <table:table-cell table:style-name="ce94" office:value-type="float" office:value="24.4" calcext:value-type="float">
            <text:p>24.4</text:p>
          </table:table-cell>
          <table:table-cell table:style-name="ce94" office:value-type="float" office:value="25.3" calcext:value-type="float">
            <text:p>25.3</text:p>
          </table:table-cell>
          <table:table-cell table:style-name="ce94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table:style-name="ce3" office:value-type="float" office:value="1060" calcext:value-type="float">
            <text:p>1.06E+03</text:p>
          </table:table-cell>
          <table:table-cell table:number-columns-repeated="2"/>
          <table:table-cell table:style-name="ce8"/>
          <table:table-cell table:style-name="ce94" office:value-type="float" office:value="3.55" calcext:value-type="float">
            <text:p>3.55</text:p>
          </table:table-cell>
          <table:table-cell table:style-name="ce94" office:value-type="float" office:value="5.97" calcext:value-type="float">
            <text:p>5.97</text:p>
          </table:table-cell>
          <table:table-cell table:style-name="ce94" office:value-type="float" office:value="8.26" calcext:value-type="float">
            <text:p>8.26</text:p>
          </table:table-cell>
          <table:table-cell table:style-name="ce94" office:value-type="float" office:value="10.4" calcext:value-type="float">
            <text:p>10.4</text:p>
          </table:table-cell>
          <table:table-cell table:style-name="ce94" office:value-type="float" office:value="12.5" calcext:value-type="float">
            <text:p>12.5</text:p>
          </table:table-cell>
          <table:table-cell table:style-name="ce94" office:value-type="float" office:value="14.4" calcext:value-type="float">
            <text:p>14.4</text:p>
          </table:table-cell>
          <table:table-cell table:style-name="ce94" office:value-type="float" office:value="16.3" calcext:value-type="float">
            <text:p>16.3</text:p>
          </table:table-cell>
          <table:table-cell table:style-name="ce94" office:value-type="float" office:value="18.1" calcext:value-type="float">
            <text:p>18.1</text:p>
          </table:table-cell>
          <table:table-cell table:style-name="ce94" office:value-type="float" office:value="19.7" calcext:value-type="float">
            <text:p>19.7</text:p>
          </table:table-cell>
          <table:table-cell table:style-name="ce94" office:value-type="float" office:value="21.3" calcext:value-type="float">
            <text:p>21.3</text:p>
          </table:table-cell>
          <table:table-cell table:style-name="ce94"/>
          <table:table-cell table:style-name="ce94" office:value-type="float" office:value="24.4" calcext:value-type="float">
            <text:p>24.4</text:p>
          </table:table-cell>
          <table:table-cell table:style-name="ce94" office:value-type="float" office:value="25.3" calcext:value-type="float">
            <text:p>25.3</text:p>
          </table:table-cell>
          <table:table-cell table:style-name="ce94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8"/>
          <table:table-cell table:style-name="ce94" office:value-type="float" office:value="3.55" calcext:value-type="float">
            <text:p>3.55</text:p>
          </table:table-cell>
          <table:table-cell table:style-name="ce94" office:value-type="float" office:value="5.97" calcext:value-type="float">
            <text:p>5.97</text:p>
          </table:table-cell>
          <table:table-cell table:style-name="ce94" office:value-type="float" office:value="8.26" calcext:value-type="float">
            <text:p>8.26</text:p>
          </table:table-cell>
          <table:table-cell table:style-name="ce94" office:value-type="float" office:value="10.4" calcext:value-type="float">
            <text:p>10.4</text:p>
          </table:table-cell>
          <table:table-cell table:style-name="ce94" office:value-type="float" office:value="12.5" calcext:value-type="float">
            <text:p>12.5</text:p>
          </table:table-cell>
          <table:table-cell table:style-name="ce94" office:value-type="float" office:value="14.4" calcext:value-type="float">
            <text:p>14.4</text:p>
          </table:table-cell>
          <table:table-cell table:style-name="ce94" office:value-type="float" office:value="16.3" calcext:value-type="float">
            <text:p>16.3</text:p>
          </table:table-cell>
          <table:table-cell table:style-name="ce94" office:value-type="float" office:value="18.1" calcext:value-type="float">
            <text:p>18.1</text:p>
          </table:table-cell>
          <table:table-cell table:style-name="ce94" office:value-type="float" office:value="19.7" calcext:value-type="float">
            <text:p>19.7</text:p>
          </table:table-cell>
          <table:table-cell table:style-name="ce94" office:value-type="float" office:value="21.3" calcext:value-type="float">
            <text:p>21.3</text:p>
          </table:table-cell>
          <table:table-cell table:style-name="ce94"/>
          <table:table-cell table:style-name="ce94" office:value-type="float" office:value="24.4" calcext:value-type="float">
            <text:p>24.4</text:p>
          </table:table-cell>
          <table:table-cell table:style-name="ce94" office:value-type="float" office:value="25.3" calcext:value-type="float">
            <text:p>25.3</text:p>
          </table:table-cell>
          <table:table-cell table:style-name="ce94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5_O120_Ch0_PulseIn_20191119_114149.txt</text:p>
          </table:table-cell>
          <table:table-cell table:number-columns-repeated="3"/>
          <table:table-cell table:style-name="ce8"/>
          <table:table-cell table:style-name="ce94" office:value-type="float" office:value="3.55" calcext:value-type="float">
            <text:p>3.55</text:p>
          </table:table-cell>
          <table:table-cell table:style-name="ce94" office:value-type="float" office:value="5.97" calcext:value-type="float">
            <text:p>5.97</text:p>
          </table:table-cell>
          <table:table-cell table:style-name="ce94" office:value-type="float" office:value="8.26" calcext:value-type="float">
            <text:p>8.26</text:p>
          </table:table-cell>
          <table:table-cell table:style-name="ce94" office:value-type="float" office:value="10.4" calcext:value-type="float">
            <text:p>10.4</text:p>
          </table:table-cell>
          <table:table-cell table:style-name="ce94"/>
          <table:table-cell table:style-name="ce94" office:value-type="float" office:value="14.5" calcext:value-type="float">
            <text:p>14.5</text:p>
          </table:table-cell>
          <table:table-cell table:style-name="ce94" office:value-type="float" office:value="16.3" calcext:value-type="float">
            <text:p>16.3</text:p>
          </table:table-cell>
          <table:table-cell table:style-name="ce94" office:value-type="float" office:value="18.1" calcext:value-type="float">
            <text:p>18.1</text:p>
          </table:table-cell>
          <table:table-cell table:style-name="ce94"/>
          <table:table-cell table:style-name="ce94" office:value-type="float" office:value="21.3" calcext:value-type="float">
            <text:p>21.3</text:p>
          </table:table-cell>
          <table:table-cell table:style-name="ce94"/>
          <table:table-cell table:style-name="ce94" office:value-type="float" office:value="24.4" calcext:value-type="float">
            <text:p>24.4</text:p>
          </table:table-cell>
          <table:table-cell table:style-name="ce94" office:value-type="float" office:value="25.3" calcext:value-type="float">
            <text:p>25.3</text:p>
          </table:table-cell>
          <table:table-cell table:style-name="ce94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69.9" calcext:value-type="float">
            <text:p>11069.9</text:p>
          </table:table-cell>
          <table:table-cell table:number-columns-repeated="2"/>
          <table:table-cell table:style-name="ce8"/>
          <table:table-cell table:style-name="ce94" table:number-columns-repeated="2"/>
          <table:table-cell table:style-name="ce90"/>
          <table:table-cell table:style-name="ce94" table:number-columns-repeated="8"/>
          <table:table-cell table:style-name="ce94" office:value-type="float" office:value="24.4" calcext:value-type="float">
            <text:p>24.4</text:p>
          </table:table-cell>
          <table:table-cell table:style-name="ce94"/>
          <table:table-cell table:style-name="ce94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8.82" calcext:value-type="float">
            <text:p>38.82</text:p>
          </table:table-cell>
          <table:table-cell table:number-columns-repeated="2"/>
          <table:table-cell table:style-name="ce90" table:number-columns-repeated="14"/>
          <table:table-cell table:style-name="ce94" office:value-type="float" office:value="13.6" calcext:value-type="float">
            <text:p>13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s_gain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8"/>
          <table:table-cell table:style-name="ce15" table:formula="of:=AVERAGE([.F24:.F29])" office:value-type="float" office:value="3.55" calcext:value-type="float">
            <text:p>3.6</text:p>
          </table:table-cell>
          <table:table-cell table:style-name="ce15" table:formula="of:=AVERAGE([.G24:.G29])" office:value-type="float" office:value="5.97" calcext:value-type="float">
            <text:p>6.0</text:p>
          </table:table-cell>
          <table:table-cell table:style-name="ce15" table:formula="of:=AVERAGE([.H24:.H29])" office:value-type="float" office:value="8.26" calcext:value-type="float">
            <text:p>8.3</text:p>
          </table:table-cell>
          <table:table-cell table:style-name="ce15" table:formula="of:=AVERAGE([.I24:.I29])" office:value-type="float" office:value="10.4" calcext:value-type="float">
            <text:p>10.4</text:p>
          </table:table-cell>
          <table:table-cell table:style-name="ce15" table:formula="of:=AVERAGE([.J24:.J29])" office:value-type="float" office:value="12.5" calcext:value-type="float">
            <text:p>12.5</text:p>
          </table:table-cell>
          <table:table-cell table:style-name="ce15" table:formula="of:=AVERAGE([.K24:.K29])" office:value-type="float" office:value="14.425" calcext:value-type="float">
            <text:p>14.4</text:p>
          </table:table-cell>
          <table:table-cell table:style-name="ce15" table:formula="of:=AVERAGE([.L24:.L29])" office:value-type="float" office:value="16.3" calcext:value-type="float">
            <text:p>16.3</text:p>
          </table:table-cell>
          <table:table-cell table:style-name="ce15" table:formula="of:=AVERAGE([.M24:.M29])" office:value-type="float" office:value="18.1" calcext:value-type="float">
            <text:p>18.1</text:p>
          </table:table-cell>
          <table:table-cell table:style-name="ce15" table:formula="of:=AVERAGE([.N24:.N29])" office:value-type="float" office:value="19.7" calcext:value-type="float">
            <text:p>19.7</text:p>
          </table:table-cell>
          <table:table-cell table:style-name="ce15" table:formula="of:=AVERAGE([.O24:.O29])" office:value-type="float" office:value="21.3" calcext:value-type="float">
            <text:p>21.3</text:p>
          </table:table-cell>
          <table:table-cell table:style-name="ce15" table:formula="of:=AVERAGE([.P24:.P29])" office:value-type="string" office:string-value="" calcext:value-type="error">
            <text:p>#DIV/0!</text:p>
          </table:table-cell>
          <table:table-cell table:style-name="ce15" table:formula="of:=AVERAGE([.Q24:.Q29])" office:value-type="float" office:value="24.4" calcext:value-type="float">
            <text:p>24.4</text:p>
          </table:table-cell>
          <table:table-cell table:style-name="ce15" table:formula="of:=AVERAGE([.R24:.R29])" office:value-type="float" office:value="25.3" calcext:value-type="float">
            <text:p>25.3</text:p>
          </table:table-cell>
          <table:table-cell table:style-name="ce15" table:formula="of:=AVERAGE([.S24:.S29])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40_O120_Ch0_PulseIn_20191119_114329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275.2" calcext:value-type="float">
            <text:p>56275.2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4.6" calcext:value-type="float">
            <text:p>184.6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8.9" calcext:value-type="float">
            <text:p>238.9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.1" calcext:value-type="float">
            <text:p>18.1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5_O120_Ch0_PulseIn_20191119_114319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801.9" calcext:value-type="float">
            <text:p>50801.9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0.6" calcext:value-type="float">
            <text:p>160.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5.7" calcext:value-type="float">
            <text:p>215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25_O120_Ch0_PulseIn_20191119_114255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889.7" calcext:value-type="float">
            <text:p>38889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2.6" calcext:value-type="float">
            <text:p>122.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5.1" calcext:value-type="float">
            <text:p>165.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55_O120_Ch0_PulseIn_20191119_114518.txt</text:p>
          </table:table-cell>
          <table:table-cell office:value-type="string" calcext:value-type="string">
            <text:p>_ERROR__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27518" calcext:value-type="float">
            <text:p>22751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table:style-name="ce3" office:value-type="float" office:value="129200" calcext:value-type="float">
            <text:p>1.29E+05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0_O120_Ch0_PulseIn_20191119_114307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988.8" calcext:value-type="float">
            <text:p>44988.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3.8" calcext:value-type="float">
            <text:p>143.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5_O120_Ch0_PulseIn_20191119_114320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819.4" calcext:value-type="float">
            <text:p>50819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9.1" calcext:value-type="float">
            <text:p>159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5.8" calcext:value-type="float">
            <text:p>215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3" calcext:value-type="float">
            <text:p>16.3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0_O120_Ch0_PulseIn_20191119_114305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994.7" calcext:value-type="float">
            <text:p>44994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1.6" calcext:value-type="float">
            <text:p>141.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5_O120_Ch0_PulseIn_20191119_114322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816.8" calcext:value-type="float">
            <text:p>50816.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0.1" calcext:value-type="float">
            <text:p>160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5.8" calcext:value-type="float">
            <text:p>215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5_O120_Ch0_PulseIn_20191119_11425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908.6" calcext:value-type="float">
            <text:p>38908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30_O120_Ch0_PulseIn_20191119_114310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003.5" calcext:value-type="float">
            <text:p>45003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2.4" calcext:value-type="float">
            <text:p>142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1.1" calcext:value-type="float">
            <text:p>191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0_O120_Ch0_PulseIn_20191119_114202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90.3" calcext:value-type="float">
            <text:p>18590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9.78" calcext:value-type="float">
            <text:p>59.7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93" calcext:value-type="float">
            <text:p>78.9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7" calcext:value-type="float">
            <text:p>5.9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3_O120_Ch0_PulseIn_20191119_114552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795.8" calcext:value-type="float">
            <text:p>78795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5.6" calcext:value-type="float">
            <text:p>275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6" calcext:value-type="float">
            <text:p>334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45_O120_Ch0_PulseIn_20191119_11434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82.1" calcext:value-type="float">
            <text:p>6148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2.3" calcext:value-type="float">
            <text:p>21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0_O120_Ch0_PulseIn_20191119_114406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455" calcext:value-type="float">
            <text:p>66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8.6" calcext:value-type="float">
            <text:p>198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2.2" calcext:value-type="float">
            <text:p>282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15_O120_Ch0_PulseIn_20191119_114218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722.7" calcext:value-type="float">
            <text:p>25722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.2" calcext:value-type="float">
            <text:p>109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50_O120_Ch0_PulseIn_20191119_114410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445.5" calcext:value-type="float">
            <text:p>66445.5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1.7" calcext:value-type="float">
            <text:p>211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2.1" calcext:value-type="float">
            <text:p>282.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45_O120_Ch0_PulseIn_20191119_114345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505.5" calcext:value-type="float">
            <text:p>61505.5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0.8" calcext:value-type="float">
            <text:p>190.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2" calcext:value-type="float">
            <text:p>261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50_O120_Ch0_PulseIn_20191119_114411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459.6" calcext:value-type="float">
            <text:p>66459.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8.2" calcext:value-type="float">
            <text:p>208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2.2" calcext:value-type="float">
            <text:p>282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15_O120_Ch0_PulseIn_20191119_114223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720.2" calcext:value-type="float">
            <text:p>2572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8.41" calcext:value-type="float">
            <text:p>78.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.2" calcext:value-type="float">
            <text:p>10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3_O120_Ch0_PulseIn_20191119_114554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01.2" calcext:value-type="float">
            <text:p>78801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6" calcext:value-type="float">
            <text:p>334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0_O120_Ch0_PulseIn_20191119_114205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95.5" calcext:value-type="float">
            <text:p>18595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36" calcext:value-type="float">
            <text:p>60.3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96" calcext:value-type="float">
            <text:p>78.9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7" calcext:value-type="float">
            <text:p>5.9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5_O120_Ch0_PulseIn_20191119_114222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723.9" calcext:value-type="float">
            <text:p>25723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0.82" calcext:value-type="float">
            <text:p>80.8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.2" calcext:value-type="float">
            <text:p>10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5_O120_Ch0_PulseIn_20191119_114220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721.3" calcext:value-type="float">
            <text:p>25721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1.63" calcext:value-type="float">
            <text:p>81.6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.2" calcext:value-type="float">
            <text:p>10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style-name="ce2" table:number-columns-repeated="3"/>
          <table:table-cell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0_O120_Ch0_PulseIn_20191119_114159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88.9" calcext:value-type="float">
            <text:p>18588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9.85" calcext:value-type="float">
            <text:p>59.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93" calcext:value-type="float">
            <text:p>78.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7" calcext:value-type="float">
            <text:p>5.9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63_O120_Ch0_PulseIn_20191119_114556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21.7" calcext:value-type="float">
            <text:p>7882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8.2" calcext:value-type="float">
            <text:p>278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7" calcext:value-type="float">
            <text:p>334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F1_O120_Ch0_PulseIn_20191119_114712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192.8" calcext:value-type="float">
            <text:p>42192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9.5" calcext:value-type="float">
            <text:p>159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F1_O120_Ch0_PulseIn_20191119_114713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217.2" calcext:value-type="float">
            <text:p>42217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3" calcext:value-type="float">
            <text:p>179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0_O120_Ch0_PulseIn_20191119_11423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492.8" calcext:value-type="float">
            <text:p>32492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0.9" calcext:value-type="float">
            <text:p>100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0_O120_Ch0_PulseIn_20191119_114235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486.9" calcext:value-type="float">
            <text:p>32486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9.1" calcext:value-type="float">
            <text:p>109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9" calcext:value-type="float">
            <text:p>137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3_O120_Ch0_PulseIn_20191119_114558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797.8" calcext:value-type="float">
            <text:p>78797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0.7" calcext:value-type="float">
            <text:p>260.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6" calcext:value-type="float">
            <text:p>334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0_O120_Ch0_PulseIn_20191119_114545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32.2" calcext:value-type="float">
            <text:p>76032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9.2" calcext:value-type="float">
            <text:p>25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8" calcext:value-type="float">
            <text:p>322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0_O120_Ch0_PulseIn_20191119_114209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92.3" calcext:value-type="float">
            <text:p>18592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31" calcext:value-type="float">
            <text:p>63.3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94" calcext:value-type="float">
            <text:p>78.9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7" calcext:value-type="float">
            <text:p>5.9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CF1_O120_Ch0_PulseIn_20191119_114710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192.4" calcext:value-type="float">
            <text:p>42192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0_O120_Ch0_PulseIn_20191119_114234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493.8" calcext:value-type="float">
            <text:p>32493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8.74" calcext:value-type="float">
            <text:p>98.7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50_O120_Ch0_PulseIn_20191119_114408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455.2" calcext:value-type="float">
            <text:p>66455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8.7" calcext:value-type="float">
            <text:p>218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2.2" calcext:value-type="float">
            <text:p>28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60_O120_Ch0_PulseIn_20191119_114541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29.3" calcext:value-type="float">
            <text:p>76029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7.5" calcext:value-type="float">
            <text:p>257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8" calcext:value-type="float">
            <text:p>322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45_O120_Ch0_PulseIn_20191119_114348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95" calcext:value-type="float">
            <text:p>61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6.8" calcext:value-type="float">
            <text:p>196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F1_O120_Ch0_PulseIn_20191119_114715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200.9" calcext:value-type="float">
            <text:p>42200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1.3" calcext:value-type="float">
            <text:p>16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CF1_O120_Ch0_PulseIn_20191119_11471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211.8" calcext:value-type="float">
            <text:p>42211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CF1_O120_Ch0_PulseIn_20191119_114716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202.2" calcext:value-type="float">
            <text:p>42202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5.2" calcext:value-type="float">
            <text:p>155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0_O120_Ch0_PulseIn_20191119_114232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481.4" calcext:value-type="float">
            <text:p>32481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7.01" calcext:value-type="float">
            <text:p>97.0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9" calcext:value-type="float">
            <text:p>137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30_O120_Ch0_PulseIn_20191119_114309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012.9" calcext:value-type="float">
            <text:p>45012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1.1" calcext:value-type="float">
            <text:p>191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5" calcext:value-type="float">
            <text:p>14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5_O120_Ch0_PulseIn_20191119_114143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71.1" calcext:value-type="float">
            <text:p>11071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7.76" calcext:value-type="float">
            <text:p>37.7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7.01" calcext:value-type="float">
            <text:p>47.0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5_O120_Ch0_PulseIn_20191119_114516.txt</text:p>
          </table:table-cell>
          <table:table-cell office:value-type="string" calcext:value-type="string">
            <text:p>_ERROR_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117.06" calcext:value-type="float">
            <text:p>3117.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table:style-name="ce3" office:value-type="float" office:value="349300" calcext:value-type="float">
            <text:p>3.49E+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.24" calcext:value-type="float">
            <text:p>13.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table:style-name="ce3" office:value-type="float" office:value="1480" calcext:value-type="float">
            <text:p>1.48E+0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5_O120_Ch0_PulseIn_20191119_114515.txt</text:p>
          </table:table-cell>
          <table:table-cell office:value-type="string" calcext:value-type="string">
            <text:p>_ERROR_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-0.370337" calcext:value-type="float">
            <text:p>-0.3703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0.08" calcext:value-type="float">
            <text:p>30.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-0.001572" calcext:value-type="float">
            <text:p>-0.001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0.128" calcext:value-type="float">
            <text:p>0.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40_O120_Ch0_PulseIn_20191119_114334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267" calcext:value-type="float">
            <text:p>56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9.5" calcext:value-type="float">
            <text:p>189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8.9" calcext:value-type="float">
            <text:p>238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.1" calcext:value-type="float">
            <text:p>18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_O120_Ch0_PulseIn_20191119_114141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67.3" calcext:value-type="float">
            <text:p>11067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7.85" calcext:value-type="float">
            <text:p>37.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99" calcext:value-type="float">
            <text:p>46.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40_O120_Ch0_PulseIn_20191119_114331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280.8" calcext:value-type="float">
            <text:p>5628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.1" calcext:value-type="float">
            <text:p>18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5_O120_Ch0_PulseIn_20191119_114511.txt</text:p>
          </table:table-cell>
          <table:table-cell office:value-type="string" calcext:value-type="string">
            <text:p>_ERROR_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690.6" calcext:value-type="float">
            <text:p>32690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80" calcext:value-type="float">
            <text:p>26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8.8" calcext:value-type="float">
            <text:p>138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5" calcext:value-type="float">
            <text:p>15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60_O120_Ch0_PulseIn_20191119_114537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35.4" calcext:value-type="float">
            <text:p>76035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4.8" calcext:value-type="float">
            <text:p>254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8" calcext:value-type="float">
            <text:p>322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35_O120_Ch0_PulseIn_20191119_11431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807.9" calcext:value-type="float">
            <text:p>50807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3.5" calcext:value-type="float">
            <text:p>163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5.7" calcext:value-type="float">
            <text:p>215.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0_O120_Ch0_PulseIn_20191119_114535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34.2" calcext:value-type="float">
            <text:p>76034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8" calcext:value-type="float">
            <text:p>322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55_O120_Ch0_PulseIn_20191119_114513.txt</text:p>
          </table:table-cell>
          <table:table-cell office:value-type="string" calcext:value-type="string">
            <text:p>_ERROR__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18521" calcext:value-type="float">
            <text:p>51852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table:style-name="ce3" office:value-type="float" office:value="170400" calcext:value-type="float">
            <text:p>1.70E+0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202" calcext:value-type="float">
            <text:p>220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5_O120_Ch0_PulseIn_20191119_114146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68.8" calcext:value-type="float">
            <text:p>11068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7.55" calcext:value-type="float">
            <text:p>37.5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5" calcext:value-type="float">
            <text:p>3.5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40_O120_Ch0_PulseIn_20191119_114333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288.9" calcext:value-type="float">
            <text:p>56288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2.9" calcext:value-type="float">
            <text:p>182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.1" calcext:value-type="float">
            <text:p>18.1</text:p>
          </table:table-cell>
          <table:table-cell table:number-columns-repeated="1022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_Ch0_results_20191119" table:style-name="ta1">
        <table:shapes>
          <draw:frame draw:z-index="0" draw:style-name="gr1" draw:text-style-name="P1" svg:width="143.3mm" svg:height="80.6mm" svg:x="1.98mm" svg:y="156.15mm">
            <draw:object draw:notify-on-update-of-ranges="Transp_Ch0.U5:Transp_Ch0.U17 Transp_Ch0.X4:Transp_Ch0.X4 Transp_Ch0.X5:Transp_Ch0.X17 Transp_Ch0.Y5:Transp_Ch0.Y18 Transp_Ch0.Y5:Transp_Ch0.Y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43.05mm" svg:height="80.46mm" svg:x="2.1mm" svg:y="73.76mm">
            <draw:object draw:notify-on-update-of-ranges="Transp_Ch0.X5:Transp_Ch0.X18 Transp_Ch0.Z4:Transp_Ch0.Z4 Transp_Ch0.Z5:Transp_Ch0.Z18 Transp_Ch0.AA5:Transp_Ch0.AA18 Transp_Ch0.AA5:Transp_Ch0.AA18 Transp_Ch0.Y5:Transp_Ch0.Y18 Transp_Ch0.Y5:Transp_Ch0.Y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5" table:default-cell-style-name="ce17"/>
        <table:table-column table:style-name="co36" table:number-columns-repeated="2" table:default-cell-style-name="ce119"/>
        <table:table-column table:style-name="co37" table:default-cell-style-name="ce119"/>
        <table:table-column table:style-name="co38" table:default-cell-style-name="ce119"/>
        <table:table-column table:style-name="co39" table:default-cell-style-name="ce120"/>
        <table:table-column table:style-name="co40" table:default-cell-style-name="ce120"/>
        <table:table-column table:style-name="co40" table:default-cell-style-name="Default"/>
        <table:table-row table:style-name="ro1">
          <table:table-cell table:style-name="ce117" table:number-columns-repeated="5"/>
          <table:table-cell table:style-name="ce117" office:value-type="string" calcext:value-type="string">
            <text:p>1ADU=21.4uV</text:p>
          </table:table-cell>
          <table:table-cell table:style-name="ce117"/>
          <table:table-cell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 office:value-type="string" calcext:value-type="string">
            <text:p>abs_gainErr</text:p>
          </table:table-cell>
          <table:table-cell table:style-name="ce117" office:value-type="string" calcext:value-type="string">
            <text:p>out ampl (V)</text:p>
          </table:table-cell>
          <table:table-cell table:style-name="ce117" office:value-type="string" calcext:value-type="string">
            <text:p>out error (V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69.275" calcext:value-type="float">
            <text:p>11069.3</text:p>
          </table:table-cell>
          <table:table-cell office:value-type="float" office:value="37.995" calcext:value-type="float">
            <text:p>38.0</text:p>
          </table:table-cell>
          <table:table-cell office:value-type="float" office:value="47" calcext:value-type="float">
            <text:p>47.0</text:p>
          </table:table-cell>
          <table:table-cell office:value-type="float" office:value="3.55" calcext:value-type="float">
            <text:p>3.6</text:p>
          </table:table-cell>
          <table:table-cell table:formula="of:=[.B3]*21.4/1000000" office:value-type="float" office:value="0.236882485" calcext:value-type="float">
            <text:p>0.237</text:p>
          </table:table-cell>
          <table:table-cell table:formula="of:=[.C3]*21.4/1000000" office:value-type="float" office:value="0.000813093" calcext:value-type="float">
            <text:p>0.0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91.75" calcext:value-type="float">
            <text:p>18591.8</text:p>
          </table:table-cell>
          <table:table-cell office:value-type="float" office:value="60.825" calcext:value-type="float">
            <text:p>60.8</text:p>
          </table:table-cell>
          <table:table-cell office:value-type="float" office:value="78.94" calcext:value-type="float">
            <text:p>78.9</text:p>
          </table:table-cell>
          <table:table-cell office:value-type="float" office:value="5.97" calcext:value-type="float">
            <text:p>6.0</text:p>
          </table:table-cell>
          <table:table-cell table:formula="of:=[.B4]*21.4/1000000" office:value-type="float" office:value="0.39786345" calcext:value-type="float">
            <text:p>0.398</text:p>
          </table:table-cell>
          <table:table-cell table:formula="of:=[.C4]*21.4/1000000" office:value-type="float" office:value="0.001301655" calcext:value-type="float">
            <text:p>0.0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22.025" calcext:value-type="float">
            <text:p>25722.0</text:p>
          </table:table-cell>
          <table:table-cell office:value-type="float" office:value="81.7175" calcext:value-type="float">
            <text:p>81.7</text:p>
          </table:table-cell>
          <table:table-cell office:value-type="float" office:value="109.2" calcext:value-type="float">
            <text:p>109.2</text:p>
          </table:table-cell>
          <table:table-cell office:value-type="float" office:value="8.26" calcext:value-type="float">
            <text:p>8.3</text:p>
          </table:table-cell>
          <table:table-cell table:formula="of:=[.B5]*21.4/1000000" office:value-type="float" office:value="0.550451335" calcext:value-type="float">
            <text:p>0.550</text:p>
          </table:table-cell>
          <table:table-cell table:formula="of:=[.C5]*21.4/1000000" office:value-type="float" office:value="0.0017487545" calcext:value-type="float">
            <text:p>0.0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488.725" calcext:value-type="float">
            <text:p>32488.7</text:p>
          </table:table-cell>
          <table:table-cell office:value-type="float" office:value="101.4375" calcext:value-type="float">
            <text:p>101.4</text:p>
          </table:table-cell>
          <table:table-cell office:value-type="float" office:value="137.95" calcext:value-type="float">
            <text:p>138.0</text:p>
          </table:table-cell>
          <table:table-cell office:value-type="float" office:value="10.4" calcext:value-type="float">
            <text:p>10.4</text:p>
          </table:table-cell>
          <table:table-cell table:formula="of:=[.B6]*21.4/1000000" office:value-type="float" office:value="0.695258715" calcext:value-type="float">
            <text:p>0.695</text:p>
          </table:table-cell>
          <table:table-cell table:formula="of:=[.C6]*21.4/1000000" office:value-type="float" office:value="0.0021707625" calcext:value-type="float">
            <text:p>0.00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896.8333333333" calcext:value-type="float">
            <text:p>38896.8</text:p>
          </table:table-cell>
          <table:table-cell office:value-type="float" office:value="120.666666666667" calcext:value-type="float">
            <text:p>120.7</text:p>
          </table:table-cell>
          <table:table-cell office:value-type="float" office:value="165.133333333333" calcext:value-type="float">
            <text:p>165.1</text:p>
          </table:table-cell>
          <table:table-cell office:value-type="float" office:value="12.5" calcext:value-type="float">
            <text:p>12.5</text:p>
          </table:table-cell>
          <table:table-cell table:formula="of:=[.B7]*21.4/1000000" office:value-type="float" office:value="0.832392233333333" calcext:value-type="float">
            <text:p>0.832</text:p>
          </table:table-cell>
          <table:table-cell table:formula="of:=[.C7]*21.4/1000000" office:value-type="float" office:value="0.00258226666666667" calcext:value-type="float">
            <text:p>0.00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999.975" calcext:value-type="float">
            <text:p>45000.0</text:p>
          </table:table-cell>
          <table:table-cell office:value-type="float" office:value="143.2" calcext:value-type="float">
            <text:p>143.2</text:p>
          </table:table-cell>
          <table:table-cell office:value-type="float" office:value="191.05" calcext:value-type="float">
            <text:p>191.1</text:p>
          </table:table-cell>
          <table:table-cell office:value-type="float" office:value="14.425" calcext:value-type="float">
            <text:p>14.4</text:p>
          </table:table-cell>
          <table:table-cell table:formula="of:=[.B8]*21.4/1000000" office:value-type="float" office:value="0.962999465" calcext:value-type="float">
            <text:p>0.963</text:p>
          </table:table-cell>
          <table:table-cell table:formula="of:=[.C8]*21.4/1000000" office:value-type="float" office:value="0.00306448" calcext:value-type="float">
            <text:p>0.00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811.5" calcext:value-type="float">
            <text:p>50811.5</text:p>
          </table:table-cell>
          <table:table-cell office:value-type="float" office:value="160.825" calcext:value-type="float">
            <text:p>160.8</text:p>
          </table:table-cell>
          <table:table-cell office:value-type="float" office:value="215.75" calcext:value-type="float">
            <text:p>215.8</text:p>
          </table:table-cell>
          <table:table-cell office:value-type="float" office:value="16.3" calcext:value-type="float">
            <text:p>16.3</text:p>
          </table:table-cell>
          <table:table-cell table:formula="of:=[.B9]*21.4/1000000" office:value-type="float" office:value="1.0873661" calcext:value-type="float">
            <text:p>1.087</text:p>
          </table:table-cell>
          <table:table-cell table:formula="of:=[.C9]*21.4/1000000" office:value-type="float" office:value="0.003441655" calcext:value-type="float">
            <text:p>0.00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277.975" calcext:value-type="float">
            <text:p>56278.0</text:p>
          </table:table-cell>
          <table:table-cell office:value-type="float" office:value="185.5" calcext:value-type="float">
            <text:p>185.5</text:p>
          </table:table-cell>
          <table:table-cell office:value-type="float" office:value="238.95" calcext:value-type="float">
            <text:p>239.0</text:p>
          </table:table-cell>
          <table:table-cell office:value-type="float" office:value="18.1" calcext:value-type="float">
            <text:p>18.1</text:p>
          </table:table-cell>
          <table:table-cell table:formula="of:=[.B10]*21.4/1000000" office:value-type="float" office:value="1.204348665" calcext:value-type="float">
            <text:p>1.204</text:p>
          </table:table-cell>
          <table:table-cell table:formula="of:=[.C10]*21.4/1000000" office:value-type="float" office:value="0.0039697" calcext:value-type="float">
            <text:p>0.00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494.2" calcext:value-type="float">
            <text:p>61494.2</text:p>
          </table:table-cell>
          <table:table-cell office:value-type="float" office:value="199.966666666667" calcext:value-type="float">
            <text:p>200.0</text:p>
          </table:table-cell>
          <table:table-cell office:value-type="float" office:value="261.133333333333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table:formula="of:=[.B11]*21.4/1000000" office:value-type="float" office:value="1.31597588" calcext:value-type="float">
            <text:p>1.316</text:p>
          </table:table-cell>
          <table:table-cell table:formula="of:=[.C11]*21.4/1000000" office:value-type="float" office:value="0.00427928666666668" calcext:value-type="float">
            <text:p>0.0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453.825" calcext:value-type="float">
            <text:p>66453.8</text:p>
          </table:table-cell>
          <table:table-cell office:value-type="float" office:value="209.3" calcext:value-type="float">
            <text:p>209.3</text:p>
          </table:table-cell>
          <table:table-cell office:value-type="float" office:value="282.175" calcext:value-type="float">
            <text:p>282.2</text:p>
          </table:table-cell>
          <table:table-cell office:value-type="float" office:value="21.3" calcext:value-type="float">
            <text:p>21.3</text:p>
          </table:table-cell>
          <table:table-cell table:formula="of:=[.B12]*21.4/1000000" office:value-type="float" office:value="1.422111855" calcext:value-type="float">
            <text:p>1.422</text:p>
          </table:table-cell>
          <table:table-cell table:formula="of:=[.C12]*21.4/1000000" office:value-type="float" office:value="0.00447902" calcext:value-type="float">
            <text:p>0.0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034.56" calcext:value-type="float">
            <text:p>76034.6</text:p>
          </table:table-cell>
          <table:table-cell office:value-type="float" office:value="259.12" calcext:value-type="float">
            <text:p>259.1</text:p>
          </table:table-cell>
          <table:table-cell office:value-type="float" office:value="322.82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table:formula="of:=[.B14]*21.4/1000000" office:value-type="float" office:value="1.627139584" calcext:value-type="float">
            <text:p>1.627</text:p>
          </table:table-cell>
          <table:table-cell table:formula="of:=[.C14]*21.4/1000000" office:value-type="float" office:value="0.005545168" calcext:value-type="float">
            <text:p>0.00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804.125" calcext:value-type="float">
            <text:p>78804.1</text:p>
          </table:table-cell>
          <table:table-cell office:value-type="float" office:value="269.125" calcext:value-type="float">
            <text:p>269.1</text:p>
          </table:table-cell>
          <table:table-cell office:value-type="float" office:value="334.625" calcext:value-type="float">
            <text:p>334.6</text:p>
          </table:table-cell>
          <table:table-cell office:value-type="float" office:value="25.3" calcext:value-type="float">
            <text:p>25.3</text:p>
          </table:table-cell>
          <table:table-cell table:formula="of:=[.B15]*21.4/1000000" office:value-type="float" office:value="1.686408275" calcext:value-type="float">
            <text:p>1.686</text:p>
          </table:table-cell>
          <table:table-cell table:formula="of:=[.C15]*21.4/1000000" office:value-type="float" office:value="0.005759275" calcext:value-type="float">
            <text:p>0.006</text:p>
          </table:table-cell>
          <table:table-cell/>
        </table:table-row>
        <table:table-row table:style-name="ro1">
          <table:table-cell table:style-name="ce39" office:value-type="string" calcext:value-type="string">
            <text:p>CF1</text:p>
          </table:table-cell>
          <table:table-cell table:style-name="ce123" office:value-type="float" office:value="42202.8833333333" calcext:value-type="float">
            <text:p>42202.9</text:p>
          </table:table-cell>
          <table:table-cell table:style-name="ce123" office:value-type="float" office:value="160.183333333333" calcext:value-type="float">
            <text:p>160.2</text:p>
          </table:table-cell>
          <table:table-cell table:style-name="ce123" office:value-type="float" office:value="179.216666666667" calcext:value-type="float">
            <text:p>179.2</text:p>
          </table:table-cell>
          <table:table-cell table:style-name="ce123" office:value-type="float" office:value="13.6" calcext:value-type="float">
            <text:p>13.6</text:p>
          </table:table-cell>
          <table:table-cell table:style-name="ce41" table:formula="of:=[.B16]*21.4/1000000" office:value-type="float" office:value="0.903141703333333" calcext:value-type="float">
            <text:p>0.903</text:p>
          </table:table-cell>
          <table:table-cell table:style-name="ce41" table:formula="of:=[.C16]*21.4/1000000" office:value-type="float" office:value="0.00342792333333333" calcext:value-type="float">
            <text:p>0.003</text:p>
          </table:table-cell>
          <table:table-cell/>
        </table:table-row>
      </table:table>
      <table:table table:name="Transp_Ch1" table:style-name="ta1">
        <table:shapes>
          <draw:frame draw:z-index="0" draw:style-name="gr1" draw:text-style-name="P1" svg:width="159.99mm" svg:height="89.99mm" svg:x="186.53mm" svg:y="137.76mm">
            <draw:object draw:notify-on-update-of-ranges="Transp_Ch1.U6:Transp_Ch1.U18 Transp_Ch1.X5:Transp_Ch1.X5 Transp_Ch1.X6:Transp_Ch1.X18 Transp_Ch1.Y6:Transp_Ch1.Y18 Transp_Ch1.Y6:Transp_Ch1.Y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53.7mm" svg:y="95.81mm">
            <draw:object draw:notify-on-update-of-ranges="Transp_Ch1.X6:Transp_Ch1.X19 Transp_Ch1.Z5:Transp_Ch1.Z5 Transp_Ch1.Z6:Transp_Ch1.Z19 Transp_Ch1.AA6:Transp_Ch1.AA19 Transp_Ch1.AA6:Transp_Ch1.AA19 Transp_Ch1.Y6:Transp_Ch1.Y19 Transp_Ch1.Y6:Transp_Ch1.Y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183.19mm" svg:y="229.65mm">
            <draw:object draw:notify-on-update-of-ranges="Transp_Ch1.U6:Transp_Ch1.U18 Transp_Ch1.Y5:Transp_Ch1.Y5 Transp_Ch1.Y6:Transp_Ch1.Y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5" table:number-columns-repeated="5" table:default-cell-style-name="Default"/>
        <table:table-column table:style-name="co22" table:default-cell-style-name="Default"/>
        <table:table-column table:style-name="co5" table:number-columns-repeated="3" table:default-cell-style-name="Default"/>
        <table:table-column table:style-name="co42" table:default-cell-style-name="Default"/>
        <table:table-column table:style-name="co5" table:number-columns-repeated="3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F1_O120_Ch1_PulseIn_20191119_114917.txt</text:p>
          </table:table-cell>
          <table:table-cell table:number-columns-repeated="3"/>
          <table:table-cell table:style-name="ce4" office:value-type="string" calcext:value-type="string">
            <text:p>Gai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C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88.7" calcext:value-type="float">
            <text:p>45988.7</text:p>
          </table:table-cell>
          <table:table-cell table:number-columns-repeated="2"/>
          <table:table-cell table:style-name="ce5" office:value-type="string" calcext:value-type="string">
            <text:p>ampl mean</text:p>
          </table:table-cell>
          <table:table-cell table:style-name="ce10" office:value-type="float" office:value="11019.2" calcext:value-type="float">
            <text:p>11019.2</text:p>
          </table:table-cell>
          <table:table-cell table:style-name="ce10" office:value-type="float" office:value="18526.8" calcext:value-type="float">
            <text:p>18526.8</text:p>
          </table:table-cell>
          <table:table-cell table:style-name="ce10" office:value-type="float" office:value="25640.3" calcext:value-type="float">
            <text:p>25640.3</text:p>
          </table:table-cell>
          <table:table-cell table:style-name="ce10" office:value-type="float" office:value="32373.7" calcext:value-type="float">
            <text:p>32373.7</text:p>
          </table:table-cell>
          <table:table-cell table:style-name="ce10" office:value-type="float" office:value="38773.5" calcext:value-type="float">
            <text:p>38773.5</text:p>
          </table:table-cell>
          <table:table-cell table:style-name="ce10" office:value-type="float" office:value="44847.1" calcext:value-type="float">
            <text:p>44847.1</text:p>
          </table:table-cell>
          <table:table-cell table:style-name="ce10" office:value-type="float" office:value="50535.2" calcext:value-type="float">
            <text:p>50535.2</text:p>
          </table:table-cell>
          <table:table-cell table:style-name="ce10" office:value-type="float" office:value="55709.2" calcext:value-type="float">
            <text:p>55709.2</text:p>
          </table:table-cell>
          <table:table-cell table:style-name="ce10" office:value-type="float" office:value="61130.8" calcext:value-type="float">
            <text:p>61130.8</text:p>
          </table:table-cell>
          <table:table-cell table:style-name="ce10" office:value-type="float" office:value="66374.1" calcext:value-type="float">
            <text:p>66374.1</text:p>
          </table:table-cell>
          <table:table-cell table:style-name="ce10" office:value-type="float" office:value="71371.2" calcext:value-type="float">
            <text:p>71371.2</text:p>
          </table:table-cell>
          <table:table-cell table:style-name="ce10" office:value-type="float" office:value="76205.2" calcext:value-type="float">
            <text:p>76205.2</text:p>
          </table:table-cell>
          <table:table-cell table:style-name="ce10" office:value-type="float" office:value="78997.8" calcext:value-type="float">
            <text:p>78997.8</text:p>
          </table:table-cell>
          <table:table-cell table:style-name="ce10" office:value-type="float" office:value="45988.7" calcext:value-type="float">
            <text:p>45988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8.9" calcext:value-type="float">
            <text:p>188.9</text:p>
          </table:table-cell>
          <table:table-cell table:number-columns-repeated="2"/>
          <table:table-cell table:style-name="ce5"/>
          <table:table-cell table:style-name="ce10" office:value-type="float" office:value="11019.1" calcext:value-type="float">
            <text:p>11019.1</text:p>
          </table:table-cell>
          <table:table-cell table:style-name="ce10" office:value-type="float" office:value="18525.9" calcext:value-type="float">
            <text:p>18525.9</text:p>
          </table:table-cell>
          <table:table-cell table:style-name="ce10" office:value-type="float" office:value="25643.9" calcext:value-type="float">
            <text:p>25643.9</text:p>
          </table:table-cell>
          <table:table-cell table:style-name="ce10" office:value-type="float" office:value="32360.5" calcext:value-type="float">
            <text:p>32360.5</text:p>
          </table:table-cell>
          <table:table-cell table:style-name="ce10" office:value-type="float" office:value="38765" calcext:value-type="float">
            <text:p>38765</text:p>
          </table:table-cell>
          <table:table-cell table:style-name="ce10" office:value-type="float" office:value="44849.2" calcext:value-type="float">
            <text:p>44849.2</text:p>
          </table:table-cell>
          <table:table-cell table:style-name="ce10" office:value-type="float" office:value="50525.4" calcext:value-type="float">
            <text:p>50525.4</text:p>
          </table:table-cell>
          <table:table-cell table:style-name="ce10" office:value-type="float" office:value="55716.3" calcext:value-type="float">
            <text:p>55716.3</text:p>
          </table:table-cell>
          <table:table-cell table:style-name="ce10" office:value-type="float" office:value="61120.6" calcext:value-type="float">
            <text:p>61120.6</text:p>
          </table:table-cell>
          <table:table-cell table:style-name="ce10" office:value-type="float" office:value="66369.3" calcext:value-type="float">
            <text:p>66369.3</text:p>
          </table:table-cell>
          <table:table-cell table:style-name="ce10" office:value-type="float" office:value="71420.2" calcext:value-type="float">
            <text:p>71420.2</text:p>
          </table:table-cell>
          <table:table-cell table:style-name="ce10" office:value-type="float" office:value="76181.3" calcext:value-type="float">
            <text:p>76181.3</text:p>
          </table:table-cell>
          <table:table-cell table:style-name="ce10" office:value-type="float" office:value="78966.9" calcext:value-type="float">
            <text:p>78966.9</text:p>
          </table:table-cell>
          <table:table-cell table:style-name="ce10" office:value-type="float" office:value="45994.8" calcext:value-type="float">
            <text:p>4599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"/>
          <table:table-cell table:style-name="ce5"/>
          <table:table-cell table:style-name="ce10" office:value-type="float" office:value="11014.9" calcext:value-type="float">
            <text:p>11014.9</text:p>
          </table:table-cell>
          <table:table-cell table:style-name="ce10" office:value-type="float" office:value="18526.4" calcext:value-type="float">
            <text:p>18526.4</text:p>
          </table:table-cell>
          <table:table-cell table:style-name="ce10" office:value-type="float" office:value="25639.9" calcext:value-type="float">
            <text:p>25639.9</text:p>
          </table:table-cell>
          <table:table-cell table:style-name="ce10" office:value-type="float" office:value="32356.6" calcext:value-type="float">
            <text:p>32356.6</text:p>
          </table:table-cell>
          <table:table-cell table:style-name="ce10" office:value-type="float" office:value="38780.4" calcext:value-type="float">
            <text:p>38780.4</text:p>
          </table:table-cell>
          <table:table-cell table:style-name="ce10" office:value-type="float" office:value="44847.4" calcext:value-type="float">
            <text:p>44847.4</text:p>
          </table:table-cell>
          <table:table-cell table:style-name="ce10" office:value-type="float" office:value="50526.8" calcext:value-type="float">
            <text:p>50526.8</text:p>
          </table:table-cell>
          <table:table-cell table:style-name="ce10" office:value-type="float" office:value="55702.8" calcext:value-type="float">
            <text:p>55702.8</text:p>
          </table:table-cell>
          <table:table-cell table:style-name="ce10" office:value-type="float" office:value="61099.4" calcext:value-type="float">
            <text:p>61099.4</text:p>
          </table:table-cell>
          <table:table-cell table:style-name="ce10" office:value-type="float" office:value="66360.9" calcext:value-type="float">
            <text:p>66360.9</text:p>
          </table:table-cell>
          <table:table-cell table:style-name="ce10" office:value-type="float" office:value="71386.1" calcext:value-type="float">
            <text:p>71386.1</text:p>
          </table:table-cell>
          <table:table-cell table:style-name="ce10" office:value-type="float" office:value="76201.8" calcext:value-type="float">
            <text:p>76201.8</text:p>
          </table:table-cell>
          <table:table-cell table:style-name="ce10" office:value-type="float" office:value="78979.8" calcext:value-type="float">
            <text:p>78979.8</text:p>
          </table:table-cell>
          <table:table-cell table:style-name="ce10" office:value-type="float" office:value="46006.9" calcext:value-type="float">
            <text:p>46006.9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1ADU=21.4uV</text:p>
          </table:table-cell>
          <table:table-cell table:style-name="ce117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table:style-name="ce5"/>
          <table:table-cell table:style-name="ce10" office:value-type="float" office:value="11021.1" calcext:value-type="float">
            <text:p>11021.1</text:p>
          </table:table-cell>
          <table:table-cell table:style-name="ce10" office:value-type="float" office:value="18519" calcext:value-type="float">
            <text:p>18519</text:p>
          </table:table-cell>
          <table:table-cell table:style-name="ce10"/>
          <table:table-cell table:style-name="ce10" office:value-type="float" office:value="32372.7" calcext:value-type="float">
            <text:p>32372.7</text:p>
          </table:table-cell>
          <table:table-cell table:style-name="ce10" office:value-type="float" office:value="38769.5" calcext:value-type="float">
            <text:p>38769.5</text:p>
          </table:table-cell>
          <table:table-cell table:style-name="ce10" office:value-type="float" office:value="44845.7" calcext:value-type="float">
            <text:p>44845.7</text:p>
          </table:table-cell>
          <table:table-cell table:style-name="ce10" office:value-type="float" office:value="50535.2" calcext:value-type="float">
            <text:p>50535.2</text:p>
          </table:table-cell>
          <table:table-cell table:style-name="ce10" office:value-type="float" office:value="55709.3" calcext:value-type="float">
            <text:p>55709.3</text:p>
          </table:table-cell>
          <table:table-cell table:style-name="ce10"/>
          <table:table-cell table:style-name="ce10" office:value-type="float" office:value="66371.5" calcext:value-type="float">
            <text:p>66371.5</text:p>
          </table:table-cell>
          <table:table-cell table:style-name="ce10" office:value-type="float" office:value="71407.6" calcext:value-type="float">
            <text:p>71407.6</text:p>
          </table:table-cell>
          <table:table-cell table:style-name="ce10" office:value-type="float" office:value="76186.5" calcext:value-type="float">
            <text:p>76186.5</text:p>
          </table:table-cell>
          <table:table-cell table:style-name="ce10" office:value-type="float" office:value="78945.5" calcext:value-type="float">
            <text:p>78945.5</text:p>
          </table:table-cell>
          <table:table-cell table:style-name="ce10" office:value-type="float" office:value="45987.1" calcext:value-type="float">
            <text:p>45987.1</text:p>
          </table:table-cell>
          <table:table-cell/>
          <table:table-cell table:style-name="ce17"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 office:value-type="string" calcext:value-type="string">
            <text:p>abs_gainErr</text:p>
          </table:table-cell>
          <table:table-cell table:style-name="ce117" office:value-type="string" calcext:value-type="string">
            <text:p>out ampl (V)</text:p>
          </table:table-cell>
          <table:table-cell table:style-name="ce117" office:value-type="string" calcext:value-type="string">
            <text:p>out error (V)</text:p>
          </table:table-cell>
        </table:table-row>
        <table:table-row table:style-name="ro1">
          <table:table-cell table:number-columns-repeated="4"/>
          <table:table-cell table:style-name="ce5"/>
          <table:table-cell table:style-name="ce10" table:number-columns-repeated="9"/>
          <table:table-cell table:style-name="ce10" office:value-type="float" office:value="66378.5" calcext:value-type="float">
            <text:p>66378.5</text:p>
          </table:table-cell>
          <table:table-cell table:style-name="ce10" office:value-type="float" office:value="71386.4" calcext:value-type="float">
            <text:p>71386.4</text:p>
          </table:table-cell>
          <table:table-cell table:style-name="ce10" table:number-columns-repeated="2"/>
          <table:table-cell table:style-name="ce10" office:value-type="float" office:value="46000" calcext:value-type="float">
            <text:p>46000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19" office:value-type="float" office:value="11018.575" calcext:value-type="float">
            <text:p>11018.6</text:p>
          </table:table-cell>
          <table:table-cell table:style-name="ce119" office:value-type="float" office:value="41.985" calcext:value-type="float">
            <text:p>42.0</text:p>
          </table:table-cell>
          <table:table-cell table:style-name="ce119" office:value-type="float" office:value="46.7875" calcext:value-type="float">
            <text:p>46.8</text:p>
          </table:table-cell>
          <table:table-cell table:style-name="ce119" office:value-type="float" office:value="3.54" calcext:value-type="float">
            <text:p>3.5</text:p>
          </table:table-cell>
          <table:table-cell table:style-name="ce120" table:formula="of:=[.V6]*21.4/1000000" office:value-type="float" office:value="0.235797505" calcext:value-type="float">
            <text:p>0.236</text:p>
          </table:table-cell>
          <table:table-cell table:style-name="ce120" table:formula="of:=[.W6]*21.4/1000000" office:value-type="float" office:value="0.000898479" calcext:value-type="float">
            <text:p>0.001</text:p>
          </table:table-cell>
        </table:table-row>
        <table:table-row table:style-name="ro1">
          <table:table-cell office:value-type="string" calcext:value-type="string">
            <text:p>G35_O120_Ch1_PulseIn_20191119_115111.txt</text:p>
          </table:table-cell>
          <table:table-cell table:number-columns-repeated="3"/>
          <table:table-cell table:style-name="ce5"/>
          <table:table-cell table:style-name="ce10" table:number-columns-repeated="14"/>
          <table:table-cell/>
          <table:table-cell table:style-name="ce17" office:value-type="float" office:value="10" calcext:value-type="float">
            <text:p>10</text:p>
          </table:table-cell>
          <table:table-cell table:style-name="ce119" office:value-type="float" office:value="18524.525" calcext:value-type="float">
            <text:p>18524.5</text:p>
          </table:table-cell>
          <table:table-cell table:style-name="ce119" office:value-type="float" office:value="61.5" calcext:value-type="float">
            <text:p>61.5</text:p>
          </table:table-cell>
          <table:table-cell table:style-name="ce119" office:value-type="float" office:value="78.655" calcext:value-type="float">
            <text:p>78.7</text:p>
          </table:table-cell>
          <table:table-cell table:style-name="ce119" office:value-type="float" office:value="5.95" calcext:value-type="float">
            <text:p>6.0</text:p>
          </table:table-cell>
          <table:table-cell table:style-name="ce120" table:formula="of:=[.V7]*21.4/1000000" office:value-type="float" office:value="0.396424835" calcext:value-type="float">
            <text:p>0.396</text:p>
          </table:table-cell>
          <table:table-cell table:style-name="ce120" table:formula="of:=[.W7]*21.4/1000000" office:value-type="float" office:value="0.0013161" calcext:value-type="float">
            <text:p>0.001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535.2" calcext:value-type="float">
            <text:p>50535.2</text:p>
          </table:table-cell>
          <table:table-cell table:number-columns-repeated="2"/>
          <table:table-cell table:style-name="ce7"/>
          <table:table-cell table:style-name="ce11" table:formula="of:=AVERAGE([.F2:.F7])" office:value-type="float" office:value="11018.575" calcext:value-type="float">
            <text:p>11018.6</text:p>
          </table:table-cell>
          <table:table-cell table:style-name="ce11" table:formula="of:=AVERAGE([.G2:.G7])" office:value-type="float" office:value="18524.525" calcext:value-type="float">
            <text:p>18524.5</text:p>
          </table:table-cell>
          <table:table-cell table:style-name="ce11" table:formula="of:=AVERAGE([.H2:.H7])" office:value-type="float" office:value="25641.3666666667" calcext:value-type="float">
            <text:p>25641.4</text:p>
          </table:table-cell>
          <table:table-cell table:style-name="ce11" table:formula="of:=AVERAGE([.I2:.I7])" office:value-type="float" office:value="32365.875" calcext:value-type="float">
            <text:p>32365.9</text:p>
          </table:table-cell>
          <table:table-cell table:style-name="ce11" table:formula="of:=AVERAGE([.J2:.J7])" office:value-type="float" office:value="38772.1" calcext:value-type="float">
            <text:p>38772.1</text:p>
          </table:table-cell>
          <table:table-cell table:style-name="ce11" table:formula="of:=AVERAGE([.K2:.K7])" office:value-type="float" office:value="44847.35" calcext:value-type="float">
            <text:p>44847.4</text:p>
          </table:table-cell>
          <table:table-cell table:style-name="ce11" table:formula="of:=AVERAGE([.L2:.L7])" office:value-type="float" office:value="50530.65" calcext:value-type="float">
            <text:p>50530.7</text:p>
          </table:table-cell>
          <table:table-cell table:style-name="ce11" table:formula="of:=AVERAGE([.M2:.M7])" office:value-type="float" office:value="55709.4" calcext:value-type="float">
            <text:p>55709.4</text:p>
          </table:table-cell>
          <table:table-cell table:style-name="ce11" table:formula="of:=AVERAGE([.N2:.N7])" office:value-type="float" office:value="61116.9333333333" calcext:value-type="float">
            <text:p>61116.9</text:p>
          </table:table-cell>
          <table:table-cell table:style-name="ce11" table:formula="of:=AVERAGE([.O2:.O7])" office:value-type="float" office:value="66370.86" calcext:value-type="float">
            <text:p>66370.9</text:p>
          </table:table-cell>
          <table:table-cell table:style-name="ce11" table:formula="of:=AVERAGE([.P2:.P7])" office:value-type="float" office:value="71394.3" calcext:value-type="float">
            <text:p>71394.3</text:p>
          </table:table-cell>
          <table:table-cell table:style-name="ce11" table:formula="of:=AVERAGE([.Q2:.Q7])" office:value-type="float" office:value="76193.7" calcext:value-type="float">
            <text:p>76193.7</text:p>
          </table:table-cell>
          <table:table-cell table:style-name="ce11" table:formula="of:=AVERAGE([.R2:.R7])" office:value-type="float" office:value="78972.5" calcext:value-type="float">
            <text:p>78972.5</text:p>
          </table:table-cell>
          <table:table-cell table:style-name="ce11" table:formula="of:=AVERAGE([.S2:.S7])" office:value-type="float" office:value="45995.5" calcext:value-type="float">
            <text:p>45995.5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119" office:value-type="float" office:value="25641.3666666667" calcext:value-type="float">
            <text:p>25641.4</text:p>
          </table:table-cell>
          <table:table-cell table:style-name="ce119" office:value-type="float" office:value="85.6366666666667" calcext:value-type="float">
            <text:p>85.6</text:p>
          </table:table-cell>
          <table:table-cell table:style-name="ce119" office:value-type="float" office:value="108.9" calcext:value-type="float">
            <text:p>108.9</text:p>
          </table:table-cell>
          <table:table-cell table:style-name="ce119" office:value-type="float" office:value="8.23" calcext:value-type="float">
            <text:p>8.2</text:p>
          </table:table-cell>
          <table:table-cell table:style-name="ce120" table:formula="of:=[.V8]*21.4/1000000" office:value-type="float" office:value="0.548725246666667" calcext:value-type="float">
            <text:p>0.549</text:p>
          </table:table-cell>
          <table:table-cell table:style-name="ce120" table:formula="of:=[.W8]*21.4/1000000" office:value-type="float" office:value="0.00183262466666667" calcext:value-type="float">
            <text:p>0.002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3.3" calcext:value-type="float">
            <text:p>173.3</text:p>
          </table:table-cell>
          <table:table-cell table:number-columns-repeated="2"/>
          <table:table-cell table:style-name="ce8" office:value-type="string" calcext:value-type="string">
            <text:p>ampl sigma</text:p>
          </table:table-cell>
          <table:table-cell table:style-name="ce94" office:value-type="float" office:value="40.74" calcext:value-type="float">
            <text:p>40.74</text:p>
          </table:table-cell>
          <table:table-cell table:style-name="ce94" office:value-type="float" office:value="59.89" calcext:value-type="float">
            <text:p>59.89</text:p>
          </table:table-cell>
          <table:table-cell table:style-name="ce94" office:value-type="float" office:value="85.87" calcext:value-type="float">
            <text:p>85.87</text:p>
          </table:table-cell>
          <table:table-cell table:style-name="ce94" office:value-type="float" office:value="109.8" calcext:value-type="float">
            <text:p>109.8</text:p>
          </table:table-cell>
          <table:table-cell table:style-name="ce94" office:value-type="float" office:value="140.9" calcext:value-type="float">
            <text:p>140.9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73.3" calcext:value-type="float">
            <text:p>173.3</text:p>
          </table:table-cell>
          <table:table-cell table:style-name="ce94" office:value-type="float" office:value="194.5" calcext:value-type="float">
            <text:p>194.5</text:p>
          </table:table-cell>
          <table:table-cell table:style-name="ce94" office:value-type="float" office:value="215.2" calcext:value-type="float">
            <text:p>215.2</text:p>
          </table:table-cell>
          <table:table-cell table:style-name="ce94" office:value-type="float" office:value="229.7" calcext:value-type="float">
            <text:p>229.7</text:p>
          </table:table-cell>
          <table:table-cell table:style-name="ce94" office:value-type="float" office:value="250.6" calcext:value-type="float">
            <text:p>250.6</text:p>
          </table:table-cell>
          <table:table-cell table:style-name="ce94" office:value-type="float" office:value="270.9" calcext:value-type="float">
            <text:p>270.9</text:p>
          </table:table-cell>
          <table:table-cell table:style-name="ce94" office:value-type="float" office:value="283.9" calcext:value-type="float">
            <text:p>283.9</text:p>
          </table:table-cell>
          <table:table-cell table:style-name="ce94" office:value-type="float" office:value="188.9" calcext:value-type="float">
            <text:p>188.9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19" office:value-type="float" office:value="32365.875" calcext:value-type="float">
            <text:p>32365.9</text:p>
          </table:table-cell>
          <table:table-cell table:style-name="ce119" office:value-type="float" office:value="109.25" calcext:value-type="float">
            <text:p>109.3</text:p>
          </table:table-cell>
          <table:table-cell table:style-name="ce119" office:value-type="float" office:value="137.45" calcext:value-type="float">
            <text:p>137.5</text:p>
          </table:table-cell>
          <table:table-cell table:style-name="ce119" office:value-type="float" office:value="10.4" calcext:value-type="float">
            <text:p>10.4</text:p>
          </table:table-cell>
          <table:table-cell table:style-name="ce120" table:formula="of:=[.V9]*21.4/1000000" office:value-type="float" office:value="0.692629725" calcext:value-type="float">
            <text:p>0.693</text:p>
          </table:table-cell>
          <table:table-cell table:style-name="ce120" table:formula="of:=[.W9]*21.4/1000000" office:value-type="float" office:value="0.00233795" calcext:value-type="float">
            <text:p>0.002</text:p>
          </table:table-cell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4.6" calcext:value-type="float">
            <text:p>214.6</text:p>
          </table:table-cell>
          <table:table-cell table:number-columns-repeated="2"/>
          <table:table-cell table:style-name="ce8"/>
          <table:table-cell table:style-name="ce94" office:value-type="float" office:value="41.71" calcext:value-type="float">
            <text:p>41.71</text:p>
          </table:table-cell>
          <table:table-cell table:style-name="ce94" office:value-type="float" office:value="60.99" calcext:value-type="float">
            <text:p>60.99</text:p>
          </table:table-cell>
          <table:table-cell table:style-name="ce94" office:value-type="float" office:value="84.62" calcext:value-type="float">
            <text:p>84.62</text:p>
          </table:table-cell>
          <table:table-cell table:style-name="ce94" office:value-type="float" office:value="103.4" calcext:value-type="float">
            <text:p>103.4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79.5" calcext:value-type="float">
            <text:p>179.5</text:p>
          </table:table-cell>
          <table:table-cell table:style-name="ce94" office:value-type="float" office:value="199" calcext:value-type="float">
            <text:p>199</text:p>
          </table:table-cell>
          <table:table-cell table:style-name="ce94" office:value-type="float" office:value="208.6" calcext:value-type="float">
            <text:p>208.6</text:p>
          </table:table-cell>
          <table:table-cell table:style-name="ce94" office:value-type="float" office:value="230.8" calcext:value-type="float">
            <text:p>230.8</text:p>
          </table:table-cell>
          <table:table-cell table:style-name="ce94" office:value-type="float" office:value="285.2" calcext:value-type="float">
            <text:p>285.2</text:p>
          </table:table-cell>
          <table:table-cell table:style-name="ce94" office:value-type="float" office:value="275.3" calcext:value-type="float">
            <text:p>275.3</text:p>
          </table:table-cell>
          <table:table-cell table:style-name="ce94" office:value-type="float" office:value="284.7" calcext:value-type="float">
            <text:p>284.7</text:p>
          </table:table-cell>
          <table:table-cell table:style-name="ce94" office:value-type="float" office:value="185.7" calcext:value-type="float">
            <text:p>185.7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119" office:value-type="float" office:value="38772.1" calcext:value-type="float">
            <text:p>38772.1</text:p>
          </table:table-cell>
          <table:table-cell table:style-name="ce119" office:value-type="float" office:value="133.125" calcext:value-type="float">
            <text:p>133.1</text:p>
          </table:table-cell>
          <table:table-cell table:style-name="ce119" office:value-type="float" office:value="164.625" calcext:value-type="float">
            <text:p>164.6</text:p>
          </table:table-cell>
          <table:table-cell table:style-name="ce119" office:value-type="float" office:value="12.45" calcext:value-type="float">
            <text:p>12.5</text:p>
          </table:table-cell>
          <table:table-cell table:style-name="ce120" table:formula="of:=[.V10]*21.4/1000000" office:value-type="float" office:value="0.82972294" calcext:value-type="float">
            <text:p>0.830</text:p>
          </table:table-cell>
          <table:table-cell table:style-name="ce120" table:formula="of:=[.W10]*21.4/1000000" office:value-type="float" office:value="0.002848875" calcext:value-type="float">
            <text:p>0.003</text:p>
          </table:table-cell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"/>
          <table:table-cell table:style-name="ce8"/>
          <table:table-cell table:style-name="ce94" office:value-type="float" office:value="42.95" calcext:value-type="float">
            <text:p>42.95</text:p>
          </table:table-cell>
          <table:table-cell table:style-name="ce94" office:value-type="float" office:value="64.81" calcext:value-type="float">
            <text:p>64.81</text:p>
          </table:table-cell>
          <table:table-cell table:style-name="ce94" office:value-type="float" office:value="86.42" calcext:value-type="float">
            <text:p>86.42</text:p>
          </table:table-cell>
          <table:table-cell table:style-name="ce94" office:value-type="float" office:value="113.9" calcext:value-type="float">
            <text:p>113.9</text:p>
          </table:table-cell>
          <table:table-cell table:style-name="ce94" office:value-type="float" office:value="127.6" calcext:value-type="float">
            <text:p>127.6</text:p>
          </table:table-cell>
          <table:table-cell table:style-name="ce94" office:value-type="float" office:value="151" calcext:value-type="float">
            <text:p>151</text:p>
          </table:table-cell>
          <table:table-cell table:style-name="ce94" office:value-type="float" office:value="169.2" calcext:value-type="float">
            <text:p>169.2</text:p>
          </table:table-cell>
          <table:table-cell table:style-name="ce94" office:value-type="float" office:value="194.7" calcext:value-type="float">
            <text:p>194.7</text:p>
          </table:table-cell>
          <table:table-cell table:style-name="ce94" office:value-type="float" office:value="214.3" calcext:value-type="float">
            <text:p>214.3</text:p>
          </table:table-cell>
          <table:table-cell table:style-name="ce94" office:value-type="float" office:value="226.1" calcext:value-type="float">
            <text:p>226.1</text:p>
          </table:table-cell>
          <table:table-cell table:style-name="ce94" office:value-type="float" office:value="260.7" calcext:value-type="float">
            <text:p>260.7</text:p>
          </table:table-cell>
          <table:table-cell table:style-name="ce94" office:value-type="float" office:value="265.6" calcext:value-type="float">
            <text:p>265.6</text:p>
          </table:table-cell>
          <table:table-cell table:style-name="ce94" office:value-type="float" office:value="278.8" calcext:value-type="float">
            <text:p>278.8</text:p>
          </table:table-cell>
          <table:table-cell table:style-name="ce94" office:value-type="float" office:value="187" calcext:value-type="float">
            <text:p>187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19" office:value-type="float" office:value="44847.35" calcext:value-type="float">
            <text:p>44847.4</text:p>
          </table:table-cell>
          <table:table-cell table:style-name="ce119" office:value-type="float" office:value="149.6" calcext:value-type="float">
            <text:p>149.6</text:p>
          </table:table-cell>
          <table:table-cell table:style-name="ce119" office:value-type="float" office:value="190.4" calcext:value-type="float">
            <text:p>190.4</text:p>
          </table:table-cell>
          <table:table-cell table:style-name="ce119" office:value-type="float" office:value="14.4" calcext:value-type="float">
            <text:p>14.4</text:p>
          </table:table-cell>
          <table:table-cell table:style-name="ce120" table:formula="of:=[.V11]*21.4/1000000" office:value-type="float" office:value="0.95973329" calcext:value-type="float">
            <text:p>0.960</text:p>
          </table:table-cell>
          <table:table-cell table:style-name="ce120" table:formula="of:=[.W11]*21.4/1000000" office:value-type="float" office:value="0.00320144" calcext:value-type="float">
            <text:p>0.003</text:p>
          </table:table-cell>
        </table:table-row>
        <table:table-row table:style-name="ro1">
          <table:table-cell table:number-columns-repeated="4"/>
          <table:table-cell table:style-name="ce8"/>
          <table:table-cell table:style-name="ce94" office:value-type="float" office:value="42.54" calcext:value-type="float">
            <text:p>42.54</text:p>
          </table:table-cell>
          <table:table-cell table:style-name="ce94" office:value-type="float" office:value="60.31" calcext:value-type="float">
            <text:p>60.31</text:p>
          </table:table-cell>
          <table:table-cell table:style-name="ce94"/>
          <table:table-cell table:style-name="ce94" office:value-type="float" office:value="109.9" calcext:value-type="float">
            <text:p>109.9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47.4" calcext:value-type="float">
            <text:p>147.4</text:p>
          </table:table-cell>
          <table:table-cell table:style-name="ce94" office:value-type="float" office:value="172.1" calcext:value-type="float">
            <text:p>172.1</text:p>
          </table:table-cell>
          <table:table-cell table:style-name="ce94" office:value-type="float" office:value="192.9" calcext:value-type="float">
            <text:p>192.9</text:p>
          </table:table-cell>
          <table:table-cell table:style-name="ce94"/>
          <table:table-cell table:style-name="ce94" office:value-type="float" office:value="240" calcext:value-type="float">
            <text:p>240</text:p>
          </table:table-cell>
          <table:table-cell table:style-name="ce94" office:value-type="float" office:value="259.1" calcext:value-type="float">
            <text:p>259.1</text:p>
          </table:table-cell>
          <table:table-cell table:style-name="ce94" office:value-type="float" office:value="261.9" calcext:value-type="float">
            <text:p>261.9</text:p>
          </table:table-cell>
          <table:table-cell table:style-name="ce94" office:value-type="float" office:value="291.3" calcext:value-type="float">
            <text:p>291.3</text:p>
          </table:table-cell>
          <table:table-cell table:style-name="ce94" office:value-type="float" office:value="179.9" calcext:value-type="float">
            <text:p>179.9</text:p>
          </table:table-cell>
          <table:table-cell/>
          <table:table-cell table:style-name="ce17" office:value-type="float" office:value="35" calcext:value-type="float">
            <text:p>35</text:p>
          </table:table-cell>
          <table:table-cell table:style-name="ce119" office:value-type="float" office:value="50530.65" calcext:value-type="float">
            <text:p>50530.7</text:p>
          </table:table-cell>
          <table:table-cell table:style-name="ce119" office:value-type="float" office:value="173.525" calcext:value-type="float">
            <text:p>173.5</text:p>
          </table:table-cell>
          <table:table-cell table:style-name="ce119" office:value-type="float" office:value="214.55" calcext:value-type="float">
            <text:p>214.6</text:p>
          </table:table-cell>
          <table:table-cell table:style-name="ce119" office:value-type="float" office:value="16.2" calcext:value-type="float">
            <text:p>16.2</text:p>
          </table:table-cell>
          <table:table-cell table:style-name="ce120" table:formula="of:=[.V12]*21.4/1000000" office:value-type="float" office:value="1.08135591" calcext:value-type="float">
            <text:p>1.081</text:p>
          </table:table-cell>
          <table:table-cell table:style-name="ce120" table:formula="of:=[.W12]*21.4/1000000" office:value-type="float" office:value="0.003713435" calcext:value-type="float">
            <text:p>0.004</text:p>
          </table:table-cell>
        </table:table-row>
        <table:table-row table:style-name="ro1">
          <table:table-cell office:value-type="string" calcext:value-type="string">
            <text:p>CF1_O120_Ch1_PulseIn_20191119_114916.txt</text:p>
          </table:table-cell>
          <table:table-cell table:number-columns-repeated="3"/>
          <table:table-cell table:style-name="ce8"/>
          <table:table-cell table:style-name="ce94" table:number-columns-repeated="9"/>
          <table:table-cell table:style-name="ce94" office:value-type="float" office:value="235.4" calcext:value-type="float">
            <text:p>235.4</text:p>
          </table:table-cell>
          <table:table-cell table:style-name="ce94" office:value-type="float" office:value="257.1" calcext:value-type="float">
            <text:p>257.1</text:p>
          </table:table-cell>
          <table:table-cell table:style-name="ce94" table:number-columns-repeated="2"/>
          <table:table-cell table:style-name="ce94" office:value-type="float" office:value="186.3" calcext:value-type="float">
            <text:p>186.3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table:style-name="ce119" office:value-type="float" office:value="55709.4" calcext:value-type="float">
            <text:p>55709.4</text:p>
          </table:table-cell>
          <table:table-cell table:style-name="ce119" office:value-type="float" office:value="195.275" calcext:value-type="float">
            <text:p>195.3</text:p>
          </table:table-cell>
          <table:table-cell table:style-name="ce119" office:value-type="float" office:value="236.525" calcext:value-type="float">
            <text:p>236.5</text:p>
          </table:table-cell>
          <table:table-cell table:style-name="ce119" office:value-type="float" office:value="17.9" calcext:value-type="float">
            <text:p>17.9</text:p>
          </table:table-cell>
          <table:table-cell table:style-name="ce120" table:formula="of:=[.V13]*21.4/1000000" office:value-type="float" office:value="1.19218116" calcext:value-type="float">
            <text:p>1.192</text:p>
          </table:table-cell>
          <table:table-cell table:style-name="ce120" table:formula="of:=[.W13]*21.4/1000000" office:value-type="float" office:value="0.004178885" calcext:value-type="float">
            <text:p>0.004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94.8" calcext:value-type="float">
            <text:p>45994.8</text:p>
          </table:table-cell>
          <table:table-cell table:number-columns-repeated="2"/>
          <table:table-cell table:style-name="ce8"/>
          <table:table-cell table:style-name="ce94" table:number-columns-repeated="14"/>
          <table:table-cell/>
          <table:table-cell table:style-name="ce17" office:value-type="float" office:value="45" calcext:value-type="float">
            <text:p>45</text:p>
          </table:table-cell>
          <table:table-cell table:style-name="ce119" office:value-type="float" office:value="61116.9333333333" calcext:value-type="float">
            <text:p>61116.9</text:p>
          </table:table-cell>
          <table:table-cell table:style-name="ce119" office:value-type="float" office:value="212.7" calcext:value-type="float">
            <text:p>212.7</text:p>
          </table:table-cell>
          <table:table-cell table:style-name="ce119" office:value-type="float" office:value="259.5" calcext:value-type="float">
            <text:p>259.5</text:p>
          </table:table-cell>
          <table:table-cell table:style-name="ce119" office:value-type="float" office:value="19.6" calcext:value-type="float">
            <text:p>19.6</text:p>
          </table:table-cell>
          <table:table-cell table:style-name="ce120" table:formula="of:=[.V14]*21.4/1000000" office:value-type="float" office:value="1.30790237333333" calcext:value-type="float">
            <text:p>1.308</text:p>
          </table:table-cell>
          <table:table-cell table:style-name="ce120" table:formula="of:=[.W14]*21.4/1000000" office:value-type="float" office:value="0.00455178" calcext:value-type="float">
            <text:p>0.005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5.7" calcext:value-type="float">
            <text:p>185.7</text:p>
          </table:table-cell>
          <table:table-cell table:number-columns-repeated="2"/>
          <table:table-cell table:style-name="ce90"/>
          <table:table-cell table:style-name="ce13" table:formula="of:=AVERAGE([.F9:.F14])" office:value-type="float" office:value="41.985" calcext:value-type="float">
            <text:p>42.0</text:p>
          </table:table-cell>
          <table:table-cell table:style-name="ce13" table:formula="of:=AVERAGE([.G9:.G14])" office:value-type="float" office:value="61.5" calcext:value-type="float">
            <text:p>61.5</text:p>
          </table:table-cell>
          <table:table-cell table:style-name="ce13" table:formula="of:=AVERAGE([.H9:.H14])" office:value-type="float" office:value="85.6366666666667" calcext:value-type="float">
            <text:p>85.6</text:p>
          </table:table-cell>
          <table:table-cell table:style-name="ce13" table:formula="of:=AVERAGE([.I9:.I14])" office:value-type="float" office:value="109.25" calcext:value-type="float">
            <text:p>109.3</text:p>
          </table:table-cell>
          <table:table-cell table:style-name="ce13" table:formula="of:=AVERAGE([.J9:.J14])" office:value-type="float" office:value="133.125" calcext:value-type="float">
            <text:p>133.1</text:p>
          </table:table-cell>
          <table:table-cell table:style-name="ce13" table:formula="of:=AVERAGE([.K9:.K14])" office:value-type="float" office:value="149.6" calcext:value-type="float">
            <text:p>149.6</text:p>
          </table:table-cell>
          <table:table-cell table:style-name="ce13" table:formula="of:=AVERAGE([.L9:.L14])" office:value-type="float" office:value="173.525" calcext:value-type="float">
            <text:p>173.5</text:p>
          </table:table-cell>
          <table:table-cell table:style-name="ce13" table:formula="of:=AVERAGE([.M9:.M14])" office:value-type="float" office:value="195.275" calcext:value-type="float">
            <text:p>195.3</text:p>
          </table:table-cell>
          <table:table-cell table:style-name="ce13" table:formula="of:=AVERAGE([.N9:.N14])" office:value-type="float" office:value="212.7" calcext:value-type="float">
            <text:p>212.7</text:p>
          </table:table-cell>
          <table:table-cell table:style-name="ce13" table:formula="of:=AVERAGE([.O9:.O14])" office:value-type="float" office:value="232.4" calcext:value-type="float">
            <text:p>232.4</text:p>
          </table:table-cell>
          <table:table-cell table:style-name="ce13" table:formula="of:=AVERAGE([.P9:.P14])" office:value-type="float" office:value="262.54" calcext:value-type="float">
            <text:p>262.5</text:p>
          </table:table-cell>
          <table:table-cell table:style-name="ce13" table:formula="of:=AVERAGE([.Q9:.Q14])" office:value-type="float" office:value="268.425" calcext:value-type="float">
            <text:p>268.4</text:p>
          </table:table-cell>
          <table:table-cell table:style-name="ce13" table:formula="of:=AVERAGE([.R9:.R14])" office:value-type="float" office:value="284.675" calcext:value-type="float">
            <text:p>284.7</text:p>
          </table:table-cell>
          <table:table-cell table:style-name="ce13" table:formula="of:=AVERAGE([.S9:.S14])" office:value-type="float" office:value="185.56" calcext:value-type="float">
            <text:p>185.6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19" office:value-type="float" office:value="66370.86" calcext:value-type="float">
            <text:p>66370.9</text:p>
          </table:table-cell>
          <table:table-cell table:style-name="ce119" office:value-type="float" office:value="232.4" calcext:value-type="float">
            <text:p>232.4</text:p>
          </table:table-cell>
          <table:table-cell table:style-name="ce119" office:value-type="float" office:value="281.8" calcext:value-type="float">
            <text:p>281.8</text:p>
          </table:table-cell>
          <table:table-cell table:style-name="ce119" office:value-type="float" office:value="21.3" calcext:value-type="float">
            <text:p>21.3</text:p>
          </table:table-cell>
          <table:table-cell table:style-name="ce120" table:formula="of:=[.V15]*21.4/1000000" office:value-type="float" office:value="1.420336404" calcext:value-type="float">
            <text:p>1.420</text:p>
          </table:table-cell>
          <table:table-cell table:style-name="ce120" table:formula="of:=[.W15]*21.4/1000000" office:value-type="float" office:value="0.00497336" calcext:value-type="float">
            <text:p>0.005</text:p>
          </table:table-cell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"/>
          <table:table-cell table:style-name="ce5" office:value-type="string" calcext:value-type="string">
            <text:p>abs gain</text:p>
          </table:table-cell>
          <table:table-cell table:style-name="ce10" office:value-type="float" office:value="46.79" calcext:value-type="float">
            <text:p>46.79</text:p>
          </table:table-cell>
          <table:table-cell table:style-name="ce10" office:value-type="float" office:value="78.67" calcext:value-type="float">
            <text:p>78.67</text:p>
          </table:table-cell>
          <table:table-cell table:style-name="ce10" office:value-type="float" office:value="108.9" calcext:value-type="float">
            <text:p>108.9</text:p>
          </table:table-cell>
          <table:table-cell table:style-name="ce10" office:value-type="float" office:value="137.5" calcext:value-type="float">
            <text:p>137.5</text:p>
          </table:table-cell>
          <table:table-cell table:style-name="ce10" office:value-type="float" office:value="164.6" calcext:value-type="float">
            <text:p>164.6</text:p>
          </table:table-cell>
          <table:table-cell table:style-name="ce10" office:value-type="float" office:value="190.4" calcext:value-type="float">
            <text:p>190.4</text:p>
          </table:table-cell>
          <table:table-cell table:style-name="ce10" office:value-type="float" office:value="214.6" calcext:value-type="float">
            <text:p>214.6</text:p>
          </table:table-cell>
          <table:table-cell table:style-name="ce10" office:value-type="float" office:value="236.5" calcext:value-type="float">
            <text:p>236.5</text:p>
          </table:table-cell>
          <table:table-cell table:style-name="ce10" office:value-type="float" office:value="259.6" calcext:value-type="float">
            <text:p>259.6</text:p>
          </table:table-cell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23.6" calcext:value-type="float">
            <text:p>323.6</text:p>
          </table:table-cell>
          <table:table-cell table:style-name="ce10" office:value-type="float" office:value="335.4" calcext:value-type="float">
            <text:p>335.4</text:p>
          </table:table-cell>
          <table:table-cell table:style-name="ce10" office:value-type="float" office:value="195.3" calcext:value-type="float">
            <text:p>195.3</text:p>
          </table:table-cell>
          <table:table-cell/>
          <table:table-cell table:style-name="ce17" office:value-type="float" office:value="55" calcext:value-type="float">
            <text:p>55</text:p>
          </table:table-cell>
          <table:table-cell table:style-name="ce119" office:value-type="float" office:value="71394.3" calcext:value-type="float">
            <text:p>71394.3</text:p>
          </table:table-cell>
          <table:table-cell table:style-name="ce119" office:value-type="float" office:value="262.54" calcext:value-type="float">
            <text:p>262.5</text:p>
          </table:table-cell>
          <table:table-cell table:style-name="ce119" office:value-type="float" office:value="303.14" calcext:value-type="float">
            <text:p>303.1</text:p>
          </table:table-cell>
          <table:table-cell table:style-name="ce119" office:value-type="float" office:value="22.9" calcext:value-type="float">
            <text:p>22.9</text:p>
          </table:table-cell>
          <table:table-cell table:style-name="ce120" table:formula="of:=[.V16]*21.4/1000000" office:value-type="float" office:value="1.52783802" calcext:value-type="float">
            <text:p>1.528</text:p>
          </table:table-cell>
          <table:table-cell table:style-name="ce120" table:formula="of:=[.W16]*21.4/1000000" office:value-type="float" office:value="0.005618356" calcext:value-type="float">
            <text:p>0.006</text:p>
          </table:table-cell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table:style-name="ce5"/>
          <table:table-cell table:style-name="ce10" office:value-type="float" office:value="46.79" calcext:value-type="float">
            <text:p>46.79</text:p>
          </table:table-cell>
          <table:table-cell table:style-name="ce10" office:value-type="float" office:value="78.66" calcext:value-type="float">
            <text:p>78.66</text:p>
          </table:table-cell>
          <table:table-cell table:style-name="ce10" office:value-type="float" office:value="108.9" calcext:value-type="float">
            <text:p>108.9</text:p>
          </table:table-cell>
          <table:table-cell table:style-name="ce10" office:value-type="float" office:value="137.4" calcext:value-type="float">
            <text:p>137.4</text:p>
          </table:table-cell>
          <table:table-cell table:style-name="ce10" office:value-type="float" office:value="164.6" calcext:value-type="float">
            <text:p>164.6</text:p>
          </table:table-cell>
          <table:table-cell table:style-name="ce10" office:value-type="float" office:value="190.4" calcext:value-type="float">
            <text:p>190.4</text:p>
          </table:table-cell>
          <table:table-cell table:style-name="ce10" office:value-type="float" office:value="214.5" calcext:value-type="float">
            <text:p>214.5</text:p>
          </table:table-cell>
          <table:table-cell table:style-name="ce10" office:value-type="float" office:value="236.6" calcext:value-type="float">
            <text:p>236.6</text:p>
          </table:table-cell>
          <table:table-cell table:style-name="ce10" office:value-type="float" office:value="259.5" calcext:value-type="float">
            <text:p>259.5</text:p>
          </table:table-cell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.3" calcext:value-type="float">
            <text:p>303.3</text:p>
          </table:table-cell>
          <table:table-cell table:style-name="ce10" office:value-type="float" office:value="323.5" calcext:value-type="float">
            <text:p>323.5</text:p>
          </table:table-cell>
          <table:table-cell table:style-name="ce10" office:value-type="float" office:value="335.3" calcext:value-type="float">
            <text:p>335.3</text:p>
          </table:table-cell>
          <table:table-cell table:style-name="ce10" office:value-type="float" office:value="195.3" calcext:value-type="float">
            <text:p>195.3</text:p>
          </table:table-cell>
          <table:table-cell/>
          <table:table-cell table:style-name="ce17" office:value-type="float" office:value="60" calcext:value-type="float">
            <text:p>60</text:p>
          </table:table-cell>
          <table:table-cell table:style-name="ce119" office:value-type="float" office:value="76193.7" calcext:value-type="float">
            <text:p>76193.7</text:p>
          </table:table-cell>
          <table:table-cell table:style-name="ce119" office:value-type="float" office:value="268.425" calcext:value-type="float">
            <text:p>268.4</text:p>
          </table:table-cell>
          <table:table-cell table:style-name="ce119" office:value-type="float" office:value="323.55" calcext:value-type="float">
            <text:p>323.6</text:p>
          </table:table-cell>
          <table:table-cell table:style-name="ce119" office:value-type="float" office:value="24.5" calcext:value-type="float">
            <text:p>24.5</text:p>
          </table:table-cell>
          <table:table-cell table:style-name="ce120" table:formula="of:=[.V17]*21.4/1000000" office:value-type="float" office:value="1.63054518" calcext:value-type="float">
            <text:p>1.631</text:p>
          </table:table-cell>
          <table:table-cell table:style-name="ce120" table:formula="of:=[.W17]*21.4/1000000" office:value-type="float" office:value="0.005744295" calcext:value-type="float">
            <text:p>0.006</text:p>
          </table:table-cell>
        </table:table-row>
        <table:table-row table:style-name="ro1">
          <table:table-cell table:number-columns-repeated="4"/>
          <table:table-cell table:style-name="ce5"/>
          <table:table-cell table:style-name="ce10" office:value-type="float" office:value="46.77" calcext:value-type="float">
            <text:p>46.77</text:p>
          </table:table-cell>
          <table:table-cell table:style-name="ce10" office:value-type="float" office:value="78.66" calcext:value-type="float">
            <text:p>78.66</text:p>
          </table:table-cell>
          <table:table-cell table:style-name="ce10" office:value-type="float" office:value="108.9" calcext:value-type="float">
            <text:p>108.9</text:p>
          </table:table-cell>
          <table:table-cell table:style-name="ce10" office:value-type="float" office:value="137.4" calcext:value-type="float">
            <text:p>137.4</text:p>
          </table:table-cell>
          <table:table-cell table:style-name="ce10" office:value-type="float" office:value="164.7" calcext:value-type="float">
            <text:p>164.7</text:p>
          </table:table-cell>
          <table:table-cell table:style-name="ce10" office:value-type="float" office:value="190.4" calcext:value-type="float">
            <text:p>190.4</text:p>
          </table:table-cell>
          <table:table-cell table:style-name="ce10" office:value-type="float" office:value="214.5" calcext:value-type="float">
            <text:p>214.5</text:p>
          </table:table-cell>
          <table:table-cell table:style-name="ce10" office:value-type="float" office:value="236.5" calcext:value-type="float">
            <text:p>236.5</text:p>
          </table:table-cell>
          <table:table-cell table:style-name="ce10" office:value-type="float" office:value="259.4" calcext:value-type="float">
            <text:p>259.4</text:p>
          </table:table-cell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.1" calcext:value-type="float">
            <text:p>303.1</text:p>
          </table:table-cell>
          <table:table-cell table:style-name="ce10" office:value-type="float" office:value="323.6" calcext:value-type="float">
            <text:p>323.6</text:p>
          </table:table-cell>
          <table:table-cell table:style-name="ce10" office:value-type="float" office:value="335.4" calcext:value-type="float">
            <text:p>335.4</text:p>
          </table:table-cell>
          <table:table-cell table:style-name="ce10" office:value-type="float" office:value="195.3" calcext:value-type="float">
            <text:p>195.3</text:p>
          </table:table-cell>
          <table:table-cell/>
          <table:table-cell table:style-name="ce17" office:value-type="float" office:value="63" calcext:value-type="float">
            <text:p>63</text:p>
          </table:table-cell>
          <table:table-cell table:style-name="ce119" office:value-type="float" office:value="78972.5" calcext:value-type="float">
            <text:p>78972.5</text:p>
          </table:table-cell>
          <table:table-cell table:style-name="ce119" office:value-type="float" office:value="284.675" calcext:value-type="float">
            <text:p>284.7</text:p>
          </table:table-cell>
          <table:table-cell table:style-name="ce119" office:value-type="float" office:value="335.325" calcext:value-type="float">
            <text:p>335.3</text:p>
          </table:table-cell>
          <table:table-cell table:style-name="ce119" office:value-type="float" office:value="25.4" calcext:value-type="float">
            <text:p>25.4</text:p>
          </table:table-cell>
          <table:table-cell table:style-name="ce120" table:formula="of:=[.V18]*21.4/1000000" office:value-type="float" office:value="1.6900115" calcext:value-type="float">
            <text:p>1.690</text:p>
          </table:table-cell>
          <table:table-cell table:style-name="ce120" table:formula="of:=[.W18]*21.4/1000000" office:value-type="float" office:value="0.006092045" calcext:value-type="float">
            <text:p>0.006</text:p>
          </table:table-cell>
        </table:table-row>
        <table:table-row table:style-name="ro1">
          <table:table-cell office:value-type="string" calcext:value-type="string">
            <text:p>G30_O120_Ch1_PulseIn_20191119_115057.txt</text:p>
          </table:table-cell>
          <table:table-cell table:number-columns-repeated="3"/>
          <table:table-cell table:style-name="ce5"/>
          <table:table-cell table:style-name="ce10" office:value-type="float" office:value="46.8" calcext:value-type="float">
            <text:p>46.8</text:p>
          </table:table-cell>
          <table:table-cell table:style-name="ce10" office:value-type="float" office:value="78.63" calcext:value-type="float">
            <text:p>78.63</text:p>
          </table:table-cell>
          <table:table-cell table:style-name="ce10"/>
          <table:table-cell table:style-name="ce10" office:value-type="float" office:value="137.5" calcext:value-type="float">
            <text:p>137.5</text:p>
          </table:table-cell>
          <table:table-cell table:style-name="ce10" office:value-type="float" office:value="164.6" calcext:value-type="float">
            <text:p>164.6</text:p>
          </table:table-cell>
          <table:table-cell table:style-name="ce10" office:value-type="float" office:value="190.4" calcext:value-type="float">
            <text:p>190.4</text:p>
          </table:table-cell>
          <table:table-cell table:style-name="ce10" office:value-type="float" office:value="214.6" calcext:value-type="float">
            <text:p>214.6</text:p>
          </table:table-cell>
          <table:table-cell table:style-name="ce10" office:value-type="float" office:value="236.5" calcext:value-type="float">
            <text:p>236.5</text:p>
          </table:table-cell>
          <table:table-cell table:style-name="ce10"/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.2" calcext:value-type="float">
            <text:p>303.2</text:p>
          </table:table-cell>
          <table:table-cell table:style-name="ce10" office:value-type="float" office:value="323.5" calcext:value-type="float">
            <text:p>323.5</text:p>
          </table:table-cell>
          <table:table-cell table:style-name="ce10" office:value-type="float" office:value="335.2" calcext:value-type="float">
            <text:p>335.2</text:p>
          </table:table-cell>
          <table:table-cell table:style-name="ce10" office:value-type="float" office:value="195.3" calcext:value-type="float">
            <text:p>195.3</text:p>
          </table:table-cell>
          <table:table-cell/>
          <table:table-cell table:style-name="ce17" office:value-type="string" calcext:value-type="string">
            <text:p>CF1</text:p>
          </table:table-cell>
          <table:table-cell table:style-name="ce119" office:value-type="float" office:value="45995.5" calcext:value-type="float">
            <text:p>45995.5</text:p>
          </table:table-cell>
          <table:table-cell table:style-name="ce119" office:value-type="float" office:value="185.56" calcext:value-type="float">
            <text:p>185.6</text:p>
          </table:table-cell>
          <table:table-cell table:style-name="ce119" office:value-type="float" office:value="195.3" calcext:value-type="float">
            <text:p>195.3</text:p>
          </table:table-cell>
          <table:table-cell table:style-name="ce119" office:value-type="float" office:value="14.8" calcext:value-type="float">
            <text:p>14.8</text:p>
          </table:table-cell>
          <table:table-cell table:style-name="ce120" table:formula="of:=[.V19]*21.4/1000000" office:value-type="float" office:value="0.9843037" calcext:value-type="float">
            <text:p>0.984</text:p>
          </table:table-cell>
          <table:table-cell table:style-name="ce120" table:formula="of:=[.W19]*21.4/1000000" office:value-type="float" office:value="0.003970984" calcext:value-type="float">
            <text:p>0.004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847.1" calcext:value-type="float">
            <text:p>44847.1</text:p>
          </table:table-cell>
          <table:table-cell table:number-columns-repeated="2"/>
          <table:table-cell table:style-name="ce5"/>
          <table:table-cell table:style-name="ce10" table:number-columns-repeated="9"/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.1" calcext:value-type="float">
            <text:p>303.1</text:p>
          </table:table-cell>
          <table:table-cell table:style-name="ce10" table:number-columns-repeated="2"/>
          <table:table-cell table:style-name="ce10" office:value-type="float" office:value="195.3" calcext:value-type="float">
            <text:p>195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style-name="ce5"/>
          <table:table-cell table:style-name="ce10" table:number-columns-repeated="14"/>
          <table:table-cell table:number-columns-repeated="8"/>
        </table:table-row>
        <table:table-row table:style-name="ro2">
          <table:table-cell office:value-type="string" calcext:value-type="string">
            <text:p>abs_gain</text:p>
          </table:table-cell>
          <table:table-cell office:value-type="float" office:value="190.4" calcext:value-type="float">
            <text:p>190.4</text:p>
          </table:table-cell>
          <table:table-cell table:number-columns-repeated="2"/>
          <table:table-cell table:style-name="ce7"/>
          <table:table-cell table:style-name="ce14" table:formula="of:=AVERAGE([.F16:.F21])" office:value-type="float" office:value="46.7875" calcext:value-type="float">
            <text:p>46.8</text:p>
          </table:table-cell>
          <table:table-cell table:style-name="ce14" table:formula="of:=AVERAGE([.G16:.G21])" office:value-type="float" office:value="78.655" calcext:value-type="float">
            <text:p>78.7</text:p>
          </table:table-cell>
          <table:table-cell table:style-name="ce14" table:formula="of:=AVERAGE([.H16:.H21])" office:value-type="float" office:value="108.9" calcext:value-type="float">
            <text:p>108.9</text:p>
          </table:table-cell>
          <table:table-cell table:style-name="ce14" table:formula="of:=AVERAGE([.I16:.I21])" office:value-type="float" office:value="137.45" calcext:value-type="float">
            <text:p>137.5</text:p>
          </table:table-cell>
          <table:table-cell table:style-name="ce14" table:formula="of:=AVERAGE([.J16:.J21])" office:value-type="float" office:value="164.625" calcext:value-type="float">
            <text:p>164.6</text:p>
          </table:table-cell>
          <table:table-cell table:style-name="ce14" table:formula="of:=AVERAGE([.K16:.K21])" office:value-type="float" office:value="190.4" calcext:value-type="float">
            <text:p>190.4</text:p>
          </table:table-cell>
          <table:table-cell table:style-name="ce14" table:formula="of:=AVERAGE([.L16:.L21])" office:value-type="float" office:value="214.55" calcext:value-type="float">
            <text:p>214.6</text:p>
          </table:table-cell>
          <table:table-cell table:style-name="ce14" table:formula="of:=AVERAGE([.M16:.M21])" office:value-type="float" office:value="236.525" calcext:value-type="float">
            <text:p>236.5</text:p>
          </table:table-cell>
          <table:table-cell table:style-name="ce14" table:formula="of:=AVERAGE([.N16:.N21])" office:value-type="float" office:value="259.5" calcext:value-type="float">
            <text:p>259.5</text:p>
          </table:table-cell>
          <table:table-cell table:style-name="ce14" table:formula="of:=AVERAGE([.O16:.O21])" office:value-type="float" office:value="281.8" calcext:value-type="float">
            <text:p>281.8</text:p>
          </table:table-cell>
          <table:table-cell table:style-name="ce14" table:formula="of:=AVERAGE([.P16:.P21])" office:value-type="float" office:value="303.14" calcext:value-type="float">
            <text:p>303.1</text:p>
          </table:table-cell>
          <table:table-cell table:style-name="ce14" table:formula="of:=AVERAGE([.Q16:.Q21])" office:value-type="float" office:value="323.55" calcext:value-type="float">
            <text:p>323.6</text:p>
          </table:table-cell>
          <table:table-cell table:style-name="ce14" table:formula="of:=AVERAGE([.R16:.R21])" office:value-type="float" office:value="335.325" calcext:value-type="float">
            <text:p>335.3</text:p>
          </table:table-cell>
          <table:table-cell table:style-name="ce14" table:formula="of:=AVERAGE([.S16:.S21])" office:value-type="float" office:value="195.3" calcext:value-type="float">
            <text:p>195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table:style-name="ce8" office:value-type="string" calcext:value-type="string">
            <text:p>abs gain Err</text:p>
          </table:table-cell>
          <table:table-cell table:style-name="ce94" office:value-type="float" office:value="3.54" calcext:value-type="float">
            <text:p>3.54</text:p>
          </table:table-cell>
          <table:table-cell table:style-name="ce94" office:value-type="float" office:value="5.95" calcext:value-type="float">
            <text:p>5.95</text:p>
          </table:table-cell>
          <table:table-cell table:style-name="ce94" office:value-type="float" office:value="8.23" calcext:value-type="float">
            <text:p>8.23</text:p>
          </table:table-cell>
          <table:table-cell table:style-name="ce94" office:value-type="float" office:value="10.4" calcext:value-type="float">
            <text:p>10.4</text:p>
          </table:table-cell>
          <table:table-cell table:style-name="ce94" office:value-type="float" office:value="12.5" calcext:value-type="float">
            <text:p>12.5</text:p>
          </table:table-cell>
          <table:table-cell table:style-name="ce94" office:value-type="float" office:value="14.4" calcext:value-type="float">
            <text:p>14.4</text:p>
          </table:table-cell>
          <table:table-cell table:style-name="ce94" office:value-type="float" office:value="16.2" calcext:value-type="float">
            <text:p>16.2</text:p>
          </table:table-cell>
          <table:table-cell table:style-name="ce94" office:value-type="float" office:value="17.9" calcext:value-type="float">
            <text:p>17.9</text:p>
          </table:table-cell>
          <table:table-cell table:style-name="ce94" office:value-type="float" office:value="19.6" calcext:value-type="float">
            <text:p>19.6</text:p>
          </table:table-cell>
          <table:table-cell table:style-name="ce94" office:value-type="float" office:value="21.3" calcext:value-type="float">
            <text:p>21.3</text:p>
          </table:table-cell>
          <table:table-cell table:style-name="ce94" office:value-type="float" office:value="22.9" calcext:value-type="float">
            <text:p>22.9</text:p>
          </table:table-cell>
          <table:table-cell table:style-name="ce94" office:value-type="float" office:value="24.5" calcext:value-type="float">
            <text:p>24.5</text:p>
          </table:table-cell>
          <table:table-cell table:style-name="ce94" office:value-type="float" office:value="25.4" calcext:value-type="float">
            <text:p>25.4</text:p>
          </table:table-cell>
          <table:table-cell table:style-name="ce94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8"/>
          <table:table-cell table:style-name="ce94" office:value-type="float" office:value="3.54" calcext:value-type="float">
            <text:p>3.54</text:p>
          </table:table-cell>
          <table:table-cell table:style-name="ce94" office:value-type="float" office:value="5.95" calcext:value-type="float">
            <text:p>5.95</text:p>
          </table:table-cell>
          <table:table-cell table:style-name="ce94" office:value-type="float" office:value="8.23" calcext:value-type="float">
            <text:p>8.23</text:p>
          </table:table-cell>
          <table:table-cell table:style-name="ce94" office:value-type="float" office:value="10.4" calcext:value-type="float">
            <text:p>10.4</text:p>
          </table:table-cell>
          <table:table-cell table:style-name="ce94" office:value-type="float" office:value="12.4" calcext:value-type="float">
            <text:p>12.4</text:p>
          </table:table-cell>
          <table:table-cell table:style-name="ce94" office:value-type="float" office:value="14.4" calcext:value-type="float">
            <text:p>14.4</text:p>
          </table:table-cell>
          <table:table-cell table:style-name="ce94" office:value-type="float" office:value="16.2" calcext:value-type="float">
            <text:p>16.2</text:p>
          </table:table-cell>
          <table:table-cell table:style-name="ce94" office:value-type="float" office:value="17.9" calcext:value-type="float">
            <text:p>17.9</text:p>
          </table:table-cell>
          <table:table-cell table:style-name="ce94" office:value-type="float" office:value="19.6" calcext:value-type="float">
            <text:p>19.6</text:p>
          </table:table-cell>
          <table:table-cell table:style-name="ce94" office:value-type="float" office:value="21.3" calcext:value-type="float">
            <text:p>21.3</text:p>
          </table:table-cell>
          <table:table-cell table:style-name="ce94" office:value-type="float" office:value="22.9" calcext:value-type="float">
            <text:p>22.9</text:p>
          </table:table-cell>
          <table:table-cell table:style-name="ce94" office:value-type="float" office:value="24.5" calcext:value-type="float">
            <text:p>24.5</text:p>
          </table:table-cell>
          <table:table-cell table:style-name="ce94" office:value-type="float" office:value="25.4" calcext:value-type="float">
            <text:p>25.4</text:p>
          </table:table-cell>
          <table:table-cell table:style-name="ce94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5_O120_Ch1_PulseIn_20191119_115138.txt</text:p>
          </table:table-cell>
          <table:table-cell table:number-columns-repeated="3"/>
          <table:table-cell table:style-name="ce8"/>
          <table:table-cell table:style-name="ce94" office:value-type="float" office:value="3.54" calcext:value-type="float">
            <text:p>3.54</text:p>
          </table:table-cell>
          <table:table-cell table:style-name="ce94" office:value-type="float" office:value="5.95" calcext:value-type="float">
            <text:p>5.95</text:p>
          </table:table-cell>
          <table:table-cell table:style-name="ce94" office:value-type="float" office:value="8.23" calcext:value-type="float">
            <text:p>8.23</text:p>
          </table:table-cell>
          <table:table-cell table:style-name="ce94" office:value-type="float" office:value="10.4" calcext:value-type="float">
            <text:p>10.4</text:p>
          </table:table-cell>
          <table:table-cell table:style-name="ce94" office:value-type="float" office:value="12.5" calcext:value-type="float">
            <text:p>12.5</text:p>
          </table:table-cell>
          <table:table-cell table:style-name="ce94" office:value-type="float" office:value="14.4" calcext:value-type="float">
            <text:p>14.4</text:p>
          </table:table-cell>
          <table:table-cell table:style-name="ce94" office:value-type="float" office:value="16.2" calcext:value-type="float">
            <text:p>16.2</text:p>
          </table:table-cell>
          <table:table-cell table:style-name="ce94" office:value-type="float" office:value="17.9" calcext:value-type="float">
            <text:p>17.9</text:p>
          </table:table-cell>
          <table:table-cell table:style-name="ce94" office:value-type="float" office:value="19.6" calcext:value-type="float">
            <text:p>19.6</text:p>
          </table:table-cell>
          <table:table-cell table:style-name="ce94" office:value-type="float" office:value="21.3" calcext:value-type="float">
            <text:p>21.3</text:p>
          </table:table-cell>
          <table:table-cell table:style-name="ce94" office:value-type="float" office:value="22.9" calcext:value-type="float">
            <text:p>22.9</text:p>
          </table:table-cell>
          <table:table-cell table:style-name="ce94" office:value-type="float" office:value="24.5" calcext:value-type="float">
            <text:p>24.5</text:p>
          </table:table-cell>
          <table:table-cell table:style-name="ce94" office:value-type="float" office:value="25.4" calcext:value-type="float">
            <text:p>25.4</text:p>
          </table:table-cell>
          <table:table-cell table:style-name="ce94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30.8" calcext:value-type="float">
            <text:p>61130.8</text:p>
          </table:table-cell>
          <table:table-cell table:number-columns-repeated="2"/>
          <table:table-cell table:style-name="ce8"/>
          <table:table-cell table:style-name="ce94" office:value-type="float" office:value="3.54" calcext:value-type="float">
            <text:p>3.54</text:p>
          </table:table-cell>
          <table:table-cell table:style-name="ce94" office:value-type="float" office:value="5.95" calcext:value-type="float">
            <text:p>5.95</text:p>
          </table:table-cell>
          <table:table-cell table:style-name="ce94"/>
          <table:table-cell table:style-name="ce94" office:value-type="float" office:value="10.4" calcext:value-type="float">
            <text:p>10.4</text:p>
          </table:table-cell>
          <table:table-cell table:style-name="ce94" office:value-type="float" office:value="12.4" calcext:value-type="float">
            <text:p>12.4</text:p>
          </table:table-cell>
          <table:table-cell table:style-name="ce94" office:value-type="float" office:value="14.4" calcext:value-type="float">
            <text:p>14.4</text:p>
          </table:table-cell>
          <table:table-cell table:style-name="ce94" office:value-type="float" office:value="16.2" calcext:value-type="float">
            <text:p>16.2</text:p>
          </table:table-cell>
          <table:table-cell table:style-name="ce94" office:value-type="float" office:value="17.9" calcext:value-type="float">
            <text:p>17.9</text:p>
          </table:table-cell>
          <table:table-cell table:style-name="ce94"/>
          <table:table-cell table:style-name="ce94" office:value-type="float" office:value="21.3" calcext:value-type="float">
            <text:p>21.3</text:p>
          </table:table-cell>
          <table:table-cell table:style-name="ce94" office:value-type="float" office:value="22.9" calcext:value-type="float">
            <text:p>22.9</text:p>
          </table:table-cell>
          <table:table-cell table:style-name="ce94" office:value-type="float" office:value="24.5" calcext:value-type="float">
            <text:p>24.5</text:p>
          </table:table-cell>
          <table:table-cell table:style-name="ce94" office:value-type="float" office:value="25.4" calcext:value-type="float">
            <text:p>25.4</text:p>
          </table:table-cell>
          <table:table-cell table:style-name="ce94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5.2" calcext:value-type="float">
            <text:p>215.2</text:p>
          </table:table-cell>
          <table:table-cell table:number-columns-repeated="2"/>
          <table:table-cell table:style-name="ce8"/>
          <table:table-cell table:style-name="ce94" table:number-columns-repeated="9"/>
          <table:table-cell table:style-name="ce94" office:value-type="float" office:value="21.3" calcext:value-type="float">
            <text:p>21.3</text:p>
          </table:table-cell>
          <table:table-cell table:style-name="ce94" office:value-type="float" office:value="22.9" calcext:value-type="float">
            <text:p>22.9</text:p>
          </table:table-cell>
          <table:table-cell table:style-name="ce94" table:number-columns-repeated="2"/>
          <table:table-cell table:style-name="ce94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6" calcext:value-type="float">
            <text:p>259.6</text:p>
          </table:table-cell>
          <table:table-cell table:number-columns-repeated="2"/>
          <table:table-cell table:style-name="ce90"/>
          <table:table-cell table:style-name="ce94" table:number-columns-repeated="14"/>
          <table:table-cell table:number-columns-repeated="8"/>
        </table:table-row>
        <table:table-row table:style-name="ro2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table:style-name="ce8"/>
          <table:table-cell table:style-name="ce15" table:formula="of:=AVERAGE([.F23:.F28])" office:value-type="float" office:value="3.54" calcext:value-type="float">
            <text:p>3.5</text:p>
          </table:table-cell>
          <table:table-cell table:style-name="ce15" table:formula="of:=AVERAGE([.G23:.G28])" office:value-type="float" office:value="5.95" calcext:value-type="float">
            <text:p>6.0</text:p>
          </table:table-cell>
          <table:table-cell table:style-name="ce15" table:formula="of:=AVERAGE([.H23:.H28])" office:value-type="float" office:value="8.23" calcext:value-type="float">
            <text:p>8.2</text:p>
          </table:table-cell>
          <table:table-cell table:style-name="ce15" table:formula="of:=AVERAGE([.I23:.I28])" office:value-type="float" office:value="10.4" calcext:value-type="float">
            <text:p>10.4</text:p>
          </table:table-cell>
          <table:table-cell table:style-name="ce15" table:formula="of:=AVERAGE([.J23:.J28])" office:value-type="float" office:value="12.45" calcext:value-type="float">
            <text:p>12.5</text:p>
          </table:table-cell>
          <table:table-cell table:style-name="ce15" table:formula="of:=AVERAGE([.K23:.K28])" office:value-type="float" office:value="14.4" calcext:value-type="float">
            <text:p>14.4</text:p>
          </table:table-cell>
          <table:table-cell table:style-name="ce15" table:formula="of:=AVERAGE([.L23:.L28])" office:value-type="float" office:value="16.2" calcext:value-type="float">
            <text:p>16.2</text:p>
          </table:table-cell>
          <table:table-cell table:style-name="ce15" table:formula="of:=AVERAGE([.M23:.M28])" office:value-type="float" office:value="17.9" calcext:value-type="float">
            <text:p>17.9</text:p>
          </table:table-cell>
          <table:table-cell table:style-name="ce15" table:formula="of:=AVERAGE([.N23:.N28])" office:value-type="float" office:value="19.6" calcext:value-type="float">
            <text:p>19.6</text:p>
          </table:table-cell>
          <table:table-cell table:style-name="ce15" table:formula="of:=AVERAGE([.O23:.O28])" office:value-type="float" office:value="21.3" calcext:value-type="float">
            <text:p>21.3</text:p>
          </table:table-cell>
          <table:table-cell table:style-name="ce15" table:formula="of:=AVERAGE([.P23:.P28])" office:value-type="float" office:value="22.9" calcext:value-type="float">
            <text:p>22.9</text:p>
          </table:table-cell>
          <table:table-cell table:style-name="ce15" table:formula="of:=AVERAGE([.Q23:.Q28])" office:value-type="float" office:value="24.5" calcext:value-type="float">
            <text:p>24.5</text:p>
          </table:table-cell>
          <table:table-cell table:style-name="ce15" table:formula="of:=AVERAGE([.R23:.R28])" office:value-type="float" office:value="25.4" calcext:value-type="float">
            <text:p>25.4</text:p>
          </table:table-cell>
          <table:table-cell table:style-name="ce15" table:formula="of:=AVERAGE([.S23:.S28])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1_PulseIn_20191119_11491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006.9" calcext:value-type="float">
            <text:p>46006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7" calcext:value-type="float">
            <text:p>1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1_PulseIn_20191119_1149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19.2" calcext:value-type="float">
            <text:p>1101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74" calcext:value-type="float">
            <text:p>40.7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79" calcext:value-type="float">
            <text:p>46.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1_PulseIn_20191119_11511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525.4" calcext:value-type="float">
            <text:p>5052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9.5" calcext:value-type="float">
            <text:p>17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4.5" calcext:value-type="float">
            <text:p>21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1_PulseIn_20191119_11512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709.2" calcext:value-type="float">
            <text:p>5570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4.5" calcext:value-type="float">
            <text:p>19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5" calcext:value-type="float">
            <text:p>23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1_PulseIn_20191119_1149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19.1" calcext:value-type="float">
            <text:p>11019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1.71" calcext:value-type="float">
            <text:p>41.7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79" calcext:value-type="float">
            <text:p>46.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1_PulseIn_20191119_11493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14.9" calcext:value-type="float">
            <text:p>11014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2.95" calcext:value-type="float">
            <text:p>42.9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77" calcext:value-type="float">
            <text:p>46.7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1_PulseIn_20191119_11512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716.3" calcext:value-type="float">
            <text:p>55716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9" calcext:value-type="float">
            <text:p>1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6" calcext:value-type="float">
            <text:p>236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1_PulseIn_20191119_11504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73.5" calcext:value-type="float">
            <text:p>3877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0.9" calcext:value-type="float">
            <text:p>14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6" calcext:value-type="float">
            <text:p>16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1_PulseIn_20191119_11511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526.8" calcext:value-type="float">
            <text:p>50526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9.2" calcext:value-type="float">
            <text:p>16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4.5" calcext:value-type="float">
            <text:p>21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1_PulseIn_20191119_1149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21.1" calcext:value-type="float">
            <text:p>1102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2.54" calcext:value-type="float">
            <text:p>42.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8" calcext:value-type="float">
            <text:p>46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71.2" calcext:value-type="float">
            <text:p>7137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0.6" calcext:value-type="float">
            <text:p>250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" calcext:value-type="float">
            <text:p>3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1_PulseIn_20191119_1152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205.2" calcext:value-type="float">
            <text:p>7620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0.9" calcext:value-type="float">
            <text:p>27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6" calcext:value-type="float">
            <text:p>32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5" calcext:value-type="float">
            <text:p>24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1_PulseIn_20191119_11500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26.8" calcext:value-type="float">
            <text:p>18526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9.89" calcext:value-type="float">
            <text:p>59.8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67" calcext:value-type="float">
            <text:p>78.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1_PulseIn_20191119_1150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73.7" calcext:value-type="float">
            <text:p>32373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9.8" calcext:value-type="float">
            <text:p>109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74.1" calcext:value-type="float">
            <text:p>66374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9.7" calcext:value-type="float">
            <text:p>229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1_PulseIn_20191119_11522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81.3" calcext:value-type="float">
            <text:p>7618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5.3" calcext:value-type="float">
            <text:p>27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5" calcext:value-type="float">
            <text:p>32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5" calcext:value-type="float">
            <text:p>24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420.2" calcext:value-type="float">
            <text:p>71420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5.2" calcext:value-type="float">
            <text:p>28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.3" calcext:value-type="float">
            <text:p>30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1_PulseIn_20191119_11522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201.8" calcext:value-type="float">
            <text:p>7620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5.6" calcext:value-type="float">
            <text:p>265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6" calcext:value-type="float">
            <text:p>32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5" calcext:value-type="float">
            <text:p>24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1_PulseIn_20191119_11503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60.5" calcext:value-type="float">
            <text:p>32360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3.4" calcext:value-type="float">
            <text:p>103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4" calcext:value-type="float">
            <text:p>13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69.3" calcext:value-type="float">
            <text:p>66369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30.8" calcext:value-type="float">
            <text:p>230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86.1" calcext:value-type="float">
            <text:p>71386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0.7" calcext:value-type="float">
            <text:p>260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.1" calcext:value-type="float">
            <text:p>30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1_PulseIn_20191119_1150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56.6" calcext:value-type="float">
            <text:p>32356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3.9" calcext:value-type="float">
            <text:p>11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4" calcext:value-type="float">
            <text:p>13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60.9" calcext:value-type="float">
            <text:p>6636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6.1" calcext:value-type="float">
            <text:p>226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407.6" calcext:value-type="float">
            <text:p>71407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9.1" calcext:value-type="float">
            <text:p>259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.2" calcext:value-type="float">
            <text:p>30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71.5" calcext:value-type="float">
            <text:p>66371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0" calcext:value-type="float">
            <text:p>2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1_PulseIn_20191119_1150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72.7" calcext:value-type="float">
            <text:p>32372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9.9" calcext:value-type="float">
            <text:p>10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78.5" calcext:value-type="float">
            <text:p>66378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35.4" calcext:value-type="float">
            <text:p>23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1_PulseIn_20191119_1152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86.5" calcext:value-type="float">
            <text:p>7618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1.9" calcext:value-type="float">
            <text:p>26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5" calcext:value-type="float">
            <text:p>32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5" calcext:value-type="float">
            <text:p>24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1_PulseIn_20191119_1152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97.8" calcext:value-type="float">
            <text:p>78997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3.9" calcext:value-type="float">
            <text:p>28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4" calcext:value-type="float">
            <text:p>33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4" calcext:value-type="float">
            <text:p>25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1_PulseIn_20191119_11523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66.9" calcext:value-type="float">
            <text:p>78966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4.7" calcext:value-type="float">
            <text:p>28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3" calcext:value-type="float">
            <text:p>33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4" calcext:value-type="float">
            <text:p>25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1_PulseIn_20191119_11501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40.3" calcext:value-type="float">
            <text:p>25640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5.87" calcext:value-type="float">
            <text:p>85.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9" calcext:value-type="float">
            <text:p>10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3" calcext:value-type="float">
            <text:p>8.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86.4" calcext:value-type="float">
            <text:p>7138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7.1" calcext:value-type="float">
            <text:p>257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.1" calcext:value-type="float">
            <text:p>30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1_PulseIn_20191119_1152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79.8" calcext:value-type="float">
            <text:p>78979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8.8" calcext:value-type="float">
            <text:p>278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4" calcext:value-type="float">
            <text:p>33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4" calcext:value-type="float">
            <text:p>25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1_PulseIn_20191119_1150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43.9" calcext:value-type="float">
            <text:p>2564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4.62" calcext:value-type="float">
            <text:p>84.6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9" calcext:value-type="float">
            <text:p>10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3" calcext:value-type="float">
            <text:p>8.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1_PulseIn_20191119_11500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25.9" calcext:value-type="float">
            <text:p>18525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99" calcext:value-type="float">
            <text:p>60.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66" calcext:value-type="float">
            <text:p>78.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1_PulseIn_20191119_11514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20.6" calcext:value-type="float">
            <text:p>61120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8.6" calcext:value-type="float">
            <text:p>208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5" calcext:value-type="float">
            <text:p>25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1_PulseIn_20191119_11501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26.4" calcext:value-type="float">
            <text:p>1852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4.81" calcext:value-type="float">
            <text:p>64.8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66" calcext:value-type="float">
            <text:p>78.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1_PulseIn_20191119_11502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39.9" calcext:value-type="float">
            <text:p>2563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6.42" calcext:value-type="float">
            <text:p>86.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9" calcext:value-type="float">
            <text:p>10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3" calcext:value-type="float">
            <text:p>8.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1_PulseIn_20191119_11500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19" calcext:value-type="float">
            <text:p>185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31" calcext:value-type="float">
            <text:p>60.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63" calcext:value-type="float">
            <text:p>78.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1_PulseIn_20191119_1152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45.5" calcext:value-type="float">
            <text:p>78945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1.3" calcext:value-type="float">
            <text:p>29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2" calcext:value-type="float">
            <text:p>33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4" calcext:value-type="float">
            <text:p>25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1_PulseIn_20191119_11512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702.8" calcext:value-type="float">
            <text:p>55702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4.7" calcext:value-type="float">
            <text:p>19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5" calcext:value-type="float">
            <text:p>23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1_PulseIn_20191119_11504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65" calcext:value-type="float">
            <text:p>3876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4" calcext:value-type="float">
            <text:p>1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6" calcext:value-type="float">
            <text:p>16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1_PulseIn_20191119_11504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80.4" calcext:value-type="float">
            <text:p>3878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7.6" calcext:value-type="float">
            <text:p>127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1_PulseIn_20191119_11512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709.3" calcext:value-type="float">
            <text:p>55709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2.9" calcext:value-type="float">
            <text:p>192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5" calcext:value-type="float">
            <text:p>23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1_PulseIn_20191119_11504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69.5" calcext:value-type="float">
            <text:p>3876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0" calcext:value-type="float">
            <text:p>1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6" calcext:value-type="float">
            <text:p>16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1_PulseIn_20191119_11510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849.2" calcext:value-type="float">
            <text:p>4484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8" calcext:value-type="float">
            <text:p>14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.4" calcext:value-type="float">
            <text:p>19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1_PulseIn_20191119_11510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847.4" calcext:value-type="float">
            <text:p>4484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1" calcext:value-type="float">
            <text:p>1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.4" calcext:value-type="float">
            <text:p>19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1_PulseIn_20191119_1149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87.1" calcext:value-type="float">
            <text:p>45987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9.9" calcext:value-type="float">
            <text:p>17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1_PulseIn_20191119_1149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000" calcext:value-type="float">
            <text:p>46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6.3" calcext:value-type="float">
            <text:p>186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1_PulseIn_20191119_11505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845.7" calcext:value-type="float">
            <text:p>44845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7.4" calcext:value-type="float">
            <text:p>14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.4" calcext:value-type="float">
            <text:p>19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1_PulseIn_20191119_11513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099.4" calcext:value-type="float">
            <text:p>61099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4.3" calcext:value-type="float">
            <text:p>214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4" calcext:value-type="float">
            <text:p>259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1_PulseIn_20191119_11510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535.2" calcext:value-type="float">
            <text:p>5053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2.1" calcext:value-type="float">
            <text:p>172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4.6" calcext:value-type="float">
            <text:p>21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5"/>
        </table:table-row>
      </table:table>
      <table:table table:name="Transp_Ch1_results_20191119" table:style-name="ta1">
        <table:shapes>
          <draw:frame draw:z-index="0" draw:style-name="gr1" draw:text-style-name="P1" svg:width="143.74mm" svg:height="80.85mm" svg:x="4.05mm" svg:y="73.22mm">
            <draw:object draw:notify-on-update-of-ranges="Transp_Ch1.X6:Transp_Ch1.X19 Transp_Ch1.Z5:Transp_Ch1.Z5 Transp_Ch1.Z6:Transp_Ch1.Z19 Transp_Ch1.AA6:Transp_Ch1.AA19 Transp_Ch1.AA6:Transp_Ch1.AA19 Transp_Ch1.Y6:Transp_Ch1.Y19 Transp_Ch1.Y6:Transp_Ch1.Y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43.77mm" svg:height="80.86mm" svg:x="3.63mm" svg:y="155.28mm">
            <draw:object draw:notify-on-update-of-ranges="Transp_Ch1.U6:Transp_Ch1.U18 Transp_Ch1.X5:Transp_Ch1.X5 Transp_Ch1.X6:Transp_Ch1.X18 Transp_Ch1.Y6:Transp_Ch1.Y18 Transp_Ch1.Y6:Transp_Ch1.Y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6" table:default-cell-style-name="ce17"/>
        <table:table-column table:style-name="co43" table:number-columns-repeated="2" table:default-cell-style-name="ce119"/>
        <table:table-column table:style-name="co44" table:default-cell-style-name="ce119"/>
        <table:table-column table:style-name="co45" table:default-cell-style-name="ce119"/>
        <table:table-column table:style-name="co20" table:default-cell-style-name="ce120"/>
        <table:table-column table:style-name="co46" table:default-cell-style-name="ce120"/>
        <table:table-row table:style-name="ro1">
          <table:table-cell table:style-name="ce117" table:number-columns-repeated="5"/>
          <table:table-cell table:style-name="ce117" office:value-type="string" calcext:value-type="string">
            <text:p>1ADU=21.4uV</text:p>
          </table:table-cell>
          <table:table-cell table:style-name="ce117"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 office:value-type="string" calcext:value-type="string">
            <text:p>abs_gainErr</text:p>
          </table:table-cell>
          <table:table-cell table:style-name="ce117" office:value-type="string" calcext:value-type="string">
            <text:p>out ampl (V)</text:p>
          </table:table-cell>
          <table:table-cell table:style-name="ce117" office:value-type="string" calcext:value-type="string">
            <text:p>out error (V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18.575" calcext:value-type="float">
            <text:p>11018.6</text:p>
          </table:table-cell>
          <table:table-cell office:value-type="float" office:value="41.985" calcext:value-type="float">
            <text:p>42.0</text:p>
          </table:table-cell>
          <table:table-cell office:value-type="float" office:value="46.7875" calcext:value-type="float">
            <text:p>46.8</text:p>
          </table:table-cell>
          <table:table-cell office:value-type="float" office:value="3.54" calcext:value-type="float">
            <text:p>3.5</text:p>
          </table:table-cell>
          <table:table-cell table:formula="of:=[.B3]*21.4/1000000" office:value-type="float" office:value="0.235797505" calcext:value-type="float">
            <text:p>0.236</text:p>
          </table:table-cell>
          <table:table-cell table:formula="of:=[.C3]*21.4/1000000" office:value-type="float" office:value="0.000898479" calcext:value-type="float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24.525" calcext:value-type="float">
            <text:p>18524.5</text:p>
          </table:table-cell>
          <table:table-cell office:value-type="float" office:value="61.5" calcext:value-type="float">
            <text:p>61.5</text:p>
          </table:table-cell>
          <table:table-cell office:value-type="float" office:value="78.655" calcext:value-type="float">
            <text:p>78.7</text:p>
          </table:table-cell>
          <table:table-cell office:value-type="float" office:value="5.95" calcext:value-type="float">
            <text:p>6.0</text:p>
          </table:table-cell>
          <table:table-cell table:formula="of:=[.B4]*21.4/1000000" office:value-type="float" office:value="0.396424835" calcext:value-type="float">
            <text:p>0.396</text:p>
          </table:table-cell>
          <table:table-cell table:formula="of:=[.C4]*21.4/1000000" office:value-type="float" office:value="0.0013161" calcext:value-type="float">
            <text:p>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41.3666666667" calcext:value-type="float">
            <text:p>25641.4</text:p>
          </table:table-cell>
          <table:table-cell office:value-type="float" office:value="85.6366666666667" calcext:value-type="float">
            <text:p>85.6</text:p>
          </table:table-cell>
          <table:table-cell office:value-type="float" office:value="108.9" calcext:value-type="float">
            <text:p>108.9</text:p>
          </table:table-cell>
          <table:table-cell office:value-type="float" office:value="8.23" calcext:value-type="float">
            <text:p>8.2</text:p>
          </table:table-cell>
          <table:table-cell table:formula="of:=[.B5]*21.4/1000000" office:value-type="float" office:value="0.548725246666667" calcext:value-type="float">
            <text:p>0.549</text:p>
          </table:table-cell>
          <table:table-cell table:formula="of:=[.C5]*21.4/1000000" office:value-type="float" office:value="0.00183262466666667" calcext:value-type="float">
            <text:p>0.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365.875" calcext:value-type="float">
            <text:p>32365.9</text:p>
          </table:table-cell>
          <table:table-cell office:value-type="float" office:value="109.25" calcext:value-type="float">
            <text:p>109.3</text:p>
          </table:table-cell>
          <table:table-cell office:value-type="float" office:value="137.45" calcext:value-type="float">
            <text:p>137.5</text:p>
          </table:table-cell>
          <table:table-cell office:value-type="float" office:value="10.4" calcext:value-type="float">
            <text:p>10.4</text:p>
          </table:table-cell>
          <table:table-cell table:formula="of:=[.B6]*21.4/1000000" office:value-type="float" office:value="0.692629725" calcext:value-type="float">
            <text:p>0.693</text:p>
          </table:table-cell>
          <table:table-cell table:formula="of:=[.C6]*21.4/1000000" office:value-type="float" office:value="0.00233795" calcext:value-type="float">
            <text:p>0.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772.1" calcext:value-type="float">
            <text:p>38772.1</text:p>
          </table:table-cell>
          <table:table-cell office:value-type="float" office:value="133.125" calcext:value-type="float">
            <text:p>133.1</text:p>
          </table:table-cell>
          <table:table-cell office:value-type="float" office:value="164.625" calcext:value-type="float">
            <text:p>164.6</text:p>
          </table:table-cell>
          <table:table-cell office:value-type="float" office:value="12.45" calcext:value-type="float">
            <text:p>12.5</text:p>
          </table:table-cell>
          <table:table-cell table:formula="of:=[.B7]*21.4/1000000" office:value-type="float" office:value="0.82972294" calcext:value-type="float">
            <text:p>0.830</text:p>
          </table:table-cell>
          <table:table-cell table:formula="of:=[.C7]*21.4/1000000" office:value-type="float" office:value="0.002848875" calcext:value-type="float">
            <text:p>0.0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47.35" calcext:value-type="float">
            <text:p>44847.4</text:p>
          </table:table-cell>
          <table:table-cell office:value-type="float" office:value="149.6" calcext:value-type="float">
            <text:p>149.6</text:p>
          </table:table-cell>
          <table:table-cell office:value-type="float" office:value="190.4" calcext:value-type="float">
            <text:p>190.4</text:p>
          </table:table-cell>
          <table:table-cell office:value-type="float" office:value="14.4" calcext:value-type="float">
            <text:p>14.4</text:p>
          </table:table-cell>
          <table:table-cell table:formula="of:=[.B8]*21.4/1000000" office:value-type="float" office:value="0.95973329" calcext:value-type="float">
            <text:p>0.960</text:p>
          </table:table-cell>
          <table:table-cell table:formula="of:=[.C8]*21.4/1000000" office:value-type="float" office:value="0.00320144" calcext:value-type="float">
            <text:p>0.0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530.65" calcext:value-type="float">
            <text:p>50530.7</text:p>
          </table:table-cell>
          <table:table-cell office:value-type="float" office:value="173.525" calcext:value-type="float">
            <text:p>173.5</text:p>
          </table:table-cell>
          <table:table-cell office:value-type="float" office:value="214.55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table:formula="of:=[.B9]*21.4/1000000" office:value-type="float" office:value="1.08135591" calcext:value-type="float">
            <text:p>1.081</text:p>
          </table:table-cell>
          <table:table-cell table:formula="of:=[.C9]*21.4/1000000" office:value-type="float" office:value="0.003713435" calcext:value-type="float">
            <text:p>0.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709.4" calcext:value-type="float">
            <text:p>55709.4</text:p>
          </table:table-cell>
          <table:table-cell office:value-type="float" office:value="195.275" calcext:value-type="float">
            <text:p>195.3</text:p>
          </table:table-cell>
          <table:table-cell office:value-type="float" office:value="236.525" calcext:value-type="float">
            <text:p>236.5</text:p>
          </table:table-cell>
          <table:table-cell office:value-type="float" office:value="17.9" calcext:value-type="float">
            <text:p>17.9</text:p>
          </table:table-cell>
          <table:table-cell table:formula="of:=[.B10]*21.4/1000000" office:value-type="float" office:value="1.19218116" calcext:value-type="float">
            <text:p>1.192</text:p>
          </table:table-cell>
          <table:table-cell table:formula="of:=[.C10]*21.4/1000000" office:value-type="float" office:value="0.004178885" calcext:value-type="float">
            <text:p>0.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116.9333333333" calcext:value-type="float">
            <text:p>61116.9</text:p>
          </table:table-cell>
          <table:table-cell office:value-type="float" office:value="212.7" calcext:value-type="float">
            <text:p>212.7</text:p>
          </table:table-cell>
          <table:table-cell office:value-type="float" office:value="259.5" calcext:value-type="float">
            <text:p>259.5</text:p>
          </table:table-cell>
          <table:table-cell office:value-type="float" office:value="19.6" calcext:value-type="float">
            <text:p>19.6</text:p>
          </table:table-cell>
          <table:table-cell table:formula="of:=[.B11]*21.4/1000000" office:value-type="float" office:value="1.30790237333333" calcext:value-type="float">
            <text:p>1.308</text:p>
          </table:table-cell>
          <table:table-cell table:formula="of:=[.C11]*21.4/1000000" office:value-type="float" office:value="0.00455178" calcext:value-type="float">
            <text:p>0.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370.86" calcext:value-type="float">
            <text:p>66370.9</text:p>
          </table:table-cell>
          <table:table-cell office:value-type="float" office:value="232.4" calcext:value-type="float">
            <text:p>232.4</text:p>
          </table:table-cell>
          <table:table-cell office:value-type="float" office:value="281.8" calcext:value-type="float">
            <text:p>281.8</text:p>
          </table:table-cell>
          <table:table-cell office:value-type="float" office:value="21.3" calcext:value-type="float">
            <text:p>21.3</text:p>
          </table:table-cell>
          <table:table-cell table:formula="of:=[.B12]*21.4/1000000" office:value-type="float" office:value="1.420336404" calcext:value-type="float">
            <text:p>1.420</text:p>
          </table:table-cell>
          <table:table-cell table:formula="of:=[.C12]*21.4/1000000" office:value-type="float" office:value="0.00497336" calcext:value-type="float">
            <text:p>0.0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394.3" calcext:value-type="float">
            <text:p>71394.3</text:p>
          </table:table-cell>
          <table:table-cell office:value-type="float" office:value="262.54" calcext:value-type="float">
            <text:p>262.5</text:p>
          </table:table-cell>
          <table:table-cell office:value-type="float" office:value="303.14" calcext:value-type="float">
            <text:p>303.1</text:p>
          </table:table-cell>
          <table:table-cell office:value-type="float" office:value="22.9" calcext:value-type="float">
            <text:p>22.9</text:p>
          </table:table-cell>
          <table:table-cell table:formula="of:=[.B13]*21.4/1000000" office:value-type="float" office:value="1.52783802" calcext:value-type="float">
            <text:p>1.528</text:p>
          </table:table-cell>
          <table:table-cell table:formula="of:=[.C13]*21.4/1000000" office:value-type="float" office:value="0.005618356" calcext:value-type="float">
            <text:p>0.0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193.7" calcext:value-type="float">
            <text:p>76193.7</text:p>
          </table:table-cell>
          <table:table-cell office:value-type="float" office:value="268.425" calcext:value-type="float">
            <text:p>268.4</text:p>
          </table:table-cell>
          <table:table-cell office:value-type="float" office:value="323.55" calcext:value-type="float">
            <text:p>323.6</text:p>
          </table:table-cell>
          <table:table-cell office:value-type="float" office:value="24.5" calcext:value-type="float">
            <text:p>24.5</text:p>
          </table:table-cell>
          <table:table-cell table:formula="of:=[.B14]*21.4/1000000" office:value-type="float" office:value="1.63054518" calcext:value-type="float">
            <text:p>1.631</text:p>
          </table:table-cell>
          <table:table-cell table:formula="of:=[.C14]*21.4/1000000" office:value-type="float" office:value="0.005744295" calcext:value-type="float">
            <text:p>0.0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972.5" calcext:value-type="float">
            <text:p>78972.5</text:p>
          </table:table-cell>
          <table:table-cell office:value-type="float" office:value="284.675" calcext:value-type="float">
            <text:p>284.7</text:p>
          </table:table-cell>
          <table:table-cell office:value-type="float" office:value="335.325" calcext:value-type="float">
            <text:p>335.3</text:p>
          </table:table-cell>
          <table:table-cell office:value-type="float" office:value="25.4" calcext:value-type="float">
            <text:p>25.4</text:p>
          </table:table-cell>
          <table:table-cell table:formula="of:=[.B15]*21.4/1000000" office:value-type="float" office:value="1.6900115" calcext:value-type="float">
            <text:p>1.690</text:p>
          </table:table-cell>
          <table:table-cell table:formula="of:=[.C15]*21.4/1000000" office:value-type="float" office:value="0.006092045" calcext:value-type="float">
            <text:p>0.006</text:p>
          </table:table-cell>
        </table:table-row>
        <table:table-row table:style-name="ro1">
          <table:table-cell table:style-name="ce39" office:value-type="string" calcext:value-type="string">
            <text:p>CF1</text:p>
          </table:table-cell>
          <table:table-cell table:style-name="ce123" office:value-type="float" office:value="45995.5" calcext:value-type="float">
            <text:p>45995.5</text:p>
          </table:table-cell>
          <table:table-cell table:style-name="ce123" office:value-type="float" office:value="185.56" calcext:value-type="float">
            <text:p>185.6</text:p>
          </table:table-cell>
          <table:table-cell table:style-name="ce123" office:value-type="float" office:value="195.3" calcext:value-type="float">
            <text:p>195.3</text:p>
          </table:table-cell>
          <table:table-cell table:style-name="ce123" office:value-type="float" office:value="14.8" calcext:value-type="float">
            <text:p>14.8</text:p>
          </table:table-cell>
          <table:table-cell table:style-name="ce41" table:formula="of:=[.B16]*21.4/1000000" office:value-type="float" office:value="0.9843037" calcext:value-type="float">
            <text:p>0.984</text:p>
          </table:table-cell>
          <table:table-cell table:style-name="ce41" table:formula="of:=[.C16]*21.4/1000000" office:value-type="float" office:value="0.003970984" calcext:value-type="float">
            <text:p>0.004</text:p>
          </table:table-cell>
        </table:table-row>
      </table:table>
      <table:table table:name="Transp_Ch2" table:style-name="ta1">
        <table:shapes>
          <draw:frame draw:z-index="0" draw:style-name="gr2" draw:text-style-name="P1" svg:width="159.99mm" svg:height="89.99mm" svg:x="328.62mm" svg:y="90.02mm">
            <draw:object draw:notify-on-update-of-ranges="Transp_Ch2.U5:Transp_Ch2.U17 Transp_Ch2.X4:Transp_Ch2.X4 Transp_Ch2.X5:Transp_Ch2.X17 Transp_Ch2.Y5:Transp_Ch2.Y17 Transp_Ch2.Y5:Transp_Ch2.Y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1" svg:width="159.99mm" svg:height="89.99mm" svg:x="158.16mm" svg:y="149.05mm">
            <draw:object draw:notify-on-update-of-ranges="Transp_Ch2.U5:Transp_Ch2.U17 Transp_Ch2.Y4:Transp_Ch2.Y4 Transp_Ch2.Y5:Transp_Ch2.Y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ce136"/>
        <table:table-column table:style-name="co1" table:number-columns-repeated="2" table:default-cell-style-name="Default"/>
        <table:table-column table:style-name="co47" table:default-cell-style-name="Default"/>
        <table:table-column table:style-name="co23" table:number-columns-repeated="14" table:default-cell-style-name="Default"/>
        <table:table-column table:style-name="co48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row table:style-name="ro1">
          <table:table-cell table:style-name="ce126" office:value-type="string" calcext:value-type="string">
            <text:p>G60_O120_Ch2_PulseIn_20191119_115703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6610.2" calcext:value-type="float">
            <text:p>76610.2</text:p>
          </table:table-cell>
          <table:table-cell table:number-columns-repeated="18"/>
          <table:table-cell table:style-name="ce175" office:value-type="string" calcext:value-type="string" table:number-columns-spanned="7" table:number-rows-spanned="1">
            <text:p>Channel 2</text:p>
          </table:table-cell>
          <table:covered-table-cell table:number-columns-repeated="5" table:style-name="ce192"/>
          <table:covered-table-cell table:style-name="ce199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50.5" calcext:value-type="float">
            <text:p>250.5</text:p>
          </table:table-cell>
          <table:table-cell table:number-columns-repeated="2"/>
          <table:table-cell table:style-name="ce97" office:value-type="string" calcext:value-type="string">
            <text:p>Gain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63" calcext:value-type="float">
            <text:p>63</text:p>
          </table:table-cell>
          <table:table-cell table:style-name="ce108" office:value-type="string" calcext:value-type="string">
            <text:p>CF1</text:p>
          </table:table-cell>
          <table:table-cell/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25.3" calcext:value-type="float">
            <text:p>325.3</text:p>
          </table:table-cell>
          <table:table-cell table:number-columns-repeated="2"/>
          <table:table-cell table:style-name="ce98" office:value-type="string" calcext:value-type="string">
            <text:p>ampl mean</text:p>
          </table:table-cell>
          <table:table-cell table:style-name="ce117" office:value-type="float" office:value="11033.6" calcext:value-type="float">
            <text:p>11033.6</text:p>
          </table:table-cell>
          <table:table-cell table:style-name="ce117" office:value-type="float" office:value="18542.6" calcext:value-type="float">
            <text:p>18542.6</text:p>
          </table:table-cell>
          <table:table-cell table:style-name="ce117" office:value-type="float" office:value="25673.9" calcext:value-type="float">
            <text:p>25673.9</text:p>
          </table:table-cell>
          <table:table-cell table:style-name="ce155" office:value-type="float" office:value="32390.1" calcext:value-type="float">
            <text:p>32390.1</text:p>
          </table:table-cell>
          <table:table-cell table:style-name="ce155" office:value-type="float" office:value="38788.7" calcext:value-type="float">
            <text:p>38788.7</text:p>
          </table:table-cell>
          <table:table-cell table:style-name="ce117" office:value-type="float" office:value="44735.7" calcext:value-type="float">
            <text:p>44735.7</text:p>
          </table:table-cell>
          <table:table-cell table:style-name="ce117" office:value-type="float" office:value="50288.3" calcext:value-type="float">
            <text:p>50288.3</text:p>
          </table:table-cell>
          <table:table-cell table:style-name="ce117" office:value-type="float" office:value="55984.7" calcext:value-type="float">
            <text:p>55984.7</text:p>
          </table:table-cell>
          <table:table-cell table:style-name="ce155" office:value-type="float" office:value="61476.5" calcext:value-type="float">
            <text:p>61476.5</text:p>
          </table:table-cell>
          <table:table-cell table:style-name="ce155" office:value-type="float" office:value="66723.4" calcext:value-type="float">
            <text:p>66723.4</text:p>
          </table:table-cell>
          <table:table-cell table:style-name="ce155" office:value-type="float" office:value="71787" calcext:value-type="float">
            <text:p>71787</text:p>
          </table:table-cell>
          <table:table-cell table:style-name="ce117" office:value-type="float" office:value="76610.2" calcext:value-type="float">
            <text:p>76610.2</text:p>
          </table:table-cell>
          <table:table-cell table:style-name="ce117" office:value-type="float" office:value="79416.2" calcext:value-type="float">
            <text:p>79416.2</text:p>
          </table:table-cell>
          <table:table-cell table:style-name="ce160" office:value-type="float" office:value="49657.2" calcext:value-type="float">
            <text:p>49657.2</text:p>
          </table:table-cell>
          <table:table-cell/>
          <table:table-cell table:style-name="ce44"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 office:value-type="string" calcext:value-type="string">
            <text:p>abs_gainErr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or (V)</text:p>
          </table:table-cell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4.6" calcext:value-type="float">
            <text:p>24.6</text:p>
          </table:table-cell>
          <table:table-cell table:number-columns-repeated="2"/>
          <table:table-cell table:style-name="ce98"/>
          <table:table-cell table:style-name="ce117" office:value-type="float" office:value="11034.9" calcext:value-type="float">
            <text:p>11034.9</text:p>
          </table:table-cell>
          <table:table-cell table:style-name="ce117" office:value-type="float" office:value="18546.1" calcext:value-type="float">
            <text:p>18546.1</text:p>
          </table:table-cell>
          <table:table-cell table:style-name="ce10" table:number-columns-repeated="4"/>
          <table:table-cell table:style-name="ce117" office:value-type="float" office:value="50283.5" calcext:value-type="float">
            <text:p>50283.5</text:p>
          </table:table-cell>
          <table:table-cell table:style-name="ce10" table:number-columns-repeated="4"/>
          <table:table-cell table:style-name="ce117" office:value-type="float" office:value="76618.5" calcext:value-type="float">
            <text:p>76618.5</text:p>
          </table:table-cell>
          <table:table-cell table:style-name="ce117" office:value-type="float" office:value="79413.8" calcext:value-type="float">
            <text:p>79413.8</text:p>
          </table:table-cell>
          <table:table-cell table:style-name="ce110"/>
          <table:table-cell/>
          <table:table-cell table:style-name="ce44" office:value-type="float" office:value="5" calcext:value-type="float">
            <text:p>5</text:p>
          </table:table-cell>
          <table:table-cell table:style-name="ce119" office:value-type="float" office:value="11034.65" calcext:value-type="float">
            <text:p>11034.7</text:p>
          </table:table-cell>
          <table:table-cell table:style-name="ce119" office:value-type="float" office:value="44.2125" calcext:value-type="float">
            <text:p>44.2</text:p>
          </table:table-cell>
          <table:table-cell table:style-name="ce119" office:value-type="float" office:value="46.8525" calcext:value-type="float">
            <text:p>46.9</text:p>
          </table:table-cell>
          <table:table-cell table:style-name="ce119" office:value-type="float" office:value="3.54" calcext:value-type="float">
            <text:p>3.5</text:p>
          </table:table-cell>
          <table:table-cell table:style-name="ce120" table:formula="of:=[.V5]*21.4/1000000" office:value-type="float" office:value="0.23614151" calcext:value-type="float">
            <text:p>0.236</text:p>
          </table:table-cell>
          <table:table-cell table:style-name="ce200" table:formula="of:=[.W5]*21.4/1000000" office:value-type="float" office:value="0.0009461475" calcext:value-type="float">
            <text:p>0.001</text:p>
          </table:table-cell>
        </table:table-row>
        <table:table-row table:style-name="ro1">
          <table:table-cell table:style-name="ce126" table:number-columns-repeated="2"/>
          <table:table-cell table:number-columns-repeated="2"/>
          <table:table-cell table:style-name="ce98"/>
          <table:table-cell table:style-name="ce117" office:value-type="float" office:value="11033.9" calcext:value-type="float">
            <text:p>11033.9</text:p>
          </table:table-cell>
          <table:table-cell table:style-name="ce10" table:number-columns-repeated="10"/>
          <table:table-cell table:style-name="ce117" office:value-type="float" office:value="76618.9" calcext:value-type="float">
            <text:p>76618.9</text:p>
          </table:table-cell>
          <table:table-cell table:style-name="ce10"/>
          <table:table-cell table:style-name="ce110"/>
          <table:table-cell/>
          <table:table-cell table:style-name="ce44" office:value-type="float" office:value="10" calcext:value-type="float">
            <text:p>10</text:p>
          </table:table-cell>
          <table:table-cell table:style-name="ce119" office:value-type="float" office:value="18544.35" calcext:value-type="float">
            <text:p>18544.4</text:p>
          </table:table-cell>
          <table:table-cell table:style-name="ce119" office:value-type="float" office:value="64.885" calcext:value-type="float">
            <text:p>64.9</text:p>
          </table:table-cell>
          <table:table-cell table:style-name="ce119" office:value-type="float" office:value="78.74" calcext:value-type="float">
            <text:p>78.7</text:p>
          </table:table-cell>
          <table:table-cell table:style-name="ce119" office:value-type="float" office:value="5.955" calcext:value-type="float">
            <text:p>6.0</text:p>
          </table:table-cell>
          <table:table-cell table:style-name="ce120" table:formula="of:=[.V6]*21.4/1000000" office:value-type="float" office:value="0.39684909" calcext:value-type="float">
            <text:p>0.397</text:p>
          </table:table-cell>
          <table:table-cell table:style-name="ce200" table:formula="of:=[.W6]*21.4/1000000" office:value-type="float" office:value="0.001388539" calcext:value-type="float">
            <text:p>0.001</text:p>
          </table:table-cell>
        </table:table-row>
        <table:table-row table:style-name="ro1">
          <table:table-cell table:style-name="ce126" office:value-type="string" calcext:value-type="string">
            <text:p>G5_O120_Ch2_PulseIn_20191119_115403.txt</text:p>
          </table:table-cell>
          <table:table-cell table:style-name="ce126"/>
          <table:table-cell table:number-columns-repeated="2"/>
          <table:table-cell table:style-name="ce98"/>
          <table:table-cell table:style-name="ce117" office:value-type="float" office:value="11036.2" calcext:value-type="float">
            <text:p>11036.2</text:p>
          </table:table-cell>
          <table:table-cell table:style-name="ce10" table:number-columns-repeated="10"/>
          <table:table-cell table:style-name="ce117" office:value-type="float" office:value="76598.9" calcext:value-type="float">
            <text:p>76598.9</text:p>
          </table:table-cell>
          <table:table-cell table:style-name="ce10"/>
          <table:table-cell table:style-name="ce110"/>
          <table:table-cell/>
          <table:table-cell table:style-name="ce44" office:value-type="float" office:value="15" calcext:value-type="float">
            <text:p>15</text:p>
          </table:table-cell>
          <table:table-cell table:style-name="ce119" office:value-type="float" office:value="25673.9" calcext:value-type="float">
            <text:p>25673.9</text:p>
          </table:table-cell>
          <table:table-cell table:style-name="ce119" office:value-type="float" office:value="83.3" calcext:value-type="float">
            <text:p>83.3</text:p>
          </table:table-cell>
          <table:table-cell table:style-name="ce119" office:value-type="float" office:value="109" calcext:value-type="float">
            <text:p>109.0</text:p>
          </table:table-cell>
          <table:table-cell table:style-name="ce119" office:value-type="float" office:value="8.24" calcext:value-type="float">
            <text:p>8.2</text:p>
          </table:table-cell>
          <table:table-cell table:style-name="ce120" table:formula="of:=[.V7]*21.4/1000000" office:value-type="float" office:value="0.54942146" calcext:value-type="float">
            <text:p>0.549</text:p>
          </table:table-cell>
          <table:table-cell table:style-name="ce200" table:formula="of:=[.W7]*21.4/1000000" office:value-type="float" office:value="0.00178262" calcext:value-type="float">
            <text:p>0.002</text:p>
          </table:table-cell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1033.6" calcext:value-type="float">
            <text:p>11033.6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/>
          <table:table-cell table:style-name="ce44" office:value-type="float" office:value="20" calcext:value-type="float">
            <text:p>20</text:p>
          </table:table-cell>
          <table:table-cell table:style-name="ce119" office:value-type="float" office:value="32390.1" calcext:value-type="float">
            <text:p>32390.1</text:p>
          </table:table-cell>
          <table:table-cell table:style-name="ce119" office:value-type="float" office:value="105" calcext:value-type="float">
            <text:p>105.0</text:p>
          </table:table-cell>
          <table:table-cell table:style-name="ce119" office:value-type="float" office:value="137.5" calcext:value-type="float">
            <text:p>137.5</text:p>
          </table:table-cell>
          <table:table-cell table:style-name="ce119" office:value-type="float" office:value="10.4" calcext:value-type="float">
            <text:p>10.4</text:p>
          </table:table-cell>
          <table:table-cell table:style-name="ce120" table:formula="of:=[.V8]*21.4/1000000" office:value-type="float" office:value="0.69314814" calcext:value-type="float">
            <text:p>0.693</text:p>
          </table:table-cell>
          <table:table-cell table:style-name="ce200" table:formula="of:=[.W8]*21.4/1000000" office:value-type="float" office:value="0.002247" calcext:value-type="float">
            <text:p>0.002</text:p>
          </table:table-cell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44.32" calcext:value-type="float">
            <text:p>44.32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/>
          <table:table-cell table:style-name="ce44" office:value-type="float" office:value="25" calcext:value-type="float">
            <text:p>25</text:p>
          </table:table-cell>
          <table:table-cell table:style-name="ce119" office:value-type="float" office:value="38788.7" calcext:value-type="float">
            <text:p>38788.7</text:p>
          </table:table-cell>
          <table:table-cell table:style-name="ce119" office:value-type="float" office:value="124.4" calcext:value-type="float">
            <text:p>124.4</text:p>
          </table:table-cell>
          <table:table-cell table:style-name="ce119" office:value-type="float" office:value="164.7" calcext:value-type="float">
            <text:p>164.7</text:p>
          </table:table-cell>
          <table:table-cell table:style-name="ce119" office:value-type="float" office:value="12.5" calcext:value-type="float">
            <text:p>12.5</text:p>
          </table:table-cell>
          <table:table-cell table:style-name="ce120" table:formula="of:=[.V9]*21.4/1000000" office:value-type="float" office:value="0.83007818" calcext:value-type="float">
            <text:p>0.830</text:p>
          </table:table-cell>
          <table:table-cell table:style-name="ce200" table:formula="of:=[.W9]*21.4/1000000" office:value-type="float" office:value="0.00266216" calcext:value-type="float">
            <text:p>0.003</text:p>
          </table:table-cell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46.85" calcext:value-type="float">
            <text:p>46.85</text:p>
          </table:table-cell>
          <table:table-cell table:number-columns-repeated="2"/>
          <table:table-cell table:style-name="ce99"/>
          <table:table-cell table:style-name="ce104" table:formula="of:=AVERAGE([.F4:.F9])" office:value-type="float" office:value="11034.65" calcext:value-type="float">
            <text:p>11034.7</text:p>
          </table:table-cell>
          <table:table-cell table:style-name="ce104" table:formula="of:=AVERAGE([.G4:.G9])" office:value-type="float" office:value="18544.35" calcext:value-type="float">
            <text:p>18544.4</text:p>
          </table:table-cell>
          <table:table-cell table:style-name="ce104" table:formula="of:=AVERAGE([.H4:.H9])" office:value-type="float" office:value="25673.9" calcext:value-type="float">
            <text:p>25673.9</text:p>
          </table:table-cell>
          <table:table-cell table:style-name="ce104" table:formula="of:=AVERAGE([.I4:.I9])" office:value-type="float" office:value="32390.1" calcext:value-type="float">
            <text:p>32390.1</text:p>
          </table:table-cell>
          <table:table-cell table:style-name="ce104" table:formula="of:=AVERAGE([.J4:.J9])" office:value-type="float" office:value="38788.7" calcext:value-type="float">
            <text:p>38788.7</text:p>
          </table:table-cell>
          <table:table-cell table:style-name="ce104" table:formula="of:=AVERAGE([.K4:.K9])" office:value-type="float" office:value="44735.7" calcext:value-type="float">
            <text:p>44735.7</text:p>
          </table:table-cell>
          <table:table-cell table:style-name="ce104" table:formula="of:=AVERAGE([.L4:.L9])" office:value-type="float" office:value="50285.9" calcext:value-type="float">
            <text:p>50285.9</text:p>
          </table:table-cell>
          <table:table-cell table:style-name="ce104" table:formula="of:=AVERAGE([.M4:.M9])" office:value-type="float" office:value="55984.7" calcext:value-type="float">
            <text:p>55984.7</text:p>
          </table:table-cell>
          <table:table-cell table:style-name="ce104" table:formula="of:=AVERAGE([.N4:.N9])" office:value-type="float" office:value="61476.5" calcext:value-type="float">
            <text:p>61476.5</text:p>
          </table:table-cell>
          <table:table-cell table:style-name="ce104" table:formula="of:=AVERAGE([.O4:.O9])" office:value-type="float" office:value="66723.4" calcext:value-type="float">
            <text:p>66723.4</text:p>
          </table:table-cell>
          <table:table-cell table:style-name="ce104" table:formula="of:=AVERAGE([.P4:.P9])" office:value-type="float" office:value="71787" calcext:value-type="float">
            <text:p>71787.0</text:p>
          </table:table-cell>
          <table:table-cell table:style-name="ce104" table:formula="of:=AVERAGE([.Q4:.Q9])" office:value-type="float" office:value="76611.625" calcext:value-type="float">
            <text:p>76611.6</text:p>
          </table:table-cell>
          <table:table-cell table:style-name="ce104" table:formula="of:=AVERAGE([.R4:.R9])" office:value-type="float" office:value="79415" calcext:value-type="float">
            <text:p>79415.0</text:p>
          </table:table-cell>
          <table:table-cell table:style-name="ce111" table:formula="of:=AVERAGE([.S4:.S9])" office:value-type="float" office:value="49657.2" calcext:value-type="float">
            <text:p>49657.2</text:p>
          </table:table-cell>
          <table:table-cell/>
          <table:table-cell table:style-name="ce44" office:value-type="float" office:value="30" calcext:value-type="float">
            <text:p>30</text:p>
          </table:table-cell>
          <table:table-cell table:style-name="ce119" office:value-type="float" office:value="44735.7" calcext:value-type="float">
            <text:p>44735.7</text:p>
          </table:table-cell>
          <table:table-cell table:style-name="ce119" office:value-type="float" office:value="161.3" calcext:value-type="float">
            <text:p>161.3</text:p>
          </table:table-cell>
          <table:table-cell table:style-name="ce119" office:value-type="float" office:value="189.9" calcext:value-type="float">
            <text:p>189.9</text:p>
          </table:table-cell>
          <table:table-cell table:style-name="ce119" office:value-type="float" office:value="14.4" calcext:value-type="float">
            <text:p>14.4</text:p>
          </table:table-cell>
          <table:table-cell table:style-name="ce120" table:formula="of:=[.V10]*21.4/1000000" office:value-type="float" office:value="0.95734398" calcext:value-type="float">
            <text:p>0.957</text:p>
          </table:table-cell>
          <table:table-cell table:style-name="ce200" table:formula="of:=[.W10]*21.4/1000000" office:value-type="float" office:value="0.00345182" calcext:value-type="float">
            <text:p>0.003</text:p>
          </table:table-cell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3.54" calcext:value-type="float">
            <text:p>3.54</text:p>
          </table:table-cell>
          <table:table-cell table:number-columns-repeated="2"/>
          <table:table-cell table:style-name="ce100" office:value-type="string" calcext:value-type="string">
            <text:p>ampl sigma</text:p>
          </table:table-cell>
          <table:table-cell table:style-name="ce117" office:value-type="float" office:value="44.32" calcext:value-type="float">
            <text:p>44.32</text:p>
          </table:table-cell>
          <table:table-cell table:style-name="ce117" office:value-type="float" office:value="64.82" calcext:value-type="float">
            <text:p>64.82</text:p>
          </table:table-cell>
          <table:table-cell table:style-name="ce117" office:value-type="float" office:value="83.3" calcext:value-type="float">
            <text:p>83.3</text:p>
          </table:table-cell>
          <table:table-cell table:style-name="ce155" office:value-type="float" office:value="105" calcext:value-type="float">
            <text:p>105</text:p>
          </table:table-cell>
          <table:table-cell table:style-name="ce155" office:value-type="float" office:value="124.4" calcext:value-type="float">
            <text:p>124.4</text:p>
          </table:table-cell>
          <table:table-cell table:style-name="ce117" office:value-type="float" office:value="161.3" calcext:value-type="float">
            <text:p>161.3</text:p>
          </table:table-cell>
          <table:table-cell table:style-name="ce117" office:value-type="float" office:value="165.8" calcext:value-type="float">
            <text:p>165.8</text:p>
          </table:table-cell>
          <table:table-cell table:style-name="ce117" office:value-type="float" office:value="204.4" calcext:value-type="float">
            <text:p>204.4</text:p>
          </table:table-cell>
          <table:table-cell table:style-name="ce155" office:value-type="float" office:value="211.1" calcext:value-type="float">
            <text:p>211.1</text:p>
          </table:table-cell>
          <table:table-cell table:style-name="ce155" office:value-type="float" office:value="232.1" calcext:value-type="float">
            <text:p>232.1</text:p>
          </table:table-cell>
          <table:table-cell table:style-name="ce155" office:value-type="float" office:value="236.7" calcext:value-type="float">
            <text:p>236.7</text:p>
          </table:table-cell>
          <table:table-cell table:style-name="ce117" office:value-type="float" office:value="250.5" calcext:value-type="float">
            <text:p>250.5</text:p>
          </table:table-cell>
          <table:table-cell table:style-name="ce117" office:value-type="float" office:value="276.1" calcext:value-type="float">
            <text:p>276.1</text:p>
          </table:table-cell>
          <table:table-cell table:style-name="ce160" office:value-type="float" office:value="181.2" calcext:value-type="float">
            <text:p>181.2</text:p>
          </table:table-cell>
          <table:table-cell/>
          <table:table-cell table:style-name="ce44" office:value-type="float" office:value="35" calcext:value-type="float">
            <text:p>35</text:p>
          </table:table-cell>
          <table:table-cell table:style-name="ce119" office:value-type="float" office:value="50285.9" calcext:value-type="float">
            <text:p>50285.9</text:p>
          </table:table-cell>
          <table:table-cell table:style-name="ce119" office:value-type="float" office:value="165.35" calcext:value-type="float">
            <text:p>165.4</text:p>
          </table:table-cell>
          <table:table-cell table:style-name="ce119" office:value-type="float" office:value="213.5" calcext:value-type="float">
            <text:p>213.5</text:p>
          </table:table-cell>
          <table:table-cell table:style-name="ce119" office:value-type="float" office:value="16.1" calcext:value-type="float">
            <text:p>16.1</text:p>
          </table:table-cell>
          <table:table-cell table:style-name="ce120" table:formula="of:=[.V11]*21.4/1000000" office:value-type="float" office:value="1.07611826" calcext:value-type="float">
            <text:p>1.076</text:p>
          </table:table-cell>
          <table:table-cell table:style-name="ce200" table:formula="of:=[.W11]*21.4/1000000" office:value-type="float" office:value="0.00353849" calcext:value-type="float">
            <text:p>0.004</text:p>
          </table:table-cell>
        </table:table-row>
        <table:table-row table:style-name="ro1">
          <table:table-cell table:style-name="ce126" table:number-columns-repeated="2"/>
          <table:table-cell table:number-columns-repeated="2"/>
          <table:table-cell table:style-name="ce100"/>
          <table:table-cell table:style-name="ce117" office:value-type="float" office:value="45.02" calcext:value-type="float">
            <text:p>45.02</text:p>
          </table:table-cell>
          <table:table-cell table:style-name="ce117" office:value-type="float" office:value="64.95" calcext:value-type="float">
            <text:p>64.95</text:p>
          </table:table-cell>
          <table:table-cell table:style-name="ce94" table:number-columns-repeated="4"/>
          <table:table-cell table:style-name="ce117" office:value-type="float" office:value="164.9" calcext:value-type="float">
            <text:p>164.9</text:p>
          </table:table-cell>
          <table:table-cell table:style-name="ce94" table:number-columns-repeated="4"/>
          <table:table-cell table:style-name="ce117" office:value-type="float" office:value="259.4" calcext:value-type="float">
            <text:p>259.4</text:p>
          </table:table-cell>
          <table:table-cell table:style-name="ce117" office:value-type="float" office:value="275.8" calcext:value-type="float">
            <text:p>275.8</text:p>
          </table:table-cell>
          <table:table-cell table:style-name="ce169"/>
          <table:table-cell/>
          <table:table-cell table:style-name="ce44" office:value-type="float" office:value="40" calcext:value-type="float">
            <text:p>40</text:p>
          </table:table-cell>
          <table:table-cell table:style-name="ce119" office:value-type="float" office:value="55984.7" calcext:value-type="float">
            <text:p>55984.7</text:p>
          </table:table-cell>
          <table:table-cell table:style-name="ce119" office:value-type="float" office:value="204.4" calcext:value-type="float">
            <text:p>204.4</text:p>
          </table:table-cell>
          <table:table-cell table:style-name="ce119" office:value-type="float" office:value="237.7" calcext:value-type="float">
            <text:p>237.7</text:p>
          </table:table-cell>
          <table:table-cell table:style-name="ce119" office:value-type="float" office:value="18" calcext:value-type="float">
            <text:p>18.0</text:p>
          </table:table-cell>
          <table:table-cell table:style-name="ce120" table:formula="of:=[.V12]*21.4/1000000" office:value-type="float" office:value="1.19807258" calcext:value-type="float">
            <text:p>1.198</text:p>
          </table:table-cell>
          <table:table-cell table:style-name="ce200" table:formula="of:=[.W12]*21.4/1000000" office:value-type="float" office:value="0.00437416" calcext:value-type="float">
            <text:p>0.004</text:p>
          </table:table-cell>
        </table:table-row>
        <table:table-row table:style-name="ro1">
          <table:table-cell table:style-name="ce126" office:value-type="string" calcext:value-type="string">
            <text:p>G5_O120_Ch2_PulseIn_20191119_115359.txt</text:p>
          </table:table-cell>
          <table:table-cell table:style-name="ce126"/>
          <table:table-cell table:number-columns-repeated="2"/>
          <table:table-cell table:style-name="ce100"/>
          <table:table-cell table:style-name="ce117" office:value-type="float" office:value="45.8" calcext:value-type="float">
            <text:p>45.8</text:p>
          </table:table-cell>
          <table:table-cell table:style-name="ce94" table:number-columns-repeated="10"/>
          <table:table-cell table:style-name="ce117" office:value-type="float" office:value="262.5" calcext:value-type="float">
            <text:p>262.5</text:p>
          </table:table-cell>
          <table:table-cell table:style-name="ce94"/>
          <table:table-cell table:style-name="ce169"/>
          <table:table-cell/>
          <table:table-cell table:style-name="ce44" office:value-type="float" office:value="45" calcext:value-type="float">
            <text:p>45</text:p>
          </table:table-cell>
          <table:table-cell table:style-name="ce119" office:value-type="float" office:value="61476.5" calcext:value-type="float">
            <text:p>61476.5</text:p>
          </table:table-cell>
          <table:table-cell table:style-name="ce119" office:value-type="float" office:value="211.1" calcext:value-type="float">
            <text:p>211.1</text:p>
          </table:table-cell>
          <table:table-cell table:style-name="ce119" office:value-type="float" office:value="261" calcext:value-type="float">
            <text:p>261.0</text:p>
          </table:table-cell>
          <table:table-cell table:style-name="ce119" office:value-type="float" office:value="19.7" calcext:value-type="float">
            <text:p>19.7</text:p>
          </table:table-cell>
          <table:table-cell table:style-name="ce120" table:formula="of:=[.V13]*21.4/1000000" office:value-type="float" office:value="1.3155971" calcext:value-type="float">
            <text:p>1.316</text:p>
          </table:table-cell>
          <table:table-cell table:style-name="ce200" table:formula="of:=[.W13]*21.4/1000000" office:value-type="float" office:value="0.00451754" calcext:value-type="float">
            <text:p>0.005</text:p>
          </table:table-cell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1034.9" calcext:value-type="float">
            <text:p>11034.9</text:p>
          </table:table-cell>
          <table:table-cell table:number-columns-repeated="2"/>
          <table:table-cell table:style-name="ce100"/>
          <table:table-cell table:style-name="ce117" office:value-type="float" office:value="41.71" calcext:value-type="float">
            <text:p>41.71</text:p>
          </table:table-cell>
          <table:table-cell table:style-name="ce94" table:number-columns-repeated="10"/>
          <table:table-cell table:style-name="ce117" office:value-type="float" office:value="260.5" calcext:value-type="float">
            <text:p>260.5</text:p>
          </table:table-cell>
          <table:table-cell table:style-name="ce94"/>
          <table:table-cell table:style-name="ce169"/>
          <table:table-cell/>
          <table:table-cell table:style-name="ce44" office:value-type="float" office:value="50" calcext:value-type="float">
            <text:p>50</text:p>
          </table:table-cell>
          <table:table-cell table:style-name="ce119" office:value-type="float" office:value="66723.4" calcext:value-type="float">
            <text:p>66723.4</text:p>
          </table:table-cell>
          <table:table-cell table:style-name="ce119" office:value-type="float" office:value="232.1" calcext:value-type="float">
            <text:p>232.1</text:p>
          </table:table-cell>
          <table:table-cell table:style-name="ce119" office:value-type="float" office:value="283.3" calcext:value-type="float">
            <text:p>283.3</text:p>
          </table:table-cell>
          <table:table-cell table:style-name="ce119" office:value-type="float" office:value="21.4" calcext:value-type="float">
            <text:p>21.4</text:p>
          </table:table-cell>
          <table:table-cell table:style-name="ce120" table:formula="of:=[.V14]*21.4/1000000" office:value-type="float" office:value="1.42788076" calcext:value-type="float">
            <text:p>1.428</text:p>
          </table:table-cell>
          <table:table-cell table:style-name="ce200" table:formula="of:=[.W14]*21.4/1000000" office:value-type="float" office:value="0.00496694" calcext:value-type="float">
            <text:p>0.005</text:p>
          </table:table-cell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45.02" calcext:value-type="float">
            <text:p>45.02</text:p>
          </table:table-cell>
          <table:table-cell table:number-columns-repeated="2"/>
          <table:table-cell table:style-name="ce100"/>
          <table:table-cell table:style-name="ce94" table:number-columns-repeated="13"/>
          <table:table-cell table:style-name="ce169"/>
          <table:table-cell/>
          <table:table-cell table:style-name="ce44" office:value-type="float" office:value="55" calcext:value-type="float">
            <text:p>55</text:p>
          </table:table-cell>
          <table:table-cell table:style-name="ce119" office:value-type="float" office:value="71787" calcext:value-type="float">
            <text:p>71787.0</text:p>
          </table:table-cell>
          <table:table-cell table:style-name="ce119" office:value-type="float" office:value="236.7" calcext:value-type="float">
            <text:p>236.7</text:p>
          </table:table-cell>
          <table:table-cell table:style-name="ce119" office:value-type="float" office:value="304.8" calcext:value-type="float">
            <text:p>304.8</text:p>
          </table:table-cell>
          <table:table-cell table:style-name="ce119" office:value-type="float" office:value="23" calcext:value-type="float">
            <text:p>23.0</text:p>
          </table:table-cell>
          <table:table-cell table:style-name="ce120" table:formula="of:=[.V15]*21.4/1000000" office:value-type="float" office:value="1.5362418" calcext:value-type="float">
            <text:p>1.536</text:p>
          </table:table-cell>
          <table:table-cell table:style-name="ce200" table:formula="of:=[.W15]*21.4/1000000" office:value-type="float" office:value="0.00506538" calcext:value-type="float">
            <text:p>0.005</text:p>
          </table:table-cell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46.85" calcext:value-type="float">
            <text:p>46.85</text:p>
          </table:table-cell>
          <table:table-cell table:number-columns-repeated="2"/>
          <table:table-cell table:style-name="ce100"/>
          <table:table-cell table:style-name="ce94" table:number-columns-repeated="13"/>
          <table:table-cell table:style-name="ce169"/>
          <table:table-cell/>
          <table:table-cell table:style-name="ce44" office:value-type="float" office:value="60" calcext:value-type="float">
            <text:p>60</text:p>
          </table:table-cell>
          <table:table-cell table:style-name="ce119" office:value-type="float" office:value="76611.625" calcext:value-type="float">
            <text:p>76611.6</text:p>
          </table:table-cell>
          <table:table-cell table:style-name="ce119" office:value-type="float" office:value="258.225" calcext:value-type="float">
            <text:p>258.2</text:p>
          </table:table-cell>
          <table:table-cell table:style-name="ce119" office:value-type="float" office:value="325.275" calcext:value-type="float">
            <text:p>325.3</text:p>
          </table:table-cell>
          <table:table-cell table:style-name="ce119" office:value-type="float" office:value="24.6" calcext:value-type="float">
            <text:p>24.6</text:p>
          </table:table-cell>
          <table:table-cell table:style-name="ce120" table:formula="of:=[.V16]*21.4/1000000" office:value-type="float" office:value="1.639488775" calcext:value-type="float">
            <text:p>1.639</text:p>
          </table:table-cell>
          <table:table-cell table:style-name="ce200" table:formula="of:=[.W16]*21.4/1000000" office:value-type="float" office:value="0.005526015" calcext:value-type="float">
            <text:p>0.006</text:p>
          </table:table-cell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3.54" calcext:value-type="float">
            <text:p>3.54</text:p>
          </table:table-cell>
          <table:table-cell table:number-columns-repeated="2"/>
          <table:table-cell table:style-name="ce146"/>
          <table:table-cell table:style-name="ce152" table:formula="of:=AVERAGE([.F11:.F16])" office:value-type="float" office:value="44.2125" calcext:value-type="float">
            <text:p>44.2</text:p>
          </table:table-cell>
          <table:table-cell table:style-name="ce152" table:formula="of:=AVERAGE([.G11:.G16])" office:value-type="float" office:value="64.885" calcext:value-type="float">
            <text:p>64.9</text:p>
          </table:table-cell>
          <table:table-cell table:style-name="ce152" table:formula="of:=AVERAGE([.H11:.H16])" office:value-type="float" office:value="83.3" calcext:value-type="float">
            <text:p>83.3</text:p>
          </table:table-cell>
          <table:table-cell table:style-name="ce152" table:formula="of:=AVERAGE([.I11:.I16])" office:value-type="float" office:value="105" calcext:value-type="float">
            <text:p>105.0</text:p>
          </table:table-cell>
          <table:table-cell table:style-name="ce152" table:formula="of:=AVERAGE([.J11:.J16])" office:value-type="float" office:value="124.4" calcext:value-type="float">
            <text:p>124.4</text:p>
          </table:table-cell>
          <table:table-cell table:style-name="ce152" table:formula="of:=AVERAGE([.K11:.K16])" office:value-type="float" office:value="161.3" calcext:value-type="float">
            <text:p>161.3</text:p>
          </table:table-cell>
          <table:table-cell table:style-name="ce152" table:formula="of:=AVERAGE([.L11:.L16])" office:value-type="float" office:value="165.35" calcext:value-type="float">
            <text:p>165.4</text:p>
          </table:table-cell>
          <table:table-cell table:style-name="ce152" table:formula="of:=AVERAGE([.M11:.M16])" office:value-type="float" office:value="204.4" calcext:value-type="float">
            <text:p>204.4</text:p>
          </table:table-cell>
          <table:table-cell table:style-name="ce152" table:formula="of:=AVERAGE([.N11:.N16])" office:value-type="float" office:value="211.1" calcext:value-type="float">
            <text:p>211.1</text:p>
          </table:table-cell>
          <table:table-cell table:style-name="ce152" table:formula="of:=AVERAGE([.O11:.O16])" office:value-type="float" office:value="232.1" calcext:value-type="float">
            <text:p>232.1</text:p>
          </table:table-cell>
          <table:table-cell table:style-name="ce152" table:formula="of:=AVERAGE([.P11:.P16])" office:value-type="float" office:value="236.7" calcext:value-type="float">
            <text:p>236.7</text:p>
          </table:table-cell>
          <table:table-cell table:style-name="ce152" table:formula="of:=AVERAGE([.Q11:.Q16])" office:value-type="float" office:value="258.225" calcext:value-type="float">
            <text:p>258.2</text:p>
          </table:table-cell>
          <table:table-cell table:style-name="ce152" table:formula="of:=AVERAGE([.R11:.R16])" office:value-type="float" office:value="275.95" calcext:value-type="float">
            <text:p>276.0</text:p>
          </table:table-cell>
          <table:table-cell table:style-name="ce170" table:formula="of:=AVERAGE([.S11:.S16])" office:value-type="float" office:value="181.2" calcext:value-type="float">
            <text:p>181.2</text:p>
          </table:table-cell>
          <table:table-cell/>
          <table:table-cell table:style-name="ce44" office:value-type="float" office:value="63" calcext:value-type="float">
            <text:p>63</text:p>
          </table:table-cell>
          <table:table-cell table:style-name="ce119" office:value-type="float" office:value="79415" calcext:value-type="float">
            <text:p>79415.0</text:p>
          </table:table-cell>
          <table:table-cell table:style-name="ce119" office:value-type="float" office:value="275.95" calcext:value-type="float">
            <text:p>276.0</text:p>
          </table:table-cell>
          <table:table-cell table:style-name="ce119" office:value-type="float" office:value="337.2" calcext:value-type="float">
            <text:p>337.2</text:p>
          </table:table-cell>
          <table:table-cell table:style-name="ce119" office:value-type="float" office:value="25.5" calcext:value-type="float">
            <text:p>25.5</text:p>
          </table:table-cell>
          <table:table-cell table:style-name="ce120" table:formula="of:=[.V17]*21.4/1000000" office:value-type="float" office:value="1.699481" calcext:value-type="float">
            <text:p>1.699</text:p>
          </table:table-cell>
          <table:table-cell table:style-name="ce200" table:formula="of:=[.W17]*21.4/1000000" office:value-type="float" office:value="0.00590533" calcext:value-type="float">
            <text:p>0.006</text:p>
          </table:table-cell>
        </table:table-row>
        <table:table-row table:style-name="ro1">
          <table:table-cell table:style-name="ce126" table:number-columns-repeated="2"/>
          <table:table-cell table:number-columns-repeated="2"/>
          <table:table-cell table:style-name="ce98" office:value-type="string" calcext:value-type="string">
            <text:p>abs gain</text:p>
          </table:table-cell>
          <table:table-cell table:style-name="ce117" office:value-type="float" office:value="46.85" calcext:value-type="float">
            <text:p>46.85</text:p>
          </table:table-cell>
          <table:table-cell table:style-name="ce117" office:value-type="float" office:value="78.73" calcext:value-type="float">
            <text:p>78.73</text:p>
          </table:table-cell>
          <table:table-cell table:style-name="ce117" office:value-type="float" office:value="109" calcext:value-type="float">
            <text:p>109</text:p>
          </table:table-cell>
          <table:table-cell table:style-name="ce155" office:value-type="float" office:value="137.5" calcext:value-type="float">
            <text:p>137.5</text:p>
          </table:table-cell>
          <table:table-cell table:style-name="ce155" office:value-type="float" office:value="164.7" calcext:value-type="float">
            <text:p>164.7</text:p>
          </table:table-cell>
          <table:table-cell table:style-name="ce117" office:value-type="float" office:value="189.9" calcext:value-type="float">
            <text:p>189.9</text:p>
          </table:table-cell>
          <table:table-cell table:style-name="ce117" office:value-type="float" office:value="213.5" calcext:value-type="float">
            <text:p>213.5</text:p>
          </table:table-cell>
          <table:table-cell table:style-name="ce117" office:value-type="float" office:value="237.7" calcext:value-type="float">
            <text:p>237.7</text:p>
          </table:table-cell>
          <table:table-cell table:style-name="ce155" office:value-type="float" office:value="261" calcext:value-type="float">
            <text:p>261</text:p>
          </table:table-cell>
          <table:table-cell table:style-name="ce155" office:value-type="float" office:value="283.3" calcext:value-type="float">
            <text:p>283.3</text:p>
          </table:table-cell>
          <table:table-cell table:style-name="ce155" office:value-type="float" office:value="304.8" calcext:value-type="float">
            <text:p>304.8</text:p>
          </table:table-cell>
          <table:table-cell table:style-name="ce117" office:value-type="float" office:value="325.3" calcext:value-type="float">
            <text:p>325.3</text:p>
          </table:table-cell>
          <table:table-cell table:style-name="ce117" office:value-type="float" office:value="337.2" calcext:value-type="float">
            <text:p>337.2</text:p>
          </table:table-cell>
          <table:table-cell table:style-name="ce160" office:value-type="float" office:value="210.8" calcext:value-type="float">
            <text:p>210.8</text:p>
          </table:table-cell>
          <table:table-cell/>
          <table:table-cell table:style-name="ce45" office:value-type="string" calcext:value-type="string">
            <text:p>CF1</text:p>
          </table:table-cell>
          <table:table-cell table:style-name="ce47" office:value-type="float" office:value="49657.2" calcext:value-type="float">
            <text:p>49657.2</text:p>
          </table:table-cell>
          <table:table-cell table:style-name="ce47" office:value-type="float" office:value="181.2" calcext:value-type="float">
            <text:p>181.2</text:p>
          </table:table-cell>
          <table:table-cell table:style-name="ce47" office:value-type="float" office:value="210.8" calcext:value-type="float">
            <text:p>210.8</text:p>
          </table:table-cell>
          <table:table-cell table:style-name="ce47" office:value-type="float" office:value="15.9" calcext:value-type="float">
            <text:p>15.9</text:p>
          </table:table-cell>
          <table:table-cell table:style-name="ce48" table:formula="of:=[.V18]*21.4/1000000" office:value-type="float" office:value="1.06266408" calcext:value-type="float">
            <text:p>1.063</text:p>
          </table:table-cell>
          <table:table-cell table:style-name="ce52" table:formula="of:=[.W18]*21.4/1000000" office:value-type="float" office:value="0.00387768" calcext:value-type="float">
            <text:p>0.004</text:p>
          </table:table-cell>
        </table:table-row>
        <table:table-row table:style-name="ro1">
          <table:table-cell table:style-name="ce126" office:value-type="string" calcext:value-type="string">
            <text:p>G5_O120_Ch2_PulseIn_20191119_115401.txt</text:p>
          </table:table-cell>
          <table:table-cell table:style-name="ce126"/>
          <table:table-cell table:number-columns-repeated="2"/>
          <table:table-cell table:style-name="ce98"/>
          <table:table-cell table:style-name="ce117" office:value-type="float" office:value="46.85" calcext:value-type="float">
            <text:p>46.85</text:p>
          </table:table-cell>
          <table:table-cell table:style-name="ce117" office:value-type="float" office:value="78.75" calcext:value-type="float">
            <text:p>78.75</text:p>
          </table:table-cell>
          <table:table-cell table:style-name="ce10" table:number-columns-repeated="4"/>
          <table:table-cell table:style-name="ce117" office:value-type="float" office:value="213.5" calcext:value-type="float">
            <text:p>213.5</text:p>
          </table:table-cell>
          <table:table-cell table:style-name="ce10" table:number-columns-repeated="4"/>
          <table:table-cell table:style-name="ce117" office:value-type="float" office:value="325.3" calcext:value-type="float">
            <text:p>325.3</text:p>
          </table:table-cell>
          <table:table-cell table:style-name="ce117" office:value-type="float" office:value="337.2" calcext:value-type="float">
            <text:p>337.2</text:p>
          </table:table-cell>
          <table:table-cell table:style-name="ce110"/>
          <table:table-cell table:number-columns-repeated="8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1033.9" calcext:value-type="float">
            <text:p>11033.9</text:p>
          </table:table-cell>
          <table:table-cell table:number-columns-repeated="2"/>
          <table:table-cell table:style-name="ce98"/>
          <table:table-cell table:style-name="ce117" office:value-type="float" office:value="46.85" calcext:value-type="float">
            <text:p>46.85</text:p>
          </table:table-cell>
          <table:table-cell table:style-name="ce10" table:number-columns-repeated="10"/>
          <table:table-cell table:style-name="ce117" office:value-type="float" office:value="325.3" calcext:value-type="float">
            <text:p>325.3</text:p>
          </table:table-cell>
          <table:table-cell table:style-name="ce10"/>
          <table:table-cell table:style-name="ce110"/>
          <table:table-cell table:number-columns-repeated="8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45.8" calcext:value-type="float">
            <text:p>45.8</text:p>
          </table:table-cell>
          <table:table-cell table:number-columns-repeated="2"/>
          <table:table-cell table:style-name="ce98"/>
          <table:table-cell table:style-name="ce117" office:value-type="float" office:value="46.86" calcext:value-type="float">
            <text:p>46.86</text:p>
          </table:table-cell>
          <table:table-cell table:style-name="ce10" table:number-columns-repeated="10"/>
          <table:table-cell table:style-name="ce117" office:value-type="float" office:value="325.2" calcext:value-type="float">
            <text:p>325.2</text:p>
          </table:table-cell>
          <table:table-cell table:style-name="ce10"/>
          <table:table-cell table:style-name="ce110"/>
          <table:table-cell table:number-columns-repeated="8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46.85" calcext:value-type="float">
            <text:p>46.85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 table:number-columns-repeated="8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3.54" calcext:value-type="float">
            <text:p>3.54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 table:number-columns-repeated="8"/>
        </table:table-row>
        <table:table-row table:style-name="ro2">
          <table:table-cell table:style-name="ce126" table:number-columns-repeated="2"/>
          <table:table-cell table:number-columns-repeated="2"/>
          <table:table-cell table:style-name="ce99"/>
          <table:table-cell table:style-name="ce14" table:formula="of:=AVERAGE([.F18:.F23])" office:value-type="float" office:value="46.8525" calcext:value-type="float">
            <text:p>46.9</text:p>
          </table:table-cell>
          <table:table-cell table:style-name="ce14" table:formula="of:=AVERAGE([.G18:.G23])" office:value-type="float" office:value="78.74" calcext:value-type="float">
            <text:p>78.7</text:p>
          </table:table-cell>
          <table:table-cell table:style-name="ce14" table:formula="of:=AVERAGE([.H18:.H23])" office:value-type="float" office:value="109" calcext:value-type="float">
            <text:p>109.0</text:p>
          </table:table-cell>
          <table:table-cell table:style-name="ce14" table:formula="of:=AVERAGE([.I18:.I23])" office:value-type="float" office:value="137.5" calcext:value-type="float">
            <text:p>137.5</text:p>
          </table:table-cell>
          <table:table-cell table:style-name="ce14" table:formula="of:=AVERAGE([.J18:.J23])" office:value-type="float" office:value="164.7" calcext:value-type="float">
            <text:p>164.7</text:p>
          </table:table-cell>
          <table:table-cell table:style-name="ce14" table:formula="of:=AVERAGE([.K18:.K23])" office:value-type="float" office:value="189.9" calcext:value-type="float">
            <text:p>189.9</text:p>
          </table:table-cell>
          <table:table-cell table:style-name="ce14" table:formula="of:=AVERAGE([.L18:.L23])" office:value-type="float" office:value="213.5" calcext:value-type="float">
            <text:p>213.5</text:p>
          </table:table-cell>
          <table:table-cell table:style-name="ce14" table:formula="of:=AVERAGE([.M18:.M23])" office:value-type="float" office:value="237.7" calcext:value-type="float">
            <text:p>237.7</text:p>
          </table:table-cell>
          <table:table-cell table:style-name="ce14" table:formula="of:=AVERAGE([.N18:.N23])" office:value-type="float" office:value="261" calcext:value-type="float">
            <text:p>261.0</text:p>
          </table:table-cell>
          <table:table-cell table:style-name="ce14" table:formula="of:=AVERAGE([.O18:.O23])" office:value-type="float" office:value="283.3" calcext:value-type="float">
            <text:p>283.3</text:p>
          </table:table-cell>
          <table:table-cell table:style-name="ce14" table:formula="of:=AVERAGE([.P18:.P23])" office:value-type="float" office:value="304.8" calcext:value-type="float">
            <text:p>304.8</text:p>
          </table:table-cell>
          <table:table-cell table:style-name="ce14" table:formula="of:=AVERAGE([.Q18:.Q23])" office:value-type="float" office:value="325.275" calcext:value-type="float">
            <text:p>325.3</text:p>
          </table:table-cell>
          <table:table-cell table:style-name="ce14" table:formula="of:=AVERAGE([.R18:.R23])" office:value-type="float" office:value="337.2" calcext:value-type="float">
            <text:p>337.2</text:p>
          </table:table-cell>
          <table:table-cell table:style-name="ce114" table:formula="of:=AVERAGE([.S18:.S23])" office:value-type="float" office:value="210.8" calcext:value-type="float">
            <text:p>210.8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G30_O120_Ch2_PulseIn_20191119_115529.txt</text:p>
          </table:table-cell>
          <table:table-cell table:style-name="ce126"/>
          <table:table-cell table:number-columns-repeated="2"/>
          <table:table-cell table:style-name="ce100" office:value-type="string" calcext:value-type="string">
            <text:p>abs gain Err</text:p>
          </table:table-cell>
          <table:table-cell table:style-name="ce117" office:value-type="float" office:value="3.54" calcext:value-type="float">
            <text:p>3.54</text:p>
          </table:table-cell>
          <table:table-cell table:style-name="ce117" office:value-type="float" office:value="5.95" calcext:value-type="float">
            <text:p>5.95</text:p>
          </table:table-cell>
          <table:table-cell table:style-name="ce117" office:value-type="float" office:value="8.24" calcext:value-type="float">
            <text:p>8.24</text:p>
          </table:table-cell>
          <table:table-cell table:style-name="ce155" office:value-type="float" office:value="10.4" calcext:value-type="float">
            <text:p>10.4</text:p>
          </table:table-cell>
          <table:table-cell table:style-name="ce155" office:value-type="float" office:value="12.5" calcext:value-type="float">
            <text:p>12.5</text:p>
          </table:table-cell>
          <table:table-cell table:style-name="ce117" office:value-type="float" office:value="14.4" calcext:value-type="float">
            <text:p>14.4</text:p>
          </table:table-cell>
          <table:table-cell table:style-name="ce117" office:value-type="float" office:value="16.1" calcext:value-type="float">
            <text:p>16.1</text:p>
          </table:table-cell>
          <table:table-cell table:style-name="ce117" office:value-type="float" office:value="18" calcext:value-type="float">
            <text:p>18</text:p>
          </table:table-cell>
          <table:table-cell table:style-name="ce155" office:value-type="float" office:value="19.7" calcext:value-type="float">
            <text:p>19.7</text:p>
          </table:table-cell>
          <table:table-cell table:style-name="ce155" office:value-type="float" office:value="21.4" calcext:value-type="float">
            <text:p>21.4</text:p>
          </table:table-cell>
          <table:table-cell table:style-name="ce155" office:value-type="float" office:value="23" calcext:value-type="float">
            <text:p>23</text:p>
          </table:table-cell>
          <table:table-cell table:style-name="ce117" office:value-type="float" office:value="24.6" calcext:value-type="float">
            <text:p>24.6</text:p>
          </table:table-cell>
          <table:table-cell table:style-name="ce117" office:value-type="float" office:value="25.5" calcext:value-type="float">
            <text:p>25.5</text:p>
          </table:table-cell>
          <table:table-cell table:style-name="ce160" office:value-type="float" office:value="15.9" calcext:value-type="float">
            <text:p>15.9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44735.7" calcext:value-type="float">
            <text:p>44735.7</text:p>
          </table:table-cell>
          <table:table-cell table:number-columns-repeated="2"/>
          <table:table-cell table:style-name="ce100"/>
          <table:table-cell table:style-name="ce117" office:value-type="float" office:value="3.54" calcext:value-type="float">
            <text:p>3.54</text:p>
          </table:table-cell>
          <table:table-cell table:style-name="ce117" office:value-type="float" office:value="5.96" calcext:value-type="float">
            <text:p>5.96</text:p>
          </table:table-cell>
          <table:table-cell table:style-name="ce94" table:number-columns-repeated="4"/>
          <table:table-cell table:style-name="ce117" office:value-type="float" office:value="16.1" calcext:value-type="float">
            <text:p>16.1</text:p>
          </table:table-cell>
          <table:table-cell table:style-name="ce94" table:number-columns-repeated="4"/>
          <table:table-cell table:style-name="ce117" office:value-type="float" office:value="24.6" calcext:value-type="float">
            <text:p>24.6</text:p>
          </table:table-cell>
          <table:table-cell table:style-name="ce117" office:value-type="float" office:value="25.5" calcext:value-type="float">
            <text:p>25.5</text:p>
          </table:table-cell>
          <table:table-cell table:style-name="ce169"/>
          <table:table-cell table:number-columns-repeated="8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61.3" calcext:value-type="float">
            <text:p>161.3</text:p>
          </table:table-cell>
          <table:table-cell table:number-columns-repeated="2"/>
          <table:table-cell table:style-name="ce100"/>
          <table:table-cell table:style-name="ce117" office:value-type="float" office:value="3.54" calcext:value-type="float">
            <text:p>3.54</text:p>
          </table:table-cell>
          <table:table-cell table:style-name="ce94" table:number-columns-repeated="10"/>
          <table:table-cell table:style-name="ce117" office:value-type="float" office:value="24.6" calcext:value-type="float">
            <text:p>24.6</text:p>
          </table:table-cell>
          <table:table-cell table:style-name="ce94"/>
          <table:table-cell table:style-name="ce169"/>
          <table:table-cell table:number-columns-repeated="8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189.9" calcext:value-type="float">
            <text:p>189.9</text:p>
          </table:table-cell>
          <table:table-cell table:number-columns-repeated="2"/>
          <table:table-cell table:style-name="ce100"/>
          <table:table-cell table:style-name="ce117" office:value-type="float" office:value="3.54" calcext:value-type="float">
            <text:p>3.54</text:p>
          </table:table-cell>
          <table:table-cell table:style-name="ce94" table:number-columns-repeated="10"/>
          <table:table-cell table:style-name="ce117" office:value-type="float" office:value="24.6" calcext:value-type="float">
            <text:p>24.6</text:p>
          </table:table-cell>
          <table:table-cell table:style-name="ce94"/>
          <table:table-cell table:style-name="ce169"/>
          <table:table-cell table:number-columns-repeated="8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4.4" calcext:value-type="float">
            <text:p>14.4</text:p>
          </table:table-cell>
          <table:table-cell table:number-columns-repeated="2"/>
          <table:table-cell table:style-name="ce100"/>
          <table:table-cell table:style-name="ce94" table:number-columns-repeated="13"/>
          <table:table-cell table:style-name="ce169"/>
          <table:table-cell table:number-columns-repeated="8"/>
        </table:table-row>
        <table:table-row table:style-name="ro1">
          <table:table-cell table:style-name="ce126" table:number-columns-repeated="2"/>
          <table:table-cell table:number-columns-repeated="2"/>
          <table:table-cell table:style-name="ce146"/>
          <table:table-cell table:style-name="ce94" table:number-columns-repeated="13"/>
          <table:table-cell table:style-name="ce169"/>
          <table:table-cell table:number-columns-repeated="8"/>
        </table:table-row>
        <table:table-row table:style-name="ro2">
          <table:table-cell table:style-name="ce126" office:value-type="string" calcext:value-type="string">
            <text:p>G5_O120_Ch2_PulseIn_20191119_115404.txt</text:p>
          </table:table-cell>
          <table:table-cell table:style-name="ce126"/>
          <table:table-cell table:number-columns-repeated="2"/>
          <table:table-cell table:style-name="ce102"/>
          <table:table-cell table:style-name="ce106" table:formula="of:=AVERAGE([.F25:.F30])" office:value-type="float" office:value="3.54" calcext:value-type="float">
            <text:p>3.5</text:p>
          </table:table-cell>
          <table:table-cell table:style-name="ce106" table:formula="of:=AVERAGE([.G25:.G30])" office:value-type="float" office:value="5.955" calcext:value-type="float">
            <text:p>6.0</text:p>
          </table:table-cell>
          <table:table-cell table:style-name="ce106" table:formula="of:=AVERAGE([.H25:.H30])" office:value-type="float" office:value="8.24" calcext:value-type="float">
            <text:p>8.2</text:p>
          </table:table-cell>
          <table:table-cell table:style-name="ce106" table:formula="of:=AVERAGE([.I25:.I30])" office:value-type="float" office:value="10.4" calcext:value-type="float">
            <text:p>10.4</text:p>
          </table:table-cell>
          <table:table-cell table:style-name="ce106" table:formula="of:=AVERAGE([.J25:.J30])" office:value-type="float" office:value="12.5" calcext:value-type="float">
            <text:p>12.5</text:p>
          </table:table-cell>
          <table:table-cell table:style-name="ce106" table:formula="of:=AVERAGE([.K25:.K30])" office:value-type="float" office:value="14.4" calcext:value-type="float">
            <text:p>14.4</text:p>
          </table:table-cell>
          <table:table-cell table:style-name="ce106" table:formula="of:=AVERAGE([.L25:.L30])" office:value-type="float" office:value="16.1" calcext:value-type="float">
            <text:p>16.1</text:p>
          </table:table-cell>
          <table:table-cell table:style-name="ce106" table:formula="of:=AVERAGE([.M25:.M30])" office:value-type="float" office:value="18" calcext:value-type="float">
            <text:p>18.0</text:p>
          </table:table-cell>
          <table:table-cell table:style-name="ce106" table:formula="of:=AVERAGE([.N25:.N30])" office:value-type="float" office:value="19.7" calcext:value-type="float">
            <text:p>19.7</text:p>
          </table:table-cell>
          <table:table-cell table:style-name="ce106" table:formula="of:=AVERAGE([.O25:.O30])" office:value-type="float" office:value="21.4" calcext:value-type="float">
            <text:p>21.4</text:p>
          </table:table-cell>
          <table:table-cell table:style-name="ce106" table:formula="of:=AVERAGE([.P25:.P30])" office:value-type="float" office:value="23" calcext:value-type="float">
            <text:p>23.0</text:p>
          </table:table-cell>
          <table:table-cell table:style-name="ce106" table:formula="of:=AVERAGE([.Q25:.Q30])" office:value-type="float" office:value="24.6" calcext:value-type="float">
            <text:p>24.6</text:p>
          </table:table-cell>
          <table:table-cell table:style-name="ce106" table:formula="of:=AVERAGE([.R25:.R30])" office:value-type="float" office:value="25.5" calcext:value-type="float">
            <text:p>25.5</text:p>
          </table:table-cell>
          <table:table-cell table:style-name="ce115" table:formula="of:=AVERAGE([.S25:.S30])" office:value-type="float" office:value="15.9" calcext:value-type="float">
            <text:p>15.9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1036.2" calcext:value-type="float">
            <text:p>11036.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41.71" calcext:value-type="float">
            <text:p>41.7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46.86" calcext:value-type="float">
            <text:p>46.86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63_O120_Ch2_PulseIn_20191119_115731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9416.2" calcext:value-type="float">
            <text:p>79416.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76.1" calcext:value-type="float">
            <text:p>276.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60_O120_Ch2_PulseIn_20191119_115705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6618.5" calcext:value-type="float">
            <text:p>76618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59.4" calcext:value-type="float">
            <text:p>259.4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25.3" calcext:value-type="float">
            <text:p>325.3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4.6" calcext:value-type="float">
            <text:p>24.6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60_O120_Ch2_PulseIn_20191119_115659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6618.9" calcext:value-type="float">
            <text:p>76618.9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62.5" calcext:value-type="float">
            <text:p>262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25.3" calcext:value-type="float">
            <text:p>325.3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4.6" calcext:value-type="float">
            <text:p>24.6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60_O120_Ch2_PulseIn_20191119_115658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6598.9" calcext:value-type="float">
            <text:p>76598.9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60.5" calcext:value-type="float">
            <text:p>260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25.2" calcext:value-type="float">
            <text:p>325.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4.6" calcext:value-type="float">
            <text:p>24.6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63_O120_Ch2_PulseIn_20191119_115730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9413.8" calcext:value-type="float">
            <text:p>79413.8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75.8" calcext:value-type="float">
            <text:p>275.8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35_O120_Ch2_PulseIn_20191119_115546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50288.3" calcext:value-type="float">
            <text:p>50288.3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65.8" calcext:value-type="float">
            <text:p>165.8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13.5" calcext:value-type="float">
            <text:p>213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6.1" calcext:value-type="float">
            <text:p>16.1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CF1_O120_Ch2_PulseIn_20191119_115333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49657.2" calcext:value-type="float">
            <text:p>49657.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81.2" calcext:value-type="float">
            <text:p>181.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10.8" calcext:value-type="float">
            <text:p>210.8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10_O120_Ch2_PulseIn_20191119_115414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8542.6" calcext:value-type="float">
            <text:p>18542.6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64.82" calcext:value-type="float">
            <text:p>64.8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78.73" calcext:value-type="float">
            <text:p>78.73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40_O120_Ch2_PulseIn_20191119_115601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55984.7" calcext:value-type="float">
            <text:p>55984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04.4" calcext:value-type="float">
            <text:p>204.4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37.7" calcext:value-type="float">
            <text:p>237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10_O120_Ch2_PulseIn_20191119_115415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8546.1" calcext:value-type="float">
            <text:p>18546.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64.95" calcext:value-type="float">
            <text:p>64.9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78.75" calcext:value-type="float">
            <text:p>78.7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5.96" calcext:value-type="float">
            <text:p>5.96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35_O120_Ch2_PulseIn_20191119_115551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50283.5" calcext:value-type="float">
            <text:p>50283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64.9" calcext:value-type="float">
            <text:p>164.9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13.5" calcext:value-type="float">
            <text:p>213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6.1" calcext:value-type="float">
            <text:p>16.1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2_PulseIn_20191119_11541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49.2" calcext:value-type="float">
            <text:p>1854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2.94" calcext:value-type="float">
            <text:p>62.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76" calcext:value-type="float">
            <text:p>78.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6" calcext:value-type="float">
            <text:p>5.9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15_O120_Ch2_PulseIn_20191119_115430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25673.9" calcext:value-type="float">
            <text:p>25673.9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83.3" calcext:value-type="float">
            <text:p>83.3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109" calcext:value-type="float">
            <text:p>109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8.24" calcext:value-type="float">
            <text:p>8.2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2_PulseIn_20191119_1154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67.8" calcext:value-type="float">
            <text:p>25667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4.13" calcext:value-type="float">
            <text:p>84.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" calcext:value-type="float">
            <text:p>1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4" calcext:value-type="float">
            <text:p>8.2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2_PulseIn_20191119_11532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643.6" calcext:value-type="float">
            <text:p>4964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3.2" calcext:value-type="float">
            <text:p>17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0.8" calcext:value-type="float">
            <text:p>210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2_PulseIn_20191119_11532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659" calcext:value-type="float">
            <text:p>4965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4.1" calcext:value-type="float">
            <text:p>174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0.9" calcext:value-type="float">
            <text:p>21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45_O120_Ch2_PulseIn_20191119_115608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61476.5" calcext:value-type="float">
            <text:p>61476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11.1" calcext:value-type="float">
            <text:p>211.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61" calcext:value-type="float">
            <text:p>26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9.7" calcext:value-type="float">
            <text:p>19.7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2_PulseIn_20191119_11555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975" calcext:value-type="float">
            <text:p>559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9.1" calcext:value-type="float">
            <text:p>179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7.7" calcext:value-type="float">
            <text:p>237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2_PulseIn_20191119_11555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970.9" calcext:value-type="float">
            <text:p>5597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0.5" calcext:value-type="float">
            <text:p>180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7.7" calcext:value-type="float">
            <text:p>237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55_O120_Ch2_PulseIn_20191119_115635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1787" calcext:value-type="float">
            <text:p>7178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36.7" calcext:value-type="float">
            <text:p>236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04.8" calcext:value-type="float">
            <text:p>304.8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2_PulseIn_20191119_1154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67.2" calcext:value-type="float">
            <text:p>2566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0.57" calcext:value-type="float">
            <text:p>90.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" calcext:value-type="float">
            <text:p>1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4" calcext:value-type="float">
            <text:p>8.2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2_PulseIn_20191119_11575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413.9" calcext:value-type="float">
            <text:p>7941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7.2" calcext:value-type="float">
            <text:p>26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2_PulseIn_20191119_11563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785.6" calcext:value-type="float">
            <text:p>71785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9.5" calcext:value-type="float">
            <text:p>24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4.8" calcext:value-type="float">
            <text:p>304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2_PulseIn_20191119_11575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426.9" calcext:value-type="float">
            <text:p>79426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1.9" calcext:value-type="float">
            <text:p>27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2_PulseIn_20191119_11561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88.4" calcext:value-type="float">
            <text:p>61488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6.7" calcext:value-type="float">
            <text:p>206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2_PulseIn_20191119_1154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36.1" calcext:value-type="float">
            <text:p>18536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08" calcext:value-type="float">
            <text:p>63.0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71" calcext:value-type="float">
            <text:p>78.7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2_PulseIn_20191119_11561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91.3" calcext:value-type="float">
            <text:p>6149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4.5" calcext:value-type="float">
            <text:p>20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50_O120_Ch2_PulseIn_20191119_115623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66723.4" calcext:value-type="float">
            <text:p>66723.4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32.1" calcext:value-type="float">
            <text:p>232.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83.3" calcext:value-type="float">
            <text:p>283.3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1.4" calcext:value-type="float">
            <text:p>21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2_PulseIn_20191119_11563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764.5" calcext:value-type="float">
            <text:p>7176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1.4" calcext:value-type="float">
            <text:p>251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4.7" calcext:value-type="float">
            <text:p>30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2_PulseIn_20191119_11561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84.7" calcext:value-type="float">
            <text:p>6148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0.9" calcext:value-type="float">
            <text:p>21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2_PulseIn_20191119_11554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286.4" calcext:value-type="float">
            <text:p>5028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7.7" calcext:value-type="float">
            <text:p>177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3.5" calcext:value-type="float">
            <text:p>21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1" calcext:value-type="float">
            <text:p>16.1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2_PulseIn_20191119_11532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665.6" calcext:value-type="float">
            <text:p>49665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5.8" calcext:value-type="float">
            <text:p>175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0.9" calcext:value-type="float">
            <text:p>21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2_PulseIn_20191119_11542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78.3" calcext:value-type="float">
            <text:p>2567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6.74" calcext:value-type="float">
            <text:p>86.7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" calcext:value-type="float">
            <text:p>1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4" calcext:value-type="float">
            <text:p>8.2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2_PulseIn_20191119_11554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308.9" calcext:value-type="float">
            <text:p>5030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1.1" calcext:value-type="float">
            <text:p>17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3.6" calcext:value-type="float">
            <text:p>21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2_PulseIn_20191119_11562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728.5" calcext:value-type="float">
            <text:p>66728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9" calcext:value-type="float">
            <text:p>2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3.3" calcext:value-type="float">
            <text:p>28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4" calcext:value-type="float">
            <text:p>21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2_PulseIn_20191119_11562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723.9" calcext:value-type="float">
            <text:p>6672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7.2" calcext:value-type="float">
            <text:p>22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3.3" calcext:value-type="float">
            <text:p>28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4" calcext:value-type="float">
            <text:p>21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2_PulseIn_20191119_11541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44.4" calcext:value-type="float">
            <text:p>18544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4.11" calcext:value-type="float">
            <text:p>64.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74" calcext:value-type="float">
            <text:p>78.7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2_PulseIn_20191119_11531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664.4" calcext:value-type="float">
            <text:p>49664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9.5" calcext:value-type="float">
            <text:p>16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0.9" calcext:value-type="float">
            <text:p>21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2_PulseIn_20191119_11565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588.9" calcext:value-type="float">
            <text:p>7658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9.4" calcext:value-type="float">
            <text:p>259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5.2" calcext:value-type="float">
            <text:p>32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6" calcext:value-type="float">
            <text:p>24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25_O120_Ch2_PulseIn_20191119_115511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38788.7" calcext:value-type="float">
            <text:p>38788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24.4" calcext:value-type="float">
            <text:p>124.4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20_O120_Ch2_PulseIn_20191119_115454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32390.1" calcext:value-type="float">
            <text:p>32390.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05" calcext:value-type="float">
            <text:p>10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2_PulseIn_20191119_11551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89.1" calcext:value-type="float">
            <text:p>38789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6.2" calcext:value-type="float">
            <text:p>126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2_PulseIn_20191119_11545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97.2" calcext:value-type="float">
            <text:p>3239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9.9" calcext:value-type="float">
            <text:p>10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2_PulseIn_20191119_11572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418.1" calcext:value-type="float">
            <text:p>79418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2.6" calcext:value-type="float">
            <text:p>262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2_PulseIn_20191119_11551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92.6" calcext:value-type="float">
            <text:p>38792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8.8" calcext:value-type="float">
            <text:p>128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2_PulseIn_20191119_11551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91.3" calcext:value-type="float">
            <text:p>3879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7.3" calcext:value-type="float">
            <text:p>137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2_PulseIn_20191119_11545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75.8" calcext:value-type="float">
            <text:p>32375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5.4" calcext:value-type="float">
            <text:p>10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2_PulseIn_20191119_11553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734.1" calcext:value-type="float">
            <text:p>44734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3" calcext:value-type="float">
            <text:p>15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89.9" calcext:value-type="float">
            <text:p>18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2_PulseIn_20191119_11553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738.2" calcext:value-type="float">
            <text:p>44738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1.2" calcext:value-type="float">
            <text:p>16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" calcext:value-type="float">
            <text:p>19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2_PulseIn_20191119_11545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78" calcext:value-type="float">
            <text:p>323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7.4" calcext:value-type="float">
            <text:p>10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2_PulseIn_20191119_11551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89" calcext:value-type="float">
            <text:p>3878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.2" calcext:value-type="float">
            <text:p>152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2_PulseIn_20191119_1155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741.6" calcext:value-type="float">
            <text:p>4474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4.3" calcext:value-type="float">
            <text:p>164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" calcext:value-type="float">
            <text:p>19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</table:table>
      <table:table table:name="Transp_Ch3" table:style-name="ta1">
        <table:shapes>
          <draw:frame draw:z-index="0" draw:style-name="gr1" draw:text-style-name="P1" svg:width="159.99mm" svg:height="89.99mm" svg:x="328.62mm" svg:y="105.18mm">
            <draw:object draw:notify-on-update-of-ranges="Transp_Ch3.U7:Transp_Ch3.U19 Transp_Ch3.X6:Transp_Ch3.X6 Transp_Ch3.X7:Transp_Ch3.X19 Transp_Ch3.Y7:Transp_Ch3.Y19 Transp_Ch3.Y7:Transp_Ch3.Y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59.99mm" svg:height="89.99mm" svg:x="161.2mm" svg:y="154.52mm">
            <draw:object draw:notify-on-update-of-ranges="Transp_Ch3.U7:Transp_Ch3.U19 Transp_Ch3.Y6:Transp_Ch3.Y6 Transp_Ch3.Y7:Transp_Ch3.Y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ce136"/>
        <table:table-column table:style-name="co1" table:number-columns-repeated="2" table:default-cell-style-name="Default"/>
        <table:table-column table:style-name="co47" table:default-cell-style-name="Default"/>
        <table:table-column table:style-name="co23" table:number-columns-repeated="13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35_O120_Ch3_PulseIn_20191119_121145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50013.4" calcext:value-type="float">
            <text:p>50013.4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76.7" calcext:value-type="float">
            <text:p>176.7</text:p>
          </table:table-cell>
          <table:table-cell table:number-columns-repeated="2"/>
          <table:table-cell table:style-name="ce97" office:value-type="string" calcext:value-type="string">
            <text:p>Gain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63" calcext:value-type="float">
            <text:p>63</text:p>
          </table:table-cell>
          <table:table-cell table:style-name="ce108" office:value-type="string" calcext:value-type="string">
            <text:p>CF1</text:p>
          </table:table-cell>
          <table:table-cell/>
          <table:table-cell table:style-name="ce175" office:value-type="string" calcext:value-type="string" table:number-columns-spanned="7" table:number-rows-spanned="1">
            <text:p>Channel 3</text:p>
          </table:table-cell>
          <table:covered-table-cell table:number-columns-repeated="5" table:style-name="ce192"/>
          <table:covered-table-cell table:style-name="ce199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12.4" calcext:value-type="float">
            <text:p>212.4</text:p>
          </table:table-cell>
          <table:table-cell table:number-columns-repeated="2"/>
          <table:table-cell table:style-name="ce98" office:value-type="string" calcext:value-type="string">
            <text:p>ampl mean</text:p>
          </table:table-cell>
          <table:table-cell table:style-name="ce155" office:value-type="float" office:value="10966.2" calcext:value-type="float">
            <text:p>10966.2</text:p>
          </table:table-cell>
          <table:table-cell table:style-name="ce155" office:value-type="float" office:value="18442.1" calcext:value-type="float">
            <text:p>18442.1</text:p>
          </table:table-cell>
          <table:table-cell table:style-name="ce155" office:value-type="float" office:value="25529.5" calcext:value-type="float">
            <text:p>25529.5</text:p>
          </table:table-cell>
          <table:table-cell table:style-name="ce155" office:value-type="float" office:value="32200.2" calcext:value-type="float">
            <text:p>32200.2</text:p>
          </table:table-cell>
          <table:table-cell table:style-name="ce155" office:value-type="float" office:value="38549.6" calcext:value-type="float">
            <text:p>38549.6</text:p>
          </table:table-cell>
          <table:table-cell table:style-name="ce155" office:value-type="float" office:value="44302.6" calcext:value-type="float">
            <text:p>44302.6</text:p>
          </table:table-cell>
          <table:table-cell table:style-name="ce155" office:value-type="float" office:value="50013.4" calcext:value-type="float">
            <text:p>50013.4</text:p>
          </table:table-cell>
          <table:table-cell table:style-name="ce155" office:value-type="float" office:value="55686.5" calcext:value-type="float">
            <text:p>55686.5</text:p>
          </table:table-cell>
          <table:table-cell table:style-name="ce155" office:value-type="float" office:value="61138.3" calcext:value-type="float">
            <text:p>61138.3</text:p>
          </table:table-cell>
          <table:table-cell table:style-name="ce155" office:value-type="float" office:value="66344.4" calcext:value-type="float">
            <text:p>66344.4</text:p>
          </table:table-cell>
          <table:table-cell table:style-name="ce155" office:value-type="float" office:value="71343" calcext:value-type="float">
            <text:p>71343</text:p>
          </table:table-cell>
          <table:table-cell table:style-name="ce155" office:value-type="float" office:value="76071" calcext:value-type="float">
            <text:p>76071</text:p>
          </table:table-cell>
          <table:table-cell table:style-name="ce155" office:value-type="float" office:value="78892" calcext:value-type="float">
            <text:p>78892</text:p>
          </table:table-cell>
          <table:table-cell table:style-name="ce160"/>
          <table:table-cell/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6.1" calcext:value-type="float">
            <text:p>16.1</text:p>
          </table:table-cell>
          <table:table-cell table:number-columns-repeated="2"/>
          <table:table-cell table:style-name="ce98"/>
          <table:table-cell table:style-name="ce117"/>
          <table:table-cell table:style-name="ce81"/>
          <table:table-cell table:style-name="ce10" table:number-columns-repeated="4"/>
          <table:table-cell table:style-name="ce117"/>
          <table:table-cell table:style-name="ce10" table:number-columns-repeated="4"/>
          <table:table-cell table:style-name="ce117" table:number-columns-repeated="2"/>
          <table:table-cell table:style-name="ce110"/>
          <table:table-cell/>
          <table:table-cell table:style-name="ce44"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 office:value-type="string" calcext:value-type="string">
            <text:p>abs_gainErr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or (V)</text:p>
          </table:table-cell>
        </table:table-row>
        <table:table-row table:style-name="ro1">
          <table:table-cell table:style-name="ce126" table:number-columns-repeated="2"/>
          <table:table-cell table:number-columns-repeated="2"/>
          <table:table-cell table:style-name="ce98"/>
          <table:table-cell table:style-name="ce117"/>
          <table:table-cell table:style-name="ce81"/>
          <table:table-cell table:style-name="ce10" table:number-columns-repeated="9"/>
          <table:table-cell table:style-name="ce117"/>
          <table:table-cell table:style-name="ce10"/>
          <table:table-cell table:style-name="ce110"/>
          <table:table-cell/>
          <table:table-cell table:style-name="ce44" office:value-type="float" office:value="5" calcext:value-type="float">
            <text:p>5</text:p>
          </table:table-cell>
          <table:table-cell table:style-name="ce119" office:value-type="float" office:value="10966.2" calcext:value-type="float">
            <text:p>10966.2</text:p>
          </table:table-cell>
          <table:table-cell table:style-name="ce119" office:value-type="float" office:value="39.95" calcext:value-type="float">
            <text:p>40.0</text:p>
          </table:table-cell>
          <table:table-cell table:style-name="ce119" office:value-type="float" office:value="46.56" calcext:value-type="float">
            <text:p>46.6</text:p>
          </table:table-cell>
          <table:table-cell table:style-name="ce119" office:value-type="float" office:value="3.52" calcext:value-type="float">
            <text:p>3.5</text:p>
          </table:table-cell>
          <table:table-cell table:style-name="ce120" table:formula="of:=[.V7]*21.4/1000000" office:value-type="float" office:value="0.23467668" calcext:value-type="float">
            <text:p>0.235</text:p>
          </table:table-cell>
          <table:table-cell table:style-name="ce200" table:formula="of:=[.W7]*21.4/1000000" office:value-type="float" office:value="0.00085493" calcext:value-type="float">
            <text:p>0.001</text:p>
          </table:table-cell>
        </table:table-row>
        <table:table-row table:style-name="ro1">
          <table:table-cell table:style-name="ce126" office:value-type="string" calcext:value-type="string">
            <text:p>G45_O120_Ch3_PulseIn_20191119_121231.txt</text:p>
          </table:table-cell>
          <table:table-cell table:style-name="ce126"/>
          <table:table-cell table:number-columns-repeated="2"/>
          <table:table-cell table:style-name="ce98"/>
          <table:table-cell table:style-name="ce117"/>
          <table:table-cell table:style-name="ce81"/>
          <table:table-cell table:style-name="ce10" table:number-columns-repeated="9"/>
          <table:table-cell table:style-name="ce117"/>
          <table:table-cell table:style-name="ce10"/>
          <table:table-cell table:style-name="ce110"/>
          <table:table-cell/>
          <table:table-cell table:style-name="ce44" office:value-type="float" office:value="10" calcext:value-type="float">
            <text:p>10</text:p>
          </table:table-cell>
          <table:table-cell table:style-name="ce119" office:value-type="float" office:value="18442.1" calcext:value-type="float">
            <text:p>18442.1</text:p>
          </table:table-cell>
          <table:table-cell table:style-name="ce119" office:value-type="float" office:value="62.14" calcext:value-type="float">
            <text:p>62.1</text:p>
          </table:table-cell>
          <table:table-cell table:style-name="ce119" office:value-type="float" office:value="78.31" calcext:value-type="float">
            <text:p>78.3</text:p>
          </table:table-cell>
          <table:table-cell table:style-name="ce119" office:value-type="float" office:value="5.92" calcext:value-type="float">
            <text:p>5.9</text:p>
          </table:table-cell>
          <table:table-cell table:style-name="ce120" table:formula="of:=[.V8]*21.4/1000000" office:value-type="float" office:value="0.39466094" calcext:value-type="float">
            <text:p>0.395</text:p>
          </table:table-cell>
          <table:table-cell table:style-name="ce200" table:formula="of:=[.W8]*21.4/1000000" office:value-type="float" office:value="0.001329796" calcext:value-type="float">
            <text:p>0.001</text:p>
          </table:table-cell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61138.3" calcext:value-type="float">
            <text:p>61138.3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/>
          <table:table-cell table:style-name="ce44" office:value-type="float" office:value="15" calcext:value-type="float">
            <text:p>15</text:p>
          </table:table-cell>
          <table:table-cell table:style-name="ce119" office:value-type="float" office:value="25529.5" calcext:value-type="float">
            <text:p>25529.5</text:p>
          </table:table-cell>
          <table:table-cell table:style-name="ce119" office:value-type="float" office:value="87.87" calcext:value-type="float">
            <text:p>87.9</text:p>
          </table:table-cell>
          <table:table-cell table:style-name="ce119" office:value-type="float" office:value="108.4" calcext:value-type="float">
            <text:p>108.4</text:p>
          </table:table-cell>
          <table:table-cell table:style-name="ce119" office:value-type="float" office:value="8.2" calcext:value-type="float">
            <text:p>8.2</text:p>
          </table:table-cell>
          <table:table-cell table:style-name="ce120" table:formula="of:=[.V9]*21.4/1000000" office:value-type="float" office:value="0.5463313" calcext:value-type="float">
            <text:p>0.546</text:p>
          </table:table-cell>
          <table:table-cell table:style-name="ce200" table:formula="of:=[.W9]*21.4/1000000" office:value-type="float" office:value="0.001880418" calcext:value-type="float">
            <text:p>0.002</text:p>
          </table:table-cell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04.5" calcext:value-type="float">
            <text:p>204.5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/>
          <table:table-cell table:style-name="ce44" office:value-type="float" office:value="20" calcext:value-type="float">
            <text:p>20</text:p>
          </table:table-cell>
          <table:table-cell table:style-name="ce119" office:value-type="float" office:value="32200.2" calcext:value-type="float">
            <text:p>32200.2</text:p>
          </table:table-cell>
          <table:table-cell table:style-name="ce119" office:value-type="float" office:value="110.5" calcext:value-type="float">
            <text:p>110.5</text:p>
          </table:table-cell>
          <table:table-cell table:style-name="ce119" office:value-type="float" office:value="136.7" calcext:value-type="float">
            <text:p>136.7</text:p>
          </table:table-cell>
          <table:table-cell table:style-name="ce119" office:value-type="float" office:value="10.3" calcext:value-type="float">
            <text:p>10.3</text:p>
          </table:table-cell>
          <table:table-cell table:style-name="ce120" table:formula="of:=[.V10]*21.4/1000000" office:value-type="float" office:value="0.68908428" calcext:value-type="float">
            <text:p>0.689</text:p>
          </table:table-cell>
          <table:table-cell table:style-name="ce200" table:formula="of:=[.W10]*21.4/1000000" office:value-type="float" office:value="0.0023647" calcext:value-type="float">
            <text:p>0.002</text:p>
          </table:table-cell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59.6" calcext:value-type="float">
            <text:p>259.6</text:p>
          </table:table-cell>
          <table:table-cell table:number-columns-repeated="2"/>
          <table:table-cell table:style-name="ce99"/>
          <table:table-cell table:style-name="ce104" table:formula="of:=AVERAGE([.F5:.F10])" office:value-type="float" office:value="10966.2" calcext:value-type="float">
            <text:p>10966.2</text:p>
          </table:table-cell>
          <table:table-cell table:style-name="ce104" table:formula="of:=AVERAGE([.G5:.G10])" office:value-type="float" office:value="18442.1" calcext:value-type="float">
            <text:p>18442.1</text:p>
          </table:table-cell>
          <table:table-cell table:style-name="ce104" table:formula="of:=AVERAGE([.H5:.H10])" office:value-type="float" office:value="25529.5" calcext:value-type="float">
            <text:p>25529.5</text:p>
          </table:table-cell>
          <table:table-cell table:style-name="ce104" table:formula="of:=AVERAGE([.I5:.I10])" office:value-type="float" office:value="32200.2" calcext:value-type="float">
            <text:p>32200.2</text:p>
          </table:table-cell>
          <table:table-cell table:style-name="ce104" table:formula="of:=AVERAGE([.J5:.J10])" office:value-type="float" office:value="38549.6" calcext:value-type="float">
            <text:p>38549.6</text:p>
          </table:table-cell>
          <table:table-cell table:style-name="ce104" table:formula="of:=AVERAGE([.K5:.K10])" office:value-type="float" office:value="44302.6" calcext:value-type="float">
            <text:p>44302.6</text:p>
          </table:table-cell>
          <table:table-cell table:style-name="ce104" table:formula="of:=AVERAGE([.L5:.L10])" office:value-type="float" office:value="50013.4" calcext:value-type="float">
            <text:p>50013.4</text:p>
          </table:table-cell>
          <table:table-cell table:style-name="ce104" table:formula="of:=AVERAGE([.M5:.M10])" office:value-type="float" office:value="55686.5" calcext:value-type="float">
            <text:p>55686.5</text:p>
          </table:table-cell>
          <table:table-cell table:style-name="ce104" table:formula="of:=AVERAGE([.N5:.N10])" office:value-type="float" office:value="61138.3" calcext:value-type="float">
            <text:p>61138.3</text:p>
          </table:table-cell>
          <table:table-cell table:style-name="ce104" table:formula="of:=AVERAGE([.O5:.O10])" office:value-type="float" office:value="66344.4" calcext:value-type="float">
            <text:p>66344.4</text:p>
          </table:table-cell>
          <table:table-cell table:style-name="ce104" table:formula="of:=AVERAGE([.P5:.P10])" office:value-type="float" office:value="71343" calcext:value-type="float">
            <text:p>71343.0</text:p>
          </table:table-cell>
          <table:table-cell table:style-name="ce104" table:formula="of:=AVERAGE([.Q5:.Q10])" office:value-type="float" office:value="76071" calcext:value-type="float">
            <text:p>76071.0</text:p>
          </table:table-cell>
          <table:table-cell table:style-name="ce104" table:formula="of:=AVERAGE([.R5:.R10])" office:value-type="float" office:value="78892" calcext:value-type="float">
            <text:p>78892.0</text:p>
          </table:table-cell>
          <table:table-cell table:style-name="ce104" table:formula="of:=AVERAGE([.S5:.S10])" office:value-type="string" office:string-value="" calcext:value-type="error">
            <text:p>#DIV/0!</text:p>
          </table:table-cell>
          <table:table-cell/>
          <table:table-cell table:style-name="ce44" office:value-type="float" office:value="25" calcext:value-type="float">
            <text:p>25</text:p>
          </table:table-cell>
          <table:table-cell table:style-name="ce119" office:value-type="float" office:value="38549.6" calcext:value-type="float">
            <text:p>38549.6</text:p>
          </table:table-cell>
          <table:table-cell table:style-name="ce119" office:value-type="float" office:value="128.5" calcext:value-type="float">
            <text:p>128.5</text:p>
          </table:table-cell>
          <table:table-cell table:style-name="ce119" office:value-type="float" office:value="163.7" calcext:value-type="float">
            <text:p>163.7</text:p>
          </table:table-cell>
          <table:table-cell table:style-name="ce119" office:value-type="float" office:value="12.4" calcext:value-type="float">
            <text:p>12.4</text:p>
          </table:table-cell>
          <table:table-cell table:style-name="ce120" table:formula="of:=[.V11]*21.4/1000000" office:value-type="float" office:value="0.82496144" calcext:value-type="float">
            <text:p>0.825</text:p>
          </table:table-cell>
          <table:table-cell table:style-name="ce200" table:formula="of:=[.W11]*21.4/1000000" office:value-type="float" office:value="0.0027499" calcext:value-type="float">
            <text:p>0.003</text:p>
          </table:table-cell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9.6" calcext:value-type="float">
            <text:p>19.6</text:p>
          </table:table-cell>
          <table:table-cell table:number-columns-repeated="2"/>
          <table:table-cell table:style-name="ce127" office:value-type="string" calcext:value-type="string">
            <text:p>ampl sigma</text:p>
          </table:table-cell>
          <table:table-cell table:style-name="ce155" office:value-type="float" office:value="39.95" calcext:value-type="float">
            <text:p>39.95</text:p>
          </table:table-cell>
          <table:table-cell table:style-name="ce155" office:value-type="float" office:value="62.14" calcext:value-type="float">
            <text:p>62.14</text:p>
          </table:table-cell>
          <table:table-cell table:style-name="ce155" office:value-type="float" office:value="87.87" calcext:value-type="float">
            <text:p>87.87</text:p>
          </table:table-cell>
          <table:table-cell table:style-name="ce155" office:value-type="float" office:value="110.5" calcext:value-type="float">
            <text:p>110.5</text:p>
          </table:table-cell>
          <table:table-cell table:style-name="ce155" office:value-type="float" office:value="128.5" calcext:value-type="float">
            <text:p>128.5</text:p>
          </table:table-cell>
          <table:table-cell table:style-name="ce155" office:value-type="float" office:value="171" calcext:value-type="float">
            <text:p>171</text:p>
          </table:table-cell>
          <table:table-cell table:style-name="ce130" office:value-type="float" office:value="176.7" calcext:value-type="float">
            <text:p>176.7</text:p>
          </table:table-cell>
          <table:table-cell table:style-name="ce155" office:value-type="float" office:value="190.5" calcext:value-type="float">
            <text:p>190.5</text:p>
          </table:table-cell>
          <table:table-cell table:style-name="ce155" office:value-type="float" office:value="204.5" calcext:value-type="float">
            <text:p>204.5</text:p>
          </table:table-cell>
          <table:table-cell table:style-name="ce155" office:value-type="float" office:value="232" calcext:value-type="float">
            <text:p>232</text:p>
          </table:table-cell>
          <table:table-cell table:style-name="ce155" office:value-type="float" office:value="238.7" calcext:value-type="float">
            <text:p>238.7</text:p>
          </table:table-cell>
          <table:table-cell table:style-name="ce155" office:value-type="float" office:value="263.7" calcext:value-type="float">
            <text:p>263.7</text:p>
          </table:table-cell>
          <table:table-cell table:style-name="ce155" office:value-type="float" office:value="281.7" calcext:value-type="float">
            <text:p>281.7</text:p>
          </table:table-cell>
          <table:table-cell table:style-name="ce213"/>
          <table:table-cell/>
          <table:table-cell table:style-name="ce44" office:value-type="float" office:value="30" calcext:value-type="float">
            <text:p>30</text:p>
          </table:table-cell>
          <table:table-cell table:style-name="ce119" office:value-type="float" office:value="44302.6" calcext:value-type="float">
            <text:p>44302.6</text:p>
          </table:table-cell>
          <table:table-cell table:style-name="ce119" office:value-type="float" office:value="171" calcext:value-type="float">
            <text:p>171.0</text:p>
          </table:table-cell>
          <table:table-cell table:style-name="ce119" office:value-type="float" office:value="188.1" calcext:value-type="float">
            <text:p>188.1</text:p>
          </table:table-cell>
          <table:table-cell table:style-name="ce119" office:value-type="float" office:value="14.2" calcext:value-type="float">
            <text:p>14.2</text:p>
          </table:table-cell>
          <table:table-cell table:style-name="ce120" table:formula="of:=[.V12]*21.4/1000000" office:value-type="float" office:value="0.94807564" calcext:value-type="float">
            <text:p>0.948</text:p>
          </table:table-cell>
          <table:table-cell table:style-name="ce200" table:formula="of:=[.W12]*21.4/1000000" office:value-type="float" office:value="0.0036594" calcext:value-type="float">
            <text:p>0.004</text:p>
          </table:table-cell>
        </table:table-row>
        <table:table-row table:style-name="ro1">
          <table:table-cell table:style-name="ce126" table:number-columns-repeated="2"/>
          <table:table-cell table:number-columns-repeated="2"/>
          <table:table-cell table:style-name="ce100"/>
          <table:table-cell table:style-name="ce117" table:number-columns-repeated="2"/>
          <table:table-cell table:style-name="ce94" table:number-columns-repeated="4"/>
          <table:table-cell table:style-name="ce117"/>
          <table:table-cell table:style-name="ce94" table:number-columns-repeated="4"/>
          <table:table-cell table:style-name="ce117" table:number-columns-repeated="2"/>
          <table:table-cell table:style-name="ce169"/>
          <table:table-cell/>
          <table:table-cell table:style-name="ce44" office:value-type="float" office:value="35" calcext:value-type="float">
            <text:p>35</text:p>
          </table:table-cell>
          <table:table-cell table:style-name="ce119" office:value-type="float" office:value="50013.4" calcext:value-type="float">
            <text:p>50013.4</text:p>
          </table:table-cell>
          <table:table-cell table:style-name="ce119" office:value-type="float" office:value="176.7" calcext:value-type="float">
            <text:p>176.7</text:p>
          </table:table-cell>
          <table:table-cell table:style-name="ce119" office:value-type="float" office:value="212.4" calcext:value-type="float">
            <text:p>212.4</text:p>
          </table:table-cell>
          <table:table-cell table:style-name="ce119" office:value-type="float" office:value="16.1" calcext:value-type="float">
            <text:p>16.1</text:p>
          </table:table-cell>
          <table:table-cell table:style-name="ce120" table:formula="of:=[.V13]*21.4/1000000" office:value-type="float" office:value="1.07028676" calcext:value-type="float">
            <text:p>1.070</text:p>
          </table:table-cell>
          <table:table-cell table:style-name="ce200" table:formula="of:=[.W13]*21.4/1000000" office:value-type="float" office:value="0.00378138" calcext:value-type="float">
            <text:p>0.004</text:p>
          </table:table-cell>
        </table:table-row>
        <table:table-row table:style-name="ro1">
          <table:table-cell table:style-name="ce126" office:value-type="string" calcext:value-type="string">
            <text:p>G40_O120_Ch3_PulseIn_20191119_121217.txt</text:p>
          </table:table-cell>
          <table:table-cell table:style-name="ce126"/>
          <table:table-cell table:number-columns-repeated="2"/>
          <table:table-cell table:style-name="ce100"/>
          <table:table-cell table:style-name="ce117"/>
          <table:table-cell table:style-name="ce94" table:number-columns-repeated="10"/>
          <table:table-cell table:style-name="ce117"/>
          <table:table-cell table:style-name="ce94"/>
          <table:table-cell table:style-name="ce169"/>
          <table:table-cell/>
          <table:table-cell table:style-name="ce44" office:value-type="float" office:value="40" calcext:value-type="float">
            <text:p>40</text:p>
          </table:table-cell>
          <table:table-cell table:style-name="ce119" office:value-type="float" office:value="55686.5" calcext:value-type="float">
            <text:p>55686.5</text:p>
          </table:table-cell>
          <table:table-cell table:style-name="ce119" office:value-type="float" office:value="190.5" calcext:value-type="float">
            <text:p>190.5</text:p>
          </table:table-cell>
          <table:table-cell table:style-name="ce119" office:value-type="float" office:value="236.4" calcext:value-type="float">
            <text:p>236.4</text:p>
          </table:table-cell>
          <table:table-cell table:style-name="ce119" office:value-type="float" office:value="17.9" calcext:value-type="float">
            <text:p>17.9</text:p>
          </table:table-cell>
          <table:table-cell table:style-name="ce120" table:formula="of:=[.V14]*21.4/1000000" office:value-type="float" office:value="1.1916911" calcext:value-type="float">
            <text:p>1.192</text:p>
          </table:table-cell>
          <table:table-cell table:style-name="ce200" table:formula="of:=[.W14]*21.4/1000000" office:value-type="float" office:value="0.0040767" calcext:value-type="float">
            <text:p>0.004</text:p>
          </table:table-cell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55686.5" calcext:value-type="float">
            <text:p>55686.5</text:p>
          </table:table-cell>
          <table:table-cell table:number-columns-repeated="2"/>
          <table:table-cell table:style-name="ce100"/>
          <table:table-cell table:style-name="ce117"/>
          <table:table-cell table:style-name="ce94" table:number-columns-repeated="10"/>
          <table:table-cell table:style-name="ce117"/>
          <table:table-cell table:style-name="ce94"/>
          <table:table-cell table:style-name="ce169"/>
          <table:table-cell/>
          <table:table-cell table:style-name="ce44" office:value-type="float" office:value="45" calcext:value-type="float">
            <text:p>45</text:p>
          </table:table-cell>
          <table:table-cell table:style-name="ce119" office:value-type="float" office:value="61138.3" calcext:value-type="float">
            <text:p>61138.3</text:p>
          </table:table-cell>
          <table:table-cell table:style-name="ce119" office:value-type="float" office:value="204.5" calcext:value-type="float">
            <text:p>204.5</text:p>
          </table:table-cell>
          <table:table-cell table:style-name="ce119" office:value-type="float" office:value="259.6" calcext:value-type="float">
            <text:p>259.6</text:p>
          </table:table-cell>
          <table:table-cell table:style-name="ce119" office:value-type="float" office:value="19.6" calcext:value-type="float">
            <text:p>19.6</text:p>
          </table:table-cell>
          <table:table-cell table:style-name="ce120" table:formula="of:=[.V15]*21.4/1000000" office:value-type="float" office:value="1.30835962" calcext:value-type="float">
            <text:p>1.308</text:p>
          </table:table-cell>
          <table:table-cell table:style-name="ce200" table:formula="of:=[.W15]*21.4/1000000" office:value-type="float" office:value="0.0043763" calcext:value-type="float">
            <text:p>0.004</text:p>
          </table:table-cell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90.5" calcext:value-type="float">
            <text:p>190.5</text:p>
          </table:table-cell>
          <table:table-cell table:number-columns-repeated="2"/>
          <table:table-cell table:style-name="ce100"/>
          <table:table-cell table:style-name="ce94" table:number-columns-repeated="13"/>
          <table:table-cell table:style-name="ce169"/>
          <table:table-cell/>
          <table:table-cell table:style-name="ce44" office:value-type="float" office:value="50" calcext:value-type="float">
            <text:p>50</text:p>
          </table:table-cell>
          <table:table-cell table:style-name="ce119" office:value-type="float" office:value="66344.4" calcext:value-type="float">
            <text:p>66344.4</text:p>
          </table:table-cell>
          <table:table-cell table:style-name="ce119" office:value-type="float" office:value="232" calcext:value-type="float">
            <text:p>232.0</text:p>
          </table:table-cell>
          <table:table-cell table:style-name="ce119" office:value-type="float" office:value="281.7" calcext:value-type="float">
            <text:p>281.7</text:p>
          </table:table-cell>
          <table:table-cell table:style-name="ce119" office:value-type="float" office:value="21.3" calcext:value-type="float">
            <text:p>21.3</text:p>
          </table:table-cell>
          <table:table-cell table:style-name="ce120" table:formula="of:=[.V16]*21.4/1000000" office:value-type="float" office:value="1.41977016" calcext:value-type="float">
            <text:p>1.420</text:p>
          </table:table-cell>
          <table:table-cell table:style-name="ce200" table:formula="of:=[.W16]*21.4/1000000" office:value-type="float" office:value="0.0049648" calcext:value-type="float">
            <text:p>0.005</text:p>
          </table:table-cell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36.4" calcext:value-type="float">
            <text:p>236.4</text:p>
          </table:table-cell>
          <table:table-cell table:number-columns-repeated="2"/>
          <table:table-cell table:style-name="ce100"/>
          <table:table-cell table:style-name="ce94" table:number-columns-repeated="13"/>
          <table:table-cell table:style-name="ce169"/>
          <table:table-cell/>
          <table:table-cell table:style-name="ce44" office:value-type="float" office:value="55" calcext:value-type="float">
            <text:p>55</text:p>
          </table:table-cell>
          <table:table-cell table:style-name="ce119" office:value-type="float" office:value="71343" calcext:value-type="float">
            <text:p>71343.0</text:p>
          </table:table-cell>
          <table:table-cell table:style-name="ce119" office:value-type="float" office:value="238.7" calcext:value-type="float">
            <text:p>238.7</text:p>
          </table:table-cell>
          <table:table-cell table:style-name="ce119" office:value-type="float" office:value="302.9" calcext:value-type="float">
            <text:p>302.9</text:p>
          </table:table-cell>
          <table:table-cell table:style-name="ce119" office:value-type="float" office:value="22.9" calcext:value-type="float">
            <text:p>22.9</text:p>
          </table:table-cell>
          <table:table-cell table:style-name="ce120" table:formula="of:=[.V17]*21.4/1000000" office:value-type="float" office:value="1.5267402" calcext:value-type="float">
            <text:p>1.527</text:p>
          </table:table-cell>
          <table:table-cell table:style-name="ce200" table:formula="of:=[.W17]*21.4/1000000" office:value-type="float" office:value="0.00510818" calcext:value-type="float">
            <text:p>0.005</text:p>
          </table:table-cell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7.9" calcext:value-type="float">
            <text:p>17.9</text:p>
          </table:table-cell>
          <table:table-cell table:number-columns-repeated="2"/>
          <table:table-cell table:style-name="ce207"/>
          <table:table-cell table:style-name="ce210" table:formula="of:=AVERAGE([.F12:.F17])" office:value-type="float" office:value="39.95" calcext:value-type="float">
            <text:p>40.0</text:p>
          </table:table-cell>
          <table:table-cell table:style-name="ce210" table:formula="of:=AVERAGE([.G12:.G17])" office:value-type="float" office:value="62.14" calcext:value-type="float">
            <text:p>62.1</text:p>
          </table:table-cell>
          <table:table-cell table:style-name="ce210" table:formula="of:=AVERAGE([.H12:.H17])" office:value-type="float" office:value="87.87" calcext:value-type="float">
            <text:p>87.9</text:p>
          </table:table-cell>
          <table:table-cell table:style-name="ce210" table:formula="of:=AVERAGE([.I12:.I17])" office:value-type="float" office:value="110.5" calcext:value-type="float">
            <text:p>110.5</text:p>
          </table:table-cell>
          <table:table-cell table:style-name="ce210" table:formula="of:=AVERAGE([.J12:.J17])" office:value-type="float" office:value="128.5" calcext:value-type="float">
            <text:p>128.5</text:p>
          </table:table-cell>
          <table:table-cell table:style-name="ce210" table:formula="of:=AVERAGE([.K12:.K17])" office:value-type="float" office:value="171" calcext:value-type="float">
            <text:p>171.0</text:p>
          </table:table-cell>
          <table:table-cell table:style-name="ce210" table:formula="of:=AVERAGE([.L12:.L17])" office:value-type="float" office:value="176.7" calcext:value-type="float">
            <text:p>176.7</text:p>
          </table:table-cell>
          <table:table-cell table:style-name="ce210" table:formula="of:=AVERAGE([.M12:.M17])" office:value-type="float" office:value="190.5" calcext:value-type="float">
            <text:p>190.5</text:p>
          </table:table-cell>
          <table:table-cell table:style-name="ce210" table:formula="of:=AVERAGE([.N12:.N17])" office:value-type="float" office:value="204.5" calcext:value-type="float">
            <text:p>204.5</text:p>
          </table:table-cell>
          <table:table-cell table:style-name="ce210" table:formula="of:=AVERAGE([.O12:.O17])" office:value-type="float" office:value="232" calcext:value-type="float">
            <text:p>232.0</text:p>
          </table:table-cell>
          <table:table-cell table:style-name="ce210" table:formula="of:=AVERAGE([.P12:.P17])" office:value-type="float" office:value="238.7" calcext:value-type="float">
            <text:p>238.7</text:p>
          </table:table-cell>
          <table:table-cell table:style-name="ce210" table:formula="of:=AVERAGE([.Q12:.Q17])" office:value-type="float" office:value="263.7" calcext:value-type="float">
            <text:p>263.7</text:p>
          </table:table-cell>
          <table:table-cell table:style-name="ce210" table:formula="of:=AVERAGE([.R12:.R17])" office:value-type="float" office:value="281.7" calcext:value-type="float">
            <text:p>281.7</text:p>
          </table:table-cell>
          <table:table-cell table:style-name="ce210" table:formula="of:=AVERAGE([.S12:.S17])" office:value-type="string" office:string-value="" calcext:value-type="error">
            <text:p>#DIV/0!</text:p>
          </table:table-cell>
          <table:table-cell/>
          <table:table-cell table:style-name="ce44" office:value-type="float" office:value="60" calcext:value-type="float">
            <text:p>60</text:p>
          </table:table-cell>
          <table:table-cell table:style-name="ce119" office:value-type="float" office:value="76071" calcext:value-type="float">
            <text:p>76071.0</text:p>
          </table:table-cell>
          <table:table-cell table:style-name="ce119" office:value-type="float" office:value="263.7" calcext:value-type="float">
            <text:p>263.7</text:p>
          </table:table-cell>
          <table:table-cell table:style-name="ce119" office:value-type="float" office:value="323" calcext:value-type="float">
            <text:p>323.0</text:p>
          </table:table-cell>
          <table:table-cell table:style-name="ce119" office:value-type="float" office:value="24.4" calcext:value-type="float">
            <text:p>24.4</text:p>
          </table:table-cell>
          <table:table-cell table:style-name="ce120" table:formula="of:=[.V18]*21.4/1000000" office:value-type="float" office:value="1.6279194" calcext:value-type="float">
            <text:p>1.628</text:p>
          </table:table-cell>
          <table:table-cell table:style-name="ce200" table:formula="of:=[.W18]*21.4/1000000" office:value-type="float" office:value="0.00564318" calcext:value-type="float">
            <text:p>0.006</text:p>
          </table:table-cell>
        </table:table-row>
        <table:table-row table:style-name="ro1">
          <table:table-cell table:style-name="ce126" table:number-columns-repeated="2"/>
          <table:table-cell table:number-columns-repeated="2"/>
          <table:table-cell table:style-name="ce98" office:value-type="string" calcext:value-type="string">
            <text:p>abs gain</text:p>
          </table:table-cell>
          <table:table-cell table:style-name="ce155" office:value-type="float" office:value="46.56" calcext:value-type="float">
            <text:p>46.56</text:p>
          </table:table-cell>
          <table:table-cell table:style-name="ce155" office:value-type="float" office:value="78.31" calcext:value-type="float">
            <text:p>78.31</text:p>
          </table:table-cell>
          <table:table-cell table:style-name="ce155" office:value-type="float" office:value="108.4" calcext:value-type="float">
            <text:p>108.4</text:p>
          </table:table-cell>
          <table:table-cell table:style-name="ce155" office:value-type="float" office:value="136.7" calcext:value-type="float">
            <text:p>136.7</text:p>
          </table:table-cell>
          <table:table-cell table:style-name="ce155" office:value-type="float" office:value="163.7" calcext:value-type="float">
            <text:p>163.7</text:p>
          </table:table-cell>
          <table:table-cell table:style-name="ce155" office:value-type="float" office:value="188.1" calcext:value-type="float">
            <text:p>188.1</text:p>
          </table:table-cell>
          <table:table-cell table:style-name="ce155" office:value-type="float" office:value="212.4" calcext:value-type="float">
            <text:p>212.4</text:p>
          </table:table-cell>
          <table:table-cell table:style-name="ce155" office:value-type="float" office:value="236.4" calcext:value-type="float">
            <text:p>236.4</text:p>
          </table:table-cell>
          <table:table-cell table:style-name="ce155" office:value-type="float" office:value="259.6" calcext:value-type="float">
            <text:p>259.6</text:p>
          </table:table-cell>
          <table:table-cell table:style-name="ce155" office:value-type="float" office:value="281.7" calcext:value-type="float">
            <text:p>281.7</text:p>
          </table:table-cell>
          <table:table-cell table:style-name="ce155" office:value-type="float" office:value="302.9" calcext:value-type="float">
            <text:p>302.9</text:p>
          </table:table-cell>
          <table:table-cell table:style-name="ce155" office:value-type="float" office:value="323" calcext:value-type="float">
            <text:p>323</text:p>
          </table:table-cell>
          <table:table-cell table:style-name="ce155" office:value-type="float" office:value="335" calcext:value-type="float">
            <text:p>335</text:p>
          </table:table-cell>
          <table:table-cell table:style-name="ce160"/>
          <table:table-cell/>
          <table:table-cell table:style-name="ce44" office:value-type="float" office:value="63" calcext:value-type="float">
            <text:p>63</text:p>
          </table:table-cell>
          <table:table-cell table:style-name="ce119" office:value-type="float" office:value="78892" calcext:value-type="float">
            <text:p>78892.0</text:p>
          </table:table-cell>
          <table:table-cell table:style-name="ce119" office:value-type="float" office:value="281.7" calcext:value-type="float">
            <text:p>281.7</text:p>
          </table:table-cell>
          <table:table-cell table:style-name="ce119" office:value-type="float" office:value="335" calcext:value-type="float">
            <text:p>335.0</text:p>
          </table:table-cell>
          <table:table-cell table:style-name="ce119" office:value-type="float" office:value="25.3" calcext:value-type="float">
            <text:p>25.3</text:p>
          </table:table-cell>
          <table:table-cell table:style-name="ce120" table:formula="of:=[.V19]*21.4/1000000" office:value-type="float" office:value="1.6882888" calcext:value-type="float">
            <text:p>1.688</text:p>
          </table:table-cell>
          <table:table-cell table:style-name="ce200" table:formula="of:=[.W19]*21.4/1000000" office:value-type="float" office:value="0.00602838" calcext:value-type="float">
            <text:p>0.006</text:p>
          </table:table-cell>
        </table:table-row>
        <table:table-row table:style-name="ro1">
          <table:table-cell table:style-name="ce126" office:value-type="string" calcext:value-type="string">
            <text:p>G15_O120_Ch3_PulseIn_20191119_121031.txt</text:p>
          </table:table-cell>
          <table:table-cell table:style-name="ce126"/>
          <table:table-cell table:number-columns-repeated="2"/>
          <table:table-cell table:style-name="ce98"/>
          <table:table-cell table:style-name="ce117" table:number-columns-repeated="2"/>
          <table:table-cell table:style-name="ce10" table:number-columns-repeated="4"/>
          <table:table-cell table:style-name="ce117"/>
          <table:table-cell table:style-name="ce10" table:number-columns-repeated="4"/>
          <table:table-cell table:style-name="ce117" table:number-columns-repeated="2"/>
          <table:table-cell table:style-name="ce110"/>
          <table:table-cell/>
          <table:table-cell table:style-name="ce45" office:value-type="string" calcext:value-type="string">
            <text:p>CF1</text:p>
          </table:table-cell>
          <table:table-cell table:style-name="ce47" table:number-columns-repeated="4"/>
          <table:table-cell table:style-name="ce48"/>
          <table:table-cell table:style-name="ce52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25529.5" calcext:value-type="float">
            <text:p>25529.5</text:p>
          </table:table-cell>
          <table:table-cell table:number-columns-repeated="2"/>
          <table:table-cell table:style-name="ce98"/>
          <table:table-cell table:style-name="ce117"/>
          <table:table-cell table:style-name="ce10" table:number-columns-repeated="10"/>
          <table:table-cell table:style-name="ce117"/>
          <table:table-cell table:style-name="ce10"/>
          <table:table-cell table:style-name="ce110"/>
          <table:table-cell table:number-columns-repeated="8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87.87" calcext:value-type="float">
            <text:p>87.87</text:p>
          </table:table-cell>
          <table:table-cell table:number-columns-repeated="2"/>
          <table:table-cell table:style-name="ce98"/>
          <table:table-cell table:style-name="ce117"/>
          <table:table-cell table:style-name="ce10" table:number-columns-repeated="10"/>
          <table:table-cell table:style-name="ce117"/>
          <table:table-cell table:style-name="ce10"/>
          <table:table-cell table:style-name="ce110"/>
          <table:table-cell table:number-columns-repeated="8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108.4" calcext:value-type="float">
            <text:p>108.4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 table:number-columns-repeated="8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8.2" calcext:value-type="float">
            <text:p>8.2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 table:number-columns-repeated="8"/>
        </table:table-row>
        <table:table-row table:style-name="ro2">
          <table:table-cell table:number-columns-repeated="4"/>
          <table:table-cell table:style-name="ce99"/>
          <table:table-cell table:style-name="ce14" table:formula="of:=AVERAGE([.F19:.F24])" office:value-type="float" office:value="46.56" calcext:value-type="float">
            <text:p>46.6</text:p>
          </table:table-cell>
          <table:table-cell table:style-name="ce14" table:formula="of:=AVERAGE([.G19:.G24])" office:value-type="float" office:value="78.31" calcext:value-type="float">
            <text:p>78.3</text:p>
          </table:table-cell>
          <table:table-cell table:style-name="ce14" table:formula="of:=AVERAGE([.H19:.H24])" office:value-type="float" office:value="108.4" calcext:value-type="float">
            <text:p>108.4</text:p>
          </table:table-cell>
          <table:table-cell table:style-name="ce14" table:formula="of:=AVERAGE([.I19:.I24])" office:value-type="float" office:value="136.7" calcext:value-type="float">
            <text:p>136.7</text:p>
          </table:table-cell>
          <table:table-cell table:style-name="ce14" table:formula="of:=AVERAGE([.J19:.J24])" office:value-type="float" office:value="163.7" calcext:value-type="float">
            <text:p>163.7</text:p>
          </table:table-cell>
          <table:table-cell table:style-name="ce14" table:formula="of:=AVERAGE([.K19:.K24])" office:value-type="float" office:value="188.1" calcext:value-type="float">
            <text:p>188.1</text:p>
          </table:table-cell>
          <table:table-cell table:style-name="ce14" table:formula="of:=AVERAGE([.L19:.L24])" office:value-type="float" office:value="212.4" calcext:value-type="float">
            <text:p>212.4</text:p>
          </table:table-cell>
          <table:table-cell table:style-name="ce14" table:formula="of:=AVERAGE([.M19:.M24])" office:value-type="float" office:value="236.4" calcext:value-type="float">
            <text:p>236.4</text:p>
          </table:table-cell>
          <table:table-cell table:style-name="ce14" table:formula="of:=AVERAGE([.N19:.N24])" office:value-type="float" office:value="259.6" calcext:value-type="float">
            <text:p>259.6</text:p>
          </table:table-cell>
          <table:table-cell table:style-name="ce14" table:formula="of:=AVERAGE([.O19:.O24])" office:value-type="float" office:value="281.7" calcext:value-type="float">
            <text:p>281.7</text:p>
          </table:table-cell>
          <table:table-cell table:style-name="ce14" table:formula="of:=AVERAGE([.P19:.P24])" office:value-type="float" office:value="302.9" calcext:value-type="float">
            <text:p>302.9</text:p>
          </table:table-cell>
          <table:table-cell table:style-name="ce14" table:formula="of:=AVERAGE([.Q19:.Q24])" office:value-type="float" office:value="323" calcext:value-type="float">
            <text:p>323.0</text:p>
          </table:table-cell>
          <table:table-cell table:style-name="ce14" table:formula="of:=AVERAGE([.R19:.R24])" office:value-type="float" office:value="335" calcext:value-type="float">
            <text:p>335.0</text:p>
          </table:table-cell>
          <table:table-cell table:style-name="ce14" table:formula="of:=AVERAGE([.S19:.S2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5_O120_Ch3_PulseIn_20191119_121144.txt</text:p>
          </table:table-cell>
          <table:table-cell table:number-columns-repeated="3"/>
          <table:table-cell table:style-name="ce127" office:value-type="string" calcext:value-type="string">
            <text:p>abs gain Err</text:p>
          </table:table-cell>
          <table:table-cell table:style-name="ce155" office:value-type="float" office:value="3.52" calcext:value-type="float">
            <text:p>3.52</text:p>
          </table:table-cell>
          <table:table-cell table:style-name="ce155" office:value-type="float" office:value="5.92" calcext:value-type="float">
            <text:p>5.92</text:p>
          </table:table-cell>
          <table:table-cell table:style-name="ce155" office:value-type="float" office:value="8.2" calcext:value-type="float">
            <text:p>8.2</text:p>
          </table:table-cell>
          <table:table-cell table:style-name="ce155" office:value-type="float" office:value="10.3" calcext:value-type="float">
            <text:p>10.3</text:p>
          </table:table-cell>
          <table:table-cell table:style-name="ce155" office:value-type="float" office:value="12.4" calcext:value-type="float">
            <text:p>12.4</text:p>
          </table:table-cell>
          <table:table-cell table:style-name="ce155" office:value-type="float" office:value="14.2" calcext:value-type="float">
            <text:p>14.2</text:p>
          </table:table-cell>
          <table:table-cell table:style-name="ce155" office:value-type="float" office:value="16.1" calcext:value-type="float">
            <text:p>16.1</text:p>
          </table:table-cell>
          <table:table-cell table:style-name="ce155" office:value-type="float" office:value="17.9" calcext:value-type="float">
            <text:p>17.9</text:p>
          </table:table-cell>
          <table:table-cell table:style-name="ce155" office:value-type="float" office:value="19.6" calcext:value-type="float">
            <text:p>19.6</text:p>
          </table:table-cell>
          <table:table-cell table:style-name="ce155" office:value-type="float" office:value="21.3" calcext:value-type="float">
            <text:p>21.3</text:p>
          </table:table-cell>
          <table:table-cell table:style-name="ce155" office:value-type="float" office:value="22.9" calcext:value-type="float">
            <text:p>22.9</text:p>
          </table:table-cell>
          <table:table-cell table:style-name="ce155" office:value-type="float" office:value="24.4" calcext:value-type="float">
            <text:p>24.4</text:p>
          </table:table-cell>
          <table:table-cell table:style-name="ce155" office:value-type="float" office:value="25.3" calcext:value-type="float">
            <text:p>25.3</text:p>
          </table:table-cell>
          <table:table-cell table:style-name="ce213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991.7" calcext:value-type="float">
            <text:p>49991.7</text:p>
          </table:table-cell>
          <table:table-cell table:number-columns-repeated="2"/>
          <table:table-cell table:style-name="ce100"/>
          <table:table-cell table:style-name="ce117" table:number-columns-repeated="2"/>
          <table:table-cell table:style-name="ce94" table:number-columns-repeated="4"/>
          <table:table-cell table:style-name="ce117"/>
          <table:table-cell table:style-name="ce94" table:number-columns-repeated="4"/>
          <table:table-cell table:style-name="ce117" table:number-columns-repeated="2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6.5" calcext:value-type="float">
            <text:p>166.5</text:p>
          </table:table-cell>
          <table:table-cell table:number-columns-repeated="2"/>
          <table:table-cell table:style-name="ce100"/>
          <table:table-cell table:style-name="ce117"/>
          <table:table-cell table:style-name="ce94" table:number-columns-repeated="10"/>
          <table:table-cell table:style-name="ce117"/>
          <table:table-cell table:style-name="ce94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2.3" calcext:value-type="float">
            <text:p>212.3</text:p>
          </table:table-cell>
          <table:table-cell table:number-columns-repeated="2"/>
          <table:table-cell table:style-name="ce100"/>
          <table:table-cell table:style-name="ce117"/>
          <table:table-cell table:style-name="ce94" table:number-columns-repeated="10"/>
          <table:table-cell table:style-name="ce117"/>
          <table:table-cell table:style-name="ce94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1" calcext:value-type="float">
            <text:p>16.1</text:p>
          </table:table-cell>
          <table:table-cell table:number-columns-repeated="2"/>
          <table:table-cell table:style-name="ce100"/>
          <table:table-cell table:style-name="ce94" table:number-columns-repeated="13"/>
          <table:table-cell table:style-name="ce169"/>
          <table:table-cell table:number-columns-repeated="8"/>
        </table:table-row>
        <table:table-row table:style-name="ro1">
          <table:table-cell table:number-columns-repeated="4"/>
          <table:table-cell table:style-name="ce146"/>
          <table:table-cell table:style-name="ce94" table:number-columns-repeated="13"/>
          <table:table-cell table:style-name="ce169"/>
          <table:table-cell table:number-columns-repeated="8"/>
        </table:table-row>
        <table:table-row table:style-name="ro2">
          <table:table-cell office:value-type="string" calcext:value-type="string">
            <text:p>G15_O120_Ch3_PulseIn_20191119_121033.txt</text:p>
          </table:table-cell>
          <table:table-cell table:number-columns-repeated="3"/>
          <table:table-cell table:style-name="ce102"/>
          <table:table-cell table:style-name="ce106" table:formula="of:=AVERAGE([.F26:.F31])" office:value-type="float" office:value="3.52" calcext:value-type="float">
            <text:p>3.5</text:p>
          </table:table-cell>
          <table:table-cell table:style-name="ce106" table:formula="of:=AVERAGE([.G26:.G31])" office:value-type="float" office:value="5.92" calcext:value-type="float">
            <text:p>5.9</text:p>
          </table:table-cell>
          <table:table-cell table:style-name="ce106" table:formula="of:=AVERAGE([.H26:.H31])" office:value-type="float" office:value="8.2" calcext:value-type="float">
            <text:p>8.2</text:p>
          </table:table-cell>
          <table:table-cell table:style-name="ce106" table:formula="of:=AVERAGE([.I26:.I31])" office:value-type="float" office:value="10.3" calcext:value-type="float">
            <text:p>10.3</text:p>
          </table:table-cell>
          <table:table-cell table:style-name="ce106" table:formula="of:=AVERAGE([.J26:.J31])" office:value-type="float" office:value="12.4" calcext:value-type="float">
            <text:p>12.4</text:p>
          </table:table-cell>
          <table:table-cell table:style-name="ce106" table:formula="of:=AVERAGE([.K26:.K31])" office:value-type="float" office:value="14.2" calcext:value-type="float">
            <text:p>14.2</text:p>
          </table:table-cell>
          <table:table-cell table:style-name="ce106" table:formula="of:=AVERAGE([.L26:.L31])" office:value-type="float" office:value="16.1" calcext:value-type="float">
            <text:p>16.1</text:p>
          </table:table-cell>
          <table:table-cell table:style-name="ce106" table:formula="of:=AVERAGE([.M26:.M31])" office:value-type="float" office:value="17.9" calcext:value-type="float">
            <text:p>17.9</text:p>
          </table:table-cell>
          <table:table-cell table:style-name="ce106" table:formula="of:=AVERAGE([.N26:.N31])" office:value-type="float" office:value="19.6" calcext:value-type="float">
            <text:p>19.6</text:p>
          </table:table-cell>
          <table:table-cell table:style-name="ce106" table:formula="of:=AVERAGE([.O26:.O31])" office:value-type="float" office:value="21.3" calcext:value-type="float">
            <text:p>21.3</text:p>
          </table:table-cell>
          <table:table-cell table:style-name="ce106" table:formula="of:=AVERAGE([.P26:.P31])" office:value-type="float" office:value="22.9" calcext:value-type="float">
            <text:p>22.9</text:p>
          </table:table-cell>
          <table:table-cell table:style-name="ce106" table:formula="of:=AVERAGE([.Q26:.Q31])" office:value-type="float" office:value="24.4" calcext:value-type="float">
            <text:p>24.4</text:p>
          </table:table-cell>
          <table:table-cell table:style-name="ce106" table:formula="of:=AVERAGE([.R26:.R31])" office:value-type="float" office:value="25.3" calcext:value-type="float">
            <text:p>25.3</text:p>
          </table:table-cell>
          <table:table-cell table:style-name="ce106" table:formula="of:=AVERAGE([.S26:.S3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527.1" calcext:value-type="float">
            <text:p>25527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5.97" calcext:value-type="float">
            <text:p>85.9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4" calcext:value-type="float">
            <text:p>108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" calcext:value-type="float">
            <text:p>8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3_PulseIn_20191119_12121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656.2" calcext:value-type="float">
            <text:p>55656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7.4" calcext:value-type="float">
            <text:p>19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3" calcext:value-type="float">
            <text:p>236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3_PulseIn_20191119_1212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20.9" calcext:value-type="float">
            <text:p>6112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3.5" calcext:value-type="float">
            <text:p>21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5" calcext:value-type="float">
            <text:p>25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60_O120_Ch3_PulseIn_20191119_121349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6071" calcext:value-type="float">
            <text:p>7607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63.7" calcext:value-type="float">
            <text:p>263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23" calcext:value-type="float">
            <text:p>323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3_PulseIn_20191119_12114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016" calcext:value-type="float">
            <text:p>500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7.4" calcext:value-type="float">
            <text:p>17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2.4" calcext:value-type="float">
            <text:p>212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1" calcext:value-type="float">
            <text:p>16.1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3_PulseIn_20191119_12103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515.5" calcext:value-type="float">
            <text:p>25515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4.43" calcext:value-type="float">
            <text:p>84.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3" calcext:value-type="float">
            <text:p>10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19" calcext:value-type="float">
            <text:p>8.1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3_PulseIn_20191119_12123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34.2" calcext:value-type="float">
            <text:p>61134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0" calcext:value-type="float">
            <text:p>2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6" calcext:value-type="float">
            <text:p>259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63_O120_Ch3_PulseIn_20191119_121408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8892" calcext:value-type="float">
            <text:p>7889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81.7" calcext:value-type="float">
            <text:p>281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35" calcext:value-type="float">
            <text:p>33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3_PulseIn_20191119_12103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528.3" calcext:value-type="float">
            <text:p>2552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5.57" calcext:value-type="float">
            <text:p>85.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4" calcext:value-type="float">
            <text:p>108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" calcext:value-type="float">
            <text:p>8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3_PulseIn_20191119_1212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35.2" calcext:value-type="float">
            <text:p>6113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8.6" calcext:value-type="float">
            <text:p>218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6" calcext:value-type="float">
            <text:p>259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55_O120_Ch3_PulseIn_20191119_121332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71343" calcext:value-type="float">
            <text:p>71343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38.7" calcext:value-type="float">
            <text:p>238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302.9" calcext:value-type="float">
            <text:p>302.9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20_O120_Ch3_PulseIn_20191119_121048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32200.2" calcext:value-type="float">
            <text:p>32200.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10.5" calcext:value-type="float">
            <text:p>110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136.7" calcext:value-type="float">
            <text:p>136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0.3" calcext:value-type="float">
            <text:p>10.3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30_O120_Ch3_PulseIn_20191119_121114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44302.6" calcext:value-type="float">
            <text:p>44302.6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71" calcext:value-type="float">
            <text:p>17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188.1" calcext:value-type="float">
            <text:p>188.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4.2" calcext:value-type="float">
            <text:p>14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3_PulseIn_20191119_1213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14.4" calcext:value-type="float">
            <text:p>71314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4.8" calcext:value-type="float">
            <text:p>244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2.8" calcext:value-type="float">
            <text:p>302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3_PulseIn_20191119_12111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05.9" calcext:value-type="float">
            <text:p>44305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5.3" calcext:value-type="float">
            <text:p>16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88.1" calcext:value-type="float">
            <text:p>188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2" calcext:value-type="float">
            <text:p>14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3_PulseIn_20191119_1213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29" calcext:value-type="float">
            <text:p>713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5.1" calcext:value-type="float">
            <text:p>245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2.9" calcext:value-type="float">
            <text:p>302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3_PulseIn_20191119_12111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07.2" calcext:value-type="float">
            <text:p>4430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5" calcext:value-type="float">
            <text:p>1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88.1" calcext:value-type="float">
            <text:p>188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2" calcext:value-type="float">
            <text:p>14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3_PulseIn_20191119_12100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965.2" calcext:value-type="float">
            <text:p>1096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1.87" calcext:value-type="float">
            <text:p>41.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56" calcext:value-type="float">
            <text:p>46.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2" calcext:value-type="float">
            <text:p>3.5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3_PulseIn_20191119_12133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39.8" calcext:value-type="float">
            <text:p>71339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2.9" calcext:value-type="float">
            <text:p>302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3_PulseIn_20191119_12101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966.6" calcext:value-type="float">
            <text:p>10966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83" calcext:value-type="float">
            <text:p>40.8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56" calcext:value-type="float">
            <text:p>46.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2" calcext:value-type="float">
            <text:p>3.5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3_PulseIn_20191119_12100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963.7" calcext:value-type="float">
            <text:p>10963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9.99" calcext:value-type="float">
            <text:p>39.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55" calcext:value-type="float">
            <text:p>46.5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2" calcext:value-type="float">
            <text:p>3.5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3_PulseIn_20191119_1213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58.2" calcext:value-type="float">
            <text:p>66358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8.7" calcext:value-type="float">
            <text:p>228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5_O120_Ch3_PulseIn_20191119_121008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0966.2" calcext:value-type="float">
            <text:p>10966.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39.95" calcext:value-type="float">
            <text:p>39.9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46.56" calcext:value-type="float">
            <text:p>46.56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3.52" calcext:value-type="float">
            <text:p>3.52</text:p>
          </table:table-cell>
          <table:table-cell table:number-columns-repeated="25"/>
        </table:table-row>
        <table:table-row table:style-name="ro1">
          <table:table-cell table:style-name="ce126" table:number-columns-repeated="2"/>
          <table:table-cell table:number-columns-repeated="25"/>
        </table:table-row>
        <table:table-row table:style-name="ro1">
          <table:table-cell table:style-name="ce126" office:value-type="string" calcext:value-type="string">
            <text:p>G50_O120_Ch3_PulseIn_20191119_121321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66344.4" calcext:value-type="float">
            <text:p>66344.4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32" calcext:value-type="float">
            <text:p>232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281.7" calcext:value-type="float">
            <text:p>281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3_PulseIn_20191119_12132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23" calcext:value-type="float">
            <text:p>663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1.7" calcext:value-type="float">
            <text:p>241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6" calcext:value-type="float">
            <text:p>28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25_O120_Ch3_PulseIn_20191119_121104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38549.6" calcext:value-type="float">
            <text:p>38549.6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28.5" calcext:value-type="float">
            <text:p>128.5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163.7" calcext:value-type="float">
            <text:p>163.7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3_PulseIn_20191119_12105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532.3" calcext:value-type="float">
            <text:p>38532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3" calcext:value-type="float">
            <text:p>1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3.6" calcext:value-type="float">
            <text:p>16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3_PulseIn_20191119_12110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560.9" calcext:value-type="float">
            <text:p>3856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3.8" calcext:value-type="float">
            <text:p>133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3.7" calcext:value-type="float">
            <text:p>163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3_PulseIn_20191119_12104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195.3" calcext:value-type="float">
            <text:p>3219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6.5" calcext:value-type="float">
            <text:p>10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6.7" calcext:value-type="float">
            <text:p>136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3" calcext:value-type="float">
            <text:p>10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3_PulseIn_20191119_12104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191.2" calcext:value-type="float">
            <text:p>3219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3.2" calcext:value-type="float">
            <text:p>11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6.7" calcext:value-type="float">
            <text:p>136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3" calcext:value-type="float">
            <text:p>10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3_PulseIn_20191119_12110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551" calcext:value-type="float">
            <text:p>385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0.1" calcext:value-type="float">
            <text:p>13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3.7" calcext:value-type="float">
            <text:p>163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3_PulseIn_20191119_1211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13" calcext:value-type="float">
            <text:p>443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8.8" calcext:value-type="float">
            <text:p>168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88.2" calcext:value-type="float">
            <text:p>188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2" calcext:value-type="float">
            <text:p>14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3_PulseIn_20191119_1213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47.5" calcext:value-type="float">
            <text:p>6634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5" calcext:value-type="float">
            <text:p>2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7" calcext:value-type="float">
            <text:p>281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26" office:value-type="string" calcext:value-type="string">
            <text:p>G10_O120_Ch3_PulseIn_20191119_121022.tx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8442.1" calcext:value-type="float">
            <text:p>18442.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62.14" calcext:value-type="float">
            <text:p>62.14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ain</text:p>
          </table:table-cell>
          <table:table-cell table:style-name="ce126" office:value-type="float" office:value="78.31" calcext:value-type="float">
            <text:p>78.31</text:p>
          </table:table-cell>
          <table:table-cell table:number-columns-repeated="25"/>
        </table:table-row>
        <table:table-row table:style-name="ro1">
          <table:table-cell table:style-name="ce126" office:value-type="string" calcext:value-type="string">
            <text:p>abs_gErr</text:p>
          </table:table-cell>
          <table:table-cell table:style-name="ce126" office:value-type="float" office:value="5.92" calcext:value-type="float">
            <text:p>5.9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3_PulseIn_20191119_12102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441.8" calcext:value-type="float">
            <text:p>1844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56" calcext:value-type="float">
            <text:p>63.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3" calcext:value-type="float">
            <text:p>7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2" calcext:value-type="float">
            <text:p>5.9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86.6" calcext:value-type="float">
            <text:p>78886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0.3" calcext:value-type="float">
            <text:p>270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" calcext:value-type="float">
            <text:p>3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3_PulseIn_20191119_1212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680.4" calcext:value-type="float">
            <text:p>5568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7" calcext:value-type="float">
            <text:p>20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4" calcext:value-type="float">
            <text:p>23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3_PulseIn_20191119_1210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449.6" calcext:value-type="float">
            <text:p>18449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1.83" calcext:value-type="float">
            <text:p>61.8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34" calcext:value-type="float">
            <text:p>78.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2" calcext:value-type="float">
            <text:p>5.9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04.6" calcext:value-type="float">
            <text:p>7890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1.5" calcext:value-type="float">
            <text:p>291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" calcext:value-type="float">
            <text:p>3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5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01.6" calcext:value-type="float">
            <text:p>7610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4.5" calcext:value-type="float">
            <text:p>25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1" calcext:value-type="float">
            <text:p>32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91.1" calcext:value-type="float">
            <text:p>7889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1.9" calcext:value-type="float">
            <text:p>29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" calcext:value-type="float">
            <text:p>3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3_PulseIn_20191119_1210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442.1" calcext:value-type="float">
            <text:p>18442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1.82" calcext:value-type="float">
            <text:p>61.8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31" calcext:value-type="float">
            <text:p>78.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2" calcext:value-type="float">
            <text:p>5.9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3_PulseIn_20191119_1212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679.2" calcext:value-type="float">
            <text:p>5567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0.9" calcext:value-type="float">
            <text:p>18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4" calcext:value-type="float">
            <text:p>23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53.3" calcext:value-type="float">
            <text:p>7885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7.9" calcext:value-type="float">
            <text:p>277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8" calcext:value-type="float">
            <text:p>334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4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16.3" calcext:value-type="float">
            <text:p>76116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6.1" calcext:value-type="float">
            <text:p>266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2" calcext:value-type="float">
            <text:p>32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5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97.4" calcext:value-type="float">
            <text:p>7609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3" calcext:value-type="float">
            <text:p>2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1" calcext:value-type="float">
            <text:p>32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17.7" calcext:value-type="float">
            <text:p>78917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6.4" calcext:value-type="float">
            <text:p>28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1" calcext:value-type="float">
            <text:p>335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5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08.3" calcext:value-type="float">
            <text:p>7610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0" calcext:value-type="float">
            <text:p>26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2" calcext:value-type="float">
            <text:p>32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4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01.9" calcext:value-type="float">
            <text:p>7610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1.5" calcext:value-type="float">
            <text:p>251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1" calcext:value-type="float">
            <text:p>32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3_PulseIn_20191119_12114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012.2" calcext:value-type="float">
            <text:p>50012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3.8" calcext:value-type="float">
            <text:p>163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2.4" calcext:value-type="float">
            <text:p>212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1" calcext:value-type="float">
            <text:p>16.1</text:p>
          </table:table-cell>
          <table:table-cell table:number-columns-repeated="25"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DSI_Ch0_Gain15" table:style-name="ta1">
        <table:table-column table:style-name="co1" table:number-columns-repeated="5" table:default-cell-style-name="Default"/>
        <table:table-column table:style-name="co26" table:default-cell-style-name="Default"/>
        <table:table-column table:style-name="co23" table:number-columns-repeated="12" table:default-cell-style-name="Default"/>
        <table:table-column table:style-name="co5" table:number-columns-repeated="4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15_RC5_O120_Ch0_DSI_PulseIn_20191119_13505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576.1" calcext:value-type="float">
            <text:p>52576.1</text:p>
          </table:table-cell>
          <table:table-cell table:number-columns-repeated="3"/>
          <table:table-cell table:style-name="ce215" office:value-type="string" calcext:value-type="string">
            <text:p>RC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  <table:table-cell table:style-name="ce217" office:value-type="float" office:value="9" calcext:value-type="float">
            <text:p>9</text:p>
          </table:table-cell>
          <table:table-cell table:style-name="ce217" office:value-type="float" office:value="11" calcext:value-type="float">
            <text:p>11</text:p>
          </table:table-cell>
          <table:table-cell table:style-name="ce217" office:value-type="float" office:value="13" calcext:value-type="float">
            <text:p>13</text:p>
          </table:table-cell>
          <table:table-cell table:style-name="ce217" office:value-type="float" office:value="15" calcext:value-type="float">
            <text:p>15</text:p>
          </table:table-cell>
          <table:table-cell table:style-name="ce217" office:value-type="float" office:value="17" calcext:value-type="float">
            <text:p>17</text:p>
          </table:table-cell>
          <table:table-cell table:style-name="ce217" office:value-type="float" office:value="19" calcext:value-type="float">
            <text:p>19</text:p>
          </table:table-cell>
          <table:table-cell table:style-name="ce217" office:value-type="float" office:value="21" calcext:value-type="float">
            <text:p>21</text:p>
          </table:table-cell>
          <table:table-cell table:style-name="ce217" office:value-type="float" office:value="23" calcext:value-type="float">
            <text:p>23</text:p>
          </table:table-cell>
          <table:table-cell table:style-name="ce217" office:value-type="float" office:value="25" calcext:value-type="float">
            <text:p>25</text:p>
          </table:table-cell>
          <table:table-cell table:style-name="ce217" office:value-type="float" office:value="27" calcext:value-type="float">
            <text:p>27</text:p>
          </table:table-cell>
          <table:table-cell table:style-name="ce217" office:value-type="float" office:value="29" calcext:value-type="float">
            <text:p>29</text:p>
          </table:table-cell>
          <table:table-cell table:style-name="ce223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5.31" calcext:value-type="float">
            <text:p>35.31</text:p>
          </table:table-cell>
          <table:table-cell table:number-columns-repeated="3"/>
          <table:table-cell table:style-name="ce216" office:value-type="string" calcext:value-type="string">
            <text:p>amp mean</text:p>
          </table:table-cell>
          <table:table-cell table:style-name="ce218" office:value-type="float" office:value="44315.4" calcext:value-type="float">
            <text:p>44315.4</text:p>
          </table:table-cell>
          <table:table-cell table:style-name="ce218" office:value-type="float" office:value="47930.7" calcext:value-type="float">
            <text:p>47930.7</text:p>
          </table:table-cell>
          <table:table-cell table:style-name="ce218" office:value-type="float" office:value="52576.1" calcext:value-type="float">
            <text:p>52576.1</text:p>
          </table:table-cell>
          <table:table-cell table:style-name="ce218" office:value-type="float" office:value="56001.8" calcext:value-type="float">
            <text:p>56001.8</text:p>
          </table:table-cell>
          <table:table-cell table:style-name="ce218" office:value-type="float" office:value="65484.8" calcext:value-type="float">
            <text:p>65484.8</text:p>
          </table:table-cell>
          <table:table-cell table:style-name="ce218" office:value-type="float" office:value="68792.7" calcext:value-type="float">
            <text:p>68792.7</text:p>
          </table:table-cell>
          <table:table-cell table:style-name="ce218" office:value-type="float" office:value="73175.8" calcext:value-type="float">
            <text:p>73175.8</text:p>
          </table:table-cell>
          <table:table-cell table:style-name="ce218" office:value-type="float" office:value="76402.9" calcext:value-type="float">
            <text:p>76402.9</text:p>
          </table:table-cell>
          <table:table-cell table:style-name="ce218" office:value-type="float" office:value="85114.1" calcext:value-type="float">
            <text:p>85114.1</text:p>
          </table:table-cell>
          <table:table-cell table:style-name="ce218" office:value-type="float" office:value="88216.3" calcext:value-type="float">
            <text:p>88216.3</text:p>
          </table:table-cell>
          <table:table-cell table:style-name="ce218" office:value-type="float" office:value="92293.8" calcext:value-type="float">
            <text:p>92293.8</text:p>
          </table:table-cell>
          <table:table-cell table:style-name="ce218" office:value-type="float" office:value="95287.4" calcext:value-type="float">
            <text:p>95287.4</text:p>
          </table:table-cell>
          <table:table-cell table:style-name="ce218" office:value-type="float" office:value="103796" calcext:value-type="float">
            <text:p>103796</text:p>
          </table:table-cell>
          <table:table-cell table:style-name="ce218" office:value-type="float" office:value="106845" calcext:value-type="float">
            <text:p>106845</text:p>
          </table:table-cell>
          <table:table-cell table:style-name="ce218" office:value-type="float" office:value="110871" calcext:value-type="float">
            <text:p>110871</text:p>
          </table:table-cell>
          <table:table-cell table:style-name="ce224" office:value-type="float" office:value="113849" calcext:value-type="float">
            <text:p>113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table:style-name="ce216"/>
          <table:table-cell table:style-name="ce218" office:value-type="float" office:value="44312" calcext:value-type="float">
            <text:p>44312</text:p>
          </table:table-cell>
          <table:table-cell table:style-name="ce218" office:value-type="float" office:value="47925" calcext:value-type="float">
            <text:p>47925</text:p>
          </table:table-cell>
          <table:table-cell table:style-name="ce218" office:value-type="float" office:value="52571.1" calcext:value-type="float">
            <text:p>52571.1</text:p>
          </table:table-cell>
          <table:table-cell table:style-name="ce218" office:value-type="float" office:value="56001.9" calcext:value-type="float">
            <text:p>56001.9</text:p>
          </table:table-cell>
          <table:table-cell table:style-name="ce218" office:value-type="float" office:value="65485.7" calcext:value-type="float">
            <text:p>65485.7</text:p>
          </table:table-cell>
          <table:table-cell table:style-name="ce218" office:value-type="float" office:value="68797.7" calcext:value-type="float">
            <text:p>68797.7</text:p>
          </table:table-cell>
          <table:table-cell table:style-name="ce218" office:value-type="float" office:value="73167.3" calcext:value-type="float">
            <text:p>73167.3</text:p>
          </table:table-cell>
          <table:table-cell table:style-name="ce218" office:value-type="float" office:value="76410.1" calcext:value-type="float">
            <text:p>76410.1</text:p>
          </table:table-cell>
          <table:table-cell table:style-name="ce218" office:value-type="float" office:value="85120.1" calcext:value-type="float">
            <text:p>85120.1</text:p>
          </table:table-cell>
          <table:table-cell table:style-name="ce218" office:value-type="float" office:value="88225.3" calcext:value-type="float">
            <text:p>88225.3</text:p>
          </table:table-cell>
          <table:table-cell table:style-name="ce218" office:value-type="float" office:value="92291.5" calcext:value-type="float">
            <text:p>92291.5</text:p>
          </table:table-cell>
          <table:table-cell table:style-name="ce218" office:value-type="float" office:value="95292" calcext:value-type="float">
            <text:p>95292</text:p>
          </table:table-cell>
          <table:table-cell table:style-name="ce218" office:value-type="float" office:value="103785" calcext:value-type="float">
            <text:p>103785</text:p>
          </table:table-cell>
          <table:table-cell table:style-name="ce218" office:value-type="float" office:value="106848" calcext:value-type="float">
            <text:p>106848</text:p>
          </table:table-cell>
          <table:table-cell table:style-name="ce218" office:value-type="float" office:value="110863" calcext:value-type="float">
            <text:p>110863</text:p>
          </table:table-cell>
          <table:table-cell table:style-name="ce224" office:value-type="float" office:value="113857" calcext:value-type="float">
            <text:p>113857</text:p>
          </table:table-cell>
          <table:table-cell/>
          <table:table-cell table:style-name="ce175" office:value-type="string" calcext:value-type="string" table:number-columns-spanned="7" table:number-rows-spanned="1">
            <text:p>Gain = 15</text:p>
          </table:table-cell>
          <table:covered-table-cell table:number-columns-repeated="5" table:style-name="ce229"/>
          <table:covered-table-cell table:style-name="ce21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3"/>
          <table:table-cell table:style-name="ce216"/>
          <table:table-cell table:style-name="ce218" office:value-type="float" office:value="44311.5" calcext:value-type="float">
            <text:p>44311.5</text:p>
          </table:table-cell>
          <table:table-cell table:style-name="ce218" office:value-type="float" office:value="47927.1" calcext:value-type="float">
            <text:p>47927.1</text:p>
          </table:table-cell>
          <table:table-cell table:style-name="ce218" office:value-type="float" office:value="52571.9" calcext:value-type="float">
            <text:p>52571.9</text:p>
          </table:table-cell>
          <table:table-cell table:style-name="ce218" office:value-type="float" office:value="55998.1" calcext:value-type="float">
            <text:p>55998.1</text:p>
          </table:table-cell>
          <table:table-cell table:style-name="ce218" office:value-type="float" office:value="65487.1" calcext:value-type="float">
            <text:p>65487.1</text:p>
          </table:table-cell>
          <table:table-cell table:style-name="ce218" office:value-type="float" office:value="68798.9" calcext:value-type="float">
            <text:p>68798.9</text:p>
          </table:table-cell>
          <table:table-cell table:style-name="ce218" office:value-type="float" office:value="73171.3" calcext:value-type="float">
            <text:p>73171.3</text:p>
          </table:table-cell>
          <table:table-cell table:style-name="ce218" office:value-type="float" office:value="76398.1" calcext:value-type="float">
            <text:p>76398.1</text:p>
          </table:table-cell>
          <table:table-cell table:style-name="ce218" office:value-type="float" office:value="85108.6" calcext:value-type="float">
            <text:p>85108.6</text:p>
          </table:table-cell>
          <table:table-cell table:style-name="ce218" office:value-type="float" office:value="88219.7" calcext:value-type="float">
            <text:p>88219.7</text:p>
          </table:table-cell>
          <table:table-cell table:style-name="ce218" office:value-type="float" office:value="92303.2" calcext:value-type="float">
            <text:p>92303.2</text:p>
          </table:table-cell>
          <table:table-cell table:style-name="ce218" office:value-type="float" office:value="95291.6" calcext:value-type="float">
            <text:p>95291.6</text:p>
          </table:table-cell>
          <table:table-cell table:style-name="ce218" office:value-type="float" office:value="103786" calcext:value-type="float">
            <text:p>103786</text:p>
          </table:table-cell>
          <table:table-cell table:style-name="ce218" office:value-type="float" office:value="106842" calcext:value-type="float">
            <text:p>106842</text:p>
          </table:table-cell>
          <table:table-cell table:style-name="ce218" office:value-type="float" office:value="110857" calcext:value-type="float">
            <text:p>110857</text:p>
          </table:table-cell>
          <table:table-cell table:style-name="ce224" office:value-type="float" office:value="113859" calcext:value-type="float">
            <text:p>113859</text:p>
          </table:table-cell>
          <table:table-cell/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</table:table-row>
        <table:table-row table:style-name="ro1">
          <table:table-cell table:number-columns-repeated="5"/>
          <table:table-cell table:style-name="ce216"/>
          <table:table-cell table:style-name="ce218" table:number-columns-repeated="9"/>
          <table:table-cell table:style-name="ce218" office:value-type="float" office:value="88218.8" calcext:value-type="float">
            <text:p>88218.8</text:p>
          </table:table-cell>
          <table:table-cell table:style-name="ce218" office:value-type="float" office:value="92295.3" calcext:value-type="float">
            <text:p>92295.3</text:p>
          </table:table-cell>
          <table:table-cell table:style-name="ce218" office:value-type="float" office:value="95299.8" calcext:value-type="float">
            <text:p>95299.8</text:p>
          </table:table-cell>
          <table:table-cell table:style-name="ce218"/>
          <table:table-cell table:style-name="ce218" office:value-type="float" office:value="106847" calcext:value-type="float">
            <text:p>106847</text:p>
          </table:table-cell>
          <table:table-cell table:style-name="ce218"/>
          <table:table-cell table:style-name="ce224" office:value-type="float" office:value="113856" calcext:value-type="float">
            <text:p>113856</text:p>
          </table:table-cell>
          <table:table-cell/>
          <table:table-cell table:style-name="ce180"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</table:table-row>
        <table:table-row table:style-name="ro1">
          <table:table-cell office:value-type="string" calcext:value-type="string">
            <text:p>G15_RC5_O120_Ch0_DSI_PulseIn_20191119_135052.txt</text:p>
          </table:table-cell>
          <table:table-cell table:number-columns-repeated="4"/>
          <table:table-cell table:style-name="ce216"/>
          <table:table-cell table:style-name="ce218" table:number-columns-repeated="15"/>
          <table:table-cell table:style-name="ce224"/>
          <table:table-cell/>
          <table:table-cell table:style-name="ce180" office:value-type="float" office:value="1" calcext:value-type="float">
            <text:p>1</text:p>
          </table:table-cell>
          <table:table-cell table:style-name="ce119" office:value-type="float" office:value="44312.9666666667" calcext:value-type="float">
            <text:p>44313.0</text:p>
          </table:table-cell>
          <table:table-cell table:style-name="ce119" office:value-type="float" office:value="28.1433333333333" calcext:value-type="float">
            <text:p>28.1</text:p>
          </table:table-cell>
          <table:table-cell table:style-name="ce231" office:value-type="float" office:value="0.577" calcext:value-type="float">
            <text:p>0.58</text:p>
          </table:table-cell>
          <table:table-cell table:style-name="ce231" office:value-type="float" office:value="0.062" calcext:value-type="float">
            <text:p>0.06</text:p>
          </table:table-cell>
          <table:table-cell table:style-name="ce120" table:formula="of:=[.Y7]*21.4/1000000" office:value-type="float" office:value="0.948297486666667" calcext:value-type="float">
            <text:p>0.948</text:p>
          </table:table-cell>
          <table:table-cell table:style-name="ce200" table:formula="of:=[.Z7]*21.4/1000000" office:value-type="float" office:value="0.000602267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571.1" calcext:value-type="float">
            <text:p>52571.1</text:p>
          </table:table-cell>
          <table:table-cell table:number-columns-repeated="3"/>
          <table:table-cell table:style-name="ce216"/>
          <table:table-cell table:style-name="ce219" table:formula="of:=AVERAGE([.G3:.G7])" office:value-type="float" office:value="44312.9666666667" calcext:value-type="float">
            <text:p>44313.0</text:p>
          </table:table-cell>
          <table:table-cell table:style-name="ce219" table:formula="of:=AVERAGE([.H3:.H7])" office:value-type="float" office:value="47927.6" calcext:value-type="float">
            <text:p>47927.6</text:p>
          </table:table-cell>
          <table:table-cell table:style-name="ce219" table:formula="of:=AVERAGE([.I3:.I7])" office:value-type="float" office:value="52573.0333333333" calcext:value-type="float">
            <text:p>52573.0</text:p>
          </table:table-cell>
          <table:table-cell table:style-name="ce219" table:formula="of:=AVERAGE([.J3:.J7])" office:value-type="float" office:value="56000.6" calcext:value-type="float">
            <text:p>56000.6</text:p>
          </table:table-cell>
          <table:table-cell table:style-name="ce219" table:formula="of:=AVERAGE([.K3:.K7])" office:value-type="float" office:value="65485.8666666667" calcext:value-type="float">
            <text:p>65485.9</text:p>
          </table:table-cell>
          <table:table-cell table:style-name="ce219" table:formula="of:=AVERAGE([.L3:.L7])" office:value-type="float" office:value="68796.4333333333" calcext:value-type="float">
            <text:p>68796.4</text:p>
          </table:table-cell>
          <table:table-cell table:style-name="ce219" table:formula="of:=AVERAGE([.M3:.M7])" office:value-type="float" office:value="73171.4666666667" calcext:value-type="float">
            <text:p>73171.5</text:p>
          </table:table-cell>
          <table:table-cell table:style-name="ce219" table:formula="of:=AVERAGE([.N3:.N7])" office:value-type="float" office:value="76403.7" calcext:value-type="float">
            <text:p>76403.7</text:p>
          </table:table-cell>
          <table:table-cell table:style-name="ce219" table:formula="of:=AVERAGE([.O3:.O7])" office:value-type="float" office:value="85114.2666666667" calcext:value-type="float">
            <text:p>85114.3</text:p>
          </table:table-cell>
          <table:table-cell table:style-name="ce219" table:formula="of:=AVERAGE([.P3:.P7])" office:value-type="float" office:value="88220.025" calcext:value-type="float">
            <text:p>88220.0</text:p>
          </table:table-cell>
          <table:table-cell table:style-name="ce219" table:formula="of:=AVERAGE([.Q3:.Q7])" office:value-type="float" office:value="92295.95" calcext:value-type="float">
            <text:p>92296.0</text:p>
          </table:table-cell>
          <table:table-cell table:style-name="ce219" table:formula="of:=AVERAGE([.R3:.R7])" office:value-type="float" office:value="95292.7" calcext:value-type="float">
            <text:p>95292.7</text:p>
          </table:table-cell>
          <table:table-cell table:style-name="ce219" table:formula="of:=AVERAGE([.S3:.S7])" office:value-type="float" office:value="103789" calcext:value-type="float">
            <text:p>103789.0</text:p>
          </table:table-cell>
          <table:table-cell table:style-name="ce219" table:formula="of:=AVERAGE([.T3:.T7])" office:value-type="float" office:value="106845.5" calcext:value-type="float">
            <text:p>106845.5</text:p>
          </table:table-cell>
          <table:table-cell table:style-name="ce219" table:formula="of:=AVERAGE([.U3:.U7])" office:value-type="float" office:value="110863.666666667" calcext:value-type="float">
            <text:p>110863.7</text:p>
          </table:table-cell>
          <table:table-cell table:style-name="ce225" table:formula="of:=AVERAGE([.V3:.V7])" office:value-type="float" office:value="113855.25" calcext:value-type="float">
            <text:p>113855.3</text:p>
          </table:table-cell>
          <table:table-cell/>
          <table:table-cell table:style-name="ce180" office:value-type="float" office:value="3" calcext:value-type="float">
            <text:p>3</text:p>
          </table:table-cell>
          <table:table-cell table:style-name="ce119" office:value-type="float" office:value="47927.6" calcext:value-type="float">
            <text:p>47927.6</text:p>
          </table:table-cell>
          <table:table-cell table:style-name="ce119" office:value-type="float" office:value="28.4566666666667" calcext:value-type="float">
            <text:p>28.5</text:p>
          </table:table-cell>
          <table:table-cell table:style-name="ce231" office:value-type="float" office:value="0.534" calcext:value-type="float">
            <text:p>0.53</text:p>
          </table:table-cell>
          <table:table-cell table:style-name="ce231" office:value-type="float" office:value="0.057" calcext:value-type="float">
            <text:p>0.06</text:p>
          </table:table-cell>
          <table:table-cell table:style-name="ce120" table:formula="of:=[.Y8]*21.4/1000000" office:value-type="float" office:value="1.02565064" calcext:value-type="float">
            <text:p>1.026</text:p>
          </table:table-cell>
          <table:table-cell table:style-name="ce200" table:formula="of:=[.Z8]*21.4/1000000" office:value-type="float" office:value="0.000608972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4.61" calcext:value-type="float">
            <text:p>34.61</text:p>
          </table:table-cell>
          <table:table-cell table:number-columns-repeated="3"/>
          <table:table-cell table:style-name="ce146" office:value-type="string" calcext:value-type="string">
            <text:p>amp sigma</text:p>
          </table:table-cell>
          <table:table-cell table:style-name="ce94" office:value-type="float" office:value="28.2" calcext:value-type="float">
            <text:p>28.2</text:p>
          </table:table-cell>
          <table:table-cell table:style-name="ce94" office:value-type="float" office:value="28.96" calcext:value-type="float">
            <text:p>28.96</text:p>
          </table:table-cell>
          <table:table-cell table:style-name="ce94" office:value-type="float" office:value="35.31" calcext:value-type="float">
            <text:p>35.31</text:p>
          </table:table-cell>
          <table:table-cell table:style-name="ce94" office:value-type="float" office:value="39.26" calcext:value-type="float">
            <text:p>39.26</text:p>
          </table:table-cell>
          <table:table-cell table:style-name="ce94" office:value-type="float" office:value="55.71" calcext:value-type="float">
            <text:p>55.71</text:p>
          </table:table-cell>
          <table:table-cell table:style-name="ce94" office:value-type="float" office:value="62.85" calcext:value-type="float">
            <text:p>62.85</text:p>
          </table:table-cell>
          <table:table-cell table:style-name="ce94" office:value-type="float" office:value="74.38" calcext:value-type="float">
            <text:p>74.38</text:p>
          </table:table-cell>
          <table:table-cell table:style-name="ce94" office:value-type="float" office:value="79.53" calcext:value-type="float">
            <text:p>79.53</text:p>
          </table:table-cell>
          <table:table-cell table:style-name="ce94" office:value-type="float" office:value="97.77" calcext:value-type="float">
            <text:p>97.77</text:p>
          </table:table-cell>
          <table:table-cell table:style-name="ce94" office:value-type="float" office:value="106.3" calcext:value-type="float">
            <text:p>106.3</text:p>
          </table:table-cell>
          <table:table-cell table:style-name="ce94" office:value-type="float" office:value="114.8" calcext:value-type="float">
            <text:p>114.8</text:p>
          </table:table-cell>
          <table:table-cell table:style-name="ce94" office:value-type="float" office:value="125.2" calcext:value-type="float">
            <text:p>125.2</text:p>
          </table:table-cell>
          <table:table-cell table:style-name="ce94" office:value-type="float" office:value="155.1" calcext:value-type="float">
            <text:p>155.1</text:p>
          </table:table-cell>
          <table:table-cell table:style-name="ce94" office:value-type="float" office:value="166.5" calcext:value-type="float">
            <text:p>166.5</text:p>
          </table:table-cell>
          <table:table-cell table:style-name="ce94" office:value-type="float" office:value="181.4" calcext:value-type="float">
            <text:p>181.4</text:p>
          </table:table-cell>
          <table:table-cell table:style-name="ce169" office:value-type="float" office:value="187.2" calcext:value-type="float">
            <text:p>187.2</text:p>
          </table:table-cell>
          <table:table-cell/>
          <table:table-cell table:style-name="ce180" office:value-type="float" office:value="5" calcext:value-type="float">
            <text:p>5</text:p>
          </table:table-cell>
          <table:table-cell table:style-name="ce119" office:value-type="float" office:value="52573.0333333333" calcext:value-type="float">
            <text:p>52573.0</text:p>
          </table:table-cell>
          <table:table-cell table:style-name="ce119" office:value-type="float" office:value="34.91" calcext:value-type="float">
            <text:p>34.9</text:p>
          </table:table-cell>
          <table:table-cell table:style-name="ce231" office:value-type="float" office:value="0.487" calcext:value-type="float">
            <text:p>0.49</text:p>
          </table:table-cell>
          <table:table-cell table:style-name="ce231" office:value-type="float" office:value="0.052" calcext:value-type="float">
            <text:p>0.05</text:p>
          </table:table-cell>
          <table:table-cell table:style-name="ce120" table:formula="of:=[.Y9]*21.4/1000000" office:value-type="float" office:value="1.12506291333333" calcext:value-type="float">
            <text:p>1.125</text:p>
          </table:table-cell>
          <table:table-cell table:style-name="ce200" table:formula="of:=[.Z9]*21.4/1000000" office:value-type="float" office:value="0.000747074" calcext:value-type="float">
            <text:p>0.001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table:style-name="ce146"/>
          <table:table-cell table:style-name="ce94" office:value-type="float" office:value="28.25" calcext:value-type="float">
            <text:p>28.25</text:p>
          </table:table-cell>
          <table:table-cell table:style-name="ce94" office:value-type="float" office:value="28.2" calcext:value-type="float">
            <text:p>28.2</text:p>
          </table:table-cell>
          <table:table-cell table:style-name="ce94" office:value-type="float" office:value="34.61" calcext:value-type="float">
            <text:p>34.61</text:p>
          </table:table-cell>
          <table:table-cell table:style-name="ce94" office:value-type="float" office:value="39.11" calcext:value-type="float">
            <text:p>39.11</text:p>
          </table:table-cell>
          <table:table-cell table:style-name="ce94" office:value-type="float" office:value="54.71" calcext:value-type="float">
            <text:p>54.71</text:p>
          </table:table-cell>
          <table:table-cell table:style-name="ce94" office:value-type="float" office:value="62.95" calcext:value-type="float">
            <text:p>62.95</text:p>
          </table:table-cell>
          <table:table-cell table:style-name="ce94" office:value-type="float" office:value="76.38" calcext:value-type="float">
            <text:p>76.38</text:p>
          </table:table-cell>
          <table:table-cell table:style-name="ce94" office:value-type="float" office:value="78.89" calcext:value-type="float">
            <text:p>78.89</text:p>
          </table:table-cell>
          <table:table-cell table:style-name="ce94" office:value-type="float" office:value="100.6" calcext:value-type="float">
            <text:p>100.6</text:p>
          </table:table-cell>
          <table:table-cell table:style-name="ce94" office:value-type="float" office:value="108.7" calcext:value-type="float">
            <text:p>108.7</text:p>
          </table:table-cell>
          <table:table-cell table:style-name="ce94" office:value-type="float" office:value="111.4" calcext:value-type="float">
            <text:p>111.4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56.3" calcext:value-type="float">
            <text:p>156.3</text:p>
          </table:table-cell>
          <table:table-cell table:style-name="ce94" office:value-type="float" office:value="169.7" calcext:value-type="float">
            <text:p>169.7</text:p>
          </table:table-cell>
          <table:table-cell table:style-name="ce94" office:value-type="float" office:value="180.4" calcext:value-type="float">
            <text:p>180.4</text:p>
          </table:table-cell>
          <table:table-cell table:style-name="ce169" office:value-type="float" office:value="185.2" calcext:value-type="float">
            <text:p>185.2</text:p>
          </table:table-cell>
          <table:table-cell/>
          <table:table-cell table:style-name="ce180" office:value-type="float" office:value="7" calcext:value-type="float">
            <text:p>7</text:p>
          </table:table-cell>
          <table:table-cell table:style-name="ce119" office:value-type="float" office:value="56000.6" calcext:value-type="float">
            <text:p>56000.6</text:p>
          </table:table-cell>
          <table:table-cell table:style-name="ce119" office:value-type="float" office:value="38.8733333333333" calcext:value-type="float">
            <text:p>38.9</text:p>
          </table:table-cell>
          <table:table-cell table:style-name="ce231" office:value-type="float" office:value="0.457" calcext:value-type="float">
            <text:p>0.46</text:p>
          </table:table-cell>
          <table:table-cell table:style-name="ce231" office:value-type="float" office:value="0.049" calcext:value-type="float">
            <text:p>0.05</text:p>
          </table:table-cell>
          <table:table-cell table:style-name="ce120" table:formula="of:=[.Y10]*21.4/1000000" office:value-type="float" office:value="1.19841284" calcext:value-type="float">
            <text:p>1.198</text:p>
          </table:table-cell>
          <table:table-cell table:style-name="ce200" table:formula="of:=[.Z10]*21.4/1000000" office:value-type="float" office:value="0.000831889333333332" calcext:value-type="float">
            <text:p>0.001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3"/>
          <table:table-cell table:style-name="ce146"/>
          <table:table-cell table:style-name="ce94" office:value-type="float" office:value="27.98" calcext:value-type="float">
            <text:p>27.98</text:p>
          </table:table-cell>
          <table:table-cell table:style-name="ce94" office:value-type="float" office:value="28.21" calcext:value-type="float">
            <text:p>28.21</text:p>
          </table:table-cell>
          <table:table-cell table:style-name="ce94" office:value-type="float" office:value="34.81" calcext:value-type="float">
            <text:p>34.81</text:p>
          </table:table-cell>
          <table:table-cell table:style-name="ce94" office:value-type="float" office:value="38.25" calcext:value-type="float">
            <text:p>38.25</text:p>
          </table:table-cell>
          <table:table-cell table:style-name="ce94" office:value-type="float" office:value="54.64" calcext:value-type="float">
            <text:p>54.64</text:p>
          </table:table-cell>
          <table:table-cell table:style-name="ce94" office:value-type="float" office:value="63.28" calcext:value-type="float">
            <text:p>63.28</text:p>
          </table:table-cell>
          <table:table-cell table:style-name="ce94" office:value-type="float" office:value="74.67" calcext:value-type="float">
            <text:p>74.67</text:p>
          </table:table-cell>
          <table:table-cell table:style-name="ce94" office:value-type="float" office:value="79.73" calcext:value-type="float">
            <text:p>79.73</text:p>
          </table:table-cell>
          <table:table-cell table:style-name="ce94" office:value-type="float" office:value="102.1" calcext:value-type="float">
            <text:p>102.1</text:p>
          </table:table-cell>
          <table:table-cell table:style-name="ce94" office:value-type="float" office:value="105.7" calcext:value-type="float">
            <text:p>105.7</text:p>
          </table:table-cell>
          <table:table-cell table:style-name="ce94" office:value-type="float" office:value="121.6" calcext:value-type="float">
            <text:p>121.6</text:p>
          </table:table-cell>
          <table:table-cell table:style-name="ce94" office:value-type="float" office:value="124.2" calcext:value-type="float">
            <text:p>124.2</text:p>
          </table:table-cell>
          <table:table-cell table:style-name="ce94" office:value-type="float" office:value="165.2" calcext:value-type="float">
            <text:p>165.2</text:p>
          </table:table-cell>
          <table:table-cell table:style-name="ce94" office:value-type="float" office:value="168" calcext:value-type="float">
            <text:p>168</text:p>
          </table:table-cell>
          <table:table-cell table:style-name="ce94" office:value-type="float" office:value="186.6" calcext:value-type="float">
            <text:p>186.6</text:p>
          </table:table-cell>
          <table:table-cell table:style-name="ce169" office:value-type="float" office:value="191.7" calcext:value-type="float">
            <text:p>191.7</text:p>
          </table:table-cell>
          <table:table-cell/>
          <table:table-cell table:style-name="ce180" office:value-type="float" office:value="9" calcext:value-type="float">
            <text:p>9</text:p>
          </table:table-cell>
          <table:table-cell table:style-name="ce119" office:value-type="float" office:value="65485.8666666667" calcext:value-type="float">
            <text:p>65485.9</text:p>
          </table:table-cell>
          <table:table-cell table:style-name="ce119" office:value-type="float" office:value="55.02" calcext:value-type="float">
            <text:p>55.0</text:p>
          </table:table-cell>
          <table:table-cell table:style-name="ce231" office:value-type="float" office:value="0.391" calcext:value-type="float">
            <text:p>0.39</text:p>
          </table:table-cell>
          <table:table-cell table:style-name="ce231" office:value-type="float" office:value="0.042" calcext:value-type="float">
            <text:p>0.04</text:p>
          </table:table-cell>
          <table:table-cell table:style-name="ce120" table:formula="of:=[.Y11]*21.4/1000000" office:value-type="float" office:value="1.40139754666667" calcext:value-type="float">
            <text:p>1.401</text:p>
          </table:table-cell>
          <table:table-cell table:style-name="ce200" table:formula="of:=[.Z11]*21.4/1000000" office:value-type="float" office:value="0.001177428" calcext:value-type="float">
            <text:p>0.001</text:p>
          </table:table-cell>
        </table:table-row>
        <table:table-row table:style-name="ro1">
          <table:table-cell table:number-columns-repeated="5"/>
          <table:table-cell table:style-name="ce146"/>
          <table:table-cell table:style-name="ce94" table:number-columns-repeated="9"/>
          <table:table-cell table:style-name="ce94" office:value-type="float" office:value="107.9" calcext:value-type="float">
            <text:p>107.9</text:p>
          </table:table-cell>
          <table:table-cell table:style-name="ce94" office:value-type="float" office:value="121.1" calcext:value-type="float">
            <text:p>121.1</text:p>
          </table:table-cell>
          <table:table-cell table:style-name="ce94" office:value-type="float" office:value="122.2" calcext:value-type="float">
            <text:p>122.2</text:p>
          </table:table-cell>
          <table:table-cell table:style-name="ce94"/>
          <table:table-cell table:style-name="ce94" office:value-type="float" office:value="166.9" calcext:value-type="float">
            <text:p>166.9</text:p>
          </table:table-cell>
          <table:table-cell table:style-name="ce94"/>
          <table:table-cell table:style-name="ce169" office:value-type="float" office:value="193.5" calcext:value-type="float">
            <text:p>193.5</text:p>
          </table:table-cell>
          <table:table-cell/>
          <table:table-cell table:style-name="ce180" office:value-type="float" office:value="11" calcext:value-type="float">
            <text:p>11</text:p>
          </table:table-cell>
          <table:table-cell table:style-name="ce119" office:value-type="float" office:value="68796.4333333333" calcext:value-type="float">
            <text:p>68796.4</text:p>
          </table:table-cell>
          <table:table-cell table:style-name="ce119" office:value-type="float" office:value="63.0266666666667" calcext:value-type="float">
            <text:p>63.0</text:p>
          </table:table-cell>
          <table:table-cell table:style-name="ce231" office:value-type="float" office:value="0.372" calcext:value-type="float">
            <text:p>0.37</text:p>
          </table:table-cell>
          <table:table-cell table:style-name="ce231" office:value-type="float" office:value="0.04" calcext:value-type="float">
            <text:p>0.04</text:p>
          </table:table-cell>
          <table:table-cell table:style-name="ce120" table:formula="of:=[.Y12]*21.4/1000000" office:value-type="float" office:value="1.47224367333333" calcext:value-type="float">
            <text:p>1.472</text:p>
          </table:table-cell>
          <table:table-cell table:style-name="ce200" table:formula="of:=[.Z12]*21.4/1000000" office:value-type="float" office:value="0.001348770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15_RC9_O120_Ch0_DSI_PulseIn_20191119_135108.txt</text:p>
          </table:table-cell>
          <table:table-cell table:number-columns-repeated="4"/>
          <table:table-cell table:style-name="ce146"/>
          <table:table-cell table:style-name="ce94" table:number-columns-repeated="15"/>
          <table:table-cell table:style-name="ce169"/>
          <table:table-cell/>
          <table:table-cell table:style-name="ce180" office:value-type="float" office:value="13" calcext:value-type="float">
            <text:p>13</text:p>
          </table:table-cell>
          <table:table-cell table:style-name="ce119" office:value-type="float" office:value="73171.4666666667" calcext:value-type="float">
            <text:p>73171.5</text:p>
          </table:table-cell>
          <table:table-cell table:style-name="ce119" office:value-type="float" office:value="75.1433333333333" calcext:value-type="float">
            <text:p>75.1</text:p>
          </table:table-cell>
          <table:table-cell table:style-name="ce231" office:value-type="float" office:value="0.35" calcext:value-type="float">
            <text:p>0.35</text:p>
          </table:table-cell>
          <table:table-cell table:style-name="ce231" office:value-type="float" office:value="0.037" calcext:value-type="float">
            <text:p>0.04</text:p>
          </table:table-cell>
          <table:table-cell table:style-name="ce120" table:formula="of:=[.Y13]*21.4/1000000" office:value-type="float" office:value="1.56586938666667" calcext:value-type="float">
            <text:p>1.566</text:p>
          </table:table-cell>
          <table:table-cell table:style-name="ce200" table:formula="of:=[.Z13]*21.4/1000000" office:value-type="float" office:value="0.00160806733333333" calcext:value-type="float">
            <text:p>0.002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484.8" calcext:value-type="float">
            <text:p>65484.8</text:p>
          </table:table-cell>
          <table:table-cell table:number-columns-repeated="3"/>
          <table:table-cell table:style-name="ce146"/>
          <table:table-cell table:style-name="ce152" table:formula="of:=AVERAGE([.G9:.G13])" office:value-type="float" office:value="28.1433333333333" calcext:value-type="float">
            <text:p>28.1</text:p>
          </table:table-cell>
          <table:table-cell table:style-name="ce152" table:formula="of:=AVERAGE([.H9:.H13])" office:value-type="float" office:value="28.4566666666667" calcext:value-type="float">
            <text:p>28.5</text:p>
          </table:table-cell>
          <table:table-cell table:style-name="ce152" table:formula="of:=AVERAGE([.I9:.I13])" office:value-type="float" office:value="34.91" calcext:value-type="float">
            <text:p>34.9</text:p>
          </table:table-cell>
          <table:table-cell table:style-name="ce152" table:formula="of:=AVERAGE([.J9:.J13])" office:value-type="float" office:value="38.8733333333333" calcext:value-type="float">
            <text:p>38.9</text:p>
          </table:table-cell>
          <table:table-cell table:style-name="ce152" table:formula="of:=AVERAGE([.K9:.K13])" office:value-type="float" office:value="55.02" calcext:value-type="float">
            <text:p>55.0</text:p>
          </table:table-cell>
          <table:table-cell table:style-name="ce152" table:formula="of:=AVERAGE([.L9:.L13])" office:value-type="float" office:value="63.0266666666667" calcext:value-type="float">
            <text:p>63.0</text:p>
          </table:table-cell>
          <table:table-cell table:style-name="ce152" table:formula="of:=AVERAGE([.M9:.M13])" office:value-type="float" office:value="75.1433333333333" calcext:value-type="float">
            <text:p>75.1</text:p>
          </table:table-cell>
          <table:table-cell table:style-name="ce152" table:formula="of:=AVERAGE([.N9:.N13])" office:value-type="float" office:value="79.3833333333333" calcext:value-type="float">
            <text:p>79.4</text:p>
          </table:table-cell>
          <table:table-cell table:style-name="ce152" table:formula="of:=AVERAGE([.O9:.O13])" office:value-type="float" office:value="100.156666666667" calcext:value-type="float">
            <text:p>100.2</text:p>
          </table:table-cell>
          <table:table-cell table:style-name="ce152" table:formula="of:=AVERAGE([.P9:.P13])" office:value-type="float" office:value="107.15" calcext:value-type="float">
            <text:p>107.2</text:p>
          </table:table-cell>
          <table:table-cell table:style-name="ce152" table:formula="of:=AVERAGE([.Q9:.Q13])" office:value-type="float" office:value="117.225" calcext:value-type="float">
            <text:p>117.2</text:p>
          </table:table-cell>
          <table:table-cell table:style-name="ce152" table:formula="of:=AVERAGE([.R9:.R13])" office:value-type="float" office:value="125.4" calcext:value-type="float">
            <text:p>125.4</text:p>
          </table:table-cell>
          <table:table-cell table:style-name="ce152" table:formula="of:=AVERAGE([.S9:.S13])" office:value-type="float" office:value="158.866666666667" calcext:value-type="float">
            <text:p>158.9</text:p>
          </table:table-cell>
          <table:table-cell table:style-name="ce152" table:formula="of:=AVERAGE([.T9:.T13])" office:value-type="float" office:value="167.775" calcext:value-type="float">
            <text:p>167.8</text:p>
          </table:table-cell>
          <table:table-cell table:style-name="ce152" table:formula="of:=AVERAGE([.U9:.U13])" office:value-type="float" office:value="182.8" calcext:value-type="float">
            <text:p>182.8</text:p>
          </table:table-cell>
          <table:table-cell table:style-name="ce170" table:formula="of:=AVERAGE([.V9:.V13])" office:value-type="float" office:value="189.4" calcext:value-type="float">
            <text:p>189.4</text:p>
          </table:table-cell>
          <table:table-cell/>
          <table:table-cell table:style-name="ce180" office:value-type="float" office:value="15" calcext:value-type="float">
            <text:p>15</text:p>
          </table:table-cell>
          <table:table-cell table:style-name="ce119" office:value-type="float" office:value="76403.7" calcext:value-type="float">
            <text:p>76403.7</text:p>
          </table:table-cell>
          <table:table-cell table:style-name="ce119" office:value-type="float" office:value="79.3833333333333" calcext:value-type="float">
            <text:p>79.4</text:p>
          </table:table-cell>
          <table:table-cell table:style-name="ce231" office:value-type="float" office:value="0.335" calcext:value-type="float">
            <text:p>0.34</text:p>
          </table:table-cell>
          <table:table-cell table:style-name="ce231" office:value-type="float" office:value="0.036" calcext:value-type="float">
            <text:p>0.04</text:p>
          </table:table-cell>
          <table:table-cell table:style-name="ce120" table:formula="of:=[.Y14]*21.4/1000000" office:value-type="float" office:value="1.63503918" calcext:value-type="float">
            <text:p>1.635</text:p>
          </table:table-cell>
          <table:table-cell table:style-name="ce200" table:formula="of:=[.Z14]*21.4/1000000" office:value-type="float" office:value="0.00169880333333333" calcext:value-type="float">
            <text:p>0.002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5.71" calcext:value-type="float">
            <text:p>55.71</text:p>
          </table:table-cell>
          <table:table-cell table:number-columns-repeated="3"/>
          <table:table-cell table:style-name="ce216" office:value-type="string" calcext:value-type="string">
            <text:p>RC</text:p>
          </table:table-cell>
          <table:table-cell table:style-name="ce218" office:value-type="float" office:value="0.577" calcext:value-type="float">
            <text:p>0.577</text:p>
          </table:table-cell>
          <table:table-cell table:style-name="ce218" office:value-type="float" office:value="0.534" calcext:value-type="float">
            <text:p>0.534</text:p>
          </table:table-cell>
          <table:table-cell table:style-name="ce218" office:value-type="float" office:value="0.487" calcext:value-type="float">
            <text:p>0.487</text:p>
          </table:table-cell>
          <table:table-cell table:style-name="ce218" office:value-type="float" office:value="0.457" calcext:value-type="float">
            <text:p>0.457</text:p>
          </table:table-cell>
          <table:table-cell table:style-name="ce218" office:value-type="float" office:value="0.391" calcext:value-type="float">
            <text:p>0.391</text:p>
          </table:table-cell>
          <table:table-cell table:style-name="ce218" office:value-type="float" office:value="0.372" calcext:value-type="float">
            <text:p>0.372</text:p>
          </table:table-cell>
          <table:table-cell table:style-name="ce218" office:value-type="float" office:value="0.35" calcext:value-type="float">
            <text:p>0.35</text:p>
          </table:table-cell>
          <table:table-cell table:style-name="ce218" office:value-type="float" office:value="0.335" calcext:value-type="float">
            <text:p>0.335</text:p>
          </table:table-cell>
          <table:table-cell table:style-name="ce218" office:value-type="float" office:value="0.301" calcext:value-type="float">
            <text:p>0.301</text:p>
          </table:table-cell>
          <table:table-cell table:style-name="ce218" office:value-type="float" office:value="0.29" calcext:value-type="float">
            <text:p>0.29</text:p>
          </table:table-cell>
          <table:table-cell table:style-name="ce218" office:value-type="float" office:value="0.277" calcext:value-type="float">
            <text:p>0.277</text:p>
          </table:table-cell>
          <table:table-cell table:style-name="ce218" office:value-type="float" office:value="0.269" calcext:value-type="float">
            <text:p>0.269</text:p>
          </table:table-cell>
          <table:table-cell table:style-name="ce218" office:value-type="float" office:value="0.246" calcext:value-type="float">
            <text:p>0.246</text:p>
          </table:table-cell>
          <table:table-cell table:style-name="ce218" office:value-type="float" office:value="0.239" calcext:value-type="float">
            <text:p>0.239</text:p>
          </table:table-cell>
          <table:table-cell table:style-name="ce218" office:value-type="float" office:value="0.231" calcext:value-type="float">
            <text:p>0.231</text:p>
          </table:table-cell>
          <table:table-cell table:style-name="ce224" office:value-type="float" office:value="0.225" calcext:value-type="float">
            <text:p>0.225</text:p>
          </table:table-cell>
          <table:table-cell/>
          <table:table-cell table:style-name="ce180" office:value-type="float" office:value="17" calcext:value-type="float">
            <text:p>17</text:p>
          </table:table-cell>
          <table:table-cell table:style-name="ce119" office:value-type="float" office:value="85114.2666666667" calcext:value-type="float">
            <text:p>85114.3</text:p>
          </table:table-cell>
          <table:table-cell table:style-name="ce119" office:value-type="float" office:value="100.156666666667" calcext:value-type="float">
            <text:p>100.2</text:p>
          </table:table-cell>
          <table:table-cell table:style-name="ce231" office:value-type="float" office:value="0.301" calcext:value-type="float">
            <text:p>0.30</text:p>
          </table:table-cell>
          <table:table-cell table:style-name="ce231" office:value-type="float" office:value="0.032" calcext:value-type="float">
            <text:p>0.03</text:p>
          </table:table-cell>
          <table:table-cell table:style-name="ce120" table:formula="of:=[.Y15]*21.4/1000000" office:value-type="float" office:value="1.82144530666667" calcext:value-type="float">
            <text:p>1.821</text:p>
          </table:table-cell>
          <table:table-cell table:style-name="ce200" table:formula="of:=[.Z15]*21.4/1000000" office:value-type="float" office:value="0.00214335266666667" calcext:value-type="float">
            <text:p>0.002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91" calcext:value-type="float">
            <text:p>0.391</text:p>
          </table:table-cell>
          <table:table-cell table:number-columns-repeated="3"/>
          <table:table-cell table:style-name="ce216"/>
          <table:table-cell table:style-name="ce218" office:value-type="float" office:value="0.577" calcext:value-type="float">
            <text:p>0.577</text:p>
          </table:table-cell>
          <table:table-cell table:style-name="ce218" office:value-type="float" office:value="0.534" calcext:value-type="float">
            <text:p>0.534</text:p>
          </table:table-cell>
          <table:table-cell table:style-name="ce218" office:value-type="float" office:value="0.487" calcext:value-type="float">
            <text:p>0.487</text:p>
          </table:table-cell>
          <table:table-cell table:style-name="ce218" office:value-type="float" office:value="0.457" calcext:value-type="float">
            <text:p>0.457</text:p>
          </table:table-cell>
          <table:table-cell table:style-name="ce218" office:value-type="float" office:value="0.391" calcext:value-type="float">
            <text:p>0.391</text:p>
          </table:table-cell>
          <table:table-cell table:style-name="ce218" office:value-type="float" office:value="0.372" calcext:value-type="float">
            <text:p>0.372</text:p>
          </table:table-cell>
          <table:table-cell table:style-name="ce218" office:value-type="float" office:value="0.35" calcext:value-type="float">
            <text:p>0.35</text:p>
          </table:table-cell>
          <table:table-cell table:style-name="ce218" office:value-type="float" office:value="0.335" calcext:value-type="float">
            <text:p>0.335</text:p>
          </table:table-cell>
          <table:table-cell table:style-name="ce218" office:value-type="float" office:value="0.301" calcext:value-type="float">
            <text:p>0.301</text:p>
          </table:table-cell>
          <table:table-cell table:style-name="ce218" office:value-type="float" office:value="0.29" calcext:value-type="float">
            <text:p>0.29</text:p>
          </table:table-cell>
          <table:table-cell table:style-name="ce218" office:value-type="float" office:value="0.277" calcext:value-type="float">
            <text:p>0.277</text:p>
          </table:table-cell>
          <table:table-cell table:style-name="ce218" office:value-type="float" office:value="0.268" calcext:value-type="float">
            <text:p>0.268</text:p>
          </table:table-cell>
          <table:table-cell table:style-name="ce218" office:value-type="float" office:value="0.247" calcext:value-type="float">
            <text:p>0.247</text:p>
          </table:table-cell>
          <table:table-cell table:style-name="ce218" office:value-type="float" office:value="0.239" calcext:value-type="float">
            <text:p>0.239</text:p>
          </table:table-cell>
          <table:table-cell table:style-name="ce218" office:value-type="float" office:value="0.231" calcext:value-type="float">
            <text:p>0.231</text:p>
          </table:table-cell>
          <table:table-cell table:style-name="ce224" office:value-type="float" office:value="0.225" calcext:value-type="float">
            <text:p>0.225</text:p>
          </table:table-cell>
          <table:table-cell/>
          <table:table-cell table:style-name="ce180" office:value-type="float" office:value="19" calcext:value-type="float">
            <text:p>19</text:p>
          </table:table-cell>
          <table:table-cell table:style-name="ce119" office:value-type="float" office:value="88220.025" calcext:value-type="float">
            <text:p>88220.0</text:p>
          </table:table-cell>
          <table:table-cell table:style-name="ce119" office:value-type="float" office:value="107.15" calcext:value-type="float">
            <text:p>107.2</text:p>
          </table:table-cell>
          <table:table-cell table:style-name="ce231" office:value-type="float" office:value="0.29" calcext:value-type="float">
            <text:p>0.29</text:p>
          </table:table-cell>
          <table:table-cell table:style-name="ce231" office:value-type="float" office:value="0.031" calcext:value-type="float">
            <text:p>0.03</text:p>
          </table:table-cell>
          <table:table-cell table:style-name="ce120" table:formula="of:=[.Y16]*21.4/1000000" office:value-type="float" office:value="1.887908535" calcext:value-type="float">
            <text:p>1.888</text:p>
          </table:table-cell>
          <table:table-cell table:style-name="ce200" table:formula="of:=[.Z16]*21.4/1000000" office:value-type="float" office:value="0.00229301" calcext:value-type="float">
            <text:p>0.002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  <table:table-cell table:style-name="ce216"/>
          <table:table-cell table:style-name="ce218" office:value-type="float" office:value="0.577" calcext:value-type="float">
            <text:p>0.577</text:p>
          </table:table-cell>
          <table:table-cell table:style-name="ce218" office:value-type="float" office:value="0.534" calcext:value-type="float">
            <text:p>0.534</text:p>
          </table:table-cell>
          <table:table-cell table:style-name="ce218" office:value-type="float" office:value="0.487" calcext:value-type="float">
            <text:p>0.487</text:p>
          </table:table-cell>
          <table:table-cell table:style-name="ce218" office:value-type="float" office:value="0.457" calcext:value-type="float">
            <text:p>0.457</text:p>
          </table:table-cell>
          <table:table-cell table:style-name="ce218" office:value-type="float" office:value="0.391" calcext:value-type="float">
            <text:p>0.391</text:p>
          </table:table-cell>
          <table:table-cell table:style-name="ce218" office:value-type="float" office:value="0.372" calcext:value-type="float">
            <text:p>0.372</text:p>
          </table:table-cell>
          <table:table-cell table:style-name="ce218" office:value-type="float" office:value="0.35" calcext:value-type="float">
            <text:p>0.35</text:p>
          </table:table-cell>
          <table:table-cell table:style-name="ce218" office:value-type="float" office:value="0.335" calcext:value-type="float">
            <text:p>0.335</text:p>
          </table:table-cell>
          <table:table-cell table:style-name="ce218" office:value-type="float" office:value="0.301" calcext:value-type="float">
            <text:p>0.301</text:p>
          </table:table-cell>
          <table:table-cell table:style-name="ce218" office:value-type="float" office:value="0.29" calcext:value-type="float">
            <text:p>0.29</text:p>
          </table:table-cell>
          <table:table-cell table:style-name="ce218" office:value-type="float" office:value="0.277" calcext:value-type="float">
            <text:p>0.277</text:p>
          </table:table-cell>
          <table:table-cell table:style-name="ce218" office:value-type="float" office:value="0.268" calcext:value-type="float">
            <text:p>0.268</text:p>
          </table:table-cell>
          <table:table-cell table:style-name="ce218" office:value-type="float" office:value="0.247" calcext:value-type="float">
            <text:p>0.247</text:p>
          </table:table-cell>
          <table:table-cell table:style-name="ce218" office:value-type="float" office:value="0.239" calcext:value-type="float">
            <text:p>0.239</text:p>
          </table:table-cell>
          <table:table-cell table:style-name="ce218" office:value-type="float" office:value="0.231" calcext:value-type="float">
            <text:p>0.231</text:p>
          </table:table-cell>
          <table:table-cell table:style-name="ce224" office:value-type="float" office:value="0.225" calcext:value-type="float">
            <text:p>0.225</text:p>
          </table:table-cell>
          <table:table-cell/>
          <table:table-cell table:style-name="ce180" office:value-type="float" office:value="21" calcext:value-type="float">
            <text:p>21</text:p>
          </table:table-cell>
          <table:table-cell table:style-name="ce119" office:value-type="float" office:value="92295.95" calcext:value-type="float">
            <text:p>92296.0</text:p>
          </table:table-cell>
          <table:table-cell table:style-name="ce119" office:value-type="float" office:value="117.225" calcext:value-type="float">
            <text:p>117.2</text:p>
          </table:table-cell>
          <table:table-cell table:style-name="ce231" office:value-type="float" office:value="0.277" calcext:value-type="float">
            <text:p>0.28</text:p>
          </table:table-cell>
          <table:table-cell table:style-name="ce231" office:value-type="float" office:value="0.03" calcext:value-type="float">
            <text:p>0.03</text:p>
          </table:table-cell>
          <table:table-cell table:style-name="ce120" table:formula="of:=[.Y17]*21.4/1000000" office:value-type="float" office:value="1.97513333" calcext:value-type="float">
            <text:p>1.975</text:p>
          </table:table-cell>
          <table:table-cell table:style-name="ce200" table:formula="of:=[.Z17]*21.4/1000000" office:value-type="float" office:value="0.002508615" calcext:value-type="float">
            <text:p>0.003</text:p>
          </table:table-cell>
        </table:table-row>
        <table:table-row table:style-name="ro1">
          <table:table-cell table:number-columns-repeated="5"/>
          <table:table-cell table:style-name="ce216"/>
          <table:table-cell table:style-name="ce218" table:number-columns-repeated="9"/>
          <table:table-cell table:style-name="ce218" office:value-type="float" office:value="0.29" calcext:value-type="float">
            <text:p>0.29</text:p>
          </table:table-cell>
          <table:table-cell table:style-name="ce218" office:value-type="float" office:value="0.277" calcext:value-type="float">
            <text:p>0.277</text:p>
          </table:table-cell>
          <table:table-cell table:style-name="ce218" office:value-type="float" office:value="0.268" calcext:value-type="float">
            <text:p>0.268</text:p>
          </table:table-cell>
          <table:table-cell table:style-name="ce218"/>
          <table:table-cell table:style-name="ce218" office:value-type="float" office:value="0.239" calcext:value-type="float">
            <text:p>0.239</text:p>
          </table:table-cell>
          <table:table-cell table:style-name="ce218"/>
          <table:table-cell table:style-name="ce224" office:value-type="float" office:value="0.225" calcext:value-type="float">
            <text:p>0.225</text:p>
          </table:table-cell>
          <table:table-cell/>
          <table:table-cell table:style-name="ce180" office:value-type="float" office:value="23" calcext:value-type="float">
            <text:p>23</text:p>
          </table:table-cell>
          <table:table-cell table:style-name="ce119" office:value-type="float" office:value="95292.7" calcext:value-type="float">
            <text:p>95292.7</text:p>
          </table:table-cell>
          <table:table-cell table:style-name="ce119" office:value-type="float" office:value="125.4" calcext:value-type="float">
            <text:p>125.4</text:p>
          </table:table-cell>
          <table:table-cell table:style-name="ce231" office:value-type="float" office:value="0.26825" calcext:value-type="float">
            <text:p>0.27</text:p>
          </table:table-cell>
          <table:table-cell table:style-name="ce231" office:value-type="float" office:value="0.029" calcext:value-type="float">
            <text:p>0.03</text:p>
          </table:table-cell>
          <table:table-cell table:style-name="ce120" table:formula="of:=[.Y18]*21.4/1000000" office:value-type="float" office:value="2.03926378" calcext:value-type="float">
            <text:p>2.039</text:p>
          </table:table-cell>
          <table:table-cell table:style-name="ce200" table:formula="of:=[.Z18]*21.4/1000000" office:value-type="float" office:value="0.00268356" calcext:value-type="float">
            <text:p>0.003</text:p>
          </table:table-cell>
        </table:table-row>
        <table:table-row table:style-name="ro1">
          <table:table-cell office:value-type="string" calcext:value-type="string">
            <text:p>G15_RC9_O120_Ch0_DSI_PulseIn_20191119_135109.txt</text:p>
          </table:table-cell>
          <table:table-cell table:number-columns-repeated="4"/>
          <table:table-cell table:style-name="ce216"/>
          <table:table-cell table:style-name="ce218" table:number-columns-repeated="15"/>
          <table:table-cell table:style-name="ce224"/>
          <table:table-cell/>
          <table:table-cell table:style-name="ce180" office:value-type="float" office:value="25" calcext:value-type="float">
            <text:p>25</text:p>
          </table:table-cell>
          <table:table-cell table:style-name="ce119" office:value-type="float" office:value="103789" calcext:value-type="float">
            <text:p>103789.0</text:p>
          </table:table-cell>
          <table:table-cell table:style-name="ce119" office:value-type="float" office:value="158.866666666667" calcext:value-type="float">
            <text:p>158.9</text:p>
          </table:table-cell>
          <table:table-cell table:style-name="ce231" office:value-type="float" office:value="0.246666666666667" calcext:value-type="float">
            <text:p>0.25</text:p>
          </table:table-cell>
          <table:table-cell table:style-name="ce231" office:value-type="float" office:value="0.026" calcext:value-type="float">
            <text:p>0.03</text:p>
          </table:table-cell>
          <table:table-cell table:style-name="ce120" table:formula="of:=[.Y19]*21.4/1000000" office:value-type="float" office:value="2.2210846" calcext:value-type="float">
            <text:p>2.221</text:p>
          </table:table-cell>
          <table:table-cell table:style-name="ce200" table:formula="of:=[.Z19]*21.4/1000000" office:value-type="float" office:value="0.00339974666666667" calcext:value-type="float">
            <text:p>0.003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485.7" calcext:value-type="float">
            <text:p>65485.7</text:p>
          </table:table-cell>
          <table:table-cell table:number-columns-repeated="3"/>
          <table:table-cell table:style-name="ce216"/>
          <table:table-cell table:style-name="ce220" table:formula="of:=AVERAGE([.G15:.G19])" office:value-type="float" office:value="0.577" calcext:value-type="float">
            <text:p>0.577</text:p>
          </table:table-cell>
          <table:table-cell table:style-name="ce220" table:formula="of:=AVERAGE([.H15:.H19])" office:value-type="float" office:value="0.534" calcext:value-type="float">
            <text:p>0.534</text:p>
          </table:table-cell>
          <table:table-cell table:style-name="ce220" table:formula="of:=AVERAGE([.I15:.I19])" office:value-type="float" office:value="0.487" calcext:value-type="float">
            <text:p>0.487</text:p>
          </table:table-cell>
          <table:table-cell table:style-name="ce220" table:formula="of:=AVERAGE([.J15:.J19])" office:value-type="float" office:value="0.457" calcext:value-type="float">
            <text:p>0.457</text:p>
          </table:table-cell>
          <table:table-cell table:style-name="ce220" table:formula="of:=AVERAGE([.K15:.K19])" office:value-type="float" office:value="0.391" calcext:value-type="float">
            <text:p>0.391</text:p>
          </table:table-cell>
          <table:table-cell table:style-name="ce220" table:formula="of:=AVERAGE([.L15:.L19])" office:value-type="float" office:value="0.372" calcext:value-type="float">
            <text:p>0.372</text:p>
          </table:table-cell>
          <table:table-cell table:style-name="ce220" table:formula="of:=AVERAGE([.M15:.M19])" office:value-type="float" office:value="0.35" calcext:value-type="float">
            <text:p>0.35</text:p>
          </table:table-cell>
          <table:table-cell table:style-name="ce220" table:formula="of:=AVERAGE([.N15:.N19])" office:value-type="float" office:value="0.335" calcext:value-type="float">
            <text:p>0.335</text:p>
          </table:table-cell>
          <table:table-cell table:style-name="ce220" table:formula="of:=AVERAGE([.O15:.O19])" office:value-type="float" office:value="0.301" calcext:value-type="float">
            <text:p>0.301</text:p>
          </table:table-cell>
          <table:table-cell table:style-name="ce220" table:formula="of:=AVERAGE([.P15:.P19])" office:value-type="float" office:value="0.29" calcext:value-type="float">
            <text:p>0.29</text:p>
          </table:table-cell>
          <table:table-cell table:style-name="ce220" table:formula="of:=AVERAGE([.Q15:.Q19])" office:value-type="float" office:value="0.277" calcext:value-type="float">
            <text:p>0.277</text:p>
          </table:table-cell>
          <table:table-cell table:style-name="ce220" table:formula="of:=AVERAGE([.R15:.R19])" office:value-type="float" office:value="0.26825" calcext:value-type="float">
            <text:p>0.26825</text:p>
          </table:table-cell>
          <table:table-cell table:style-name="ce222" table:formula="of:=AVERAGE([.S15:.S19])" office:value-type="float" office:value="0.246666666666667" calcext:value-type="float">
            <text:p>0.247</text:p>
          </table:table-cell>
          <table:table-cell table:style-name="ce220" table:formula="of:=AVERAGE([.T15:.T19])" office:value-type="float" office:value="0.239" calcext:value-type="float">
            <text:p>0.239</text:p>
          </table:table-cell>
          <table:table-cell table:style-name="ce220" table:formula="of:=AVERAGE([.U15:.U19])" office:value-type="float" office:value="0.231" calcext:value-type="float">
            <text:p>0.231</text:p>
          </table:table-cell>
          <table:table-cell table:style-name="ce226" table:formula="of:=AVERAGE([.V15:.V19])" office:value-type="float" office:value="0.225" calcext:value-type="float">
            <text:p>0.225</text:p>
          </table:table-cell>
          <table:table-cell/>
          <table:table-cell table:style-name="ce180" office:value-type="float" office:value="27" calcext:value-type="float">
            <text:p>27</text:p>
          </table:table-cell>
          <table:table-cell table:style-name="ce119" office:value-type="float" office:value="106845.5" calcext:value-type="float">
            <text:p>106845.5</text:p>
          </table:table-cell>
          <table:table-cell table:style-name="ce119" office:value-type="float" office:value="167.775" calcext:value-type="float">
            <text:p>167.8</text:p>
          </table:table-cell>
          <table:table-cell table:style-name="ce231" office:value-type="float" office:value="0.239" calcext:value-type="float">
            <text:p>0.24</text:p>
          </table:table-cell>
          <table:table-cell table:style-name="ce231" office:value-type="float" office:value="0.026" calcext:value-type="float">
            <text:p>0.03</text:p>
          </table:table-cell>
          <table:table-cell table:style-name="ce120" table:formula="of:=[.Y20]*21.4/1000000" office:value-type="float" office:value="2.2864937" calcext:value-type="float">
            <text:p>2.286</text:p>
          </table:table-cell>
          <table:table-cell table:style-name="ce200" table:formula="of:=[.Z20]*21.4/1000000" office:value-type="float" office:value="0.003590385" calcext:value-type="float">
            <text:p>0.004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4.71" calcext:value-type="float">
            <text:p>54.71</text:p>
          </table:table-cell>
          <table:table-cell table:number-columns-repeated="3"/>
          <table:table-cell table:style-name="ce146" office:value-type="string" calcext:value-type="string">
            <text:p>Rcerr</text:p>
          </table:table-cell>
          <table:table-cell table:style-name="ce94" office:value-type="float" office:value="0.062" calcext:value-type="float">
            <text:p>0.062</text:p>
          </table:table-cell>
          <table:table-cell table:style-name="ce94" office:value-type="float" office:value="0.057" calcext:value-type="float">
            <text:p>0.057</text:p>
          </table:table-cell>
          <table:table-cell table:style-name="ce94" office:value-type="float" office:value="0.052" calcext:value-type="float">
            <text:p>0.052</text:p>
          </table:table-cell>
          <table:table-cell table:style-name="ce94" office:value-type="float" office:value="0.049" calcext:value-type="float">
            <text:p>0.049</text:p>
          </table:table-cell>
          <table:table-cell table:style-name="ce94" office:value-type="float" office:value="0.042" calcext:value-type="float">
            <text:p>0.042</text:p>
          </table:table-cell>
          <table:table-cell table:style-name="ce94" office:value-type="float" office:value="0.04" calcext:value-type="float">
            <text:p>0.04</text:p>
          </table:table-cell>
          <table:table-cell table:style-name="ce94" office:value-type="float" office:value="0.037" calcext:value-type="float">
            <text:p>0.037</text:p>
          </table:table-cell>
          <table:table-cell table:style-name="ce94" office:value-type="float" office:value="0.036" calcext:value-type="float">
            <text:p>0.036</text:p>
          </table:table-cell>
          <table:table-cell table:style-name="ce94" office:value-type="float" office:value="0.032" calcext:value-type="float">
            <text:p>0.032</text:p>
          </table:table-cell>
          <table:table-cell table:style-name="ce94" office:value-type="float" office:value="0.031" calcext:value-type="float">
            <text:p>0.031</text:p>
          </table:table-cell>
          <table:table-cell table:style-name="ce94" office:value-type="float" office:value="0.03" calcext:value-type="float">
            <text:p>0.03</text:p>
          </table:table-cell>
          <table:table-cell table:style-name="ce94" office:value-type="float" office:value="0.029" calcext:value-type="float">
            <text:p>0.029</text:p>
          </table:table-cell>
          <table:table-cell table:number-columns-repeated="2" table:style-name="ce94" office:value-type="float" office:value="0.026" calcext:value-type="float">
            <text:p>0.026</text:p>
          </table:table-cell>
          <table:table-cell table:style-name="ce94" office:value-type="float" office:value="0.025" calcext:value-type="float">
            <text:p>0.025</text:p>
          </table:table-cell>
          <table:table-cell table:style-name="ce169" office:value-type="float" office:value="0.024" calcext:value-type="float">
            <text:p>0.024</text:p>
          </table:table-cell>
          <table:table-cell/>
          <table:table-cell table:style-name="ce180" office:value-type="float" office:value="29" calcext:value-type="float">
            <text:p>29</text:p>
          </table:table-cell>
          <table:table-cell table:style-name="ce119" office:value-type="float" office:value="110863.666666667" calcext:value-type="float">
            <text:p>110863.7</text:p>
          </table:table-cell>
          <table:table-cell table:style-name="ce119" office:value-type="float" office:value="182.8" calcext:value-type="float">
            <text:p>182.8</text:p>
          </table:table-cell>
          <table:table-cell table:style-name="ce231" office:value-type="float" office:value="0.231" calcext:value-type="float">
            <text:p>0.23</text:p>
          </table:table-cell>
          <table:table-cell table:style-name="ce231" office:value-type="float" office:value="0.025" calcext:value-type="float">
            <text:p>0.03</text:p>
          </table:table-cell>
          <table:table-cell table:style-name="ce120" table:formula="of:=[.Y21]*21.4/1000000" office:value-type="float" office:value="2.37248246666667" calcext:value-type="float">
            <text:p>2.372</text:p>
          </table:table-cell>
          <table:table-cell table:style-name="ce200" table:formula="of:=[.Z21]*21.4/1000000" office:value-type="float" office:value="0.00391192" calcext:value-type="float">
            <text:p>0.004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91" calcext:value-type="float">
            <text:p>0.391</text:p>
          </table:table-cell>
          <table:table-cell table:number-columns-repeated="3"/>
          <table:table-cell table:style-name="ce146"/>
          <table:table-cell table:style-name="ce94" office:value-type="float" office:value="0.062" calcext:value-type="float">
            <text:p>0.062</text:p>
          </table:table-cell>
          <table:table-cell table:style-name="ce94" office:value-type="float" office:value="0.057" calcext:value-type="float">
            <text:p>0.057</text:p>
          </table:table-cell>
          <table:table-cell table:style-name="ce94" office:value-type="float" office:value="0.052" calcext:value-type="float">
            <text:p>0.052</text:p>
          </table:table-cell>
          <table:table-cell table:style-name="ce94" office:value-type="float" office:value="0.049" calcext:value-type="float">
            <text:p>0.049</text:p>
          </table:table-cell>
          <table:table-cell table:style-name="ce94" office:value-type="float" office:value="0.042" calcext:value-type="float">
            <text:p>0.042</text:p>
          </table:table-cell>
          <table:table-cell table:style-name="ce94" office:value-type="float" office:value="0.04" calcext:value-type="float">
            <text:p>0.04</text:p>
          </table:table-cell>
          <table:table-cell table:style-name="ce94" office:value-type="float" office:value="0.037" calcext:value-type="float">
            <text:p>0.037</text:p>
          </table:table-cell>
          <table:table-cell table:style-name="ce94" office:value-type="float" office:value="0.036" calcext:value-type="float">
            <text:p>0.036</text:p>
          </table:table-cell>
          <table:table-cell table:style-name="ce94" office:value-type="float" office:value="0.032" calcext:value-type="float">
            <text:p>0.032</text:p>
          </table:table-cell>
          <table:table-cell table:style-name="ce94" office:value-type="float" office:value="0.031" calcext:value-type="float">
            <text:p>0.031</text:p>
          </table:table-cell>
          <table:table-cell table:style-name="ce94" office:value-type="float" office:value="0.03" calcext:value-type="float">
            <text:p>0.03</text:p>
          </table:table-cell>
          <table:table-cell table:style-name="ce94" office:value-type="float" office:value="0.029" calcext:value-type="float">
            <text:p>0.029</text:p>
          </table:table-cell>
          <table:table-cell table:number-columns-repeated="2" table:style-name="ce94" office:value-type="float" office:value="0.026" calcext:value-type="float">
            <text:p>0.026</text:p>
          </table:table-cell>
          <table:table-cell table:style-name="ce94" office:value-type="float" office:value="0.025" calcext:value-type="float">
            <text:p>0.025</text:p>
          </table:table-cell>
          <table:table-cell table:style-name="ce169" office:value-type="float" office:value="0.024" calcext:value-type="float">
            <text:p>0.024</text:p>
          </table:table-cell>
          <table:table-cell/>
          <table:table-cell table:style-name="ce228" office:value-type="float" office:value="31" calcext:value-type="float">
            <text:p>31</text:p>
          </table:table-cell>
          <table:table-cell table:style-name="ce230" office:value-type="float" office:value="113855.25" calcext:value-type="float">
            <text:p>113855.3</text:p>
          </table:table-cell>
          <table:table-cell table:style-name="ce230" office:value-type="float" office:value="189.4" calcext:value-type="float">
            <text:p>189.4</text:p>
          </table:table-cell>
          <table:table-cell table:style-name="ce232" office:value-type="float" office:value="0.225" calcext:value-type="float">
            <text:p>0.23</text:p>
          </table:table-cell>
          <table:table-cell table:style-name="ce232" office:value-type="float" office:value="0.024" calcext:value-type="float">
            <text:p>0.02</text:p>
          </table:table-cell>
          <table:table-cell table:style-name="ce234" table:formula="of:=[.Y22]*21.4/1000000" office:value-type="float" office:value="2.43650235" calcext:value-type="float">
            <text:p>2.437</text:p>
          </table:table-cell>
          <table:table-cell table:style-name="ce235" table:formula="of:=[.Z22]*21.4/1000000" office:value-type="float" office:value="0.00405316" calcext:value-type="float">
            <text:p>0.004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  <table:table-cell table:style-name="ce146"/>
          <table:table-cell table:style-name="ce94" office:value-type="float" office:value="0.062" calcext:value-type="float">
            <text:p>0.062</text:p>
          </table:table-cell>
          <table:table-cell table:style-name="ce94" office:value-type="float" office:value="0.057" calcext:value-type="float">
            <text:p>0.057</text:p>
          </table:table-cell>
          <table:table-cell table:style-name="ce94" office:value-type="float" office:value="0.052" calcext:value-type="float">
            <text:p>0.052</text:p>
          </table:table-cell>
          <table:table-cell table:style-name="ce94" office:value-type="float" office:value="0.049" calcext:value-type="float">
            <text:p>0.049</text:p>
          </table:table-cell>
          <table:table-cell table:style-name="ce94" office:value-type="float" office:value="0.042" calcext:value-type="float">
            <text:p>0.042</text:p>
          </table:table-cell>
          <table:table-cell table:style-name="ce94" office:value-type="float" office:value="0.04" calcext:value-type="float">
            <text:p>0.04</text:p>
          </table:table-cell>
          <table:table-cell table:style-name="ce94" office:value-type="float" office:value="0.037" calcext:value-type="float">
            <text:p>0.037</text:p>
          </table:table-cell>
          <table:table-cell table:style-name="ce94" office:value-type="float" office:value="0.036" calcext:value-type="float">
            <text:p>0.036</text:p>
          </table:table-cell>
          <table:table-cell table:style-name="ce94" office:value-type="float" office:value="0.032" calcext:value-type="float">
            <text:p>0.032</text:p>
          </table:table-cell>
          <table:table-cell table:style-name="ce94" office:value-type="float" office:value="0.031" calcext:value-type="float">
            <text:p>0.031</text:p>
          </table:table-cell>
          <table:table-cell table:style-name="ce94" office:value-type="float" office:value="0.03" calcext:value-type="float">
            <text:p>0.03</text:p>
          </table:table-cell>
          <table:table-cell table:style-name="ce94" office:value-type="float" office:value="0.029" calcext:value-type="float">
            <text:p>0.029</text:p>
          </table:table-cell>
          <table:table-cell table:number-columns-repeated="2" table:style-name="ce94" office:value-type="float" office:value="0.026" calcext:value-type="float">
            <text:p>0.026</text:p>
          </table:table-cell>
          <table:table-cell table:style-name="ce94" office:value-type="float" office:value="0.025" calcext:value-type="float">
            <text:p>0.025</text:p>
          </table:table-cell>
          <table:table-cell table:style-name="ce169" office:value-type="float" office:value="0.024" calcext:value-type="float">
            <text:p>0.024</text:p>
          </table:table-cell>
          <table:table-cell table:number-columns-repeated="4"/>
          <table:table-cell table:style-name="ce233"/>
          <table:table-cell table:number-columns-repeated="3"/>
        </table:table-row>
        <table:table-row table:style-name="ro1">
          <table:table-cell table:number-columns-repeated="5"/>
          <table:table-cell table:style-name="ce146"/>
          <table:table-cell table:style-name="ce94" table:number-columns-repeated="9"/>
          <table:table-cell table:style-name="ce94" office:value-type="float" office:value="0.031" calcext:value-type="float">
            <text:p>0.031</text:p>
          </table:table-cell>
          <table:table-cell table:style-name="ce94" office:value-type="float" office:value="0.03" calcext:value-type="float">
            <text:p>0.03</text:p>
          </table:table-cell>
          <table:table-cell table:style-name="ce94" office:value-type="float" office:value="0.029" calcext:value-type="float">
            <text:p>0.029</text:p>
          </table:table-cell>
          <table:table-cell table:style-name="ce94"/>
          <table:table-cell table:style-name="ce94" office:value-type="float" office:value="0.026" calcext:value-type="float">
            <text:p>0.026</text:p>
          </table:table-cell>
          <table:table-cell table:style-name="ce94"/>
          <table:table-cell table:style-name="ce169"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5_RC7_O120_Ch0_DSI_PulseIn_20191119_135059.txt</text:p>
          </table:table-cell>
          <table:table-cell table:number-columns-repeated="4"/>
          <table:table-cell table:style-name="ce146"/>
          <table:table-cell table:style-name="ce94" table:number-columns-repeated="15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001.8" calcext:value-type="float">
            <text:p>56001.8</text:p>
          </table:table-cell>
          <table:table-cell table:number-columns-repeated="3"/>
          <table:table-cell table:style-name="ce207"/>
          <table:table-cell table:style-name="ce221" table:formula="of:=AVERAGE([.G21:.G25])" office:value-type="float" office:value="0.062" calcext:value-type="float">
            <text:p>0.062</text:p>
          </table:table-cell>
          <table:table-cell table:style-name="ce221" table:formula="of:=AVERAGE([.H21:.H25])" office:value-type="float" office:value="0.057" calcext:value-type="float">
            <text:p>0.057</text:p>
          </table:table-cell>
          <table:table-cell table:style-name="ce221" table:formula="of:=AVERAGE([.I21:.I25])" office:value-type="float" office:value="0.052" calcext:value-type="float">
            <text:p>0.052</text:p>
          </table:table-cell>
          <table:table-cell table:style-name="ce221" table:formula="of:=AVERAGE([.J21:.J25])" office:value-type="float" office:value="0.049" calcext:value-type="float">
            <text:p>0.049</text:p>
          </table:table-cell>
          <table:table-cell table:style-name="ce221" table:formula="of:=AVERAGE([.K21:.K25])" office:value-type="float" office:value="0.042" calcext:value-type="float">
            <text:p>0.042</text:p>
          </table:table-cell>
          <table:table-cell table:style-name="ce221" table:formula="of:=AVERAGE([.L21:.L25])" office:value-type="float" office:value="0.04" calcext:value-type="float">
            <text:p>0.04</text:p>
          </table:table-cell>
          <table:table-cell table:style-name="ce221" table:formula="of:=AVERAGE([.M21:.M25])" office:value-type="float" office:value="0.037" calcext:value-type="float">
            <text:p>0.037</text:p>
          </table:table-cell>
          <table:table-cell table:style-name="ce221" table:formula="of:=AVERAGE([.N21:.N25])" office:value-type="float" office:value="0.036" calcext:value-type="float">
            <text:p>0.036</text:p>
          </table:table-cell>
          <table:table-cell table:style-name="ce221" table:formula="of:=AVERAGE([.O21:.O25])" office:value-type="float" office:value="0.032" calcext:value-type="float">
            <text:p>0.032</text:p>
          </table:table-cell>
          <table:table-cell table:style-name="ce221" table:formula="of:=AVERAGE([.P21:.P25])" office:value-type="float" office:value="0.031" calcext:value-type="float">
            <text:p>0.031</text:p>
          </table:table-cell>
          <table:table-cell table:style-name="ce221" table:formula="of:=AVERAGE([.Q21:.Q25])" office:value-type="float" office:value="0.03" calcext:value-type="float">
            <text:p>0.03</text:p>
          </table:table-cell>
          <table:table-cell table:style-name="ce221" table:formula="of:=AVERAGE([.R21:.R25])" office:value-type="float" office:value="0.029" calcext:value-type="float">
            <text:p>0.029</text:p>
          </table:table-cell>
          <table:table-cell table:style-name="ce221" table:formula="of:=AVERAGE([.S21:.S25])" office:value-type="float" office:value="0.026" calcext:value-type="float">
            <text:p>0.026</text:p>
          </table:table-cell>
          <table:table-cell table:style-name="ce221" table:formula="of:=AVERAGE([.T21:.T25])" office:value-type="float" office:value="0.026" calcext:value-type="float">
            <text:p>0.026</text:p>
          </table:table-cell>
          <table:table-cell table:style-name="ce221" table:formula="of:=AVERAGE([.U21:.U25])" office:value-type="float" office:value="0.025" calcext:value-type="float">
            <text:p>0.025</text:p>
          </table:table-cell>
          <table:table-cell table:style-name="ce227" table:formula="of:=AVERAGE([.V21:.V25])"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9.26" calcext:value-type="float">
            <text:p>39.2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7" calcext:value-type="float">
            <text:p>0.4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7_O120_Ch0_DSI_PulseIn_20191119_13510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001.9" calcext:value-type="float">
            <text:p>56001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9.11" calcext:value-type="float">
            <text:p>39.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7" calcext:value-type="float">
            <text:p>0.4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7_O120_Ch0_DSI_PulseIn_20191119_13510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998.1" calcext:value-type="float">
            <text:p>55998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8.25" calcext:value-type="float">
            <text:p>38.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7" calcext:value-type="float">
            <text:p>0.4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1_O120_Ch0_DSI_PulseIn_20191119_135118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8792.7" calcext:value-type="float">
            <text:p>68792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2.85" calcext:value-type="float">
            <text:p>62.8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9_O120_Ch0_DSI_PulseIn_20191119_13523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8216.3" calcext:value-type="float">
            <text:p>88216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6.3" calcext:value-type="float">
            <text:p>106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9" calcext:value-type="float">
            <text:p>0.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1" calcext:value-type="float">
            <text:p>0.03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5_O120_Ch0_DSI_PulseIn_20191119_135302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3796" calcext:value-type="float">
            <text:p>10379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5.1" calcext:value-type="float">
            <text:p>155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46" calcext:value-type="float">
            <text:p>0.2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_O120_Ch0_DSI_PulseIn_20191119_13502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15.4" calcext:value-type="float">
            <text:p>44315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2" calcext:value-type="float">
            <text:p>28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77" calcext:value-type="float">
            <text:p>0.5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2" calcext:value-type="float">
            <text:p>0.06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_O120_Ch0_DSI_PulseIn_20191119_13502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12" calcext:value-type="float">
            <text:p>443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25" calcext:value-type="float">
            <text:p>28.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77" calcext:value-type="float">
            <text:p>0.5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2" calcext:value-type="float">
            <text:p>0.06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5_O120_Ch0_DSI_PulseIn_20191119_13530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3785" calcext:value-type="float">
            <text:p>10378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6.3" calcext:value-type="float">
            <text:p>156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47" calcext:value-type="float">
            <text:p>0.2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style-name="ce214" table:number-columns-repeated="4"/>
          <table:table-cell table:number-columns-repeated="26"/>
        </table:table-row>
        <table:table-row table:style-name="ro1">
          <table:table-cell office:value-type="string" calcext:value-type="string">
            <text:p>G15_RC27_O120_Ch0_DSI_PulseIn_20191119_135309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6845" calcext:value-type="float">
            <text:p>1068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6.5" calcext:value-type="float">
            <text:p>166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9" calcext:value-type="float">
            <text:p>0.2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9_O120_Ch0_DSI_PulseIn_20191119_13523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8225.3" calcext:value-type="float">
            <text:p>88225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8.7" calcext:value-type="float">
            <text:p>108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9" calcext:value-type="float">
            <text:p>0.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1" calcext:value-type="float">
            <text:p>0.03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9_O120_Ch0_DSI_PulseIn_20191119_135227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8219.7" calcext:value-type="float">
            <text:p>88219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5.7" calcext:value-type="float">
            <text:p>105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9" calcext:value-type="float">
            <text:p>0.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1" calcext:value-type="float">
            <text:p>0.03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_O120_Ch0_DSI_PulseIn_20191119_135039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7930.7" calcext:value-type="float">
            <text:p>47930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96" calcext:value-type="float">
            <text:p>28.9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34" calcext:value-type="float">
            <text:p>0.5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7" calcext:value-type="float">
            <text:p>0.05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3_O120_Ch0_DSI_PulseIn_20191119_13525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5287.4" calcext:value-type="float">
            <text:p>95287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5.2" calcext:value-type="float">
            <text:p>125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69" calcext:value-type="float">
            <text:p>0.26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9" calcext:value-type="float">
            <text:p>0.02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3_O120_Ch0_DSI_PulseIn_20191119_13525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5292" calcext:value-type="float">
            <text:p>9529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0" calcext:value-type="float">
            <text:p>1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68" calcext:value-type="float">
            <text:p>0.2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9" calcext:value-type="float">
            <text:p>0.02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5_O120_Ch0_DSI_PulseIn_20191119_13530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3786" calcext:value-type="float">
            <text:p>1037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5.2" calcext:value-type="float">
            <text:p>165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47" calcext:value-type="float">
            <text:p>0.2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7_O120_Ch0_DSI_PulseIn_20191119_135212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114.1" calcext:value-type="float">
            <text:p>85114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7.77" calcext:value-type="float">
            <text:p>97.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01" calcext:value-type="float">
            <text:p>0.3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2" calcext:value-type="float">
            <text:p>0.03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3_O120_Ch0_DSI_PulseIn_20191119_13525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5291.6" calcext:value-type="float">
            <text:p>95291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4.2" calcext:value-type="float">
            <text:p>124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68" calcext:value-type="float">
            <text:p>0.2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9" calcext:value-type="float">
            <text:p>0.02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_O120_Ch0_DSI_PulseIn_20191119_13502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11.5" calcext:value-type="float">
            <text:p>44311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.98" calcext:value-type="float">
            <text:p>27.9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77" calcext:value-type="float">
            <text:p>0.5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2" calcext:value-type="float">
            <text:p>0.06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7_O120_Ch0_DSI_PulseIn_20191119_13521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120.1" calcext:value-type="float">
            <text:p>85120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0.6" calcext:value-type="float">
            <text:p>100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01" calcext:value-type="float">
            <text:p>0.3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2" calcext:value-type="float">
            <text:p>0.03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7_O120_Ch0_DSI_PulseIn_20191119_13521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108.6" calcext:value-type="float">
            <text:p>85108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2.1" calcext:value-type="float">
            <text:p>102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01" calcext:value-type="float">
            <text:p>0.3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2" calcext:value-type="float">
            <text:p>0.03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3_O120_Ch0_DSI_PulseIn_20191119_13525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5299.8" calcext:value-type="float">
            <text:p>95299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2.2" calcext:value-type="float">
            <text:p>122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68" calcext:value-type="float">
            <text:p>0.2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9" calcext:value-type="float">
            <text:p>0.02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1_O120_Ch0_DSI_PulseIn_20191119_13524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2293.8" calcext:value-type="float">
            <text:p>92293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4.8" calcext:value-type="float">
            <text:p>114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77" calcext:value-type="float">
            <text:p>0.2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" calcext:value-type="float">
            <text:p>0.03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5_O120_Ch0_DSI_PulseIn_20191119_13520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402.9" calcext:value-type="float">
            <text:p>76402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53" calcext:value-type="float">
            <text:p>79.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5" calcext:value-type="float">
            <text:p>0.3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9_O120_Ch0_DSI_PulseIn_20191119_135318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871" calcext:value-type="float">
            <text:p>1108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1.4" calcext:value-type="float">
            <text:p>181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1" calcext:value-type="float">
            <text:p>0.2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5" calcext:value-type="float">
            <text:p>0.025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1_O120_Ch0_DSI_PulseIn_20191119_13533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849" calcext:value-type="float">
            <text:p>11384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7.2" calcext:value-type="float">
            <text:p>187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25" calcext:value-type="float">
            <text:p>0.2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5_O120_Ch0_DSI_PulseIn_20191119_13520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410.1" calcext:value-type="float">
            <text:p>76410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8.89" calcext:value-type="float">
            <text:p>78.8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5" calcext:value-type="float">
            <text:p>0.3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1_O120_Ch0_DSI_PulseIn_20191119_13524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2291.5" calcext:value-type="float">
            <text:p>92291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1.4" calcext:value-type="float">
            <text:p>111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77" calcext:value-type="float">
            <text:p>0.2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" calcext:value-type="float">
            <text:p>0.03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1_O120_Ch0_DSI_PulseIn_20191119_13533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857" calcext:value-type="float">
            <text:p>1138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5.2" calcext:value-type="float">
            <text:p>185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25" calcext:value-type="float">
            <text:p>0.2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7_O120_Ch0_DSI_PulseIn_20191119_13531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6848" calcext:value-type="float">
            <text:p>10684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9.7" calcext:value-type="float">
            <text:p>169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9" calcext:value-type="float">
            <text:p>0.2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5_O120_Ch0_DSI_PulseIn_20191119_13520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398.1" calcext:value-type="float">
            <text:p>76398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73" calcext:value-type="float">
            <text:p>79.7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5" calcext:value-type="float">
            <text:p>0.3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7_O120_Ch0_DSI_PulseIn_20191119_135312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6842" calcext:value-type="float">
            <text:p>10684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8" calcext:value-type="float">
            <text:p>1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9" calcext:value-type="float">
            <text:p>0.2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1_O120_Ch0_DSI_PulseIn_20191119_13533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859" calcext:value-type="float">
            <text:p>11385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1.7" calcext:value-type="float">
            <text:p>191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25" calcext:value-type="float">
            <text:p>0.2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9_O120_Ch0_DSI_PulseIn_20191119_13532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863" calcext:value-type="float">
            <text:p>1108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0.4" calcext:value-type="float">
            <text:p>180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1" calcext:value-type="float">
            <text:p>0.2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5" calcext:value-type="float">
            <text:p>0.025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1_O120_Ch0_DSI_PulseIn_20191119_13524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2303.2" calcext:value-type="float">
            <text:p>92303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1.6" calcext:value-type="float">
            <text:p>121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77" calcext:value-type="float">
            <text:p>0.2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" calcext:value-type="float">
            <text:p>0.03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7_O120_Ch0_DSI_PulseIn_20191119_13531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6847" calcext:value-type="float">
            <text:p>1068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6.9" calcext:value-type="float">
            <text:p>166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9" calcext:value-type="float">
            <text:p>0.2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1_O120_Ch0_DSI_PulseIn_20191119_13524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2295.3" calcext:value-type="float">
            <text:p>92295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1.1" calcext:value-type="float">
            <text:p>121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77" calcext:value-type="float">
            <text:p>0.2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" calcext:value-type="float">
            <text:p>0.03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1_O120_Ch0_DSI_PulseIn_20191119_13533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856" calcext:value-type="float">
            <text:p>11385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3.5" calcext:value-type="float">
            <text:p>193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25" calcext:value-type="float">
            <text:p>0.2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9_O120_Ch0_DSI_PulseIn_20191119_135229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8218.8" calcext:value-type="float">
            <text:p>88218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7.9" calcext:value-type="float">
            <text:p>107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9" calcext:value-type="float">
            <text:p>0.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1" calcext:value-type="float">
            <text:p>0.03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9_O120_Ch0_DSI_PulseIn_20191119_13532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857" calcext:value-type="float">
            <text:p>1108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6.6" calcext:value-type="float">
            <text:p>186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1" calcext:value-type="float">
            <text:p>0.2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5" calcext:value-type="float">
            <text:p>0.025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1_O120_Ch0_DSI_PulseIn_20191119_13511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8797.7" calcext:value-type="float">
            <text:p>68797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2.95" calcext:value-type="float">
            <text:p>62.9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1_O120_Ch0_DSI_PulseIn_20191119_135117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8798.9" calcext:value-type="float">
            <text:p>68798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28" calcext:value-type="float">
            <text:p>63.2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_O120_Ch0_DSI_PulseIn_20191119_135042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7925" calcext:value-type="float">
            <text:p>479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2" calcext:value-type="float">
            <text:p>28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34" calcext:value-type="float">
            <text:p>0.5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7" calcext:value-type="float">
            <text:p>0.05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3_O120_Ch0_DSI_PulseIn_20191119_13512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3175.8" calcext:value-type="float">
            <text:p>73175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4.38" calcext:value-type="float">
            <text:p>74.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" calcext:value-type="float">
            <text:p>0.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7" calcext:value-type="float">
            <text:p>0.03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3_O120_Ch0_DSI_PulseIn_20191119_13512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3167.3" calcext:value-type="float">
            <text:p>73167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6.38" calcext:value-type="float">
            <text:p>76.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" calcext:value-type="float">
            <text:p>0.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7" calcext:value-type="float">
            <text:p>0.03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5_O120_Ch0_DSI_PulseIn_20191119_135049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571.9" calcext:value-type="float">
            <text:p>52571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4.81" calcext:value-type="float">
            <text:p>34.8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7" calcext:value-type="float">
            <text:p>0.48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9_O120_Ch0_DSI_PulseIn_20191119_135107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487.1" calcext:value-type="float">
            <text:p>65487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4.64" calcext:value-type="float">
            <text:p>54.6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91" calcext:value-type="float">
            <text:p>0.39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2" calcext:value-type="float">
            <text:p>0.04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3_O120_Ch0_DSI_PulseIn_20191119_135126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3171.3" calcext:value-type="float">
            <text:p>73171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4.67" calcext:value-type="float">
            <text:p>74.6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" calcext:value-type="float">
            <text:p>0.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7" calcext:value-type="float">
            <text:p>0.03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_O120_Ch0_DSI_PulseIn_20191119_13504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7927.1" calcext:value-type="float">
            <text:p>47927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21" calcext:value-type="float">
            <text:p>28.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34" calcext:value-type="float">
            <text:p>0.5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7" calcext:value-type="float">
            <text:p>0.057</text:p>
          </table:table-cell>
          <table:table-cell table:number-columns-repeated="28"/>
        </table:table-row>
      </table:table>
      <table:table table:name="DSI_Ch0_Gain30" table:style-name="ta1">
        <table:table-column table:style-name="co1" table:number-columns-repeated="5" table:default-cell-style-name="Default"/>
        <table:table-column table:style-name="co26" table:default-cell-style-name="Default"/>
        <table:table-column table:style-name="co23" table:number-columns-repeated="7" table:default-cell-style-name="Default"/>
        <table:table-column table:style-name="co5" table:number-columns-repeated="3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30_RC5_O120_Ch0_DSI_PulseIn_20191119_135431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727.4" calcext:value-type="float">
            <text:p>61727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6.07" calcext:value-type="float">
            <text:p>46.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27" calcext:value-type="float">
            <text:p>0.727</text:p>
          </table:table-cell>
          <table:table-cell table:number-columns-repeated="3"/>
          <table:table-cell table:style-name="ce215" office:value-type="string" calcext:value-type="string">
            <text:p>RC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  <table:table-cell table:style-name="ce217" office:value-type="float" office:value="9" calcext:value-type="float">
            <text:p>9</text:p>
          </table:table-cell>
          <table:table-cell table:style-name="ce217" office:value-type="float" office:value="11" calcext:value-type="float">
            <text:p>11</text:p>
          </table:table-cell>
          <table:table-cell table:style-name="ce217" office:value-type="float" office:value="13" calcext:value-type="float">
            <text:p>13</text:p>
          </table:table-cell>
          <table:table-cell table:style-name="ce217" office:value-type="float" office:value="15" calcext:value-type="float">
            <text:p>15</text:p>
          </table:table-cell>
          <table:table-cell table:style-name="ce217" office:value-type="float" office:value="17" calcext:value-type="float">
            <text:p>17</text:p>
          </table:table-cell>
          <table:table-cell table:style-name="ce223" office:value-type="float" office:value="19" calcext:value-type="float">
            <text:p>19</text:p>
          </table:table-cell>
          <table:table-cell/>
          <table:table-cell table:style-name="ce175" office:value-type="string" calcext:value-type="string" table:number-columns-spanned="7" table:number-rows-spanned="1">
            <text:p>Gain = 30</text:p>
          </table:table-cell>
          <table:covered-table-cell table:number-columns-repeated="5" table:style-name="ce229"/>
          <table:covered-table-cell table:style-name="ce21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  <table:table-cell table:style-name="ce216" office:value-type="string" calcext:value-type="string">
            <text:p>amp mean</text:p>
          </table:table-cell>
          <table:table-cell table:style-name="ce218" office:value-type="float" office:value="46583.4" calcext:value-type="float">
            <text:p>46583.4</text:p>
          </table:table-cell>
          <table:table-cell table:style-name="ce218" office:value-type="float" office:value="53238.8" calcext:value-type="float">
            <text:p>53238.8</text:p>
          </table:table-cell>
          <table:table-cell table:style-name="ce218" office:value-type="float" office:value="61727.4" calcext:value-type="float">
            <text:p>61727.4</text:p>
          </table:table-cell>
          <table:table-cell table:style-name="ce218" office:value-type="float" office:value="67958.2" calcext:value-type="float">
            <text:p>67958.2</text:p>
          </table:table-cell>
          <table:table-cell table:style-name="ce218" office:value-type="float" office:value="85062.6" calcext:value-type="float">
            <text:p>85062.6</text:p>
          </table:table-cell>
          <table:table-cell table:style-name="ce218" office:value-type="float" office:value="90971.1" calcext:value-type="float">
            <text:p>90971.1</text:p>
          </table:table-cell>
          <table:table-cell table:style-name="ce218" office:value-type="float" office:value="98621.5" calcext:value-type="float">
            <text:p>98621.5</text:p>
          </table:table-cell>
          <table:table-cell table:style-name="ce218" office:value-type="float" office:value="104548" calcext:value-type="float">
            <text:p>104548</text:p>
          </table:table-cell>
          <table:table-cell table:style-name="ce218" office:value-type="float" office:value="120567" calcext:value-type="float">
            <text:p>120567</text:p>
          </table:table-cell>
          <table:table-cell table:style-name="ce224" office:value-type="float" office:value="125914" calcext:value-type="float">
            <text:p>125914</text:p>
          </table:table-cell>
          <table:table-cell/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</table:table-row>
        <table:table-row table:style-name="ro1">
          <table:table-cell table:number-columns-repeated="5"/>
          <table:table-cell table:style-name="ce216"/>
          <table:table-cell table:style-name="ce218" office:value-type="float" office:value="46582" calcext:value-type="float">
            <text:p>46582</text:p>
          </table:table-cell>
          <table:table-cell table:style-name="ce218" office:value-type="float" office:value="53235.2" calcext:value-type="float">
            <text:p>53235.2</text:p>
          </table:table-cell>
          <table:table-cell table:style-name="ce218" office:value-type="float" office:value="61733.1" calcext:value-type="float">
            <text:p>61733.1</text:p>
          </table:table-cell>
          <table:table-cell table:style-name="ce218" office:value-type="float" office:value="67968.8" calcext:value-type="float">
            <text:p>67968.8</text:p>
          </table:table-cell>
          <table:table-cell table:style-name="ce218" office:value-type="float" office:value="85065.7" calcext:value-type="float">
            <text:p>85065.7</text:p>
          </table:table-cell>
          <table:table-cell table:style-name="ce218" office:value-type="float" office:value="90955" calcext:value-type="float">
            <text:p>90955</text:p>
          </table:table-cell>
          <table:table-cell table:style-name="ce218" office:value-type="float" office:value="98618" calcext:value-type="float">
            <text:p>98618</text:p>
          </table:table-cell>
          <table:table-cell table:style-name="ce218" office:value-type="float" office:value="104548" calcext:value-type="float">
            <text:p>104548</text:p>
          </table:table-cell>
          <table:table-cell table:style-name="ce218" office:value-type="float" office:value="120572" calcext:value-type="float">
            <text:p>120572</text:p>
          </table:table-cell>
          <table:table-cell table:style-name="ce224" office:value-type="float" office:value="125931" calcext:value-type="float">
            <text:p>125931</text:p>
          </table:table-cell>
          <table:table-cell/>
          <table:table-cell table:style-name="ce180"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</table:table-row>
        <table:table-row table:style-name="ro1">
          <table:table-cell office:value-type="string" calcext:value-type="string">
            <text:p>G30_RC5_O120_Ch0_DSI_PulseIn_20191119_135430.txt</text:p>
          </table:table-cell>
          <table:table-cell table:number-columns-repeated="4"/>
          <table:table-cell table:style-name="ce216"/>
          <table:table-cell table:style-name="ce218" office:value-type="float" office:value="46582.2" calcext:value-type="float">
            <text:p>46582.2</text:p>
          </table:table-cell>
          <table:table-cell table:style-name="ce218" office:value-type="float" office:value="53233" calcext:value-type="float">
            <text:p>53233</text:p>
          </table:table-cell>
          <table:table-cell table:style-name="ce218" office:value-type="float" office:value="61730.8" calcext:value-type="float">
            <text:p>61730.8</text:p>
          </table:table-cell>
          <table:table-cell table:style-name="ce218" office:value-type="float" office:value="67962.6" calcext:value-type="float">
            <text:p>67962.6</text:p>
          </table:table-cell>
          <table:table-cell table:style-name="ce218" office:value-type="float" office:value="85061.7" calcext:value-type="float">
            <text:p>85061.7</text:p>
          </table:table-cell>
          <table:table-cell table:style-name="ce218" office:value-type="float" office:value="90953.8" calcext:value-type="float">
            <text:p>90953.8</text:p>
          </table:table-cell>
          <table:table-cell table:style-name="ce218" office:value-type="float" office:value="98614.6" calcext:value-type="float">
            <text:p>98614.6</text:p>
          </table:table-cell>
          <table:table-cell table:style-name="ce218" office:value-type="float" office:value="104554" calcext:value-type="float">
            <text:p>104554</text:p>
          </table:table-cell>
          <table:table-cell table:style-name="ce218" office:value-type="float" office:value="120576" calcext:value-type="float">
            <text:p>120576</text:p>
          </table:table-cell>
          <table:table-cell table:style-name="ce224" office:value-type="float" office:value="125918" calcext:value-type="float">
            <text:p>125918</text:p>
          </table:table-cell>
          <table:table-cell/>
          <table:table-cell table:style-name="ce180" office:value-type="float" office:value="1" calcext:value-type="float">
            <text:p>1</text:p>
          </table:table-cell>
          <table:table-cell table:style-name="ce119" office:value-type="float" office:value="46582.5333333333" calcext:value-type="float">
            <text:p>46582.5</text:p>
          </table:table-cell>
          <table:table-cell table:style-name="ce119" office:value-type="float" office:value="28.3866666666667" calcext:value-type="float">
            <text:p>28.4</text:p>
          </table:table-cell>
          <table:table-cell table:style-name="ce231" office:value-type="float" office:value="0.964" calcext:value-type="float">
            <text:p>0.96</text:p>
          </table:table-cell>
          <table:table-cell table:style-name="ce231" office:value-type="float" office:value="0.1" calcext:value-type="float">
            <text:p>0.10</text:p>
          </table:table-cell>
          <table:table-cell table:style-name="ce120" table:formula="of:=[.S7]*21.4/1000000" office:value-type="float" office:value="0.996866213333333" calcext:value-type="float">
            <text:p>0.997</text:p>
          </table:table-cell>
          <table:table-cell table:style-name="ce200" table:formula="of:=[.T7]*21.4/1000000" office:value-type="float" office:value="0.000607474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733.1" calcext:value-type="float">
            <text:p>61733.1</text:p>
          </table:table-cell>
          <table:table-cell table:number-columns-repeated="3"/>
          <table:table-cell table:style-name="ce216"/>
          <table:table-cell table:style-name="ce218" table:number-columns-repeated="7"/>
          <table:table-cell table:style-name="ce218" office:value-type="float" office:value="104548" calcext:value-type="float">
            <text:p>104548</text:p>
          </table:table-cell>
          <table:table-cell table:style-name="ce218"/>
          <table:table-cell table:style-name="ce224"/>
          <table:table-cell/>
          <table:table-cell table:style-name="ce180" office:value-type="float" office:value="3" calcext:value-type="float">
            <text:p>3</text:p>
          </table:table-cell>
          <table:table-cell table:style-name="ce119" office:value-type="float" office:value="53235.6666666667" calcext:value-type="float">
            <text:p>53235.7</text:p>
          </table:table-cell>
          <table:table-cell table:style-name="ce119" office:value-type="float" office:value="33.3266666666667" calcext:value-type="float">
            <text:p>33.3</text:p>
          </table:table-cell>
          <table:table-cell table:style-name="ce231" office:value-type="float" office:value="0.843" calcext:value-type="float">
            <text:p>0.84</text:p>
          </table:table-cell>
          <table:table-cell table:style-name="ce231" office:value-type="float" office:value="0.09" calcext:value-type="float">
            <text:p>0.09</text:p>
          </table:table-cell>
          <table:table-cell table:style-name="ce120" table:formula="of:=[.S8]*21.4/1000000" office:value-type="float" office:value="1.13924326666667" calcext:value-type="float">
            <text:p>1.139</text:p>
          </table:table-cell>
          <table:table-cell table:style-name="ce200" table:formula="of:=[.T8]*21.4/1000000" office:value-type="float" office:value="0.000713190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7.22" calcext:value-type="float">
            <text:p>47.22</text:p>
          </table:table-cell>
          <table:table-cell table:number-columns-repeated="3"/>
          <table:table-cell table:style-name="ce216"/>
          <table:table-cell table:style-name="ce218" table:number-columns-repeated="9"/>
          <table:table-cell table:style-name="ce224"/>
          <table:table-cell/>
          <table:table-cell table:style-name="ce180" office:value-type="float" office:value="5" calcext:value-type="float">
            <text:p>5</text:p>
          </table:table-cell>
          <table:table-cell table:style-name="ce119" office:value-type="float" office:value="61730.4333333333" calcext:value-type="float">
            <text:p>61730.4</text:p>
          </table:table-cell>
          <table:table-cell table:style-name="ce119" office:value-type="float" office:value="46.8866666666667" calcext:value-type="float">
            <text:p>46.9</text:p>
          </table:table-cell>
          <table:table-cell table:style-name="ce231" office:value-type="float" office:value="0.727" calcext:value-type="float">
            <text:p>0.73</text:p>
          </table:table-cell>
          <table:table-cell table:style-name="ce231" office:value-type="float" office:value="0.078" calcext:value-type="float">
            <text:p>0.08</text:p>
          </table:table-cell>
          <table:table-cell table:style-name="ce120" table:formula="of:=[.S9]*21.4/1000000" office:value-type="float" office:value="1.32103127333333" calcext:value-type="float">
            <text:p>1.321</text:p>
          </table:table-cell>
          <table:table-cell table:style-name="ce200" table:formula="of:=[.T9]*21.4/1000000" office:value-type="float" office:value="0.001003374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27" calcext:value-type="float">
            <text:p>0.727</text:p>
          </table:table-cell>
          <table:table-cell table:number-columns-repeated="3"/>
          <table:table-cell table:style-name="ce216"/>
          <table:table-cell table:style-name="ce219" table:formula="of:=AVERAGE([.G5:.G9])" office:value-type="float" office:value="46582.5333333333" calcext:value-type="float">
            <text:p>46582.5</text:p>
          </table:table-cell>
          <table:table-cell table:style-name="ce219" table:formula="of:=AVERAGE([.H5:.H9])" office:value-type="float" office:value="53235.6666666667" calcext:value-type="float">
            <text:p>53235.7</text:p>
          </table:table-cell>
          <table:table-cell table:style-name="ce219" table:formula="of:=AVERAGE([.I5:.I9])" office:value-type="float" office:value="61730.4333333333" calcext:value-type="float">
            <text:p>61730.4</text:p>
          </table:table-cell>
          <table:table-cell table:style-name="ce219" table:formula="of:=AVERAGE([.J5:.J9])" office:value-type="float" office:value="67963.2" calcext:value-type="float">
            <text:p>67963.2</text:p>
          </table:table-cell>
          <table:table-cell table:style-name="ce219" table:formula="of:=AVERAGE([.K5:.K9])" office:value-type="float" office:value="85063.3333333333" calcext:value-type="float">
            <text:p>85063.3</text:p>
          </table:table-cell>
          <table:table-cell table:style-name="ce219" table:formula="of:=AVERAGE([.L5:.L9])" office:value-type="float" office:value="90959.9666666667" calcext:value-type="float">
            <text:p>90960.0</text:p>
          </table:table-cell>
          <table:table-cell table:style-name="ce219" table:formula="of:=AVERAGE([.M5:.M9])" office:value-type="float" office:value="98618.0333333333" calcext:value-type="float">
            <text:p>98618.0</text:p>
          </table:table-cell>
          <table:table-cell table:style-name="ce219" table:formula="of:=AVERAGE([.N5:.N9])" office:value-type="float" office:value="104549.5" calcext:value-type="float">
            <text:p>104549.5</text:p>
          </table:table-cell>
          <table:table-cell table:style-name="ce219" table:formula="of:=AVERAGE([.O5:.O9])" office:value-type="float" office:value="120571.666666667" calcext:value-type="float">
            <text:p>120571.7</text:p>
          </table:table-cell>
          <table:table-cell table:style-name="ce225" table:formula="of:=AVERAGE([.P5:.P9])" office:value-type="float" office:value="125921" calcext:value-type="float">
            <text:p>125921.0</text:p>
          </table:table-cell>
          <table:table-cell/>
          <table:table-cell table:style-name="ce180" office:value-type="float" office:value="7" calcext:value-type="float">
            <text:p>7</text:p>
          </table:table-cell>
          <table:table-cell table:style-name="ce119" office:value-type="float" office:value="67963.2" calcext:value-type="float">
            <text:p>67963.2</text:p>
          </table:table-cell>
          <table:table-cell table:style-name="ce119" office:value-type="float" office:value="58.4233333333333" calcext:value-type="float">
            <text:p>58.4</text:p>
          </table:table-cell>
          <table:table-cell table:style-name="ce231" office:value-type="float" office:value="0.661" calcext:value-type="float">
            <text:p>0.66</text:p>
          </table:table-cell>
          <table:table-cell table:style-name="ce231" office:value-type="float" office:value="0.071" calcext:value-type="float">
            <text:p>0.07</text:p>
          </table:table-cell>
          <table:table-cell table:style-name="ce120" table:formula="of:=[.S10]*21.4/1000000" office:value-type="float" office:value="1.45441248" calcext:value-type="float">
            <text:p>1.454</text:p>
          </table:table-cell>
          <table:table-cell table:style-name="ce200" table:formula="of:=[.T10]*21.4/1000000" office:value-type="float" office:value="0.001250259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  <table:table-cell table:style-name="ce146" office:value-type="string" calcext:value-type="string">
            <text:p>amp sigma</text:p>
          </table:table-cell>
          <table:table-cell table:style-name="ce94" office:value-type="float" office:value="28.39" calcext:value-type="float">
            <text:p>28.39</text:p>
          </table:table-cell>
          <table:table-cell table:style-name="ce94" office:value-type="float" office:value="32.84" calcext:value-type="float">
            <text:p>32.84</text:p>
          </table:table-cell>
          <table:table-cell table:style-name="ce94" office:value-type="float" office:value="46.07" calcext:value-type="float">
            <text:p>46.07</text:p>
          </table:table-cell>
          <table:table-cell table:style-name="ce94" office:value-type="float" office:value="58.02" calcext:value-type="float">
            <text:p>58.02</text:p>
          </table:table-cell>
          <table:table-cell table:style-name="ce94" office:value-type="float" office:value="89.84" calcext:value-type="float">
            <text:p>89.84</text:p>
          </table:table-cell>
          <table:table-cell table:style-name="ce94" office:value-type="float" office:value="102.8" calcext:value-type="float">
            <text:p>102.8</text:p>
          </table:table-cell>
          <table:table-cell table:style-name="ce94" office:value-type="float" office:value="115" calcext:value-type="float">
            <text:p>115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70.7" calcext:value-type="float">
            <text:p>170.7</text:p>
          </table:table-cell>
          <table:table-cell table:style-name="ce169" office:value-type="float" office:value="181.3" calcext:value-type="float">
            <text:p>181.3</text:p>
          </table:table-cell>
          <table:table-cell/>
          <table:table-cell table:style-name="ce180" office:value-type="float" office:value="9" calcext:value-type="float">
            <text:p>9</text:p>
          </table:table-cell>
          <table:table-cell table:style-name="ce119" office:value-type="float" office:value="85063.3333333333" calcext:value-type="float">
            <text:p>85063.3</text:p>
          </table:table-cell>
          <table:table-cell table:style-name="ce119" office:value-type="float" office:value="90.1066666666667" calcext:value-type="float">
            <text:p>90.1</text:p>
          </table:table-cell>
          <table:table-cell table:style-name="ce231" office:value-type="float" office:value="0.528" calcext:value-type="float">
            <text:p>0.53</text:p>
          </table:table-cell>
          <table:table-cell table:style-name="ce231" office:value-type="float" office:value="0.056" calcext:value-type="float">
            <text:p>0.06</text:p>
          </table:table-cell>
          <table:table-cell table:style-name="ce120" table:formula="of:=[.S11]*21.4/1000000" office:value-type="float" office:value="1.82035533333333" calcext:value-type="float">
            <text:p>1.820</text:p>
          </table:table-cell>
          <table:table-cell table:style-name="ce200" table:formula="of:=[.T11]*21.4/1000000" office:value-type="float" office:value="0.00192828266666667" calcext:value-type="float">
            <text:p>0.002</text:p>
          </table:table-cell>
        </table:table-row>
        <table:table-row table:style-name="ro1">
          <table:table-cell table:number-columns-repeated="5"/>
          <table:table-cell table:style-name="ce146"/>
          <table:table-cell table:style-name="ce94" office:value-type="float" office:value="28.06" calcext:value-type="float">
            <text:p>28.06</text:p>
          </table:table-cell>
          <table:table-cell table:style-name="ce94" office:value-type="float" office:value="33.93" calcext:value-type="float">
            <text:p>33.93</text:p>
          </table:table-cell>
          <table:table-cell table:style-name="ce94" office:value-type="float" office:value="47.22" calcext:value-type="float">
            <text:p>47.22</text:p>
          </table:table-cell>
          <table:table-cell table:style-name="ce94" office:value-type="float" office:value="60.26" calcext:value-type="float">
            <text:p>60.26</text:p>
          </table:table-cell>
          <table:table-cell table:style-name="ce94" office:value-type="float" office:value="92.62" calcext:value-type="float">
            <text:p>92.62</text:p>
          </table:table-cell>
          <table:table-cell table:style-name="ce94" office:value-type="float" office:value="105.5" calcext:value-type="float">
            <text:p>105.5</text:p>
          </table:table-cell>
          <table:table-cell table:style-name="ce94" office:value-type="float" office:value="119.2" calcext:value-type="float">
            <text:p>119.2</text:p>
          </table:table-cell>
          <table:table-cell table:style-name="ce94" office:value-type="float" office:value="138.9" calcext:value-type="float">
            <text:p>138.9</text:p>
          </table:table-cell>
          <table:table-cell table:style-name="ce94" office:value-type="float" office:value="182.9" calcext:value-type="float">
            <text:p>182.9</text:p>
          </table:table-cell>
          <table:table-cell table:style-name="ce169" office:value-type="float" office:value="178.1" calcext:value-type="float">
            <text:p>178.1</text:p>
          </table:table-cell>
          <table:table-cell/>
          <table:table-cell table:style-name="ce180" office:value-type="float" office:value="11" calcext:value-type="float">
            <text:p>11</text:p>
          </table:table-cell>
          <table:table-cell table:style-name="ce119" office:value-type="float" office:value="90959.9666666667" calcext:value-type="float">
            <text:p>90960.0</text:p>
          </table:table-cell>
          <table:table-cell table:style-name="ce119" office:value-type="float" office:value="102.833333333333" calcext:value-type="float">
            <text:p>102.8</text:p>
          </table:table-cell>
          <table:table-cell table:style-name="ce231" office:value-type="float" office:value="0.494" calcext:value-type="float">
            <text:p>0.49</text:p>
          </table:table-cell>
          <table:table-cell table:style-name="ce231" office:value-type="float" office:value="0.053" calcext:value-type="float">
            <text:p>0.05</text:p>
          </table:table-cell>
          <table:table-cell table:style-name="ce120" table:formula="of:=[.S12]*21.4/1000000" office:value-type="float" office:value="1.94654328666667" calcext:value-type="float">
            <text:p>1.947</text:p>
          </table:table-cell>
          <table:table-cell table:style-name="ce200" table:formula="of:=[.T12]*21.4/1000000" office:value-type="float" office:value="0.00220063333333333" calcext:value-type="float">
            <text:p>0.002</text:p>
          </table:table-cell>
        </table:table-row>
        <table:table-row table:style-name="ro1">
          <table:table-cell office:value-type="string" calcext:value-type="string">
            <text:p>G30_RC5_O120_Ch0_DSI_PulseIn_20191119_135432.txt</text:p>
          </table:table-cell>
          <table:table-cell table:number-columns-repeated="4"/>
          <table:table-cell table:style-name="ce146"/>
          <table:table-cell table:style-name="ce94" office:value-type="float" office:value="28.71" calcext:value-type="float">
            <text:p>28.71</text:p>
          </table:table-cell>
          <table:table-cell table:style-name="ce94" office:value-type="float" office:value="33.21" calcext:value-type="float">
            <text:p>33.21</text:p>
          </table:table-cell>
          <table:table-cell table:style-name="ce94" office:value-type="float" office:value="47.37" calcext:value-type="float">
            <text:p>47.37</text:p>
          </table:table-cell>
          <table:table-cell table:style-name="ce94" office:value-type="float" office:value="56.99" calcext:value-type="float">
            <text:p>56.99</text:p>
          </table:table-cell>
          <table:table-cell table:style-name="ce94" office:value-type="float" office:value="87.86" calcext:value-type="float">
            <text:p>87.86</text:p>
          </table:table-cell>
          <table:table-cell table:style-name="ce94" office:value-type="float" office:value="100.2" calcext:value-type="float">
            <text:p>100.2</text:p>
          </table:table-cell>
          <table:table-cell table:style-name="ce94" office:value-type="float" office:value="120.2" calcext:value-type="float">
            <text:p>120.2</text:p>
          </table:table-cell>
          <table:table-cell table:style-name="ce94" office:value-type="float" office:value="135.6" calcext:value-type="float">
            <text:p>135.6</text:p>
          </table:table-cell>
          <table:table-cell table:style-name="ce94" office:value-type="float" office:value="174.1" calcext:value-type="float">
            <text:p>174.1</text:p>
          </table:table-cell>
          <table:table-cell table:style-name="ce169" office:value-type="float" office:value="180.1" calcext:value-type="float">
            <text:p>180.1</text:p>
          </table:table-cell>
          <table:table-cell/>
          <table:table-cell table:style-name="ce180" office:value-type="float" office:value="13" calcext:value-type="float">
            <text:p>13</text:p>
          </table:table-cell>
          <table:table-cell table:style-name="ce119" office:value-type="float" office:value="98618.0333333333" calcext:value-type="float">
            <text:p>98618.0</text:p>
          </table:table-cell>
          <table:table-cell table:style-name="ce119" office:value-type="float" office:value="118.133333333333" calcext:value-type="float">
            <text:p>118.1</text:p>
          </table:table-cell>
          <table:table-cell table:style-name="ce231" office:value-type="float" office:value="0.455" calcext:value-type="float">
            <text:p>0.46</text:p>
          </table:table-cell>
          <table:table-cell table:style-name="ce231" office:value-type="float" office:value="0.049" calcext:value-type="float">
            <text:p>0.05</text:p>
          </table:table-cell>
          <table:table-cell table:style-name="ce120" table:formula="of:=[.S13]*21.4/1000000" office:value-type="float" office:value="2.11042591333333" calcext:value-type="float">
            <text:p>2.110</text:p>
          </table:table-cell>
          <table:table-cell table:style-name="ce200" table:formula="of:=[.T13]*21.4/1000000" office:value-type="float" office:value="0.00252805333333333" calcext:value-type="float">
            <text:p>0.003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730.8" calcext:value-type="float">
            <text:p>61730.8</text:p>
          </table:table-cell>
          <table:table-cell table:number-columns-repeated="3"/>
          <table:table-cell table:style-name="ce146"/>
          <table:table-cell table:style-name="ce94" table:number-columns-repeated="7"/>
          <table:table-cell table:style-name="ce94" office:value-type="float" office:value="135.8" calcext:value-type="float">
            <text:p>135.8</text:p>
          </table:table-cell>
          <table:table-cell table:style-name="ce94"/>
          <table:table-cell table:style-name="ce169"/>
          <table:table-cell/>
          <table:table-cell table:style-name="ce180" office:value-type="float" office:value="15" calcext:value-type="float">
            <text:p>15</text:p>
          </table:table-cell>
          <table:table-cell table:style-name="ce119" office:value-type="float" office:value="104549.5" calcext:value-type="float">
            <text:p>104549.5</text:p>
          </table:table-cell>
          <table:table-cell table:style-name="ce119" office:value-type="float" office:value="136.075" calcext:value-type="float">
            <text:p>136.1</text:p>
          </table:table-cell>
          <table:table-cell table:style-name="ce231" office:value-type="float" office:value="0.429" calcext:value-type="float">
            <text:p>0.43</text:p>
          </table:table-cell>
          <table:table-cell table:style-name="ce231" office:value-type="float" office:value="0.046" calcext:value-type="float">
            <text:p>0.05</text:p>
          </table:table-cell>
          <table:table-cell table:style-name="ce120" table:formula="of:=[.S14]*21.4/1000000" office:value-type="float" office:value="2.2373593" calcext:value-type="float">
            <text:p>2.237</text:p>
          </table:table-cell>
          <table:table-cell table:style-name="ce200" table:formula="of:=[.T14]*21.4/1000000" office:value-type="float" office:value="0.002912005" calcext:value-type="float">
            <text:p>0.003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7.37" calcext:value-type="float">
            <text:p>47.37</text:p>
          </table:table-cell>
          <table:table-cell table:number-columns-repeated="3"/>
          <table:table-cell table:style-name="ce146"/>
          <table:table-cell table:style-name="ce94" table:number-columns-repeated="9"/>
          <table:table-cell table:style-name="ce169"/>
          <table:table-cell/>
          <table:table-cell table:style-name="ce180" office:value-type="float" office:value="17" calcext:value-type="float">
            <text:p>17</text:p>
          </table:table-cell>
          <table:table-cell table:style-name="ce119" office:value-type="float" office:value="120571.666666667" calcext:value-type="float">
            <text:p>120571.7</text:p>
          </table:table-cell>
          <table:table-cell table:style-name="ce119" office:value-type="float" office:value="175.9" calcext:value-type="float">
            <text:p>175.9</text:p>
          </table:table-cell>
          <table:table-cell table:style-name="ce231" office:value-type="float" office:value="0.372" calcext:value-type="float">
            <text:p>0.37</text:p>
          </table:table-cell>
          <table:table-cell table:style-name="ce231" office:value-type="float" office:value="0.04" calcext:value-type="float">
            <text:p>0.04</text:p>
          </table:table-cell>
          <table:table-cell table:style-name="ce120" table:formula="of:=[.S15]*21.4/1000000" office:value-type="float" office:value="2.58023366666667" calcext:value-type="float">
            <text:p>2.580</text:p>
          </table:table-cell>
          <table:table-cell table:style-name="ce200" table:formula="of:=[.T15]*21.4/1000000" office:value-type="float" office:value="0.00376426" calcext:value-type="float">
            <text:p>0.004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27" calcext:value-type="float">
            <text:p>0.727</text:p>
          </table:table-cell>
          <table:table-cell table:number-columns-repeated="3"/>
          <table:table-cell table:style-name="ce146"/>
          <table:table-cell table:style-name="ce152" table:formula="of:=AVERAGE([.G11:.G15])" office:value-type="float" office:value="28.3866666666667" calcext:value-type="float">
            <text:p>28.4</text:p>
          </table:table-cell>
          <table:table-cell table:style-name="ce152" table:formula="of:=AVERAGE([.H11:.H15])" office:value-type="float" office:value="33.3266666666667" calcext:value-type="float">
            <text:p>33.3</text:p>
          </table:table-cell>
          <table:table-cell table:style-name="ce152" table:formula="of:=AVERAGE([.I11:.I15])" office:value-type="float" office:value="46.8866666666667" calcext:value-type="float">
            <text:p>46.9</text:p>
          </table:table-cell>
          <table:table-cell table:style-name="ce152" table:formula="of:=AVERAGE([.J11:.J15])" office:value-type="float" office:value="58.4233333333333" calcext:value-type="float">
            <text:p>58.4</text:p>
          </table:table-cell>
          <table:table-cell table:style-name="ce152" table:formula="of:=AVERAGE([.K11:.K15])" office:value-type="float" office:value="90.1066666666667" calcext:value-type="float">
            <text:p>90.1</text:p>
          </table:table-cell>
          <table:table-cell table:style-name="ce152" table:formula="of:=AVERAGE([.L11:.L15])" office:value-type="float" office:value="102.833333333333" calcext:value-type="float">
            <text:p>102.8</text:p>
          </table:table-cell>
          <table:table-cell table:style-name="ce152" table:formula="of:=AVERAGE([.M11:.M15])" office:value-type="float" office:value="118.133333333333" calcext:value-type="float">
            <text:p>118.1</text:p>
          </table:table-cell>
          <table:table-cell table:style-name="ce152" table:formula="of:=AVERAGE([.N11:.N15])" office:value-type="float" office:value="136.075" calcext:value-type="float">
            <text:p>136.1</text:p>
          </table:table-cell>
          <table:table-cell table:style-name="ce152" table:formula="of:=AVERAGE([.O11:.O15])" office:value-type="float" office:value="175.9" calcext:value-type="float">
            <text:p>175.9</text:p>
          </table:table-cell>
          <table:table-cell table:style-name="ce170" table:formula="of:=AVERAGE([.P11:.P15])" office:value-type="float" office:value="179.833333333333" calcext:value-type="float">
            <text:p>179.8</text:p>
          </table:table-cell>
          <table:table-cell/>
          <table:table-cell table:style-name="ce228" office:value-type="float" office:value="19" calcext:value-type="float">
            <text:p>19</text:p>
          </table:table-cell>
          <table:table-cell table:style-name="ce230" office:value-type="float" office:value="125921" calcext:value-type="float">
            <text:p>125921.0</text:p>
          </table:table-cell>
          <table:table-cell table:style-name="ce230" office:value-type="float" office:value="179.833333333333" calcext:value-type="float">
            <text:p>179.8</text:p>
          </table:table-cell>
          <table:table-cell table:style-name="ce232" office:value-type="float" office:value="0.357" calcext:value-type="float">
            <text:p>0.36</text:p>
          </table:table-cell>
          <table:table-cell table:style-name="ce232" office:value-type="float" office:value="0.038" calcext:value-type="float">
            <text:p>0.04</text:p>
          </table:table-cell>
          <table:table-cell table:style-name="ce234" table:formula="of:=[.S16]*21.4/1000000" office:value-type="float" office:value="2.6947094" calcext:value-type="float">
            <text:p>2.695</text:p>
          </table:table-cell>
          <table:table-cell table:style-name="ce235" table:formula="of:=[.T16]*21.4/1000000" office:value-type="float" office:value="0.00384843333333333" calcext:value-type="float">
            <text:p>0.004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  <table:table-cell table:style-name="ce216" office:value-type="string" calcext:value-type="string">
            <text:p>RC</text:p>
          </table:table-cell>
          <table:table-cell table:style-name="ce218" office:value-type="float" office:value="0.964" calcext:value-type="float">
            <text:p>0.964</text:p>
          </table:table-cell>
          <table:table-cell table:style-name="ce218" office:value-type="float" office:value="0.843" calcext:value-type="float">
            <text:p>0.843</text:p>
          </table:table-cell>
          <table:table-cell table:style-name="ce218" office:value-type="float" office:value="0.727" calcext:value-type="float">
            <text:p>0.727</text:p>
          </table:table-cell>
          <table:table-cell table:style-name="ce218" office:value-type="float" office:value="0.661" calcext:value-type="float">
            <text:p>0.661</text:p>
          </table:table-cell>
          <table:table-cell table:style-name="ce218" office:value-type="float" office:value="0.528" calcext:value-type="float">
            <text:p>0.528</text:p>
          </table:table-cell>
          <table:table-cell table:style-name="ce218" office:value-type="float" office:value="0.494" calcext:value-type="float">
            <text:p>0.494</text:p>
          </table:table-cell>
          <table:table-cell table:style-name="ce218" office:value-type="float" office:value="0.455" calcext:value-type="float">
            <text:p>0.455</text:p>
          </table:table-cell>
          <table:table-cell table:style-name="ce218" office:value-type="float" office:value="0.429" calcext:value-type="float">
            <text:p>0.429</text:p>
          </table:table-cell>
          <table:table-cell table:style-name="ce218" office:value-type="float" office:value="0.372" calcext:value-type="float">
            <text:p>0.372</text:p>
          </table:table-cell>
          <table:table-cell table:style-name="ce224" office:value-type="float" office:value="0.357" calcext:value-type="float">
            <text:p>0.357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16"/>
          <table:table-cell table:style-name="ce218" office:value-type="float" office:value="0.964" calcext:value-type="float">
            <text:p>0.964</text:p>
          </table:table-cell>
          <table:table-cell table:style-name="ce218" office:value-type="float" office:value="0.843" calcext:value-type="float">
            <text:p>0.843</text:p>
          </table:table-cell>
          <table:table-cell table:style-name="ce218" office:value-type="float" office:value="0.727" calcext:value-type="float">
            <text:p>0.727</text:p>
          </table:table-cell>
          <table:table-cell table:style-name="ce218" office:value-type="float" office:value="0.661" calcext:value-type="float">
            <text:p>0.661</text:p>
          </table:table-cell>
          <table:table-cell table:style-name="ce218" office:value-type="float" office:value="0.528" calcext:value-type="float">
            <text:p>0.528</text:p>
          </table:table-cell>
          <table:table-cell table:style-name="ce218" office:value-type="float" office:value="0.494" calcext:value-type="float">
            <text:p>0.494</text:p>
          </table:table-cell>
          <table:table-cell table:style-name="ce218" office:value-type="float" office:value="0.455" calcext:value-type="float">
            <text:p>0.455</text:p>
          </table:table-cell>
          <table:table-cell table:style-name="ce218" office:value-type="float" office:value="0.429" calcext:value-type="float">
            <text:p>0.429</text:p>
          </table:table-cell>
          <table:table-cell table:style-name="ce218" office:value-type="float" office:value="0.372" calcext:value-type="float">
            <text:p>0.372</text:p>
          </table:table-cell>
          <table:table-cell table:style-name="ce224" office:value-type="float" office:value="0.357" calcext:value-type="float">
            <text:p>0.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0_RC11_O120_Ch0_DSI_PulseIn_20191119_135458.txt</text:p>
          </table:table-cell>
          <table:table-cell table:number-columns-repeated="4"/>
          <table:table-cell table:style-name="ce216"/>
          <table:table-cell table:style-name="ce218" office:value-type="float" office:value="0.964" calcext:value-type="float">
            <text:p>0.964</text:p>
          </table:table-cell>
          <table:table-cell table:style-name="ce218" office:value-type="float" office:value="0.843" calcext:value-type="float">
            <text:p>0.843</text:p>
          </table:table-cell>
          <table:table-cell table:style-name="ce218" office:value-type="float" office:value="0.727" calcext:value-type="float">
            <text:p>0.727</text:p>
          </table:table-cell>
          <table:table-cell table:style-name="ce218" office:value-type="float" office:value="0.661" calcext:value-type="float">
            <text:p>0.661</text:p>
          </table:table-cell>
          <table:table-cell table:style-name="ce218" office:value-type="float" office:value="0.528" calcext:value-type="float">
            <text:p>0.528</text:p>
          </table:table-cell>
          <table:table-cell table:style-name="ce218" office:value-type="float" office:value="0.494" calcext:value-type="float">
            <text:p>0.494</text:p>
          </table:table-cell>
          <table:table-cell table:style-name="ce218" office:value-type="float" office:value="0.455" calcext:value-type="float">
            <text:p>0.455</text:p>
          </table:table-cell>
          <table:table-cell table:style-name="ce218" office:value-type="float" office:value="0.429" calcext:value-type="float">
            <text:p>0.429</text:p>
          </table:table-cell>
          <table:table-cell table:style-name="ce218" office:value-type="float" office:value="0.372" calcext:value-type="float">
            <text:p>0.372</text:p>
          </table:table-cell>
          <table:table-cell table:style-name="ce224" office:value-type="float" office:value="0.357" calcext:value-type="float">
            <text:p>0.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0971.1" calcext:value-type="float">
            <text:p>90971.1</text:p>
          </table:table-cell>
          <table:table-cell table:number-columns-repeated="3"/>
          <table:table-cell table:style-name="ce216"/>
          <table:table-cell table:style-name="ce218" table:number-columns-repeated="7"/>
          <table:table-cell table:style-name="ce218" office:value-type="float" office:value="0.429" calcext:value-type="float">
            <text:p>0.429</text:p>
          </table:table-cell>
          <table:table-cell table:style-name="ce218"/>
          <table:table-cell table:style-name="ce224"/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2.8" calcext:value-type="float">
            <text:p>102.8</text:p>
          </table:table-cell>
          <table:table-cell table:number-columns-repeated="3"/>
          <table:table-cell table:style-name="ce216"/>
          <table:table-cell table:style-name="ce218" table:number-columns-repeated="9"/>
          <table:table-cell table:style-name="ce224"/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4" calcext:value-type="float">
            <text:p>0.494</text:p>
          </table:table-cell>
          <table:table-cell table:number-columns-repeated="3"/>
          <table:table-cell table:style-name="ce216"/>
          <table:table-cell table:style-name="ce236" table:formula="of:=AVERAGE([.G17:.G21])" office:value-type="float" office:value="0.964" calcext:value-type="float">
            <text:p>0.96</text:p>
          </table:table-cell>
          <table:table-cell table:style-name="ce236" table:formula="of:=AVERAGE([.H17:.H21])" office:value-type="float" office:value="0.843" calcext:value-type="float">
            <text:p>0.84</text:p>
          </table:table-cell>
          <table:table-cell table:style-name="ce236" table:formula="of:=AVERAGE([.I17:.I21])" office:value-type="float" office:value="0.727" calcext:value-type="float">
            <text:p>0.73</text:p>
          </table:table-cell>
          <table:table-cell table:style-name="ce236" table:formula="of:=AVERAGE([.J17:.J21])" office:value-type="float" office:value="0.661" calcext:value-type="float">
            <text:p>0.66</text:p>
          </table:table-cell>
          <table:table-cell table:style-name="ce236" table:formula="of:=AVERAGE([.K17:.K21])" office:value-type="float" office:value="0.528" calcext:value-type="float">
            <text:p>0.53</text:p>
          </table:table-cell>
          <table:table-cell table:style-name="ce236" table:formula="of:=AVERAGE([.L17:.L21])" office:value-type="float" office:value="0.494" calcext:value-type="float">
            <text:p>0.49</text:p>
          </table:table-cell>
          <table:table-cell table:style-name="ce236" table:formula="of:=AVERAGE([.M17:.M21])" office:value-type="float" office:value="0.455" calcext:value-type="float">
            <text:p>0.46</text:p>
          </table:table-cell>
          <table:table-cell table:style-name="ce236" table:formula="of:=AVERAGE([.N17:.N21])" office:value-type="float" office:value="0.429" calcext:value-type="float">
            <text:p>0.43</text:p>
          </table:table-cell>
          <table:table-cell table:style-name="ce236" table:formula="of:=AVERAGE([.O17:.O21])" office:value-type="float" office:value="0.372" calcext:value-type="float">
            <text:p>0.37</text:p>
          </table:table-cell>
          <table:table-cell table:style-name="ce238" table:formula="of:=AVERAGE([.P17:.P21])" office:value-type="float" office:value="0.357" calcext:value-type="float">
            <text:p>0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  <table:table-cell table:style-name="ce146" office:value-type="string" calcext:value-type="string">
            <text:p>Rcerr</text:p>
          </table:table-cell>
          <table:table-cell table:style-name="ce94" office:value-type="float" office:value="0.1" calcext:value-type="float">
            <text:p>0.1</text:p>
          </table:table-cell>
          <table:table-cell table:style-name="ce94" office:value-type="float" office:value="0.09" calcext:value-type="float">
            <text:p>0.09</text:p>
          </table:table-cell>
          <table:table-cell table:style-name="ce94" office:value-type="float" office:value="0.078" calcext:value-type="float">
            <text:p>0.078</text:p>
          </table:table-cell>
          <table:table-cell table:style-name="ce94" office:value-type="float" office:value="0.071" calcext:value-type="float">
            <text:p>0.071</text:p>
          </table:table-cell>
          <table:table-cell table:style-name="ce94" office:value-type="float" office:value="0.056" calcext:value-type="float">
            <text:p>0.056</text:p>
          </table:table-cell>
          <table:table-cell table:style-name="ce94" office:value-type="float" office:value="0.053" calcext:value-type="float">
            <text:p>0.053</text:p>
          </table:table-cell>
          <table:table-cell table:style-name="ce94" office:value-type="float" office:value="0.049" calcext:value-type="float">
            <text:p>0.049</text:p>
          </table:table-cell>
          <table:table-cell table:style-name="ce94" office:value-type="float" office:value="0.046" calcext:value-type="float">
            <text:p>0.046</text:p>
          </table:table-cell>
          <table:table-cell table:style-name="ce94" office:value-type="float" office:value="0.04" calcext:value-type="float">
            <text:p>0.04</text:p>
          </table:table-cell>
          <table:table-cell table:style-name="ce169" office:value-type="float" office:value="0.038" calcext:value-type="float">
            <text:p>0.038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46"/>
          <table:table-cell table:style-name="ce94" office:value-type="float" office:value="0.1" calcext:value-type="float">
            <text:p>0.1</text:p>
          </table:table-cell>
          <table:table-cell table:style-name="ce94" office:value-type="float" office:value="0.09" calcext:value-type="float">
            <text:p>0.09</text:p>
          </table:table-cell>
          <table:table-cell table:style-name="ce94" office:value-type="float" office:value="0.078" calcext:value-type="float">
            <text:p>0.078</text:p>
          </table:table-cell>
          <table:table-cell table:style-name="ce94" office:value-type="float" office:value="0.071" calcext:value-type="float">
            <text:p>0.071</text:p>
          </table:table-cell>
          <table:table-cell table:style-name="ce94" office:value-type="float" office:value="0.056" calcext:value-type="float">
            <text:p>0.056</text:p>
          </table:table-cell>
          <table:table-cell table:style-name="ce94" office:value-type="float" office:value="0.053" calcext:value-type="float">
            <text:p>0.053</text:p>
          </table:table-cell>
          <table:table-cell table:style-name="ce94" office:value-type="float" office:value="0.049" calcext:value-type="float">
            <text:p>0.049</text:p>
          </table:table-cell>
          <table:table-cell table:style-name="ce94" office:value-type="float" office:value="0.046" calcext:value-type="float">
            <text:p>0.046</text:p>
          </table:table-cell>
          <table:table-cell table:style-name="ce94" office:value-type="float" office:value="0.04" calcext:value-type="float">
            <text:p>0.04</text:p>
          </table:table-cell>
          <table:table-cell table:style-name="ce169" office:value-type="float" office:value="0.038" calcext:value-type="float">
            <text:p>0.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0_RC7_O120_Ch0_DSI_PulseIn_20191119_135438.txt</text:p>
          </table:table-cell>
          <table:table-cell table:number-columns-repeated="4"/>
          <table:table-cell table:style-name="ce146"/>
          <table:table-cell table:style-name="ce94" office:value-type="float" office:value="0.1" calcext:value-type="float">
            <text:p>0.1</text:p>
          </table:table-cell>
          <table:table-cell table:style-name="ce94" office:value-type="float" office:value="0.09" calcext:value-type="float">
            <text:p>0.09</text:p>
          </table:table-cell>
          <table:table-cell table:style-name="ce94" office:value-type="float" office:value="0.078" calcext:value-type="float">
            <text:p>0.078</text:p>
          </table:table-cell>
          <table:table-cell table:style-name="ce94" office:value-type="float" office:value="0.071" calcext:value-type="float">
            <text:p>0.071</text:p>
          </table:table-cell>
          <table:table-cell table:style-name="ce94" office:value-type="float" office:value="0.056" calcext:value-type="float">
            <text:p>0.056</text:p>
          </table:table-cell>
          <table:table-cell table:style-name="ce94" office:value-type="float" office:value="0.053" calcext:value-type="float">
            <text:p>0.053</text:p>
          </table:table-cell>
          <table:table-cell table:style-name="ce94" office:value-type="float" office:value="0.049" calcext:value-type="float">
            <text:p>0.049</text:p>
          </table:table-cell>
          <table:table-cell table:style-name="ce94" office:value-type="float" office:value="0.046" calcext:value-type="float">
            <text:p>0.046</text:p>
          </table:table-cell>
          <table:table-cell table:style-name="ce94" office:value-type="float" office:value="0.04" calcext:value-type="float">
            <text:p>0.04</text:p>
          </table:table-cell>
          <table:table-cell table:style-name="ce169" office:value-type="float" office:value="0.038" calcext:value-type="float">
            <text:p>0.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7958.2" calcext:value-type="float">
            <text:p>67958.2</text:p>
          </table:table-cell>
          <table:table-cell table:number-columns-repeated="3"/>
          <table:table-cell table:style-name="ce146"/>
          <table:table-cell table:style-name="ce94" table:number-columns-repeated="7"/>
          <table:table-cell table:style-name="ce94" office:value-type="float" office:value="0.046" calcext:value-type="float">
            <text:p>0.046</text:p>
          </table:table-cell>
          <table:table-cell table:style-name="ce94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8.02" calcext:value-type="float">
            <text:p>58.02</text:p>
          </table:table-cell>
          <table:table-cell table:number-columns-repeated="3"/>
          <table:table-cell table:style-name="ce146"/>
          <table:table-cell table:style-name="ce94" table:number-columns-repeated="9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  <table:table-cell table:style-name="ce207"/>
          <table:table-cell table:style-name="ce237" table:formula="of:=AVERAGE([.G23:.G27])" office:value-type="float" office:value="0.1" calcext:value-type="float">
            <text:p>0.10</text:p>
          </table:table-cell>
          <table:table-cell table:style-name="ce237" table:formula="of:=AVERAGE([.H23:.H27])" office:value-type="float" office:value="0.09" calcext:value-type="float">
            <text:p>0.09</text:p>
          </table:table-cell>
          <table:table-cell table:style-name="ce237" table:formula="of:=AVERAGE([.I23:.I27])" office:value-type="float" office:value="0.078" calcext:value-type="float">
            <text:p>0.08</text:p>
          </table:table-cell>
          <table:table-cell table:style-name="ce237" table:formula="of:=AVERAGE([.J23:.J27])" office:value-type="float" office:value="0.071" calcext:value-type="float">
            <text:p>0.07</text:p>
          </table:table-cell>
          <table:table-cell table:style-name="ce237" table:formula="of:=AVERAGE([.K23:.K27])" office:value-type="float" office:value="0.056" calcext:value-type="float">
            <text:p>0.06</text:p>
          </table:table-cell>
          <table:table-cell table:style-name="ce237" table:formula="of:=AVERAGE([.L23:.L27])" office:value-type="float" office:value="0.053" calcext:value-type="float">
            <text:p>0.05</text:p>
          </table:table-cell>
          <table:table-cell table:style-name="ce237" table:formula="of:=AVERAGE([.M23:.M27])" office:value-type="float" office:value="0.049" calcext:value-type="float">
            <text:p>0.05</text:p>
          </table:table-cell>
          <table:table-cell table:style-name="ce237" table:formula="of:=AVERAGE([.N23:.N27])" office:value-type="float" office:value="0.046" calcext:value-type="float">
            <text:p>0.05</text:p>
          </table:table-cell>
          <table:table-cell table:style-name="ce237" table:formula="of:=AVERAGE([.O23:.O27])" office:value-type="float" office:value="0.04" calcext:value-type="float">
            <text:p>0.04</text:p>
          </table:table-cell>
          <table:table-cell table:style-name="ce239" table:formula="of:=AVERAGE([.P23:.P27])" office:value-type="float" office:value="0.038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1" calcext:value-type="float">
            <text:p>0.07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7_O120_Ch0_DSI_PulseIn_20191119_13543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7968.8" calcext:value-type="float">
            <text:p>67968.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26" calcext:value-type="float">
            <text:p>60.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61" calcext:value-type="float">
            <text:p>0.6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1" calcext:value-type="float">
            <text:p>0.07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5_O120_Ch0_DSI_PulseIn_20191119_135517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548" calcext:value-type="float">
            <text:p>1045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4" calcext:value-type="float">
            <text:p>1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9" calcext:value-type="float">
            <text:p>0.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6" calcext:value-type="float">
            <text:p>0.04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5_O120_Ch0_DSI_PulseIn_20191119_135516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548" calcext:value-type="float">
            <text:p>1045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8.9" calcext:value-type="float">
            <text:p>138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9" calcext:value-type="float">
            <text:p>0.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6" calcext:value-type="float">
            <text:p>0.04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3_O120_Ch0_DSI_PulseIn_20191119_135508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8621.5" calcext:value-type="float">
            <text:p>98621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5" calcext:value-type="float">
            <text:p>1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5" calcext:value-type="float">
            <text:p>0.4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3_O120_Ch0_DSI_PulseIn_20191119_13550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8618" calcext:value-type="float">
            <text:p>986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9.2" calcext:value-type="float">
            <text:p>119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5" calcext:value-type="float">
            <text:p>0.4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9_O120_Ch0_DSI_PulseIn_20191119_135447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062.6" calcext:value-type="float">
            <text:p>85062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9.84" calcext:value-type="float">
            <text:p>89.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28" calcext:value-type="float">
            <text:p>0.5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6" calcext:value-type="float">
            <text:p>0.05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9_O120_Ch0_DSI_PulseIn_20191119_13544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065.7" calcext:value-type="float">
            <text:p>85065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2.62" calcext:value-type="float">
            <text:p>92.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28" calcext:value-type="float">
            <text:p>0.5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6" calcext:value-type="float">
            <text:p>0.05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7_O120_Ch0_DSI_PulseIn_20191119_13555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0567" calcext:value-type="float">
            <text:p>1205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0.7" calcext:value-type="float">
            <text:p>170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9_O120_Ch0_DSI_PulseIn_20191119_135448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061.7" calcext:value-type="float">
            <text:p>85061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7.86" calcext:value-type="float">
            <text:p>87.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28" calcext:value-type="float">
            <text:p>0.5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6" calcext:value-type="float">
            <text:p>0.05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9_O120_Ch0_DSI_PulseIn_20191119_135621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5914" calcext:value-type="float">
            <text:p>1259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1.3" calcext:value-type="float">
            <text:p>181.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7" calcext:value-type="float">
            <text:p>0.3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9_O120_Ch0_DSI_PulseIn_20191119_13561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5931" calcext:value-type="float">
            <text:p>1259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8.1" calcext:value-type="float">
            <text:p>178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7" calcext:value-type="float">
            <text:p>0.3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7_O120_Ch0_DSI_PulseIn_20191119_135601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0572" calcext:value-type="float">
            <text:p>1205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2.9" calcext:value-type="float">
            <text:p>182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9_O120_Ch0_DSI_PulseIn_20191119_135618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5918" calcext:value-type="float">
            <text:p>1259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0.1" calcext:value-type="float">
            <text:p>180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7" calcext:value-type="float">
            <text:p>0.3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7_O120_Ch0_DSI_PulseIn_20191119_135602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0576" calcext:value-type="float">
            <text:p>1205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4.1" calcext:value-type="float">
            <text:p>174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7_O120_Ch0_DSI_PulseIn_20191119_135440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7962.6" calcext:value-type="float">
            <text:p>67962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6.99" calcext:value-type="float">
            <text:p>56.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61" calcext:value-type="float">
            <text:p>0.6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1" calcext:value-type="float">
            <text:p>0.07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_O120_Ch0_DSI_PulseIn_20191119_135412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583.4" calcext:value-type="float">
            <text:p>46583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39" calcext:value-type="float">
            <text:p>28.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4" calcext:value-type="float">
            <text:p>0.9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3_O120_Ch0_DSI_PulseIn_20191119_135510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8614.6" calcext:value-type="float">
            <text:p>98614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0.2" calcext:value-type="float">
            <text:p>120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5" calcext:value-type="float">
            <text:p>0.4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3_O120_Ch0_DSI_PulseIn_20191119_135424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3238.8" calcext:value-type="float">
            <text:p>53238.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2.84" calcext:value-type="float">
            <text:p>32.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43" calcext:value-type="float">
            <text:p>0.8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5_O120_Ch0_DSI_PulseIn_20191119_13551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554" calcext:value-type="float">
            <text:p>1045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5.6" calcext:value-type="float">
            <text:p>135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9" calcext:value-type="float">
            <text:p>0.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6" calcext:value-type="float">
            <text:p>0.04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_O120_Ch0_DSI_PulseIn_20191119_135413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582" calcext:value-type="float">
            <text:p>4658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06" calcext:value-type="float">
            <text:p>28.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4" calcext:value-type="float">
            <text:p>0.9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3_O120_Ch0_DSI_PulseIn_20191119_135423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3235.2" calcext:value-type="float">
            <text:p>53235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3.93" calcext:value-type="float">
            <text:p>33.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43" calcext:value-type="float">
            <text:p>0.8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_O120_Ch0_DSI_PulseIn_20191119_135415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582.2" calcext:value-type="float">
            <text:p>46582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71" calcext:value-type="float">
            <text:p>28.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4" calcext:value-type="float">
            <text:p>0.9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1_O120_Ch0_DSI_PulseIn_20191119_135457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0955" calcext:value-type="float">
            <text:p>909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5.5" calcext:value-type="float">
            <text:p>105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4" calcext:value-type="float">
            <text:p>0.4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3_O120_Ch0_DSI_PulseIn_20191119_135421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3233" calcext:value-type="float">
            <text:p>532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3.21" calcext:value-type="float">
            <text:p>33.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43" calcext:value-type="float">
            <text:p>0.8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1_O120_Ch0_DSI_PulseIn_20191119_135456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0953.8" calcext:value-type="float">
            <text:p>90953.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0.2" calcext:value-type="float">
            <text:p>100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4" calcext:value-type="float">
            <text:p>0.4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5_O120_Ch0_DSI_PulseIn_20191119_135520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548" calcext:value-type="float">
            <text:p>1045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5.8" calcext:value-type="float">
            <text:p>135.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9" calcext:value-type="float">
            <text:p>0.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6" calcext:value-type="float">
            <text:p>0.046</text:p>
          </table:table-cell>
          <table:table-cell table:number-columns-repeated="22"/>
        </table:table-row>
      </table:table>
      <table:table table:name="DSI_Ch0_Gain45" table:style-name="ta1">
        <table:table-column table:style-name="co1" table:number-columns-repeated="5" table:default-cell-style-name="Default"/>
        <table:table-column table:style-name="co26" table:default-cell-style-name="Default"/>
        <table:table-column table:style-name="co5" table:number-columns-repeated="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45_RC7_O120_Ch0_DSI_PulseIn_20191119_135740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803.2" calcext:value-type="float">
            <text:p>79803.2</text:p>
          </table:table-cell>
          <table:table-cell table:number-columns-repeated="3"/>
          <table:table-cell table:style-name="ce215" office:value-type="string" calcext:value-type="string">
            <text:p>RC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  <table:table-cell table:style-name="ce217" office:value-type="float" office:value="9" calcext:value-type="float">
            <text:p>9</text:p>
          </table:table-cell>
          <table:table-cell table:style-name="ce217" office:value-type="float" office:value="11" calcext:value-type="float">
            <text:p>11</text:p>
          </table:table-cell>
          <table:table-cell table:style-name="ce223" office:value-type="float" office:value="13" calcext:value-type="float">
            <text:p>13</text:p>
          </table:table-cell>
          <table:table-cell/>
          <table:table-cell table:style-name="ce175" office:value-type="string" calcext:value-type="string" table:number-columns-spanned="7" table:number-rows-spanned="1">
            <text:p>Gain = 45</text:p>
          </table:table-cell>
          <table:covered-table-cell table:number-columns-repeated="5" table:style-name="ce192"/>
          <table:covered-table-cell table:style-name="ce19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0.17" calcext:value-type="float">
            <text:p>80.17</text:p>
          </table:table-cell>
          <table:table-cell table:number-columns-repeated="3"/>
          <table:table-cell table:style-name="ce216" office:value-type="string" calcext:value-type="string">
            <text:p>amp mean</text:p>
          </table:table-cell>
          <table:table-cell table:style-name="ce136" office:value-type="float" office:value="48852.7" calcext:value-type="float">
            <text:p>48852.7</text:p>
          </table:table-cell>
          <table:table-cell table:style-name="ce136" office:value-type="float" office:value="58517.8" calcext:value-type="float">
            <text:p>58517.8</text:p>
          </table:table-cell>
          <table:table-cell table:style-name="ce136" office:value-type="float" office:value="70821.6" calcext:value-type="float">
            <text:p>70821.6</text:p>
          </table:table-cell>
          <table:table-cell table:style-name="ce136" office:value-type="float" office:value="79803.2" calcext:value-type="float">
            <text:p>79803.2</text:p>
          </table:table-cell>
          <table:table-cell table:style-name="ce136" office:value-type="float" office:value="104305" calcext:value-type="float">
            <text:p>104305</text:p>
          </table:table-cell>
          <table:table-cell table:style-name="ce136" office:value-type="float" office:value="113101" calcext:value-type="float">
            <text:p>113101</text:p>
          </table:table-cell>
          <table:table-cell table:style-name="ce241" office:value-type="float" office:value="124391" calcext:value-type="float">
            <text:p>124391</text:p>
          </table:table-cell>
          <table:table-cell/>
          <table:table-cell table:style-name="ce242"/>
          <table:table-cell table:style-name="ce136" table:number-columns-repeated="4"/>
          <table:table-cell table:style-name="ce117" office:value-type="string" calcext:value-type="string">
            <text:p>1ADU=21.4uV</text:p>
          </table:table-cell>
          <table:table-cell table:style-name="ce241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  <table:table-cell table:style-name="ce216"/>
          <table:table-cell table:style-name="ce136" office:value-type="float" office:value="48855.1" calcext:value-type="float">
            <text:p>48855.1</text:p>
          </table:table-cell>
          <table:table-cell table:style-name="ce136" office:value-type="float" office:value="58518.8" calcext:value-type="float">
            <text:p>58518.8</text:p>
          </table:table-cell>
          <table:table-cell table:style-name="ce136" office:value-type="float" office:value="70818.4" calcext:value-type="float">
            <text:p>70818.4</text:p>
          </table:table-cell>
          <table:table-cell table:style-name="ce136" office:value-type="float" office:value="79802.7" calcext:value-type="float">
            <text:p>79802.7</text:p>
          </table:table-cell>
          <table:table-cell table:style-name="ce136" office:value-type="float" office:value="104306" calcext:value-type="float">
            <text:p>104306</text:p>
          </table:table-cell>
          <table:table-cell table:style-name="ce136" office:value-type="float" office:value="113111" calcext:value-type="float">
            <text:p>113111</text:p>
          </table:table-cell>
          <table:table-cell table:style-name="ce241" office:value-type="float" office:value="124382" calcext:value-type="float">
            <text:p>124382</text:p>
          </table:table-cell>
          <table:table-cell/>
          <table:table-cell table:style-name="ce180"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3" calcext:value-type="float">
            <text:p>0.083</text:p>
          </table:table-cell>
          <table:table-cell table:number-columns-repeated="3"/>
          <table:table-cell table:style-name="ce216"/>
          <table:table-cell table:style-name="ce136" office:value-type="float" office:value="48850.2" calcext:value-type="float">
            <text:p>48850.2</text:p>
          </table:table-cell>
          <table:table-cell table:style-name="ce136" office:value-type="float" office:value="58520.9" calcext:value-type="float">
            <text:p>58520.9</text:p>
          </table:table-cell>
          <table:table-cell table:style-name="ce136" office:value-type="float" office:value="70822.7" calcext:value-type="float">
            <text:p>70822.7</text:p>
          </table:table-cell>
          <table:table-cell table:style-name="ce136" office:value-type="float" office:value="79803.5" calcext:value-type="float">
            <text:p>79803.5</text:p>
          </table:table-cell>
          <table:table-cell table:style-name="ce136" office:value-type="float" office:value="104310" calcext:value-type="float">
            <text:p>104310</text:p>
          </table:table-cell>
          <table:table-cell table:style-name="ce136" office:value-type="float" office:value="113102" calcext:value-type="float">
            <text:p>113102</text:p>
          </table:table-cell>
          <table:table-cell table:style-name="ce241" office:value-type="float" office:value="124375" calcext:value-type="float">
            <text:p>124375</text:p>
          </table:table-cell>
          <table:table-cell/>
          <table:table-cell table:style-name="ce180" office:value-type="float" office:value="1" calcext:value-type="float">
            <text:p>1</text:p>
          </table:table-cell>
          <table:table-cell table:style-name="ce119" office:value-type="float" office:value="48852.6666666667" calcext:value-type="float">
            <text:p>48852.7</text:p>
          </table:table-cell>
          <table:table-cell table:style-name="ce119" office:value-type="float" office:value="29.4133333333333" calcext:value-type="float">
            <text:p>29.4</text:p>
          </table:table-cell>
          <table:table-cell table:style-name="ce231" office:value-type="float" office:value="1.26" calcext:value-type="float">
            <text:p>1.26</text:p>
          </table:table-cell>
          <table:table-cell table:style-name="ce231" office:value-type="float" office:value="0.14" calcext:value-type="float">
            <text:p>0.14</text:p>
          </table:table-cell>
          <table:table-cell table:style-name="ce120" table:formula="of:=[.P5]*21.4/1000000" office:value-type="float" office:value="1.04544706666667" calcext:value-type="float">
            <text:p>1.045</text:p>
          </table:table-cell>
          <table:table-cell table:style-name="ce200" table:formula="of:=[.Q5]*21.4/1000000" office:value-type="float" office:value="0.000629445333333333" calcext:value-type="float">
            <text:p>0.001</text:p>
          </table:table-cell>
        </table:table-row>
        <table:table-row table:style-name="ro1">
          <table:table-cell table:number-columns-repeated="5"/>
          <table:table-cell table:style-name="ce216"/>
          <table:table-cell table:style-name="ce218" table:number-columns-repeated="6"/>
          <table:table-cell table:style-name="ce224"/>
          <table:table-cell/>
          <table:table-cell table:style-name="ce180" office:value-type="float" office:value="3" calcext:value-type="float">
            <text:p>3</text:p>
          </table:table-cell>
          <table:table-cell table:style-name="ce119" office:value-type="float" office:value="58519.1666666667" calcext:value-type="float">
            <text:p>58519.2</text:p>
          </table:table-cell>
          <table:table-cell table:style-name="ce119" office:value-type="float" office:value="41.1933333333333" calcext:value-type="float">
            <text:p>41.2</text:p>
          </table:table-cell>
          <table:table-cell table:style-name="ce231" office:value-type="float" office:value="1.05" calcext:value-type="float">
            <text:p>1.05</text:p>
          </table:table-cell>
          <table:table-cell table:style-name="ce231" office:value-type="float" office:value="0.11" calcext:value-type="float">
            <text:p>0.11</text:p>
          </table:table-cell>
          <table:table-cell table:style-name="ce120" table:formula="of:=[.P6]*21.4/1000000" office:value-type="float" office:value="1.25231016666667" calcext:value-type="float">
            <text:p>1.252</text:p>
          </table:table-cell>
          <table:table-cell table:style-name="ce200" table:formula="of:=[.Q6]*21.4/1000000" office:value-type="float" office:value="0.000881537333333332" calcext:value-type="float">
            <text:p>0.001</text:p>
          </table:table-cell>
        </table:table-row>
        <table:table-row table:style-name="ro1">
          <table:table-cell office:value-type="string" calcext:value-type="string">
            <text:p>G45_RC7_O120_Ch0_DSI_PulseIn_20191119_135741.txt</text:p>
          </table:table-cell>
          <table:table-cell table:number-columns-repeated="4"/>
          <table:table-cell table:style-name="ce216"/>
          <table:table-cell table:style-name="ce218" table:number-columns-repeated="6"/>
          <table:table-cell table:style-name="ce224"/>
          <table:table-cell/>
          <table:table-cell table:style-name="ce180" office:value-type="float" office:value="5" calcext:value-type="float">
            <text:p>5</text:p>
          </table:table-cell>
          <table:table-cell table:style-name="ce119" office:value-type="float" office:value="70820.9" calcext:value-type="float">
            <text:p>70820.9</text:p>
          </table:table-cell>
          <table:table-cell table:style-name="ce119" office:value-type="float" office:value="61.41" calcext:value-type="float">
            <text:p>61.4</text:p>
          </table:table-cell>
          <table:table-cell table:style-name="ce231" office:value-type="float" office:value="0.871" calcext:value-type="float">
            <text:p>0.87</text:p>
          </table:table-cell>
          <table:table-cell table:style-name="ce231" office:value-type="float" office:value="0.093" calcext:value-type="float">
            <text:p>0.09</text:p>
          </table:table-cell>
          <table:table-cell table:style-name="ce120" table:formula="of:=[.P7]*21.4/1000000" office:value-type="float" office:value="1.51556726" calcext:value-type="float">
            <text:p>1.516</text:p>
          </table:table-cell>
          <table:table-cell table:style-name="ce200" table:formula="of:=[.Q7]*21.4/1000000" office:value-type="float" office:value="0.001314174" calcext:value-type="float">
            <text:p>0.001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802.7" calcext:value-type="float">
            <text:p>79802.7</text:p>
          </table:table-cell>
          <table:table-cell table:number-columns-repeated="3"/>
          <table:table-cell table:style-name="ce216"/>
          <table:table-cell table:style-name="ce123" table:formula="of:=AVERAGE([.G3:.G7])" office:value-type="float" office:value="48852.6666666667" calcext:value-type="float">
            <text:p>48852.7</text:p>
          </table:table-cell>
          <table:table-cell table:style-name="ce123" table:formula="of:=AVERAGE([.H3:.H7])" office:value-type="float" office:value="58519.1666666667" calcext:value-type="float">
            <text:p>58519.2</text:p>
          </table:table-cell>
          <table:table-cell table:style-name="ce123" table:formula="of:=AVERAGE([.I3:.I7])" office:value-type="float" office:value="70820.9" calcext:value-type="float">
            <text:p>70820.9</text:p>
          </table:table-cell>
          <table:table-cell table:style-name="ce123" table:formula="of:=AVERAGE([.J3:.J7])" office:value-type="float" office:value="79803.1333333334" calcext:value-type="float">
            <text:p>79803.1</text:p>
          </table:table-cell>
          <table:table-cell table:style-name="ce123" table:formula="of:=AVERAGE([.K3:.K7])" office:value-type="float" office:value="104307" calcext:value-type="float">
            <text:p>104307.0</text:p>
          </table:table-cell>
          <table:table-cell table:style-name="ce123" table:formula="of:=AVERAGE([.L3:.L7])" office:value-type="float" office:value="113104.666666667" calcext:value-type="float">
            <text:p>113104.7</text:p>
          </table:table-cell>
          <table:table-cell table:style-name="ce123" table:formula="of:=AVERAGE([.M3:.M7])" office:value-type="float" office:value="124382.666666667" calcext:value-type="float">
            <text:p>124382.7</text:p>
          </table:table-cell>
          <table:table-cell/>
          <table:table-cell table:style-name="ce180" office:value-type="float" office:value="7" calcext:value-type="float">
            <text:p>7</text:p>
          </table:table-cell>
          <table:table-cell table:style-name="ce119" office:value-type="float" office:value="79803.1333333334" calcext:value-type="float">
            <text:p>79803.1</text:p>
          </table:table-cell>
          <table:table-cell table:style-name="ce119" office:value-type="float" office:value="79.8266666666667" calcext:value-type="float">
            <text:p>79.8</text:p>
          </table:table-cell>
          <table:table-cell table:style-name="ce231" office:value-type="float" office:value="0.773" calcext:value-type="float">
            <text:p>0.77</text:p>
          </table:table-cell>
          <table:table-cell table:style-name="ce231" office:value-type="float" office:value="0.083" calcext:value-type="float">
            <text:p>0.08</text:p>
          </table:table-cell>
          <table:table-cell table:style-name="ce120" table:formula="of:=[.P8]*21.4/1000000" office:value-type="float" office:value="1.70778705333333" calcext:value-type="float">
            <text:p>1.708</text:p>
          </table:table-cell>
          <table:table-cell table:style-name="ce200" table:formula="of:=[.Q8]*21.4/1000000" office:value-type="float" office:value="0.00170829066666667" calcext:value-type="float">
            <text:p>0.002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0.21" calcext:value-type="float">
            <text:p>80.21</text:p>
          </table:table-cell>
          <table:table-cell table:number-columns-repeated="3"/>
          <table:table-cell table:style-name="ce146" office:value-type="string" calcext:value-type="string">
            <text:p>amp sigma</text:p>
          </table:table-cell>
          <table:table-cell table:style-name="ce136" office:value-type="float" office:value="29.24" calcext:value-type="float">
            <text:p>29.24</text:p>
          </table:table-cell>
          <table:table-cell table:style-name="ce136" office:value-type="float" office:value="42.02" calcext:value-type="float">
            <text:p>42.02</text:p>
          </table:table-cell>
          <table:table-cell table:style-name="ce136" office:value-type="float" office:value="60.97" calcext:value-type="float">
            <text:p>60.97</text:p>
          </table:table-cell>
          <table:table-cell table:style-name="ce136" office:value-type="float" office:value="80.17" calcext:value-type="float">
            <text:p>80.17</text:p>
          </table:table-cell>
          <table:table-cell table:style-name="ce136" office:value-type="float" office:value="134.6" calcext:value-type="float">
            <text:p>134.6</text:p>
          </table:table-cell>
          <table:table-cell table:style-name="ce136" office:value-type="float" office:value="152.3" calcext:value-type="float">
            <text:p>152.3</text:p>
          </table:table-cell>
          <table:table-cell table:style-name="ce241" office:value-type="float" office:value="165.3" calcext:value-type="float">
            <text:p>165.3</text:p>
          </table:table-cell>
          <table:table-cell/>
          <table:table-cell table:style-name="ce180" office:value-type="float" office:value="9" calcext:value-type="float">
            <text:p>9</text:p>
          </table:table-cell>
          <table:table-cell table:style-name="ce119" office:value-type="float" office:value="104307" calcext:value-type="float">
            <text:p>104307.0</text:p>
          </table:table-cell>
          <table:table-cell table:style-name="ce119" office:value-type="float" office:value="134" calcext:value-type="float">
            <text:p>134.0</text:p>
          </table:table-cell>
          <table:table-cell table:style-name="ce231" office:value-type="float" office:value="0.592" calcext:value-type="float">
            <text:p>0.59</text:p>
          </table:table-cell>
          <table:table-cell table:style-name="ce231" office:value-type="float" office:value="0.063" calcext:value-type="float">
            <text:p>0.06</text:p>
          </table:table-cell>
          <table:table-cell table:style-name="ce120" table:formula="of:=[.P9]*21.4/1000000" office:value-type="float" office:value="2.2321698" calcext:value-type="float">
            <text:p>2.232</text:p>
          </table:table-cell>
          <table:table-cell table:style-name="ce200" table:formula="of:=[.Q9]*21.4/1000000" office:value-type="float" office:value="0.0028676" calcext:value-type="float">
            <text:p>0.003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  <table:table-cell table:style-name="ce146"/>
          <table:table-cell table:style-name="ce136" office:value-type="float" office:value="29.65" calcext:value-type="float">
            <text:p>29.65</text:p>
          </table:table-cell>
          <table:table-cell table:style-name="ce136" office:value-type="float" office:value="41.01" calcext:value-type="float">
            <text:p>41.01</text:p>
          </table:table-cell>
          <table:table-cell table:style-name="ce136" office:value-type="float" office:value="60.14" calcext:value-type="float">
            <text:p>60.14</text:p>
          </table:table-cell>
          <table:table-cell table:style-name="ce136" office:value-type="float" office:value="80.21" calcext:value-type="float">
            <text:p>80.21</text:p>
          </table:table-cell>
          <table:table-cell table:style-name="ce136" office:value-type="float" office:value="134.5" calcext:value-type="float">
            <text:p>134.5</text:p>
          </table:table-cell>
          <table:table-cell table:style-name="ce136" office:value-type="float" office:value="155.4" calcext:value-type="float">
            <text:p>155.4</text:p>
          </table:table-cell>
          <table:table-cell table:style-name="ce241" office:value-type="float" office:value="171.5" calcext:value-type="float">
            <text:p>171.5</text:p>
          </table:table-cell>
          <table:table-cell/>
          <table:table-cell table:style-name="ce180" office:value-type="float" office:value="11" calcext:value-type="float">
            <text:p>11</text:p>
          </table:table-cell>
          <table:table-cell table:style-name="ce119" office:value-type="float" office:value="113104.666666667" calcext:value-type="float">
            <text:p>113104.7</text:p>
          </table:table-cell>
          <table:table-cell table:style-name="ce119" office:value-type="float" office:value="154" calcext:value-type="float">
            <text:p>154.0</text:p>
          </table:table-cell>
          <table:table-cell table:style-name="ce231" office:value-type="float" office:value="0.546" calcext:value-type="float">
            <text:p>0.55</text:p>
          </table:table-cell>
          <table:table-cell table:style-name="ce231" office:value-type="float" office:value="0.058" calcext:value-type="float">
            <text:p>0.06</text:p>
          </table:table-cell>
          <table:table-cell table:style-name="ce120" table:formula="of:=[.P10]*21.4/1000000" office:value-type="float" office:value="2.42043986666667" calcext:value-type="float">
            <text:p>2.420</text:p>
          </table:table-cell>
          <table:table-cell table:style-name="ce200" table:formula="of:=[.Q10]*21.4/1000000" office:value-type="float" office:value="0.0032956" calcext:value-type="float">
            <text:p>0.003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3" calcext:value-type="float">
            <text:p>0.083</text:p>
          </table:table-cell>
          <table:table-cell table:number-columns-repeated="3"/>
          <table:table-cell table:style-name="ce146"/>
          <table:table-cell table:style-name="ce136" office:value-type="float" office:value="29.35" calcext:value-type="float">
            <text:p>29.35</text:p>
          </table:table-cell>
          <table:table-cell table:style-name="ce136" office:value-type="float" office:value="40.55" calcext:value-type="float">
            <text:p>40.55</text:p>
          </table:table-cell>
          <table:table-cell table:style-name="ce136" office:value-type="float" office:value="63.12" calcext:value-type="float">
            <text:p>63.12</text:p>
          </table:table-cell>
          <table:table-cell table:style-name="ce136" office:value-type="float" office:value="79.1" calcext:value-type="float">
            <text:p>79.1</text:p>
          </table:table-cell>
          <table:table-cell table:style-name="ce136" office:value-type="float" office:value="132.9" calcext:value-type="float">
            <text:p>132.9</text:p>
          </table:table-cell>
          <table:table-cell table:style-name="ce136" office:value-type="float" office:value="154.3" calcext:value-type="float">
            <text:p>154.3</text:p>
          </table:table-cell>
          <table:table-cell table:style-name="ce241" office:value-type="float" office:value="164.5" calcext:value-type="float">
            <text:p>164.5</text:p>
          </table:table-cell>
          <table:table-cell/>
          <table:table-cell table:style-name="ce228" office:value-type="float" office:value="13" calcext:value-type="float">
            <text:p>13</text:p>
          </table:table-cell>
          <table:table-cell table:style-name="ce230" office:value-type="float" office:value="124382.666666667" calcext:value-type="float">
            <text:p>124382.7</text:p>
          </table:table-cell>
          <table:table-cell table:style-name="ce230" office:value-type="float" office:value="167.1" calcext:value-type="float">
            <text:p>167.1</text:p>
          </table:table-cell>
          <table:table-cell table:style-name="ce232" office:value-type="float" office:value="0.496" calcext:value-type="float">
            <text:p>0.50</text:p>
          </table:table-cell>
          <table:table-cell table:style-name="ce232" office:value-type="float" office:value="0.053" calcext:value-type="float">
            <text:p>0.05</text:p>
          </table:table-cell>
          <table:table-cell table:style-name="ce234" table:formula="of:=[.P11]*21.4/1000000" office:value-type="float" office:value="2.66178906666667" calcext:value-type="float">
            <text:p>2.662</text:p>
          </table:table-cell>
          <table:table-cell table:style-name="ce235" table:formula="of:=[.Q11]*21.4/1000000" office:value-type="float" office:value="0.00357594" calcext:value-type="float">
            <text:p>0.004</text:p>
          </table:table-cell>
        </table:table-row>
        <table:table-row table:style-name="ro1">
          <table:table-cell table:number-columns-repeated="5"/>
          <table:table-cell table:style-name="ce146"/>
          <table:table-cell table:style-name="ce94" table:number-columns-repeated="6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G45_RC7_O120_Ch0_DSI_PulseIn_20191119_135742.txt</text:p>
          </table:table-cell>
          <table:table-cell table:number-columns-repeated="4"/>
          <table:table-cell table:style-name="ce146"/>
          <table:table-cell table:style-name="ce94" table:number-columns-repeated="6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803.5" calcext:value-type="float">
            <text:p>79803.5</text:p>
          </table:table-cell>
          <table:table-cell table:number-columns-repeated="3"/>
          <table:table-cell table:style-name="ce146"/>
          <table:table-cell table:style-name="ce123" table:formula="of:=AVERAGE([.G9:.G13])" office:value-type="float" office:value="29.4133333333333" calcext:value-type="float">
            <text:p>29.4</text:p>
          </table:table-cell>
          <table:table-cell table:style-name="ce123" table:formula="of:=AVERAGE([.H9:.H13])" office:value-type="float" office:value="41.1933333333333" calcext:value-type="float">
            <text:p>41.2</text:p>
          </table:table-cell>
          <table:table-cell table:style-name="ce123" table:formula="of:=AVERAGE([.I9:.I13])" office:value-type="float" office:value="61.41" calcext:value-type="float">
            <text:p>61.4</text:p>
          </table:table-cell>
          <table:table-cell table:style-name="ce123" table:formula="of:=AVERAGE([.J9:.J13])" office:value-type="float" office:value="79.8266666666667" calcext:value-type="float">
            <text:p>79.8</text:p>
          </table:table-cell>
          <table:table-cell table:style-name="ce123" table:formula="of:=AVERAGE([.K9:.K13])" office:value-type="float" office:value="134" calcext:value-type="float">
            <text:p>134.0</text:p>
          </table:table-cell>
          <table:table-cell table:style-name="ce123" table:formula="of:=AVERAGE([.L9:.L13])" office:value-type="float" office:value="154" calcext:value-type="float">
            <text:p>154.0</text:p>
          </table:table-cell>
          <table:table-cell table:style-name="ce123" table:formula="of:=AVERAGE([.M9:.M13])" office:value-type="float" office:value="167.1" calcext:value-type="float">
            <text:p>167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1" calcext:value-type="float">
            <text:p>79.1</text:p>
          </table:table-cell>
          <table:table-cell table:number-columns-repeated="3"/>
          <table:table-cell table:style-name="ce216" office:value-type="string" calcext:value-type="string">
            <text:p>RC</text:p>
          </table:table-cell>
          <table:table-cell table:style-name="ce136" office:value-type="float" office:value="1.26" calcext:value-type="float">
            <text:p>1.26</text:p>
          </table:table-cell>
          <table:table-cell table:style-name="ce136" office:value-type="float" office:value="1.05" calcext:value-type="float">
            <text:p>1.05</text:p>
          </table:table-cell>
          <table:table-cell table:style-name="ce136" office:value-type="float" office:value="0.871" calcext:value-type="float">
            <text:p>0.871</text:p>
          </table:table-cell>
          <table:table-cell table:style-name="ce136" office:value-type="float" office:value="0.773" calcext:value-type="float">
            <text:p>0.773</text:p>
          </table:table-cell>
          <table:table-cell table:style-name="ce136" office:value-type="float" office:value="0.592" calcext:value-type="float">
            <text:p>0.592</text:p>
          </table:table-cell>
          <table:table-cell table:style-name="ce136" office:value-type="float" office:value="0.546" calcext:value-type="float">
            <text:p>0.546</text:p>
          </table:table-cell>
          <table:table-cell table:style-name="ce241" office:value-type="float" office:value="0.496" calcext:value-type="float">
            <text:p>0.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  <table:table-cell table:style-name="ce216"/>
          <table:table-cell table:style-name="ce136" office:value-type="float" office:value="1.26" calcext:value-type="float">
            <text:p>1.26</text:p>
          </table:table-cell>
          <table:table-cell table:style-name="ce136" office:value-type="float" office:value="1.05" calcext:value-type="float">
            <text:p>1.05</text:p>
          </table:table-cell>
          <table:table-cell table:style-name="ce136" office:value-type="float" office:value="0.871" calcext:value-type="float">
            <text:p>0.871</text:p>
          </table:table-cell>
          <table:table-cell table:style-name="ce136" office:value-type="float" office:value="0.773" calcext:value-type="float">
            <text:p>0.773</text:p>
          </table:table-cell>
          <table:table-cell table:style-name="ce136" office:value-type="float" office:value="0.592" calcext:value-type="float">
            <text:p>0.592</text:p>
          </table:table-cell>
          <table:table-cell table:style-name="ce136" office:value-type="float" office:value="0.546" calcext:value-type="float">
            <text:p>0.546</text:p>
          </table:table-cell>
          <table:table-cell table:style-name="ce241" office:value-type="float" office:value="0.496" calcext:value-type="float">
            <text:p>0.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3" calcext:value-type="float">
            <text:p>0.083</text:p>
          </table:table-cell>
          <table:table-cell table:number-columns-repeated="3"/>
          <table:table-cell table:style-name="ce216"/>
          <table:table-cell table:style-name="ce136" office:value-type="float" office:value="1.26" calcext:value-type="float">
            <text:p>1.26</text:p>
          </table:table-cell>
          <table:table-cell table:style-name="ce136" office:value-type="float" office:value="1.05" calcext:value-type="float">
            <text:p>1.05</text:p>
          </table:table-cell>
          <table:table-cell table:style-name="ce136" office:value-type="float" office:value="0.871" calcext:value-type="float">
            <text:p>0.871</text:p>
          </table:table-cell>
          <table:table-cell table:style-name="ce136" office:value-type="float" office:value="0.773" calcext:value-type="float">
            <text:p>0.773</text:p>
          </table:table-cell>
          <table:table-cell table:style-name="ce136" office:value-type="float" office:value="0.592" calcext:value-type="float">
            <text:p>0.592</text:p>
          </table:table-cell>
          <table:table-cell table:style-name="ce136" office:value-type="float" office:value="0.546" calcext:value-type="float">
            <text:p>0.546</text:p>
          </table:table-cell>
          <table:table-cell table:style-name="ce241" office:value-type="float" office:value="0.496" calcext:value-type="float">
            <text:p>0.496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16"/>
          <table:table-cell table:style-name="ce218" table:number-columns-repeated="6"/>
          <table:table-cell table:style-name="ce224"/>
          <table:table-cell table:number-columns-repeated="8"/>
        </table:table-row>
        <table:table-row table:style-name="ro1">
          <table:table-cell office:value-type="string" calcext:value-type="string">
            <text:p>G45_RC11_O120_Ch0_DSI_PulseIn_20191119_135805.txt</text:p>
          </table:table-cell>
          <table:table-cell table:number-columns-repeated="4"/>
          <table:table-cell table:style-name="ce216"/>
          <table:table-cell table:style-name="ce218" table:number-columns-repeated="6"/>
          <table:table-cell table:style-name="ce224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101" calcext:value-type="float">
            <text:p>113101</text:p>
          </table:table-cell>
          <table:table-cell table:number-columns-repeated="3"/>
          <table:table-cell table:style-name="ce216"/>
          <table:table-cell table:style-name="ce240" table:formula="of:=AVERAGE([.G15:.G19])" office:value-type="float" office:value="1.26" calcext:value-type="float">
            <text:p>1.26</text:p>
          </table:table-cell>
          <table:table-cell table:style-name="ce240" table:formula="of:=AVERAGE([.H15:.H19])" office:value-type="float" office:value="1.05" calcext:value-type="float">
            <text:p>1.05</text:p>
          </table:table-cell>
          <table:table-cell table:style-name="ce240" table:formula="of:=AVERAGE([.I15:.I19])" office:value-type="float" office:value="0.871" calcext:value-type="float">
            <text:p>0.87</text:p>
          </table:table-cell>
          <table:table-cell table:style-name="ce240" table:formula="of:=AVERAGE([.J15:.J19])" office:value-type="float" office:value="0.773" calcext:value-type="float">
            <text:p>0.77</text:p>
          </table:table-cell>
          <table:table-cell table:style-name="ce240" table:formula="of:=AVERAGE([.K15:.K19])" office:value-type="float" office:value="0.592" calcext:value-type="float">
            <text:p>0.59</text:p>
          </table:table-cell>
          <table:table-cell table:style-name="ce240" table:formula="of:=AVERAGE([.L15:.L19])" office:value-type="float" office:value="0.546" calcext:value-type="float">
            <text:p>0.55</text:p>
          </table:table-cell>
          <table:table-cell table:style-name="ce240" table:formula="of:=AVERAGE([.M15:.M19])" office:value-type="float" office:value="0.496" calcext:value-type="float">
            <text:p>0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.3" calcext:value-type="float">
            <text:p>152.3</text:p>
          </table:table-cell>
          <table:table-cell table:number-columns-repeated="3"/>
          <table:table-cell table:style-name="ce146" office:value-type="string" calcext:value-type="string">
            <text:p>Rcerr</text:p>
          </table:table-cell>
          <table:table-cell table:style-name="ce136" office:value-type="float" office:value="0.14" calcext:value-type="float">
            <text:p>0.14</text:p>
          </table:table-cell>
          <table:table-cell table:style-name="ce136" office:value-type="float" office:value="0.11" calcext:value-type="float">
            <text:p>0.11</text:p>
          </table:table-cell>
          <table:table-cell table:style-name="ce136" office:value-type="float" office:value="0.093" calcext:value-type="float">
            <text:p>0.093</text:p>
          </table:table-cell>
          <table:table-cell table:style-name="ce136" office:value-type="float" office:value="0.083" calcext:value-type="float">
            <text:p>0.083</text:p>
          </table:table-cell>
          <table:table-cell table:style-name="ce136" office:value-type="float" office:value="0.063" calcext:value-type="float">
            <text:p>0.063</text:p>
          </table:table-cell>
          <table:table-cell table:style-name="ce136" office:value-type="float" office:value="0.058" calcext:value-type="float">
            <text:p>0.058</text:p>
          </table:table-cell>
          <table:table-cell table:style-name="ce241" office:value-type="float" office:value="0.053" calcext:value-type="float">
            <text:p>0.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46" calcext:value-type="float">
            <text:p>0.546</text:p>
          </table:table-cell>
          <table:table-cell table:number-columns-repeated="3"/>
          <table:table-cell table:style-name="ce146"/>
          <table:table-cell table:style-name="ce136" office:value-type="float" office:value="0.14" calcext:value-type="float">
            <text:p>0.14</text:p>
          </table:table-cell>
          <table:table-cell table:style-name="ce136" office:value-type="float" office:value="0.11" calcext:value-type="float">
            <text:p>0.11</text:p>
          </table:table-cell>
          <table:table-cell table:style-name="ce136" office:value-type="float" office:value="0.093" calcext:value-type="float">
            <text:p>0.093</text:p>
          </table:table-cell>
          <table:table-cell table:style-name="ce136" office:value-type="float" office:value="0.083" calcext:value-type="float">
            <text:p>0.083</text:p>
          </table:table-cell>
          <table:table-cell table:style-name="ce136" office:value-type="float" office:value="0.063" calcext:value-type="float">
            <text:p>0.063</text:p>
          </table:table-cell>
          <table:table-cell table:style-name="ce136" office:value-type="float" office:value="0.058" calcext:value-type="float">
            <text:p>0.058</text:p>
          </table:table-cell>
          <table:table-cell table:style-name="ce241" office:value-type="float" office:value="0.053" calcext:value-type="float">
            <text:p>0.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8" calcext:value-type="float">
            <text:p>0.058</text:p>
          </table:table-cell>
          <table:table-cell table:number-columns-repeated="3"/>
          <table:table-cell table:style-name="ce146"/>
          <table:table-cell table:style-name="ce136" office:value-type="float" office:value="0.14" calcext:value-type="float">
            <text:p>0.14</text:p>
          </table:table-cell>
          <table:table-cell table:style-name="ce136" office:value-type="float" office:value="0.11" calcext:value-type="float">
            <text:p>0.11</text:p>
          </table:table-cell>
          <table:table-cell table:style-name="ce136" office:value-type="float" office:value="0.093" calcext:value-type="float">
            <text:p>0.093</text:p>
          </table:table-cell>
          <table:table-cell table:style-name="ce136" office:value-type="float" office:value="0.083" calcext:value-type="float">
            <text:p>0.083</text:p>
          </table:table-cell>
          <table:table-cell table:style-name="ce136" office:value-type="float" office:value="0.063" calcext:value-type="float">
            <text:p>0.063</text:p>
          </table:table-cell>
          <table:table-cell table:style-name="ce136" office:value-type="float" office:value="0.058" calcext:value-type="float">
            <text:p>0.058</text:p>
          </table:table-cell>
          <table:table-cell table:style-name="ce241" office:value-type="float" office:value="0.053" calcext:value-type="float">
            <text:p>0.053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46"/>
          <table:table-cell table:style-name="ce94" table:number-columns-repeated="6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G45_RC11_O120_Ch0_DSI_PulseIn_20191119_135804.txt</text:p>
          </table:table-cell>
          <table:table-cell table:number-columns-repeated="4"/>
          <table:table-cell table:style-name="ce146"/>
          <table:table-cell table:style-name="ce94" table:number-columns-repeated="6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111" calcext:value-type="float">
            <text:p>113111</text:p>
          </table:table-cell>
          <table:table-cell table:number-columns-repeated="3"/>
          <table:table-cell table:style-name="ce207"/>
          <table:table-cell table:style-name="ce240" table:formula="of:=AVERAGE([.G21:.G25])" office:value-type="float" office:value="0.14" calcext:value-type="float">
            <text:p>0.14</text:p>
          </table:table-cell>
          <table:table-cell table:style-name="ce240" table:formula="of:=AVERAGE([.H21:.H25])" office:value-type="float" office:value="0.11" calcext:value-type="float">
            <text:p>0.11</text:p>
          </table:table-cell>
          <table:table-cell table:style-name="ce240" table:formula="of:=AVERAGE([.I21:.I25])" office:value-type="float" office:value="0.093" calcext:value-type="float">
            <text:p>0.09</text:p>
          </table:table-cell>
          <table:table-cell table:style-name="ce240" table:formula="of:=AVERAGE([.J21:.J25])" office:value-type="float" office:value="0.083" calcext:value-type="float">
            <text:p>0.08</text:p>
          </table:table-cell>
          <table:table-cell table:style-name="ce240" table:formula="of:=AVERAGE([.K21:.K25])" office:value-type="float" office:value="0.063" calcext:value-type="float">
            <text:p>0.06</text:p>
          </table:table-cell>
          <table:table-cell table:style-name="ce240" table:formula="of:=AVERAGE([.L21:.L25])" office:value-type="float" office:value="0.058" calcext:value-type="float">
            <text:p>0.06</text:p>
          </table:table-cell>
          <table:table-cell table:style-name="ce240" table:formula="of:=AVERAGE([.M21:.M25])" office:value-type="float" office:value="0.053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5.4" calcext:value-type="float">
            <text:p>155.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46" calcext:value-type="float">
            <text:p>0.5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8" calcext:value-type="float">
            <text:p>0.058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1_O120_Ch0_DSI_PulseIn_20191119_135806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102" calcext:value-type="float">
            <text:p>1131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4.3" calcext:value-type="float">
            <text:p>154.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46" calcext:value-type="float">
            <text:p>0.5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8" calcext:value-type="float">
            <text:p>0.058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3_O120_Ch0_DSI_PulseIn_20191119_135721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8517.8" calcext:value-type="float">
            <text:p>58517.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2.02" calcext:value-type="float">
            <text:p>42.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05" calcext:value-type="float">
            <text:p>1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1" calcext:value-type="float">
            <text:p>0.11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_O120_Ch0_DSI_PulseIn_20191119_135648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8852.7" calcext:value-type="float">
            <text:p>48852.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24" calcext:value-type="float">
            <text:p>29.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6" calcext:value-type="float">
            <text:p>1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4" calcext:value-type="float">
            <text:p>0.14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3_O120_Ch0_DSI_PulseIn_20191119_135722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8518.8" calcext:value-type="float">
            <text:p>58518.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1.01" calcext:value-type="float">
            <text:p>41.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05" calcext:value-type="float">
            <text:p>1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1" calcext:value-type="float">
            <text:p>0.11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3_O120_Ch0_DSI_PulseIn_20191119_135723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8520.9" calcext:value-type="float">
            <text:p>58520.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55" calcext:value-type="float">
            <text:p>40.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05" calcext:value-type="float">
            <text:p>1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1" calcext:value-type="float">
            <text:p>0.11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5_O120_Ch0_DSI_PulseIn_20191119_135732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0821.6" calcext:value-type="float">
            <text:p>70821.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97" calcext:value-type="float">
            <text:p>60.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71" calcext:value-type="float">
            <text:p>0.8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3" calcext:value-type="float">
            <text:p>0.09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3_O120_Ch0_DSI_PulseIn_20191119_135813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4391" calcext:value-type="float">
            <text:p>1243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5.3" calcext:value-type="float">
            <text:p>165.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6" calcext:value-type="float">
            <text:p>0.4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_O120_Ch0_DSI_PulseIn_20191119_135645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8855.1" calcext:value-type="float">
            <text:p>48855.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65" calcext:value-type="float">
            <text:p>29.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6" calcext:value-type="float">
            <text:p>1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4" calcext:value-type="float">
            <text:p>0.14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5_O120_Ch0_DSI_PulseIn_20191119_135731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0818.4" calcext:value-type="float">
            <text:p>70818.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14" calcext:value-type="float">
            <text:p>60.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71" calcext:value-type="float">
            <text:p>0.8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3" calcext:value-type="float">
            <text:p>0.09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_O120_Ch0_DSI_PulseIn_20191119_135646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8850.2" calcext:value-type="float">
            <text:p>48850.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35" calcext:value-type="float">
            <text:p>29.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6" calcext:value-type="float">
            <text:p>1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4" calcext:value-type="float">
            <text:p>0.14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5_O120_Ch0_DSI_PulseIn_20191119_135734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0822.7" calcext:value-type="float">
            <text:p>70822.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12" calcext:value-type="float">
            <text:p>63.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71" calcext:value-type="float">
            <text:p>0.8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3" calcext:value-type="float">
            <text:p>0.09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3_O120_Ch0_DSI_PulseIn_20191119_135814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4382" calcext:value-type="float">
            <text:p>1243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1.5" calcext:value-type="float">
            <text:p>171.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6" calcext:value-type="float">
            <text:p>0.4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3_O120_Ch0_DSI_PulseIn_20191119_135815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4375" calcext:value-type="float">
            <text:p>1243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4.5" calcext:value-type="float">
            <text:p>164.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6" calcext:value-type="float">
            <text:p>0.4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9_O120_Ch0_DSI_PulseIn_20191119_135754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305" calcext:value-type="float">
            <text:p>1043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4.6" calcext:value-type="float">
            <text:p>134.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92" calcext:value-type="float">
            <text:p>0.5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3" calcext:value-type="float">
            <text:p>0.06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9_O120_Ch0_DSI_PulseIn_20191119_135752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306" calcext:value-type="float">
            <text:p>1043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4.5" calcext:value-type="float">
            <text:p>134.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92" calcext:value-type="float">
            <text:p>0.5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3" calcext:value-type="float">
            <text:p>0.06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9_O120_Ch0_DSI_PulseIn_20191119_135753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310" calcext:value-type="float">
            <text:p>1043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2.9" calcext:value-type="float">
            <text:p>132.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92" calcext:value-type="float">
            <text:p>0.5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3" calcext:value-type="float">
            <text:p>0.063</text:p>
          </table:table-cell>
          <table:table-cell table:number-columns-repeated="19"/>
        </table:table-row>
      </table:table>
      <table:table table:name="DSI_Ch0_Gain63" table:style-name="ta1">
        <table:table-column table:style-name="co1" table:number-columns-repeated="12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63_RC1_O120_Ch0_DSI_PulseIn_20191119_135839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1597.9" calcext:value-type="float">
            <text:p>51597.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1.89" calcext:value-type="float">
            <text:p>31.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52" calcext:value-type="float">
            <text:p>1.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6" calcext:value-type="float">
            <text:p>0.1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7_O120_Ch0_DSI_PulseIn_20191119_135944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3754.3" calcext:value-type="float">
            <text:p>93754.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4.1" calcext:value-type="float">
            <text:p>104.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38" calcext:value-type="float">
            <text:p>0.8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7_O120_Ch0_DSI_PulseIn_20191119_135943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3754.9" calcext:value-type="float">
            <text:p>93754.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3.7" calcext:value-type="float">
            <text:p>103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38" calcext:value-type="float">
            <text:p>0.8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7_O120_Ch0_DSI_PulseIn_20191119_135942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3755" calcext:value-type="float">
            <text:p>937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3.6" calcext:value-type="float">
            <text:p>103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38" calcext:value-type="float">
            <text:p>0.8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3_O120_Ch0_DSI_PulseIn_20191119_135919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4857.9" calcext:value-type="float">
            <text:p>64857.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1.56" calcext:value-type="float">
            <text:p>51.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1" calcext:value-type="float">
            <text:p>1.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3" calcext:value-type="float">
            <text:p>0.1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3_O120_Ch0_DSI_PulseIn_20191119_135921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4858.8" calcext:value-type="float">
            <text:p>64858.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2.29" calcext:value-type="float">
            <text:p>52.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1" calcext:value-type="float">
            <text:p>1.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3" calcext:value-type="float">
            <text:p>0.13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175" office:value-type="string" calcext:value-type="string" table:number-columns-spanned="7" table:number-rows-spanned="1">
            <text:p>Gain = 63</text:p>
          </table:table-cell>
          <table:covered-table-cell table:number-columns-repeated="5" table:style-name="ce192"/>
          <table:covered-table-cell table:style-name="ce199"/>
        </table:table-row>
        <table:table-row table:style-name="ro1">
          <table:table-cell office:value-type="string" calcext:value-type="string">
            <text:p>G63_RC3_O120_Ch0_DSI_PulseIn_20191119_135922.txt</text:p>
          </table:table-cell>
          <table:table-cell table:number-columns-repeated="4"/>
          <table:table-cell table:style-name="ce215" office:value-type="string" calcext:value-type="string">
            <text:p>RC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  <table:table-cell table:style-name="ce223" office:value-type="float" office:value="9" calcext:value-type="float">
            <text:p>9</text:p>
          </table:table-cell>
          <table:table-cell/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4861.9" calcext:value-type="float">
            <text:p>64861.9</text:p>
          </table:table-cell>
          <table:table-cell table:number-columns-repeated="3"/>
          <table:table-cell table:style-name="ce216" office:value-type="string" calcext:value-type="string">
            <text:p>amp mean</text:p>
          </table:table-cell>
          <table:table-cell table:style-name="ce136" office:value-type="float" office:value="51597.9" calcext:value-type="float">
            <text:p>51597.9</text:p>
          </table:table-cell>
          <table:table-cell table:style-name="ce136" office:value-type="float" office:value="64857.9" calcext:value-type="float">
            <text:p>64857.9</text:p>
          </table:table-cell>
          <table:table-cell table:style-name="ce136" office:value-type="float" office:value="81630.9" calcext:value-type="float">
            <text:p>81630.9</text:p>
          </table:table-cell>
          <table:table-cell table:style-name="ce136" office:value-type="float" office:value="93754.3" calcext:value-type="float">
            <text:p>93754.3</text:p>
          </table:table-cell>
          <table:table-cell table:style-name="ce241" office:value-type="float" office:value="127465" calcext:value-type="float">
            <text:p>127465</text:p>
          </table:table-cell>
          <table:table-cell/>
          <table:table-cell table:style-name="ce180"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2.16" calcext:value-type="float">
            <text:p>52.16</text:p>
          </table:table-cell>
          <table:table-cell table:number-columns-repeated="3"/>
          <table:table-cell table:style-name="ce216"/>
          <table:table-cell table:style-name="ce136" office:value-type="float" office:value="51593.1" calcext:value-type="float">
            <text:p>51593.1</text:p>
          </table:table-cell>
          <table:table-cell table:style-name="ce136" office:value-type="float" office:value="64858.8" calcext:value-type="float">
            <text:p>64858.8</text:p>
          </table:table-cell>
          <table:table-cell table:style-name="ce136" office:value-type="float" office:value="81635.4" calcext:value-type="float">
            <text:p>81635.4</text:p>
          </table:table-cell>
          <table:table-cell table:style-name="ce136" office:value-type="float" office:value="93754.9" calcext:value-type="float">
            <text:p>93754.9</text:p>
          </table:table-cell>
          <table:table-cell table:style-name="ce241" office:value-type="float" office:value="127468" calcext:value-type="float">
            <text:p>127468</text:p>
          </table:table-cell>
          <table:table-cell/>
          <table:table-cell table:style-name="ce180" office:value-type="float" office:value="1" calcext:value-type="float">
            <text:p>1</text:p>
          </table:table-cell>
          <table:table-cell table:style-name="ce119" office:value-type="float" office:value="51595.1" calcext:value-type="float">
            <text:p>51595.1</text:p>
          </table:table-cell>
          <table:table-cell table:style-name="ce119" office:value-type="float" office:value="31.93" calcext:value-type="float">
            <text:p>31.9</text:p>
          </table:table-cell>
          <table:table-cell table:style-name="ce231" office:value-type="float" office:value="1.52" calcext:value-type="float">
            <text:p>1.52</text:p>
          </table:table-cell>
          <table:table-cell table:style-name="ce231" office:value-type="float" office:value="0.16" calcext:value-type="float">
            <text:p>0.16</text:p>
          </table:table-cell>
          <table:table-cell table:style-name="ce120" table:formula="of:=[.N39]*21.4/1000000" office:value-type="float" office:value="1.10413514" calcext:value-type="float">
            <text:p>1.104</text:p>
          </table:table-cell>
          <table:table-cell table:style-name="ce200" table:formula="of:=[.O39]*21.4/1000000" office:value-type="float" office:value="0.000683302" calcext:value-type="float">
            <text:p>0.001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1" calcext:value-type="float">
            <text:p>1.21</text:p>
          </table:table-cell>
          <table:table-cell table:number-columns-repeated="3"/>
          <table:table-cell table:style-name="ce216"/>
          <table:table-cell table:style-name="ce136" office:value-type="float" office:value="51594.3" calcext:value-type="float">
            <text:p>51594.3</text:p>
          </table:table-cell>
          <table:table-cell table:style-name="ce136" office:value-type="float" office:value="64861.9" calcext:value-type="float">
            <text:p>64861.9</text:p>
          </table:table-cell>
          <table:table-cell table:style-name="ce136" office:value-type="float" office:value="81637.8" calcext:value-type="float">
            <text:p>81637.8</text:p>
          </table:table-cell>
          <table:table-cell table:style-name="ce136" office:value-type="float" office:value="93755" calcext:value-type="float">
            <text:p>93755</text:p>
          </table:table-cell>
          <table:table-cell table:style-name="ce241" office:value-type="float" office:value="127474" calcext:value-type="float">
            <text:p>127474</text:p>
          </table:table-cell>
          <table:table-cell/>
          <table:table-cell table:style-name="ce180" office:value-type="float" office:value="3" calcext:value-type="float">
            <text:p>3</text:p>
          </table:table-cell>
          <table:table-cell table:style-name="ce119" office:value-type="float" office:value="64860.55" calcext:value-type="float">
            <text:p>64860.6</text:p>
          </table:table-cell>
          <table:table-cell table:style-name="ce119" office:value-type="float" office:value="51.7775" calcext:value-type="float">
            <text:p>51.8</text:p>
          </table:table-cell>
          <table:table-cell table:style-name="ce231" office:value-type="float" office:value="1.21" calcext:value-type="float">
            <text:p>1.21</text:p>
          </table:table-cell>
          <table:table-cell table:style-name="ce231" office:value-type="float" office:value="0.13" calcext:value-type="float">
            <text:p>0.13</text:p>
          </table:table-cell>
          <table:table-cell table:style-name="ce120" table:formula="of:=[.N40]*21.4/1000000" office:value-type="float" office:value="1.38801577" calcext:value-type="float">
            <text:p>1.388</text:p>
          </table:table-cell>
          <table:table-cell table:style-name="ce200" table:formula="of:=[.O40]*21.4/1000000" office:value-type="float" office:value="0.0011080385" calcext:value-type="float">
            <text:p>0.001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style-name="ce216"/>
          <table:table-cell table:style-name="ce218"/>
          <table:table-cell table:style-name="ce136" office:value-type="float" office:value="64863.6" calcext:value-type="float">
            <text:p>64863.6</text:p>
          </table:table-cell>
          <table:table-cell table:style-name="ce136" office:value-type="float" office:value="81631" calcext:value-type="float">
            <text:p>81631</text:p>
          </table:table-cell>
          <table:table-cell table:style-name="ce218"/>
          <table:table-cell table:style-name="ce241" office:value-type="float" office:value="127460" calcext:value-type="float">
            <text:p>127460</text:p>
          </table:table-cell>
          <table:table-cell/>
          <table:table-cell table:style-name="ce180" office:value-type="float" office:value="5" calcext:value-type="float">
            <text:p>5</text:p>
          </table:table-cell>
          <table:table-cell table:style-name="ce119" office:value-type="float" office:value="81633.775" calcext:value-type="float">
            <text:p>81633.8</text:p>
          </table:table-cell>
          <table:table-cell table:style-name="ce119" office:value-type="float" office:value="80.7175" calcext:value-type="float">
            <text:p>80.7</text:p>
          </table:table-cell>
          <table:table-cell table:style-name="ce231" office:value-type="float" office:value="0.9625" calcext:value-type="float">
            <text:p>0.96</text:p>
          </table:table-cell>
          <table:table-cell table:style-name="ce231" office:value-type="float" office:value="0.1" calcext:value-type="float">
            <text:p>0.10</text:p>
          </table:table-cell>
          <table:table-cell table:style-name="ce120" table:formula="of:=[.N41]*21.4/1000000" office:value-type="float" office:value="1.746962785" calcext:value-type="float">
            <text:p>1.747</text:p>
          </table:table-cell>
          <table:table-cell table:style-name="ce200" table:formula="of:=[.O41]*21.4/1000000" office:value-type="float" office:value="0.0017273545" calcext:value-type="float">
            <text:p>0.002</text:p>
          </table:table-cell>
        </table:table-row>
        <table:table-row table:style-name="ro1">
          <table:table-cell table:number-columns-repeated="5"/>
          <table:table-cell table:style-name="ce216"/>
          <table:table-cell table:style-name="ce218" table:number-columns-repeated="4"/>
          <table:table-cell table:style-name="ce224"/>
          <table:table-cell/>
          <table:table-cell table:style-name="ce180" office:value-type="float" office:value="7" calcext:value-type="float">
            <text:p>7</text:p>
          </table:table-cell>
          <table:table-cell table:style-name="ce119" office:value-type="float" office:value="93754.7333333333" calcext:value-type="float">
            <text:p>93754.7</text:p>
          </table:table-cell>
          <table:table-cell table:style-name="ce119" office:value-type="float" office:value="103.8" calcext:value-type="float">
            <text:p>103.8</text:p>
          </table:table-cell>
          <table:table-cell table:style-name="ce231" office:value-type="float" office:value="0.838" calcext:value-type="float">
            <text:p>0.84</text:p>
          </table:table-cell>
          <table:table-cell table:style-name="ce231" office:value-type="float" office:value="0.09" calcext:value-type="float">
            <text:p>0.09</text:p>
          </table:table-cell>
          <table:table-cell table:style-name="ce120" table:formula="of:=[.N42]*21.4/1000000" office:value-type="float" office:value="2.00635129333333" calcext:value-type="float">
            <text:p>2.006</text:p>
          </table:table-cell>
          <table:table-cell table:style-name="ce200" table:formula="of:=[.O42]*21.4/1000000" office:value-type="float" office:value="0.00222132" calcext:value-type="float">
            <text:p>0.002</text:p>
          </table:table-cell>
        </table:table-row>
        <table:table-row table:style-name="ro1">
          <table:table-cell office:value-type="string" calcext:value-type="string">
            <text:p>G63_RC3_O120_Ch0_DSI_PulseIn_20191119_135923.txt</text:p>
          </table:table-cell>
          <table:table-cell table:number-columns-repeated="4"/>
          <table:table-cell table:style-name="ce216"/>
          <table:table-cell table:style-name="ce218" table:formula="of:=AVERAGE([.G38:.G42])" office:value-type="float" office:value="51595.1" calcext:value-type="float">
            <text:p>51595.1</text:p>
          </table:table-cell>
          <table:table-cell table:style-name="ce218" table:formula="of:=AVERAGE([.H38:.H42])" office:value-type="float" office:value="64860.55" calcext:value-type="float">
            <text:p>64860.55</text:p>
          </table:table-cell>
          <table:table-cell table:style-name="ce218" table:formula="of:=AVERAGE([.I38:.I42])" office:value-type="float" office:value="81633.775" calcext:value-type="float">
            <text:p>81633.775</text:p>
          </table:table-cell>
          <table:table-cell table:style-name="ce218" table:formula="of:=AVERAGE([.J38:.J42])" office:value-type="float" office:value="93754.7333333333" calcext:value-type="float">
            <text:p>93754.7333333333</text:p>
          </table:table-cell>
          <table:table-cell table:style-name="ce224" table:formula="of:=AVERAGE([.K38:.K42])" office:value-type="float" office:value="127466.75" calcext:value-type="float">
            <text:p>127466.75</text:p>
          </table:table-cell>
          <table:table-cell/>
          <table:table-cell table:style-name="ce228" office:value-type="float" office:value="9" calcext:value-type="float">
            <text:p>9</text:p>
          </table:table-cell>
          <table:table-cell table:style-name="ce230" office:value-type="float" office:value="127466.75" calcext:value-type="float">
            <text:p>127466.8</text:p>
          </table:table-cell>
          <table:table-cell table:style-name="ce230" office:value-type="float" office:value="179.35" calcext:value-type="float">
            <text:p>179.4</text:p>
          </table:table-cell>
          <table:table-cell table:style-name="ce232" office:value-type="float" office:value="0.616" calcext:value-type="float">
            <text:p>0.62</text:p>
          </table:table-cell>
          <table:table-cell table:style-name="ce232" office:value-type="float" office:value="0.066" calcext:value-type="float">
            <text:p>0.07</text:p>
          </table:table-cell>
          <table:table-cell table:style-name="ce234" table:formula="of:=[.N43]*21.4/1000000" office:value-type="float" office:value="2.72778845" calcext:value-type="float">
            <text:p>2.728</text:p>
          </table:table-cell>
          <table:table-cell table:style-name="ce235" table:formula="of:=[.O43]*21.4/1000000" office:value-type="float" office:value="0.00383809" calcext:value-type="float">
            <text:p>0.004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4863.6" calcext:value-type="float">
            <text:p>64863.6</text:p>
          </table:table-cell>
          <table:table-cell table:number-columns-repeated="3"/>
          <table:table-cell table:style-name="ce146" office:value-type="string" calcext:value-type="string">
            <text:p>amp sigma</text:p>
          </table:table-cell>
          <table:table-cell table:style-name="ce136" office:value-type="float" office:value="31.89" calcext:value-type="float">
            <text:p>31.89</text:p>
          </table:table-cell>
          <table:table-cell table:style-name="ce136" office:value-type="float" office:value="51.56" calcext:value-type="float">
            <text:p>51.56</text:p>
          </table:table-cell>
          <table:table-cell table:style-name="ce136" office:value-type="float" office:value="81.19" calcext:value-type="float">
            <text:p>81.19</text:p>
          </table:table-cell>
          <table:table-cell table:style-name="ce136" office:value-type="float" office:value="104.1" calcext:value-type="float">
            <text:p>104.1</text:p>
          </table:table-cell>
          <table:table-cell table:style-name="ce241" office:value-type="float" office:value="176.1" calcext:value-type="float">
            <text:p>176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1.1" calcext:value-type="float">
            <text:p>51.1</text:p>
          </table:table-cell>
          <table:table-cell table:number-columns-repeated="3"/>
          <table:table-cell table:style-name="ce146"/>
          <table:table-cell table:style-name="ce136" office:value-type="float" office:value="32.68" calcext:value-type="float">
            <text:p>32.68</text:p>
          </table:table-cell>
          <table:table-cell table:style-name="ce136" office:value-type="float" office:value="52.29" calcext:value-type="float">
            <text:p>52.29</text:p>
          </table:table-cell>
          <table:table-cell table:style-name="ce136" office:value-type="float" office:value="79.28" calcext:value-type="float">
            <text:p>79.28</text:p>
          </table:table-cell>
          <table:table-cell table:style-name="ce136" office:value-type="float" office:value="103.7" calcext:value-type="float">
            <text:p>103.7</text:p>
          </table:table-cell>
          <table:table-cell table:style-name="ce241"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1" calcext:value-type="float">
            <text:p>1.21</text:p>
          </table:table-cell>
          <table:table-cell table:number-columns-repeated="3"/>
          <table:table-cell table:style-name="ce146"/>
          <table:table-cell table:style-name="ce136" office:value-type="float" office:value="31.22" calcext:value-type="float">
            <text:p>31.22</text:p>
          </table:table-cell>
          <table:table-cell table:style-name="ce136" office:value-type="float" office:value="52.16" calcext:value-type="float">
            <text:p>52.16</text:p>
          </table:table-cell>
          <table:table-cell table:style-name="ce136" office:value-type="float" office:value="81.89" calcext:value-type="float">
            <text:p>81.89</text:p>
          </table:table-cell>
          <table:table-cell table:style-name="ce136" office:value-type="float" office:value="103.6" calcext:value-type="float">
            <text:p>103.6</text:p>
          </table:table-cell>
          <table:table-cell table:style-name="ce241" office:value-type="float" office:value="177.6" calcext:value-type="float">
            <text:p>177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style-name="ce146"/>
          <table:table-cell table:style-name="ce94"/>
          <table:table-cell table:style-name="ce136" office:value-type="float" office:value="51.1" calcext:value-type="float">
            <text:p>51.1</text:p>
          </table:table-cell>
          <table:table-cell table:style-name="ce136" office:value-type="float" office:value="80.51" calcext:value-type="float">
            <text:p>80.51</text:p>
          </table:table-cell>
          <table:table-cell table:style-name="ce94"/>
          <table:table-cell table:style-name="ce241" office:value-type="float" office:value="178.7" calcext:value-type="float">
            <text:p>178.7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46"/>
          <table:table-cell table:style-name="ce94" table:number-columns-repeated="4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G63_RC5_O120_Ch0_DSI_PulseIn_20191119_135932.txt</text:p>
          </table:table-cell>
          <table:table-cell table:number-columns-repeated="4"/>
          <table:table-cell table:style-name="ce146"/>
          <table:table-cell table:style-name="ce218" table:formula="of:=AVERAGE([.G44:.G48])" office:value-type="float" office:value="31.93" calcext:value-type="float">
            <text:p>31.93</text:p>
          </table:table-cell>
          <table:table-cell table:style-name="ce218" table:formula="of:=AVERAGE([.H44:.H48])" office:value-type="float" office:value="51.7775" calcext:value-type="float">
            <text:p>51.7775</text:p>
          </table:table-cell>
          <table:table-cell table:style-name="ce218" table:formula="of:=AVERAGE([.I44:.I48])" office:value-type="float" office:value="80.7175" calcext:value-type="float">
            <text:p>80.7175</text:p>
          </table:table-cell>
          <table:table-cell table:style-name="ce218" table:formula="of:=AVERAGE([.J44:.J48])" office:value-type="float" office:value="103.8" calcext:value-type="float">
            <text:p>103.8</text:p>
          </table:table-cell>
          <table:table-cell table:style-name="ce224" table:formula="of:=AVERAGE([.K44:.K48])" office:value-type="float" office:value="179.35" calcext:value-type="float">
            <text:p>179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630.9" calcext:value-type="float">
            <text:p>81630.9</text:p>
          </table:table-cell>
          <table:table-cell table:number-columns-repeated="3"/>
          <table:table-cell table:style-name="ce216" office:value-type="string" calcext:value-type="string">
            <text:p>RC</text:p>
          </table:table-cell>
          <table:table-cell table:style-name="ce136" office:value-type="float" office:value="1.52" calcext:value-type="float">
            <text:p>1.52</text:p>
          </table:table-cell>
          <table:table-cell table:style-name="ce136" office:value-type="float" office:value="1.21" calcext:value-type="float">
            <text:p>1.21</text:p>
          </table:table-cell>
          <table:table-cell table:style-name="ce136" office:value-type="float" office:value="0.963" calcext:value-type="float">
            <text:p>0.963</text:p>
          </table:table-cell>
          <table:table-cell table:style-name="ce136" office:value-type="float" office:value="0.838" calcext:value-type="float">
            <text:p>0.838</text:p>
          </table:table-cell>
          <table:table-cell table:style-name="ce241" office:value-type="float" office:value="0.616" calcext:value-type="float">
            <text:p>0.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1.19" calcext:value-type="float">
            <text:p>81.19</text:p>
          </table:table-cell>
          <table:table-cell table:number-columns-repeated="3"/>
          <table:table-cell table:style-name="ce216"/>
          <table:table-cell table:style-name="ce136" office:value-type="float" office:value="1.52" calcext:value-type="float">
            <text:p>1.52</text:p>
          </table:table-cell>
          <table:table-cell table:style-name="ce136" office:value-type="float" office:value="1.21" calcext:value-type="float">
            <text:p>1.21</text:p>
          </table:table-cell>
          <table:table-cell table:style-name="ce136" office:value-type="float" office:value="0.962" calcext:value-type="float">
            <text:p>0.962</text:p>
          </table:table-cell>
          <table:table-cell table:style-name="ce136" office:value-type="float" office:value="0.838" calcext:value-type="float">
            <text:p>0.838</text:p>
          </table:table-cell>
          <table:table-cell table:style-name="ce241" office:value-type="float" office:value="0.616" calcext:value-type="float">
            <text:p>0.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table:style-name="ce216"/>
          <table:table-cell table:style-name="ce136" office:value-type="float" office:value="1.52" calcext:value-type="float">
            <text:p>1.52</text:p>
          </table:table-cell>
          <table:table-cell table:style-name="ce136" office:value-type="float" office:value="1.21" calcext:value-type="float">
            <text:p>1.21</text:p>
          </table:table-cell>
          <table:table-cell table:style-name="ce136" office:value-type="float" office:value="0.962" calcext:value-type="float">
            <text:p>0.962</text:p>
          </table:table-cell>
          <table:table-cell table:style-name="ce136" office:value-type="float" office:value="0.838" calcext:value-type="float">
            <text:p>0.838</text:p>
          </table:table-cell>
          <table:table-cell table:style-name="ce241" office:value-type="float" office:value="0.616" calcext:value-type="float">
            <text:p>0.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16"/>
          <table:table-cell table:style-name="ce218" table:number-columns-repeated="2"/>
          <table:table-cell table:style-name="ce136" office:value-type="float" office:value="0.963" calcext:value-type="float">
            <text:p>0.963</text:p>
          </table:table-cell>
          <table:table-cell table:style-name="ce218"/>
          <table:table-cell table:style-name="ce241" office:value-type="float" office:value="0.616" calcext:value-type="float">
            <text:p>0.616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16"/>
          <table:table-cell table:style-name="ce218" table:number-columns-repeated="4"/>
          <table:table-cell table:style-name="ce224"/>
          <table:table-cell table:number-columns-repeated="8"/>
        </table:table-row>
        <table:table-row table:style-name="ro1">
          <table:table-cell office:value-type="string" calcext:value-type="string">
            <text:p>G63_RC1_O120_Ch0_DSI_PulseIn_20191119_135842.txt</text:p>
          </table:table-cell>
          <table:table-cell table:number-columns-repeated="4"/>
          <table:table-cell table:style-name="ce216"/>
          <table:table-cell table:style-name="ce240" table:formula="of:=AVERAGE([.G50:.G54])" office:value-type="float" office:value="1.52" calcext:value-type="float">
            <text:p>1.52</text:p>
          </table:table-cell>
          <table:table-cell table:style-name="ce240" table:formula="of:=AVERAGE([.H50:.H54])" office:value-type="float" office:value="1.21" calcext:value-type="float">
            <text:p>1.21</text:p>
          </table:table-cell>
          <table:table-cell table:style-name="ce240" table:formula="of:=AVERAGE([.I50:.I54])" office:value-type="float" office:value="0.9625" calcext:value-type="float">
            <text:p>0.96</text:p>
          </table:table-cell>
          <table:table-cell table:style-name="ce240" table:formula="of:=AVERAGE([.J50:.J54])" office:value-type="float" office:value="0.838" calcext:value-type="float">
            <text:p>0.84</text:p>
          </table:table-cell>
          <table:table-cell table:style-name="ce244" table:formula="of:=AVERAGE([.K50:.K54])" office:value-type="float" office:value="0.616" calcext:value-type="float">
            <text:p>0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1593.1" calcext:value-type="float">
            <text:p>51593.1</text:p>
          </table:table-cell>
          <table:table-cell table:number-columns-repeated="3"/>
          <table:table-cell table:style-name="ce146" office:value-type="string" calcext:value-type="string">
            <text:p>Rcerr</text:p>
          </table:table-cell>
          <table:table-cell table:style-name="ce136" office:value-type="float" office:value="0.16" calcext:value-type="float">
            <text:p>0.16</text:p>
          </table:table-cell>
          <table:table-cell table:style-name="ce136" office:value-type="float" office:value="0.13" calcext:value-type="float">
            <text:p>0.13</text:p>
          </table:table-cell>
          <table:table-cell table:style-name="ce136" office:value-type="float" office:value="0.1" calcext:value-type="float">
            <text:p>0.1</text:p>
          </table:table-cell>
          <table:table-cell table:style-name="ce136" office:value-type="float" office:value="0.09" calcext:value-type="float">
            <text:p>0.09</text:p>
          </table:table-cell>
          <table:table-cell table:style-name="ce241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2.68" calcext:value-type="float">
            <text:p>32.68</text:p>
          </table:table-cell>
          <table:table-cell table:number-columns-repeated="3"/>
          <table:table-cell table:style-name="ce146"/>
          <table:table-cell table:style-name="ce136" office:value-type="float" office:value="0.16" calcext:value-type="float">
            <text:p>0.16</text:p>
          </table:table-cell>
          <table:table-cell table:style-name="ce136" office:value-type="float" office:value="0.13" calcext:value-type="float">
            <text:p>0.13</text:p>
          </table:table-cell>
          <table:table-cell table:style-name="ce136" office:value-type="float" office:value="0.1" calcext:value-type="float">
            <text:p>0.1</text:p>
          </table:table-cell>
          <table:table-cell table:style-name="ce136" office:value-type="float" office:value="0.09" calcext:value-type="float">
            <text:p>0.09</text:p>
          </table:table-cell>
          <table:table-cell table:style-name="ce241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52" calcext:value-type="float">
            <text:p>1.52</text:p>
          </table:table-cell>
          <table:table-cell table:number-columns-repeated="3"/>
          <table:table-cell table:style-name="ce146"/>
          <table:table-cell table:style-name="ce136" office:value-type="float" office:value="0.16" calcext:value-type="float">
            <text:p>0.16</text:p>
          </table:table-cell>
          <table:table-cell table:style-name="ce136" office:value-type="float" office:value="0.13" calcext:value-type="float">
            <text:p>0.13</text:p>
          </table:table-cell>
          <table:table-cell table:style-name="ce136" office:value-type="float" office:value="0.1" calcext:value-type="float">
            <text:p>0.1</text:p>
          </table:table-cell>
          <table:table-cell table:style-name="ce136" office:value-type="float" office:value="0.09" calcext:value-type="float">
            <text:p>0.09</text:p>
          </table:table-cell>
          <table:table-cell table:style-name="ce241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table:style-name="ce146"/>
          <table:table-cell table:style-name="ce94"/>
          <table:table-cell table:style-name="ce136" office:value-type="float" office:value="0.13" calcext:value-type="float">
            <text:p>0.13</text:p>
          </table:table-cell>
          <table:table-cell table:style-name="ce136" office:value-type="float" office:value="0.1" calcext:value-type="float">
            <text:p>0.1</text:p>
          </table:table-cell>
          <table:table-cell table:style-name="ce94"/>
          <table:table-cell table:style-name="ce241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46"/>
          <table:table-cell table:style-name="ce94" table:number-columns-repeated="4"/>
          <table:table-cell table:style-name="ce169"/>
          <table:table-cell table:number-columns-repeated="8"/>
        </table:table-row>
        <table:table-row table:style-name="ro1">
          <table:table-cell office:value-type="string" calcext:value-type="string">
            <text:p>G63_RC5_O120_Ch0_DSI_PulseIn_20191119_135934.txt</text:p>
          </table:table-cell>
          <table:table-cell table:number-columns-repeated="4"/>
          <table:table-cell table:style-name="ce207"/>
          <table:table-cell table:style-name="ce243" table:formula="of:=AVERAGE([.G56:.G60])" office:value-type="float" office:value="0.16" calcext:value-type="float">
            <text:p>0.16</text:p>
          </table:table-cell>
          <table:table-cell table:style-name="ce243" table:formula="of:=AVERAGE([.H56:.H60])" office:value-type="float" office:value="0.13" calcext:value-type="float">
            <text:p>0.13</text:p>
          </table:table-cell>
          <table:table-cell table:style-name="ce243" table:formula="of:=AVERAGE([.I56:.I60])" office:value-type="float" office:value="0.1" calcext:value-type="float">
            <text:p>0.1</text:p>
          </table:table-cell>
          <table:table-cell table:style-name="ce243" table:formula="of:=AVERAGE([.J56:.J60])" office:value-type="float" office:value="0.09" calcext:value-type="float">
            <text:p>0.09</text:p>
          </table:table-cell>
          <table:table-cell table:style-name="ce245" table:formula="of:=AVERAGE([.K56:.K60])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635.4" calcext:value-type="float">
            <text:p>81635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28" calcext:value-type="float">
            <text:p>79.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2" calcext:value-type="float">
            <text:p>0.9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5_O120_Ch0_DSI_PulseIn_20191119_135935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637.8" calcext:value-type="float">
            <text:p>81637.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1.89" calcext:value-type="float">
            <text:p>81.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2" calcext:value-type="float">
            <text:p>0.9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5_O120_Ch0_DSI_PulseIn_20191119_135936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631" calcext:value-type="float">
            <text:p>816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0.51" calcext:value-type="float">
            <text:p>80.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3" calcext:value-type="float">
            <text:p>0.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1_O120_Ch0_DSI_PulseIn_20191119_135840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1594.3" calcext:value-type="float">
            <text:p>51594.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1.22" calcext:value-type="float">
            <text:p>31.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52" calcext:value-type="float">
            <text:p>1.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6" calcext:value-type="float">
            <text:p>0.1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9_O120_Ch0_DSI_PulseIn_20191119_135954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7465" calcext:value-type="float">
            <text:p>1274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6.1" calcext:value-type="float">
            <text:p>176.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16" calcext:value-type="float">
            <text:p>0.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6" calcext:value-type="float">
            <text:p>0.06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9_O120_Ch0_DSI_PulseIn_20191119_135951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7468" calcext:value-type="float">
            <text:p>1274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5" calcext:value-type="float">
            <text:p>1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16" calcext:value-type="float">
            <text:p>0.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6" calcext:value-type="float">
            <text:p>0.06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9_O120_Ch0_DSI_PulseIn_20191119_135950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7474" calcext:value-type="float">
            <text:p>1274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7.6" calcext:value-type="float">
            <text:p>177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16" calcext:value-type="float">
            <text:p>0.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6" calcext:value-type="float">
            <text:p>0.06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9_O120_Ch0_DSI_PulseIn_20191119_135952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7460" calcext:value-type="float">
            <text:p>1274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8.7" calcext:value-type="float">
            <text:p>178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16" calcext:value-type="float">
            <text:p>0.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6" calcext:value-type="float">
            <text:p>0.066</text:p>
          </table:table-cell>
          <table:table-cell table:number-columns-repeated="17"/>
        </table:table-row>
      </table:table>
      <table:table table:name="DSI_Ch0_CF1" table:style-name="ta1">
        <table:table-column table:style-name="co1" table:number-columns-repeated="2" table:default-cell-style-name="ce136"/>
        <table:table-column table:style-name="co1" table:number-columns-repeated="3" table:default-cell-style-name="Default"/>
        <table:table-column table:style-name="co26" table:default-cell-style-name="Default"/>
        <table:table-column table:style-name="co23" table:number-columns-repeated="11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table:style-name="ce126" office:value-type="string" calcext:value-type="string">
            <text:p>CF1_RC9_O120_Ch0_DSI_PulseIn_20191119_140108.txt</text:p>
          </table:table-cell>
          <table:table-cell table:style-name="ce126"/>
          <table:table-cell table:number-columns-repeated="23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81543.5" calcext:value-type="float">
            <text:p>81543.5</text:p>
          </table:table-cell>
          <table:table-cell table:number-columns-repeated="3"/>
          <table:table-cell table:style-name="ce215" office:value-type="string" calcext:value-type="string">
            <text:p>RC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  <table:table-cell table:style-name="ce217" office:value-type="float" office:value="9" calcext:value-type="float">
            <text:p>9</text:p>
          </table:table-cell>
          <table:table-cell table:style-name="ce217" office:value-type="float" office:value="11" calcext:value-type="float">
            <text:p>11</text:p>
          </table:table-cell>
          <table:table-cell table:style-name="ce217" office:value-type="float" office:value="13" calcext:value-type="float">
            <text:p>13</text:p>
          </table:table-cell>
          <table:table-cell table:style-name="ce217" office:value-type="float" office:value="15" calcext:value-type="float">
            <text:p>15</text:p>
          </table:table-cell>
          <table:table-cell table:style-name="ce217" office:value-type="float" office:value="17" calcext:value-type="float">
            <text:p>17</text:p>
          </table:table-cell>
          <table:table-cell table:style-name="ce217" office:value-type="float" office:value="19" calcext:value-type="float">
            <text:p>19</text:p>
          </table:table-cell>
          <table:table-cell table:style-name="ce223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32.6" calcext:value-type="float">
            <text:p>132.6</text:p>
          </table:table-cell>
          <table:table-cell table:number-columns-repeated="3"/>
          <table:table-cell table:style-name="ce216" office:value-type="string" calcext:value-type="string">
            <text:p>amp mean</text:p>
          </table:table-cell>
          <table:table-cell table:style-name="ce155" office:value-type="float" office:value="45972.6" calcext:value-type="float">
            <text:p>45972.6</text:p>
          </table:table-cell>
          <table:table-cell table:style-name="ce117" office:value-type="float" office:value="52063.4" calcext:value-type="float">
            <text:p>52063.4</text:p>
          </table:table-cell>
          <table:table-cell table:style-name="ce81" office:value-type="float" office:value="59922.8" calcext:value-type="float">
            <text:p>59922.8</text:p>
          </table:table-cell>
          <table:table-cell table:style-name="ce117" office:value-type="float" office:value="65700.1" calcext:value-type="float">
            <text:p>65700.1</text:p>
          </table:table-cell>
          <table:table-cell table:style-name="ce81" office:value-type="float" office:value="81543.5" calcext:value-type="float">
            <text:p>81543.5</text:p>
          </table:table-cell>
          <table:table-cell table:style-name="ce155" office:value-type="float" office:value="87019.2" calcext:value-type="float">
            <text:p>87019.2</text:p>
          </table:table-cell>
          <table:table-cell table:style-name="ce155" office:value-type="float" office:value="94198.7" calcext:value-type="float">
            <text:p>94198.7</text:p>
          </table:table-cell>
          <table:table-cell table:style-name="ce155" office:value-type="float" office:value="99420.1" calcext:value-type="float">
            <text:p>99420.1</text:p>
          </table:table-cell>
          <table:table-cell table:style-name="ce155" office:value-type="float" office:value="114332" calcext:value-type="float">
            <text:p>114332</text:p>
          </table:table-cell>
          <table:table-cell table:style-name="ce155" office:value-type="float" office:value="119618" calcext:value-type="float">
            <text:p>119618</text:p>
          </table:table-cell>
          <table:table-cell table:style-name="ce81" office:value-type="float" office:value="126253" calcext:value-type="float">
            <text:p>126253</text:p>
          </table:table-cell>
          <table:table-cell/>
          <table:table-cell table:style-name="ce175" office:value-type="string" calcext:value-type="string" table:number-columns-spanned="7" table:number-rows-spanned="1">
            <text:p>CF1</text:p>
          </table:table-cell>
          <table:covered-table-cell table:number-columns-repeated="5" table:style-name="ce229"/>
          <table:covered-table-cell table:style-name="ce21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518" calcext:value-type="float">
            <text:p>0.518</text:p>
          </table:table-cell>
          <table:table-cell table:number-columns-repeated="3"/>
          <table:table-cell table:style-name="ce216"/>
          <table:table-cell table:style-name="ce218" table:number-columns-repeated="2"/>
          <table:table-cell table:style-name="ce81" office:value-type="float" office:value="59931" calcext:value-type="float">
            <text:p>59931</text:p>
          </table:table-cell>
          <table:table-cell table:style-name="ce218" table:number-columns-repeated="2"/>
          <table:table-cell table:style-name="ce81"/>
          <table:table-cell table:style-name="ce218" table:number-columns-repeated="4"/>
          <table:table-cell table:style-name="ce81" office:value-type="float" office:value="126259" calcext:value-type="float">
            <text:p>126259</text:p>
          </table:table-cell>
          <table:table-cell/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55" calcext:value-type="float">
            <text:p>0.055</text:p>
          </table:table-cell>
          <table:table-cell table:number-columns-repeated="3"/>
          <table:table-cell table:style-name="ce216"/>
          <table:table-cell table:style-name="ce218" table:number-columns-repeated="5"/>
          <table:table-cell table:style-name="ce81"/>
          <table:table-cell table:style-name="ce218" table:number-columns-repeated="4"/>
          <table:table-cell table:style-name="ce224"/>
          <table:table-cell/>
          <table:table-cell table:style-name="ce180"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</table:table-row>
        <table:table-row table:style-name="ro1">
          <table:table-cell table:style-name="ce126" table:number-columns-repeated="2"/>
          <table:table-cell table:number-columns-repeated="3"/>
          <table:table-cell table:style-name="ce216"/>
          <table:table-cell table:style-name="ce218" table:number-columns-repeated="5"/>
          <table:table-cell table:style-name="ce81"/>
          <table:table-cell table:style-name="ce218" table:number-columns-repeated="4"/>
          <table:table-cell table:style-name="ce224"/>
          <table:table-cell/>
          <table:table-cell table:style-name="ce180" office:value-type="float" office:value="1" calcext:value-type="float">
            <text:p>1</text:p>
          </table:table-cell>
          <table:table-cell table:style-name="ce119" office:value-type="float" office:value="45972.6" calcext:value-type="float">
            <text:p>45972.6</text:p>
          </table:table-cell>
          <table:table-cell table:style-name="ce119" office:value-type="float" office:value="29.33" calcext:value-type="float">
            <text:p>29.3</text:p>
          </table:table-cell>
          <table:table-cell table:style-name="ce231" office:value-type="float" office:value="0.918" calcext:value-type="float">
            <text:p>0.92</text:p>
          </table:table-cell>
          <table:table-cell table:style-name="ce231" office:value-type="float" office:value="0.098" calcext:value-type="float">
            <text:p>0.10</text:p>
          </table:table-cell>
          <table:table-cell table:style-name="ce120" table:formula="of:=[.T6]*21.4/1000000" office:value-type="float" office:value="0.98381364" calcext:value-type="float">
            <text:p>0.984</text:p>
          </table:table-cell>
          <table:table-cell table:style-name="ce200" table:formula="of:=[.U6]*21.4/1000000" office:value-type="float" office:value="0.000627662" calcext:value-type="float">
            <text:p>0.001</text:p>
          </table:table-cell>
        </table:table-row>
        <table:table-row table:style-name="ro1">
          <table:table-cell table:style-name="ce126" office:value-type="string" calcext:value-type="string">
            <text:p>CF1_RC21_O120_Ch0_DSI_PulseIn_20191119_140325.txt</text:p>
          </table:table-cell>
          <table:table-cell table:style-name="ce126"/>
          <table:table-cell table:number-columns-repeated="3"/>
          <table:table-cell table:style-name="ce216"/>
          <table:table-cell table:style-name="ce218" table:number-columns-repeated="10"/>
          <table:table-cell table:style-name="ce224"/>
          <table:table-cell/>
          <table:table-cell table:style-name="ce180" office:value-type="float" office:value="3" calcext:value-type="float">
            <text:p>3</text:p>
          </table:table-cell>
          <table:table-cell table:style-name="ce119" office:value-type="float" office:value="52063.4" calcext:value-type="float">
            <text:p>52063.4</text:p>
          </table:table-cell>
          <table:table-cell table:style-name="ce119" office:value-type="float" office:value="41.99" calcext:value-type="float">
            <text:p>42.0</text:p>
          </table:table-cell>
          <table:table-cell table:style-name="ce231" office:value-type="float" office:value="0.811" calcext:value-type="float">
            <text:p>0.81</text:p>
          </table:table-cell>
          <table:table-cell table:style-name="ce231" office:value-type="float" office:value="0.087" calcext:value-type="float">
            <text:p>0.09</text:p>
          </table:table-cell>
          <table:table-cell table:style-name="ce120" table:formula="of:=[.T7]*21.4/1000000" office:value-type="float" office:value="1.11415676" calcext:value-type="float">
            <text:p>1.114</text:p>
          </table:table-cell>
          <table:table-cell table:style-name="ce200" table:formula="of:=[.U7]*21.4/1000000" office:value-type="float" office:value="0.000898586" calcext:value-type="float">
            <text:p>0.001</text:p>
          </table:table-cell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26253" calcext:value-type="float">
            <text:p>126253</text:p>
          </table:table-cell>
          <table:table-cell table:number-columns-repeated="3"/>
          <table:table-cell table:style-name="ce216"/>
          <table:table-cell table:style-name="ce219" table:formula="of:=AVERAGE([.G3:.G7])" office:value-type="float" office:value="45972.6" calcext:value-type="float">
            <text:p>45972.6</text:p>
          </table:table-cell>
          <table:table-cell table:style-name="ce219" table:formula="of:=AVERAGE([.H3:.H7])" office:value-type="float" office:value="52063.4" calcext:value-type="float">
            <text:p>52063.4</text:p>
          </table:table-cell>
          <table:table-cell table:style-name="ce219" table:formula="of:=AVERAGE([.I3:.I7])" office:value-type="float" office:value="59926.9" calcext:value-type="float">
            <text:p>59926.9</text:p>
          </table:table-cell>
          <table:table-cell table:style-name="ce219" table:formula="of:=AVERAGE([.J3:.J7])" office:value-type="float" office:value="65700.1" calcext:value-type="float">
            <text:p>65700.1</text:p>
          </table:table-cell>
          <table:table-cell table:style-name="ce219" table:formula="of:=AVERAGE([.K3:.K7])" office:value-type="float" office:value="81543.5" calcext:value-type="float">
            <text:p>81543.5</text:p>
          </table:table-cell>
          <table:table-cell table:style-name="ce219" table:formula="of:=AVERAGE([.L3:.L7])" office:value-type="float" office:value="87019.2" calcext:value-type="float">
            <text:p>87019.2</text:p>
          </table:table-cell>
          <table:table-cell table:style-name="ce219" table:formula="of:=AVERAGE([.M3:.M7])" office:value-type="float" office:value="94198.7" calcext:value-type="float">
            <text:p>94198.7</text:p>
          </table:table-cell>
          <table:table-cell table:style-name="ce219" table:formula="of:=AVERAGE([.N3:.N7])" office:value-type="float" office:value="99420.1" calcext:value-type="float">
            <text:p>99420.1</text:p>
          </table:table-cell>
          <table:table-cell table:style-name="ce219" table:formula="of:=AVERAGE([.O3:.O7])" office:value-type="float" office:value="114332" calcext:value-type="float">
            <text:p>114332.0</text:p>
          </table:table-cell>
          <table:table-cell table:style-name="ce219" table:formula="of:=AVERAGE([.P3:.P7])" office:value-type="float" office:value="119618" calcext:value-type="float">
            <text:p>119618.0</text:p>
          </table:table-cell>
          <table:table-cell table:style-name="ce219" table:formula="of:=AVERAGE([.Q3:.Q7])" office:value-type="float" office:value="126256" calcext:value-type="float">
            <text:p>126256.0</text:p>
          </table:table-cell>
          <table:table-cell/>
          <table:table-cell table:style-name="ce180" office:value-type="float" office:value="5" calcext:value-type="float">
            <text:p>5</text:p>
          </table:table-cell>
          <table:table-cell table:style-name="ce119" office:value-type="float" office:value="59926.9" calcext:value-type="float">
            <text:p>59926.9</text:p>
          </table:table-cell>
          <table:table-cell table:style-name="ce119" office:value-type="float" office:value="64.23" calcext:value-type="float">
            <text:p>64.2</text:p>
          </table:table-cell>
          <table:table-cell table:style-name="ce231" office:value-type="float" office:value="0.704" calcext:value-type="float">
            <text:p>0.70</text:p>
          </table:table-cell>
          <table:table-cell table:style-name="ce231" office:value-type="float" office:value="0.075" calcext:value-type="float">
            <text:p>0.08</text:p>
          </table:table-cell>
          <table:table-cell table:style-name="ce120" table:formula="of:=[.T8]*21.4/1000000" office:value-type="float" office:value="1.28243566" calcext:value-type="float">
            <text:p>1.282</text:p>
          </table:table-cell>
          <table:table-cell table:style-name="ce200" table:formula="of:=[.U8]*21.4/1000000" office:value-type="float" office:value="0.001374522" calcext:value-type="float">
            <text:p>0.001</text:p>
          </table:table-cell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311.2" calcext:value-type="float">
            <text:p>311.2</text:p>
          </table:table-cell>
          <table:table-cell table:number-columns-repeated="3"/>
          <table:table-cell table:style-name="ce246" office:value-type="string" calcext:value-type="string">
            <text:p>amp sigma</text:p>
          </table:table-cell>
          <table:table-cell table:style-name="ce155" office:value-type="float" office:value="29.33" calcext:value-type="float">
            <text:p>29.33</text:p>
          </table:table-cell>
          <table:table-cell table:style-name="ce117" office:value-type="float" office:value="41.99" calcext:value-type="float">
            <text:p>41.99</text:p>
          </table:table-cell>
          <table:table-cell table:style-name="ce81" office:value-type="float" office:value="64.64" calcext:value-type="float">
            <text:p>64.64</text:p>
          </table:table-cell>
          <table:table-cell table:style-name="ce117" office:value-type="float" office:value="83.07" calcext:value-type="float">
            <text:p>83.07</text:p>
          </table:table-cell>
          <table:table-cell table:style-name="ce81" office:value-type="float" office:value="132.6" calcext:value-type="float">
            <text:p>132.6</text:p>
          </table:table-cell>
          <table:table-cell table:style-name="ce155" office:value-type="float" office:value="152.9" calcext:value-type="float">
            <text:p>152.9</text:p>
          </table:table-cell>
          <table:table-cell table:style-name="ce155" office:value-type="float" office:value="178.4" calcext:value-type="float">
            <text:p>178.4</text:p>
          </table:table-cell>
          <table:table-cell table:style-name="ce155" office:value-type="float" office:value="210.9" calcext:value-type="float">
            <text:p>210.9</text:p>
          </table:table-cell>
          <table:table-cell table:style-name="ce155" office:value-type="float" office:value="276.9" calcext:value-type="float">
            <text:p>276.9</text:p>
          </table:table-cell>
          <table:table-cell table:style-name="ce155" office:value-type="float" office:value="292.9" calcext:value-type="float">
            <text:p>292.9</text:p>
          </table:table-cell>
          <table:table-cell table:style-name="ce81" office:value-type="float" office:value="311.2" calcext:value-type="float">
            <text:p>311.2</text:p>
          </table:table-cell>
          <table:table-cell/>
          <table:table-cell table:style-name="ce180" office:value-type="float" office:value="7" calcext:value-type="float">
            <text:p>7</text:p>
          </table:table-cell>
          <table:table-cell table:style-name="ce119" office:value-type="float" office:value="65700.1" calcext:value-type="float">
            <text:p>65700.1</text:p>
          </table:table-cell>
          <table:table-cell table:style-name="ce119" office:value-type="float" office:value="83.07" calcext:value-type="float">
            <text:p>83.1</text:p>
          </table:table-cell>
          <table:table-cell table:style-name="ce231" office:value-type="float" office:value="0.642" calcext:value-type="float">
            <text:p>0.64</text:p>
          </table:table-cell>
          <table:table-cell table:style-name="ce231" office:value-type="float" office:value="0.069" calcext:value-type="float">
            <text:p>0.07</text:p>
          </table:table-cell>
          <table:table-cell table:style-name="ce120" table:formula="of:=[.T9]*21.4/1000000" office:value-type="float" office:value="1.40598214" calcext:value-type="float">
            <text:p>1.406</text:p>
          </table:table-cell>
          <table:table-cell table:style-name="ce200" table:formula="of:=[.U9]*21.4/1000000" office:value-type="float" office:value="0.001777698" calcext:value-type="float">
            <text:p>0.002</text:p>
          </table:table-cell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334" calcext:value-type="float">
            <text:p>0.334</text:p>
          </table:table-cell>
          <table:table-cell table:number-columns-repeated="3"/>
          <table:table-cell table:style-name="ce146"/>
          <table:table-cell table:style-name="ce94" table:number-columns-repeated="2"/>
          <table:table-cell table:style-name="ce81" office:value-type="float" office:value="63.82" calcext:value-type="float">
            <text:p>63.82</text:p>
          </table:table-cell>
          <table:table-cell table:style-name="ce94" table:number-columns-repeated="7"/>
          <table:table-cell table:style-name="ce81" office:value-type="float" office:value="303.7" calcext:value-type="float">
            <text:p>303.7</text:p>
          </table:table-cell>
          <table:table-cell/>
          <table:table-cell table:style-name="ce180" office:value-type="float" office:value="9" calcext:value-type="float">
            <text:p>9</text:p>
          </table:table-cell>
          <table:table-cell table:style-name="ce119" office:value-type="float" office:value="81543.5" calcext:value-type="float">
            <text:p>81543.5</text:p>
          </table:table-cell>
          <table:table-cell table:style-name="ce119" office:value-type="float" office:value="132.6" calcext:value-type="float">
            <text:p>132.6</text:p>
          </table:table-cell>
          <table:table-cell table:style-name="ce231" office:value-type="float" office:value="0.518" calcext:value-type="float">
            <text:p>0.52</text:p>
          </table:table-cell>
          <table:table-cell table:style-name="ce231" office:value-type="float" office:value="0.055" calcext:value-type="float">
            <text:p>0.06</text:p>
          </table:table-cell>
          <table:table-cell table:style-name="ce120" table:formula="of:=[.T10]*21.4/1000000" office:value-type="float" office:value="1.7450309" calcext:value-type="float">
            <text:p>1.745</text:p>
          </table:table-cell>
          <table:table-cell table:style-name="ce200" table:formula="of:=[.U10]*21.4/1000000" office:value-type="float" office:value="0.00283764" calcext:value-type="float">
            <text:p>0.003</text:p>
          </table:table-cell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36" calcext:value-type="float">
            <text:p>0.036</text:p>
          </table:table-cell>
          <table:table-cell table:number-columns-repeated="3"/>
          <table:table-cell table:style-name="ce146"/>
          <table:table-cell table:style-name="ce94" table:number-columns-repeated="10"/>
          <table:table-cell table:style-name="ce169"/>
          <table:table-cell/>
          <table:table-cell table:style-name="ce180" office:value-type="float" office:value="11" calcext:value-type="float">
            <text:p>11</text:p>
          </table:table-cell>
          <table:table-cell table:style-name="ce119" office:value-type="float" office:value="87019.2" calcext:value-type="float">
            <text:p>87019.2</text:p>
          </table:table-cell>
          <table:table-cell table:style-name="ce119" office:value-type="float" office:value="152.9" calcext:value-type="float">
            <text:p>152.9</text:p>
          </table:table-cell>
          <table:table-cell table:style-name="ce231" office:value-type="float" office:value="0.485" calcext:value-type="float">
            <text:p>0.49</text:p>
          </table:table-cell>
          <table:table-cell table:style-name="ce231" office:value-type="float" office:value="0.052" calcext:value-type="float">
            <text:p>0.05</text:p>
          </table:table-cell>
          <table:table-cell table:style-name="ce120" table:formula="of:=[.T11]*21.4/1000000" office:value-type="float" office:value="1.86221088" calcext:value-type="float">
            <text:p>1.862</text:p>
          </table:table-cell>
          <table:table-cell table:style-name="ce200" table:formula="of:=[.U11]*21.4/1000000" office:value-type="float" office:value="0.00327206" calcext:value-type="float">
            <text:p>0.003</text:p>
          </table:table-cell>
        </table:table-row>
        <table:table-row table:style-name="ro1">
          <table:table-cell table:style-name="ce126" table:number-columns-repeated="2"/>
          <table:table-cell table:number-columns-repeated="3"/>
          <table:table-cell table:style-name="ce146"/>
          <table:table-cell table:style-name="ce94" table:number-columns-repeated="10"/>
          <table:table-cell table:style-name="ce169"/>
          <table:table-cell/>
          <table:table-cell table:style-name="ce180" office:value-type="float" office:value="13" calcext:value-type="float">
            <text:p>13</text:p>
          </table:table-cell>
          <table:table-cell table:style-name="ce119" office:value-type="float" office:value="94198.7" calcext:value-type="float">
            <text:p>94198.7</text:p>
          </table:table-cell>
          <table:table-cell table:style-name="ce119" office:value-type="float" office:value="178.4" calcext:value-type="float">
            <text:p>178.4</text:p>
          </table:table-cell>
          <table:table-cell table:style-name="ce231" office:value-type="float" office:value="0.448" calcext:value-type="float">
            <text:p>0.45</text:p>
          </table:table-cell>
          <table:table-cell table:style-name="ce231" office:value-type="float" office:value="0.048" calcext:value-type="float">
            <text:p>0.05</text:p>
          </table:table-cell>
          <table:table-cell table:style-name="ce120" table:formula="of:=[.T12]*21.4/1000000" office:value-type="float" office:value="2.01585218" calcext:value-type="float">
            <text:p>2.016</text:p>
          </table:table-cell>
          <table:table-cell table:style-name="ce200" table:formula="of:=[.U12]*21.4/1000000" office:value-type="float" office:value="0.00381776" calcext:value-type="float">
            <text:p>0.004</text:p>
          </table:table-cell>
        </table:table-row>
        <table:table-row table:style-name="ro1">
          <table:table-cell table:style-name="ce126" office:value-type="string" calcext:value-type="string">
            <text:p>CF1_RC21_O120_Ch0_DSI_PulseIn_20191119_140324.txt</text:p>
          </table:table-cell>
          <table:table-cell table:style-name="ce126"/>
          <table:table-cell table:number-columns-repeated="3"/>
          <table:table-cell table:style-name="ce146"/>
          <table:table-cell table:style-name="ce94" table:number-columns-repeated="10"/>
          <table:table-cell table:style-name="ce169"/>
          <table:table-cell/>
          <table:table-cell table:style-name="ce180" office:value-type="float" office:value="15" calcext:value-type="float">
            <text:p>15</text:p>
          </table:table-cell>
          <table:table-cell table:style-name="ce119" office:value-type="float" office:value="99420.1" calcext:value-type="float">
            <text:p>99420.1</text:p>
          </table:table-cell>
          <table:table-cell table:style-name="ce119" office:value-type="float" office:value="210.9" calcext:value-type="float">
            <text:p>210.9</text:p>
          </table:table-cell>
          <table:table-cell table:style-name="ce231" office:value-type="float" office:value="0.425" calcext:value-type="float">
            <text:p>0.43</text:p>
          </table:table-cell>
          <table:table-cell table:style-name="ce231" office:value-type="float" office:value="0.045" calcext:value-type="float">
            <text:p>0.05</text:p>
          </table:table-cell>
          <table:table-cell table:style-name="ce120" table:formula="of:=[.T13]*21.4/1000000" office:value-type="float" office:value="2.12759014" calcext:value-type="float">
            <text:p>2.128</text:p>
          </table:table-cell>
          <table:table-cell table:style-name="ce200" table:formula="of:=[.U13]*21.4/1000000" office:value-type="float" office:value="0.00451326" calcext:value-type="float">
            <text:p>0.005</text:p>
          </table:table-cell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26259" calcext:value-type="float">
            <text:p>126259</text:p>
          </table:table-cell>
          <table:table-cell table:number-columns-repeated="3"/>
          <table:table-cell table:style-name="ce207"/>
          <table:table-cell table:style-name="ce210" table:formula="of:=AVERAGE([.G9:.G13])" office:value-type="float" office:value="29.33" calcext:value-type="float">
            <text:p>29.3</text:p>
          </table:table-cell>
          <table:table-cell table:style-name="ce210" table:formula="of:=AVERAGE([.H9:.H13])" office:value-type="float" office:value="41.99" calcext:value-type="float">
            <text:p>42.0</text:p>
          </table:table-cell>
          <table:table-cell table:style-name="ce210" table:formula="of:=AVERAGE([.I9:.I13])" office:value-type="float" office:value="64.23" calcext:value-type="float">
            <text:p>64.2</text:p>
          </table:table-cell>
          <table:table-cell table:style-name="ce210" table:formula="of:=AVERAGE([.J9:.J13])" office:value-type="float" office:value="83.07" calcext:value-type="float">
            <text:p>83.1</text:p>
          </table:table-cell>
          <table:table-cell table:style-name="ce210" table:formula="of:=AVERAGE([.K9:.K13])" office:value-type="float" office:value="132.6" calcext:value-type="float">
            <text:p>132.6</text:p>
          </table:table-cell>
          <table:table-cell table:style-name="ce210" table:formula="of:=AVERAGE([.L9:.L13])" office:value-type="float" office:value="152.9" calcext:value-type="float">
            <text:p>152.9</text:p>
          </table:table-cell>
          <table:table-cell table:style-name="ce210" table:formula="of:=AVERAGE([.M9:.M13])" office:value-type="float" office:value="178.4" calcext:value-type="float">
            <text:p>178.4</text:p>
          </table:table-cell>
          <table:table-cell table:style-name="ce210" table:formula="of:=AVERAGE([.N9:.N13])" office:value-type="float" office:value="210.9" calcext:value-type="float">
            <text:p>210.9</text:p>
          </table:table-cell>
          <table:table-cell table:style-name="ce210" table:formula="of:=AVERAGE([.O9:.O13])" office:value-type="float" office:value="276.9" calcext:value-type="float">
            <text:p>276.9</text:p>
          </table:table-cell>
          <table:table-cell table:style-name="ce210" table:formula="of:=AVERAGE([.P9:.P13])" office:value-type="float" office:value="292.9" calcext:value-type="float">
            <text:p>292.9</text:p>
          </table:table-cell>
          <table:table-cell table:style-name="ce210" table:formula="of:=AVERAGE([.Q9:.Q13])" office:value-type="float" office:value="307.45" calcext:value-type="float">
            <text:p>307.5</text:p>
          </table:table-cell>
          <table:table-cell/>
          <table:table-cell table:style-name="ce180" office:value-type="float" office:value="17" calcext:value-type="float">
            <text:p>17</text:p>
          </table:table-cell>
          <table:table-cell table:style-name="ce119" office:value-type="float" office:value="114332" calcext:value-type="float">
            <text:p>114332.0</text:p>
          </table:table-cell>
          <table:table-cell table:style-name="ce119" office:value-type="float" office:value="276.9" calcext:value-type="float">
            <text:p>276.9</text:p>
          </table:table-cell>
          <table:table-cell table:style-name="ce231" office:value-type="float" office:value="0.369" calcext:value-type="float">
            <text:p>0.37</text:p>
          </table:table-cell>
          <table:table-cell table:style-name="ce231" office:value-type="float" office:value="0.04" calcext:value-type="float">
            <text:p>0.04</text:p>
          </table:table-cell>
          <table:table-cell table:style-name="ce120" table:formula="of:=[.T14]*21.4/1000000" office:value-type="float" office:value="2.4467048" calcext:value-type="float">
            <text:p>2.447</text:p>
          </table:table-cell>
          <table:table-cell table:style-name="ce200" table:formula="of:=[.U14]*21.4/1000000" office:value-type="float" office:value="0.00592566" calcext:value-type="float">
            <text:p>0.006</text:p>
          </table:table-cell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303.7" calcext:value-type="float">
            <text:p>303.7</text:p>
          </table:table-cell>
          <table:table-cell table:number-columns-repeated="3"/>
          <table:table-cell table:style-name="ce216" office:value-type="string" calcext:value-type="string">
            <text:p>RC</text:p>
          </table:table-cell>
          <table:table-cell table:style-name="ce155" office:value-type="float" office:value="0.918" calcext:value-type="float">
            <text:p>0.918</text:p>
          </table:table-cell>
          <table:table-cell table:style-name="ce155" office:value-type="float" office:value="0.811" calcext:value-type="float">
            <text:p>0.811</text:p>
          </table:table-cell>
          <table:table-cell table:style-name="ce81" office:value-type="float" office:value="0.704" calcext:value-type="float">
            <text:p>0.704</text:p>
          </table:table-cell>
          <table:table-cell table:style-name="ce117" office:value-type="float" office:value="0.642" calcext:value-type="float">
            <text:p>0.642</text:p>
          </table:table-cell>
          <table:table-cell table:style-name="ce81" office:value-type="float" office:value="0.518" calcext:value-type="float">
            <text:p>0.518</text:p>
          </table:table-cell>
          <table:table-cell table:style-name="ce155" office:value-type="float" office:value="0.485" calcext:value-type="float">
            <text:p>0.485</text:p>
          </table:table-cell>
          <table:table-cell table:style-name="ce155" office:value-type="float" office:value="0.448" calcext:value-type="float">
            <text:p>0.448</text:p>
          </table:table-cell>
          <table:table-cell table:style-name="ce155" office:value-type="float" office:value="0.425" calcext:value-type="float">
            <text:p>0.425</text:p>
          </table:table-cell>
          <table:table-cell table:style-name="ce155" office:value-type="float" office:value="0.369" calcext:value-type="float">
            <text:p>0.369</text:p>
          </table:table-cell>
          <table:table-cell table:style-name="ce155" office:value-type="float" office:value="0.353" calcext:value-type="float">
            <text:p>0.353</text:p>
          </table:table-cell>
          <table:table-cell table:style-name="ce81" office:value-type="float" office:value="0.334" calcext:value-type="float">
            <text:p>0.334</text:p>
          </table:table-cell>
          <table:table-cell/>
          <table:table-cell table:style-name="ce180" office:value-type="float" office:value="19" calcext:value-type="float">
            <text:p>19</text:p>
          </table:table-cell>
          <table:table-cell table:style-name="ce119" office:value-type="float" office:value="119618" calcext:value-type="float">
            <text:p>119618.0</text:p>
          </table:table-cell>
          <table:table-cell table:style-name="ce119" office:value-type="float" office:value="292.9" calcext:value-type="float">
            <text:p>292.9</text:p>
          </table:table-cell>
          <table:table-cell table:style-name="ce231" office:value-type="float" office:value="0.353" calcext:value-type="float">
            <text:p>0.35</text:p>
          </table:table-cell>
          <table:table-cell table:style-name="ce231" office:value-type="float" office:value="0.038" calcext:value-type="float">
            <text:p>0.04</text:p>
          </table:table-cell>
          <table:table-cell table:style-name="ce120" table:formula="of:=[.T15]*21.4/1000000" office:value-type="float" office:value="2.5598252" calcext:value-type="float">
            <text:p>2.560</text:p>
          </table:table-cell>
          <table:table-cell table:style-name="ce200" table:formula="of:=[.U15]*21.4/1000000" office:value-type="float" office:value="0.00626806" calcext:value-type="float">
            <text:p>0.006</text:p>
          </table:table-cell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334" calcext:value-type="float">
            <text:p>0.334</text:p>
          </table:table-cell>
          <table:table-cell table:number-columns-repeated="3"/>
          <table:table-cell table:style-name="ce216"/>
          <table:table-cell table:style-name="ce218" table:number-columns-repeated="2"/>
          <table:table-cell table:style-name="ce81" office:value-type="float" office:value="0.704" calcext:value-type="float">
            <text:p>0.704</text:p>
          </table:table-cell>
          <table:table-cell table:style-name="ce218" table:number-columns-repeated="7"/>
          <table:table-cell table:style-name="ce81" office:value-type="float" office:value="0.334" calcext:value-type="float">
            <text:p>0.334</text:p>
          </table:table-cell>
          <table:table-cell/>
          <table:table-cell table:style-name="ce228" office:value-type="float" office:value="21" calcext:value-type="float">
            <text:p>21</text:p>
          </table:table-cell>
          <table:table-cell table:style-name="ce230" office:value-type="float" office:value="126256" calcext:value-type="float">
            <text:p>126256.0</text:p>
          </table:table-cell>
          <table:table-cell table:style-name="ce230" office:value-type="float" office:value="307.45" calcext:value-type="float">
            <text:p>307.5</text:p>
          </table:table-cell>
          <table:table-cell table:style-name="ce232" office:value-type="float" office:value="0.334" calcext:value-type="float">
            <text:p>0.33</text:p>
          </table:table-cell>
          <table:table-cell table:style-name="ce232" office:value-type="float" office:value="0.036" calcext:value-type="float">
            <text:p>0.04</text:p>
          </table:table-cell>
          <table:table-cell table:style-name="ce234" table:formula="of:=[.T16]*21.4/1000000" office:value-type="float" office:value="2.7018784" calcext:value-type="float">
            <text:p>2.702</text:p>
          </table:table-cell>
          <table:table-cell table:style-name="ce235" table:formula="of:=[.U16]*21.4/1000000" office:value-type="float" office:value="0.00657943" calcext:value-type="float">
            <text:p>0.007</text:p>
          </table:table-cell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36" calcext:value-type="float">
            <text:p>0.036</text:p>
          </table:table-cell>
          <table:table-cell table:number-columns-repeated="3"/>
          <table:table-cell table:style-name="ce216"/>
          <table:table-cell table:style-name="ce218" table:number-columns-repeated="10"/>
          <table:table-cell table:style-name="ce224"/>
          <table:table-cell table:number-columns-repeated="8"/>
        </table:table-row>
        <table:table-row table:style-name="ro1">
          <table:table-cell table:style-name="ce126" table:number-columns-repeated="2"/>
          <table:table-cell table:number-columns-repeated="3"/>
          <table:table-cell table:style-name="ce216"/>
          <table:table-cell table:style-name="ce218" table:number-columns-repeated="10"/>
          <table:table-cell table:style-name="ce224"/>
          <table:table-cell table:number-columns-repeated="8"/>
        </table:table-row>
        <table:table-row table:style-name="ro1">
          <table:table-cell table:style-name="ce126" office:value-type="string" calcext:value-type="string">
            <text:p>CF1_RC5_O120_Ch0_DSI_PulseIn_20191119_140040.txt</text:p>
          </table:table-cell>
          <table:table-cell table:style-name="ce126"/>
          <table:table-cell table:number-columns-repeated="3"/>
          <table:table-cell table:style-name="ce216"/>
          <table:table-cell table:style-name="ce218" table:number-columns-repeated="10"/>
          <table:table-cell table:style-name="ce224"/>
          <table:table-cell table:number-columns-repeated="8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59922.8" calcext:value-type="float">
            <text:p>59922.8</text:p>
          </table:table-cell>
          <table:table-cell table:number-columns-repeated="3"/>
          <table:table-cell table:style-name="ce216"/>
          <table:table-cell table:style-name="ce220" table:formula="of:=AVERAGE([.G15:.G19])" office:value-type="float" office:value="0.918" calcext:value-type="float">
            <text:p>0.918</text:p>
          </table:table-cell>
          <table:table-cell table:style-name="ce220" table:formula="of:=AVERAGE([.H15:.H19])" office:value-type="float" office:value="0.811" calcext:value-type="float">
            <text:p>0.811</text:p>
          </table:table-cell>
          <table:table-cell table:style-name="ce220" table:formula="of:=AVERAGE([.I15:.I19])" office:value-type="float" office:value="0.704" calcext:value-type="float">
            <text:p>0.704</text:p>
          </table:table-cell>
          <table:table-cell table:style-name="ce220" table:formula="of:=AVERAGE([.J15:.J19])" office:value-type="float" office:value="0.642" calcext:value-type="float">
            <text:p>0.642</text:p>
          </table:table-cell>
          <table:table-cell table:style-name="ce220" table:formula="of:=AVERAGE([.K15:.K19])" office:value-type="float" office:value="0.518" calcext:value-type="float">
            <text:p>0.518</text:p>
          </table:table-cell>
          <table:table-cell table:style-name="ce220" table:formula="of:=AVERAGE([.L15:.L19])" office:value-type="float" office:value="0.485" calcext:value-type="float">
            <text:p>0.485</text:p>
          </table:table-cell>
          <table:table-cell table:style-name="ce220" table:formula="of:=AVERAGE([.M15:.M19])" office:value-type="float" office:value="0.448" calcext:value-type="float">
            <text:p>0.448</text:p>
          </table:table-cell>
          <table:table-cell table:style-name="ce220" table:formula="of:=AVERAGE([.N15:.N19])" office:value-type="float" office:value="0.425" calcext:value-type="float">
            <text:p>0.425</text:p>
          </table:table-cell>
          <table:table-cell table:style-name="ce220" table:formula="of:=AVERAGE([.O15:.O19])" office:value-type="float" office:value="0.369" calcext:value-type="float">
            <text:p>0.369</text:p>
          </table:table-cell>
          <table:table-cell table:style-name="ce220" table:formula="of:=AVERAGE([.P15:.P19])" office:value-type="float" office:value="0.353" calcext:value-type="float">
            <text:p>0.353</text:p>
          </table:table-cell>
          <table:table-cell table:style-name="ce220" table:formula="of:=AVERAGE([.Q15:.Q19])" office:value-type="float" office:value="0.334" calcext:value-type="float">
            <text:p>0.334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64.64" calcext:value-type="float">
            <text:p>64.64</text:p>
          </table:table-cell>
          <table:table-cell table:number-columns-repeated="3"/>
          <table:table-cell table:style-name="ce246" office:value-type="string" calcext:value-type="string">
            <text:p>Rcerr</text:p>
          </table:table-cell>
          <table:table-cell table:style-name="ce155" office:value-type="float" office:value="0.098" calcext:value-type="float">
            <text:p>0.098</text:p>
          </table:table-cell>
          <table:table-cell table:style-name="ce155" office:value-type="float" office:value="0.087" calcext:value-type="float">
            <text:p>0.087</text:p>
          </table:table-cell>
          <table:table-cell table:style-name="ce81" office:value-type="float" office:value="0.075" calcext:value-type="float">
            <text:p>0.075</text:p>
          </table:table-cell>
          <table:table-cell table:style-name="ce117" office:value-type="float" office:value="0.069" calcext:value-type="float">
            <text:p>0.069</text:p>
          </table:table-cell>
          <table:table-cell table:style-name="ce81" office:value-type="float" office:value="0.055" calcext:value-type="float">
            <text:p>0.055</text:p>
          </table:table-cell>
          <table:table-cell table:style-name="ce155" office:value-type="float" office:value="0.052" calcext:value-type="float">
            <text:p>0.052</text:p>
          </table:table-cell>
          <table:table-cell table:style-name="ce155" office:value-type="float" office:value="0.048" calcext:value-type="float">
            <text:p>0.048</text:p>
          </table:table-cell>
          <table:table-cell table:style-name="ce155" office:value-type="float" office:value="0.045" calcext:value-type="float">
            <text:p>0.045</text:p>
          </table:table-cell>
          <table:table-cell table:style-name="ce155" office:value-type="float" office:value="0.04" calcext:value-type="float">
            <text:p>0.04</text:p>
          </table:table-cell>
          <table:table-cell table:style-name="ce155" office:value-type="float" office:value="0.038" calcext:value-type="float">
            <text:p>0.038</text:p>
          </table:table-cell>
          <table:table-cell table:style-name="ce81" office:value-type="float" office:value="0.036" calcext:value-type="float">
            <text:p>0.036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704" calcext:value-type="float">
            <text:p>0.704</text:p>
          </table:table-cell>
          <table:table-cell table:number-columns-repeated="3"/>
          <table:table-cell table:style-name="ce146"/>
          <table:table-cell table:style-name="ce94" table:number-columns-repeated="2"/>
          <table:table-cell table:style-name="ce81" office:value-type="float" office:value="0.075" calcext:value-type="float">
            <text:p>0.075</text:p>
          </table:table-cell>
          <table:table-cell table:style-name="ce94" table:number-columns-repeated="7"/>
          <table:table-cell table:style-name="ce81" office:value-type="float" office:value="0.036" calcext:value-type="float">
            <text:p>0.036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75" calcext:value-type="float">
            <text:p>0.075</text:p>
          </table:table-cell>
          <table:table-cell table:number-columns-repeated="3"/>
          <table:table-cell table:style-name="ce146"/>
          <table:table-cell table:style-name="ce94" table:number-columns-repeated="10"/>
          <table:table-cell table:style-name="ce169"/>
          <table:table-cell table:number-columns-repeated="8"/>
        </table:table-row>
        <table:table-row table:style-name="ro1">
          <table:table-cell table:style-name="ce126" table:number-columns-repeated="2"/>
          <table:table-cell table:number-columns-repeated="3"/>
          <table:table-cell table:style-name="ce146"/>
          <table:table-cell table:style-name="ce94" table:number-columns-repeated="10"/>
          <table:table-cell table:style-name="ce169"/>
          <table:table-cell table:number-columns-repeated="8"/>
        </table:table-row>
        <table:table-row table:style-name="ro1">
          <table:table-cell table:style-name="ce126" office:value-type="string" calcext:value-type="string">
            <text:p>CF1_RC5_O120_Ch0_DSI_PulseIn_20191119_140042.txt</text:p>
          </table:table-cell>
          <table:table-cell table:style-name="ce126"/>
          <table:table-cell table:number-columns-repeated="3"/>
          <table:table-cell table:style-name="ce146"/>
          <table:table-cell table:style-name="ce94" table:number-columns-repeated="10"/>
          <table:table-cell table:style-name="ce169"/>
          <table:table-cell table:number-columns-repeated="8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59931" calcext:value-type="float">
            <text:p>59931</text:p>
          </table:table-cell>
          <table:table-cell table:number-columns-repeated="3"/>
          <table:table-cell table:style-name="ce207"/>
          <table:table-cell table:style-name="ce221" table:formula="of:=AVERAGE([.G21:.G25])" office:value-type="float" office:value="0.098" calcext:value-type="float">
            <text:p>0.098</text:p>
          </table:table-cell>
          <table:table-cell table:style-name="ce221" table:formula="of:=AVERAGE([.H21:.H25])" office:value-type="float" office:value="0.087" calcext:value-type="float">
            <text:p>0.087</text:p>
          </table:table-cell>
          <table:table-cell table:style-name="ce221" table:formula="of:=AVERAGE([.I21:.I25])" office:value-type="float" office:value="0.075" calcext:value-type="float">
            <text:p>0.075</text:p>
          </table:table-cell>
          <table:table-cell table:style-name="ce221" table:formula="of:=AVERAGE([.J21:.J25])" office:value-type="float" office:value="0.069" calcext:value-type="float">
            <text:p>0.069</text:p>
          </table:table-cell>
          <table:table-cell table:style-name="ce221" table:formula="of:=AVERAGE([.K21:.K25])" office:value-type="float" office:value="0.055" calcext:value-type="float">
            <text:p>0.055</text:p>
          </table:table-cell>
          <table:table-cell table:style-name="ce221" table:formula="of:=AVERAGE([.L21:.L25])" office:value-type="float" office:value="0.052" calcext:value-type="float">
            <text:p>0.052</text:p>
          </table:table-cell>
          <table:table-cell table:style-name="ce221" table:formula="of:=AVERAGE([.M21:.M25])" office:value-type="float" office:value="0.048" calcext:value-type="float">
            <text:p>0.048</text:p>
          </table:table-cell>
          <table:table-cell table:style-name="ce221" table:formula="of:=AVERAGE([.N21:.N25])" office:value-type="float" office:value="0.045" calcext:value-type="float">
            <text:p>0.045</text:p>
          </table:table-cell>
          <table:table-cell table:style-name="ce221" table:formula="of:=AVERAGE([.O21:.O25])" office:value-type="float" office:value="0.04" calcext:value-type="float">
            <text:p>0.04</text:p>
          </table:table-cell>
          <table:table-cell table:style-name="ce221" table:formula="of:=AVERAGE([.P21:.P25])" office:value-type="float" office:value="0.038" calcext:value-type="float">
            <text:p>0.038</text:p>
          </table:table-cell>
          <table:table-cell table:style-name="ce221" table:formula="of:=AVERAGE([.Q21:.Q25])" office:value-type="float" office:value="0.036" calcext:value-type="float">
            <text:p>0.036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63.82" calcext:value-type="float">
            <text:p>63.82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704" calcext:value-type="float">
            <text:p>0.704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75" calcext:value-type="float">
            <text:p>0.075</text:p>
          </table:table-cell>
          <table:table-cell table:number-columns-repeated="23"/>
        </table:table-row>
        <table:table-row table:style-name="ro1">
          <table:table-cell table:style-name="ce126" table:number-columns-repeated="2"/>
          <table:table-cell table:number-columns-repeated="23"/>
        </table:table-row>
        <table:table-row table:style-name="ro1">
          <table:table-cell table:style-name="ce126" office:value-type="string" calcext:value-type="string">
            <text:p>CF1_RC7_O120_Ch0_DSI_PulseIn_20191119_140048.txt</text:p>
          </table:table-cell>
          <table:table-cell table:style-name="ce126"/>
          <table:table-cell table:number-columns-repeated="23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65700.1" calcext:value-type="float">
            <text:p>65700.1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83.07" calcext:value-type="float">
            <text:p>83.07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642" calcext:value-type="float">
            <text:p>0.642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21_O120_Ch0_DSI_PulseIn_20191119_140326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6240" calcext:value-type="float">
            <text:p>1262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20.9" calcext:value-type="float">
            <text:p>320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4" calcext:value-type="float">
            <text:p>0.3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7_O120_Ch0_DSI_PulseIn_20191119_140049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701.5" calcext:value-type="float">
            <text:p>65701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86" calcext:value-type="float">
            <text:p>79.8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42" calcext:value-type="float">
            <text:p>0.6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string" calcext:value-type="string">
            <text:p>CF1_RC13_O120_Ch0_DSI_PulseIn_20191119_140243.txt</text:p>
          </table:table-cell>
          <table:table-cell table:style-name="ce126"/>
          <table:table-cell table:number-columns-repeated="23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94198.7" calcext:value-type="float">
            <text:p>94198.7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78.4" calcext:value-type="float">
            <text:p>178.4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448" calcext:value-type="float">
            <text:p>0.448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48" calcext:value-type="float">
            <text:p>0.048</text:p>
          </table:table-cell>
          <table:table-cell table:number-columns-repeated="23"/>
        </table:table-row>
        <table:table-row table:style-name="ro1">
          <table:table-cell table:style-name="ce126" table:number-columns-repeated="2"/>
          <table:table-cell table:number-columns-repeated="23"/>
        </table:table-row>
        <table:table-row table:style-name="ro1">
          <table:table-cell table:style-name="ce126" office:value-type="string" calcext:value-type="string">
            <text:p>CF1_RC1_O120_Ch0_DSI_PulseIn_20191119_140019.txt</text:p>
          </table:table-cell>
          <table:table-cell table:style-name="ce126"/>
          <table:table-cell table:number-columns-repeated="23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45972.6" calcext:value-type="float">
            <text:p>45972.6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9.33" calcext:value-type="float">
            <text:p>29.33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918" calcext:value-type="float">
            <text:p>0.918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 table:style-name="ce126" table:number-columns-repeated="2"/>
          <table:table-cell table:number-columns-repeated="23"/>
        </table:table-row>
        <table:table-row table:style-name="ro1">
          <table:table-cell table:style-name="ce126" office:value-type="string" calcext:value-type="string">
            <text:p>CF1_RC19_O120_Ch0_DSI_PulseIn_20191119_140313.txt</text:p>
          </table:table-cell>
          <table:table-cell table:style-name="ce126"/>
          <table:table-cell table:number-columns-repeated="23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19618" calcext:value-type="float">
            <text:p>119618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92.9" calcext:value-type="float">
            <text:p>292.9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_O120_Ch0_DSI_PulseIn_20191119_140020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68.8" calcext:value-type="float">
            <text:p>45968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98" calcext:value-type="float">
            <text:p>29.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18" calcext:value-type="float">
            <text:p>0.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3_O120_Ch0_DSI_PulseIn_20191119_140244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4194.1" calcext:value-type="float">
            <text:p>94194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0.7" calcext:value-type="float">
            <text:p>190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48" calcext:value-type="float">
            <text:p>0.4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8" calcext:value-type="float">
            <text:p>0.04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9_O120_Ch0_DSI_PulseIn_20191119_140316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9637" calcext:value-type="float">
            <text:p>1196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9.6" calcext:value-type="float">
            <text:p>299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9_O120_Ch0_DSI_PulseIn_20191119_140317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9629" calcext:value-type="float">
            <text:p>1196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6.8" calcext:value-type="float">
            <text:p>286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_O120_Ch0_DSI_PulseIn_20191119_140021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61.9" calcext:value-type="float">
            <text:p>45961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44" calcext:value-type="float">
            <text:p>29.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18" calcext:value-type="float">
            <text:p>0.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_O120_Ch0_DSI_PulseIn_20191119_140023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60.3" calcext:value-type="float">
            <text:p>45960.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0.67" calcext:value-type="float">
            <text:p>30.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18" calcext:value-type="float">
            <text:p>0.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3_O120_Ch0_DSI_PulseIn_20191119_140247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4175.4" calcext:value-type="float">
            <text:p>94175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6.8" calcext:value-type="float">
            <text:p>176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48" calcext:value-type="float">
            <text:p>0.4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8" calcext:value-type="float">
            <text:p>0.04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3_O120_Ch0_DSI_PulseIn_20191119_140029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067.8" calcext:value-type="float">
            <text:p>52067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1.34" calcext:value-type="float">
            <text:p>41.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string" calcext:value-type="string">
            <text:p>CF1_RC3_O120_Ch0_DSI_PulseIn_20191119_140028.txt</text:p>
          </table:table-cell>
          <table:table-cell table:style-name="ce126"/>
          <table:table-cell table:number-columns-repeated="23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52063.4" calcext:value-type="float">
            <text:p>52063.4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41.99" calcext:value-type="float">
            <text:p>41.99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9_O120_Ch0_DSI_PulseIn_20191119_140314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9627" calcext:value-type="float">
            <text:p>1196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9.2" calcext:value-type="float">
            <text:p>289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3_O120_Ch0_DSI_PulseIn_20191119_140246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4184.2" calcext:value-type="float">
            <text:p>94184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5.7" calcext:value-type="float">
            <text:p>175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48" calcext:value-type="float">
            <text:p>0.4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8" calcext:value-type="float">
            <text:p>0.04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5_O120_Ch0_DSI_PulseIn_20191119_140039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9931.6" calcext:value-type="float">
            <text:p>59931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2.52" calcext:value-type="float">
            <text:p>62.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04" calcext:value-type="float">
            <text:p>0.7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5" calcext:value-type="float">
            <text:p>0.07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3_O120_Ch0_DSI_PulseIn_20191119_140030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060.9" calcext:value-type="float">
            <text:p>52060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51" calcext:value-type="float">
            <text:p>40.5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string" calcext:value-type="string">
            <text:p>CF1_RC15_O120_Ch0_DSI_PulseIn_20191119_140256.txt</text:p>
          </table:table-cell>
          <table:table-cell table:style-name="ce126"/>
          <table:table-cell table:number-columns-repeated="23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99420.1" calcext:value-type="float">
            <text:p>99420.1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10.9" calcext:value-type="float">
            <text:p>210.9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425" calcext:value-type="float">
            <text:p>0.425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45" calcext:value-type="float">
            <text:p>0.04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5_O120_Ch0_DSI_PulseIn_20191119_140254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9409.2" calcext:value-type="float">
            <text:p>99409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1.2" calcext:value-type="float">
            <text:p>211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5" calcext:value-type="float">
            <text:p>0.4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5" calcext:value-type="float">
            <text:p>0.04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3_O120_Ch0_DSI_PulseIn_20191119_140032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058.4" calcext:value-type="float">
            <text:p>52058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9.99" calcext:value-type="float">
            <text:p>39.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3_O120_Ch0_DSI_PulseIn_20191119_140033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061.7" calcext:value-type="float">
            <text:p>52061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05" calcext:value-type="float">
            <text:p>40.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5_O120_Ch0_DSI_PulseIn_20191119_140255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9422.2" calcext:value-type="float">
            <text:p>99422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3.4" calcext:value-type="float">
            <text:p>213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4" calcext:value-type="float">
            <text:p>0.4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5" calcext:value-type="float">
            <text:p>0.04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string" calcext:value-type="string">
            <text:p>CF1_RC17_O120_Ch0_DSI_PulseIn_20191119_140307.txt</text:p>
          </table:table-cell>
          <table:table-cell table:style-name="ce126"/>
          <table:table-cell table:number-columns-repeated="23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114332" calcext:value-type="float">
            <text:p>114332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276.9" calcext:value-type="float">
            <text:p>276.9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369" calcext:value-type="float">
            <text:p>0.369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4" calcext:value-type="float">
            <text:p>0.04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5_O120_Ch0_DSI_PulseIn_20191119_140251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9429.5" calcext:value-type="float">
            <text:p>99429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1.7" calcext:value-type="float">
            <text:p>211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4" calcext:value-type="float">
            <text:p>0.4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5" calcext:value-type="float">
            <text:p>0.04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7_O120_Ch0_DSI_PulseIn_20191119_140304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4310" calcext:value-type="float">
            <text:p>1143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8.4" calcext:value-type="float">
            <text:p>278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69" calcext:value-type="float">
            <text:p>0.3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7_O120_Ch0_DSI_PulseIn_20191119_140305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4330" calcext:value-type="float">
            <text:p>1143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6.3" calcext:value-type="float">
            <text:p>276.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69" calcext:value-type="float">
            <text:p>0.3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7_O120_Ch0_DSI_PulseIn_20191119_140051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699.9" calcext:value-type="float">
            <text:p>65699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03" calcext:value-type="float">
            <text:p>79.0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42" calcext:value-type="float">
            <text:p>0.6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21_O120_Ch0_DSI_PulseIn_20191119_140328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6238" calcext:value-type="float">
            <text:p>1262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8.8" calcext:value-type="float">
            <text:p>298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4" calcext:value-type="float">
            <text:p>0.3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7_O120_Ch0_DSI_PulseIn_20191119_140052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697.6" calcext:value-type="float">
            <text:p>65697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5.09" calcext:value-type="float">
            <text:p>85.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42" calcext:value-type="float">
            <text:p>0.6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string" calcext:value-type="string">
            <text:p>CF1_RC11_O120_Ch0_DSI_PulseIn_20191119_140152.txt</text:p>
          </table:table-cell>
          <table:table-cell table:style-name="ce126"/>
          <table:table-cell table:number-columns-repeated="23"/>
        </table:table-row>
        <table:table-row table:style-name="ro1">
          <table:table-cell table:style-name="ce126" office:value-type="string" calcext:value-type="string">
            <text:p>amp_mean</text:p>
          </table:table-cell>
          <table:table-cell table:style-name="ce126" office:value-type="float" office:value="87019.2" calcext:value-type="float">
            <text:p>87019.2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amp_sigm</text:p>
          </table:table-cell>
          <table:table-cell table:style-name="ce126" office:value-type="float" office:value="152.9" calcext:value-type="float">
            <text:p>152.9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const</text:p>
          </table:table-cell>
          <table:table-cell table:style-name="ce126" office:value-type="float" office:value="0.485" calcext:value-type="float">
            <text:p>0.485</text:p>
          </table:table-cell>
          <table:table-cell table:number-columns-repeated="23"/>
        </table:table-row>
        <table:table-row table:style-name="ro1">
          <table:table-cell table:style-name="ce126" office:value-type="string" calcext:value-type="string">
            <text:p>RCtmcErr</text:p>
          </table:table-cell>
          <table:table-cell table:style-name="ce126" office:value-type="float" office:value="0.052" calcext:value-type="float">
            <text:p>0.052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9_O120_Ch0_DSI_PulseIn_20191119_140107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535.6" calcext:value-type="float">
            <text:p>81535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5.5" calcext:value-type="float">
            <text:p>135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18" calcext:value-type="float">
            <text:p>0.5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5" calcext:value-type="float">
            <text:p>0.05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1_O120_Ch0_DSI_PulseIn_20191119_140151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7013.4" calcext:value-type="float">
            <text:p>87013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.7" calcext:value-type="float">
            <text:p>152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5" calcext:value-type="float">
            <text:p>0.4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1_O120_Ch0_DSI_PulseIn_20191119_140150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7020.6" calcext:value-type="float">
            <text:p>87020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" calcext:value-type="float">
            <text:p>1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5" calcext:value-type="float">
            <text:p>0.4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9_O120_Ch0_DSI_PulseIn_20191119_140110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528.6" calcext:value-type="float">
            <text:p>81528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2.7" calcext:value-type="float">
            <text:p>132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18" calcext:value-type="float">
            <text:p>0.5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5" calcext:value-type="float">
            <text:p>0.055</text:p>
          </table:table-cell>
          <table:table-cell table:number-columns-repeated="23"/>
        </table:table-row>
      </table:table>
      <table:table table:name="DSI_Ch0_results" table:style-name="ta1">
        <table:shapes>
          <draw:frame draw:z-index="0" draw:style-name="gr1" draw:text-style-name="P1" svg:width="154.21mm" svg:height="86.74mm" svg:x="163.87mm" svg:y="122.6mm">
            <draw:object draw:notify-on-update-of-ranges="DSI_Ch0_results.A4:DSI_Ch0_results.A8 DSI_Ch0_results.A1:DSI_Ch0_results.A1 DSI_Ch0_results.D4:DSI_Ch0_results.D8 DSI_Ch0_results.E4:DSI_Ch0_results.E8 DSI_Ch0_results.E4:DSI_Ch0_results.E8 DSI_Ch0_results.A13:DSI_Ch0_results.A19 DSI_Ch0_results.A10:DSI_Ch0_results.A10 DSI_Ch0_results.D13:DSI_Ch0_results.D19 DSI_Ch0_results.E13:DSI_Ch0_results.E19 DSI_Ch0_results.E13:DSI_Ch0_results.E19 DSI_Ch0_results.A24:DSI_Ch0_results.A33 DSI_Ch0_results.A21:DSI_Ch0_results.A21 DSI_Ch0_results.D24:DSI_Ch0_results.D33 DSI_Ch0_results.E24:DSI_Ch0_results.E33 DSI_Ch0_results.E24:DSI_Ch0_results.E33 DSI_Ch0_results.A38:DSI_Ch0_results.A53 DSI_Ch0_results.A35:DSI_Ch0_results.A35 DSI_Ch0_results.D38:DSI_Ch0_results.D53 DSI_Ch0_results.E38:DSI_Ch0_results.E53 DSI_Ch0_results.E38:DSI_Ch0_results.E53 DSI_Ch0_results.H4:DSI_Ch0_results.H14 DSI_Ch0_results.H1:DSI_Ch0_results.H1 DSI_Ch0_results.K4:DSI_Ch0_results.K14 DSI_Ch0_results.L4:DSI_Ch0_results.L14 DSI_Ch0_results.L4:DSI_Ch0_results.L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6" table:default-cell-style-name="ce180"/>
        <table:table-column table:style-name="co28" table:number-columns-repeated="2" table:default-cell-style-name="ce119"/>
        <table:table-column table:style-name="co29" table:default-cell-style-name="ce231"/>
        <table:table-column table:style-name="co30" table:default-cell-style-name="ce231"/>
        <table:table-column table:style-name="co20" table:default-cell-style-name="ce120"/>
        <table:table-column table:style-name="co26" table:default-cell-style-name="ce200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table:style-name="ce175" office:value-type="string" calcext:value-type="string" table:number-columns-spanned="7" table:number-rows-spanned="1">
            <text:p>Gain = 63</text:p>
          </table:table-cell>
          <table:covered-table-cell table:number-columns-repeated="5" table:style-name="ce192"/>
          <table:covered-table-cell table:style-name="ce199"/>
          <table:table-cell table:style-name="ce175" office:value-type="string" calcext:value-type="string" table:number-columns-spanned="7" table:number-rows-spanned="1">
            <text:p>CF1</text:p>
          </table:table-cell>
          <table:covered-table-cell table:number-columns-repeated="5" table:style-name="ce229"/>
          <table:covered-table-cell table:style-name="ce213"/>
        </table:table-row>
        <table:table-row table:style-name="ro1">
          <table:table-cell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</table:table-row>
        <table:table-row table:style-name="ro1">
          <table:table-cell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  <table:table-cell table:style-name="ce180"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95.1" calcext:value-type="float">
            <text:p>51595.1</text:p>
          </table:table-cell>
          <table:table-cell office:value-type="float" office:value="31.93" calcext:value-type="float">
            <text:p>31.9</text:p>
          </table:table-cell>
          <table:table-cell office:value-type="float" office:value="1.52" calcext:value-type="float">
            <text:p>1.52</text:p>
          </table:table-cell>
          <table:table-cell office:value-type="float" office:value="0.16" calcext:value-type="float">
            <text:p>0.16</text:p>
          </table:table-cell>
          <table:table-cell table:formula="of:=[.B4]*21.4/1000000" office:value-type="float" office:value="1.10413514" calcext:value-type="float">
            <text:p>1.104</text:p>
          </table:table-cell>
          <table:table-cell table:formula="of:=[.C4]*21.4/1000000" office:value-type="float" office:value="0.000683302" calcext:value-type="float">
            <text:p>0.001</text:p>
          </table:table-cell>
          <table:table-cell table:style-name="ce180" office:value-type="float" office:value="1" calcext:value-type="float">
            <text:p>1</text:p>
          </table:table-cell>
          <table:table-cell table:style-name="ce119" office:value-type="float" office:value="45972.6" calcext:value-type="float">
            <text:p>45972.6</text:p>
          </table:table-cell>
          <table:table-cell table:style-name="ce119" office:value-type="float" office:value="29.33" calcext:value-type="float">
            <text:p>29.3</text:p>
          </table:table-cell>
          <table:table-cell table:style-name="ce231" office:value-type="float" office:value="0.918" calcext:value-type="float">
            <text:p>0.92</text:p>
          </table:table-cell>
          <table:table-cell table:style-name="ce231" office:value-type="float" office:value="0.098" calcext:value-type="float">
            <text:p>0.10</text:p>
          </table:table-cell>
          <table:table-cell table:style-name="ce120" table:formula="of:=[.I4]*21.4/1000000" office:value-type="float" office:value="0.98381364" calcext:value-type="float">
            <text:p>0.984</text:p>
          </table:table-cell>
          <table:table-cell table:style-name="ce200" table:formula="of:=[.J4]*21.4/1000000" office:value-type="float" office:value="0.000627662" calcext:value-type="float">
            <text:p>0.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860.55" calcext:value-type="float">
            <text:p>64860.6</text:p>
          </table:table-cell>
          <table:table-cell office:value-type="float" office:value="51.7775" calcext:value-type="float">
            <text:p>51.8</text:p>
          </table:table-cell>
          <table:table-cell office:value-type="float" office:value="1.21" calcext:value-type="float">
            <text:p>1.21</text:p>
          </table:table-cell>
          <table:table-cell office:value-type="float" office:value="0.13" calcext:value-type="float">
            <text:p>0.13</text:p>
          </table:table-cell>
          <table:table-cell table:formula="of:=[.B5]*21.4/1000000" office:value-type="float" office:value="1.38801577" calcext:value-type="float">
            <text:p>1.388</text:p>
          </table:table-cell>
          <table:table-cell table:formula="of:=[.C5]*21.4/1000000" office:value-type="float" office:value="0.0011080385" calcext:value-type="float">
            <text:p>0.001</text:p>
          </table:table-cell>
          <table:table-cell table:style-name="ce180" office:value-type="float" office:value="3" calcext:value-type="float">
            <text:p>3</text:p>
          </table:table-cell>
          <table:table-cell table:style-name="ce119" office:value-type="float" office:value="52063.4" calcext:value-type="float">
            <text:p>52063.4</text:p>
          </table:table-cell>
          <table:table-cell table:style-name="ce119" office:value-type="float" office:value="41.99" calcext:value-type="float">
            <text:p>42.0</text:p>
          </table:table-cell>
          <table:table-cell table:style-name="ce231" office:value-type="float" office:value="0.811" calcext:value-type="float">
            <text:p>0.81</text:p>
          </table:table-cell>
          <table:table-cell table:style-name="ce231" office:value-type="float" office:value="0.087" calcext:value-type="float">
            <text:p>0.09</text:p>
          </table:table-cell>
          <table:table-cell table:style-name="ce120" table:formula="of:=[.I5]*21.4/1000000" office:value-type="float" office:value="1.11415676" calcext:value-type="float">
            <text:p>1.114</text:p>
          </table:table-cell>
          <table:table-cell table:style-name="ce200" table:formula="of:=[.J5]*21.4/1000000" office:value-type="float" office:value="0.000898586" calcext:value-type="float">
            <text:p>0.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633.775" calcext:value-type="float">
            <text:p>81633.8</text:p>
          </table:table-cell>
          <table:table-cell office:value-type="float" office:value="80.7175" calcext:value-type="float">
            <text:p>80.7</text:p>
          </table:table-cell>
          <table:table-cell office:value-type="float" office:value="0.9625" calcext:value-type="float">
            <text:p>0.96</text:p>
          </table:table-cell>
          <table:table-cell office:value-type="float" office:value="0.1" calcext:value-type="float">
            <text:p>0.10</text:p>
          </table:table-cell>
          <table:table-cell table:formula="of:=[.B6]*21.4/1000000" office:value-type="float" office:value="1.746962785" calcext:value-type="float">
            <text:p>1.747</text:p>
          </table:table-cell>
          <table:table-cell table:formula="of:=[.C6]*21.4/1000000" office:value-type="float" office:value="0.0017273545" calcext:value-type="float">
            <text:p>0.002</text:p>
          </table:table-cell>
          <table:table-cell table:style-name="ce180" office:value-type="float" office:value="5" calcext:value-type="float">
            <text:p>5</text:p>
          </table:table-cell>
          <table:table-cell table:style-name="ce119" office:value-type="float" office:value="59926.9" calcext:value-type="float">
            <text:p>59926.9</text:p>
          </table:table-cell>
          <table:table-cell table:style-name="ce119" office:value-type="float" office:value="64.23" calcext:value-type="float">
            <text:p>64.2</text:p>
          </table:table-cell>
          <table:table-cell table:style-name="ce231" office:value-type="float" office:value="0.704" calcext:value-type="float">
            <text:p>0.70</text:p>
          </table:table-cell>
          <table:table-cell table:style-name="ce231" office:value-type="float" office:value="0.075" calcext:value-type="float">
            <text:p>0.08</text:p>
          </table:table-cell>
          <table:table-cell table:style-name="ce120" table:formula="of:=[.I6]*21.4/1000000" office:value-type="float" office:value="1.28243566" calcext:value-type="float">
            <text:p>1.282</text:p>
          </table:table-cell>
          <table:table-cell table:style-name="ce200" table:formula="of:=[.J6]*21.4/1000000" office:value-type="float" office:value="0.001374522" calcext:value-type="float">
            <text:p>0.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754.7333333333" calcext:value-type="float">
            <text:p>93754.7</text:p>
          </table:table-cell>
          <table:table-cell office:value-type="float" office:value="103.8" calcext:value-type="float">
            <text:p>103.8</text:p>
          </table:table-cell>
          <table:table-cell office:value-type="float" office:value="0.838" calcext:value-type="float">
            <text:p>0.84</text:p>
          </table:table-cell>
          <table:table-cell office:value-type="float" office:value="0.09" calcext:value-type="float">
            <text:p>0.09</text:p>
          </table:table-cell>
          <table:table-cell table:formula="of:=[.B7]*21.4/1000000" office:value-type="float" office:value="2.00635129333333" calcext:value-type="float">
            <text:p>2.006</text:p>
          </table:table-cell>
          <table:table-cell table:formula="of:=[.C7]*21.4/1000000" office:value-type="float" office:value="0.00222132" calcext:value-type="float">
            <text:p>0.002</text:p>
          </table:table-cell>
          <table:table-cell table:style-name="ce180" office:value-type="float" office:value="7" calcext:value-type="float">
            <text:p>7</text:p>
          </table:table-cell>
          <table:table-cell table:style-name="ce119" office:value-type="float" office:value="65700.1" calcext:value-type="float">
            <text:p>65700.1</text:p>
          </table:table-cell>
          <table:table-cell table:style-name="ce119" office:value-type="float" office:value="83.07" calcext:value-type="float">
            <text:p>83.1</text:p>
          </table:table-cell>
          <table:table-cell table:style-name="ce231" office:value-type="float" office:value="0.642" calcext:value-type="float">
            <text:p>0.64</text:p>
          </table:table-cell>
          <table:table-cell table:style-name="ce231" office:value-type="float" office:value="0.069" calcext:value-type="float">
            <text:p>0.07</text:p>
          </table:table-cell>
          <table:table-cell table:style-name="ce120" table:formula="of:=[.I7]*21.4/1000000" office:value-type="float" office:value="1.40598214" calcext:value-type="float">
            <text:p>1.406</text:p>
          </table:table-cell>
          <table:table-cell table:style-name="ce200" table:formula="of:=[.J7]*21.4/1000000" office:value-type="float" office:value="0.001777698" calcext:value-type="float">
            <text:p>0.002</text:p>
          </table:table-cell>
        </table:table-row>
        <table:table-row table:style-name="ro1">
          <table:table-cell table:style-name="ce228" office:value-type="float" office:value="9" calcext:value-type="float">
            <text:p>9</text:p>
          </table:table-cell>
          <table:table-cell table:style-name="ce230" office:value-type="float" office:value="127466.75" calcext:value-type="float">
            <text:p>127466.8</text:p>
          </table:table-cell>
          <table:table-cell table:style-name="ce230" office:value-type="float" office:value="179.35" calcext:value-type="float">
            <text:p>179.4</text:p>
          </table:table-cell>
          <table:table-cell table:style-name="ce232" office:value-type="float" office:value="0.616" calcext:value-type="float">
            <text:p>0.62</text:p>
          </table:table-cell>
          <table:table-cell table:style-name="ce232" office:value-type="float" office:value="0.066" calcext:value-type="float">
            <text:p>0.07</text:p>
          </table:table-cell>
          <table:table-cell table:style-name="ce234" table:formula="of:=[.B8]*21.4/1000000" office:value-type="float" office:value="2.72778845" calcext:value-type="float">
            <text:p>2.728</text:p>
          </table:table-cell>
          <table:table-cell table:style-name="ce235" table:formula="of:=[.C8]*21.4/1000000" office:value-type="float" office:value="0.00383809" calcext:value-type="float">
            <text:p>0.004</text:p>
          </table:table-cell>
          <table:table-cell table:style-name="ce180" office:value-type="float" office:value="9" calcext:value-type="float">
            <text:p>9</text:p>
          </table:table-cell>
          <table:table-cell table:style-name="ce119" office:value-type="float" office:value="81543.5" calcext:value-type="float">
            <text:p>81543.5</text:p>
          </table:table-cell>
          <table:table-cell table:style-name="ce119" office:value-type="float" office:value="132.6" calcext:value-type="float">
            <text:p>132.6</text:p>
          </table:table-cell>
          <table:table-cell table:style-name="ce231" office:value-type="float" office:value="0.518" calcext:value-type="float">
            <text:p>0.52</text:p>
          </table:table-cell>
          <table:table-cell table:style-name="ce231" office:value-type="float" office:value="0.055" calcext:value-type="float">
            <text:p>0.06</text:p>
          </table:table-cell>
          <table:table-cell table:style-name="ce120" table:formula="of:=[.I8]*21.4/1000000" office:value-type="float" office:value="1.7450309" calcext:value-type="float">
            <text:p>1.745</text:p>
          </table:table-cell>
          <table:table-cell table:style-name="ce200" table:formula="of:=[.J8]*21.4/1000000" office:value-type="float" office:value="0.00283764" calcext:value-type="float">
            <text:p>0.003</text:p>
          </table:table-cell>
        </table:table-row>
        <table:table-row table:style-name="ro1">
          <table:table-cell table:style-name="Default" table:number-columns-repeated="7"/>
          <table:table-cell table:style-name="ce180" office:value-type="float" office:value="11" calcext:value-type="float">
            <text:p>11</text:p>
          </table:table-cell>
          <table:table-cell table:style-name="ce119" office:value-type="float" office:value="87019.2" calcext:value-type="float">
            <text:p>87019.2</text:p>
          </table:table-cell>
          <table:table-cell table:style-name="ce119" office:value-type="float" office:value="152.9" calcext:value-type="float">
            <text:p>152.9</text:p>
          </table:table-cell>
          <table:table-cell table:style-name="ce231" office:value-type="float" office:value="0.485" calcext:value-type="float">
            <text:p>0.49</text:p>
          </table:table-cell>
          <table:table-cell table:style-name="ce231" office:value-type="float" office:value="0.052" calcext:value-type="float">
            <text:p>0.05</text:p>
          </table:table-cell>
          <table:table-cell table:style-name="ce120" table:formula="of:=[.I9]*21.4/1000000" office:value-type="float" office:value="1.86221088" calcext:value-type="float">
            <text:p>1.862</text:p>
          </table:table-cell>
          <table:table-cell table:style-name="ce200" table:formula="of:=[.J9]*21.4/1000000" office:value-type="float" office:value="0.00327206" calcext:value-type="float">
            <text:p>0.003</text:p>
          </table:table-cell>
        </table:table-row>
        <table:table-row table:style-name="ro1">
          <table:table-cell table:style-name="ce175" office:value-type="string" calcext:value-type="string" table:number-columns-spanned="7" table:number-rows-spanned="1">
            <text:p>Gain = 45</text:p>
          </table:table-cell>
          <table:covered-table-cell table:number-columns-repeated="5" table:style-name="ce192"/>
          <table:covered-table-cell table:style-name="ce199"/>
          <table:table-cell table:style-name="ce180" office:value-type="float" office:value="13" calcext:value-type="float">
            <text:p>13</text:p>
          </table:table-cell>
          <table:table-cell table:style-name="ce119" office:value-type="float" office:value="94198.7" calcext:value-type="float">
            <text:p>94198.7</text:p>
          </table:table-cell>
          <table:table-cell table:style-name="ce119" office:value-type="float" office:value="178.4" calcext:value-type="float">
            <text:p>178.4</text:p>
          </table:table-cell>
          <table:table-cell table:style-name="ce231" office:value-type="float" office:value="0.448" calcext:value-type="float">
            <text:p>0.45</text:p>
          </table:table-cell>
          <table:table-cell table:style-name="ce231" office:value-type="float" office:value="0.048" calcext:value-type="float">
            <text:p>0.05</text:p>
          </table:table-cell>
          <table:table-cell table:style-name="ce120" table:formula="of:=[.I10]*21.4/1000000" office:value-type="float" office:value="2.01585218" calcext:value-type="float">
            <text:p>2.016</text:p>
          </table:table-cell>
          <table:table-cell table:style-name="ce200" table:formula="of:=[.J10]*21.4/1000000" office:value-type="float" office:value="0.00381776" calcext:value-type="float">
            <text:p>0.004</text:p>
          </table:table-cell>
        </table:table-row>
        <table:table-row table:style-name="ro1">
          <table:table-cell table:style-name="ce242"/>
          <table:table-cell table:style-name="ce136" table:number-columns-repeated="4"/>
          <table:table-cell table:style-name="ce117" office:value-type="string" calcext:value-type="string">
            <text:p>1ADU=21.4uV</text:p>
          </table:table-cell>
          <table:table-cell table:style-name="ce241"/>
          <table:table-cell table:style-name="ce180" office:value-type="float" office:value="15" calcext:value-type="float">
            <text:p>15</text:p>
          </table:table-cell>
          <table:table-cell table:style-name="ce119" office:value-type="float" office:value="99420.1" calcext:value-type="float">
            <text:p>99420.1</text:p>
          </table:table-cell>
          <table:table-cell table:style-name="ce119" office:value-type="float" office:value="210.9" calcext:value-type="float">
            <text:p>210.9</text:p>
          </table:table-cell>
          <table:table-cell table:style-name="ce231" office:value-type="float" office:value="0.425" calcext:value-type="float">
            <text:p>0.43</text:p>
          </table:table-cell>
          <table:table-cell table:style-name="ce231" office:value-type="float" office:value="0.045" calcext:value-type="float">
            <text:p>0.05</text:p>
          </table:table-cell>
          <table:table-cell table:style-name="ce120" table:formula="of:=[.I11]*21.4/1000000" office:value-type="float" office:value="2.12759014" calcext:value-type="float">
            <text:p>2.128</text:p>
          </table:table-cell>
          <table:table-cell table:style-name="ce200" table:formula="of:=[.J11]*21.4/1000000" office:value-type="float" office:value="0.00451326" calcext:value-type="float">
            <text:p>0.005</text:p>
          </table:table-cell>
        </table:table-row>
        <table:table-row table:style-name="ro1">
          <table:table-cell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  <table:table-cell table:style-name="ce180" office:value-type="float" office:value="17" calcext:value-type="float">
            <text:p>17</text:p>
          </table:table-cell>
          <table:table-cell table:style-name="ce119" office:value-type="float" office:value="114332" calcext:value-type="float">
            <text:p>114332.0</text:p>
          </table:table-cell>
          <table:table-cell table:style-name="ce119" office:value-type="float" office:value="276.9" calcext:value-type="float">
            <text:p>276.9</text:p>
          </table:table-cell>
          <table:table-cell table:style-name="ce231" office:value-type="float" office:value="0.369" calcext:value-type="float">
            <text:p>0.37</text:p>
          </table:table-cell>
          <table:table-cell table:style-name="ce231" office:value-type="float" office:value="0.04" calcext:value-type="float">
            <text:p>0.04</text:p>
          </table:table-cell>
          <table:table-cell table:style-name="ce120" table:formula="of:=[.I12]*21.4/1000000" office:value-type="float" office:value="2.4467048" calcext:value-type="float">
            <text:p>2.447</text:p>
          </table:table-cell>
          <table:table-cell table:style-name="ce200" table:formula="of:=[.J12]*21.4/1000000" office:value-type="float" office:value="0.00592566" calcext:value-type="float">
            <text:p>0.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52.6666666667" calcext:value-type="float">
            <text:p>48852.7</text:p>
          </table:table-cell>
          <table:table-cell office:value-type="float" office:value="29.4133333333333" calcext:value-type="float">
            <text:p>29.4</text:p>
          </table:table-cell>
          <table:table-cell office:value-type="float" office:value="1.26" calcext:value-type="float">
            <text:p>1.26</text:p>
          </table:table-cell>
          <table:table-cell office:value-type="float" office:value="0.14" calcext:value-type="float">
            <text:p>0.14</text:p>
          </table:table-cell>
          <table:table-cell table:formula="of:=[.B13]*21.4/1000000" office:value-type="float" office:value="1.04544706666667" calcext:value-type="float">
            <text:p>1.045</text:p>
          </table:table-cell>
          <table:table-cell table:formula="of:=[.C13]*21.4/1000000" office:value-type="float" office:value="0.000629445333333333" calcext:value-type="float">
            <text:p>0.001</text:p>
          </table:table-cell>
          <table:table-cell table:style-name="ce180" office:value-type="float" office:value="19" calcext:value-type="float">
            <text:p>19</text:p>
          </table:table-cell>
          <table:table-cell table:style-name="ce119" office:value-type="float" office:value="119618" calcext:value-type="float">
            <text:p>119618.0</text:p>
          </table:table-cell>
          <table:table-cell table:style-name="ce119" office:value-type="float" office:value="292.9" calcext:value-type="float">
            <text:p>292.9</text:p>
          </table:table-cell>
          <table:table-cell table:style-name="ce231" office:value-type="float" office:value="0.353" calcext:value-type="float">
            <text:p>0.35</text:p>
          </table:table-cell>
          <table:table-cell table:style-name="ce231" office:value-type="float" office:value="0.038" calcext:value-type="float">
            <text:p>0.04</text:p>
          </table:table-cell>
          <table:table-cell table:style-name="ce120" table:formula="of:=[.I13]*21.4/1000000" office:value-type="float" office:value="2.5598252" calcext:value-type="float">
            <text:p>2.560</text:p>
          </table:table-cell>
          <table:table-cell table:style-name="ce200" table:formula="of:=[.J13]*21.4/1000000" office:value-type="float" office:value="0.00626806" calcext:value-type="float">
            <text:p>0.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19.1666666667" calcext:value-type="float">
            <text:p>58519.2</text:p>
          </table:table-cell>
          <table:table-cell office:value-type="float" office:value="41.1933333333333" calcext:value-type="float">
            <text:p>41.2</text:p>
          </table:table-cell>
          <table:table-cell office:value-type="float" office:value="1.05" calcext:value-type="float">
            <text:p>1.05</text:p>
          </table:table-cell>
          <table:table-cell office:value-type="float" office:value="0.11" calcext:value-type="float">
            <text:p>0.11</text:p>
          </table:table-cell>
          <table:table-cell table:formula="of:=[.B14]*21.4/1000000" office:value-type="float" office:value="1.25231016666667" calcext:value-type="float">
            <text:p>1.252</text:p>
          </table:table-cell>
          <table:table-cell table:formula="of:=[.C14]*21.4/1000000" office:value-type="float" office:value="0.000881537333333332" calcext:value-type="float">
            <text:p>0.001</text:p>
          </table:table-cell>
          <table:table-cell table:style-name="ce228" office:value-type="float" office:value="21" calcext:value-type="float">
            <text:p>21</text:p>
          </table:table-cell>
          <table:table-cell table:style-name="ce230" office:value-type="float" office:value="126256" calcext:value-type="float">
            <text:p>126256.0</text:p>
          </table:table-cell>
          <table:table-cell table:style-name="ce230" office:value-type="float" office:value="307.45" calcext:value-type="float">
            <text:p>307.5</text:p>
          </table:table-cell>
          <table:table-cell table:style-name="ce232" office:value-type="float" office:value="0.334" calcext:value-type="float">
            <text:p>0.33</text:p>
          </table:table-cell>
          <table:table-cell table:style-name="ce232" office:value-type="float" office:value="0.036" calcext:value-type="float">
            <text:p>0.04</text:p>
          </table:table-cell>
          <table:table-cell table:style-name="ce234" table:formula="of:=[.I14]*21.4/1000000" office:value-type="float" office:value="2.7018784" calcext:value-type="float">
            <text:p>2.702</text:p>
          </table:table-cell>
          <table:table-cell table:style-name="ce235" table:formula="of:=[.J14]*21.4/1000000" office:value-type="float" office:value="0.00657943" calcext:value-type="float">
            <text:p>0.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820.9" calcext:value-type="float">
            <text:p>70820.9</text:p>
          </table:table-cell>
          <table:table-cell office:value-type="float" office:value="61.41" calcext:value-type="float">
            <text:p>61.4</text:p>
          </table:table-cell>
          <table:table-cell office:value-type="float" office:value="0.871" calcext:value-type="float">
            <text:p>0.87</text:p>
          </table:table-cell>
          <table:table-cell office:value-type="float" office:value="0.093" calcext:value-type="float">
            <text:p>0.09</text:p>
          </table:table-cell>
          <table:table-cell table:formula="of:=[.B15]*21.4/1000000" office:value-type="float" office:value="1.51556726" calcext:value-type="float">
            <text:p>1.516</text:p>
          </table:table-cell>
          <table:table-cell table:formula="of:=[.C15]*21.4/1000000" office:value-type="float" office:value="0.001314174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803.1333333334" calcext:value-type="float">
            <text:p>79803.1</text:p>
          </table:table-cell>
          <table:table-cell office:value-type="float" office:value="79.8266666666667" calcext:value-type="float">
            <text:p>79.8</text:p>
          </table:table-cell>
          <table:table-cell office:value-type="float" office:value="0.773" calcext:value-type="float">
            <text:p>0.77</text:p>
          </table:table-cell>
          <table:table-cell office:value-type="float" office:value="0.083" calcext:value-type="float">
            <text:p>0.08</text:p>
          </table:table-cell>
          <table:table-cell table:formula="of:=[.B16]*21.4/1000000" office:value-type="float" office:value="1.70778705333333" calcext:value-type="float">
            <text:p>1.708</text:p>
          </table:table-cell>
          <table:table-cell table:formula="of:=[.C16]*21.4/1000000" office:value-type="float" office:value="0.00170829066666667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307" calcext:value-type="float">
            <text:p>104307.0</text:p>
          </table:table-cell>
          <table:table-cell office:value-type="float" office:value="134" calcext:value-type="float">
            <text:p>134.0</text:p>
          </table:table-cell>
          <table:table-cell office:value-type="float" office:value="0.592" calcext:value-type="float">
            <text:p>0.59</text:p>
          </table:table-cell>
          <table:table-cell office:value-type="float" office:value="0.063" calcext:value-type="float">
            <text:p>0.06</text:p>
          </table:table-cell>
          <table:table-cell table:formula="of:=[.B17]*21.4/1000000" office:value-type="float" office:value="2.2321698" calcext:value-type="float">
            <text:p>2.232</text:p>
          </table:table-cell>
          <table:table-cell table:formula="of:=[.C17]*21.4/1000000" office:value-type="float" office:value="0.0028676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104.666666667" calcext:value-type="float">
            <text:p>113104.7</text:p>
          </table:table-cell>
          <table:table-cell office:value-type="float" office:value="154" calcext:value-type="float">
            <text:p>154.0</text:p>
          </table:table-cell>
          <table:table-cell office:value-type="float" office:value="0.546" calcext:value-type="float">
            <text:p>0.55</text:p>
          </table:table-cell>
          <table:table-cell office:value-type="float" office:value="0.058" calcext:value-type="float">
            <text:p>0.06</text:p>
          </table:table-cell>
          <table:table-cell table:formula="of:=[.B18]*21.4/1000000" office:value-type="float" office:value="2.42043986666667" calcext:value-type="float">
            <text:p>2.420</text:p>
          </table:table-cell>
          <table:table-cell table:formula="of:=[.C18]*21.4/1000000" office:value-type="float" office:value="0.0032956" calcext:value-type="float">
            <text:p>0.003</text:p>
          </table:table-cell>
          <table:table-cell table:number-columns-repeated="7"/>
        </table:table-row>
        <table:table-row table:style-name="ro1">
          <table:table-cell table:style-name="ce228" office:value-type="float" office:value="13" calcext:value-type="float">
            <text:p>13</text:p>
          </table:table-cell>
          <table:table-cell table:style-name="ce230" office:value-type="float" office:value="124382.666666667" calcext:value-type="float">
            <text:p>124382.7</text:p>
          </table:table-cell>
          <table:table-cell table:style-name="ce230" office:value-type="float" office:value="167.1" calcext:value-type="float">
            <text:p>167.1</text:p>
          </table:table-cell>
          <table:table-cell table:style-name="ce232" office:value-type="float" office:value="0.496" calcext:value-type="float">
            <text:p>0.50</text:p>
          </table:table-cell>
          <table:table-cell table:style-name="ce232" office:value-type="float" office:value="0.053" calcext:value-type="float">
            <text:p>0.05</text:p>
          </table:table-cell>
          <table:table-cell table:style-name="ce234" table:formula="of:=[.B19]*21.4/1000000" office:value-type="float" office:value="2.66178906666667" calcext:value-type="float">
            <text:p>2.662</text:p>
          </table:table-cell>
          <table:table-cell table:style-name="ce235" table:formula="of:=[.C19]*21.4/1000000" office:value-type="float" office:value="0.00357594" calcext:value-type="float">
            <text:p>0.00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75" office:value-type="string" calcext:value-type="string" table:number-columns-spanned="7" table:number-rows-spanned="1">
            <text:p>Gain = 30</text:p>
          </table:table-cell>
          <table:covered-table-cell table:number-columns-repeated="5" table:style-name="ce229"/>
          <table:covered-table-cell table:style-name="ce213"/>
          <table:table-cell table:number-columns-repeated="7"/>
        </table:table-row>
        <table:table-row table:style-name="ro1">
          <table:table-cell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  <table:table-cell table:number-columns-repeated="7"/>
        </table:table-row>
        <table:table-row table:style-name="ro1">
          <table:table-cell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82.5333333333" calcext:value-type="float">
            <text:p>46582.5</text:p>
          </table:table-cell>
          <table:table-cell office:value-type="float" office:value="28.3866666666667" calcext:value-type="float">
            <text:p>28.4</text:p>
          </table:table-cell>
          <table:table-cell office:value-type="float" office:value="0.964" calcext:value-type="float">
            <text:p>0.96</text:p>
          </table:table-cell>
          <table:table-cell office:value-type="float" office:value="0.1" calcext:value-type="float">
            <text:p>0.10</text:p>
          </table:table-cell>
          <table:table-cell table:formula="of:=[.B24]*21.4/1000000" office:value-type="float" office:value="0.996866213333333" calcext:value-type="float">
            <text:p>0.997</text:p>
          </table:table-cell>
          <table:table-cell table:formula="of:=[.C24]*21.4/1000000" office:value-type="float" office:value="0.0006074746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235.6666666667" calcext:value-type="float">
            <text:p>53235.7</text:p>
          </table:table-cell>
          <table:table-cell office:value-type="float" office:value="33.3266666666667" calcext:value-type="float">
            <text:p>33.3</text:p>
          </table:table-cell>
          <table:table-cell office:value-type="float" office:value="0.843" calcext:value-type="float">
            <text:p>0.84</text:p>
          </table:table-cell>
          <table:table-cell office:value-type="float" office:value="0.09" calcext:value-type="float">
            <text:p>0.09</text:p>
          </table:table-cell>
          <table:table-cell table:formula="of:=[.B25]*21.4/1000000" office:value-type="float" office:value="1.13924326666667" calcext:value-type="float">
            <text:p>1.139</text:p>
          </table:table-cell>
          <table:table-cell table:formula="of:=[.C25]*21.4/1000000" office:value-type="float" office:value="0.0007131906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730.4333333333" calcext:value-type="float">
            <text:p>61730.4</text:p>
          </table:table-cell>
          <table:table-cell office:value-type="float" office:value="46.8866666666667" calcext:value-type="float">
            <text:p>46.9</text:p>
          </table:table-cell>
          <table:table-cell office:value-type="float" office:value="0.727" calcext:value-type="float">
            <text:p>0.73</text:p>
          </table:table-cell>
          <table:table-cell office:value-type="float" office:value="0.078" calcext:value-type="float">
            <text:p>0.08</text:p>
          </table:table-cell>
          <table:table-cell table:formula="of:=[.B26]*21.4/1000000" office:value-type="float" office:value="1.32103127333333" calcext:value-type="float">
            <text:p>1.321</text:p>
          </table:table-cell>
          <table:table-cell table:formula="of:=[.C26]*21.4/1000000" office:value-type="float" office:value="0.001003374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963.2" calcext:value-type="float">
            <text:p>67963.2</text:p>
          </table:table-cell>
          <table:table-cell office:value-type="float" office:value="58.4233333333333" calcext:value-type="float">
            <text:p>58.4</text:p>
          </table:table-cell>
          <table:table-cell office:value-type="float" office:value="0.661" calcext:value-type="float">
            <text:p>0.66</text:p>
          </table:table-cell>
          <table:table-cell office:value-type="float" office:value="0.071" calcext:value-type="float">
            <text:p>0.07</text:p>
          </table:table-cell>
          <table:table-cell table:formula="of:=[.B27]*21.4/1000000" office:value-type="float" office:value="1.45441248" calcext:value-type="float">
            <text:p>1.454</text:p>
          </table:table-cell>
          <table:table-cell table:formula="of:=[.C27]*21.4/1000000" office:value-type="float" office:value="0.00125025933333333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063.3333333333" calcext:value-type="float">
            <text:p>85063.3</text:p>
          </table:table-cell>
          <table:table-cell office:value-type="float" office:value="90.1066666666667" calcext:value-type="float">
            <text:p>90.1</text:p>
          </table:table-cell>
          <table:table-cell office:value-type="float" office:value="0.528" calcext:value-type="float">
            <text:p>0.53</text:p>
          </table:table-cell>
          <table:table-cell office:value-type="float" office:value="0.056" calcext:value-type="float">
            <text:p>0.06</text:p>
          </table:table-cell>
          <table:table-cell table:formula="of:=[.B28]*21.4/1000000" office:value-type="float" office:value="1.82035533333333" calcext:value-type="float">
            <text:p>1.820</text:p>
          </table:table-cell>
          <table:table-cell table:formula="of:=[.C28]*21.4/1000000" office:value-type="float" office:value="0.00192828266666667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959.9666666667" calcext:value-type="float">
            <text:p>90960.0</text:p>
          </table:table-cell>
          <table:table-cell office:value-type="float" office:value="102.833333333333" calcext:value-type="float">
            <text:p>102.8</text:p>
          </table:table-cell>
          <table:table-cell office:value-type="float" office:value="0.494" calcext:value-type="float">
            <text:p>0.49</text:p>
          </table:table-cell>
          <table:table-cell office:value-type="float" office:value="0.053" calcext:value-type="float">
            <text:p>0.05</text:p>
          </table:table-cell>
          <table:table-cell table:formula="of:=[.B29]*21.4/1000000" office:value-type="float" office:value="1.94654328666667" calcext:value-type="float">
            <text:p>1.947</text:p>
          </table:table-cell>
          <table:table-cell table:formula="of:=[.C29]*21.4/1000000" office:value-type="float" office:value="0.00220063333333333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618.0333333333" calcext:value-type="float">
            <text:p>98618.0</text:p>
          </table:table-cell>
          <table:table-cell office:value-type="float" office:value="118.133333333333" calcext:value-type="float">
            <text:p>118.1</text:p>
          </table:table-cell>
          <table:table-cell office:value-type="float" office:value="0.455" calcext:value-type="float">
            <text:p>0.46</text:p>
          </table:table-cell>
          <table:table-cell office:value-type="float" office:value="0.049" calcext:value-type="float">
            <text:p>0.05</text:p>
          </table:table-cell>
          <table:table-cell table:formula="of:=[.B30]*21.4/1000000" office:value-type="float" office:value="2.11042591333333" calcext:value-type="float">
            <text:p>2.110</text:p>
          </table:table-cell>
          <table:table-cell table:formula="of:=[.C30]*21.4/1000000" office:value-type="float" office:value="0.00252805333333333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549.5" calcext:value-type="float">
            <text:p>104549.5</text:p>
          </table:table-cell>
          <table:table-cell office:value-type="float" office:value="136.075" calcext:value-type="float">
            <text:p>136.1</text:p>
          </table:table-cell>
          <table:table-cell office:value-type="float" office:value="0.429" calcext:value-type="float">
            <text:p>0.43</text:p>
          </table:table-cell>
          <table:table-cell office:value-type="float" office:value="0.046" calcext:value-type="float">
            <text:p>0.05</text:p>
          </table:table-cell>
          <table:table-cell table:formula="of:=[.B31]*21.4/1000000" office:value-type="float" office:value="2.2373593" calcext:value-type="float">
            <text:p>2.237</text:p>
          </table:table-cell>
          <table:table-cell table:formula="of:=[.C31]*21.4/1000000" office:value-type="float" office:value="0.002912005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571.666666667" calcext:value-type="float">
            <text:p>120571.7</text:p>
          </table:table-cell>
          <table:table-cell office:value-type="float" office:value="175.9" calcext:value-type="float">
            <text:p>175.9</text:p>
          </table:table-cell>
          <table:table-cell office:value-type="float" office:value="0.372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table:formula="of:=[.B32]*21.4/1000000" office:value-type="float" office:value="2.58023366666667" calcext:value-type="float">
            <text:p>2.580</text:p>
          </table:table-cell>
          <table:table-cell table:formula="of:=[.C32]*21.4/1000000" office:value-type="float" office:value="0.00376426" calcext:value-type="float">
            <text:p>0.004</text:p>
          </table:table-cell>
          <table:table-cell table:number-columns-repeated="7"/>
        </table:table-row>
        <table:table-row table:style-name="ro1">
          <table:table-cell table:style-name="ce228" office:value-type="float" office:value="19" calcext:value-type="float">
            <text:p>19</text:p>
          </table:table-cell>
          <table:table-cell table:style-name="ce230" office:value-type="float" office:value="125921" calcext:value-type="float">
            <text:p>125921.0</text:p>
          </table:table-cell>
          <table:table-cell table:style-name="ce230" office:value-type="float" office:value="179.833333333333" calcext:value-type="float">
            <text:p>179.8</text:p>
          </table:table-cell>
          <table:table-cell table:style-name="ce232" office:value-type="float" office:value="0.357" calcext:value-type="float">
            <text:p>0.36</text:p>
          </table:table-cell>
          <table:table-cell table:style-name="ce232" office:value-type="float" office:value="0.038" calcext:value-type="float">
            <text:p>0.04</text:p>
          </table:table-cell>
          <table:table-cell table:style-name="ce234" table:formula="of:=[.B33]*21.4/1000000" office:value-type="float" office:value="2.6947094" calcext:value-type="float">
            <text:p>2.695</text:p>
          </table:table-cell>
          <table:table-cell table:style-name="ce235" table:formula="of:=[.C33]*21.4/1000000" office:value-type="float" office:value="0.00384843333333333" calcext:value-type="float">
            <text:p>0.00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75" office:value-type="string" calcext:value-type="string" table:number-columns-spanned="7" table:number-rows-spanned="1">
            <text:p>Gain = 15</text:p>
          </table:table-cell>
          <table:covered-table-cell table:number-columns-repeated="5" table:style-name="ce229"/>
          <table:covered-table-cell table:style-name="ce213"/>
          <table:table-cell table:number-columns-repeated="7"/>
        </table:table-row>
        <table:table-row table:style-name="ro1">
          <table:table-cell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  <table:table-cell table:number-columns-repeated="7"/>
        </table:table-row>
        <table:table-row table:style-name="ro1">
          <table:table-cell office:value-type="string" calcext:value-type="string">
            <text:p>RC (6-bit)</text:p>
          </table:table-cell>
          <table:table-cell table:style-name="ce117" office:value-type="string" calcext:value-type="string">
            <text:p>out mean (ADU) </text:p>
          </table:table-cell>
          <table:table-cell table:style-name="ce117" office:value-type="string" calcext:value-type="string">
            <text:p>out sigma (ADU)</text:p>
          </table:table-cell>
          <table:table-cell table:style-name="ce117" office:value-type="string" calcext:value-type="string">
            <text:p>RC meas (us)</text:p>
          </table:table-cell>
          <table:table-cell table:style-name="ce117" office:value-type="string" calcext:value-type="string">
            <text:p>RC err (us)</text:p>
          </table:table-cell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 (V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12.9666666667" calcext:value-type="float">
            <text:p>44313.0</text:p>
          </table:table-cell>
          <table:table-cell office:value-type="float" office:value="28.1433333333333" calcext:value-type="float">
            <text:p>28.1</text:p>
          </table:table-cell>
          <table:table-cell office:value-type="float" office:value="0.577" calcext:value-type="float">
            <text:p>0.58</text:p>
          </table:table-cell>
          <table:table-cell office:value-type="float" office:value="0.062" calcext:value-type="float">
            <text:p>0.06</text:p>
          </table:table-cell>
          <table:table-cell table:formula="of:=[.B38]*21.4/1000000" office:value-type="float" office:value="0.948297486666667" calcext:value-type="float">
            <text:p>0.948</text:p>
          </table:table-cell>
          <table:table-cell table:formula="of:=[.C38]*21.4/1000000" office:value-type="float" office:value="0.000602267333333333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927.6" calcext:value-type="float">
            <text:p>47927.6</text:p>
          </table:table-cell>
          <table:table-cell office:value-type="float" office:value="28.4566666666667" calcext:value-type="float">
            <text:p>28.5</text:p>
          </table:table-cell>
          <table:table-cell office:value-type="float" office:value="0.534" calcext:value-type="float">
            <text:p>0.53</text:p>
          </table:table-cell>
          <table:table-cell office:value-type="float" office:value="0.057" calcext:value-type="float">
            <text:p>0.06</text:p>
          </table:table-cell>
          <table:table-cell table:formula="of:=[.B39]*21.4/1000000" office:value-type="float" office:value="1.02565064" calcext:value-type="float">
            <text:p>1.026</text:p>
          </table:table-cell>
          <table:table-cell table:formula="of:=[.C39]*21.4/1000000" office:value-type="float" office:value="0.0006089726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573.0333333333" calcext:value-type="float">
            <text:p>52573.0</text:p>
          </table:table-cell>
          <table:table-cell office:value-type="float" office:value="34.91" calcext:value-type="float">
            <text:p>34.9</text:p>
          </table:table-cell>
          <table:table-cell office:value-type="float" office:value="0.487" calcext:value-type="float">
            <text:p>0.49</text:p>
          </table:table-cell>
          <table:table-cell office:value-type="float" office:value="0.052" calcext:value-type="float">
            <text:p>0.05</text:p>
          </table:table-cell>
          <table:table-cell table:formula="of:=[.B40]*21.4/1000000" office:value-type="float" office:value="1.12506291333333" calcext:value-type="float">
            <text:p>1.125</text:p>
          </table:table-cell>
          <table:table-cell table:formula="of:=[.C40]*21.4/1000000" office:value-type="float" office:value="0.000747074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000.6" calcext:value-type="float">
            <text:p>56000.6</text:p>
          </table:table-cell>
          <table:table-cell office:value-type="float" office:value="38.8733333333333" calcext:value-type="float">
            <text:p>38.9</text:p>
          </table:table-cell>
          <table:table-cell office:value-type="float" office:value="0.457" calcext:value-type="float">
            <text:p>0.46</text:p>
          </table:table-cell>
          <table:table-cell office:value-type="float" office:value="0.049" calcext:value-type="float">
            <text:p>0.05</text:p>
          </table:table-cell>
          <table:table-cell table:formula="of:=[.B41]*21.4/1000000" office:value-type="float" office:value="1.19841284" calcext:value-type="float">
            <text:p>1.198</text:p>
          </table:table-cell>
          <table:table-cell table:formula="of:=[.C41]*21.4/1000000" office:value-type="float" office:value="0.000831889333333332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485.8666666667" calcext:value-type="float">
            <text:p>65485.9</text:p>
          </table:table-cell>
          <table:table-cell office:value-type="float" office:value="55.02" calcext:value-type="float">
            <text:p>55.0</text:p>
          </table:table-cell>
          <table:table-cell office:value-type="float" office:value="0.391" calcext:value-type="float">
            <text:p>0.39</text:p>
          </table:table-cell>
          <table:table-cell office:value-type="float" office:value="0.042" calcext:value-type="float">
            <text:p>0.04</text:p>
          </table:table-cell>
          <table:table-cell table:formula="of:=[.B42]*21.4/1000000" office:value-type="float" office:value="1.40139754666667" calcext:value-type="float">
            <text:p>1.401</text:p>
          </table:table-cell>
          <table:table-cell table:formula="of:=[.C42]*21.4/1000000" office:value-type="float" office:value="0.001177428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796.4333333333" calcext:value-type="float">
            <text:p>68796.4</text:p>
          </table:table-cell>
          <table:table-cell office:value-type="float" office:value="63.0266666666667" calcext:value-type="float">
            <text:p>63.0</text:p>
          </table:table-cell>
          <table:table-cell office:value-type="float" office:value="0.372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table:formula="of:=[.B43]*21.4/1000000" office:value-type="float" office:value="1.47224367333333" calcext:value-type="float">
            <text:p>1.472</text:p>
          </table:table-cell>
          <table:table-cell table:formula="of:=[.C43]*21.4/1000000" office:value-type="float" office:value="0.001348770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171.4666666667" calcext:value-type="float">
            <text:p>73171.5</text:p>
          </table:table-cell>
          <table:table-cell office:value-type="float" office:value="75.1433333333333" calcext:value-type="float">
            <text:p>75.1</text:p>
          </table:table-cell>
          <table:table-cell office:value-type="float" office:value="0.35" calcext:value-type="float">
            <text:p>0.35</text:p>
          </table:table-cell>
          <table:table-cell office:value-type="float" office:value="0.037" calcext:value-type="float">
            <text:p>0.04</text:p>
          </table:table-cell>
          <table:table-cell table:formula="of:=[.B44]*21.4/1000000" office:value-type="float" office:value="1.56586938666667" calcext:value-type="float">
            <text:p>1.566</text:p>
          </table:table-cell>
          <table:table-cell table:formula="of:=[.C44]*21.4/1000000" office:value-type="float" office:value="0.00160806733333333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03.7" calcext:value-type="float">
            <text:p>76403.7</text:p>
          </table:table-cell>
          <table:table-cell office:value-type="float" office:value="79.3833333333333" calcext:value-type="float">
            <text:p>79.4</text:p>
          </table:table-cell>
          <table:table-cell office:value-type="float" office:value="0.335" calcext:value-type="float">
            <text:p>0.34</text:p>
          </table:table-cell>
          <table:table-cell office:value-type="float" office:value="0.036" calcext:value-type="float">
            <text:p>0.04</text:p>
          </table:table-cell>
          <table:table-cell table:formula="of:=[.B45]*21.4/1000000" office:value-type="float" office:value="1.63503918" calcext:value-type="float">
            <text:p>1.635</text:p>
          </table:table-cell>
          <table:table-cell table:formula="of:=[.C45]*21.4/1000000" office:value-type="float" office:value="0.00169880333333333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114.2666666667" calcext:value-type="float">
            <text:p>85114.3</text:p>
          </table:table-cell>
          <table:table-cell office:value-type="float" office:value="100.156666666667" calcext:value-type="float">
            <text:p>100.2</text:p>
          </table:table-cell>
          <table:table-cell office:value-type="float" office:value="0.301" calcext:value-type="float">
            <text:p>0.30</text:p>
          </table:table-cell>
          <table:table-cell office:value-type="float" office:value="0.032" calcext:value-type="float">
            <text:p>0.03</text:p>
          </table:table-cell>
          <table:table-cell table:formula="of:=[.B46]*21.4/1000000" office:value-type="float" office:value="1.82144530666667" calcext:value-type="float">
            <text:p>1.821</text:p>
          </table:table-cell>
          <table:table-cell table:formula="of:=[.C46]*21.4/1000000" office:value-type="float" office:value="0.00214335266666667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220.025" calcext:value-type="float">
            <text:p>88220.0</text:p>
          </table:table-cell>
          <table:table-cell office:value-type="float" office:value="107.15" calcext:value-type="float">
            <text:p>107.2</text:p>
          </table:table-cell>
          <table:table-cell office:value-type="float" office:value="0.29" calcext:value-type="float">
            <text:p>0.29</text:p>
          </table:table-cell>
          <table:table-cell office:value-type="float" office:value="0.031" calcext:value-type="float">
            <text:p>0.03</text:p>
          </table:table-cell>
          <table:table-cell table:formula="of:=[.B47]*21.4/1000000" office:value-type="float" office:value="1.887908535" calcext:value-type="float">
            <text:p>1.888</text:p>
          </table:table-cell>
          <table:table-cell table:formula="of:=[.C47]*21.4/1000000" office:value-type="float" office:value="0.00229301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295.95" calcext:value-type="float">
            <text:p>92296.0</text:p>
          </table:table-cell>
          <table:table-cell office:value-type="float" office:value="117.225" calcext:value-type="float">
            <text:p>117.2</text:p>
          </table:table-cell>
          <table:table-cell office:value-type="float" office:value="0.277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table:formula="of:=[.B48]*21.4/1000000" office:value-type="float" office:value="1.97513333" calcext:value-type="float">
            <text:p>1.975</text:p>
          </table:table-cell>
          <table:table-cell table:formula="of:=[.C48]*21.4/1000000" office:value-type="float" office:value="0.002508615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292.7" calcext:value-type="float">
            <text:p>95292.7</text:p>
          </table:table-cell>
          <table:table-cell office:value-type="float" office:value="125.4" calcext:value-type="float">
            <text:p>125.4</text:p>
          </table:table-cell>
          <table:table-cell office:value-type="float" office:value="0.26825" calcext:value-type="float">
            <text:p>0.27</text:p>
          </table:table-cell>
          <table:table-cell office:value-type="float" office:value="0.029" calcext:value-type="float">
            <text:p>0.03</text:p>
          </table:table-cell>
          <table:table-cell table:formula="of:=[.B49]*21.4/1000000" office:value-type="float" office:value="2.03926378" calcext:value-type="float">
            <text:p>2.039</text:p>
          </table:table-cell>
          <table:table-cell table:formula="of:=[.C49]*21.4/1000000" office:value-type="float" office:value="0.00268356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789" calcext:value-type="float">
            <text:p>103789.0</text:p>
          </table:table-cell>
          <table:table-cell office:value-type="float" office:value="158.866666666667" calcext:value-type="float">
            <text:p>158.9</text:p>
          </table:table-cell>
          <table:table-cell office:value-type="float" office:value="0.246666666666667" calcext:value-type="float">
            <text:p>0.25</text:p>
          </table:table-cell>
          <table:table-cell office:value-type="float" office:value="0.026" calcext:value-type="float">
            <text:p>0.03</text:p>
          </table:table-cell>
          <table:table-cell table:formula="of:=[.B50]*21.4/1000000" office:value-type="float" office:value="2.2210846" calcext:value-type="float">
            <text:p>2.221</text:p>
          </table:table-cell>
          <table:table-cell table:formula="of:=[.C50]*21.4/1000000" office:value-type="float" office:value="0.00339974666666667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6845.5" calcext:value-type="float">
            <text:p>106845.5</text:p>
          </table:table-cell>
          <table:table-cell office:value-type="float" office:value="167.775" calcext:value-type="float">
            <text:p>167.8</text:p>
          </table:table-cell>
          <table:table-cell office:value-type="float" office:value="0.239" calcext:value-type="float">
            <text:p>0.24</text:p>
          </table:table-cell>
          <table:table-cell office:value-type="float" office:value="0.026" calcext:value-type="float">
            <text:p>0.03</text:p>
          </table:table-cell>
          <table:table-cell table:formula="of:=[.B51]*21.4/1000000" office:value-type="float" office:value="2.2864937" calcext:value-type="float">
            <text:p>2.286</text:p>
          </table:table-cell>
          <table:table-cell table:formula="of:=[.C51]*21.4/1000000" office:value-type="float" office:value="0.003590385" calcext:value-type="float">
            <text:p>0.00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0863.666666667" calcext:value-type="float">
            <text:p>110863.7</text:p>
          </table:table-cell>
          <table:table-cell office:value-type="float" office:value="182.8" calcext:value-type="float">
            <text:p>182.8</text:p>
          </table:table-cell>
          <table:table-cell office:value-type="float" office:value="0.231" calcext:value-type="float">
            <text:p>0.23</text:p>
          </table:table-cell>
          <table:table-cell office:value-type="float" office:value="0.025" calcext:value-type="float">
            <text:p>0.03</text:p>
          </table:table-cell>
          <table:table-cell table:formula="of:=[.B52]*21.4/1000000" office:value-type="float" office:value="2.37248246666667" calcext:value-type="float">
            <text:p>2.372</text:p>
          </table:table-cell>
          <table:table-cell table:formula="of:=[.C52]*21.4/1000000" office:value-type="float" office:value="0.00391192" calcext:value-type="float">
            <text:p>0.004</text:p>
          </table:table-cell>
          <table:table-cell table:number-columns-repeated="7"/>
        </table:table-row>
        <table:table-row table:style-name="ro1">
          <table:table-cell table:style-name="ce228" office:value-type="float" office:value="31" calcext:value-type="float">
            <text:p>31</text:p>
          </table:table-cell>
          <table:table-cell table:style-name="ce230" office:value-type="float" office:value="113855.25" calcext:value-type="float">
            <text:p>113855.3</text:p>
          </table:table-cell>
          <table:table-cell table:style-name="ce230" office:value-type="float" office:value="189.4" calcext:value-type="float">
            <text:p>189.4</text:p>
          </table:table-cell>
          <table:table-cell table:style-name="ce232" office:value-type="float" office:value="0.225" calcext:value-type="float">
            <text:p>0.23</text:p>
          </table:table-cell>
          <table:table-cell table:style-name="ce232" office:value-type="float" office:value="0.024" calcext:value-type="float">
            <text:p>0.02</text:p>
          </table:table-cell>
          <table:table-cell table:style-name="ce234" table:formula="of:=[.B53]*21.4/1000000" office:value-type="float" office:value="2.43650235" calcext:value-type="float">
            <text:p>2.437</text:p>
          </table:table-cell>
          <table:table-cell table:style-name="ce235" table:formula="of:=[.C53]*21.4/1000000" office:value-type="float" office:value="0.00405316" calcext:value-type="float">
            <text:p>0.004</text:p>
          </table:table-cell>
          <table:table-cell table:number-columns-repeated="7"/>
        </table:table-row>
      </table:table>
      <table:table table:name="NOISE_DSI" table:style-name="ta1">
        <table:table-column table:style-name="co1" table:default-cell-style-name="Default"/>
        <table:table-column table:style-name="co34" table:default-cell-style-name="ce90"/>
        <table:table-column table:style-name="co35" table:default-cell-style-name="ce90"/>
        <table:table-row table:style-name="ro1">
          <table:table-cell/>
          <table:table-cell table:style-name="ce247" office:value-type="string" calcext:value-type="string">
            <text:p>Gain</text:p>
          </table:table-cell>
          <table:table-cell table:style-name="ce247" office:value-type="string" calcext:value-type="string">
            <text:p>RC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248" office:value-type="float" office:value="30" calcext:value-type="float">
            <text:p>30</text:p>
          </table:table-cell>
          <table:table-cell table:style-name="ce24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248" office:value-type="float" office:value="63" calcext:value-type="float">
            <text:p>63</text:p>
          </table:table-cell>
          <table:table-cell table:style-name="ce24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48"/>
          <table:table-cell table:style-name="ce248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CF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</table:table>
      <table:table table:name="DSI_NOISE_Ch0_Gain15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DSI_NOISE_Ch0_Gain63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49" office:value-type="string" calcext:value-type="string" table:number-columns-spanned="7" table:number-rows-spanned="1">
            <text:p>Gain = 63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</table:table-row>
      </table:table>
      <table:table table:name="NOISE_Transparent_Ch0" table:style-name="ta1">
        <table:shapes>
          <draw:frame draw:z-index="0" draw:style-name="gr1" draw:text-style-name="P1" svg:width="159.99mm" svg:height="89.99mm" svg:x="123.97mm" svg:y="30.03mm">
            <draw:object draw:notify-on-update-of-ranges="NOISE_Transparent_Ch0.A2:NOISE_Transparent_Ch0.A45 NOISE_Transparent_Ch0.C1:NOISE_Transparent_Ch0.C1 NOISE_Transparent_Ch0.C2:NOISE_Transparent_Ch0.C45 NOISE_Transparent_Ch0.D2:NOISE_Transparent_Ch0.D45 NOISE_Transparent_Ch0.D2:NOISE_Transparent_Ch0.D45 NOISE_Transparent_Ch0.B2:NOISE_Transparent_Ch0.B45 NOISE_Transparent_Ch0.B2:NOISE_Transparent_Ch0.B4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2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string" calcext:value-type="string">
            <text:p>abs_gain</text:p>
          </table:table-cell>
          <table:table-cell office:value-type="string" calcext:value-type="string">
            <text:p>abs_gainErr</text:p>
          </table:table-cell>
          <table:table-cell office:value-type="string" calcext:value-type="string">
            <text:p>inpNoise (uV)</text:p>
          </table:table-cell>
          <table:table-cell office:value-type="string" calcext:value-type="string">
            <text:p>InpNoiseErr (uV)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73" calcext:value-type="float">
            <text:p>3.7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72" calcext:value-type="float">
            <text:p>3.7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71" calcext:value-type="float">
            <text:p>3.7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73" calcext:value-type="float">
            <text:p>3.7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59" calcext:value-type="float">
            <text:p>3.5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4.84" calcext:value-type="float">
            <text:p>4.8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71" calcext:value-type="float">
            <text:p>3.7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69" calcext:value-type="float">
            <text:p>3.6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66" calcext:value-type="float">
            <text:p>3.6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4.92" calcext:value-type="float">
            <text:p>4.9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34" calcext:value-type="float">
            <text:p>3.3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66" calcext:value-type="float">
            <text:p>3.6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74" calcext:value-type="float">
            <text:p>3.7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85" calcext:value-type="float">
            <text:p>3.8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69" calcext:value-type="float">
            <text:p>3.6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85" calcext:value-type="float">
            <text:p>3.8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94" calcext:value-type="float">
            <text:p>3.9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73" calcext:value-type="float">
            <text:p>3.7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71" calcext:value-type="float">
            <text:p>3.7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93" calcext:value-type="float">
            <text:p>3.9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68" calcext:value-type="float">
            <text:p>3.6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99" calcext:value-type="float">
            <text:p>3.9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4.89" calcext:value-type="float">
            <text:p>4.8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84" calcext:value-type="float">
            <text:p>3.8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56" calcext:value-type="float">
            <text:p>3.5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61" calcext:value-type="float">
            <text:p>3.6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</table:table-row>
      </table:table>
      <table:table table:name="NOISE_Transparent_Ch1" table:style-name="ta1">
        <table:shapes>
          <draw:frame draw:z-index="0" draw:style-name="gr1" draw:text-style-name="P1" svg:width="159.99mm" svg:height="89.99mm" svg:x="110.62mm" svg:y="50.67mm">
            <draw:object draw:notify-on-update-of-ranges="NOISE_Transparent_Ch1.A2:NOISE_Transparent_Ch1.A43 NOISE_Transparent_Ch1.C1:NOISE_Transparent_Ch1.C1 NOISE_Transparent_Ch1.C2:NOISE_Transparent_Ch1.C43 NOISE_Transparent_Ch1.D2:NOISE_Transparent_Ch1.D43 NOISE_Transparent_Ch1.D2:NOISE_Transparent_Ch1.D43 NOISE_Transparent_Ch1.B2:NOISE_Transparent_Ch1.B43 NOISE_Transparent_Ch1.B2:NOISE_Transparent_Ch1.B4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24" table:default-cell-style-name="Default"/>
        <table:table-column table:style-name="co1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abs_gain</text:p>
          </table:table-cell>
          <table:table-cell office:value-type="string" calcext:value-type="string">
            <text:p>abs_gainErr</text:p>
          </table:table-cell>
          <table:table-cell office:value-type="string" calcext:value-type="string">
            <text:p>inpNoise (uV)</text:p>
          </table:table-cell>
          <table:table-cell office:value-type="string" calcext:value-type="string">
            <text:p>InpNoiseErr (uV)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18" calcext:value-type="float">
            <text:p>3.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8" calcext:value-type="float">
            <text:p>3.6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53" calcext:value-type="float">
            <text:p>3.5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5.03" calcext:value-type="float">
            <text:p>5.0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53" calcext:value-type="float">
            <text:p>3.5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57" calcext:value-type="float">
            <text:p>3.5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4.82" calcext:value-type="float">
            <text:p>4.8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54" calcext:value-type="float">
            <text:p>3.5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72" calcext:value-type="float">
            <text:p>3.7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47" calcext:value-type="float">
            <text:p>3.4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52" calcext:value-type="float">
            <text:p>3.5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82" calcext:value-type="float">
            <text:p>3.8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54" calcext:value-type="float">
            <text:p>3.5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56" calcext:value-type="float">
            <text:p>3.5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88" calcext:value-type="float">
            <text:p>3.8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31" calcext:value-type="float">
            <text:p>3.3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86" calcext:value-type="float">
            <text:p>3.8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4.86" calcext:value-type="float">
            <text:p>4.8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2" calcext:value-type="float">
            <text:p>3.6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74" calcext:value-type="float">
            <text:p>3.7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18" calcext:value-type="float">
            <text:p>3.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</table:table>
      <table:table table:name="NOISE_Transparent_Ch2" table:style-name="ta1">
        <table:shapes>
          <draw:frame draw:z-index="0" draw:style-name="gr1" draw:text-style-name="P1" svg:width="159.99mm" svg:height="89.99mm" svg:x="98.83mm" svg:y="8.64mm">
            <draw:object draw:notify-on-update-of-ranges="NOISE_Transparent_Ch2.A2:NOISE_Transparent_Ch2.A46 NOISE_Transparent_Ch2.C1:NOISE_Transparent_Ch2.C1 NOISE_Transparent_Ch2.C2:NOISE_Transparent_Ch2.C46 NOISE_Transparent_Ch2.D2:NOISE_Transparent_Ch2.D46 NOISE_Transparent_Ch2.D2:NOISE_Transparent_Ch2.D46 NOISE_Transparent_Ch2.B2:NOISE_Transparent_Ch2.B46 NOISE_Transparent_Ch2.B2:NOISE_Transparent_Ch2.B4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24" table:default-cell-style-name="Default"/>
        <table:table-column table:style-name="co1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row table:style-name="ro1">
          <table:table-cell office:value-type="string" calcext:value-type="string">
            <text:p>abs_gain</text:p>
          </table:table-cell>
          <table:table-cell office:value-type="string" calcext:value-type="string">
            <text:p>abs_gainErr</text:p>
          </table:table-cell>
          <table:table-cell office:value-type="string" calcext:value-type="string">
            <text:p>inpNoise (uV)</text:p>
          </table:table-cell>
          <table:table-cell office:value-type="string" calcext:value-type="string">
            <text:p>InpNoiseErr (uV)</text:p>
          </table:table-cell>
          <table:table-cell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.9" calcext:value-type="float">
            <text:p>15.9</text:p>
          </table:table-cell>
          <table:table-cell office:value-type="float" office:value="2.84" calcext:value-type="float">
            <text:p>2.8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5" calcext:value-type="float">
            <text:p>3.65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53" calcext:value-type="float">
            <text:p>3.5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48" calcext:value-type="float">
            <text:p>3.48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.9" calcext:value-type="float">
            <text:p>15.9</text:p>
          </table:table-cell>
          <table:table-cell office:value-type="float" office:value="2.82" calcext:value-type="float">
            <text:p>2.82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14" calcext:value-type="float">
            <text:p>5.14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61" calcext:value-type="float">
            <text:p>3.61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43" calcext:value-type="float">
            <text:p>3.4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05" calcext:value-type="float">
            <text:p>5.05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43" calcext:value-type="float">
            <text:p>3.4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.9" calcext:value-type="float">
            <text:p>15.9</text:p>
          </table:table-cell>
          <table:table-cell office:value-type="float" office:value="2.85" calcext:value-type="float">
            <text:p>2.85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47" calcext:value-type="float">
            <text:p>3.47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33" calcext:value-type="float">
            <text:p>3.33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46" calcext:value-type="float">
            <text:p>3.46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52" calcext:value-type="float">
            <text:p>3.52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8" calcext:value-type="float">
            <text:p>3.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81" calcext:value-type="float">
            <text:p>3.81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74" calcext:value-type="float">
            <text:p>3.74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52" calcext:value-type="float">
            <text:p>3.52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4.1" calcext:value-type="float">
            <text:p>4.1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4.05" calcext:value-type="float">
            <text:p>4.05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41" calcext:value-type="float">
            <text:p>3.4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13" calcext:value-type="float">
            <text:p>5.1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6" calcext:value-type="float">
            <text:p>3.66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62" calcext:value-type="float">
            <text:p>3.62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46" calcext:value-type="float">
            <text:p>3.46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.9" calcext:value-type="float">
            <text:p>15.9</text:p>
          </table:table-cell>
          <table:table-cell office:value-type="float" office:value="2.82" calcext:value-type="float">
            <text:p>2.82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1" calcext:value-type="float">
            <text:p>3.61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48" calcext:value-type="float">
            <text:p>3.48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  <table:table-cell/>
        </table:table-row>
      </table:table>
      <table:table table:name="NOISE_Transparent_Ch3" table:style-name="ta1">
        <table:shapes>
          <draw:frame draw:z-index="0" draw:style-name="gr1" draw:text-style-name="P1" svg:width="159.99mm" svg:height="89.99mm" svg:x="132.86mm" svg:y="7.6mm">
            <draw:object draw:notify-on-update-of-ranges="NOISE_Transparent_Ch3.B2:NOISE_Transparent_Ch3.B43 NOISE_Transparent_Ch3.D1:NOISE_Transparent_Ch3.D1 NOISE_Transparent_Ch3.D2:NOISE_Transparent_Ch3.D43 NOISE_Transparent_Ch3.E2:NOISE_Transparent_Ch3.E43 NOISE_Transparent_Ch3.E2:NOISE_Transparent_Ch3.E43 NOISE_Transparent_Ch3.C2:NOISE_Transparent_Ch3.C43 NOISE_Transparent_Ch3.C2:NOISE_Transparent_Ch3.C4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/>
          <table:table-cell office:value-type="string" calcext:value-type="string">
            <text:p>abs_gain</text:p>
          </table:table-cell>
          <table:table-cell office:value-type="string" calcext:value-type="string">
            <text:p>abs_gainErr</text:p>
          </table:table-cell>
          <table:table-cell office:value-type="string" calcext:value-type="string">
            <text:p>inpNoise (uV)</text:p>
          </table:table-cell>
          <table:table-cell office:value-type="string" calcext:value-type="string">
            <text:p>InpNoiseErr (uV)</text:p>
          </table:table-cell>
        </table:table-row>
        <table:table-row table:style-name="ro1"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56" calcext:value-type="float">
            <text:p>3.5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47" calcext:value-type="float">
            <text:p>3.4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54" calcext:value-type="float">
            <text:p>3.5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4.65" calcext:value-type="float">
            <text:p>4.6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65" calcext:value-type="float">
            <text:p>3.6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61" calcext:value-type="float">
            <text:p>3.6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57" calcext:value-type="float">
            <text:p>3.5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4.76" calcext:value-type="float">
            <text:p>4.7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45" calcext:value-type="float">
            <text:p>3.4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62" calcext:value-type="float">
            <text:p>3.6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98" calcext:value-type="float">
            <text:p>3.9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54" calcext:value-type="float">
            <text:p>3.5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89" calcext:value-type="float">
            <text:p>3.8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57" calcext:value-type="float">
            <text:p>3.5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84" calcext:value-type="float">
            <text:p>3.8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45" calcext:value-type="float">
            <text:p>3.4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48" calcext:value-type="float">
            <text:p>3.4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82" calcext:value-type="float">
            <text:p>3.8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4.81" calcext:value-type="float">
            <text:p>4.8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53" calcext:value-type="float">
            <text:p>3.5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56" calcext:value-type="float">
            <text:p>3.56</text:p>
          </table:table-cell>
          <table:table-cell office:value-type="float" office:value="0.28" calcext:value-type="float">
            <text:p>0.28</text:p>
          </table:table-cell>
        </table:table-row>
      </table:table>
      <table:table table:name="NOISE_Transparent_ALL" table:style-name="ta1">
        <table:shapes>
          <draw:frame draw:z-index="0" draw:style-name="gr1" draw:text-style-name="P1" svg:width="154.18mm" svg:height="86.72mm" svg:x="1.01mm" svg:y="1.01mm">
            <draw:object draw:notify-on-update-of-ranges="NOISE_Transparent_Ch0.A2:NOISE_Transparent_Ch0.A45 NOISE_Transparent_Ch0.C1:NOISE_Transparent_Ch0.C1 NOISE_Transparent_Ch0.C2:NOISE_Transparent_Ch0.C45 NOISE_Transparent_Ch0.D2:NOISE_Transparent_Ch0.D45 NOISE_Transparent_Ch0.D2:NOISE_Transparent_Ch0.D45 NOISE_Transparent_Ch0.B2:NOISE_Transparent_Ch0.B45 NOISE_Transparent_Ch0.B2:NOISE_Transparent_Ch0.B45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3.76mm" svg:height="86.49mm" svg:x="1.01mm" svg:y="95.01mm">
            <draw:object draw:notify-on-update-of-ranges="NOISE_Transparent_Ch1.A2:NOISE_Transparent_Ch1.A43 NOISE_Transparent_Ch1.C1:NOISE_Transparent_Ch1.C1 NOISE_Transparent_Ch1.C2:NOISE_Transparent_Ch1.C43 NOISE_Transparent_Ch1.D2:NOISE_Transparent_Ch1.D43 NOISE_Transparent_Ch1.D2:NOISE_Transparent_Ch1.D43 NOISE_Transparent_Ch1.B2:NOISE_Transparent_Ch1.B43 NOISE_Transparent_Ch1.B2:NOISE_Transparent_Ch1.B4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6.01mm" svg:height="87.75mm" svg:x="159.05mm" svg:y="1.53mm">
            <draw:object draw:notify-on-update-of-ranges="NOISE_Transparent_Ch2.A2:NOISE_Transparent_Ch2.A46 NOISE_Transparent_Ch2.C1:NOISE_Transparent_Ch2.C1 NOISE_Transparent_Ch2.C2:NOISE_Transparent_Ch2.C46 NOISE_Transparent_Ch2.D2:NOISE_Transparent_Ch2.D46 NOISE_Transparent_Ch2.D2:NOISE_Transparent_Ch2.D46 NOISE_Transparent_Ch2.B2:NOISE_Transparent_Ch2.B46 NOISE_Transparent_Ch2.B2:NOISE_Transparent_Ch2.B4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5.91mm" svg:height="87.69mm" svg:x="159.05mm" svg:y="94.53mm">
            <draw:object draw:notify-on-update-of-ranges="NOISE_Transparent_Ch3.B2:NOISE_Transparent_Ch3.B43 NOISE_Transparent_Ch3.D1:NOISE_Transparent_Ch3.D1 NOISE_Transparent_Ch3.D2:NOISE_Transparent_Ch3.D43 NOISE_Transparent_Ch3.E2:NOISE_Transparent_Ch3.E43 NOISE_Transparent_Ch3.E2:NOISE_Transparent_Ch3.E43 NOISE_Transparent_Ch3.C2:NOISE_Transparent_Ch3.C43 NOISE_Transparent_Ch3.C2:NOISE_Transparent_Ch3.C43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ain calibration 4-channels transparent mode" table:style-name="ta1">
        <table:shapes>
          <draw:frame draw:z-index="0" draw:style-name="gr1" draw:text-style-name="P1" svg:width="153.51mm" svg:height="87.38mm" svg:x="157.08mm" svg:y="80.32mm">
            <draw:object draw:notify-on-update-of-ranges="'Gain calibration 4-channels transparent mode'.A4:'Gain calibration 4-channels transparent mode'.A16 'Gain calibration 4-channels transparent mode'.A1:'Gain calibration 4-channels transparent mode'.A1 'Gain calibration 4-channels transparent mode'.D4:'Gain calibration 4-channels transparent mode'.D16 'Gain calibration 4-channels transparent mode'.E4:'Gain calibration 4-channels transparent mode'.E16 'Gain calibration 4-channels transparent mode'.E4:'Gain calibration 4-channels transparent mode'.E16 'Gain calibration 4-channels transparent mode'.A22:'Gain calibration 4-channels transparent mode'.A34 'Gain calibration 4-channels transparent mode'.A19:'Gain calibration 4-channels transparent mode'.A19 'Gain calibration 4-channels transparent mode'.D22:'Gain calibration 4-channels transparent mode'.D34 'Gain calibration 4-channels transparent mode'.E22:'Gain calibration 4-channels transparent mode'.E34 'Gain calibration 4-channels transparent mode'.E22:'Gain calibration 4-channels transparent mode'.E34 'Gain calibration 4-channels transparent mode'.A40:'Gain calibration 4-channels transparent mode'.A52 'Gain calibration 4-channels transparent mode'.A37:'Gain calibration 4-channels transparent mode'.A37 'Gain calibration 4-channels transparent mode'.D40:'Gain calibration 4-channels transparent mode'.D52 'Gain calibration 4-channels transparent mode'.E40:'Gain calibration 4-channels transparent mode'.E52 'Gain calibration 4-channels transparent mode'.E40:'Gain calibration 4-channels transparent mode'.E52 'Gain calibration 4-channels transparent mode'.H4:'Gain calibration 4-channels transparent mode'.H16 'Gain calibration 4-channels transparent mode'.H1:'Gain calibration 4-channels transparent mode'.H1 'Gain calibration 4-channels transparent mode'.K4:'Gain calibration 4-channels transparent mode'.K16 'Gain calibration 4-channels transparent mode'.L4:'Gain calibration 4-channels transparent mode'.L16 'Gain calibration 4-channels transparent mode'.L4:'Gain calibration 4-channels transparent mode'.L1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6" table:default-cell-style-name="ce44"/>
        <table:table-column table:style-name="co43" table:number-columns-repeated="2" table:default-cell-style-name="ce119"/>
        <table:table-column table:style-name="co44" table:default-cell-style-name="ce119"/>
        <table:table-column table:style-name="co45" table:default-cell-style-name="ce119"/>
        <table:table-column table:style-name="co20" table:default-cell-style-name="ce120"/>
        <table:table-column table:style-name="co46" table:default-cell-style-name="ce200"/>
        <table:table-column table:style-name="co16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53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table:style-name="ce175" office:value-type="string" calcext:value-type="string" table:number-columns-spanned="7" table:number-rows-spanned="1">
            <text:p>Channel 0</text:p>
          </table:table-cell>
          <table:covered-table-cell table:number-columns-repeated="5" table:style-name="ce192"/>
          <table:covered-table-cell table:style-name="ce199"/>
          <table:table-cell table:style-name="ce175" office:value-type="string" calcext:value-type="string" table:number-columns-spanned="7" table:number-rows-spanned="1">
            <text:p>Channel 3</text:p>
          </table:table-cell>
          <table:covered-table-cell table:number-columns-repeated="5" table:style-name="ce192"/>
          <table:covered-table-cell table:style-name="ce199"/>
          <table:table-cell table:number-columns-repeated="8"/>
        </table:table-row>
        <table:table-row table:style-name="ro1"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  <table:table-cell/>
          <table:table-cell table:style-name="ce81" office:value-type="string" calcext:value-type="string">
            <text:p>date</text:p>
          </table:table-cell>
          <table:table-cell table:style-name="ce254" office:value-type="string" calcext:value-type="string">
            <text:p>11 – December – 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/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or (V)</text:p>
          </table:table-cell>
          <table:table-cell table:style-name="ce44"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/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or (V)</text:p>
          </table:table-cell>
          <table:table-cell/>
          <table:table-cell table:style-name="ce17" office:value-type="string" calcext:value-type="string" table:number-columns-spanned="3" table:number-rows-spanned="1">
            <text:p>Brief check with the oscilloscope</text:p>
          </table:table-cell>
          <table:covered-table-cell table:number-columns-repeated="2" table:style-name="ce17"/>
          <table:table-cell table:style-name="ce81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69.275" calcext:value-type="float">
            <text:p>11069.3</text:p>
          </table:table-cell>
          <table:table-cell office:value-type="float" office:value="37.995" calcext:value-type="float">
            <text:p>38.0</text:p>
          </table:table-cell>
          <table:table-cell office:value-type="float" office:value="47" calcext:value-type="float">
            <text:p>47.0</text:p>
          </table:table-cell>
          <table:table-cell/>
          <table:table-cell table:formula="of:=[.B4]*21.4/1000000" office:value-type="float" office:value="0.236882485" calcext:value-type="float">
            <text:p>0.237</text:p>
          </table:table-cell>
          <table:table-cell table:formula="of:=[.C4]*21.4/1000000" office:value-type="float" office:value="0.000813093" calcext:value-type="float">
            <text:p>0.001</text:p>
          </table:table-cell>
          <table:table-cell table:style-name="ce44" office:value-type="float" office:value="5" calcext:value-type="float">
            <text:p>5</text:p>
          </table:table-cell>
          <table:table-cell table:style-name="ce119" office:value-type="float" office:value="10966.2" calcext:value-type="float">
            <text:p>10966.2</text:p>
          </table:table-cell>
          <table:table-cell table:style-name="ce119" office:value-type="float" office:value="39.95" calcext:value-type="float">
            <text:p>40.0</text:p>
          </table:table-cell>
          <table:table-cell table:style-name="ce119" office:value-type="float" office:value="46.56" calcext:value-type="float">
            <text:p>46.6</text:p>
          </table:table-cell>
          <table:table-cell table:style-name="ce119"/>
          <table:table-cell table:style-name="ce120" table:formula="of:=[.I4]*21.4/1000000" office:value-type="float" office:value="0.23467668" calcext:value-type="float">
            <text:p>0.235</text:p>
          </table:table-cell>
          <table:table-cell table:style-name="ce200" table:formula="of:=[.J4]*21.4/1000000" office:value-type="float" office:value="0.00085493" calcext:value-type="float">
            <text:p>0.001</text:p>
          </table:table-cell>
          <table:table-cell/>
          <table:table-cell table:style-name="ce17" office:value-type="string" calcext:value-type="string">
            <text:p>gain(6-bit)</text:p>
          </table:table-cell>
          <table:table-cell table:style-name="ce17" office:value-type="string" calcext:value-type="string">
            <text:p>CROCout oscilloscope (V)</text:p>
          </table:table-cell>
          <table:table-cell table:style-name="ce133" office:value-type="string" calcext:value-type="string">
            <text:p>abs_gain</text:p>
          </table:table-cell>
          <table:table-cell table:style-name="ce81"/>
          <table:table-cell table:style-name="ce135" office:value-type="string" calcext:value-type="string">
            <text:p>input pulse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string" calcext:value-type="string">
            <text:p>m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91.75" calcext:value-type="float">
            <text:p>18591.8</text:p>
          </table:table-cell>
          <table:table-cell office:value-type="float" office:value="60.825" calcext:value-type="float">
            <text:p>60.8</text:p>
          </table:table-cell>
          <table:table-cell office:value-type="float" office:value="78.94" calcext:value-type="float">
            <text:p>78.9</text:p>
          </table:table-cell>
          <table:table-cell/>
          <table:table-cell table:formula="of:=[.B5]*21.4/1000000" office:value-type="float" office:value="0.39786345" calcext:value-type="float">
            <text:p>0.398</text:p>
          </table:table-cell>
          <table:table-cell table:formula="of:=[.C5]*21.4/1000000" office:value-type="float" office:value="0.001301655" calcext:value-type="float">
            <text:p>0.001</text:p>
          </table:table-cell>
          <table:table-cell table:style-name="ce44" office:value-type="float" office:value="10" calcext:value-type="float">
            <text:p>10</text:p>
          </table:table-cell>
          <table:table-cell table:style-name="ce119" office:value-type="float" office:value="18442.1" calcext:value-type="float">
            <text:p>18442.1</text:p>
          </table:table-cell>
          <table:table-cell table:style-name="ce119" office:value-type="float" office:value="62.14" calcext:value-type="float">
            <text:p>62.1</text:p>
          </table:table-cell>
          <table:table-cell table:style-name="ce119" office:value-type="float" office:value="78.31" calcext:value-type="float">
            <text:p>78.3</text:p>
          </table:table-cell>
          <table:table-cell table:style-name="ce119"/>
          <table:table-cell table:style-name="ce120" table:formula="of:=[.I5]*21.4/1000000" office:value-type="float" office:value="0.39466094" calcext:value-type="float">
            <text:p>0.395</text:p>
          </table:table-cell>
          <table:table-cell table:style-name="ce200" table:formula="of:=[.J5]*21.4/1000000" office:value-type="float" office:value="0.001329796" calcext:value-type="float">
            <text:p>0.001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20" office:value-type="float" office:value="0.252" calcext:value-type="float">
            <text:p>0.252</text:p>
          </table:table-cell>
          <table:table-cell table:style-name="ce134" table:formula="of:=[.Q5]*1000/5" office:value-type="float" office:value="50.4" calcext:value-type="float">
            <text:p>50.4</text:p>
          </table:table-cell>
          <table:table-cell table:style-name="ce81"/>
          <table:table-cell table:style-name="ce135" office:value-type="string" calcext:value-type="string">
            <text:p>Channel</text:p>
          </table:table-cell>
          <table:table-cell table:style-name="ce117" office:value-type="float" office:value="0" calcext:value-type="float">
            <text:p>0</text:p>
          </table:table-cell>
          <table:table-cell table:style-name="ce1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22.025" calcext:value-type="float">
            <text:p>25722.0</text:p>
          </table:table-cell>
          <table:table-cell office:value-type="float" office:value="81.7175" calcext:value-type="float">
            <text:p>81.7</text:p>
          </table:table-cell>
          <table:table-cell office:value-type="float" office:value="109.2" calcext:value-type="float">
            <text:p>109.2</text:p>
          </table:table-cell>
          <table:table-cell/>
          <table:table-cell table:formula="of:=[.B6]*21.4/1000000" office:value-type="float" office:value="0.550451335" calcext:value-type="float">
            <text:p>0.550</text:p>
          </table:table-cell>
          <table:table-cell table:formula="of:=[.C6]*21.4/1000000" office:value-type="float" office:value="0.0017487545" calcext:value-type="float">
            <text:p>0.002</text:p>
          </table:table-cell>
          <table:table-cell table:style-name="ce44" office:value-type="float" office:value="15" calcext:value-type="float">
            <text:p>15</text:p>
          </table:table-cell>
          <table:table-cell table:style-name="ce119" office:value-type="float" office:value="25529.5" calcext:value-type="float">
            <text:p>25529.5</text:p>
          </table:table-cell>
          <table:table-cell table:style-name="ce119" office:value-type="float" office:value="87.87" calcext:value-type="float">
            <text:p>87.9</text:p>
          </table:table-cell>
          <table:table-cell table:style-name="ce119" office:value-type="float" office:value="108.4" calcext:value-type="float">
            <text:p>108.4</text:p>
          </table:table-cell>
          <table:table-cell table:style-name="ce119"/>
          <table:table-cell table:style-name="ce120" table:formula="of:=[.I6]*21.4/1000000" office:value-type="float" office:value="0.5463313" calcext:value-type="float">
            <text:p>0.546</text:p>
          </table:table-cell>
          <table:table-cell table:style-name="ce200" table:formula="of:=[.J6]*21.4/1000000" office:value-type="float" office:value="0.001880418" calcext:value-type="float">
            <text:p>0.002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20" office:value-type="float" office:value="0.404" calcext:value-type="float">
            <text:p>0.404</text:p>
          </table:table-cell>
          <table:table-cell table:style-name="ce134" table:formula="of:=[.Q6]*1000/5" office:value-type="float" office:value="80.8" calcext:value-type="float">
            <text:p>80.8</text:p>
          </table:table-cell>
          <table:table-cell table:style-name="ce81"/>
          <table:table-cell table:style-name="ce135" office:value-type="string" calcext:value-type="string">
            <text:p>Offset</text:p>
          </table:table-cell>
          <table:table-cell table:style-name="ce117" office:value-type="float" office:value="120" calcext:value-type="float">
            <text:p>120</text:p>
          </table:table-cell>
          <table:table-cell table:style-name="ce1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488.725" calcext:value-type="float">
            <text:p>32488.7</text:p>
          </table:table-cell>
          <table:table-cell office:value-type="float" office:value="101.4375" calcext:value-type="float">
            <text:p>101.4</text:p>
          </table:table-cell>
          <table:table-cell office:value-type="float" office:value="137.95" calcext:value-type="float">
            <text:p>138.0</text:p>
          </table:table-cell>
          <table:table-cell/>
          <table:table-cell table:formula="of:=[.B7]*21.4/1000000" office:value-type="float" office:value="0.695258715" calcext:value-type="float">
            <text:p>0.695</text:p>
          </table:table-cell>
          <table:table-cell table:formula="of:=[.C7]*21.4/1000000" office:value-type="float" office:value="0.0021707625" calcext:value-type="float">
            <text:p>0.002</text:p>
          </table:table-cell>
          <table:table-cell table:style-name="ce44" office:value-type="float" office:value="20" calcext:value-type="float">
            <text:p>20</text:p>
          </table:table-cell>
          <table:table-cell table:style-name="ce119" office:value-type="float" office:value="32200.2" calcext:value-type="float">
            <text:p>32200.2</text:p>
          </table:table-cell>
          <table:table-cell table:style-name="ce119" office:value-type="float" office:value="110.5" calcext:value-type="float">
            <text:p>110.5</text:p>
          </table:table-cell>
          <table:table-cell table:style-name="ce119" office:value-type="float" office:value="136.7" calcext:value-type="float">
            <text:p>136.7</text:p>
          </table:table-cell>
          <table:table-cell table:style-name="ce119"/>
          <table:table-cell table:style-name="ce120" table:formula="of:=[.I7]*21.4/1000000" office:value-type="float" office:value="0.68908428" calcext:value-type="float">
            <text:p>0.689</text:p>
          </table:table-cell>
          <table:table-cell table:style-name="ce200" table:formula="of:=[.J7]*21.4/1000000" office:value-type="float" office:value="0.0023647" calcext:value-type="float">
            <text:p>0.002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20" office:value-type="float" office:value="0.705" calcext:value-type="float">
            <text:p>0.705</text:p>
          </table:table-cell>
          <table:table-cell table:style-name="ce134" table:formula="of:=[.Q7]*1000/5" office:value-type="float" office:value="141" calcext:value-type="float">
            <text:p>141.0</text:p>
          </table:table-cell>
          <table:table-cell table:style-name="ce81"/>
          <table:table-cell table:style-name="ce135" office:value-type="string" calcext:value-type="string">
            <text:p>POL=POLIB</text:p>
          </table:table-cell>
          <table:table-cell table:style-name="ce117" office:value-type="float" office:value="127" calcext:value-type="float">
            <text:p>127</text:p>
          </table:table-cell>
          <table:table-cell table:style-name="ce1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896.8333333333" calcext:value-type="float">
            <text:p>38896.8</text:p>
          </table:table-cell>
          <table:table-cell office:value-type="float" office:value="120.666666666667" calcext:value-type="float">
            <text:p>120.7</text:p>
          </table:table-cell>
          <table:table-cell office:value-type="float" office:value="165.133333333333" calcext:value-type="float">
            <text:p>165.1</text:p>
          </table:table-cell>
          <table:table-cell/>
          <table:table-cell table:formula="of:=[.B8]*21.4/1000000" office:value-type="float" office:value="0.832392233333333" calcext:value-type="float">
            <text:p>0.832</text:p>
          </table:table-cell>
          <table:table-cell table:formula="of:=[.C8]*21.4/1000000" office:value-type="float" office:value="0.00258226666666667" calcext:value-type="float">
            <text:p>0.003</text:p>
          </table:table-cell>
          <table:table-cell table:style-name="ce44" office:value-type="float" office:value="25" calcext:value-type="float">
            <text:p>25</text:p>
          </table:table-cell>
          <table:table-cell table:style-name="ce119" office:value-type="float" office:value="38549.6" calcext:value-type="float">
            <text:p>38549.6</text:p>
          </table:table-cell>
          <table:table-cell table:style-name="ce119" office:value-type="float" office:value="128.5" calcext:value-type="float">
            <text:p>128.5</text:p>
          </table:table-cell>
          <table:table-cell table:style-name="ce119" office:value-type="float" office:value="163.7" calcext:value-type="float">
            <text:p>163.7</text:p>
          </table:table-cell>
          <table:table-cell table:style-name="ce119"/>
          <table:table-cell table:style-name="ce120" table:formula="of:=[.I8]*21.4/1000000" office:value-type="float" office:value="0.82496144" calcext:value-type="float">
            <text:p>0.825</text:p>
          </table:table-cell>
          <table:table-cell table:style-name="ce200" table:formula="of:=[.J8]*21.4/1000000" office:value-type="float" office:value="0.0027499" calcext:value-type="float">
            <text:p>0.003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20" office:value-type="float" office:value="0.973" calcext:value-type="float">
            <text:p>0.973</text:p>
          </table:table-cell>
          <table:table-cell table:style-name="ce134" table:formula="of:=[.Q8]*1000/5" office:value-type="float" office:value="194.6" calcext:value-type="float">
            <text:p>194.6</text:p>
          </table:table-cell>
          <table:table-cell table:style-name="ce81"/>
          <table:table-cell table:style-name="ce135" office:value-type="string" calcext:value-type="string">
            <text:p>old test board</text:p>
          </table:table-cell>
          <table:table-cell table:style-name="ce117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999.975" calcext:value-type="float">
            <text:p>45000.0</text:p>
          </table:table-cell>
          <table:table-cell office:value-type="float" office:value="143.2" calcext:value-type="float">
            <text:p>143.2</text:p>
          </table:table-cell>
          <table:table-cell office:value-type="float" office:value="191.05" calcext:value-type="float">
            <text:p>191.1</text:p>
          </table:table-cell>
          <table:table-cell/>
          <table:table-cell table:formula="of:=[.B9]*21.4/1000000" office:value-type="float" office:value="0.962999465" calcext:value-type="float">
            <text:p>0.963</text:p>
          </table:table-cell>
          <table:table-cell table:formula="of:=[.C9]*21.4/1000000" office:value-type="float" office:value="0.00306448" calcext:value-type="float">
            <text:p>0.003</text:p>
          </table:table-cell>
          <table:table-cell table:style-name="ce44" office:value-type="float" office:value="30" calcext:value-type="float">
            <text:p>30</text:p>
          </table:table-cell>
          <table:table-cell table:style-name="ce119" office:value-type="float" office:value="44302.6" calcext:value-type="float">
            <text:p>44302.6</text:p>
          </table:table-cell>
          <table:table-cell table:style-name="ce119" office:value-type="float" office:value="171" calcext:value-type="float">
            <text:p>171.0</text:p>
          </table:table-cell>
          <table:table-cell table:style-name="ce119" office:value-type="float" office:value="188.1" calcext:value-type="float">
            <text:p>188.1</text:p>
          </table:table-cell>
          <table:table-cell table:style-name="ce119"/>
          <table:table-cell table:style-name="ce120" table:formula="of:=[.I9]*21.4/1000000" office:value-type="float" office:value="0.94807564" calcext:value-type="float">
            <text:p>0.948</text:p>
          </table:table-cell>
          <table:table-cell table:style-name="ce200" table:formula="of:=[.J9]*21.4/1000000" office:value-type="float" office:value="0.0036594" calcext:value-type="float">
            <text:p>0.004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table:style-name="ce120" office:value-type="float" office:value="1.24" calcext:value-type="float">
            <text:p>1.240</text:p>
          </table:table-cell>
          <table:table-cell table:style-name="ce134" table:formula="of:=[.Q9]*1000/5" office:value-type="float" office:value="248" calcext:value-type="float">
            <text:p>248.0</text:p>
          </table:table-cell>
          <table:table-cell table:style-name="ce81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811.5" calcext:value-type="float">
            <text:p>50811.5</text:p>
          </table:table-cell>
          <table:table-cell office:value-type="float" office:value="160.825" calcext:value-type="float">
            <text:p>160.8</text:p>
          </table:table-cell>
          <table:table-cell office:value-type="float" office:value="215.75" calcext:value-type="float">
            <text:p>215.8</text:p>
          </table:table-cell>
          <table:table-cell/>
          <table:table-cell table:formula="of:=[.B10]*21.4/1000000" office:value-type="float" office:value="1.0873661" calcext:value-type="float">
            <text:p>1.087</text:p>
          </table:table-cell>
          <table:table-cell table:formula="of:=[.C10]*21.4/1000000" office:value-type="float" office:value="0.003441655" calcext:value-type="float">
            <text:p>0.003</text:p>
          </table:table-cell>
          <table:table-cell table:style-name="ce44" office:value-type="float" office:value="35" calcext:value-type="float">
            <text:p>35</text:p>
          </table:table-cell>
          <table:table-cell table:style-name="ce119" office:value-type="float" office:value="50013.4" calcext:value-type="float">
            <text:p>50013.4</text:p>
          </table:table-cell>
          <table:table-cell table:style-name="ce119" office:value-type="float" office:value="176.7" calcext:value-type="float">
            <text:p>176.7</text:p>
          </table:table-cell>
          <table:table-cell table:style-name="ce119" office:value-type="float" office:value="212.4" calcext:value-type="float">
            <text:p>212.4</text:p>
          </table:table-cell>
          <table:table-cell table:style-name="ce119"/>
          <table:table-cell table:style-name="ce120" table:formula="of:=[.I10]*21.4/1000000" office:value-type="float" office:value="1.07028676" calcext:value-type="float">
            <text:p>1.070</text:p>
          </table:table-cell>
          <table:table-cell table:style-name="ce200" table:formula="of:=[.J10]*21.4/1000000" office:value-type="float" office:value="0.00378138" calcext:value-type="float">
            <text:p>0.004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20" office:value-type="float" office:value="1.438" calcext:value-type="float">
            <text:p>1.438</text:p>
          </table:table-cell>
          <table:table-cell table:style-name="ce134" table:formula="of:=[.Q10]*1000/5" office:value-type="float" office:value="287.6" calcext:value-type="float">
            <text:p>287.6</text:p>
          </table:table-cell>
          <table:table-cell table:style-name="ce81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277.975" calcext:value-type="float">
            <text:p>56278.0</text:p>
          </table:table-cell>
          <table:table-cell office:value-type="float" office:value="185.5" calcext:value-type="float">
            <text:p>185.5</text:p>
          </table:table-cell>
          <table:table-cell office:value-type="float" office:value="238.95" calcext:value-type="float">
            <text:p>239.0</text:p>
          </table:table-cell>
          <table:table-cell/>
          <table:table-cell table:formula="of:=[.B11]*21.4/1000000" office:value-type="float" office:value="1.204348665" calcext:value-type="float">
            <text:p>1.204</text:p>
          </table:table-cell>
          <table:table-cell table:formula="of:=[.C11]*21.4/1000000" office:value-type="float" office:value="0.0039697" calcext:value-type="float">
            <text:p>0.004</text:p>
          </table:table-cell>
          <table:table-cell table:style-name="ce44" office:value-type="float" office:value="40" calcext:value-type="float">
            <text:p>40</text:p>
          </table:table-cell>
          <table:table-cell table:style-name="ce119" office:value-type="float" office:value="55686.5" calcext:value-type="float">
            <text:p>55686.5</text:p>
          </table:table-cell>
          <table:table-cell table:style-name="ce119" office:value-type="float" office:value="190.5" calcext:value-type="float">
            <text:p>190.5</text:p>
          </table:table-cell>
          <table:table-cell table:style-name="ce119" office:value-type="float" office:value="236.4" calcext:value-type="float">
            <text:p>236.4</text:p>
          </table:table-cell>
          <table:table-cell table:style-name="ce119"/>
          <table:table-cell table:style-name="ce120" table:formula="of:=[.I11]*21.4/1000000" office:value-type="float" office:value="1.1916911" calcext:value-type="float">
            <text:p>1.192</text:p>
          </table:table-cell>
          <table:table-cell table:style-name="ce200" table:formula="of:=[.J11]*21.4/1000000" office:value-type="float" office:value="0.0040767" calcext:value-type="float">
            <text:p>0.004</text:p>
          </table:table-cell>
          <table:table-cell/>
          <table:table-cell table:style-name="ce17" office:value-type="float" office:value="63" calcext:value-type="float">
            <text:p>63</text:p>
          </table:table-cell>
          <table:table-cell table:style-name="ce120" office:value-type="float" office:value="1.711" calcext:value-type="float">
            <text:p>1.711</text:p>
          </table:table-cell>
          <table:table-cell table:style-name="ce134" table:formula="of:=[.Q11]*1000/5" office:value-type="float" office:value="342.2" calcext:value-type="float">
            <text:p>342.2</text:p>
          </table:table-cell>
          <table:table-cell table:style-name="ce81"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494.2" calcext:value-type="float">
            <text:p>61494.2</text:p>
          </table:table-cell>
          <table:table-cell office:value-type="float" office:value="199.966666666667" calcext:value-type="float">
            <text:p>200.0</text:p>
          </table:table-cell>
          <table:table-cell office:value-type="float" office:value="261.133333333333" calcext:value-type="float">
            <text:p>261.1</text:p>
          </table:table-cell>
          <table:table-cell/>
          <table:table-cell table:formula="of:=[.B12]*21.4/1000000" office:value-type="float" office:value="1.31597588" calcext:value-type="float">
            <text:p>1.316</text:p>
          </table:table-cell>
          <table:table-cell table:formula="of:=[.C12]*21.4/1000000" office:value-type="float" office:value="0.00427928666666668" calcext:value-type="float">
            <text:p>0.004</text:p>
          </table:table-cell>
          <table:table-cell table:style-name="ce44" office:value-type="float" office:value="45" calcext:value-type="float">
            <text:p>45</text:p>
          </table:table-cell>
          <table:table-cell table:style-name="ce119" office:value-type="float" office:value="61138.3" calcext:value-type="float">
            <text:p>61138.3</text:p>
          </table:table-cell>
          <table:table-cell table:style-name="ce119" office:value-type="float" office:value="204.5" calcext:value-type="float">
            <text:p>204.5</text:p>
          </table:table-cell>
          <table:table-cell table:style-name="ce119" office:value-type="float" office:value="259.6" calcext:value-type="float">
            <text:p>259.6</text:p>
          </table:table-cell>
          <table:table-cell table:style-name="ce119"/>
          <table:table-cell table:style-name="ce120" table:formula="of:=[.I12]*21.4/1000000" office:value-type="float" office:value="1.30835962" calcext:value-type="float">
            <text:p>1.308</text:p>
          </table:table-cell>
          <table:table-cell table:style-name="ce200" table:formula="of:=[.J12]*21.4/1000000" office:value-type="float" office:value="0.0043763" calcext:value-type="float">
            <text:p>0.00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453.825" calcext:value-type="float">
            <text:p>66453.8</text:p>
          </table:table-cell>
          <table:table-cell office:value-type="float" office:value="209.3" calcext:value-type="float">
            <text:p>209.3</text:p>
          </table:table-cell>
          <table:table-cell office:value-type="float" office:value="282.175" calcext:value-type="float">
            <text:p>282.2</text:p>
          </table:table-cell>
          <table:table-cell/>
          <table:table-cell table:formula="of:=[.B13]*21.4/1000000" office:value-type="float" office:value="1.422111855" calcext:value-type="float">
            <text:p>1.422</text:p>
          </table:table-cell>
          <table:table-cell table:formula="of:=[.C13]*21.4/1000000" office:value-type="float" office:value="0.00447902" calcext:value-type="float">
            <text:p>0.004</text:p>
          </table:table-cell>
          <table:table-cell table:style-name="ce44" office:value-type="float" office:value="50" calcext:value-type="float">
            <text:p>50</text:p>
          </table:table-cell>
          <table:table-cell table:style-name="ce119" office:value-type="float" office:value="66344.4" calcext:value-type="float">
            <text:p>66344.4</text:p>
          </table:table-cell>
          <table:table-cell table:style-name="ce119" office:value-type="float" office:value="232" calcext:value-type="float">
            <text:p>232.0</text:p>
          </table:table-cell>
          <table:table-cell table:style-name="ce119" office:value-type="float" office:value="281.7" calcext:value-type="float">
            <text:p>281.7</text:p>
          </table:table-cell>
          <table:table-cell table:style-name="ce119"/>
          <table:table-cell table:style-name="ce120" table:formula="of:=[.I13]*21.4/1000000" office:value-type="float" office:value="1.41977016" calcext:value-type="float">
            <text:p>1.420</text:p>
          </table:table-cell>
          <table:table-cell table:style-name="ce200" table:formula="of:=[.J13]*21.4/1000000" office:value-type="float" office:value="0.0049648" calcext:value-type="float">
            <text:p>0.005</text:p>
          </table:table-cell>
          <table:table-cell/>
          <table:table-cell table:style-name="ce81" office:value-type="string" calcext:value-type="string" table:number-columns-spanned="3" table:number-rows-spanned="1">
            <text:p>In good agreement with the calibration results.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  <table:table-cell table:style-name="ce44" office:value-type="float" office:value="55" calcext:value-type="float">
            <text:p>55</text:p>
          </table:table-cell>
          <table:table-cell table:style-name="ce119" office:value-type="float" office:value="71343" calcext:value-type="float">
            <text:p>71343.0</text:p>
          </table:table-cell>
          <table:table-cell table:style-name="ce119" office:value-type="float" office:value="238.7" calcext:value-type="float">
            <text:p>238.7</text:p>
          </table:table-cell>
          <table:table-cell table:style-name="ce119" office:value-type="float" office:value="302.9" calcext:value-type="float">
            <text:p>302.9</text:p>
          </table:table-cell>
          <table:table-cell table:style-name="ce119"/>
          <table:table-cell table:style-name="ce120" table:formula="of:=[.I14]*21.4/1000000" office:value-type="float" office:value="1.5267402" calcext:value-type="float">
            <text:p>1.527</text:p>
          </table:table-cell>
          <table:table-cell table:style-name="ce200" table:formula="of:=[.J14]*21.4/1000000" office:value-type="float" office:value="0.00510818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034.56" calcext:value-type="float">
            <text:p>76034.6</text:p>
          </table:table-cell>
          <table:table-cell office:value-type="float" office:value="259.12" calcext:value-type="float">
            <text:p>259.1</text:p>
          </table:table-cell>
          <table:table-cell office:value-type="float" office:value="322.82" calcext:value-type="float">
            <text:p>322.8</text:p>
          </table:table-cell>
          <table:table-cell/>
          <table:table-cell table:formula="of:=[.B15]*21.4/1000000" office:value-type="float" office:value="1.627139584" calcext:value-type="float">
            <text:p>1.627</text:p>
          </table:table-cell>
          <table:table-cell table:formula="of:=[.C15]*21.4/1000000" office:value-type="float" office:value="0.005545168" calcext:value-type="float">
            <text:p>0.006</text:p>
          </table:table-cell>
          <table:table-cell table:style-name="ce44" office:value-type="float" office:value="60" calcext:value-type="float">
            <text:p>60</text:p>
          </table:table-cell>
          <table:table-cell table:style-name="ce119" office:value-type="float" office:value="76071" calcext:value-type="float">
            <text:p>76071.0</text:p>
          </table:table-cell>
          <table:table-cell table:style-name="ce119" office:value-type="float" office:value="263.7" calcext:value-type="float">
            <text:p>263.7</text:p>
          </table:table-cell>
          <table:table-cell table:style-name="ce119" office:value-type="float" office:value="323" calcext:value-type="float">
            <text:p>323.0</text:p>
          </table:table-cell>
          <table:table-cell table:style-name="ce119"/>
          <table:table-cell table:style-name="ce120" table:formula="of:=[.I15]*21.4/1000000" office:value-type="float" office:value="1.6279194" calcext:value-type="float">
            <text:p>1.628</text:p>
          </table:table-cell>
          <table:table-cell table:style-name="ce200" table:formula="of:=[.J15]*21.4/1000000" office:value-type="float" office:value="0.00564318" calcext:value-type="float">
            <text:p>0.006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804.125" calcext:value-type="float">
            <text:p>78804.1</text:p>
          </table:table-cell>
          <table:table-cell office:value-type="float" office:value="269.125" calcext:value-type="float">
            <text:p>269.1</text:p>
          </table:table-cell>
          <table:table-cell office:value-type="float" office:value="334.625" calcext:value-type="float">
            <text:p>334.6</text:p>
          </table:table-cell>
          <table:table-cell/>
          <table:table-cell table:formula="of:=[.B16]*21.4/1000000" office:value-type="float" office:value="1.686408275" calcext:value-type="float">
            <text:p>1.686</text:p>
          </table:table-cell>
          <table:table-cell table:formula="of:=[.C16]*21.4/1000000" office:value-type="float" office:value="0.005759275" calcext:value-type="float">
            <text:p>0.006</text:p>
          </table:table-cell>
          <table:table-cell table:style-name="ce44" office:value-type="float" office:value="63" calcext:value-type="float">
            <text:p>63</text:p>
          </table:table-cell>
          <table:table-cell table:style-name="ce119" office:value-type="float" office:value="78892" calcext:value-type="float">
            <text:p>78892.0</text:p>
          </table:table-cell>
          <table:table-cell table:style-name="ce119" office:value-type="float" office:value="281.7" calcext:value-type="float">
            <text:p>281.7</text:p>
          </table:table-cell>
          <table:table-cell table:style-name="ce119" office:value-type="float" office:value="335" calcext:value-type="float">
            <text:p>335.0</text:p>
          </table:table-cell>
          <table:table-cell table:style-name="ce119"/>
          <table:table-cell table:style-name="ce120" table:formula="of:=[.I16]*21.4/1000000" office:value-type="float" office:value="1.6882888" calcext:value-type="float">
            <text:p>1.688</text:p>
          </table:table-cell>
          <table:table-cell table:style-name="ce200" table:formula="of:=[.J16]*21.4/1000000" office:value-type="float" office:value="0.00602838" calcext:value-type="float">
            <text:p>0.006</text:p>
          </table:table-cell>
          <table:table-cell table:number-columns-repeated="8"/>
        </table:table-row>
        <table:table-row table:style-name="ro1">
          <table:table-cell table:style-name="ce45" office:value-type="string" calcext:value-type="string">
            <text:p>CF1</text:p>
          </table:table-cell>
          <table:table-cell table:style-name="ce47" office:value-type="float" office:value="42202.8833333333" calcext:value-type="float">
            <text:p>42202.9</text:p>
          </table:table-cell>
          <table:table-cell table:style-name="ce47" office:value-type="float" office:value="160.183333333333" calcext:value-type="float">
            <text:p>160.2</text:p>
          </table:table-cell>
          <table:table-cell table:style-name="ce47" office:value-type="float" office:value="179.216666666667" calcext:value-type="float">
            <text:p>179.2</text:p>
          </table:table-cell>
          <table:table-cell table:style-name="ce47"/>
          <table:table-cell table:style-name="ce48" table:formula="of:=[.B17]*21.4/1000000" office:value-type="float" office:value="0.903141703333333" calcext:value-type="float">
            <text:p>0.903</text:p>
          </table:table-cell>
          <table:table-cell table:style-name="ce52" table:formula="of:=[.C17]*21.4/1000000" office:value-type="float" office:value="0.00342792333333333" calcext:value-type="float">
            <text:p>0.003</text:p>
          </table:table-cell>
          <table:table-cell table:style-name="ce45" office:value-type="string" calcext:value-type="string">
            <text:p>CF1</text:p>
          </table:table-cell>
          <table:table-cell table:style-name="ce47" table:number-columns-repeated="4"/>
          <table:table-cell table:style-name="ce48"/>
          <table:table-cell table:style-name="ce52"/>
          <table:table-cell table:number-columns-repeated="8"/>
        </table:table-row>
        <table:table-row table:style-name="ro1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175" office:value-type="string" calcext:value-type="string" table:number-columns-spanned="7" table:number-rows-spanned="1">
            <text:p>Channel 1</text:p>
          </table:table-cell>
          <table:covered-table-cell table:number-columns-repeated="5" table:style-name="ce192"/>
          <table:covered-table-cell table:style-name="ce199"/>
          <table:table-cell table:number-columns-repeated="15"/>
        </table:table-row>
        <table:table-row table:style-name="ro1"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  <table:table-cell table:number-columns-repeated="15"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/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or (V)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18.575" calcext:value-type="float">
            <text:p>11018.6</text:p>
          </table:table-cell>
          <table:table-cell office:value-type="float" office:value="41.985" calcext:value-type="float">
            <text:p>42.0</text:p>
          </table:table-cell>
          <table:table-cell office:value-type="float" office:value="46.7875" calcext:value-type="float">
            <text:p>46.8</text:p>
          </table:table-cell>
          <table:table-cell/>
          <table:table-cell table:formula="of:=[.B22]*21.4/1000000" office:value-type="float" office:value="0.235797505" calcext:value-type="float">
            <text:p>0.236</text:p>
          </table:table-cell>
          <table:table-cell table:formula="of:=[.C22]*21.4/1000000" office:value-type="float" office:value="0.000898479" calcext:value-type="float">
            <text:p>0.001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24.525" calcext:value-type="float">
            <text:p>18524.5</text:p>
          </table:table-cell>
          <table:table-cell office:value-type="float" office:value="61.5" calcext:value-type="float">
            <text:p>61.5</text:p>
          </table:table-cell>
          <table:table-cell office:value-type="float" office:value="78.655" calcext:value-type="float">
            <text:p>78.7</text:p>
          </table:table-cell>
          <table:table-cell/>
          <table:table-cell table:formula="of:=[.B23]*21.4/1000000" office:value-type="float" office:value="0.396424835" calcext:value-type="float">
            <text:p>0.396</text:p>
          </table:table-cell>
          <table:table-cell table:formula="of:=[.C23]*21.4/1000000" office:value-type="float" office:value="0.0013161" calcext:value-type="float">
            <text:p>0.001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41.3666666667" calcext:value-type="float">
            <text:p>25641.4</text:p>
          </table:table-cell>
          <table:table-cell office:value-type="float" office:value="85.6366666666667" calcext:value-type="float">
            <text:p>85.6</text:p>
          </table:table-cell>
          <table:table-cell office:value-type="float" office:value="108.9" calcext:value-type="float">
            <text:p>108.9</text:p>
          </table:table-cell>
          <table:table-cell/>
          <table:table-cell table:formula="of:=[.B24]*21.4/1000000" office:value-type="float" office:value="0.548725246666667" calcext:value-type="float">
            <text:p>0.549</text:p>
          </table:table-cell>
          <table:table-cell table:formula="of:=[.C24]*21.4/1000000" office:value-type="float" office:value="0.00183262466666667" calcext:value-type="float">
            <text:p>0.00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365.875" calcext:value-type="float">
            <text:p>32365.9</text:p>
          </table:table-cell>
          <table:table-cell office:value-type="float" office:value="109.25" calcext:value-type="float">
            <text:p>109.3</text:p>
          </table:table-cell>
          <table:table-cell office:value-type="float" office:value="137.45" calcext:value-type="float">
            <text:p>137.5</text:p>
          </table:table-cell>
          <table:table-cell/>
          <table:table-cell table:formula="of:=[.B25]*21.4/1000000" office:value-type="float" office:value="0.692629725" calcext:value-type="float">
            <text:p>0.693</text:p>
          </table:table-cell>
          <table:table-cell table:formula="of:=[.C25]*21.4/1000000" office:value-type="float" office:value="0.00233795" calcext:value-type="float">
            <text:p>0.00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772.1" calcext:value-type="float">
            <text:p>38772.1</text:p>
          </table:table-cell>
          <table:table-cell office:value-type="float" office:value="133.125" calcext:value-type="float">
            <text:p>133.1</text:p>
          </table:table-cell>
          <table:table-cell office:value-type="float" office:value="164.625" calcext:value-type="float">
            <text:p>164.6</text:p>
          </table:table-cell>
          <table:table-cell/>
          <table:table-cell table:formula="of:=[.B26]*21.4/1000000" office:value-type="float" office:value="0.82972294" calcext:value-type="float">
            <text:p>0.830</text:p>
          </table:table-cell>
          <table:table-cell table:formula="of:=[.C26]*21.4/1000000" office:value-type="float" office:value="0.002848875" calcext:value-type="float">
            <text:p>0.0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47.35" calcext:value-type="float">
            <text:p>44847.4</text:p>
          </table:table-cell>
          <table:table-cell office:value-type="float" office:value="149.6" calcext:value-type="float">
            <text:p>149.6</text:p>
          </table:table-cell>
          <table:table-cell office:value-type="float" office:value="190.4" calcext:value-type="float">
            <text:p>190.4</text:p>
          </table:table-cell>
          <table:table-cell/>
          <table:table-cell table:formula="of:=[.B27]*21.4/1000000" office:value-type="float" office:value="0.95973329" calcext:value-type="float">
            <text:p>0.960</text:p>
          </table:table-cell>
          <table:table-cell table:formula="of:=[.C27]*21.4/1000000" office:value-type="float" office:value="0.00320144" calcext:value-type="float">
            <text:p>0.00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530.65" calcext:value-type="float">
            <text:p>50530.7</text:p>
          </table:table-cell>
          <table:table-cell office:value-type="float" office:value="173.525" calcext:value-type="float">
            <text:p>173.5</text:p>
          </table:table-cell>
          <table:table-cell office:value-type="float" office:value="214.55" calcext:value-type="float">
            <text:p>214.6</text:p>
          </table:table-cell>
          <table:table-cell/>
          <table:table-cell table:formula="of:=[.B28]*21.4/1000000" office:value-type="float" office:value="1.08135591" calcext:value-type="float">
            <text:p>1.081</text:p>
          </table:table-cell>
          <table:table-cell table:formula="of:=[.C28]*21.4/1000000" office:value-type="float" office:value="0.003713435" calcext:value-type="float">
            <text:p>0.004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709.4" calcext:value-type="float">
            <text:p>55709.4</text:p>
          </table:table-cell>
          <table:table-cell office:value-type="float" office:value="195.275" calcext:value-type="float">
            <text:p>195.3</text:p>
          </table:table-cell>
          <table:table-cell office:value-type="float" office:value="236.525" calcext:value-type="float">
            <text:p>236.5</text:p>
          </table:table-cell>
          <table:table-cell/>
          <table:table-cell table:formula="of:=[.B29]*21.4/1000000" office:value-type="float" office:value="1.19218116" calcext:value-type="float">
            <text:p>1.192</text:p>
          </table:table-cell>
          <table:table-cell table:formula="of:=[.C29]*21.4/1000000" office:value-type="float" office:value="0.004178885" calcext:value-type="float">
            <text:p>0.00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116.9333333333" calcext:value-type="float">
            <text:p>61116.9</text:p>
          </table:table-cell>
          <table:table-cell office:value-type="float" office:value="212.7" calcext:value-type="float">
            <text:p>212.7</text:p>
          </table:table-cell>
          <table:table-cell office:value-type="float" office:value="259.5" calcext:value-type="float">
            <text:p>259.5</text:p>
          </table:table-cell>
          <table:table-cell/>
          <table:table-cell table:formula="of:=[.B30]*21.4/1000000" office:value-type="float" office:value="1.30790237333333" calcext:value-type="float">
            <text:p>1.308</text:p>
          </table:table-cell>
          <table:table-cell table:formula="of:=[.C30]*21.4/1000000" office:value-type="float" office:value="0.00455178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370.86" calcext:value-type="float">
            <text:p>66370.9</text:p>
          </table:table-cell>
          <table:table-cell office:value-type="float" office:value="232.4" calcext:value-type="float">
            <text:p>232.4</text:p>
          </table:table-cell>
          <table:table-cell office:value-type="float" office:value="281.8" calcext:value-type="float">
            <text:p>281.8</text:p>
          </table:table-cell>
          <table:table-cell/>
          <table:table-cell table:formula="of:=[.B31]*21.4/1000000" office:value-type="float" office:value="1.420336404" calcext:value-type="float">
            <text:p>1.420</text:p>
          </table:table-cell>
          <table:table-cell table:formula="of:=[.C31]*21.4/1000000" office:value-type="float" office:value="0.00497336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394.3" calcext:value-type="float">
            <text:p>71394.3</text:p>
          </table:table-cell>
          <table:table-cell office:value-type="float" office:value="262.54" calcext:value-type="float">
            <text:p>262.5</text:p>
          </table:table-cell>
          <table:table-cell office:value-type="float" office:value="303.14" calcext:value-type="float">
            <text:p>303.1</text:p>
          </table:table-cell>
          <table:table-cell/>
          <table:table-cell table:formula="of:=[.B32]*21.4/1000000" office:value-type="float" office:value="1.52783802" calcext:value-type="float">
            <text:p>1.528</text:p>
          </table:table-cell>
          <table:table-cell table:formula="of:=[.C32]*21.4/1000000" office:value-type="float" office:value="0.005618356" calcext:value-type="float">
            <text:p>0.00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193.7" calcext:value-type="float">
            <text:p>76193.7</text:p>
          </table:table-cell>
          <table:table-cell office:value-type="float" office:value="268.425" calcext:value-type="float">
            <text:p>268.4</text:p>
          </table:table-cell>
          <table:table-cell office:value-type="float" office:value="323.55" calcext:value-type="float">
            <text:p>323.6</text:p>
          </table:table-cell>
          <table:table-cell/>
          <table:table-cell table:formula="of:=[.B33]*21.4/1000000" office:value-type="float" office:value="1.63054518" calcext:value-type="float">
            <text:p>1.631</text:p>
          </table:table-cell>
          <table:table-cell table:formula="of:=[.C33]*21.4/1000000" office:value-type="float" office:value="0.005744295" calcext:value-type="float">
            <text:p>0.006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972.5" calcext:value-type="float">
            <text:p>78972.5</text:p>
          </table:table-cell>
          <table:table-cell office:value-type="float" office:value="284.675" calcext:value-type="float">
            <text:p>284.7</text:p>
          </table:table-cell>
          <table:table-cell office:value-type="float" office:value="335.325" calcext:value-type="float">
            <text:p>335.3</text:p>
          </table:table-cell>
          <table:table-cell/>
          <table:table-cell table:formula="of:=[.B34]*21.4/1000000" office:value-type="float" office:value="1.6900115" calcext:value-type="float">
            <text:p>1.690</text:p>
          </table:table-cell>
          <table:table-cell table:formula="of:=[.C34]*21.4/1000000" office:value-type="float" office:value="0.006092045" calcext:value-type="float">
            <text:p>0.006</text:p>
          </table:table-cell>
          <table:table-cell table:number-columns-repeated="15"/>
        </table:table-row>
        <table:table-row table:style-name="ro1">
          <table:table-cell table:style-name="ce45" office:value-type="string" calcext:value-type="string">
            <text:p>CF1</text:p>
          </table:table-cell>
          <table:table-cell table:style-name="ce47" office:value-type="float" office:value="45995.5" calcext:value-type="float">
            <text:p>45995.5</text:p>
          </table:table-cell>
          <table:table-cell table:style-name="ce47" office:value-type="float" office:value="185.56" calcext:value-type="float">
            <text:p>185.6</text:p>
          </table:table-cell>
          <table:table-cell table:style-name="ce47" office:value-type="float" office:value="195.3" calcext:value-type="float">
            <text:p>195.3</text:p>
          </table:table-cell>
          <table:table-cell table:style-name="ce47"/>
          <table:table-cell table:style-name="ce48" table:formula="of:=[.B35]*21.4/1000000" office:value-type="float" office:value="0.9843037" calcext:value-type="float">
            <text:p>0.984</text:p>
          </table:table-cell>
          <table:table-cell table:style-name="ce52" table:formula="of:=[.C35]*21.4/1000000" office:value-type="float" office:value="0.003970984" calcext:value-type="float">
            <text:p>0.004</text:p>
          </table:table-cell>
          <table:table-cell table:number-columns-repeated="15"/>
        </table:table-row>
        <table:table-row table:style-name="ro1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175" office:value-type="string" calcext:value-type="string" table:number-columns-spanned="7" table:number-rows-spanned="1">
            <text:p>Channel 2</text:p>
          </table:table-cell>
          <table:covered-table-cell table:number-columns-repeated="5" table:style-name="ce192"/>
          <table:covered-table-cell table:style-name="ce199"/>
          <table:table-cell table:number-columns-repeated="15"/>
        </table:table-row>
        <table:table-row table:style-name="ro1">
          <table:table-cell table:style-name="ce180"/>
          <table:table-cell table:style-name="ce117" table:number-columns-repeated="4"/>
          <table:table-cell table:style-name="ce117" office:value-type="string" calcext:value-type="string">
            <text:p>1ADU=21.4uV</text:p>
          </table:table-cell>
          <table:table-cell table:style-name="ce160"/>
          <table:table-cell table:number-columns-repeated="15"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117" office:value-type="string" calcext:value-type="string">
            <text:p>out ampl (ADU)</text:p>
          </table:table-cell>
          <table:table-cell table:style-name="ce117" office:value-type="string" calcext:value-type="string">
            <text:p>out error (ADU)</text:p>
          </table:table-cell>
          <table:table-cell table:style-name="ce117" office:value-type="string" calcext:value-type="string">
            <text:p>abs_gain</text:p>
          </table:table-cell>
          <table:table-cell table:style-name="ce117"/>
          <table:table-cell table:style-name="ce117" office:value-type="string" calcext:value-type="string">
            <text:p>out ampl (V)</text:p>
          </table:table-cell>
          <table:table-cell table:style-name="ce160" office:value-type="string" calcext:value-type="string">
            <text:p>out error (V)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34.65" calcext:value-type="float">
            <text:p>11034.7</text:p>
          </table:table-cell>
          <table:table-cell office:value-type="float" office:value="44.2125" calcext:value-type="float">
            <text:p>44.2</text:p>
          </table:table-cell>
          <table:table-cell office:value-type="float" office:value="46.8525" calcext:value-type="float">
            <text:p>46.9</text:p>
          </table:table-cell>
          <table:table-cell/>
          <table:table-cell table:formula="of:=[.B40]*21.4/1000000" office:value-type="float" office:value="0.23614151" calcext:value-type="float">
            <text:p>0.236</text:p>
          </table:table-cell>
          <table:table-cell table:formula="of:=[.C40]*21.4/1000000" office:value-type="float" office:value="0.0009461475" calcext:value-type="float">
            <text:p>0.001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44.35" calcext:value-type="float">
            <text:p>18544.4</text:p>
          </table:table-cell>
          <table:table-cell office:value-type="float" office:value="64.885" calcext:value-type="float">
            <text:p>64.9</text:p>
          </table:table-cell>
          <table:table-cell office:value-type="float" office:value="78.74" calcext:value-type="float">
            <text:p>78.7</text:p>
          </table:table-cell>
          <table:table-cell/>
          <table:table-cell table:formula="of:=[.B41]*21.4/1000000" office:value-type="float" office:value="0.39684909" calcext:value-type="float">
            <text:p>0.397</text:p>
          </table:table-cell>
          <table:table-cell table:formula="of:=[.C41]*21.4/1000000" office:value-type="float" office:value="0.001388539" calcext:value-type="float">
            <text:p>0.001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73.9" calcext:value-type="float">
            <text:p>25673.9</text:p>
          </table:table-cell>
          <table:table-cell office:value-type="float" office:value="83.3" calcext:value-type="float">
            <text:p>83.3</text:p>
          </table:table-cell>
          <table:table-cell office:value-type="float" office:value="109" calcext:value-type="float">
            <text:p>109.0</text:p>
          </table:table-cell>
          <table:table-cell/>
          <table:table-cell table:formula="of:=[.B42]*21.4/1000000" office:value-type="float" office:value="0.54942146" calcext:value-type="float">
            <text:p>0.549</text:p>
          </table:table-cell>
          <table:table-cell table:formula="of:=[.C42]*21.4/1000000" office:value-type="float" office:value="0.00178262" calcext:value-type="float">
            <text:p>0.00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390.1" calcext:value-type="float">
            <text:p>32390.1</text:p>
          </table:table-cell>
          <table:table-cell office:value-type="float" office:value="105" calcext:value-type="float">
            <text:p>105.0</text:p>
          </table:table-cell>
          <table:table-cell office:value-type="float" office:value="137.5" calcext:value-type="float">
            <text:p>137.5</text:p>
          </table:table-cell>
          <table:table-cell/>
          <table:table-cell table:formula="of:=[.B43]*21.4/1000000" office:value-type="float" office:value="0.69314814" calcext:value-type="float">
            <text:p>0.693</text:p>
          </table:table-cell>
          <table:table-cell table:formula="of:=[.C43]*21.4/1000000" office:value-type="float" office:value="0.002247" calcext:value-type="float">
            <text:p>0.00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788.7" calcext:value-type="float">
            <text:p>38788.7</text:p>
          </table:table-cell>
          <table:table-cell office:value-type="float" office:value="124.4" calcext:value-type="float">
            <text:p>124.4</text:p>
          </table:table-cell>
          <table:table-cell office:value-type="float" office:value="164.7" calcext:value-type="float">
            <text:p>164.7</text:p>
          </table:table-cell>
          <table:table-cell/>
          <table:table-cell table:formula="of:=[.B44]*21.4/1000000" office:value-type="float" office:value="0.83007818" calcext:value-type="float">
            <text:p>0.830</text:p>
          </table:table-cell>
          <table:table-cell table:formula="of:=[.C44]*21.4/1000000" office:value-type="float" office:value="0.00266216" calcext:value-type="float">
            <text:p>0.0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735.7" calcext:value-type="float">
            <text:p>44735.7</text:p>
          </table:table-cell>
          <table:table-cell office:value-type="float" office:value="161.3" calcext:value-type="float">
            <text:p>161.3</text:p>
          </table:table-cell>
          <table:table-cell office:value-type="float" office:value="189.9" calcext:value-type="float">
            <text:p>189.9</text:p>
          </table:table-cell>
          <table:table-cell/>
          <table:table-cell table:formula="of:=[.B45]*21.4/1000000" office:value-type="float" office:value="0.95734398" calcext:value-type="float">
            <text:p>0.957</text:p>
          </table:table-cell>
          <table:table-cell table:formula="of:=[.C45]*21.4/1000000" office:value-type="float" office:value="0.00345182" calcext:value-type="float">
            <text:p>0.00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285.9" calcext:value-type="float">
            <text:p>50285.9</text:p>
          </table:table-cell>
          <table:table-cell office:value-type="float" office:value="165.35" calcext:value-type="float">
            <text:p>165.4</text:p>
          </table:table-cell>
          <table:table-cell office:value-type="float" office:value="213.5" calcext:value-type="float">
            <text:p>213.5</text:p>
          </table:table-cell>
          <table:table-cell/>
          <table:table-cell table:formula="of:=[.B46]*21.4/1000000" office:value-type="float" office:value="1.07611826" calcext:value-type="float">
            <text:p>1.076</text:p>
          </table:table-cell>
          <table:table-cell table:formula="of:=[.C46]*21.4/1000000" office:value-type="float" office:value="0.00353849" calcext:value-type="float">
            <text:p>0.004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984.7" calcext:value-type="float">
            <text:p>55984.7</text:p>
          </table:table-cell>
          <table:table-cell office:value-type="float" office:value="204.4" calcext:value-type="float">
            <text:p>204.4</text:p>
          </table:table-cell>
          <table:table-cell office:value-type="float" office:value="237.7" calcext:value-type="float">
            <text:p>237.7</text:p>
          </table:table-cell>
          <table:table-cell/>
          <table:table-cell table:formula="of:=[.B47]*21.4/1000000" office:value-type="float" office:value="1.19807258" calcext:value-type="float">
            <text:p>1.198</text:p>
          </table:table-cell>
          <table:table-cell table:formula="of:=[.C47]*21.4/1000000" office:value-type="float" office:value="0.00437416" calcext:value-type="float">
            <text:p>0.00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476.5" calcext:value-type="float">
            <text:p>61476.5</text:p>
          </table:table-cell>
          <table:table-cell office:value-type="float" office:value="211.1" calcext:value-type="float">
            <text:p>211.1</text:p>
          </table:table-cell>
          <table:table-cell office:value-type="float" office:value="261" calcext:value-type="float">
            <text:p>261.0</text:p>
          </table:table-cell>
          <table:table-cell/>
          <table:table-cell table:formula="of:=[.B48]*21.4/1000000" office:value-type="float" office:value="1.3155971" calcext:value-type="float">
            <text:p>1.316</text:p>
          </table:table-cell>
          <table:table-cell table:formula="of:=[.C48]*21.4/1000000" office:value-type="float" office:value="0.00451754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723.4" calcext:value-type="float">
            <text:p>66723.4</text:p>
          </table:table-cell>
          <table:table-cell office:value-type="float" office:value="232.1" calcext:value-type="float">
            <text:p>232.1</text:p>
          </table:table-cell>
          <table:table-cell office:value-type="float" office:value="283.3" calcext:value-type="float">
            <text:p>283.3</text:p>
          </table:table-cell>
          <table:table-cell/>
          <table:table-cell table:formula="of:=[.B49]*21.4/1000000" office:value-type="float" office:value="1.42788076" calcext:value-type="float">
            <text:p>1.428</text:p>
          </table:table-cell>
          <table:table-cell table:formula="of:=[.C49]*21.4/1000000" office:value-type="float" office:value="0.00496694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787" calcext:value-type="float">
            <text:p>71787.0</text:p>
          </table:table-cell>
          <table:table-cell office:value-type="float" office:value="236.7" calcext:value-type="float">
            <text:p>236.7</text:p>
          </table:table-cell>
          <table:table-cell office:value-type="float" office:value="304.8" calcext:value-type="float">
            <text:p>304.8</text:p>
          </table:table-cell>
          <table:table-cell/>
          <table:table-cell table:formula="of:=[.B50]*21.4/1000000" office:value-type="float" office:value="1.5362418" calcext:value-type="float">
            <text:p>1.536</text:p>
          </table:table-cell>
          <table:table-cell table:formula="of:=[.C50]*21.4/1000000" office:value-type="float" office:value="0.00506538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611.625" calcext:value-type="float">
            <text:p>76611.6</text:p>
          </table:table-cell>
          <table:table-cell office:value-type="float" office:value="258.225" calcext:value-type="float">
            <text:p>258.2</text:p>
          </table:table-cell>
          <table:table-cell office:value-type="float" office:value="325.275" calcext:value-type="float">
            <text:p>325.3</text:p>
          </table:table-cell>
          <table:table-cell/>
          <table:table-cell table:formula="of:=[.B51]*21.4/1000000" office:value-type="float" office:value="1.639488775" calcext:value-type="float">
            <text:p>1.639</text:p>
          </table:table-cell>
          <table:table-cell table:formula="of:=[.C51]*21.4/1000000" office:value-type="float" office:value="0.005526015" calcext:value-type="float">
            <text:p>0.006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415" calcext:value-type="float">
            <text:p>79415.0</text:p>
          </table:table-cell>
          <table:table-cell office:value-type="float" office:value="275.95" calcext:value-type="float">
            <text:p>276.0</text:p>
          </table:table-cell>
          <table:table-cell office:value-type="float" office:value="337.2" calcext:value-type="float">
            <text:p>337.2</text:p>
          </table:table-cell>
          <table:table-cell/>
          <table:table-cell table:formula="of:=[.B52]*21.4/1000000" office:value-type="float" office:value="1.699481" calcext:value-type="float">
            <text:p>1.699</text:p>
          </table:table-cell>
          <table:table-cell table:formula="of:=[.C52]*21.4/1000000" office:value-type="float" office:value="0.00590533" calcext:value-type="float">
            <text:p>0.006</text:p>
          </table:table-cell>
          <table:table-cell table:number-columns-repeated="15"/>
        </table:table-row>
        <table:table-row table:style-name="ro1">
          <table:table-cell table:style-name="ce45" office:value-type="string" calcext:value-type="string">
            <text:p>CF1</text:p>
          </table:table-cell>
          <table:table-cell table:style-name="ce47" office:value-type="float" office:value="49657.2" calcext:value-type="float">
            <text:p>49657.2</text:p>
          </table:table-cell>
          <table:table-cell table:style-name="ce47" office:value-type="float" office:value="181.2" calcext:value-type="float">
            <text:p>181.2</text:p>
          </table:table-cell>
          <table:table-cell table:style-name="ce47" office:value-type="float" office:value="210.8" calcext:value-type="float">
            <text:p>210.8</text:p>
          </table:table-cell>
          <table:table-cell table:style-name="ce47"/>
          <table:table-cell table:style-name="ce48" table:formula="of:=[.B53]*21.4/1000000" office:value-type="float" office:value="1.06266408" calcext:value-type="float">
            <text:p>1.063</text:p>
          </table:table-cell>
          <table:table-cell table:style-name="ce52" table:formula="of:=[.C53]*21.4/1000000" office:value-type="float" office:value="0.00387768" calcext:value-type="float">
            <text:p>0.004</text:p>
          </table:table-cell>
          <table:table-cell table:number-columns-repeated="15"/>
        </table:table-row>
      </table:table>
      <table:table table:name="NOISE_Transparent_ALL corrected" table:style-name="ta1">
        <table:shapes>
          <draw:frame draw:z-index="0" draw:style-name="gr1" draw:text-style-name="P1" svg:width="197.22mm" svg:height="110.93mm" svg:x="279.75mm" svg:y="30.97mm">
            <draw:object draw:notify-on-update-of-ranges="'NOISE_Transparent_ALL corrected'.A3:'NOISE_Transparent_ALL corrected'.A51 'NOISE_Transparent_ALL corrected'.A1:'NOISE_Transparent_ALL corrected'.A1 'NOISE_Transparent_ALL corrected'.C3:'NOISE_Transparent_ALL corrected'.C51 'NOISE_Transparent_ALL corrected'.F3:'NOISE_Transparent_ALL corrected'.F51 'NOISE_Transparent_ALL corrected'.F1:'NOISE_Transparent_ALL corrected'.F1 'NOISE_Transparent_ALL corrected'.H3:'NOISE_Transparent_ALL corrected'.H51 'NOISE_Transparent_ALL corrected'.K3:'NOISE_Transparent_ALL corrected'.K51 'NOISE_Transparent_ALL corrected'.K1:'NOISE_Transparent_ALL corrected'.K1 'NOISE_Transparent_ALL corrected'.M3:'NOISE_Transparent_ALL corrected'.M51 'NOISE_Transparent_ALL corrected'.P3:'NOISE_Transparent_ALL corrected'.P47 'NOISE_Transparent_ALL corrected'.P1:'NOISE_Transparent_ALL corrected'.P1 'NOISE_Transparent_ALL corrected'.R3:'NOISE_Transparent_ALL corrected'.R47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26" table:default-cell-style-name="ce117"/>
        <table:table-column table:style-name="co61" table:default-cell-style-name="ce117"/>
        <table:table-column table:style-name="co62" table:default-cell-style-name="ce117"/>
        <table:table-column table:style-name="co63" table:default-cell-style-name="ce117"/>
        <table:table-column table:style-name="co64" table:default-cell-style-name="Default"/>
        <table:table-column table:style-name="co26" table:default-cell-style-name="ce117"/>
        <table:table-column table:style-name="co61" table:default-cell-style-name="ce117"/>
        <table:table-column table:style-name="co62" table:default-cell-style-name="ce117"/>
        <table:table-column table:style-name="co63" table:default-cell-style-name="ce117"/>
        <table:table-column table:style-name="co65" table:default-cell-style-name="Default"/>
        <table:table-column table:style-name="co26" table:default-cell-style-name="ce117"/>
        <table:table-column table:style-name="co61" table:default-cell-style-name="ce117"/>
        <table:table-column table:style-name="co62" table:default-cell-style-name="ce117"/>
        <table:table-column table:style-name="co63" table:default-cell-style-name="ce117"/>
        <table:table-column table:style-name="co64" table:default-cell-style-name="Default"/>
        <table:table-column table:style-name="co26" table:default-cell-style-name="ce117"/>
        <table:table-column table:style-name="co61" table:default-cell-style-name="ce117"/>
        <table:table-column table:style-name="co62" table:default-cell-style-name="ce117"/>
        <table:table-column table:style-name="co63" table:default-cell-style-name="ce117"/>
        <table:table-column table:style-name="co1" table:number-columns-repeated="1005" table:default-cell-style-name="Default"/>
        <table:table-row table:style-name="ro1">
          <table:table-cell table:style-name="ce129" office:value-type="string" calcext:value-type="string" table:number-columns-spanned="4" table:number-rows-spanned="1">
            <text:p>Channel 0</text:p>
          </table:table-cell>
          <table:covered-table-cell table:number-columns-repeated="3"/>
          <table:table-cell/>
          <table:table-cell table:style-name="ce129" office:value-type="string" calcext:value-type="string" table:number-columns-spanned="4" table:number-rows-spanned="1">
            <text:p>Channel 1</text:p>
          </table:table-cell>
          <table:covered-table-cell table:number-columns-repeated="3"/>
          <table:table-cell table:style-name="ce81"/>
          <table:table-cell table:style-name="ce129" office:value-type="string" calcext:value-type="string" table:number-columns-spanned="4" table:number-rows-spanned="1">
            <text:p>Channel 2</text:p>
          </table:table-cell>
          <table:covered-table-cell table:number-columns-repeated="3"/>
          <table:table-cell table:style-name="ce81"/>
          <table:table-cell table:style-name="ce129" office:value-type="string" calcext:value-type="string" table:number-columns-spanned="4" table:number-rows-spanned="1">
            <text:p>Channel 3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style-name="ce17" office:value-type="string" calcext:value-type="string">
            <text:p>abs_gain</text:p>
          </table:table-cell>
          <table:table-cell table:style-name="ce17" office:value-type="string" calcext:value-type="string">
            <text:p>gainErr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iseErr</text:p>
          </table:table-cell>
          <table:table-cell table:style-name="ce249"/>
          <table:table-cell table:style-name="ce17" office:value-type="string" calcext:value-type="string">
            <text:p>abs_gain</text:p>
          </table:table-cell>
          <table:table-cell table:style-name="ce17" office:value-type="string" calcext:value-type="string">
            <text:p>gainErr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iseErr</text:p>
          </table:table-cell>
          <table:table-cell table:style-name="ce131"/>
          <table:table-cell table:style-name="ce17" office:value-type="string" calcext:value-type="string">
            <text:p>abs_gain</text:p>
          </table:table-cell>
          <table:table-cell table:style-name="ce17" office:value-type="string" calcext:value-type="string">
            <text:p>gainErr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iseErr</text:p>
          </table:table-cell>
          <table:table-cell table:style-name="ce131"/>
          <table:table-cell table:style-name="ce17" office:value-type="string" calcext:value-type="string">
            <text:p>abs_gain</text:p>
          </table:table-cell>
          <table:table-cell table:style-name="ce17" office:value-type="string" calcext:value-type="string">
            <text:p>gainErr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iseErr</text:p>
          </table:table-cell>
          <table:table-cell table:style-name="ce249" table:number-columns-repeated="1005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52" calcext:value-type="float">
            <text:p>3.52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  <table:table-cell table:style-name="ce81"/>
          <table:table-cell table:style-name="ce132" office:value-type="float" office:value="210.8" calcext:value-type="float">
            <text:p>210.8</text:p>
          </table:table-cell>
          <table:table-cell table:style-name="ce132" office:value-type="float" office:value="15.9" calcext:value-type="float">
            <text:p>15.9</text:p>
          </table:table-cell>
          <table:table-cell table:style-name="ce132" office:value-type="float" office:value="2.49" calcext:value-type="float">
            <text:p>2.49</text:p>
          </table:table-cell>
          <table:table-cell table:style-name="ce132" office:value-type="float" office:value="0.19" calcext:value-type="float">
            <text:p>0.19</text:p>
          </table:table-cell>
          <table:table-cell table:style-name="ce81"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47" calcext:value-type="float">
            <text:p>3.4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28" calcext:value-type="float">
            <text:p>3.2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28" calcext:value-type="float">
            <text:p>3.28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45" calcext:value-type="float">
            <text:p>3.4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26" calcext:value-type="float">
            <text:p>3.2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34" calcext:value-type="float">
            <text:p>3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24" calcext:value-type="float">
            <text:p>3.24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47" calcext:value-type="float">
            <text:p>3.4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22" calcext:value-type="float">
            <text:p>3.2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31" calcext:value-type="float">
            <text:p>3.31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46" calcext:value-type="float">
            <text:p>3.46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22" calcext:value-type="float">
            <text:p>3.2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33" calcext:value-type="float">
            <text:p>3.3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33" calcext:value-type="float">
            <text:p>3.3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08" calcext:value-type="float">
            <text:p>3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05" calcext:value-type="float">
            <text:p>3.05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07" calcext:value-type="float">
            <text:p>3.0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08" calcext:value-type="float">
            <text:p>3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5.38" calcext:value-type="float">
            <text:p>5.38</text:p>
          </table:table-cell>
          <table:table-cell office:value-type="float" office:value="0.41" calcext:value-type="float">
            <text:p>0.41</text:p>
          </table:table-cell>
          <table:table-cell table:number-columns-repeated="1005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52" calcext:value-type="float">
            <text:p>3.52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35" calcext:value-type="float">
            <text:p>3.35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ce132" office:value-type="float" office:value="210.8" calcext:value-type="float">
            <text:p>210.8</text:p>
          </table:table-cell>
          <table:table-cell table:style-name="ce132" office:value-type="float" office:value="15.9" calcext:value-type="float">
            <text:p>15.9</text:p>
          </table:table-cell>
          <table:table-cell table:style-name="ce132" office:value-type="float" office:value="2.51" calcext:value-type="float">
            <text:p>2.51</text:p>
          </table:table-cell>
          <table:table-cell table:style-name="ce132" office:value-type="float" office:value="0.19" calcext:value-type="float">
            <text:p>0.19</text:p>
          </table:table-cell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5.63" calcext:value-type="float">
            <text:p>5.63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5.46" calcext:value-type="float">
            <text:p>5.46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66" calcext:value-type="float">
            <text:p>5.66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28" calcext:value-type="float">
            <text:p>3.28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23" calcext:value-type="float">
            <text:p>3.2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36" calcext:value-type="float">
            <text:p>3.36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44" calcext:value-type="float">
            <text:p>3.4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21" calcext:value-type="float">
            <text:p>3.2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5.35" calcext:value-type="float">
            <text:p>5.35</text:p>
          </table:table-cell>
          <table:table-cell office:value-type="float" office:value="0.41" calcext:value-type="float">
            <text:p>0.41</text:p>
          </table:table-cell>
          <table:table-cell table:number-columns-repeated="1005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42" calcext:value-type="float">
            <text:p>3.42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24" calcext:value-type="float">
            <text:p>3.2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5.65" calcext:value-type="float">
            <text:p>5.65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5.33" calcext:value-type="float">
            <text:p>5.33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62" calcext:value-type="float">
            <text:p>5.62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24" calcext:value-type="float">
            <text:p>3.2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28" calcext:value-type="float">
            <text:p>3.28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ce132" office:value-type="float" office:value="210.8" calcext:value-type="float">
            <text:p>210.8</text:p>
          </table:table-cell>
          <table:table-cell table:style-name="ce132" office:value-type="float" office:value="15.9" calcext:value-type="float">
            <text:p>15.9</text:p>
          </table:table-cell>
          <table:table-cell table:style-name="ce132" office:value-type="float" office:value="2.5" calcext:value-type="float">
            <text:p>2.5</text:p>
          </table:table-cell>
          <table:table-cell table:style-name="ce132" office:value-type="float" office:value="0.19" calcext:value-type="float">
            <text:p>0.19</text:p>
          </table:table-cell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21" calcext:value-type="float">
            <text:p>3.21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09" calcext:value-type="float">
            <text:p>3.09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21" calcext:value-type="float">
            <text:p>3.2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34" calcext:value-type="float">
            <text:p>3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82" calcext:value-type="float">
            <text:p>3.82</text:p>
          </table:table-cell>
          <table:table-cell office:value-type="float" office:value="0.29" calcext:value-type="float">
            <text:p>0.29</text:p>
          </table:table-cell>
          <table:table-cell table:number-columns-repeated="1005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15" calcext:value-type="float">
            <text:p>3.15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86" calcext:value-type="float">
            <text:p>3.8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3.99" calcext:value-type="float">
            <text:p>3.9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45" calcext:value-type="float">
            <text:p>3.4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23" calcext:value-type="float">
            <text:p>3.23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33" calcext:value-type="float">
            <text:p>3.3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19" calcext:value-type="float">
            <text:p>3.19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35" calcext:value-type="float">
            <text:p>3.3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19" calcext:value-type="float">
            <text:p>3.1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  <table:table-cell table:number-columns-repeated="1005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35" calcext:value-type="float">
            <text:p>3.3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19" calcext:value-type="float">
            <text:p>3.1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56" calcext:value-type="float">
            <text:p>3.56</text:p>
          </table:table-cell>
          <table:table-cell office:value-type="float" office:value="0.27" calcext:value-type="float">
            <text:p>0.27</text:p>
          </table:table-cell>
          <table:table-cell table:number-columns-repeated="1005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6" calcext:value-type="float">
            <text:p>3.6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54" calcext:value-type="float">
            <text:p>3.54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72" calcext:value-type="float">
            <text:p>3.7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07" calcext:value-type="float">
            <text:p>3.07</text:p>
          </table:table-cell>
          <table:table-cell office:value-type="float" office:value="0.23" calcext:value-type="float">
            <text:p>0.23</text:p>
          </table:table-cell>
          <table:table-cell table:number-columns-repeated="1005"/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55" calcext:value-type="float">
            <text:p>3.55</text:p>
          </table:table-cell>
          <table:table-cell office:value-type="float" office:value="0.27" calcext:value-type="float">
            <text:p>0.27</text:p>
          </table:table-cell>
          <table:table-cell table:number-columns-repeated="1005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7" calcext:value-type="float">
            <text:p>3.7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69" calcext:value-type="float">
            <text:p>3.69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22" calcext:value-type="float">
            <text:p>3.22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34" calcext:value-type="float">
            <text:p>3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04" calcext:value-type="float">
            <text:p>3.04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03" calcext:value-type="float">
            <text:p>3.03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79" calcext:value-type="float">
            <text:p>3.79</text:p>
          </table:table-cell>
          <table:table-cell office:value-type="float" office:value="0.29" calcext:value-type="float">
            <text:p>0.29</text:p>
          </table:table-cell>
          <table:table-cell table:number-columns-repeated="1005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65" calcext:value-type="float">
            <text:p>3.65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44" calcext:value-type="float">
            <text:p>3.4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18" calcext:value-type="float">
            <text:p>3.18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92" calcext:value-type="float">
            <text:p>3.9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8" calcext:value-type="float">
            <text:p>3.8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4.02" calcext:value-type="float">
            <text:p>4.02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79" calcext:value-type="float">
            <text:p>3.79</text:p>
          </table:table-cell>
          <table:table-cell office:value-type="float" office:value="0.29" calcext:value-type="float">
            <text:p>0.29</text:p>
          </table:table-cell>
          <table:table-cell table:number-columns-repeated="1005"/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08" calcext:value-type="float">
            <text:p>3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5.27" calcext:value-type="float">
            <text:p>5.27</text:p>
          </table:table-cell>
          <table:table-cell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91" calcext:value-type="float">
            <text:p>3.9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87" calcext:value-type="float">
            <text:p>3.87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  <table:table-cell table:number-columns-repeated="1005"/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05" calcext:value-type="float">
            <text:p>3.05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25" calcext:value-type="float">
            <text:p>3.25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5.64" calcext:value-type="float">
            <text:p>5.64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5.35" calcext:value-type="float">
            <text:p>5.35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7" calcext:value-type="float">
            <text:p>5.7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47" calcext:value-type="float">
            <text:p>3.4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 table:number-columns-repeated="1005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4" calcext:value-type="float">
            <text:p>3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48" calcext:value-type="float">
            <text:p>3.48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35" calcext:value-type="float">
            <text:p>3.35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ce132" office:value-type="float" office:value="210.8" calcext:value-type="float">
            <text:p>210.8</text:p>
          </table:table-cell>
          <table:table-cell table:style-name="ce132" office:value-type="float" office:value="15.9" calcext:value-type="float">
            <text:p>15.9</text:p>
          </table:table-cell>
          <table:table-cell table:style-name="ce132" office:value-type="float" office:value="2.49" calcext:value-type="float">
            <text:p>2.49</text:p>
          </table:table-cell>
          <table:table-cell table:style-name="ce132" office:value-type="float" office:value="0.19" calcext:value-type="float">
            <text:p>0.19</text:p>
          </table:table-cell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15" calcext:value-type="float">
            <text:p>3.15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18" calcext:value-type="float">
            <text:p>3.18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35" calcext:value-type="float">
            <text:p>3.3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15" calcext:value-type="float">
            <text:p>3.15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09" calcext:value-type="float">
            <text:p>3.0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Default" table:number-columns-repeated="4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4:39:35.616897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8:02:02.333947207</meta:creation-date>
    <dc:date>2020-06-11T14:42:45.021263894</dc:date>
    <meta:editing-duration>PT8H1M58S</meta:editing-duration>
    <meta:editing-cycles>36</meta:editing-cycles>
    <meta:generator>LibreOffice/6.1.4.2$MacOSX_X86_64 LibreOffice_project/9d0f32d1f0b509096fd65e0d4bec26ddd1938fd3</meta:generator>
    <meta:document-statistic meta:table-count="24" meta:cell-count="8610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0.Y5:Transp_Ch0.Y18" chart:error-lower-range="Transp_Ch0.Y5:Transp_Ch0.Y1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0.Y5:Transp_Ch0.Y18" chart:error-lower-range="Transp_Ch0.Y5:Transp_Ch0.Y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0.Y5:Transp_Ch0.Y18" chart:error-lower-range="Transp_Ch0.Y5:Transp_Ch0.Y1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circle" chart:symbol-width="0.15cm" chart:symbol-height="0.1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27cm" svg:y="0.495cm" chart:style-name="ch2">
          <text:p>Gain calibration</text:p>
        </chart:title>
        <chart:legend svg:x="12.442cm" svg:y="3.325cm" style:legend-expansion="custom" chartooo:width="3.385cm" chartooo:height="1.544cm" style:legend-expansion-aspect-ratio="2.19235751295337" chart:style-name="ch3"/>
        <chart:plot-area chart:style-name="ch4" table:cell-range-address="Transp_Ch0.U5:Transp_Ch0.U17 Transp_Ch0.X4:Transp_Ch0.X17" chart:data-source-has-labels="row" svg:x="1.298cm" svg:y="1.288cm" svg:width="10.997cm" svg:height="6.582cm">
          <chartooo:coordinate-region svg:x="2.442cm" svg:y="1.487cm" svg:width="9.653cm" svg:height="5.736cm"/>
          <chart:axis chart:dimension="x" chart:name="primary-x" chart:style-name="ch5">
            <chart:title svg:x="5.905cm" svg:y="8.05cm" chart:style-name="ch6">
              <text:p>gain (6-bits)</text:p>
            </chart:title>
            <chart:grid chart:style-name="ch7" chart:class="major"/>
          </chart:axis>
          <chart:axis chart:dimension="y" chart:name="primary-y" chart:style-name="ch8">
            <chart:title svg:x="0.45cm" svg:y="5.589cm" chart:style-name="ch9">
              <text:p>absolute gain</text:p>
            </chart:title>
            <chart:grid chart:style-name="ch7" chart:class="major"/>
          </chart:axis>
          <chart:series chart:style-name="ch10" chart:values-cell-range-address="Transp_Ch0.X5:Transp_Ch0.X17" chart:label-cell-address="Transp_Ch0.X4:Transp_Ch0.X4" chart:class="chart:scatter">
            <chart:domain table:cell-range-address="Transp_Ch0.U5:Transp_Ch0.U17"/>
            <chart:regression-curve chart:style-name="ch11">
              <chart:equation chart:display-equation="true" chart:display-r-square="true" svg:x="0.001cm" svg:y="0cm" chart:style-name="ch12"/>
            </chart:regression-curve>
            <chart:error-indicator chart:style-name="ch13" chart:dimension="y"/>
            <chart:data-point chart:repeated="8"/>
            <chart:data-point chart:style-name="ch14" chart:repeated="2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0.X4:Transp_Ch0.X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0.U5:Transp_Ch0.U17</svg:desc>
                </draw:g>
              </table:table-cell>
              <table:table-cell office:value-type="float" office:value="47">
                <text:p>47</text:p>
                <draw:g>
                  <svg:desc>Transp_Ch0.X5:Transp_Ch0.X17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94">
                <text:p>78.94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9.2">
                <text:p>109.2</text:p>
              </table:table-cell>
              <table:table-cell office:value-type="float" office:value="8.26">
                <text:p>8.26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95">
                <text:p>137.9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1.05">
                <text:p>191.05</text:p>
              </table:table-cell>
              <table:table-cell office:value-type="float" office:value="14.425">
                <text:p>14.425</text:p>
              </table:table-cell>
              <table:table-cell office:value-type="float" office:value="14.425">
                <text:p>14.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5.75">
                <text:p>215.75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8.95">
                <text:p>238.95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2.175">
                <text:p>282.17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2.82">
                <text:p>322.82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4.625">
                <text:p>334.62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1.Y6:Transp_Ch1.Y18" chart:error-lower-range="Transp_Ch1.Y6:Transp_Ch1.Y1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1.Y6:Transp_Ch1.Y18" chart:error-lower-range="Transp_Ch1.Y6:Transp_Ch1.Y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1.Y6:Transp_Ch1.Y18" chart:error-lower-range="Transp_Ch1.Y6:Transp_Ch1.Y18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78cm" svg:height="8.087cm" xlink:href=".." xlink:type="simple" chart:class="chart:scatter" chart:style-name="ch1">
        <chart:title svg:x="4.981cm" svg:y="0.462cm" chart:style-name="ch2">
          <text:p>Gain calibration Ch1</text:p>
        </chart:title>
        <chart:legend svg:x="11.543cm" svg:y="3.626cm" style:legend-expansion="custom" chartooo:width="2.834cm" chartooo:height="0.878cm" style:legend-expansion-aspect-ratio="3.22779043280182" chart:style-name="ch3"/>
        <chart:plot-area chart:style-name="ch4" table:cell-range-address="Transp_Ch1.U6:Transp_Ch1.U18 Transp_Ch1.X5:Transp_Ch1.X18" chart:data-source-has-labels="row" svg:x="1.051cm" svg:y="1.136cm" svg:width="10.69cm" svg:height="5.999cm">
          <chartooo:coordinate-region svg:x="2.195cm" svg:y="1.335cm" svg:width="9.346cm" svg:height="5.153cm"/>
          <chart:axis chart:dimension="x" chart:name="primary-x" chart:style-name="ch5">
            <chart:title svg:x="5.505cm" svg:y="7.296cm" chart:style-name="ch6">
              <text:p>gain (6-bits)</text:p>
            </chart:title>
            <chart:grid chart:style-name="ch7" chart:class="major"/>
          </chart:axis>
          <chart:axis chart:dimension="y" chart:name="primary-y" chart:style-name="ch8">
            <chart:title svg:x="0.236cm" svg:y="5.145cm" chart:style-name="ch9">
              <text:p>absolute gain</text:p>
            </chart:title>
            <chart:grid chart:style-name="ch7" chart:class="major"/>
          </chart:axis>
          <chart:series chart:style-name="ch10" chart:values-cell-range-address="Transp_Ch1.X6:Transp_Ch1.X18" chart:label-cell-address="Transp_Ch1.X5:Transp_Ch1.X5" chart:class="chart:scatter">
            <chart:domain table:cell-range-address="Transp_Ch1.U6:Transp_Ch1.U18"/>
            <chart:regression-curve chart:style-name="ch11">
              <chart:equation chart:display-equation="true" chart:display-r-square="true" svg:x="0cm" svg:y="0cm" chart:style-name="ch12"/>
            </chart:regression-curve>
            <chart:error-indicator chart:style-name="ch13" chart:dimension="y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1.X5:Transp_Ch1.X5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1.U6:Transp_Ch1.U18</svg:desc>
                </draw:g>
              </table:table-cell>
              <table:table-cell office:value-type="float" office:value="46.7875">
                <text:p>46.7875</text:p>
                <draw:g>
                  <svg:desc>Transp_Ch1.X6:Transp_Ch1.X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655">
                <text:p>78.65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45">
                <text:p>137.4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4.625">
                <text:p>164.625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0.4">
                <text:p>190.4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4.55">
                <text:p>214.55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6.525">
                <text:p>236.525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59.5">
                <text:p>259.5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.8">
                <text:p>281.8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03.14">
                <text:p>303.14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3.55">
                <text:p>323.55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5.325">
                <text:p>335.32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15cm" chart:symbol-height="0.15cm" chart:link-data-style-to-source="true" chart:error-category="cell-range" chart:error-upper-range="DSI_Ch0_results.E4:DSI_Ch0_results.E8" chart:error-lower-range="DSI_Ch0_results.E4:DSI_Ch0_results.E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SI_Ch0_results.E4:DSI_Ch0_results.E8" chart:error-lower-range="DSI_Ch0_results.E4:DSI_Ch0_results.E8" loext:std-weight="1"/>
      <style:graphic-properties draw:stroke="solid" svg:stroke-width="0cm" svg:stroke-color="#0000ff" svg:stroke-opacity="100%" draw:stroke-linejoin="round"/>
    </style:style>
    <style:style style:name="ch12" style:family="chart" style:data-style-name="N2">
      <style:chart-properties chart:symbol-type="named-symbol" chart:symbol-name="diamond" chart:symbol-width="0.15cm" chart:symbol-height="0.15cm" chart:link-data-style-to-source="true" chart:error-category="cell-range" chart:error-upper-range="DSI_Ch0_results.E13:DSI_Ch0_results.E19" chart:error-lower-range="DSI_Ch0_results.E13:DSI_Ch0_results.E19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DSI_Ch0_results.E13:DSI_Ch0_results.E19" chart:error-lower-range="DSI_Ch0_results.E13:DSI_Ch0_results.E19" loext:std-weight="1"/>
      <style:graphic-properties draw:stroke="solid" svg:stroke-width="0cm" svg:stroke-color="#ff0000" svg:stroke-opacity="100%" draw:stroke-linejoin="round"/>
    </style:style>
    <style:style style:name="ch14" style:family="chart" style:data-style-name="N2">
      <style:chart-properties chart:symbol-type="named-symbol" chart:symbol-name="square" chart:symbol-width="0.1cm" chart:symbol-height="0.1cm" chart:link-data-style-to-source="true" chart:error-category="cell-range" chart:error-upper-range="DSI_Ch0_results.E24:DSI_Ch0_results.E33" chart:error-lower-range="DSI_Ch0_results.E24:DSI_Ch0_results.E33"/>
      <style:graphic-properties draw:stroke="none" svg:stroke-width="0.08cm" svg:stroke-color="#ba55d3" draw:fill-color="#ba55d3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DSI_Ch0_results.E24:DSI_Ch0_results.E33" chart:error-lower-range="DSI_Ch0_results.E24:DSI_Ch0_results.E33" loext:std-weight="1"/>
      <style:graphic-properties draw:stroke="solid" svg:stroke-width="0cm" svg:stroke-color="#ba55d3" svg:stroke-opacity="100%" draw:stroke-linejoin="round"/>
    </style:style>
    <style:style style:name="ch16" style:family="chart" style:data-style-name="N2">
      <style:chart-properties chart:symbol-type="named-symbol" chart:symbol-name="arrow-down" chart:symbol-width="0.15cm" chart:symbol-height="0.15cm" chart:link-data-style-to-source="true" chart:error-category="cell-range" chart:error-upper-range="DSI_Ch0_results.E38:DSI_Ch0_results.E53" chart:error-lower-range="DSI_Ch0_results.E38:DSI_Ch0_results.E53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DSI_Ch0_results.E38:DSI_Ch0_results.E53" chart:error-lower-range="DSI_Ch0_results.E38:DSI_Ch0_results.E53" loext:std-weight="1"/>
      <style:graphic-properties draw:stroke="solid" svg:stroke-width="0cm" svg:stroke-color="#008000" svg:stroke-opacity="100%" draw:stroke-linejoin="round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 chart:error-category="cell-range" chart:error-upper-range="DSI_Ch0_results.L4:DSI_Ch0_results.L14" chart:error-lower-range="DSI_Ch0_results.L4:DSI_Ch0_results.L14"/>
      <style:graphic-properties draw:stroke="none" svg:stroke-width="0.08cm" svg:stroke-color="#ffa500" draw:fill-color="#ffa500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DSI_Ch0_results.L4:DSI_Ch0_results.L14" chart:error-lower-range="DSI_Ch0_results.L4:DSI_Ch0_results.L14" loext:std-weight="1"/>
      <style:graphic-properties draw:stroke="solid" svg:stroke-width="0cm" svg:stroke-color="#ffa5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422cm" svg:height="8.675cm" xlink:href=".." xlink:type="simple" chart:class="chart:scatter" chart:style-name="ch1">
        <chart:title svg:x="4.76cm" svg:y="0.308cm" chart:style-name="ch2">
          <text:p>RC time constant calibration</text:p>
        </chart:title>
        <chart:legend chart:legend-position="end" svg:x="13.099cm" svg:y="3.042cm" style:legend-expansion="high" chart:style-name="ch3"/>
        <chart:plot-area chart:style-name="ch4" table:cell-range-address="DSI_Ch0_results.A4:DSI_Ch0_results.A8 DSI_Ch0_results.A1:DSI_Ch0_results.A1 DSI_Ch0_results.D4:DSI_Ch0_results.D8 DSI_Ch0_results.A10:DSI_Ch0_results.A10 DSI_Ch0_results.D13:DSI_Ch0_results.D19 DSI_Ch0_results.A21:DSI_Ch0_results.A21 DSI_Ch0_results.D24:DSI_Ch0_results.D33 DSI_Ch0_results.A35:DSI_Ch0_results.A35 DSI_Ch0_results.D38:DSI_Ch0_results.D53 DSI_Ch0_results.H1:DSI_Ch0_results.H1 DSI_Ch0_results.K4:DSI_Ch0_results.K14" chart:data-source-has-labels="row" svg:x="1.287cm" svg:y="1.274cm" svg:width="11.504cm" svg:height="6.279cm">
          <chartooo:coordinate-region svg:x="2.233cm" svg:y="1.473cm" svg:width="10.358cm" svg:height="5.433cm"/>
          <chart:axis chart:dimension="x" chart:name="primary-x" chart:style-name="ch5">
            <chart:title svg:x="6.297cm" svg:y="7.726cm" chart:style-name="ch6">
              <text:p>RC (6-bit)</text:p>
            </chart:title>
          </chart:axis>
          <chart:axis chart:dimension="y" chart:name="primary-y" chart:style-name="ch7">
            <chart:title svg:x="0.451cm" svg:y="5.77cm" chart:style-name="ch8">
              <text:p>RC time const (us)</text:p>
            </chart:title>
            <chart:grid chart:style-name="ch9" chart:class="major"/>
          </chart:axis>
          <chart:series chart:style-name="ch10" chart:values-cell-range-address="DSI_Ch0_results.D4:DSI_Ch0_results.D8" chart:label-cell-address="DSI_Ch0_results.A1:DSI_Ch0_results.A1" chart:class="chart:scatter">
            <chart:domain table:cell-range-address="DSI_Ch0_results.A4:DSI_Ch0_results.A8"/>
            <chart:error-indicator chart:style-name="ch11" chart:dimension="y"/>
            <chart:data-point chart:repeated="5"/>
          </chart:series>
          <chart:series chart:style-name="ch12" chart:values-cell-range-address="DSI_Ch0_results.D13:DSI_Ch0_results.D19" chart:label-cell-address="DSI_Ch0_results.A10:DSI_Ch0_results.A10" chart:class="chart:scatter">
            <chart:domain table:cell-range-address="DSI_Ch0_results.A13:DSI_Ch0_results.A19"/>
            <chart:error-indicator chart:style-name="ch13" chart:dimension="y"/>
            <chart:data-point chart:repeated="7"/>
          </chart:series>
          <chart:series chart:style-name="ch14" chart:values-cell-range-address="DSI_Ch0_results.D24:DSI_Ch0_results.D33" chart:label-cell-address="DSI_Ch0_results.A21:DSI_Ch0_results.A21" chart:class="chart:scatter">
            <chart:domain table:cell-range-address="DSI_Ch0_results.A24:DSI_Ch0_results.A33"/>
            <chart:error-indicator chart:style-name="ch15" chart:dimension="y"/>
            <chart:data-point chart:repeated="10"/>
          </chart:series>
          <chart:series chart:style-name="ch16" chart:values-cell-range-address="DSI_Ch0_results.D38:DSI_Ch0_results.D53" chart:label-cell-address="DSI_Ch0_results.A35:DSI_Ch0_results.A35" chart:class="chart:scatter">
            <chart:domain table:cell-range-address="DSI_Ch0_results.A38:DSI_Ch0_results.A53"/>
            <chart:error-indicator chart:style-name="ch17" chart:dimension="y"/>
            <chart:data-point chart:repeated="16"/>
          </chart:series>
          <chart:series chart:style-name="ch18" chart:values-cell-range-address="DSI_Ch0_results.K4:DSI_Ch0_results.K14" chart:label-cell-address="DSI_Ch0_results.H1:DSI_Ch0_results.H1" chart:class="chart:scatter">
            <chart:domain table:cell-range-address="DSI_Ch0_results.H4:DSI_Ch0_results.H14"/>
            <chart:error-indicator chart:style-name="ch19" chart:dimension="y"/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in = 63</text:p>
                <draw:g>
                  <svg:desc>DSI_Ch0_results.A1:DSI_Ch0_result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Gain = 45</text:p>
                <draw:g>
                  <svg:desc>DSI_Ch0_results.A10:DSI_Ch0_results.A1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Gain = 30</text:p>
                <draw:g>
                  <svg:desc>DSI_Ch0_results.A21:DSI_Ch0_results.A2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Gain = 15</text:p>
                <draw:g>
                  <svg:desc>DSI_Ch0_results.A35:DSI_Ch0_results.A3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F1</text:p>
                <draw:g>
                  <svg:desc>DSI_Ch0_results.H1:DSI_Ch0_results.H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SI_Ch0_results.A4:DSI_Ch0_results.A8</svg:desc>
                </draw:g>
              </table:table-cell>
              <table:table-cell office:value-type="float" office:value="1.52">
                <text:p>1.52</text:p>
                <draw:g>
                  <svg:desc>DSI_Ch0_results.D4:DSI_Ch0_results.D8</svg:desc>
                </draw:g>
              </table:table-cell>
              <table:table-cell office:value-type="float" office:value="0.16">
                <text:p>0.16</text:p>
                <draw:g>
                  <svg:desc>DSI_Ch0_results.E4:DSI_Ch0_results.E8</svg:desc>
                </draw:g>
              </table:table-cell>
              <table:table-cell office:value-type="float" office:value="0.16">
                <text:p>0.16</text:p>
                <draw:g>
                  <svg:desc>DSI_Ch0_results.E4:DSI_Ch0_results.E8</svg:desc>
                </draw:g>
              </table:table-cell>
              <table:table-cell office:value-type="float" office:value="1">
                <text:p>1</text:p>
                <draw:g>
                  <svg:desc>DSI_Ch0_results.A13:DSI_Ch0_results.A19</svg:desc>
                </draw:g>
              </table:table-cell>
              <table:table-cell office:value-type="float" office:value="1.26">
                <text:p>1.26</text:p>
                <draw:g>
                  <svg:desc>DSI_Ch0_results.D13:DSI_Ch0_results.D19</svg:desc>
                </draw:g>
              </table:table-cell>
              <table:table-cell office:value-type="float" office:value="0.14">
                <text:p>0.14</text:p>
                <draw:g>
                  <svg:desc>DSI_Ch0_results.E13:DSI_Ch0_results.E19</svg:desc>
                </draw:g>
              </table:table-cell>
              <table:table-cell office:value-type="float" office:value="0.14">
                <text:p>0.14</text:p>
                <draw:g>
                  <svg:desc>DSI_Ch0_results.E13:DSI_Ch0_results.E19</svg:desc>
                </draw:g>
              </table:table-cell>
              <table:table-cell office:value-type="float" office:value="1">
                <text:p>1</text:p>
                <draw:g>
                  <svg:desc>DSI_Ch0_results.A24:DSI_Ch0_results.A33</svg:desc>
                </draw:g>
              </table:table-cell>
              <table:table-cell office:value-type="float" office:value="0.964">
                <text:p>0.964</text:p>
                <draw:g>
                  <svg:desc>DSI_Ch0_results.D24:DSI_Ch0_results.D33</svg:desc>
                </draw:g>
              </table:table-cell>
              <table:table-cell office:value-type="float" office:value="0.1">
                <text:p>0.1</text:p>
                <draw:g>
                  <svg:desc>DSI_Ch0_results.E24:DSI_Ch0_results.E33</svg:desc>
                </draw:g>
              </table:table-cell>
              <table:table-cell office:value-type="float" office:value="0.1">
                <text:p>0.1</text:p>
                <draw:g>
                  <svg:desc>DSI_Ch0_results.E24:DSI_Ch0_results.E33</svg:desc>
                </draw:g>
              </table:table-cell>
              <table:table-cell office:value-type="float" office:value="1">
                <text:p>1</text:p>
                <draw:g>
                  <svg:desc>DSI_Ch0_results.A38:DSI_Ch0_results.A53</svg:desc>
                </draw:g>
              </table:table-cell>
              <table:table-cell office:value-type="float" office:value="0.577">
                <text:p>0.577</text:p>
                <draw:g>
                  <svg:desc>DSI_Ch0_results.D38:DSI_Ch0_results.D53</svg:desc>
                </draw:g>
              </table:table-cell>
              <table:table-cell office:value-type="float" office:value="0.062">
                <text:p>0.062</text:p>
                <draw:g>
                  <svg:desc>DSI_Ch0_results.E38:DSI_Ch0_results.E53</svg:desc>
                </draw:g>
              </table:table-cell>
              <table:table-cell office:value-type="float" office:value="0.062">
                <text:p>0.062</text:p>
                <draw:g>
                  <svg:desc>DSI_Ch0_results.E38:DSI_Ch0_results.E53</svg:desc>
                </draw:g>
              </table:table-cell>
              <table:table-cell office:value-type="float" office:value="1">
                <text:p>1</text:p>
                <draw:g>
                  <svg:desc>DSI_Ch0_results.H4:DSI_Ch0_results.H14</svg:desc>
                </draw:g>
              </table:table-cell>
              <table:table-cell office:value-type="float" office:value="0.918">
                <text:p>0.918</text:p>
                <draw:g>
                  <svg:desc>DSI_Ch0_results.K4:DSI_Ch0_results.K14</svg:desc>
                </draw:g>
              </table:table-cell>
              <table:table-cell office:value-type="float" office:value="0.098">
                <text:p>0.098</text:p>
                <draw:g>
                  <svg:desc>DSI_Ch0_results.L4:DSI_Ch0_results.L14</svg:desc>
                </draw:g>
              </table:table-cell>
              <table:table-cell office:value-type="float" office:value="0.098">
                <text:p>0.098</text:p>
                <draw:g>
                  <svg:desc>DSI_Ch0_results.L4:DSI_Ch0_results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1">
                <text:p>1.2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3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3">
                <text:p>3</text:p>
              </table:table-cell>
              <table:table-cell office:value-type="float" office:value="0.843">
                <text:p>0.843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0.534">
                <text:p>0.534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3">
                <text:p>3</text:p>
              </table:table-cell>
              <table:table-cell office:value-type="float" office:value="0.811">
                <text:p>0.811</text:p>
              </table:table-cell>
              <table:table-cell office:value-type="float" office:value="0.087">
                <text:p>0.08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9625">
                <text:p>0.96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  <table:table-cell office:value-type="float" office:value="0.871">
                <text:p>0.871</text:p>
              </table:table-cell>
              <table:table-cell office:value-type="float" office:value="0.093">
                <text:p>0.093</text:p>
              </table:table-cell>
              <table:table-cell office:value-type="float" office:value="0.093">
                <text:p>0.093</text:p>
              </table:table-cell>
              <table:table-cell office:value-type="float" office:value="5">
                <text:p>5</text:p>
              </table:table-cell>
              <table:table-cell office:value-type="float" office:value="0.727">
                <text:p>0.727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5">
                <text:p>5</text:p>
              </table:table-cell>
              <table:table-cell office:value-type="float" office:value="0.487">
                <text:p>0.487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5">
                <text:p>5</text:p>
              </table:table-cell>
              <table:table-cell office:value-type="float" office:value="0.704">
                <text:p>0.704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838">
                <text:p>0.83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7">
                <text:p>7</text:p>
              </table:table-cell>
              <table:table-cell office:value-type="float" office:value="0.773">
                <text:p>0.773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7">
                <text:p>7</text:p>
              </table:table-cell>
              <table:table-cell office:value-type="float" office:value="0.661">
                <text:p>0.661</text:p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7">
                <text:p>7</text:p>
              </table:table-cell>
              <table:table-cell office:value-type="float" office:value="0.457">
                <text:p>0.457</text:p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7">
                <text:p>7</text:p>
              </table:table-cell>
              <table:table-cell office:value-type="float" office:value="0.642">
                <text:p>0.642</text:p>
              </table:table-cell>
              <table:table-cell office:value-type="float" office:value="0.069">
                <text:p>0.06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616">
                <text:p>0.616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9">
                <text:p>9</text:p>
              </table:table-cell>
              <table:table-cell office:value-type="float" office:value="0.592">
                <text:p>0.592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9">
                <text:p>9</text:p>
              </table:table-cell>
              <table:table-cell office:value-type="float" office:value="0.528">
                <text:p>0.528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9">
                <text:p>9</text:p>
              </table:table-cell>
              <table:table-cell office:value-type="float" office:value="0.391">
                <text:p>0.391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9">
                <text:p>9</text:p>
              </table:table-cell>
              <table:table-cell office:value-type="float" office:value="0.518">
                <text:p>0.518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546">
                <text:p>0.546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  <table:table-cell office:value-type="float" office:value="11">
                <text:p>11</text:p>
              </table:table-cell>
              <table:table-cell office:value-type="float" office:value="0.494">
                <text:p>0.494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11">
                <text:p>11</text:p>
              </table:table-cell>
              <table:table-cell office:value-type="float" office:value="0.372">
                <text:p>0.37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11">
                <text:p>11</text:p>
              </table:table-cell>
              <table:table-cell office:value-type="float" office:value="0.485">
                <text:p>0.485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496">
                <text:p>0.496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13">
                <text:p>13</text:p>
              </table:table-cell>
              <table:table-cell office:value-type="float" office:value="0.455">
                <text:p>0.455</text:p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13">
                <text:p>13</text:p>
              </table:table-cell>
              <table:table-cell office:value-type="float" office:value="0.35">
                <text:p>0.35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13">
                <text:p>13</text:p>
              </table:table-cell>
              <table:table-cell office:value-type="float" office:value="0.448">
                <text:p>0.448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429">
                <text:p>0.429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15">
                <text:p>15</text:p>
              </table:table-cell>
              <table:table-cell office:value-type="float" office:value="0.335">
                <text:p>0.335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15">
                <text:p>15</text:p>
              </table:table-cell>
              <table:table-cell office:value-type="float" office:value="0.425">
                <text:p>0.42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372">
                <text:p>0.37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17">
                <text:p>17</text:p>
              </table:table-cell>
              <table:table-cell office:value-type="float" office:value="0.301">
                <text:p>0.301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17">
                <text:p>17</text:p>
              </table:table-cell>
              <table:table-cell office:value-type="float" office:value="0.369">
                <text:p>0.36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.357">
                <text:p>0.357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19">
                <text:p>19</text:p>
              </table:table-cell>
              <table:table-cell office:value-type="float" office:value="0.29">
                <text:p>0.29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19">
                <text:p>19</text:p>
              </table:table-cell>
              <table:table-cell office:value-type="float" office:value="0.353">
                <text:p>0.353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.277">
                <text:p>0.27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21">
                <text:p>21</text:p>
              </table:table-cell>
              <table:table-cell office:value-type="float" office:value="0.334">
                <text:p>0.334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.26825">
                <text:p>0.26825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239">
                <text:p>0.239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0.231">
                <text:p>0.231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225">
                <text:p>0.225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cm" chart:symbol-height="0.1cm" chart:link-data-style-to-source="true" chart:error-category="cell-range" chart:error-upper-range="'Gain calibration 4-channels transparent mode'.E4:'Gain calibration 4-channels transparent mode'.E16" chart:error-lower-range="'Gain calibration 4-channels transparent mode'.E4:'Gain calibration 4-channels transparent mode'.E16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Gain calibration 4-channels transparent mode'.E4:'Gain calibration 4-channels transparent mode'.E16" chart:error-lower-range="'Gain calibration 4-channels transparent mode'.E4:'Gain calibration 4-channels transparent mode'.E16" loext:std-weight="1"/>
      <style:graphic-properties draw:stroke="solid" svg:stroke-width="0cm" svg:stroke-color="#0000ff" svg:stroke-opacity="100%" draw:stroke-linejoin="round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111">
      <style:chart-properties chart:symbol-type="named-symbol" chart:symbol-name="diamond" chart:symbol-width="0.15cm" chart:symbol-height="0.15cm" chart:link-data-style-to-source="true" chart:error-category="cell-range" chart:error-upper-range="'Gain calibration 4-channels transparent mode'.E22:'Gain calibration 4-channels transparent mode'.E34" chart:error-lower-range="'Gain calibration 4-channels transparent mode'.E22:'Gain calibration 4-channels transparent mode'.E34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Gain calibration 4-channels transparent mode'.E22:'Gain calibration 4-channels transparent mode'.E34" chart:error-lower-range="'Gain calibration 4-channels transparent mode'.E22:'Gain calibration 4-channels transparent mode'.E34" loext:std-weight="1"/>
      <style:graphic-properties draw:stroke="solid" svg:stroke-width="0cm" svg:stroke-color="#ff0000" svg:stroke-opacity="100%" draw:stroke-linejoin="round"/>
    </style:style>
    <style:style style:name="ch15" style:family="chart" style:data-style-name="N111">
      <style:chart-properties chart:symbol-type="named-symbol" chart:symbol-name="arrow-down" chart:symbol-width="0.1cm" chart:symbol-height="0.1cm" chart:link-data-style-to-source="true" chart:error-category="cell-range" chart:error-upper-range="'Gain calibration 4-channels transparent mode'.E40:'Gain calibration 4-channels transparent mode'.E52" chart:error-lower-range="'Gain calibration 4-channels transparent mode'.E40:'Gain calibration 4-channels transparent mode'.E52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'Gain calibration 4-channels transparent mode'.E40:'Gain calibration 4-channels transparent mode'.E52" chart:error-lower-range="'Gain calibration 4-channels transparent mode'.E40:'Gain calibration 4-channels transparent mode'.E52" loext:std-weight="1"/>
      <style:graphic-properties draw:stroke="solid" svg:stroke-width="0cm" svg:stroke-color="#008000" svg:stroke-opacity="100%" draw:stroke-linejoin="round"/>
    </style:style>
    <style:style style:name="ch17" style:family="chart" style:data-style-name="N111">
      <style:chart-properties chart:symbol-type="named-symbol" chart:symbol-name="square" chart:symbol-width="0.1cm" chart:symbol-height="0.1cm" chart:link-data-style-to-source="true" chart:error-category="cell-range" chart:error-upper-range="'Gain calibration 4-channels transparent mode'.L4:'Gain calibration 4-channels transparent mode'.L16" chart:error-lower-range="'Gain calibration 4-channels transparent mode'.L4:'Gain calibration 4-channels transparent mode'.L16"/>
      <style:graphic-properties draw:stroke="none" svg:stroke-width="0.08cm" svg:stroke-color="#ba55d3" draw:fill-color="#ba55d3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'Gain calibration 4-channels transparent mode'.L4:'Gain calibration 4-channels transparent mode'.L16" chart:error-lower-range="'Gain calibration 4-channels transparent mode'.L4:'Gain calibration 4-channels transparent mode'.L16" loext:std-weight="1"/>
      <style:graphic-properties draw:stroke="solid" svg:stroke-width="0cm" svg:stroke-color="#ba55d3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52cm" svg:height="8.739cm" xlink:href=".." xlink:type="simple" chart:class="chart:scatter" chart:style-name="ch1">
        <chart:title svg:x="6.114cm" svg:y="0.309cm" chart:style-name="ch2">
          <text:p>Gain calibration</text:p>
        </chart:title>
        <chart:legend chart:legend-position="end" svg:x="13.129cm" svg:y="3.323cm" style:legend-expansion="high" chart:style-name="ch3"/>
        <chart:plot-area chart:style-name="ch4" table:cell-range-address="'Gain calibration 4-channels transparent mode'.A4:'Gain calibration 4-channels transparent mode'.A16 'Gain calibration 4-channels transparent mode'.A1:'Gain calibration 4-channels transparent mode'.A1 'Gain calibration 4-channels transparent mode'.D4:'Gain calibration 4-channels transparent mode'.D16 'Gain calibration 4-channels transparent mode'.A19:'Gain calibration 4-channels transparent mode'.A19 'Gain calibration 4-channels transparent mode'.D22:'Gain calibration 4-channels transparent mode'.D34 'Gain calibration 4-channels transparent mode'.A37:'Gain calibration 4-channels transparent mode'.A37 'Gain calibration 4-channels transparent mode'.D40:'Gain calibration 4-channels transparent mode'.D52 'Gain calibration 4-channels transparent mode'.H1:'Gain calibration 4-channels transparent mode'.H1 'Gain calibration 4-channels transparent mode'.K4:'Gain calibration 4-channels transparent mode'.K16" chart:data-source-has-labels="row" svg:x="1.015cm" svg:y="1.212cm" svg:width="12.063cm" svg:height="6.414cm">
          <chartooo:coordinate-region svg:x="2.08cm" svg:y="1.411cm" svg:width="10.818cm" svg:height="5.568cm"/>
          <chart:axis chart:dimension="x" chart:name="primary-x" chart:style-name="ch5">
            <chart:title svg:x="6.294cm" svg:y="7.8cm" chart:style-name="ch6">
              <text:p>gain (6-bit)</text:p>
            </chart:title>
            <chart:grid chart:style-name="ch7" chart:class="major"/>
          </chart:axis>
          <chart:axis chart:dimension="y" chart:name="primary-y" chart:style-name="ch8">
            <chart:title svg:x="0.18cm" svg:y="5.3cm" chart:style-name="ch9">
              <text:p>absolute gain</text:p>
            </chart:title>
            <chart:grid chart:style-name="ch7" chart:class="major"/>
          </chart:axis>
          <chart:series chart:style-name="ch10" chart:values-cell-range-address="'Gain calibration 4-channels transparent mode'.D4:'Gain calibration 4-channels transparent mode'.D16" chart:label-cell-address="'Gain calibration 4-channels transparent mode'.A1:'Gain calibration 4-channels transparent mode'.A1" chart:class="chart:scatter">
            <chart:domain table:cell-range-address="'Gain calibration 4-channels transparent mode'.A4:'Gain calibration 4-channels transparent mode'.A16"/>
            <chart:error-indicator chart:style-name="ch11" chart:dimension="y"/>
            <chart:data-point chart:repeated="3"/>
            <chart:data-point chart:style-name="ch12"/>
            <chart:data-point chart:repeated="7"/>
            <chart:data-point chart:style-name="ch12" chart:repeated="2"/>
          </chart:series>
          <chart:series chart:style-name="ch13" chart:values-cell-range-address="'Gain calibration 4-channels transparent mode'.D22:'Gain calibration 4-channels transparent mode'.D34" chart:label-cell-address="'Gain calibration 4-channels transparent mode'.A19:'Gain calibration 4-channels transparent mode'.A19" chart:class="chart:scatter">
            <chart:domain table:cell-range-address="'Gain calibration 4-channels transparent mode'.A22:'Gain calibration 4-channels transparent mode'.A34"/>
            <chart:error-indicator chart:style-name="ch14" chart:dimension="y"/>
            <chart:data-point chart:repeated="13"/>
          </chart:series>
          <chart:series chart:style-name="ch15" chart:values-cell-range-address="'Gain calibration 4-channels transparent mode'.D40:'Gain calibration 4-channels transparent mode'.D52" chart:label-cell-address="'Gain calibration 4-channels transparent mode'.A37:'Gain calibration 4-channels transparent mode'.A37" chart:class="chart:scatter">
            <chart:domain table:cell-range-address="'Gain calibration 4-channels transparent mode'.A40:'Gain calibration 4-channels transparent mode'.A52"/>
            <chart:error-indicator chart:style-name="ch16" chart:dimension="y"/>
            <chart:data-point chart:repeated="13"/>
          </chart:series>
          <chart:series chart:style-name="ch17" chart:values-cell-range-address="'Gain calibration 4-channels transparent mode'.K4:'Gain calibration 4-channels transparent mode'.K16" chart:label-cell-address="'Gain calibration 4-channels transparent mode'.H1:'Gain calibration 4-channels transparent mode'.H1" chart:class="chart:scatter">
            <chart:domain table:cell-range-address="'Gain calibration 4-channels transparent mode'.H4:'Gain calibration 4-channels transparent mode'.H16"/>
            <chart:error-indicator chart:style-name="ch18" chart:dimension="y"/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nnel 0</text:p>
                <draw:g>
                  <svg:desc>'Gain calibration 4-channels transparent mode'.A1:'Gain calibration 4-channels transparent mode'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Channel 1</text:p>
                <draw:g>
                  <svg:desc>'Gain calibration 4-channels transparent mode'.A19:'Gain calibration 4-channels transparent mode'.A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Channel 2</text:p>
                <draw:g>
                  <svg:desc>'Gain calibration 4-channels transparent mode'.A37:'Gain calibration 4-channels transparent mode'.A3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hannel 3</text:p>
                <draw:g>
                  <svg:desc>'Gain calibration 4-channels transparent mode'.H1:'Gain calibration 4-channels transparent mode'.H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Gain calibration 4-channels transparent mode'.A4:'Gain calibration 4-channels transparent mode'.A16</svg:desc>
                </draw:g>
              </table:table-cell>
              <table:table-cell office:value-type="float" office:value="47">
                <text:p>47</text:p>
                <draw:g>
                  <svg:desc>'Gain calibration 4-channels transparent mode'.D4:'Gain calibration 4-channels transparent mode'.D16</svg:desc>
                </draw:g>
              </table:table-cell>
              <table:table-cell office:value-type="float" office:value="NaN">
                <text:p>NaN</text:p>
                <draw:g>
                  <svg:desc>'Gain calibration 4-channels transparent mode'.E4:'Gain calibration 4-channels transparent mode'.E16</svg:desc>
                </draw:g>
              </table:table-cell>
              <table:table-cell office:value-type="float" office:value="NaN">
                <text:p>NaN</text:p>
                <draw:g>
                  <svg:desc>'Gain calibration 4-channels transparent mode'.E4:'Gain calibration 4-channels transparent mode'.E16</svg:desc>
                </draw:g>
              </table:table-cell>
              <table:table-cell office:value-type="float" office:value="5">
                <text:p>5</text:p>
                <draw:g>
                  <svg:desc>'Gain calibration 4-channels transparent mode'.A22:'Gain calibration 4-channels transparent mode'.A34</svg:desc>
                </draw:g>
              </table:table-cell>
              <table:table-cell office:value-type="float" office:value="46.7875">
                <text:p>46.7875</text:p>
                <draw:g>
                  <svg:desc>'Gain calibration 4-channels transparent mode'.D22:'Gain calibration 4-channels transparent mode'.D34</svg:desc>
                </draw:g>
              </table:table-cell>
              <table:table-cell office:value-type="float" office:value="NaN">
                <text:p>NaN</text:p>
                <draw:g>
                  <svg:desc>'Gain calibration 4-channels transparent mode'.E22:'Gain calibration 4-channels transparent mode'.E34</svg:desc>
                </draw:g>
              </table:table-cell>
              <table:table-cell office:value-type="float" office:value="NaN">
                <text:p>NaN</text:p>
                <draw:g>
                  <svg:desc>'Gain calibration 4-channels transparent mode'.E22:'Gain calibration 4-channels transparent mode'.E34</svg:desc>
                </draw:g>
              </table:table-cell>
              <table:table-cell office:value-type="float" office:value="5">
                <text:p>5</text:p>
                <draw:g>
                  <svg:desc>'Gain calibration 4-channels transparent mode'.A40:'Gain calibration 4-channels transparent mode'.A52</svg:desc>
                </draw:g>
              </table:table-cell>
              <table:table-cell office:value-type="float" office:value="46.8525">
                <text:p>46.8525</text:p>
                <draw:g>
                  <svg:desc>'Gain calibration 4-channels transparent mode'.D40:'Gain calibration 4-channels transparent mode'.D52</svg:desc>
                </draw:g>
              </table:table-cell>
              <table:table-cell office:value-type="float" office:value="NaN">
                <text:p>NaN</text:p>
                <draw:g>
                  <svg:desc>'Gain calibration 4-channels transparent mode'.E40:'Gain calibration 4-channels transparent mode'.E52</svg:desc>
                </draw:g>
              </table:table-cell>
              <table:table-cell office:value-type="float" office:value="NaN">
                <text:p>NaN</text:p>
                <draw:g>
                  <svg:desc>'Gain calibration 4-channels transparent mode'.E40:'Gain calibration 4-channels transparent mode'.E52</svg:desc>
                </draw:g>
              </table:table-cell>
              <table:table-cell office:value-type="float" office:value="5">
                <text:p>5</text:p>
                <draw:g>
                  <svg:desc>'Gain calibration 4-channels transparent mode'.H4:'Gain calibration 4-channels transparent mode'.H16</svg:desc>
                </draw:g>
              </table:table-cell>
              <table:table-cell office:value-type="float" office:value="46.56">
                <text:p>46.56</text:p>
                <draw:g>
                  <svg:desc>'Gain calibration 4-channels transparent mode'.K4:'Gain calibration 4-channels transparent mode'.K16</svg:desc>
                </draw:g>
              </table:table-cell>
              <table:table-cell office:value-type="float" office:value="NaN">
                <text:p>NaN</text:p>
                <draw:g>
                  <svg:desc>'Gain calibration 4-channels transparent mode'.L4:'Gain calibration 4-channels transparent mode'.L16</svg:desc>
                </draw:g>
              </table:table-cell>
              <table:table-cell office:value-type="float" office:value="NaN">
                <text:p>NaN</text:p>
                <draw:g>
                  <svg:desc>'Gain calibration 4-channels transparent mode'.L4:'Gain calibration 4-channels transparent mode'.L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94">
                <text:p>7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8.655">
                <text:p>78.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8.74">
                <text:p>78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8.31">
                <text:p>7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9.2">
                <text:p>10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08.4">
                <text:p>10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95">
                <text:p>137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37.45">
                <text:p>137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37.5">
                <text:p>1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36.7">
                <text:p>13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64.625">
                <text:p>164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64.7">
                <text:p>16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63.7">
                <text:p>16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1.05">
                <text:p>19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90.4">
                <text:p>19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89.9">
                <text:p>18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88.1">
                <text:p>1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5.75">
                <text:p>21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14.55">
                <text:p>21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13.5">
                <text:p>2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12.4">
                <text:p>21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8.95">
                <text:p>238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36.525">
                <text:p>236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37.7">
                <text:p>2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36.4">
                <text:p>2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259.5">
                <text:p>2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259.6">
                <text:p>25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2.175">
                <text:p>282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81.8">
                <text:p>28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83.3">
                <text:p>28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81.7">
                <text:p>28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303.14">
                <text:p>30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304.8">
                <text:p>30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302.9">
                <text:p>30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2.82">
                <text:p>32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23.55">
                <text:p>32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25.275">
                <text:p>325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4.625">
                <text:p>334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335.325">
                <text:p>335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337.2">
                <text:p>3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2.Y5:Transp_Ch2.Y17" chart:error-lower-range="Transp_Ch2.Y5:Transp_Ch2.Y17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2.Y5:Transp_Ch2.Y17" chart:error-lower-range="Transp_Ch2.Y5:Transp_Ch2.Y17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chart-properties chart:error-upper-indicator="true" chart:error-lower-indicator="true" chart:error-category="cell-range" chart:error-upper-range="Transp_Ch2.Y5:Transp_Ch2.Y17" chart:error-lower-range="Transp_Ch2.Y5:Transp_Ch2.Y17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3cm" svg:y="0.615cm" chart:style-name="ch2">
          <text:p>Gain calibration Ch2</text:p>
        </chart:title>
        <chart:legend chart:legend-position="end" svg:x="12.407cm" svg:y="3.952cm" style:legend-expansion="high" chart:style-name="ch3"/>
        <chart:plot-area chart:style-name="ch4" table:cell-range-address="Transp_Ch2.U5:Transp_Ch2.U17 Transp_Ch2.X4:Transp_Ch2.X17" chart:data-source-has-labels="row" svg:x="1.298cm" svg:y="1.288cm" svg:width="11.307cm" svg:height="6.582cm">
          <chartooo:coordinate-region svg:x="2.442cm" svg:y="1.487cm" svg:width="9.963cm" svg:height="5.736cm"/>
          <chart:axis chart:dimension="x" chart:name="primary-x" chart:style-name="ch5">
            <chart:title svg:x="6.06cm" svg:y="8.05cm" chart:style-name="ch6">
              <text:p>gain (6-bits)</text:p>
            </chart:title>
          </chart:axis>
          <chart:axis chart:dimension="y" chart:name="primary-y" chart:style-name="ch7">
            <chart:title svg:x="0.45cm" svg:y="5.589cm" chart:style-name="ch8">
              <text:p>absolute gain</text:p>
            </chart:title>
            <chart:grid chart:style-name="ch9" chart:class="major"/>
          </chart:axis>
          <chart:series chart:style-name="ch10" chart:values-cell-range-address="Transp_Ch2.X5:Transp_Ch2.X17" chart:label-cell-address="Transp_Ch2.X4:Transp_Ch2.X4" chart:class="chart:scatter">
            <chart:domain table:cell-range-address="Transp_Ch2.U5:Transp_Ch2.U17"/>
            <chart:regression-curve chart:style-name="ch11">
              <chart:equation chart:display-equation="true" chart:display-r-square="true" svg:x="0cm" svg:y="0cm"/>
            </chart:regression-curve>
            <chart:error-indicator chart:style-name="ch12" chart:dimension="y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2.X4:Transp_Ch2.X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2.U5:Transp_Ch2.U17</svg:desc>
                </draw:g>
              </table:table-cell>
              <table:table-cell office:value-type="float" office:value="46.8525">
                <text:p>46.8525</text:p>
                <draw:g>
                  <svg:desc>Transp_Ch2.X5:Transp_Ch2.X17</svg:desc>
                </draw:g>
              </table:table-cell>
              <table:table-cell office:value-type="float" office:value="3.54">
                <text:p>3.54</text:p>
                <draw:g>
                  <svg:desc>Transp_Ch2.Y5:Transp_Ch2.Y17</svg:desc>
                </draw:g>
              </table:table-cell>
              <table:table-cell office:value-type="float" office:value="3.54">
                <text:p>3.54</text:p>
                <draw:g>
                  <svg:desc>Transp_Ch2.Y5:Transp_Ch2.Y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74">
                <text:p>78.74</text:p>
              </table:table-cell>
              <table:table-cell office:value-type="float" office:value="5.955">
                <text:p>5.955</text:p>
              </table:table-cell>
              <table:table-cell office:value-type="float" office:value="5.955">
                <text:p>5.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9">
                <text:p>109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5">
                <text:p>137.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4.7">
                <text:p>164.7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89.9">
                <text:p>189.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3.5">
                <text:p>213.5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7.7">
                <text:p>237.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61">
                <text:p>261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3.3">
                <text:p>283.3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04.8">
                <text:p>304.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5.275">
                <text:p>325.275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7.2">
                <text:p>337.2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2cm" svg:y="0.615cm" chart:style-name="ch2">
          <text:p>absolute gain error </text:p>
        </chart:title>
        <chart:legend chart:legend-position="end" svg:x="12.731cm" svg:y="3.952cm" style:legend-expansion="high" chart:style-name="ch3"/>
        <chart:plot-area chart:style-name="ch4" table:cell-range-address="Transp_Ch2.U5:Transp_Ch2.U17 Transp_Ch2.Y4:Transp_Ch2.Y17" chart:data-source-has-labels="row" svg:x="0.32cm" svg:y="1.286cm" svg:width="12.465cm" svg:height="7.531cm">
          <chartooo:coordinate-region svg:x="1.266cm" svg:y="1.485cm" svg:width="11.32cm" svg:height="6.6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ansp_Ch2.Y5:Transp_Ch2.Y17" chart:label-cell-address="Transp_Ch2.Y4:Transp_Ch2.Y4" chart:class="chart:scatter">
            <chart:domain table:cell-range-address="Transp_Ch2.U5:Transp_Ch2.U17"/>
            <chart:regression-curve chart:style-name="ch9">
              <chart:equation chart:display-equation="true" chart:display-r-square="true" svg:x="0cm" svg:y="0cm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Err</text:p>
                <draw:g>
                  <svg:desc>Transp_Ch2.Y4:Transp_Ch2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2.U5:Transp_Ch2.U17</svg:desc>
                </draw:g>
              </table:table-cell>
              <table:table-cell office:value-type="float" office:value="3.54">
                <text:p>3.54</text:p>
                <draw:g>
                  <svg:desc>Transp_Ch2.Y5:Transp_Ch2.Y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955">
                <text:p>5.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3.Y7:Transp_Ch3.Y19" chart:error-lower-range="Transp_Ch3.Y7:Transp_Ch3.Y19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3.Y7:Transp_Ch3.Y19" chart:error-lower-range="Transp_Ch3.Y7:Transp_Ch3.Y19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Fine_20_Dashed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3.Y7:Transp_Ch3.Y19" chart:error-lower-range="Transp_Ch3.Y7:Transp_Ch3.Y19" loext:std-weight="1"/>
      <style:graphic-properties draw:stroke="solid" svg:stroke-width="0cm" svg:stroke-color="#0000ff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3cm" svg:y="0.715cm" chart:style-name="ch2">
          <text:p>Gain calibration Ch3</text:p>
        </chart:title>
        <chart:legend chart:legend-position="end" svg:x="12.407cm" svg:y="3.952cm" style:legend-expansion="high" chart:style-name="ch3"/>
        <chart:plot-area chart:style-name="ch4" table:cell-range-address="Transp_Ch3.U7:Transp_Ch3.U19 Transp_Ch3.X6:Transp_Ch3.X19" chart:data-source-has-labels="row" svg:x="1.298cm" svg:y="1.288cm" svg:width="11.307cm" svg:height="6.582cm">
          <chartooo:coordinate-region svg:x="2.442cm" svg:y="1.487cm" svg:width="9.963cm" svg:height="5.736cm"/>
          <chart:axis chart:dimension="x" chart:name="primary-x" chart:style-name="ch5">
            <chart:title svg:x="6.06cm" svg:y="8.05cm" chart:style-name="ch6">
              <text:p>gain (6-bits)</text:p>
            </chart:title>
          </chart:axis>
          <chart:axis chart:dimension="y" chart:name="primary-y" chart:style-name="ch7">
            <chart:title svg:x="0.45cm" svg:y="5.589cm" chart:style-name="ch8">
              <text:p>absolute gain</text:p>
            </chart:title>
            <chart:grid chart:style-name="ch9" chart:class="major"/>
          </chart:axis>
          <chart:series chart:style-name="ch10" chart:values-cell-range-address="Transp_Ch3.X7:Transp_Ch3.X19" chart:label-cell-address="Transp_Ch3.X6:Transp_Ch3.X6" chart:class="chart:scatter">
            <chart:domain table:cell-range-address="Transp_Ch3.U7:Transp_Ch3.U19"/>
            <chart:regression-curve chart:style-name="ch11">
              <chart:equation chart:display-equation="true" chart:display-r-square="true" svg:x="0cm" svg:y="0cm" chart:style-name="ch12"/>
            </chart:regression-curve>
            <chart:error-indicator chart:style-name="ch13" chart:dimension="y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3.X6:Transp_Ch3.X6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3.U7:Transp_Ch3.U19</svg:desc>
                </draw:g>
              </table:table-cell>
              <table:table-cell office:value-type="float" office:value="46.56">
                <text:p>46.56</text:p>
                <draw:g>
                  <svg:desc>Transp_Ch3.X7:Transp_Ch3.X19</svg:desc>
                </draw:g>
              </table:table-cell>
              <table:table-cell office:value-type="float" office:value="3.52">
                <text:p>3.52</text:p>
                <draw:g>
                  <svg:desc>Transp_Ch3.Y7:Transp_Ch3.Y19</svg:desc>
                </draw:g>
              </table:table-cell>
              <table:table-cell office:value-type="float" office:value="3.52">
                <text:p>3.52</text:p>
                <draw:g>
                  <svg:desc>Transp_Ch3.Y7:Transp_Ch3.Y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31">
                <text:p>78.31</text:p>
              </table:table-cell>
              <table:table-cell office:value-type="float" office:value="5.92">
                <text:p>5.9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8.4">
                <text:p>108.4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6.7">
                <text:p>136.7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3.7">
                <text:p>163.7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88.1">
                <text:p>188.1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2.4">
                <text:p>212.4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6.4">
                <text:p>236.4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59.6">
                <text:p>259.6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.7">
                <text:p>281.7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02.9">
                <text:p>302.9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3">
                <text:p>323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5">
                <text:p>33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008000" draw:fill-color="#008000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8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1cm" svg:y="0.715cm" chart:style-name="ch2">
          <text:p>absolute gain error distribution</text:p>
        </chart:title>
        <chart:legend chart:legend-position="end" svg:x="12.731cm" svg:y="3.952cm" style:legend-expansion="high" chart:style-name="ch3"/>
        <chart:plot-area chart:style-name="ch4" table:cell-range-address="Transp_Ch3.U7:Transp_Ch3.U19 Transp_Ch3.Y6:Transp_Ch3.Y19" chart:data-source-has-labels="row" svg:x="1.299cm" svg:y="1.288cm" svg:width="11.112cm" svg:height="6.583cm">
          <chartooo:coordinate-region svg:x="2.245cm" svg:y="1.487cm" svg:width="9.966cm" svg:height="5.737cm"/>
          <chart:axis chart:dimension="x" chart:name="primary-x" chart:style-name="ch5">
            <chart:title svg:x="5.964cm" svg:y="8.051cm" chart:style-name="ch6">
              <text:p>gain (6-bits)</text:p>
            </chart:title>
          </chart:axis>
          <chart:axis chart:dimension="y" chart:name="primary-y" chart:style-name="ch7">
            <chart:title svg:x="0.451cm" svg:y="5.609cm" chart:style-name="ch8">
              <text:p>abs gain error</text:p>
            </chart:title>
            <chart:grid chart:style-name="ch9" chart:class="major"/>
          </chart:axis>
          <chart:series chart:style-name="ch10" chart:values-cell-range-address="Transp_Ch3.Y7:Transp_Ch3.Y19" chart:label-cell-address="Transp_Ch3.Y6:Transp_Ch3.Y6" chart:class="chart:scatter">
            <chart:domain table:cell-range-address="Transp_Ch3.U7:Transp_Ch3.U19"/>
            <chart:regression-curve chart:style-name="ch11">
              <chart:equation chart:display-equation="true" chart:display-r-square="true" svg:x="0cm" svg:y="0cm" chart:style-name="ch12"/>
            </chart:regression-curve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Err</text:p>
                <draw:g>
                  <svg:desc>Transp_Ch3.Y6:Transp_Ch3.Y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3.U7:Transp_Ch3.U19</svg:desc>
                </draw:g>
              </table:table-cell>
              <table:table-cell office:value-type="float" office:value="3.52">
                <text:p>3.52</text:p>
                <draw:g>
                  <svg:desc>Transp_Ch3.Y7:Transp_Ch3.Y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5.3">
                <text:p>25.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3.E2:NOISE_Transparent_Ch3.E43" chart:error-lower-range="NOISE_Transparent_Ch3.E2:NOISE_Transparent_Ch3.E4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3.E2:NOISE_Transparent_Ch3.E43" chart:error-lower-range="NOISE_Transparent_Ch3.E2:NOISE_Transparent_Ch3.E43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3.C2:NOISE_Transparent_Ch3.C43" chart:error-lower-range="NOISE_Transparent_Ch3.C2:NOISE_Transparent_Ch3.C43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3.E2:NOISE_Transparent_Ch3.E43" chart:error-lower-range="NOISE_Transparent_Ch3.E2:NOISE_Transparent_Ch3.E43" loext:std-weight="1"/>
      <style:graphic-properties draw:stroke="solid" svg:stroke-width="0cm" svg:stroke-color="#00bfff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6cm" svg:y="0.315cm" chart:style-name="ch2">
          <text:p>Input noise vs gain Ch3</text:p>
        </chart:title>
        <chart:legend chart:legend-position="end" svg:x="13.082cm" svg:y="4.201cm" style:legend-expansion="high" chart:style-name="ch3"/>
        <chart:plot-area chart:style-name="ch4" table:cell-range-address="NOISE_Transparent_Ch3.B2:NOISE_Transparent_Ch3.B43 NOISE_Transparent_Ch3.D1:NOISE_Transparent_Ch3.D43" chart:data-source-has-labels="row" svg:x="1.299cm" svg:y="1.288cm" svg:width="11.463cm" svg:height="6.583cm">
          <chartooo:coordinate-region svg:x="2.046cm" svg:y="1.487cm" svg:width="10.417cm" svg:height="5.737cm"/>
          <chart:axis chart:dimension="x" chart:name="primary-x" chart:style-name="ch5">
            <chart:title svg:x="6.02cm" svg:y="8.051cm" chart:style-name="ch6">
              <text:p>absolute gain</text:p>
            </chart:title>
          </chart:axis>
          <chart:axis chart:dimension="y" chart:name="primary-y" chart:style-name="ch7">
            <chart:title svg:x="0.451cm" svg:y="5.748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3.D2:NOISE_Transparent_Ch3.D43" chart:label-cell-address="NOISE_Transparent_Ch3.D1:NOISE_Transparent_Ch3.D1" chart:class="chart:scatter">
            <chart:domain table:cell-range-address="NOISE_Transparent_Ch3.B2:NOISE_Transparent_Ch3.B43"/>
            <chart:error-indicator chart:style-name="ch11" chart:dimension="x"/>
            <chart:error-indicator chart:style-name="ch12" chart:dimension="y"/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pNoise (uV)</text:p>
                <draw:g>
                  <svg:desc>NOISE_Transparent_Ch3.D1:NOISE_Transparent_Ch3.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.4">
                <text:p>135.4</text:p>
                <draw:g>
                  <svg:desc>NOISE_Transparent_Ch3.B2:NOISE_Transparent_Ch3.B43</svg:desc>
                </draw:g>
              </table:table-cell>
              <table:table-cell office:value-type="float" office:value="3.56">
                <text:p>3.56</text:p>
                <draw:g>
                  <svg:desc>NOISE_Transparent_Ch3.D2:NOISE_Transparent_Ch3.D43</svg:desc>
                </draw:g>
              </table:table-cell>
              <table:table-cell office:value-type="float" office:value="10.2">
                <text:p>10.2</text:p>
                <draw:g>
                  <svg:desc>NOISE_Transparent_Ch3.C2:NOISE_Transparent_Ch3.C43</svg:desc>
                </draw:g>
              </table:table-cell>
              <table:table-cell office:value-type="float" office:value="10.2">
                <text:p>10.2</text:p>
                <draw:g>
                  <svg:desc>NOISE_Transparent_Ch3.C2:NOISE_Transparent_Ch3.C43</svg:desc>
                </draw:g>
              </table:table-cell>
              <table:table-cell office:value-type="float" office:value="0.28">
                <text:p>0.28</text:p>
                <draw:g>
                  <svg:desc>NOISE_Transparent_Ch3.E2:NOISE_Transparent_Ch3.E43</svg:desc>
                </draw:g>
              </table:table-cell>
              <table:table-cell office:value-type="float" office:value="0.28">
                <text:p>0.28</text:p>
                <draw:g>
                  <svg:desc>NOISE_Transparent_Ch3.E2:NOISE_Transparent_Ch3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.4">
                <text:p>162.4</text:p>
              </table:table-cell>
              <table:table-cell office:value-type="float" office:value="3.47">
                <text:p>3.47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.4">
                <text:p>188.4</text:p>
              </table:table-cell>
              <table:table-cell office:value-type="float" office:value="3.6">
                <text:p>3.6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4">
                <text:p>162.4</text:p>
              </table:table-cell>
              <table:table-cell office:value-type="float" office:value="3.58">
                <text:p>3.58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3">
                <text:p>237.3</text:p>
              </table:table-cell>
              <table:table-cell office:value-type="float" office:value="3.4">
                <text:p>3.4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2.1">
                <text:p>282.1</text:p>
              </table:table-cell>
              <table:table-cell office:value-type="float" office:value="3.54">
                <text:p>3.54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14">
                <text:p>48.14</text:p>
              </table:table-cell>
              <table:table-cell office:value-type="float" office:value="4.65">
                <text:p>4.65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.4">
                <text:p>162.4</text:p>
              </table:table-cell>
              <table:table-cell office:value-type="float" office:value="3.65">
                <text:p>3.65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4">
                <text:p>188.4</text:p>
              </table:table-cell>
              <table:table-cell office:value-type="float" office:value="3.61">
                <text:p>3.61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.4">
                <text:p>162.4</text:p>
              </table:table-cell>
              <table:table-cell office:value-type="float" office:value="3.57">
                <text:p>3.57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14">
                <text:p>48.14</text:p>
              </table:table-cell>
              <table:table-cell office:value-type="float" office:value="4.76">
                <text:p>4.76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.4">
                <text:p>188.4</text:p>
              </table:table-cell>
              <table:table-cell office:value-type="float" office:value="3.49">
                <text:p>3.49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.3">
                <text:p>213.3</text:p>
              </table:table-cell>
              <table:table-cell office:value-type="float" office:value="3.45">
                <text:p>3.45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.2">
                <text:p>260.2</text:p>
              </table:table-cell>
              <table:table-cell office:value-type="float" office:value="3.58">
                <text:p>3.5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.3">
                <text:p>213.3</text:p>
              </table:table-cell>
              <table:table-cell office:value-type="float" office:value="3.62">
                <text:p>3.62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24">
                <text:p>78.24</text:p>
              </table:table-cell>
              <table:table-cell office:value-type="float" office:value="3.98">
                <text:p>3.98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.2">
                <text:p>334.2</text:p>
              </table:table-cell>
              <table:table-cell office:value-type="float" office:value="3.5">
                <text:p>3.5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">
                <text:p>303</text:p>
              </table:table-cell>
              <table:table-cell office:value-type="float" office:value="3.37">
                <text:p>3.37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3.3">
                <text:p>213.3</text:p>
              </table:table-cell>
              <table:table-cell office:value-type="float" office:value="3.54">
                <text:p>3.54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.2">
                <text:p>260.2</text:p>
              </table:table-cell>
              <table:table-cell office:value-type="float" office:value="3.58">
                <text:p>3.5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">
                <text:p>303</text:p>
              </table:table-cell>
              <table:table-cell office:value-type="float" office:value="3.42">
                <text:p>3.42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.3">
                <text:p>107.3</text:p>
              </table:table-cell>
              <table:table-cell office:value-type="float" office:value="3.76">
                <text:p>3.76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">
                <text:p>303</text:p>
              </table:table-cell>
              <table:table-cell office:value-type="float" office:value="3.55">
                <text:p>3.55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.3">
                <text:p>107.3</text:p>
              </table:table-cell>
              <table:table-cell office:value-type="float" office:value="3.89">
                <text:p>3.89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.8">
                <text:p>322.8</text:p>
              </table:table-cell>
              <table:table-cell office:value-type="float" office:value="3.57">
                <text:p>3.57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.3">
                <text:p>107.3</text:p>
              </table:table-cell>
              <table:table-cell office:value-type="float" office:value="3.7">
                <text:p>3.7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2">
                <text:p>260.2</text:p>
              </table:table-cell>
              <table:table-cell office:value-type="float" office:value="3.51">
                <text:p>3.51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24">
                <text:p>78.24</text:p>
              </table:table-cell>
              <table:table-cell office:value-type="float" office:value="3.84">
                <text:p>3.84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2.8">
                <text:p>322.8</text:p>
              </table:table-cell>
              <table:table-cell office:value-type="float" office:value="3.45">
                <text:p>3.45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.2">
                <text:p>334.2</text:p>
              </table:table-cell>
              <table:table-cell office:value-type="float" office:value="3.48">
                <text:p>3.48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24">
                <text:p>78.24</text:p>
              </table:table-cell>
              <table:table-cell office:value-type="float" office:value="3.82">
                <text:p>3.82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14">
                <text:p>48.14</text:p>
              </table:table-cell>
              <table:table-cell office:value-type="float" office:value="4.81">
                <text:p>4.81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.4">
                <text:p>135.4</text:p>
              </table:table-cell>
              <table:table-cell office:value-type="float" office:value="3.58">
                <text:p>3.58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.4">
                <text:p>188.4</text:p>
              </table:table-cell>
              <table:table-cell office:value-type="float" office:value="3.58">
                <text:p>3.58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.3">
                <text:p>237.3</text:p>
              </table:table-cell>
              <table:table-cell office:value-type="float" office:value="3.6">
                <text:p>3.6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.1">
                <text:p>282.1</text:p>
              </table:table-cell>
              <table:table-cell office:value-type="float" office:value="3.5">
                <text:p>3.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.4">
                <text:p>135.4</text:p>
              </table:table-cell>
              <table:table-cell office:value-type="float" office:value="3.64">
                <text:p>3.64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.4">
                <text:p>135.4</text:p>
              </table:table-cell>
              <table:table-cell office:value-type="float" office:value="3.5">
                <text:p>3.5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.3">
                <text:p>237.3</text:p>
              </table:table-cell>
              <table:table-cell office:value-type="float" office:value="3.51">
                <text:p>3.51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.1">
                <text:p>282.1</text:p>
              </table:table-cell>
              <table:table-cell office:value-type="float" office:value="3.49">
                <text:p>3.49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7.3">
                <text:p>237.3</text:p>
              </table:table-cell>
              <table:table-cell office:value-type="float" office:value="3.53">
                <text:p>3.53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.1">
                <text:p>282.1</text:p>
              </table:table-cell>
              <table:table-cell office:value-type="float" office:value="3.56">
                <text:p>3.56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2.D2:NOISE_Transparent_Ch2.D46" chart:error-lower-range="NOISE_Transparent_Ch2.D2:NOISE_Transparent_Ch2.D46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NOISE_Transparent_Ch2.D2:NOISE_Transparent_Ch2.D46" chart:error-lower-range="NOISE_Transparent_Ch2.D2:NOISE_Transparent_Ch2.D46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2.B2:NOISE_Transparent_Ch2.B46" chart:error-lower-range="NOISE_Transparent_Ch2.B2:NOISE_Transparent_Ch2.B46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2.D2:NOISE_Transparent_Ch2.D46" chart:error-lower-range="NOISE_Transparent_Ch2.D2:NOISE_Transparent_Ch2.D46" loext:std-weight="1"/>
      <style:graphic-properties draw:stroke="solid" svg:stroke-width="0cm" svg:stroke-color="#00bfff" svg:stroke-opacity="100%" draw:stroke-linejoin="round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6cm" svg:y="0.315cm" chart:style-name="ch2">
          <text:p>Input noise vs gain Ch2</text:p>
        </chart:title>
        <chart:legend chart:legend-position="end" svg:x="13.082cm" svg:y="4.201cm" style:legend-expansion="high" chart:style-name="ch3"/>
        <chart:plot-area chart:style-name="ch4" table:cell-range-address="NOISE_Transparent_Ch2.A2:NOISE_Transparent_Ch2.A46 NOISE_Transparent_Ch2.C1:NOISE_Transparent_Ch2.C46" chart:data-source-has-labels="row" svg:x="1.299cm" svg:y="1.288cm" svg:width="11.463cm" svg:height="6.583cm">
          <chartooo:coordinate-region svg:x="2.046cm" svg:y="1.487cm" svg:width="10.417cm" svg:height="5.737cm"/>
          <chart:axis chart:dimension="x" chart:name="primary-x" chart:style-name="ch5">
            <chart:title svg:x="6.02cm" svg:y="8.051cm" chart:style-name="ch6">
              <text:p>absolute gain</text:p>
            </chart:title>
          </chart:axis>
          <chart:axis chart:dimension="y" chart:name="primary-y" chart:style-name="ch7">
            <chart:title svg:x="0.451cm" svg:y="5.748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2.C2:NOISE_Transparent_Ch2.C46" chart:label-cell-address="NOISE_Transparent_Ch2.C1:NOISE_Transparent_Ch2.C1" chart:class="chart:scatter">
            <chart:domain table:cell-range-address="NOISE_Transparent_Ch2.A2:NOISE_Transparent_Ch2.A46"/>
            <chart:error-indicator chart:style-name="ch11" chart:dimension="x"/>
            <chart:error-indicator chart:style-name="ch12" chart:dimension="y"/>
            <chart:data-point chart:repeated="26"/>
            <chart:data-point chart:style-name="ch13"/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2.C1:NOISE_Transparent_Ch2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.8">
                <text:p>210.8</text:p>
                <draw:g>
                  <svg:desc>NOISE_Transparent_Ch2.A2:NOISE_Transparent_Ch2.A46</svg:desc>
                </draw:g>
              </table:table-cell>
              <table:table-cell office:value-type="float" office:value="2.84">
                <text:p>2.84</text:p>
                <draw:g>
                  <svg:desc>NOISE_Transparent_Ch2.C2:NOISE_Transparent_Ch2.C46</svg:desc>
                </draw:g>
              </table:table-cell>
              <table:table-cell office:value-type="float" office:value="15.9">
                <text:p>15.9</text:p>
                <draw:g>
                  <svg:desc>NOISE_Transparent_Ch2.B2:NOISE_Transparent_Ch2.B46</svg:desc>
                </draw:g>
              </table:table-cell>
              <table:table-cell office:value-type="float" office:value="15.9">
                <text:p>15.9</text:p>
                <draw:g>
                  <svg:desc>NOISE_Transparent_Ch2.B2:NOISE_Transparent_Ch2.B46</svg:desc>
                </draw:g>
              </table:table-cell>
              <table:table-cell office:value-type="float" office:value="0.22">
                <text:p>0.22</text:p>
                <draw:g>
                  <svg:desc>NOISE_Transparent_Ch2.D2:NOISE_Transparent_Ch2.D46</svg:desc>
                </draw:g>
              </table:table-cell>
              <table:table-cell office:value-type="float" office:value="0.22">
                <text:p>0.22</text:p>
                <draw:g>
                  <svg:desc>NOISE_Transparent_Ch2.D2:NOISE_Transparent_Ch2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2">
                <text:p>136.2</text:p>
              </table:table-cell>
              <table:table-cell office:value-type="float" office:value="3.65">
                <text:p>3.65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4">
                <text:p>163.4</text:p>
              </table:table-cell>
              <table:table-cell office:value-type="float" office:value="3.53">
                <text:p>3.53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5">
                <text:p>189.5</text:p>
              </table:table-cell>
              <table:table-cell office:value-type="float" office:value="3.55">
                <text:p>3.55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">
                <text:p>163.4</text:p>
              </table:table-cell>
              <table:table-cell office:value-type="float" office:value="3.44">
                <text:p>3.4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.7">
                <text:p>238.7</text:p>
              </table:table-cell>
              <table:table-cell office:value-type="float" office:value="3.39">
                <text:p>3.39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9">
                <text:p>283.9</text:p>
              </table:table-cell>
              <table:table-cell office:value-type="float" office:value="3.48">
                <text:p>3.48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.8">
                <text:p>210.8</text:p>
              </table:table-cell>
              <table:table-cell office:value-type="float" office:value="2.82">
                <text:p>2.82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47">
                <text:p>48.47</text:p>
              </table:table-cell>
              <table:table-cell office:value-type="float" office:value="5.14">
                <text:p>5.14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.4">
                <text:p>163.4</text:p>
              </table:table-cell>
              <table:table-cell office:value-type="float" office:value="3.61">
                <text:p>3.61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.5">
                <text:p>189.5</text:p>
              </table:table-cell>
              <table:table-cell office:value-type="float" office:value="3.43">
                <text:p>3.4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.4">
                <text:p>163.4</text:p>
              </table:table-cell>
              <table:table-cell office:value-type="float" office:value="3.64">
                <text:p>3.6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47">
                <text:p>48.47</text:p>
              </table:table-cell>
              <table:table-cell office:value-type="float" office:value="5.05">
                <text:p>5.05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.5">
                <text:p>189.5</text:p>
              </table:table-cell>
              <table:table-cell office:value-type="float" office:value="3.43">
                <text:p>3.4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.8">
                <text:p>210.8</text:p>
              </table:table-cell>
              <table:table-cell office:value-type="float" office:value="2.85">
                <text:p>2.85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.6">
                <text:p>214.6</text:p>
              </table:table-cell>
              <table:table-cell office:value-type="float" office:value="3.47">
                <text:p>3.47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.8">
                <text:p>261.8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.6">
                <text:p>214.6</text:p>
              </table:table-cell>
              <table:table-cell office:value-type="float" office:value="3.55">
                <text:p>3.55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6.4">
                <text:p>336.4</text:p>
              </table:table-cell>
              <table:table-cell office:value-type="float" office:value="3.5">
                <text:p>3.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.9">
                <text:p>304.9</text:p>
              </table:table-cell>
              <table:table-cell office:value-type="float" office:value="3.4">
                <text:p>3.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9">
                <text:p>304.9</text:p>
              </table:table-cell>
              <table:table-cell office:value-type="float" office:value="3.33">
                <text:p>3.3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.6">
                <text:p>214.6</text:p>
              </table:table-cell>
              <table:table-cell office:value-type="float" office:value="3.46">
                <text:p>3.46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.8">
                <text:p>261.8</text:p>
              </table:table-cell>
              <table:table-cell office:value-type="float" office:value="3.52">
                <text:p>3.52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.9">
                <text:p>304.9</text:p>
              </table:table-cell>
              <table:table-cell office:value-type="float" office:value="3.51">
                <text:p>3.5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3.8">
                <text:p>3.8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3.81">
                <text:p>3.81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3.74">
                <text:p>3.74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.8">
                <text:p>261.8</text:p>
              </table:table-cell>
              <table:table-cell office:value-type="float" office:value="3.52">
                <text:p>3.52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73">
                <text:p>78.73</text:p>
              </table:table-cell>
              <table:table-cell office:value-type="float" office:value="4.1">
                <text:p>4.1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4.9">
                <text:p>324.9</text:p>
              </table:table-cell>
              <table:table-cell office:value-type="float" office:value="3.39">
                <text:p>3.39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6.4">
                <text:p>336.4</text:p>
              </table:table-cell>
              <table:table-cell office:value-type="float" office:value="3.42">
                <text:p>3.42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73">
                <text:p>78.73</text:p>
              </table:table-cell>
              <table:table-cell office:value-type="float" office:value="4.05">
                <text:p>4.05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4.9">
                <text:p>324.9</text:p>
              </table:table-cell>
              <table:table-cell office:value-type="float" office:value="3.41">
                <text:p>3.41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47">
                <text:p>48.47</text:p>
              </table:table-cell>
              <table:table-cell office:value-type="float" office:value="5.13">
                <text:p>5.13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.2">
                <text:p>136.2</text:p>
              </table:table-cell>
              <table:table-cell office:value-type="float" office:value="3.66">
                <text:p>3.66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.5">
                <text:p>189.5</text:p>
              </table:table-cell>
              <table:table-cell office:value-type="float" office:value="3.62">
                <text:p>3.62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8.7">
                <text:p>238.7</text:p>
              </table:table-cell>
              <table:table-cell office:value-type="float" office:value="3.46">
                <text:p>3.4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3.9">
                <text:p>283.9</text:p>
              </table:table-cell>
              <table:table-cell office:value-type="float" office:value="3.5">
                <text:p>3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.2">
                <text:p>136.2</text:p>
              </table:table-cell>
              <table:table-cell office:value-type="float" office:value="3.64">
                <text:p>3.64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.8">
                <text:p>210.8</text:p>
              </table:table-cell>
              <table:table-cell office:value-type="float" office:value="2.82">
                <text:p>2.82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6.2">
                <text:p>136.2</text:p>
              </table:table-cell>
              <table:table-cell office:value-type="float" office:value="3.61">
                <text:p>3.61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.7">
                <text:p>238.7</text:p>
              </table:table-cell>
              <table:table-cell office:value-type="float" office:value="3.44">
                <text:p>3.44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3.9">
                <text:p>283.9</text:p>
              </table:table-cell>
              <table:table-cell office:value-type="float" office:value="3.38">
                <text:p>3.38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.7">
                <text:p>238.7</text:p>
              </table:table-cell>
              <table:table-cell office:value-type="float" office:value="3.48">
                <text:p>3.48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.9">
                <text:p>283.9</text:p>
              </table:table-cell>
              <table:table-cell office:value-type="float" office:value="3.44">
                <text:p>3.44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1.D2:NOISE_Transparent_Ch1.D43" chart:error-lower-range="NOISE_Transparent_Ch1.D2:NOISE_Transparent_Ch1.D4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.5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1.D2:NOISE_Transparent_Ch1.D43" chart:error-lower-range="NOISE_Transparent_Ch1.D2:NOISE_Transparent_Ch1.D43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1.B2:NOISE_Transparent_Ch1.B43" chart:error-lower-range="NOISE_Transparent_Ch1.B2:NOISE_Transparent_Ch1.B43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1.D2:NOISE_Transparent_Ch1.D43" chart:error-lower-range="NOISE_Transparent_Ch1.D2:NOISE_Transparent_Ch1.D43" loext:std-weight="1"/>
      <style:graphic-properties draw:stroke="solid" svg:stroke-width="0cm" svg:stroke-color="#00bfff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6cm" svg:y="0.315cm" chart:style-name="ch2">
          <text:p>Input noise vs gain Ch1</text:p>
        </chart:title>
        <chart:legend chart:legend-position="end" svg:x="13.082cm" svg:y="4.201cm" style:legend-expansion="high" chart:style-name="ch3"/>
        <chart:plot-area chart:style-name="ch4" table:cell-range-address="NOISE_Transparent_Ch1.A2:NOISE_Transparent_Ch1.A43 NOISE_Transparent_Ch1.C1:NOISE_Transparent_Ch1.C43" chart:data-source-has-labels="row" svg:x="1.299cm" svg:y="1.288cm" svg:width="11.463cm" svg:height="6.583cm">
          <chartooo:coordinate-region svg:x="2.046cm" svg:y="1.487cm" svg:width="10.417cm" svg:height="5.737cm"/>
          <chart:axis chart:dimension="x" chart:name="primary-x" chart:style-name="ch5">
            <chart:title svg:x="6.02cm" svg:y="8.051cm" chart:style-name="ch6">
              <text:p>absolute gain</text:p>
            </chart:title>
          </chart:axis>
          <chart:axis chart:dimension="y" chart:name="primary-y" chart:style-name="ch7">
            <chart:title svg:x="0.451cm" svg:y="5.748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1.C2:NOISE_Transparent_Ch1.C43" chart:label-cell-address="NOISE_Transparent_Ch1.C1:NOISE_Transparent_Ch1.C1" chart:class="chart:scatter">
            <chart:domain table:cell-range-address="NOISE_Transparent_Ch1.A2:NOISE_Transparent_Ch1.A43"/>
            <chart:error-indicator chart:style-name="ch11" chart:dimension="x"/>
            <chart:error-indicator chart:style-name="ch12" chart:dimension="y"/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1.C1:NOISE_Transparent_Ch1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.3">
                <text:p>195.3</text:p>
                <draw:g>
                  <svg:desc>NOISE_Transparent_Ch1.A2:NOISE_Transparent_Ch1.A43</svg:desc>
                </draw:g>
              </table:table-cell>
              <table:table-cell office:value-type="float" office:value="3.18">
                <text:p>3.18</text:p>
                <draw:g>
                  <svg:desc>NOISE_Transparent_Ch1.C2:NOISE_Transparent_Ch1.C43</svg:desc>
                </draw:g>
              </table:table-cell>
              <table:table-cell office:value-type="float" office:value="14.8">
                <text:p>14.8</text:p>
                <draw:g>
                  <svg:desc>NOISE_Transparent_Ch1.B2:NOISE_Transparent_Ch1.B43</svg:desc>
                </draw:g>
              </table:table-cell>
              <table:table-cell office:value-type="float" office:value="14.8">
                <text:p>14.8</text:p>
                <draw:g>
                  <svg:desc>NOISE_Transparent_Ch1.B2:NOISE_Transparent_Ch1.B43</svg:desc>
                </draw:g>
              </table:table-cell>
              <table:table-cell office:value-type="float" office:value="0.25">
                <text:p>0.25</text:p>
                <draw:g>
                  <svg:desc>NOISE_Transparent_Ch1.D2:NOISE_Transparent_Ch1.D43</svg:desc>
                </draw:g>
              </table:table-cell>
              <table:table-cell office:value-type="float" office:value="0.25">
                <text:p>0.25</text:p>
                <draw:g>
                  <svg:desc>NOISE_Transparent_Ch1.D2:NOISE_Transparent_Ch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2">
                <text:p>136.2</text:p>
              </table:table-cell>
              <table:table-cell office:value-type="float" office:value="3.68">
                <text:p>3.68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4">
                <text:p>163.4</text:p>
              </table:table-cell>
              <table:table-cell office:value-type="float" office:value="3.6">
                <text:p>3.6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4">
                <text:p>189.4</text:p>
              </table:table-cell>
              <table:table-cell office:value-type="float" office:value="3.53">
                <text:p>3.5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">
                <text:p>163.4</text:p>
              </table:table-cell>
              <table:table-cell office:value-type="float" office:value="3.6">
                <text:p>3.6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.3">
                <text:p>195.3</text:p>
              </table:table-cell>
              <table:table-cell office:value-type="float" office:value="3.13">
                <text:p>3.13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39">
                <text:p>48.39</text:p>
              </table:table-cell>
              <table:table-cell office:value-type="float" office:value="5.03">
                <text:p>5.03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.4">
                <text:p>163.4</text:p>
              </table:table-cell>
              <table:table-cell office:value-type="float" office:value="3.53">
                <text:p>3.53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.4">
                <text:p>189.4</text:p>
              </table:table-cell>
              <table:table-cell office:value-type="float" office:value="3.57">
                <text:p>3.57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.4">
                <text:p>163.4</text:p>
              </table:table-cell>
              <table:table-cell office:value-type="float" office:value="3.55">
                <text:p>3.55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39">
                <text:p>48.39</text:p>
              </table:table-cell>
              <table:table-cell office:value-type="float" office:value="4.82">
                <text:p>4.82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.4">
                <text:p>189.4</text:p>
              </table:table-cell>
              <table:table-cell office:value-type="float" office:value="3.5">
                <text:p>3.5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3">
                <text:p>195.3</text:p>
              </table:table-cell>
              <table:table-cell office:value-type="float" office:value="3.42">
                <text:p>3.42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.4">
                <text:p>214.4</text:p>
              </table:table-cell>
              <table:table-cell office:value-type="float" office:value="3.54">
                <text:p>3.54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.2">
                <text:p>334.2</text:p>
              </table:table-cell>
              <table:table-cell office:value-type="float" office:value="3.49">
                <text:p>3.49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5">
                <text:p>78.75</text:p>
              </table:table-cell>
              <table:table-cell office:value-type="float" office:value="3.72">
                <text:p>3.72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.2">
                <text:p>334.2</text:p>
              </table:table-cell>
              <table:table-cell office:value-type="float" office:value="3.47">
                <text:p>3.47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.4">
                <text:p>303.4</text:p>
              </table:table-cell>
              <table:table-cell office:value-type="float" office:value="3.38">
                <text:p>3.3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.4">
                <text:p>214.4</text:p>
              </table:table-cell>
              <table:table-cell office:value-type="float" office:value="3.39">
                <text:p>3.3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1.1">
                <text:p>261.1</text:p>
              </table:table-cell>
              <table:table-cell office:value-type="float" office:value="3.52">
                <text:p>3.52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.4">
                <text:p>214.4</text:p>
              </table:table-cell>
              <table:table-cell office:value-type="float" office:value="3.38">
                <text:p>3.38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3.4">
                <text:p>303.4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">
                <text:p>108</text:p>
              </table:table-cell>
              <table:table-cell office:value-type="float" office:value="3.7">
                <text:p>3.7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3.4">
                <text:p>303.4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3.82">
                <text:p>3.82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3.54">
                <text:p>3.54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.1">
                <text:p>261.1</text:p>
              </table:table-cell>
              <table:table-cell office:value-type="float" office:value="3.56">
                <text:p>3.56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75">
                <text:p>78.75</text:p>
              </table:table-cell>
              <table:table-cell office:value-type="float" office:value="3.88">
                <text:p>3.88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">
                <text:p>323</text:p>
              </table:table-cell>
              <table:table-cell office:value-type="float" office:value="3.39">
                <text:p>3.39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.2">
                <text:p>334.2</text:p>
              </table:table-cell>
              <table:table-cell office:value-type="float" office:value="3.31">
                <text:p>3.31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75">
                <text:p>78.75</text:p>
              </table:table-cell>
              <table:table-cell office:value-type="float" office:value="3.86">
                <text:p>3.86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3">
                <text:p>323</text:p>
              </table:table-cell>
              <table:table-cell office:value-type="float" office:value="3.37">
                <text:p>3.37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39">
                <text:p>48.39</text:p>
              </table:table-cell>
              <table:table-cell office:value-type="float" office:value="4.86">
                <text:p>4.86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.2">
                <text:p>136.2</text:p>
              </table:table-cell>
              <table:table-cell office:value-type="float" office:value="3.62">
                <text:p>3.62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.8">
                <text:p>282.8</text:p>
              </table:table-cell>
              <table:table-cell office:value-type="float" office:value="3.4">
                <text:p>3.4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.2">
                <text:p>136.2</text:p>
              </table:table-cell>
              <table:table-cell office:value-type="float" office:value="3.74">
                <text:p>3.74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.3">
                <text:p>195.3</text:p>
              </table:table-cell>
              <table:table-cell office:value-type="float" office:value="3.18">
                <text:p>3.1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.2">
                <text:p>136.2</text:p>
              </table:table-cell>
              <table:table-cell office:value-type="float" office:value="3.58">
                <text:p>3.58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.3">
                <text:p>238.3</text:p>
              </table:table-cell>
              <table:table-cell office:value-type="float" office:value="3.42">
                <text:p>3.4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.8">
                <text:p>282.8</text:p>
              </table:table-cell>
              <table:table-cell office:value-type="float" office:value="3.41">
                <text:p>3.41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8.3">
                <text:p>238.3</text:p>
              </table:table-cell>
              <table:table-cell office:value-type="float" office:value="3.44">
                <text:p>3.4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.8">
                <text:p>282.8</text:p>
              </table:table-cell>
              <table:table-cell office:value-type="float" office:value="3.42">
                <text:p>3.42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Transp_Ch0.AA5:Transp_Ch0.AA18" chart:error-lower-range="Transp_Ch0.AA5:Transp_Ch0.AA18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circle" chart:symbol-width="0.15cm" chart:symbol-height="0.15cm" chart:link-data-style-to-source="true" chart:error-category="cell-range" chart:error-upper-range="Transp_Ch0.AA5:Transp_Ch0.AA18" chart:error-lower-range="Transp_Ch0.AA5:Transp_Ch0.AA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ChartDash_20_1" svg:stroke-color="#ff0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error-upper-indicator="true" chart:error-lower-indicator="true" chart:error-category="cell-range" chart:error-upper-range="Transp_Ch0.Y5:Transp_Ch0.Y18" chart:error-lower-range="Transp_Ch0.Y5:Transp_Ch0.Y18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Transp_Ch0.AA5:Transp_Ch0.AA18" chart:error-lower-range="Transp_Ch0.AA5:Transp_Ch0.AA1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diamond" chart:symbol-width="0.15cm" chart:symbol-height="0.15cm"/>
      <style:graphic-properties svg:stroke-color="#ff0000" draw:fill-color="#ff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1.786cm" svg:y="1.868cm" style:legend-expansion="custom" chartooo:width="4.044cm" chartooo:height="2.116cm" style:legend-expansion-aspect-ratio="1.91115311909263" chart:style-name="ch2"/>
        <chart:plot-area chart:style-name="ch3" table:cell-range-address="Transp_Ch0.X5:Transp_Ch0.X18 Transp_Ch0.Z4:Transp_Ch0.Z18" chart:data-source-has-labels="row" svg:x="1.321cm" svg:y="0.448cm" svg:width="10.911cm" svg:height="7.442cm">
          <chartooo:coordinate-region svg:x="2.465cm" svg:y="0.647cm" svg:width="9.319cm" svg:height="6.596cm"/>
          <chart:axis chart:dimension="x" chart:name="primary-x" chart:style-name="ch4">
            <chart:title svg:x="5.766cm" svg:y="8.07cm" chart:style-name="ch5">
              <text:p>absolute gain</text:p>
            </chart:title>
          </chart:axis>
          <chart:axis chart:dimension="y" chart:name="primary-y" chart:style-name="ch6">
            <chart:title svg:x="0.473cm" svg:y="5.645cm" chart:style-name="ch7">
              <text:p>output amplitude (V)</text:p>
            </chart:title>
            <chart:grid chart:style-name="ch8" chart:class="major"/>
          </chart:axis>
          <chart:series chart:style-name="ch9" chart:values-cell-range-address="Transp_Ch0.Z5:Transp_Ch0.Z18" chart:label-cell-address="Transp_Ch0.Z4:Transp_Ch0.Z4" chart:class="chart:scatter">
            <chart:domain table:cell-range-address="Transp_Ch0.X5:Transp_Ch0.X18"/>
            <chart:regression-curve chart:style-name="ch10">
              <chart:equation chart:display-equation="true" chart:display-r-square="false" svg:x="6.766cm" svg:y="0cm" chart:style-name="ch11"/>
            </chart:regression-curve>
            <chart:error-indicator chart:style-name="ch12" chart:dimension="x"/>
            <chart:error-indicator chart:style-name="ch13" chart:dimension="y"/>
            <chart:data-point chart:repeated="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out ampl (V)</text:p>
                <draw:g>
                  <svg:desc>Transp_Ch0.Z4:Transp_Ch0.Z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Transp_Ch0.X5:Transp_Ch0.X18</svg:desc>
                </draw:g>
              </table:table-cell>
              <table:table-cell office:value-type="float" office:value="0.236882485">
                <text:p>0.236882485</text:p>
                <draw:g>
                  <svg:desc>Transp_Ch0.Z5:Transp_Ch0.Z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0.000813093">
                <text:p>0.000813093</text:p>
                <draw:g>
                  <svg:desc>Transp_Ch0.AA5:Transp_Ch0.AA18</svg:desc>
                </draw:g>
              </table:table-cell>
              <table:table-cell office:value-type="float" office:value="0.000813093">
                <text:p>0.000813093</text:p>
                <draw:g>
                  <svg:desc>Transp_Ch0.AA5:Transp_Ch0.A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94">
                <text:p>78.94</text:p>
              </table:table-cell>
              <table:table-cell office:value-type="float" office:value="0.39786345">
                <text:p>0.39786345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001301655">
                <text:p>0.001301655</text:p>
              </table:table-cell>
              <table:table-cell office:value-type="float" office:value="0.001301655">
                <text:p>0.00130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.2">
                <text:p>109.2</text:p>
              </table:table-cell>
              <table:table-cell office:value-type="float" office:value="0.550451335">
                <text:p>0.550451335</text:p>
              </table:table-cell>
              <table:table-cell office:value-type="float" office:value="8.26">
                <text:p>8.26</text:p>
              </table:table-cell>
              <table:table-cell office:value-type="float" office:value="8.26">
                <text:p>8.26</text:p>
              </table:table-cell>
              <table:table-cell office:value-type="float" office:value="0.0017487545">
                <text:p>0.0017487545</text:p>
              </table:table-cell>
              <table:table-cell office:value-type="float" office:value="0.0017487545">
                <text:p>0.0017487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95">
                <text:p>137.95</text:p>
              </table:table-cell>
              <table:table-cell office:value-type="float" office:value="0.695258715">
                <text:p>0.69525871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0021707625">
                <text:p>0.0021707625</text:p>
              </table:table-cell>
              <table:table-cell office:value-type="float" office:value="0.0021707625">
                <text:p>0.002170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0.832392233333333">
                <text:p>0.832392233333333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0.00258226666666667">
                <text:p>0.00258226666666667</text:p>
              </table:table-cell>
              <table:table-cell office:value-type="float" office:value="0.00258226666666667">
                <text:p>0.0025822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.05">
                <text:p>191.05</text:p>
              </table:table-cell>
              <table:table-cell office:value-type="float" office:value="0.962999465">
                <text:p>0.962999465</text:p>
              </table:table-cell>
              <table:table-cell office:value-type="float" office:value="14.425">
                <text:p>14.425</text:p>
              </table:table-cell>
              <table:table-cell office:value-type="float" office:value="14.425">
                <text:p>14.425</text:p>
              </table:table-cell>
              <table:table-cell office:value-type="float" office:value="0.00306448">
                <text:p>0.00306448</text:p>
              </table:table-cell>
              <table:table-cell office:value-type="float" office:value="0.00306448">
                <text:p>0.00306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.75">
                <text:p>215.75</text:p>
              </table:table-cell>
              <table:table-cell office:value-type="float" office:value="1.0873661">
                <text:p>1.0873661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003441655">
                <text:p>0.003441655</text:p>
              </table:table-cell>
              <table:table-cell office:value-type="float" office:value="0.003441655">
                <text:p>0.003441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.95">
                <text:p>238.95</text:p>
              </table:table-cell>
              <table:table-cell office:value-type="float" office:value="1.204348665">
                <text:p>1.204348665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0039697">
                <text:p>0.0039697</text:p>
              </table:table-cell>
              <table:table-cell office:value-type="float" office:value="0.0039697">
                <text:p>0.003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1.31597588">
                <text:p>1.3159758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00427928666666668">
                <text:p>0.00427928666666668</text:p>
              </table:table-cell>
              <table:table-cell office:value-type="float" office:value="0.00427928666666668">
                <text:p>0.00427928666666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.175">
                <text:p>282.175</text:p>
              </table:table-cell>
              <table:table-cell office:value-type="float" office:value="1.422111855">
                <text:p>1.42211185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00447902">
                <text:p>0.00447902</text:p>
              </table:table-cell>
              <table:table-cell office:value-type="float" office:value="0.00447902">
                <text:p>0.00447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2.82">
                <text:p>322.82</text:p>
              </table:table-cell>
              <table:table-cell office:value-type="float" office:value="1.627139584">
                <text:p>1.627139584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005545168">
                <text:p>0.005545168</text:p>
              </table:table-cell>
              <table:table-cell office:value-type="float" office:value="0.005545168">
                <text:p>0.005545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4.625">
                <text:p>334.625</text:p>
              </table:table-cell>
              <table:table-cell office:value-type="float" office:value="1.686408275">
                <text:p>1.68640827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005759275">
                <text:p>0.005759275</text:p>
              </table:table-cell>
              <table:table-cell office:value-type="float" office:value="0.005759275">
                <text:p>0.005759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.216666666667">
                <text:p>179.216666666667</text:p>
              </table:table-cell>
              <table:table-cell office:value-type="float" office:value="0.903141703333333">
                <text:p>0.903141703333333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00342792333333333">
                <text:p>0.00342792333333333</text:p>
              </table:table-cell>
              <table:table-cell office:value-type="float" office:value="0.00342792333333333">
                <text:p>0.00342792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0.D2:NOISE_Transparent_Ch0.D45" chart:error-lower-range="NOISE_Transparent_Ch0.D2:NOISE_Transparent_Ch0.D45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0.D2:NOISE_Transparent_Ch0.D45" chart:error-lower-range="NOISE_Transparent_Ch0.D2:NOISE_Transparent_Ch0.D45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0.B2:NOISE_Transparent_Ch0.B45" chart:error-lower-range="NOISE_Transparent_Ch0.B2:NOISE_Transparent_Ch0.B45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0.D2:NOISE_Transparent_Ch0.D45" chart:error-lower-range="NOISE_Transparent_Ch0.D2:NOISE_Transparent_Ch0.D45" loext:std-weight="1"/>
      <style:graphic-properties draw:stroke="solid" svg:stroke-width="0cm" svg:stroke-color="#00bfff" svg:stroke-opacity="100%" draw:stroke-linejoin="round"/>
    </style:style>
    <style:style style:name="ch13" style:family="chart">
      <style:chart-properties chart:solid-type="cuboid" chart:symbol-type="named-symbol" chart:symbol-name="circl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6cm" svg:y="0.315cm" chart:style-name="ch2">
          <text:p>Input noise vs gain Ch0</text:p>
        </chart:title>
        <chart:legend chart:legend-position="end" svg:x="13.082cm" svg:y="4.201cm" style:legend-expansion="high" chart:style-name="ch3"/>
        <chart:plot-area chart:style-name="ch4" table:cell-range-address="NOISE_Transparent_Ch0.A2:NOISE_Transparent_Ch0.A45 NOISE_Transparent_Ch0.C1:NOISE_Transparent_Ch0.C45" chart:data-source-has-labels="row" svg:x="1.299cm" svg:y="1.288cm" svg:width="11.463cm" svg:height="6.583cm">
          <chartooo:coordinate-region svg:x="2.046cm" svg:y="1.487cm" svg:width="10.417cm" svg:height="5.737cm"/>
          <chart:axis chart:dimension="x" chart:name="primary-x" chart:style-name="ch5">
            <chart:title svg:x="6.02cm" svg:y="8.051cm" chart:style-name="ch6">
              <text:p>absolute gain</text:p>
            </chart:title>
          </chart:axis>
          <chart:axis chart:dimension="y" chart:name="primary-y" chart:style-name="ch7">
            <chart:title svg:x="0.451cm" svg:y="5.748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0.C2:NOISE_Transparent_Ch0.C45" chart:label-cell-address="NOISE_Transparent_Ch0.C1:NOISE_Transparent_Ch0.C1" chart:class="chart:scatter">
            <chart:domain table:cell-range-address="NOISE_Transparent_Ch0.A2:NOISE_Transparent_Ch0.A45"/>
            <chart:error-indicator chart:style-name="ch11" chart:dimension="x"/>
            <chart:error-indicator chart:style-name="ch12" chart:dimension="y"/>
            <chart:data-point chart:repeated="40"/>
            <chart:data-point chart:style-name="ch13"/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0.C1:NOISE_Transparent_Ch0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.2">
                <text:p>179.2</text:p>
                <draw:g>
                  <svg:desc>NOISE_Transparent_Ch0.A2:NOISE_Transparent_Ch0.A45</svg:desc>
                </draw:g>
              </table:table-cell>
              <table:table-cell office:value-type="float" office:value="3.44">
                <text:p>3.44</text:p>
                <draw:g>
                  <svg:desc>NOISE_Transparent_Ch0.C2:NOISE_Transparent_Ch0.C45</svg:desc>
                </draw:g>
              </table:table-cell>
              <table:table-cell office:value-type="float" office:value="13.6">
                <text:p>13.6</text:p>
                <draw:g>
                  <svg:desc>NOISE_Transparent_Ch0.B2:NOISE_Transparent_Ch0.B45</svg:desc>
                </draw:g>
              </table:table-cell>
              <table:table-cell office:value-type="float" office:value="13.6">
                <text:p>13.6</text:p>
                <draw:g>
                  <svg:desc>NOISE_Transparent_Ch0.B2:NOISE_Transparent_Ch0.B45</svg:desc>
                </draw:g>
              </table:table-cell>
              <table:table-cell office:value-type="float" office:value="0.27">
                <text:p>0.27</text:p>
                <draw:g>
                  <svg:desc>NOISE_Transparent_Ch0.D2:NOISE_Transparent_Ch0.D45</svg:desc>
                </draw:g>
              </table:table-cell>
              <table:table-cell office:value-type="float" office:value="0.27">
                <text:p>0.27</text:p>
                <draw:g>
                  <svg:desc>NOISE_Transparent_Ch0.D2:NOISE_Transparent_Ch0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.2">
                <text:p>137.2</text:p>
              </table:table-cell>
              <table:table-cell office:value-type="float" office:value="3.73">
                <text:p>3.73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.5">
                <text:p>164.5</text:p>
              </table:table-cell>
              <table:table-cell office:value-type="float" office:value="3.72">
                <text:p>3.72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.6">
                <text:p>190.6</text:p>
              </table:table-cell>
              <table:table-cell office:value-type="float" office:value="3.71">
                <text:p>3.71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5">
                <text:p>164.5</text:p>
              </table:table-cell>
              <table:table-cell office:value-type="float" office:value="3.73">
                <text:p>3.73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.4">
                <text:p>239.4</text:p>
              </table:table-cell>
              <table:table-cell office:value-type="float" office:value="3.6">
                <text:p>3.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4">
                <text:p>283.4</text:p>
              </table:table-cell>
              <table:table-cell office:value-type="float" office:value="3.59">
                <text:p>3.59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.2">
                <text:p>179.2</text:p>
              </table:table-cell>
              <table:table-cell office:value-type="float" office:value="3.42">
                <text:p>3.42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05">
                <text:p>48.05</text:p>
              </table:table-cell>
              <table:table-cell office:value-type="float" office:value="4.84">
                <text:p>4.84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.5">
                <text:p>164.5</text:p>
              </table:table-cell>
              <table:table-cell office:value-type="float" office:value="3.71">
                <text:p>3.71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.6">
                <text:p>190.6</text:p>
              </table:table-cell>
              <table:table-cell office:value-type="float" office:value="3.69">
                <text:p>3.6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.5">
                <text:p>164.5</text:p>
              </table:table-cell>
              <table:table-cell office:value-type="float" office:value="3.66">
                <text:p>3.66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05">
                <text:p>48.05</text:p>
              </table:table-cell>
              <table:table-cell office:value-type="float" office:value="4.92">
                <text:p>4.92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.6">
                <text:p>190.6</text:p>
              </table:table-cell>
              <table:table-cell office:value-type="float" office:value="3.76">
                <text:p>3.76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.2">
                <text:p>179.2</text:p>
              </table:table-cell>
              <table:table-cell office:value-type="float" office:value="3.34">
                <text:p>3.34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.6">
                <text:p>215.6</text:p>
              </table:table-cell>
              <table:table-cell office:value-type="float" office:value="3.49">
                <text:p>3.49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.6">
                <text:p>215.6</text:p>
              </table:table-cell>
              <table:table-cell office:value-type="float" office:value="3.66">
                <text:p>3.66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.6">
                <text:p>333.6</text:p>
              </table:table-cell>
              <table:table-cell office:value-type="float" office:value="3.74">
                <text:p>3.74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.7">
                <text:p>303.7</text:p>
              </table:table-cell>
              <table:table-cell office:value-type="float" office:value="3.59">
                <text:p>3.5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93">
                <text:p>78.93</text:p>
              </table:table-cell>
              <table:table-cell office:value-type="float" office:value="3.85">
                <text:p>3.85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.6">
                <text:p>215.6</text:p>
              </table:table-cell>
              <table:table-cell office:value-type="float" office:value="3.76">
                <text:p>3.76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">
                <text:p>262</text:p>
              </table:table-cell>
              <table:table-cell office:value-type="float" office:value="3.69">
                <text:p>3.69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.7">
                <text:p>303.7</text:p>
              </table:table-cell>
              <table:table-cell office:value-type="float" office:value="3.6">
                <text:p>3.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.6">
                <text:p>108.6</text:p>
              </table:table-cell>
              <table:table-cell office:value-type="float" office:value="3.85">
                <text:p>3.85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.7">
                <text:p>303.7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.6">
                <text:p>108.6</text:p>
              </table:table-cell>
              <table:table-cell office:value-type="float" office:value="3.94">
                <text:p>3.94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6">
                <text:p>108.6</text:p>
              </table:table-cell>
              <table:table-cell office:value-type="float" office:value="3.73">
                <text:p>3.73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">
                <text:p>262</text:p>
              </table:table-cell>
              <table:table-cell office:value-type="float" office:value="3.71">
                <text:p>3.71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93">
                <text:p>78.93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.7">
                <text:p>322.7</text:p>
              </table:table-cell>
              <table:table-cell office:value-type="float" office:value="3.68">
                <text:p>3.68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.6">
                <text:p>333.6</text:p>
              </table:table-cell>
              <table:table-cell office:value-type="float" office:value="3.7">
                <text:p>3.7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93">
                <text:p>78.93</text:p>
              </table:table-cell>
              <table:table-cell office:value-type="float" office:value="3.99">
                <text:p>3.99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2.7">
                <text:p>322.7</text:p>
              </table:table-cell>
              <table:table-cell office:value-type="float" office:value="3.64">
                <text:p>3.64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05">
                <text:p>48.05</text:p>
              </table:table-cell>
              <table:table-cell office:value-type="float" office:value="4.89">
                <text:p>4.89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.2">
                <text:p>137.2</text:p>
              </table:table-cell>
              <table:table-cell office:value-type="float" office:value="3.6">
                <text:p>3.6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.6">
                <text:p>190.6</text:p>
              </table:table-cell>
              <table:table-cell office:value-type="float" office:value="3.7">
                <text:p>3.7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3.4">
                <text:p>283.4</text:p>
              </table:table-cell>
              <table:table-cell office:value-type="float" office:value="3.7">
                <text:p>3.7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.2">
                <text:p>137.2</text:p>
              </table:table-cell>
              <table:table-cell office:value-type="float" office:value="3.84">
                <text:p>3.84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.2">
                <text:p>179.2</text:p>
              </table:table-cell>
              <table:table-cell office:value-type="float" office:value="3.55">
                <text:p>3.55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2">
                <text:p>137.2</text:p>
              </table:table-cell>
              <table:table-cell office:value-type="float" office:value="3.7">
                <text:p>3.7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9.4">
                <text:p>239.4</text:p>
              </table:table-cell>
              <table:table-cell office:value-type="float" office:value="3.56">
                <text:p>3.5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.4">
                <text:p>283.4</text:p>
              </table:table-cell>
              <table:table-cell office:value-type="float" office:value="3.6">
                <text:p>3.6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9.4">
                <text:p>239.4</text:p>
              </table:table-cell>
              <table:table-cell office:value-type="float" office:value="3.61">
                <text:p>3.61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3.4">
                <text:p>283.4</text:p>
              </table:table-cell>
              <table:table-cell office:value-type="float" office:value="3.76">
                <text:p>3.76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0.D2:NOISE_Transparent_Ch0.D45" chart:error-lower-range="NOISE_Transparent_Ch0.D2:NOISE_Transparent_Ch0.D45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0.D2:NOISE_Transparent_Ch0.D45" chart:error-lower-range="NOISE_Transparent_Ch0.D2:NOISE_Transparent_Ch0.D45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0.B2:NOISE_Transparent_Ch0.B45" chart:error-lower-range="NOISE_Transparent_Ch0.B2:NOISE_Transparent_Ch0.B45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0.D2:NOISE_Transparent_Ch0.D45" chart:error-lower-range="NOISE_Transparent_Ch0.D2:NOISE_Transparent_Ch0.D45" loext:std-weight="1"/>
      <style:graphic-properties draw:stroke="solid" svg:stroke-width="0cm" svg:stroke-color="#00bfff" svg:stroke-opacity="100%" draw:stroke-linejoin="round"/>
    </style:style>
    <style:style style:name="ch13" style:family="chart">
      <style:chart-properties chart:solid-type="cuboid" chart:symbol-type="named-symbol" chart:symbol-name="circl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19cm" svg:height="8.673cm" xlink:href=".." xlink:type="simple" chart:class="chart:scatter" chart:style-name="ch1">
        <chart:title svg:x="5.225cm" svg:y="0.308cm" chart:style-name="ch2">
          <text:p>Input noise vs gain Ch0</text:p>
        </chart:title>
        <chart:legend chart:legend-position="end" svg:x="12.501cm" svg:y="4.037cm" style:legend-expansion="high" chart:style-name="ch3"/>
        <chart:plot-area chart:style-name="ch4" table:cell-range-address="NOISE_Transparent_Ch0.A2:NOISE_Transparent_Ch0.A45 NOISE_Transparent_Ch0.C1:NOISE_Transparent_Ch0.C45" chart:data-source-has-labels="row" svg:x="1.287cm" svg:y="1.274cm" svg:width="10.906cm" svg:height="6.277cm">
          <chartooo:coordinate-region svg:x="2.034cm" svg:y="1.474cm" svg:width="9.86cm" svg:height="5.431cm"/>
          <chart:axis chart:dimension="x" chart:name="primary-x" chart:style-name="ch5">
            <chart:title svg:x="5.73cm" svg:y="7.724cm" chart:style-name="ch6">
              <text:p>absolute gain</text:p>
            </chart:title>
          </chart:axis>
          <chart:axis chart:dimension="y" chart:name="primary-y" chart:style-name="ch7">
            <chart:title svg:x="0.451cm" svg:y="5.581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0.C2:NOISE_Transparent_Ch0.C45" chart:label-cell-address="NOISE_Transparent_Ch0.C1:NOISE_Transparent_Ch0.C1" chart:class="chart:scatter">
            <chart:domain table:cell-range-address="NOISE_Transparent_Ch0.A2:NOISE_Transparent_Ch0.A45"/>
            <chart:error-indicator chart:style-name="ch11" chart:dimension="x"/>
            <chart:error-indicator chart:style-name="ch12" chart:dimension="y"/>
            <chart:data-point chart:repeated="40"/>
            <chart:data-point chart:style-name="ch13"/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0.C1:NOISE_Transparent_Ch0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.2">
                <text:p>179.2</text:p>
                <draw:g>
                  <svg:desc>NOISE_Transparent_Ch0.A2:NOISE_Transparent_Ch0.A45</svg:desc>
                </draw:g>
              </table:table-cell>
              <table:table-cell office:value-type="float" office:value="3.44">
                <text:p>3.44</text:p>
                <draw:g>
                  <svg:desc>NOISE_Transparent_Ch0.C2:NOISE_Transparent_Ch0.C45</svg:desc>
                </draw:g>
              </table:table-cell>
              <table:table-cell office:value-type="float" office:value="13.6">
                <text:p>13.6</text:p>
                <draw:g>
                  <svg:desc>NOISE_Transparent_Ch0.B2:NOISE_Transparent_Ch0.B45</svg:desc>
                </draw:g>
              </table:table-cell>
              <table:table-cell office:value-type="float" office:value="13.6">
                <text:p>13.6</text:p>
                <draw:g>
                  <svg:desc>NOISE_Transparent_Ch0.B2:NOISE_Transparent_Ch0.B45</svg:desc>
                </draw:g>
              </table:table-cell>
              <table:table-cell office:value-type="float" office:value="0.27">
                <text:p>0.27</text:p>
                <draw:g>
                  <svg:desc>NOISE_Transparent_Ch0.D2:NOISE_Transparent_Ch0.D45</svg:desc>
                </draw:g>
              </table:table-cell>
              <table:table-cell office:value-type="float" office:value="0.27">
                <text:p>0.27</text:p>
                <draw:g>
                  <svg:desc>NOISE_Transparent_Ch0.D2:NOISE_Transparent_Ch0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.2">
                <text:p>137.2</text:p>
              </table:table-cell>
              <table:table-cell office:value-type="float" office:value="3.73">
                <text:p>3.73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.5">
                <text:p>164.5</text:p>
              </table:table-cell>
              <table:table-cell office:value-type="float" office:value="3.72">
                <text:p>3.72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.6">
                <text:p>190.6</text:p>
              </table:table-cell>
              <table:table-cell office:value-type="float" office:value="3.71">
                <text:p>3.71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5">
                <text:p>164.5</text:p>
              </table:table-cell>
              <table:table-cell office:value-type="float" office:value="3.73">
                <text:p>3.73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.4">
                <text:p>239.4</text:p>
              </table:table-cell>
              <table:table-cell office:value-type="float" office:value="3.6">
                <text:p>3.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4">
                <text:p>283.4</text:p>
              </table:table-cell>
              <table:table-cell office:value-type="float" office:value="3.59">
                <text:p>3.59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.2">
                <text:p>179.2</text:p>
              </table:table-cell>
              <table:table-cell office:value-type="float" office:value="3.42">
                <text:p>3.42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05">
                <text:p>48.05</text:p>
              </table:table-cell>
              <table:table-cell office:value-type="float" office:value="4.84">
                <text:p>4.84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.5">
                <text:p>164.5</text:p>
              </table:table-cell>
              <table:table-cell office:value-type="float" office:value="3.71">
                <text:p>3.71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.6">
                <text:p>190.6</text:p>
              </table:table-cell>
              <table:table-cell office:value-type="float" office:value="3.69">
                <text:p>3.6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.5">
                <text:p>164.5</text:p>
              </table:table-cell>
              <table:table-cell office:value-type="float" office:value="3.66">
                <text:p>3.66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05">
                <text:p>48.05</text:p>
              </table:table-cell>
              <table:table-cell office:value-type="float" office:value="4.92">
                <text:p>4.92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.6">
                <text:p>190.6</text:p>
              </table:table-cell>
              <table:table-cell office:value-type="float" office:value="3.76">
                <text:p>3.76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.2">
                <text:p>179.2</text:p>
              </table:table-cell>
              <table:table-cell office:value-type="float" office:value="3.34">
                <text:p>3.34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.6">
                <text:p>215.6</text:p>
              </table:table-cell>
              <table:table-cell office:value-type="float" office:value="3.49">
                <text:p>3.49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.6">
                <text:p>215.6</text:p>
              </table:table-cell>
              <table:table-cell office:value-type="float" office:value="3.66">
                <text:p>3.66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.6">
                <text:p>333.6</text:p>
              </table:table-cell>
              <table:table-cell office:value-type="float" office:value="3.74">
                <text:p>3.74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.7">
                <text:p>303.7</text:p>
              </table:table-cell>
              <table:table-cell office:value-type="float" office:value="3.59">
                <text:p>3.5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93">
                <text:p>78.93</text:p>
              </table:table-cell>
              <table:table-cell office:value-type="float" office:value="3.85">
                <text:p>3.85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.6">
                <text:p>215.6</text:p>
              </table:table-cell>
              <table:table-cell office:value-type="float" office:value="3.76">
                <text:p>3.76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">
                <text:p>262</text:p>
              </table:table-cell>
              <table:table-cell office:value-type="float" office:value="3.69">
                <text:p>3.69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.7">
                <text:p>303.7</text:p>
              </table:table-cell>
              <table:table-cell office:value-type="float" office:value="3.6">
                <text:p>3.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.6">
                <text:p>108.6</text:p>
              </table:table-cell>
              <table:table-cell office:value-type="float" office:value="3.85">
                <text:p>3.85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.7">
                <text:p>303.7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.6">
                <text:p>108.6</text:p>
              </table:table-cell>
              <table:table-cell office:value-type="float" office:value="3.94">
                <text:p>3.94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6">
                <text:p>108.6</text:p>
              </table:table-cell>
              <table:table-cell office:value-type="float" office:value="3.73">
                <text:p>3.73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">
                <text:p>262</text:p>
              </table:table-cell>
              <table:table-cell office:value-type="float" office:value="3.71">
                <text:p>3.71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93">
                <text:p>78.93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.7">
                <text:p>322.7</text:p>
              </table:table-cell>
              <table:table-cell office:value-type="float" office:value="3.68">
                <text:p>3.68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.6">
                <text:p>333.6</text:p>
              </table:table-cell>
              <table:table-cell office:value-type="float" office:value="3.7">
                <text:p>3.7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93">
                <text:p>78.93</text:p>
              </table:table-cell>
              <table:table-cell office:value-type="float" office:value="3.99">
                <text:p>3.99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2.7">
                <text:p>322.7</text:p>
              </table:table-cell>
              <table:table-cell office:value-type="float" office:value="3.64">
                <text:p>3.64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05">
                <text:p>48.05</text:p>
              </table:table-cell>
              <table:table-cell office:value-type="float" office:value="4.89">
                <text:p>4.89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.2">
                <text:p>137.2</text:p>
              </table:table-cell>
              <table:table-cell office:value-type="float" office:value="3.6">
                <text:p>3.6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.6">
                <text:p>190.6</text:p>
              </table:table-cell>
              <table:table-cell office:value-type="float" office:value="3.7">
                <text:p>3.7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3.4">
                <text:p>283.4</text:p>
              </table:table-cell>
              <table:table-cell office:value-type="float" office:value="3.7">
                <text:p>3.7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.2">
                <text:p>137.2</text:p>
              </table:table-cell>
              <table:table-cell office:value-type="float" office:value="3.84">
                <text:p>3.84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.2">
                <text:p>179.2</text:p>
              </table:table-cell>
              <table:table-cell office:value-type="float" office:value="3.55">
                <text:p>3.55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2">
                <text:p>137.2</text:p>
              </table:table-cell>
              <table:table-cell office:value-type="float" office:value="3.7">
                <text:p>3.7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9.4">
                <text:p>239.4</text:p>
              </table:table-cell>
              <table:table-cell office:value-type="float" office:value="3.56">
                <text:p>3.5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.4">
                <text:p>283.4</text:p>
              </table:table-cell>
              <table:table-cell office:value-type="float" office:value="3.6">
                <text:p>3.6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9.4">
                <text:p>239.4</text:p>
              </table:table-cell>
              <table:table-cell office:value-type="float" office:value="3.61">
                <text:p>3.61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3.4">
                <text:p>283.4</text:p>
              </table:table-cell>
              <table:table-cell office:value-type="float" office:value="3.76">
                <text:p>3.76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1.D2:NOISE_Transparent_Ch1.D43" chart:error-lower-range="NOISE_Transparent_Ch1.D2:NOISE_Transparent_Ch1.D4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.5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1.D2:NOISE_Transparent_Ch1.D43" chart:error-lower-range="NOISE_Transparent_Ch1.D2:NOISE_Transparent_Ch1.D43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1.B2:NOISE_Transparent_Ch1.B43" chart:error-lower-range="NOISE_Transparent_Ch1.B2:NOISE_Transparent_Ch1.B43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1.D2:NOISE_Transparent_Ch1.D43" chart:error-lower-range="NOISE_Transparent_Ch1.D2:NOISE_Transparent_Ch1.D43" loext:std-weight="1"/>
      <style:graphic-properties draw:stroke="solid" svg:stroke-width="0cm" svg:stroke-color="#00bfff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77cm" svg:height="8.65cm" xlink:href=".." xlink:type="simple" chart:class="chart:scatter" chart:style-name="ch1">
        <chart:title svg:x="5.204cm" svg:y="0.308cm" chart:style-name="ch2">
          <text:p>Input noise vs gain Ch1</text:p>
        </chart:title>
        <chart:legend chart:legend-position="end" svg:x="12.459cm" svg:y="4.026cm" style:legend-expansion="high" chart:style-name="ch3"/>
        <chart:plot-area chart:style-name="ch4" table:cell-range-address="NOISE_Transparent_Ch1.A2:NOISE_Transparent_Ch1.A43 NOISE_Transparent_Ch1.C1:NOISE_Transparent_Ch1.C43" chart:data-source-has-labels="row" svg:x="1.286cm" svg:y="1.274cm" svg:width="10.866cm" svg:height="6.254cm">
          <chartooo:coordinate-region svg:x="2.033cm" svg:y="1.473cm" svg:width="9.82cm" svg:height="5.408cm"/>
          <chart:axis chart:dimension="x" chart:name="primary-x" chart:style-name="ch5">
            <chart:title svg:x="5.709cm" svg:y="7.701cm" chart:style-name="ch6">
              <text:p>absolute gain</text:p>
            </chart:title>
          </chart:axis>
          <chart:axis chart:dimension="y" chart:name="primary-y" chart:style-name="ch7">
            <chart:title svg:x="0.451cm" svg:y="5.57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1.C2:NOISE_Transparent_Ch1.C43" chart:label-cell-address="NOISE_Transparent_Ch1.C1:NOISE_Transparent_Ch1.C1" chart:class="chart:scatter">
            <chart:domain table:cell-range-address="NOISE_Transparent_Ch1.A2:NOISE_Transparent_Ch1.A43"/>
            <chart:error-indicator chart:style-name="ch11" chart:dimension="x"/>
            <chart:error-indicator chart:style-name="ch12" chart:dimension="y"/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1.C1:NOISE_Transparent_Ch1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.3">
                <text:p>195.3</text:p>
                <draw:g>
                  <svg:desc>NOISE_Transparent_Ch1.A2:NOISE_Transparent_Ch1.A43</svg:desc>
                </draw:g>
              </table:table-cell>
              <table:table-cell office:value-type="float" office:value="3.18">
                <text:p>3.18</text:p>
                <draw:g>
                  <svg:desc>NOISE_Transparent_Ch1.C2:NOISE_Transparent_Ch1.C43</svg:desc>
                </draw:g>
              </table:table-cell>
              <table:table-cell office:value-type="float" office:value="14.8">
                <text:p>14.8</text:p>
                <draw:g>
                  <svg:desc>NOISE_Transparent_Ch1.B2:NOISE_Transparent_Ch1.B43</svg:desc>
                </draw:g>
              </table:table-cell>
              <table:table-cell office:value-type="float" office:value="14.8">
                <text:p>14.8</text:p>
                <draw:g>
                  <svg:desc>NOISE_Transparent_Ch1.B2:NOISE_Transparent_Ch1.B43</svg:desc>
                </draw:g>
              </table:table-cell>
              <table:table-cell office:value-type="float" office:value="0.25">
                <text:p>0.25</text:p>
                <draw:g>
                  <svg:desc>NOISE_Transparent_Ch1.D2:NOISE_Transparent_Ch1.D43</svg:desc>
                </draw:g>
              </table:table-cell>
              <table:table-cell office:value-type="float" office:value="0.25">
                <text:p>0.25</text:p>
                <draw:g>
                  <svg:desc>NOISE_Transparent_Ch1.D2:NOISE_Transparent_Ch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2">
                <text:p>136.2</text:p>
              </table:table-cell>
              <table:table-cell office:value-type="float" office:value="3.68">
                <text:p>3.68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4">
                <text:p>163.4</text:p>
              </table:table-cell>
              <table:table-cell office:value-type="float" office:value="3.6">
                <text:p>3.6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4">
                <text:p>189.4</text:p>
              </table:table-cell>
              <table:table-cell office:value-type="float" office:value="3.53">
                <text:p>3.5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">
                <text:p>163.4</text:p>
              </table:table-cell>
              <table:table-cell office:value-type="float" office:value="3.6">
                <text:p>3.6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.3">
                <text:p>195.3</text:p>
              </table:table-cell>
              <table:table-cell office:value-type="float" office:value="3.13">
                <text:p>3.13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39">
                <text:p>48.39</text:p>
              </table:table-cell>
              <table:table-cell office:value-type="float" office:value="5.03">
                <text:p>5.03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.4">
                <text:p>163.4</text:p>
              </table:table-cell>
              <table:table-cell office:value-type="float" office:value="3.53">
                <text:p>3.53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.4">
                <text:p>189.4</text:p>
              </table:table-cell>
              <table:table-cell office:value-type="float" office:value="3.57">
                <text:p>3.57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.4">
                <text:p>163.4</text:p>
              </table:table-cell>
              <table:table-cell office:value-type="float" office:value="3.55">
                <text:p>3.55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39">
                <text:p>48.39</text:p>
              </table:table-cell>
              <table:table-cell office:value-type="float" office:value="4.82">
                <text:p>4.82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.4">
                <text:p>189.4</text:p>
              </table:table-cell>
              <table:table-cell office:value-type="float" office:value="3.5">
                <text:p>3.5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3">
                <text:p>195.3</text:p>
              </table:table-cell>
              <table:table-cell office:value-type="float" office:value="3.42">
                <text:p>3.42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.4">
                <text:p>214.4</text:p>
              </table:table-cell>
              <table:table-cell office:value-type="float" office:value="3.54">
                <text:p>3.54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.2">
                <text:p>334.2</text:p>
              </table:table-cell>
              <table:table-cell office:value-type="float" office:value="3.49">
                <text:p>3.49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5">
                <text:p>78.75</text:p>
              </table:table-cell>
              <table:table-cell office:value-type="float" office:value="3.72">
                <text:p>3.72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.2">
                <text:p>334.2</text:p>
              </table:table-cell>
              <table:table-cell office:value-type="float" office:value="3.47">
                <text:p>3.47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.4">
                <text:p>303.4</text:p>
              </table:table-cell>
              <table:table-cell office:value-type="float" office:value="3.38">
                <text:p>3.3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.4">
                <text:p>214.4</text:p>
              </table:table-cell>
              <table:table-cell office:value-type="float" office:value="3.39">
                <text:p>3.3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1.1">
                <text:p>261.1</text:p>
              </table:table-cell>
              <table:table-cell office:value-type="float" office:value="3.52">
                <text:p>3.52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.4">
                <text:p>214.4</text:p>
              </table:table-cell>
              <table:table-cell office:value-type="float" office:value="3.38">
                <text:p>3.38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3.4">
                <text:p>303.4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">
                <text:p>108</text:p>
              </table:table-cell>
              <table:table-cell office:value-type="float" office:value="3.7">
                <text:p>3.7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3.4">
                <text:p>303.4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3.82">
                <text:p>3.82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3.54">
                <text:p>3.54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.1">
                <text:p>261.1</text:p>
              </table:table-cell>
              <table:table-cell office:value-type="float" office:value="3.56">
                <text:p>3.56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75">
                <text:p>78.75</text:p>
              </table:table-cell>
              <table:table-cell office:value-type="float" office:value="3.88">
                <text:p>3.88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">
                <text:p>323</text:p>
              </table:table-cell>
              <table:table-cell office:value-type="float" office:value="3.39">
                <text:p>3.39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.2">
                <text:p>334.2</text:p>
              </table:table-cell>
              <table:table-cell office:value-type="float" office:value="3.31">
                <text:p>3.31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75">
                <text:p>78.75</text:p>
              </table:table-cell>
              <table:table-cell office:value-type="float" office:value="3.86">
                <text:p>3.86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3">
                <text:p>323</text:p>
              </table:table-cell>
              <table:table-cell office:value-type="float" office:value="3.37">
                <text:p>3.37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39">
                <text:p>48.39</text:p>
              </table:table-cell>
              <table:table-cell office:value-type="float" office:value="4.86">
                <text:p>4.86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.2">
                <text:p>136.2</text:p>
              </table:table-cell>
              <table:table-cell office:value-type="float" office:value="3.62">
                <text:p>3.62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.8">
                <text:p>282.8</text:p>
              </table:table-cell>
              <table:table-cell office:value-type="float" office:value="3.4">
                <text:p>3.4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.2">
                <text:p>136.2</text:p>
              </table:table-cell>
              <table:table-cell office:value-type="float" office:value="3.74">
                <text:p>3.74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.3">
                <text:p>195.3</text:p>
              </table:table-cell>
              <table:table-cell office:value-type="float" office:value="3.18">
                <text:p>3.1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.2">
                <text:p>136.2</text:p>
              </table:table-cell>
              <table:table-cell office:value-type="float" office:value="3.58">
                <text:p>3.58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.3">
                <text:p>238.3</text:p>
              </table:table-cell>
              <table:table-cell office:value-type="float" office:value="3.42">
                <text:p>3.4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.8">
                <text:p>282.8</text:p>
              </table:table-cell>
              <table:table-cell office:value-type="float" office:value="3.41">
                <text:p>3.41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8.3">
                <text:p>238.3</text:p>
              </table:table-cell>
              <table:table-cell office:value-type="float" office:value="3.44">
                <text:p>3.4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.8">
                <text:p>282.8</text:p>
              </table:table-cell>
              <table:table-cell office:value-type="float" office:value="3.42">
                <text:p>3.42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2.D2:NOISE_Transparent_Ch2.D46" chart:error-lower-range="NOISE_Transparent_Ch2.D2:NOISE_Transparent_Ch2.D46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NOISE_Transparent_Ch2.D2:NOISE_Transparent_Ch2.D46" chart:error-lower-range="NOISE_Transparent_Ch2.D2:NOISE_Transparent_Ch2.D46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2.B2:NOISE_Transparent_Ch2.B46" chart:error-lower-range="NOISE_Transparent_Ch2.B2:NOISE_Transparent_Ch2.B46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2.D2:NOISE_Transparent_Ch2.D46" chart:error-lower-range="NOISE_Transparent_Ch2.D2:NOISE_Transparent_Ch2.D46" loext:std-weight="1"/>
      <style:graphic-properties draw:stroke="solid" svg:stroke-width="0cm" svg:stroke-color="#00bfff" svg:stroke-opacity="100%" draw:stroke-linejoin="round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02cm" svg:height="8.776cm" xlink:href=".." xlink:type="simple" chart:class="chart:scatter" chart:style-name="ch1">
        <chart:title svg:x="5.317cm" svg:y="0.31cm" chart:style-name="ch2">
          <text:p>Input noise vs gain Ch2</text:p>
        </chart:title>
        <chart:legend chart:legend-position="end" svg:x="12.684cm" svg:y="4.089cm" style:legend-expansion="high" chart:style-name="ch3"/>
        <chart:plot-area chart:style-name="ch4" table:cell-range-address="NOISE_Transparent_Ch2.A2:NOISE_Transparent_Ch2.A46 NOISE_Transparent_Ch2.C1:NOISE_Transparent_Ch2.C46" chart:data-source-has-labels="row" svg:x="1.291cm" svg:y="1.278cm" svg:width="11.081cm" svg:height="6.374cm">
          <chartooo:coordinate-region svg:x="2.038cm" svg:y="1.477cm" svg:width="10.035cm" svg:height="5.528cm"/>
          <chart:axis chart:dimension="x" chart:name="primary-x" chart:style-name="ch5">
            <chart:title svg:x="5.821cm" svg:y="7.827cm" chart:style-name="ch6">
              <text:p>absolute gain</text:p>
            </chart:title>
          </chart:axis>
          <chart:axis chart:dimension="y" chart:name="primary-y" chart:style-name="ch7">
            <chart:title svg:x="0.451cm" svg:y="5.634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2.C2:NOISE_Transparent_Ch2.C46" chart:label-cell-address="NOISE_Transparent_Ch2.C1:NOISE_Transparent_Ch2.C1" chart:class="chart:scatter">
            <chart:domain table:cell-range-address="NOISE_Transparent_Ch2.A2:NOISE_Transparent_Ch2.A46"/>
            <chart:error-indicator chart:style-name="ch11" chart:dimension="x"/>
            <chart:error-indicator chart:style-name="ch12" chart:dimension="y"/>
            <chart:data-point chart:repeated="26"/>
            <chart:data-point chart:style-name="ch13"/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2.C1:NOISE_Transparent_Ch2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.8">
                <text:p>210.8</text:p>
                <draw:g>
                  <svg:desc>NOISE_Transparent_Ch2.A2:NOISE_Transparent_Ch2.A46</svg:desc>
                </draw:g>
              </table:table-cell>
              <table:table-cell office:value-type="float" office:value="2.84">
                <text:p>2.84</text:p>
                <draw:g>
                  <svg:desc>NOISE_Transparent_Ch2.C2:NOISE_Transparent_Ch2.C46</svg:desc>
                </draw:g>
              </table:table-cell>
              <table:table-cell office:value-type="float" office:value="15.9">
                <text:p>15.9</text:p>
                <draw:g>
                  <svg:desc>NOISE_Transparent_Ch2.B2:NOISE_Transparent_Ch2.B46</svg:desc>
                </draw:g>
              </table:table-cell>
              <table:table-cell office:value-type="float" office:value="15.9">
                <text:p>15.9</text:p>
                <draw:g>
                  <svg:desc>NOISE_Transparent_Ch2.B2:NOISE_Transparent_Ch2.B46</svg:desc>
                </draw:g>
              </table:table-cell>
              <table:table-cell office:value-type="float" office:value="0.22">
                <text:p>0.22</text:p>
                <draw:g>
                  <svg:desc>NOISE_Transparent_Ch2.D2:NOISE_Transparent_Ch2.D46</svg:desc>
                </draw:g>
              </table:table-cell>
              <table:table-cell office:value-type="float" office:value="0.22">
                <text:p>0.22</text:p>
                <draw:g>
                  <svg:desc>NOISE_Transparent_Ch2.D2:NOISE_Transparent_Ch2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2">
                <text:p>136.2</text:p>
              </table:table-cell>
              <table:table-cell office:value-type="float" office:value="3.65">
                <text:p>3.65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4">
                <text:p>163.4</text:p>
              </table:table-cell>
              <table:table-cell office:value-type="float" office:value="3.53">
                <text:p>3.53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5">
                <text:p>189.5</text:p>
              </table:table-cell>
              <table:table-cell office:value-type="float" office:value="3.55">
                <text:p>3.55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">
                <text:p>163.4</text:p>
              </table:table-cell>
              <table:table-cell office:value-type="float" office:value="3.44">
                <text:p>3.4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.7">
                <text:p>238.7</text:p>
              </table:table-cell>
              <table:table-cell office:value-type="float" office:value="3.39">
                <text:p>3.39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9">
                <text:p>283.9</text:p>
              </table:table-cell>
              <table:table-cell office:value-type="float" office:value="3.48">
                <text:p>3.48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.8">
                <text:p>210.8</text:p>
              </table:table-cell>
              <table:table-cell office:value-type="float" office:value="2.82">
                <text:p>2.82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47">
                <text:p>48.47</text:p>
              </table:table-cell>
              <table:table-cell office:value-type="float" office:value="5.14">
                <text:p>5.14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.4">
                <text:p>163.4</text:p>
              </table:table-cell>
              <table:table-cell office:value-type="float" office:value="3.61">
                <text:p>3.61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.5">
                <text:p>189.5</text:p>
              </table:table-cell>
              <table:table-cell office:value-type="float" office:value="3.43">
                <text:p>3.4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.4">
                <text:p>163.4</text:p>
              </table:table-cell>
              <table:table-cell office:value-type="float" office:value="3.64">
                <text:p>3.6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47">
                <text:p>48.47</text:p>
              </table:table-cell>
              <table:table-cell office:value-type="float" office:value="5.05">
                <text:p>5.05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.5">
                <text:p>189.5</text:p>
              </table:table-cell>
              <table:table-cell office:value-type="float" office:value="3.43">
                <text:p>3.4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.8">
                <text:p>210.8</text:p>
              </table:table-cell>
              <table:table-cell office:value-type="float" office:value="2.85">
                <text:p>2.85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.6">
                <text:p>214.6</text:p>
              </table:table-cell>
              <table:table-cell office:value-type="float" office:value="3.47">
                <text:p>3.47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.8">
                <text:p>261.8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.6">
                <text:p>214.6</text:p>
              </table:table-cell>
              <table:table-cell office:value-type="float" office:value="3.55">
                <text:p>3.55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6.4">
                <text:p>336.4</text:p>
              </table:table-cell>
              <table:table-cell office:value-type="float" office:value="3.5">
                <text:p>3.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.9">
                <text:p>304.9</text:p>
              </table:table-cell>
              <table:table-cell office:value-type="float" office:value="3.4">
                <text:p>3.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9">
                <text:p>304.9</text:p>
              </table:table-cell>
              <table:table-cell office:value-type="float" office:value="3.33">
                <text:p>3.3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.6">
                <text:p>214.6</text:p>
              </table:table-cell>
              <table:table-cell office:value-type="float" office:value="3.46">
                <text:p>3.46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.8">
                <text:p>261.8</text:p>
              </table:table-cell>
              <table:table-cell office:value-type="float" office:value="3.52">
                <text:p>3.52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.9">
                <text:p>304.9</text:p>
              </table:table-cell>
              <table:table-cell office:value-type="float" office:value="3.51">
                <text:p>3.5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3.8">
                <text:p>3.8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3.81">
                <text:p>3.81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3.74">
                <text:p>3.74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.8">
                <text:p>261.8</text:p>
              </table:table-cell>
              <table:table-cell office:value-type="float" office:value="3.52">
                <text:p>3.52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73">
                <text:p>78.73</text:p>
              </table:table-cell>
              <table:table-cell office:value-type="float" office:value="4.1">
                <text:p>4.1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4.9">
                <text:p>324.9</text:p>
              </table:table-cell>
              <table:table-cell office:value-type="float" office:value="3.39">
                <text:p>3.39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6.4">
                <text:p>336.4</text:p>
              </table:table-cell>
              <table:table-cell office:value-type="float" office:value="3.42">
                <text:p>3.42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73">
                <text:p>78.73</text:p>
              </table:table-cell>
              <table:table-cell office:value-type="float" office:value="4.05">
                <text:p>4.05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4.9">
                <text:p>324.9</text:p>
              </table:table-cell>
              <table:table-cell office:value-type="float" office:value="3.41">
                <text:p>3.41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47">
                <text:p>48.47</text:p>
              </table:table-cell>
              <table:table-cell office:value-type="float" office:value="5.13">
                <text:p>5.13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.2">
                <text:p>136.2</text:p>
              </table:table-cell>
              <table:table-cell office:value-type="float" office:value="3.66">
                <text:p>3.66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.5">
                <text:p>189.5</text:p>
              </table:table-cell>
              <table:table-cell office:value-type="float" office:value="3.62">
                <text:p>3.62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8.7">
                <text:p>238.7</text:p>
              </table:table-cell>
              <table:table-cell office:value-type="float" office:value="3.46">
                <text:p>3.4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3.9">
                <text:p>283.9</text:p>
              </table:table-cell>
              <table:table-cell office:value-type="float" office:value="3.5">
                <text:p>3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.2">
                <text:p>136.2</text:p>
              </table:table-cell>
              <table:table-cell office:value-type="float" office:value="3.64">
                <text:p>3.64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.8">
                <text:p>210.8</text:p>
              </table:table-cell>
              <table:table-cell office:value-type="float" office:value="2.82">
                <text:p>2.82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6.2">
                <text:p>136.2</text:p>
              </table:table-cell>
              <table:table-cell office:value-type="float" office:value="3.61">
                <text:p>3.61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.7">
                <text:p>238.7</text:p>
              </table:table-cell>
              <table:table-cell office:value-type="float" office:value="3.44">
                <text:p>3.44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3.9">
                <text:p>283.9</text:p>
              </table:table-cell>
              <table:table-cell office:value-type="float" office:value="3.38">
                <text:p>3.38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.7">
                <text:p>238.7</text:p>
              </table:table-cell>
              <table:table-cell office:value-type="float" office:value="3.48">
                <text:p>3.48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.9">
                <text:p>283.9</text:p>
              </table:table-cell>
              <table:table-cell office:value-type="float" office:value="3.44">
                <text:p>3.44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3.E2:NOISE_Transparent_Ch3.E43" chart:error-lower-range="NOISE_Transparent_Ch3.E2:NOISE_Transparent_Ch3.E4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3.E2:NOISE_Transparent_Ch3.E43" chart:error-lower-range="NOISE_Transparent_Ch3.E2:NOISE_Transparent_Ch3.E43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3.C2:NOISE_Transparent_Ch3.C43" chart:error-lower-range="NOISE_Transparent_Ch3.C2:NOISE_Transparent_Ch3.C43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3.E2:NOISE_Transparent_Ch3.E43" chart:error-lower-range="NOISE_Transparent_Ch3.E2:NOISE_Transparent_Ch3.E43" loext:std-weight="1"/>
      <style:graphic-properties draw:stroke="solid" svg:stroke-width="0cm" svg:stroke-color="#00bfff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92cm" svg:height="8.77cm" xlink:href=".." xlink:type="simple" chart:class="chart:scatter" chart:style-name="ch1">
        <chart:title svg:x="5.312cm" svg:y="0.31cm" chart:style-name="ch2">
          <text:p>Input noise vs gain Ch3</text:p>
        </chart:title>
        <chart:legend chart:legend-position="end" svg:x="12.674cm" svg:y="4.086cm" style:legend-expansion="high" chart:style-name="ch3"/>
        <chart:plot-area chart:style-name="ch4" table:cell-range-address="NOISE_Transparent_Ch3.B2:NOISE_Transparent_Ch3.B43 NOISE_Transparent_Ch3.D1:NOISE_Transparent_Ch3.D43" chart:data-source-has-labels="row" svg:x="1.29cm" svg:y="1.278cm" svg:width="11.073cm" svg:height="6.368cm">
          <chartooo:coordinate-region svg:x="2.037cm" svg:y="1.477cm" svg:width="10.027cm" svg:height="5.522cm"/>
          <chart:axis chart:dimension="x" chart:name="primary-x" chart:style-name="ch5">
            <chart:title svg:x="5.816cm" svg:y="7.821cm" chart:style-name="ch6">
              <text:p>absolute gain</text:p>
            </chart:title>
          </chart:axis>
          <chart:axis chart:dimension="y" chart:name="primary-y" chart:style-name="ch7">
            <chart:title svg:x="0.451cm" svg:y="5.631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3.D2:NOISE_Transparent_Ch3.D43" chart:label-cell-address="NOISE_Transparent_Ch3.D1:NOISE_Transparent_Ch3.D1" chart:class="chart:scatter">
            <chart:domain table:cell-range-address="NOISE_Transparent_Ch3.B2:NOISE_Transparent_Ch3.B43"/>
            <chart:error-indicator chart:style-name="ch11" chart:dimension="x"/>
            <chart:error-indicator chart:style-name="ch12" chart:dimension="y"/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pNoise (uV)</text:p>
                <draw:g>
                  <svg:desc>NOISE_Transparent_Ch3.D1:NOISE_Transparent_Ch3.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.4">
                <text:p>135.4</text:p>
                <draw:g>
                  <svg:desc>NOISE_Transparent_Ch3.B2:NOISE_Transparent_Ch3.B43</svg:desc>
                </draw:g>
              </table:table-cell>
              <table:table-cell office:value-type="float" office:value="3.56">
                <text:p>3.56</text:p>
                <draw:g>
                  <svg:desc>NOISE_Transparent_Ch3.D2:NOISE_Transparent_Ch3.D43</svg:desc>
                </draw:g>
              </table:table-cell>
              <table:table-cell office:value-type="float" office:value="10.2">
                <text:p>10.2</text:p>
                <draw:g>
                  <svg:desc>NOISE_Transparent_Ch3.C2:NOISE_Transparent_Ch3.C43</svg:desc>
                </draw:g>
              </table:table-cell>
              <table:table-cell office:value-type="float" office:value="10.2">
                <text:p>10.2</text:p>
                <draw:g>
                  <svg:desc>NOISE_Transparent_Ch3.C2:NOISE_Transparent_Ch3.C43</svg:desc>
                </draw:g>
              </table:table-cell>
              <table:table-cell office:value-type="float" office:value="0.28">
                <text:p>0.28</text:p>
                <draw:g>
                  <svg:desc>NOISE_Transparent_Ch3.E2:NOISE_Transparent_Ch3.E43</svg:desc>
                </draw:g>
              </table:table-cell>
              <table:table-cell office:value-type="float" office:value="0.28">
                <text:p>0.28</text:p>
                <draw:g>
                  <svg:desc>NOISE_Transparent_Ch3.E2:NOISE_Transparent_Ch3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.4">
                <text:p>162.4</text:p>
              </table:table-cell>
              <table:table-cell office:value-type="float" office:value="3.47">
                <text:p>3.47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.4">
                <text:p>188.4</text:p>
              </table:table-cell>
              <table:table-cell office:value-type="float" office:value="3.6">
                <text:p>3.6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4">
                <text:p>162.4</text:p>
              </table:table-cell>
              <table:table-cell office:value-type="float" office:value="3.58">
                <text:p>3.58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3">
                <text:p>237.3</text:p>
              </table:table-cell>
              <table:table-cell office:value-type="float" office:value="3.4">
                <text:p>3.4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2.1">
                <text:p>282.1</text:p>
              </table:table-cell>
              <table:table-cell office:value-type="float" office:value="3.54">
                <text:p>3.54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14">
                <text:p>48.14</text:p>
              </table:table-cell>
              <table:table-cell office:value-type="float" office:value="4.65">
                <text:p>4.65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.4">
                <text:p>162.4</text:p>
              </table:table-cell>
              <table:table-cell office:value-type="float" office:value="3.65">
                <text:p>3.65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4">
                <text:p>188.4</text:p>
              </table:table-cell>
              <table:table-cell office:value-type="float" office:value="3.61">
                <text:p>3.61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.4">
                <text:p>162.4</text:p>
              </table:table-cell>
              <table:table-cell office:value-type="float" office:value="3.57">
                <text:p>3.57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14">
                <text:p>48.14</text:p>
              </table:table-cell>
              <table:table-cell office:value-type="float" office:value="4.76">
                <text:p>4.76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.4">
                <text:p>188.4</text:p>
              </table:table-cell>
              <table:table-cell office:value-type="float" office:value="3.49">
                <text:p>3.49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.3">
                <text:p>213.3</text:p>
              </table:table-cell>
              <table:table-cell office:value-type="float" office:value="3.45">
                <text:p>3.45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.2">
                <text:p>260.2</text:p>
              </table:table-cell>
              <table:table-cell office:value-type="float" office:value="3.58">
                <text:p>3.5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.3">
                <text:p>213.3</text:p>
              </table:table-cell>
              <table:table-cell office:value-type="float" office:value="3.62">
                <text:p>3.62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24">
                <text:p>78.24</text:p>
              </table:table-cell>
              <table:table-cell office:value-type="float" office:value="3.98">
                <text:p>3.98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.2">
                <text:p>334.2</text:p>
              </table:table-cell>
              <table:table-cell office:value-type="float" office:value="3.5">
                <text:p>3.5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">
                <text:p>303</text:p>
              </table:table-cell>
              <table:table-cell office:value-type="float" office:value="3.37">
                <text:p>3.37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3.3">
                <text:p>213.3</text:p>
              </table:table-cell>
              <table:table-cell office:value-type="float" office:value="3.54">
                <text:p>3.54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.2">
                <text:p>260.2</text:p>
              </table:table-cell>
              <table:table-cell office:value-type="float" office:value="3.58">
                <text:p>3.5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">
                <text:p>303</text:p>
              </table:table-cell>
              <table:table-cell office:value-type="float" office:value="3.42">
                <text:p>3.42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.3">
                <text:p>107.3</text:p>
              </table:table-cell>
              <table:table-cell office:value-type="float" office:value="3.76">
                <text:p>3.76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">
                <text:p>303</text:p>
              </table:table-cell>
              <table:table-cell office:value-type="float" office:value="3.55">
                <text:p>3.55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.3">
                <text:p>107.3</text:p>
              </table:table-cell>
              <table:table-cell office:value-type="float" office:value="3.89">
                <text:p>3.89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.8">
                <text:p>322.8</text:p>
              </table:table-cell>
              <table:table-cell office:value-type="float" office:value="3.57">
                <text:p>3.57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.3">
                <text:p>107.3</text:p>
              </table:table-cell>
              <table:table-cell office:value-type="float" office:value="3.7">
                <text:p>3.7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2">
                <text:p>260.2</text:p>
              </table:table-cell>
              <table:table-cell office:value-type="float" office:value="3.51">
                <text:p>3.51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24">
                <text:p>78.24</text:p>
              </table:table-cell>
              <table:table-cell office:value-type="float" office:value="3.84">
                <text:p>3.84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2.8">
                <text:p>322.8</text:p>
              </table:table-cell>
              <table:table-cell office:value-type="float" office:value="3.45">
                <text:p>3.45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.2">
                <text:p>334.2</text:p>
              </table:table-cell>
              <table:table-cell office:value-type="float" office:value="3.48">
                <text:p>3.48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24">
                <text:p>78.24</text:p>
              </table:table-cell>
              <table:table-cell office:value-type="float" office:value="3.82">
                <text:p>3.82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14">
                <text:p>48.14</text:p>
              </table:table-cell>
              <table:table-cell office:value-type="float" office:value="4.81">
                <text:p>4.81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.4">
                <text:p>135.4</text:p>
              </table:table-cell>
              <table:table-cell office:value-type="float" office:value="3.58">
                <text:p>3.58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.4">
                <text:p>188.4</text:p>
              </table:table-cell>
              <table:table-cell office:value-type="float" office:value="3.58">
                <text:p>3.58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.3">
                <text:p>237.3</text:p>
              </table:table-cell>
              <table:table-cell office:value-type="float" office:value="3.6">
                <text:p>3.6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.1">
                <text:p>282.1</text:p>
              </table:table-cell>
              <table:table-cell office:value-type="float" office:value="3.5">
                <text:p>3.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.4">
                <text:p>135.4</text:p>
              </table:table-cell>
              <table:table-cell office:value-type="float" office:value="3.64">
                <text:p>3.64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.4">
                <text:p>135.4</text:p>
              </table:table-cell>
              <table:table-cell office:value-type="float" office:value="3.5">
                <text:p>3.5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.3">
                <text:p>237.3</text:p>
              </table:table-cell>
              <table:table-cell office:value-type="float" office:value="3.51">
                <text:p>3.51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.1">
                <text:p>282.1</text:p>
              </table:table-cell>
              <table:table-cell office:value-type="float" office:value="3.49">
                <text:p>3.49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7.3">
                <text:p>237.3</text:p>
              </table:table-cell>
              <table:table-cell office:value-type="float" office:value="3.53">
                <text:p>3.53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.1">
                <text:p>282.1</text:p>
              </table:table-cell>
              <table:table-cell office:value-type="float" office:value="3.56">
                <text:p>3.56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alisto MT'" style:font-style-name="Regular" style:font-family-generic="roman"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Calisto MT'" style:font-style-name="Regular" style:font-family-generic="roman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alisto MT'" style:font-style-name="Regular" style:font-family-generic="roman" fo:font-size="10pt" style:font-size-asian="9pt" style:font-size-complex="9pt"/>
    </style:style>
    <style:style style:name="ch7" style:family="chart" style:data-style-name="N0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alisto MT'" style:font-style-name="Regular" style:font-family-generic="roman"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 chart:error-upper-range="'NOISE_Transparent_ALL corrected'.D3:'NOISE_Transparent_ALL corrected'.D51" chart:error-lower-range="'NOISE_Transparent_ALL corrected'.D3:'NOISE_Transparent_ALL corrected'.D51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700" draw:fill-color="#ffd7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23cm" svg:height="11.094cm" xlink:href=".." xlink:type="simple" chart:class="chart:scatter" chart:style-name="ch1">
        <chart:title svg:x="7.748cm" svg:y="0.357cm" chart:style-name="ch2">
          <text:p>CROC input noise </text:p>
        </chart:title>
        <chart:legend chart:legend-position="end" svg:x="17.4cm" svg:y="4.461cm" style:legend-expansion="high" chart:style-name="ch3"/>
        <chart:plot-area chart:style-name="ch4" table:cell-range-address="'NOISE_Transparent_ALL corrected'.A3:'NOISE_Transparent_ALL corrected'.A51 'NOISE_Transparent_ALL corrected'.A1:'NOISE_Transparent_ALL corrected'.A1 'NOISE_Transparent_ALL corrected'.C3:'NOISE_Transparent_ALL corrected'.C51 'NOISE_Transparent_ALL corrected'.F1:'NOISE_Transparent_ALL corrected'.F1 'NOISE_Transparent_ALL corrected'.H3:'NOISE_Transparent_ALL corrected'.H51 'NOISE_Transparent_ALL corrected'.K1:'NOISE_Transparent_ALL corrected'.K1 'NOISE_Transparent_ALL corrected'.M3:'NOISE_Transparent_ALL corrected'.M51 'NOISE_Transparent_ALL corrected'.P1:'NOISE_Transparent_ALL corrected'.P1 'NOISE_Transparent_ALL corrected'.R3:'NOISE_Transparent_ALL corrected'.R47" chart:data-source-has-labels="row" svg:x="1.237cm" svg:y="1.2cm" svg:width="16.135cm" svg:height="8.746cm">
          <chartooo:coordinate-region svg:x="1.984cm" svg:y="1.4cm" svg:width="15.089cm" svg:height="7.899cm"/>
          <chart:axis chart:dimension="x" chart:name="primary-x" chart:style-name="ch5">
            <chart:title svg:x="8.238cm" svg:y="10.168cm" chart:style-name="ch6">
              <text:p>absolute gain</text:p>
            </chart:title>
          </chart:axis>
          <chart:axis chart:dimension="y" chart:name="primary-y" chart:style-name="ch7">
            <chart:title svg:x="0.214cm" svg:y="6.877cm" chart:style-name="ch8">
              <text:p>input noise (μV)</text:p>
            </chart:title>
            <chart:grid chart:style-name="ch9" chart:class="major"/>
          </chart:axis>
          <chart:series chart:style-name="ch10" chart:values-cell-range-address="'NOISE_Transparent_ALL corrected'.C3:'NOISE_Transparent_ALL corrected'.C51" chart:label-cell-address="'NOISE_Transparent_ALL corrected'.A1:'NOISE_Transparent_ALL corrected'.A1" chart:class="chart:scatter">
            <chart:domain table:cell-range-address="'NOISE_Transparent_ALL corrected'.A3:'NOISE_Transparent_ALL corrected'.A51"/>
            <chart:data-point chart:repeated="49"/>
          </chart:series>
          <chart:series chart:style-name="ch11" chart:values-cell-range-address="'NOISE_Transparent_ALL corrected'.H3:'NOISE_Transparent_ALL corrected'.H51" chart:label-cell-address="'NOISE_Transparent_ALL corrected'.F1:'NOISE_Transparent_ALL corrected'.F1" chart:class="chart:scatter">
            <chart:domain table:cell-range-address="'NOISE_Transparent_ALL corrected'.F3:'NOISE_Transparent_ALL corrected'.F51"/>
            <chart:data-point chart:repeated="49"/>
          </chart:series>
          <chart:series chart:style-name="ch12" chart:values-cell-range-address="'NOISE_Transparent_ALL corrected'.M3:'NOISE_Transparent_ALL corrected'.M51" chart:label-cell-address="'NOISE_Transparent_ALL corrected'.K1:'NOISE_Transparent_ALL corrected'.K1" chart:class="chart:scatter">
            <chart:domain table:cell-range-address="'NOISE_Transparent_ALL corrected'.K3:'NOISE_Transparent_ALL corrected'.K51"/>
            <chart:data-point chart:repeated="49"/>
          </chart:series>
          <chart:series chart:style-name="ch13" chart:values-cell-range-address="'NOISE_Transparent_ALL corrected'.R3:'NOISE_Transparent_ALL corrected'.R47" chart:label-cell-address="'NOISE_Transparent_ALL corrected'.P1:'NOISE_Transparent_ALL corrected'.P1" chart:class="chart:scatter">
            <chart:domain table:cell-range-address="'NOISE_Transparent_ALL corrected'.P3:'NOISE_Transparent_ALL corrected'.P47"/>
            <chart:data-point chart:repeated="4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nnel 0</text:p>
                <draw:g>
                  <svg:desc>'NOISE_Transparent_ALL corrected'.A1:'NOISE_Transparent_ALL corrected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hannel 1</text:p>
                <draw:g>
                  <svg:desc>'NOISE_Transparent_ALL corrected'.F1:'NOISE_Transparent_ALL corrected'.F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hannel 2</text:p>
                <draw:g>
                  <svg:desc>'NOISE_Transparent_ALL corrected'.K1:'NOISE_Transparent_ALL corrected'.K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hannel 3</text:p>
                <draw:g>
                  <svg:desc>'NOISE_Transparent_ALL corrected'.P1:'NOISE_Transparent_ALL corrected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.2">
                <text:p>179.2</text:p>
                <draw:g>
                  <svg:desc>'NOISE_Transparent_ALL corrected'.A3:'NOISE_Transparent_ALL corrected'.A51</svg:desc>
                </draw:g>
              </table:table-cell>
              <table:table-cell office:value-type="float" office:value="3.52">
                <text:p>3.52</text:p>
                <draw:g>
                  <svg:desc>'NOISE_Transparent_ALL corrected'.C3:'NOISE_Transparent_ALL corrected'.C51</svg:desc>
                </draw:g>
              </table:table-cell>
              <table:table-cell office:value-type="float" office:value="195.3">
                <text:p>195.3</text:p>
                <draw:g>
                  <svg:desc>'NOISE_Transparent_ALL corrected'.F3:'NOISE_Transparent_ALL corrected'.F51</svg:desc>
                </draw:g>
              </table:table-cell>
              <table:table-cell office:value-type="float" office:value="3.37">
                <text:p>3.37</text:p>
                <draw:g>
                  <svg:desc>'NOISE_Transparent_ALL corrected'.H3:'NOISE_Transparent_ALL corrected'.H51</svg:desc>
                </draw:g>
              </table:table-cell>
              <table:table-cell office:value-type="float" office:value="210.8">
                <text:p>210.8</text:p>
                <draw:g>
                  <svg:desc>'NOISE_Transparent_ALL corrected'.K3:'NOISE_Transparent_ALL corrected'.K51</svg:desc>
                </draw:g>
              </table:table-cell>
              <table:table-cell office:value-type="float" office:value="2.49">
                <text:p>2.49</text:p>
                <draw:g>
                  <svg:desc>'NOISE_Transparent_ALL corrected'.M3:'NOISE_Transparent_ALL corrected'.M51</svg:desc>
                </draw:g>
              </table:table-cell>
              <table:table-cell office:value-type="float" office:value="135.4">
                <text:p>135.4</text:p>
                <draw:g>
                  <svg:desc>'NOISE_Transparent_ALL corrected'.P3:'NOISE_Transparent_ALL corrected'.P47</svg:desc>
                </draw:g>
              </table:table-cell>
              <table:table-cell office:value-type="float" office:value="3.29">
                <text:p>3.29</text:p>
                <draw:g>
                  <svg:desc>'NOISE_Transparent_ALL corrected'.R3:'NOISE_Transparent_ALL corrected'.R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.2">
                <text:p>137.2</text:p>
              </table:table-cell>
              <table:table-cell office:value-type="float" office:value="3.47">
                <text:p>3.47</text:p>
              </table:table-cell>
              <table:table-cell office:value-type="float" office:value="136.2">
                <text:p>136.2</text:p>
              </table:table-cell>
              <table:table-cell office:value-type="float" office:value="3.28">
                <text:p>3.28</text:p>
              </table:table-cell>
              <table:table-cell office:value-type="float" office:value="136.2">
                <text:p>136.2</text:p>
              </table:table-cell>
              <table:table-cell office:value-type="float" office:value="3.37">
                <text:p>3.37</text:p>
              </table:table-cell>
              <table:table-cell office:value-type="float" office:value="162.4">
                <text:p>162.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.5">
                <text:p>164.5</text:p>
              </table:table-cell>
              <table:table-cell office:value-type="float" office:value="3.45">
                <text:p>3.45</text:p>
              </table:table-cell>
              <table:table-cell office:value-type="float" office:value="163.4">
                <text:p>163.4</text:p>
              </table:table-cell>
              <table:table-cell office:value-type="float" office:value="3.26">
                <text:p>3.26</text:p>
              </table:table-cell>
              <table:table-cell office:value-type="float" office:value="163.4">
                <text:p>163.4</text:p>
              </table:table-cell>
              <table:table-cell office:value-type="float" office:value="3.34">
                <text:p>3.34</text:p>
              </table:table-cell>
              <table:table-cell office:value-type="float" office:value="188.4">
                <text:p>188.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.6">
                <text:p>190.6</text:p>
              </table:table-cell>
              <table:table-cell office:value-type="float" office:value="3.47">
                <text:p>3.47</text:p>
              </table:table-cell>
              <table:table-cell office:value-type="float" office:value="189.4">
                <text:p>189.4</text:p>
              </table:table-cell>
              <table:table-cell office:value-type="float" office:value="3.22">
                <text:p>3.22</text:p>
              </table:table-cell>
              <table:table-cell office:value-type="float" office:value="189.5">
                <text:p>189.5</text:p>
              </table:table-cell>
              <table:table-cell office:value-type="float" office:value="3.27">
                <text:p>3.27</text:p>
              </table:table-cell>
              <table:table-cell office:value-type="float" office:value="162.4">
                <text:p>162.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5">
                <text:p>164.5</text:p>
              </table:table-cell>
              <table:table-cell office:value-type="float" office:value="3.46">
                <text:p>3.46</text:p>
              </table:table-cell>
              <table:table-cell office:value-type="float" office:value="163.4">
                <text:p>163.4</text:p>
              </table:table-cell>
              <table:table-cell office:value-type="float" office:value="3.22">
                <text:p>3.22</text:p>
              </table:table-cell>
              <table:table-cell office:value-type="float" office:value="163.4">
                <text:p>163.4</text:p>
              </table:table-cell>
              <table:table-cell office:value-type="float" office:value="3.33">
                <text:p>3.33</text:p>
              </table:table-cell>
              <table:table-cell office:value-type="float" office:value="237.3">
                <text:p>237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.4">
                <text:p>239.4</text:p>
              </table:table-cell>
              <table:table-cell office:value-type="float" office:value="3.33">
                <text:p>3.33</text:p>
              </table:table-cell>
              <table:table-cell office:value-type="float" office:value="238.3">
                <text:p>238.3</text:p>
              </table:table-cell>
              <table:table-cell office:value-type="float" office:value="3.08">
                <text:p>3.08</text:p>
              </table:table-cell>
              <table:table-cell office:value-type="float" office:value="238.7">
                <text:p>238.7</text:p>
              </table:table-cell>
              <table:table-cell office:value-type="float" office:value="3.05">
                <text:p>3.05</text:p>
              </table:table-cell>
              <table:table-cell office:value-type="float" office:value="282.1">
                <text:p>282.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4">
                <text:p>283.4</text:p>
              </table:table-cell>
              <table:table-cell office:value-type="float" office:value="3.32">
                <text:p>3.32</text:p>
              </table:table-cell>
              <table:table-cell office:value-type="float" office:value="282.8">
                <text:p>282.8</text:p>
              </table:table-cell>
              <table:table-cell office:value-type="float" office:value="3.07">
                <text:p>3.07</text:p>
              </table:table-cell>
              <table:table-cell office:value-type="float" office:value="283.9">
                <text:p>283.9</text:p>
              </table:table-cell>
              <table:table-cell office:value-type="float" office:value="3.08">
                <text:p>3.08</text:p>
              </table:table-cell>
              <table:table-cell office:value-type="float" office:value="48.14">
                <text:p>48.1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.2">
                <text:p>179.2</text:p>
              </table:table-cell>
              <table:table-cell office:value-type="float" office:value="3.52">
                <text:p>3.52</text:p>
              </table:table-cell>
              <table:table-cell office:value-type="float" office:value="195.3">
                <text:p>195.3</text:p>
              </table:table-cell>
              <table:table-cell office:value-type="float" office:value="3.35">
                <text:p>3.35</text:p>
              </table:table-cell>
              <table:table-cell office:value-type="float" office:value="210.8">
                <text:p>210.8</text:p>
              </table:table-cell>
              <table:table-cell office:value-type="float" office:value="2.51">
                <text:p>2.51</text:p>
              </table:table-cell>
              <table:table-cell office:value-type="float" office:value="162.4">
                <text:p>162.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05">
                <text:p>48.05</text:p>
              </table:table-cell>
              <table:table-cell office:value-type="float" office:value="5.63">
                <text:p>5.63</text:p>
              </table:table-cell>
              <table:table-cell office:value-type="float" office:value="48.39">
                <text:p>48.39</text:p>
              </table:table-cell>
              <table:table-cell office:value-type="float" office:value="5.46">
                <text:p>5.46</text:p>
              </table:table-cell>
              <table:table-cell office:value-type="float" office:value="48.47">
                <text:p>48.47</text:p>
              </table:table-cell>
              <table:table-cell office:value-type="float" office:value="5.66">
                <text:p>5.66</text:p>
              </table:table-cell>
              <table:table-cell office:value-type="float" office:value="188.4">
                <text:p>188.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.5">
                <text:p>164.5</text:p>
              </table:table-cell>
              <table:table-cell office:value-type="float" office:value="3.41">
                <text:p>3.41</text:p>
              </table:table-cell>
              <table:table-cell office:value-type="float" office:value="163.4">
                <text:p>163.4</text:p>
              </table:table-cell>
              <table:table-cell office:value-type="float" office:value="3.23">
                <text:p>3.23</text:p>
              </table:table-cell>
              <table:table-cell office:value-type="float" office:value="163.4">
                <text:p>163.4</text:p>
              </table:table-cell>
              <table:table-cell office:value-type="float" office:value="3.36">
                <text:p>3.36</text:p>
              </table:table-cell>
              <table:table-cell office:value-type="float" office:value="162.4">
                <text:p>162.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.6">
                <text:p>190.6</text:p>
              </table:table-cell>
              <table:table-cell office:value-type="float" office:value="3.44">
                <text:p>3.44</text:p>
              </table:table-cell>
              <table:table-cell office:value-type="float" office:value="189.4">
                <text:p>189.4</text:p>
              </table:table-cell>
              <table:table-cell office:value-type="float" office:value="3.21">
                <text:p>3.21</text:p>
              </table:table-cell>
              <table:table-cell office:value-type="float" office:value="189.5">
                <text:p>189.5</text:p>
              </table:table-cell>
              <table:table-cell office:value-type="float" office:value="3.29">
                <text:p>3.29</text:p>
              </table:table-cell>
              <table:table-cell office:value-type="float" office:value="48.14">
                <text:p>48.14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.5">
                <text:p>164.5</text:p>
              </table:table-cell>
              <table:table-cell office:value-type="float" office:value="3.42">
                <text:p>3.42</text:p>
              </table:table-cell>
              <table:table-cell office:value-type="float" office:value="163.4">
                <text:p>163.4</text:p>
              </table:table-cell>
              <table:table-cell office:value-type="float" office:value="3.24">
                <text:p>3.24</text:p>
              </table:table-cell>
              <table:table-cell office:value-type="float" office:value="163.4">
                <text:p>163.4</text:p>
              </table:table-cell>
              <table:table-cell office:value-type="float" office:value="3.4">
                <text:p>3.4</text:p>
              </table:table-cell>
              <table:table-cell office:value-type="float" office:value="188.4">
                <text:p>188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05">
                <text:p>48.05</text:p>
              </table:table-cell>
              <table:table-cell office:value-type="float" office:value="5.65">
                <text:p>5.65</text:p>
              </table:table-cell>
              <table:table-cell office:value-type="float" office:value="48.39">
                <text:p>48.39</text:p>
              </table:table-cell>
              <table:table-cell office:value-type="float" office:value="5.33">
                <text:p>5.33</text:p>
              </table:table-cell>
              <table:table-cell office:value-type="float" office:value="48.47">
                <text:p>48.47</text:p>
              </table:table-cell>
              <table:table-cell office:value-type="float" office:value="5.62">
                <text:p>5.62</text:p>
              </table:table-cell>
              <table:table-cell office:value-type="float" office:value="213.3">
                <text:p>213.3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.6">
                <text:p>190.6</text:p>
              </table:table-cell>
              <table:table-cell office:value-type="float" office:value="3.49">
                <text:p>3.49</text:p>
              </table:table-cell>
              <table:table-cell office:value-type="float" office:value="189.4">
                <text:p>189.4</text:p>
              </table:table-cell>
              <table:table-cell office:value-type="float" office:value="3.17">
                <text:p>3.17</text:p>
              </table:table-cell>
              <table:table-cell office:value-type="float" office:value="189.5">
                <text:p>189.5</text:p>
              </table:table-cell>
              <table:table-cell office:value-type="float" office:value="3.24">
                <text:p>3.24</text:p>
              </table:table-cell>
              <table:table-cell office:value-type="float" office:value="260.2">
                <text:p>260.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.2">
                <text:p>179.2</text:p>
              </table:table-cell>
              <table:table-cell office:value-type="float" office:value="3.49">
                <text:p>3.49</text:p>
              </table:table-cell>
              <table:table-cell office:value-type="float" office:value="195.3">
                <text:p>195.3</text:p>
              </table:table-cell>
              <table:table-cell office:value-type="float" office:value="3.38">
                <text:p>3.38</text:p>
              </table:table-cell>
              <table:table-cell office:value-type="float" office:value="210.8">
                <text:p>210.8</text:p>
              </table:table-cell>
              <table:table-cell office:value-type="float" office:value="2.5">
                <text:p>2.5</text:p>
              </table:table-cell>
              <table:table-cell office:value-type="float" office:value="213.3">
                <text:p>213.3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.6">
                <text:p>215.6</text:p>
              </table:table-cell>
              <table:table-cell office:value-type="float" office:value="3.32">
                <text:p>3.32</text:p>
              </table:table-cell>
              <table:table-cell office:value-type="float" office:value="214.4">
                <text:p>214.4</text:p>
              </table:table-cell>
              <table:table-cell office:value-type="float" office:value="3.09">
                <text:p>3.09</text:p>
              </table:table-cell>
              <table:table-cell office:value-type="float" office:value="214.6">
                <text:p>214.6</text:p>
              </table:table-cell>
              <table:table-cell office:value-type="float" office:value="3.11">
                <text:p>3.11</text:p>
              </table:table-cell>
              <table:table-cell office:value-type="float" office:value="334.2">
                <text:p>334.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">
                <text:p>262</text:p>
              </table:table-cell>
              <table:table-cell office:value-type="float" office:value="3.39">
                <text:p>3.39</text:p>
              </table:table-cell>
              <table:table-cell office:value-type="float" office:value="261.1">
                <text:p>261.1</text:p>
              </table:table-cell>
              <table:table-cell office:value-type="float" office:value="3.14">
                <text:p>3.14</text:p>
              </table:table-cell>
              <table:table-cell office:value-type="float" office:value="261.8">
                <text:p>261.8</text:p>
              </table:table-cell>
              <table:table-cell office:value-type="float" office:value="3.21">
                <text:p>3.21</text:p>
              </table:table-cell>
              <table:table-cell office:value-type="float" office:value="303">
                <text:p>30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.6">
                <text:p>215.6</text:p>
              </table:table-cell>
              <table:table-cell office:value-type="float" office:value="3.34">
                <text:p>3.34</text:p>
              </table:table-cell>
              <table:table-cell office:value-type="float" office:value="214.4">
                <text:p>214.4</text:p>
              </table:table-cell>
              <table:table-cell office:value-type="float" office:value="3.13">
                <text:p>3.13</text:p>
              </table:table-cell>
              <table:table-cell office:value-type="float" office:value="214.6">
                <text:p>214.6</text:p>
              </table:table-cell>
              <table:table-cell office:value-type="float" office:value="3.17">
                <text:p>3.17</text:p>
              </table:table-cell>
              <table:table-cell office:value-type="float" office:value="78.24">
                <text:p>78.2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.6">
                <text:p>333.6</text:p>
              </table:table-cell>
              <table:table-cell office:value-type="float" office:value="3.4">
                <text:p>3.4</text:p>
              </table:table-cell>
              <table:table-cell office:value-type="float" office:value="334.2">
                <text:p>334.2</text:p>
              </table:table-cell>
              <table:table-cell office:value-type="float" office:value="3.13">
                <text:p>3.13</text:p>
              </table:table-cell>
              <table:table-cell office:value-type="float" office:value="336.4">
                <text:p>336.4</text:p>
              </table:table-cell>
              <table:table-cell office:value-type="float" office:value="3.17">
                <text:p>3.17</text:p>
              </table:table-cell>
              <table:table-cell office:value-type="float" office:value="334.2">
                <text:p>334.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3.7">
                <text:p>303.7</text:p>
              </table:table-cell>
              <table:table-cell office:value-type="float" office:value="3.32">
                <text:p>3.32</text:p>
              </table:table-cell>
              <table:table-cell office:value-type="float" office:value="303.4">
                <text:p>303.4</text:p>
              </table:table-cell>
              <table:table-cell office:value-type="float" office:value="3.13">
                <text:p>3.13</text:p>
              </table:table-cell>
              <table:table-cell office:value-type="float" office:value="304.9">
                <text:p>304.9</text:p>
              </table:table-cell>
              <table:table-cell office:value-type="float" office:value="3.11">
                <text:p>3.11</text:p>
              </table:table-cell>
              <table:table-cell office:value-type="float" office:value="303">
                <text:p>30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93">
                <text:p>78.93</text:p>
              </table:table-cell>
              <table:table-cell office:value-type="float" office:value="3.86">
                <text:p>3.86</text:p>
              </table:table-cell>
              <table:table-cell office:value-type="float" office:value="78.75">
                <text:p>78.75</text:p>
              </table:table-cell>
              <table:table-cell office:value-type="float" office:value="3.76">
                <text:p>3.76</text:p>
              </table:table-cell>
              <table:table-cell office:value-type="float" office:value="78.73">
                <text:p>78.73</text:p>
              </table:table-cell>
              <table:table-cell office:value-type="float" office:value="3.99">
                <text:p>3.99</text:p>
              </table:table-cell>
              <table:table-cell office:value-type="float" office:value="213.3">
                <text:p>213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3.6">
                <text:p>333.6</text:p>
              </table:table-cell>
              <table:table-cell office:value-type="float" office:value="3.45">
                <text:p>3.45</text:p>
              </table:table-cell>
              <table:table-cell office:value-type="float" office:value="334.2">
                <text:p>334.2</text:p>
              </table:table-cell>
              <table:table-cell office:value-type="float" office:value="3.14">
                <text:p>3.14</text:p>
              </table:table-cell>
              <table:table-cell office:value-type="float" office:value="336.4">
                <text:p>336.4</text:p>
              </table:table-cell>
              <table:table-cell office:value-type="float" office:value="3.17">
                <text:p>3.17</text:p>
              </table:table-cell>
              <table:table-cell office:value-type="float" office:value="260.2">
                <text:p>260.2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.7">
                <text:p>303.7</text:p>
              </table:table-cell>
              <table:table-cell office:value-type="float" office:value="3.33">
                <text:p>3.33</text:p>
              </table:table-cell>
              <table:table-cell office:value-type="float" office:value="303.4">
                <text:p>303.4</text:p>
              </table:table-cell>
              <table:table-cell office:value-type="float" office:value="3.13">
                <text:p>3.13</text:p>
              </table:table-cell>
              <table:table-cell office:value-type="float" office:value="304.9">
                <text:p>304.9</text:p>
              </table:table-cell>
              <table:table-cell office:value-type="float" office:value="3.12">
                <text:p>3.12</text:p>
              </table:table-cell>
              <table:table-cell office:value-type="float" office:value="213.3">
                <text:p>213.3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5.6">
                <text:p>215.6</text:p>
              </table:table-cell>
              <table:table-cell office:value-type="float" office:value="3.35">
                <text:p>3.35</text:p>
              </table:table-cell>
              <table:table-cell office:value-type="float" office:value="214.4">
                <text:p>214.4</text:p>
              </table:table-cell>
              <table:table-cell office:value-type="float" office:value="3.1">
                <text:p>3.1</text:p>
              </table:table-cell>
              <table:table-cell office:value-type="float" office:value="214.6">
                <text:p>214.6</text:p>
              </table:table-cell>
              <table:table-cell office:value-type="float" office:value="3.17">
                <text:p>3.17</text:p>
              </table:table-cell>
              <table:table-cell office:value-type="float" office:value="303">
                <text:p>303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">
                <text:p>262</text:p>
              </table:table-cell>
              <table:table-cell office:value-type="float" office:value="3.4">
                <text:p>3.4</text:p>
              </table:table-cell>
              <table:table-cell office:value-type="float" office:value="261.1">
                <text:p>261.1</text:p>
              </table:table-cell>
              <table:table-cell office:value-type="float" office:value="3.13">
                <text:p>3.13</text:p>
              </table:table-cell>
              <table:table-cell office:value-type="float" office:value="261.8">
                <text:p>261.8</text:p>
              </table:table-cell>
              <table:table-cell office:value-type="float" office:value="3.19">
                <text:p>3.19</text:p>
              </table:table-cell>
              <table:table-cell office:value-type="float" office:value="107.3">
                <text:p>107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5.6">
                <text:p>215.6</text:p>
              </table:table-cell>
              <table:table-cell office:value-type="float" office:value="3.35">
                <text:p>3.35</text:p>
              </table:table-cell>
              <table:table-cell office:value-type="float" office:value="214.4">
                <text:p>214.4</text:p>
              </table:table-cell>
              <table:table-cell office:value-type="float" office:value="3.11">
                <text:p>3.11</text:p>
              </table:table-cell>
              <table:table-cell office:value-type="float" office:value="214.6">
                <text:p>214.6</text:p>
              </table:table-cell>
              <table:table-cell office:value-type="float" office:value="3.19">
                <text:p>3.19</text:p>
              </table:table-cell>
              <table:table-cell office:value-type="float" office:value="303">
                <text:p>30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3.7">
                <text:p>303.7</text:p>
              </table:table-cell>
              <table:table-cell office:value-type="float" office:value="3.32">
                <text:p>3.32</text:p>
              </table:table-cell>
              <table:table-cell office:value-type="float" office:value="303.4">
                <text:p>303.4</text:p>
              </table:table-cell>
              <table:table-cell office:value-type="float" office:value="3.11">
                <text:p>3.11</text:p>
              </table:table-cell>
              <table:table-cell office:value-type="float" office:value="304.9">
                <text:p>304.9</text:p>
              </table:table-cell>
              <table:table-cell office:value-type="float" office:value="3.13">
                <text:p>3.13</text:p>
              </table:table-cell>
              <table:table-cell office:value-type="float" office:value="107.3">
                <text:p>107.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.6">
                <text:p>108.6</text:p>
              </table:table-cell>
              <table:table-cell office:value-type="float" office:value="3.6">
                <text:p>3.6</text:p>
              </table:table-cell>
              <table:table-cell office:value-type="float" office:value="108">
                <text:p>108</text:p>
              </table:table-cell>
              <table:table-cell office:value-type="float" office:value="3.54">
                <text:p>3.54</text:p>
              </table:table-cell>
              <table:table-cell office:value-type="float" office:value="108">
                <text:p>108</text:p>
              </table:table-cell>
              <table:table-cell office:value-type="float" office:value="3.72">
                <text:p>3.72</text:p>
              </table:table-cell>
              <table:table-cell office:value-type="float" office:value="322.8">
                <text:p>322.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3.7">
                <text:p>303.7</text:p>
              </table:table-cell>
              <table:table-cell office:value-type="float" office:value="3.27">
                <text:p>3.27</text:p>
              </table:table-cell>
              <table:table-cell office:value-type="float" office:value="303.4">
                <text:p>303.4</text:p>
              </table:table-cell>
              <table:table-cell office:value-type="float" office:value="3.12">
                <text:p>3.12</text:p>
              </table:table-cell>
              <table:table-cell office:value-type="float" office:value="304.9">
                <text:p>304.9</text:p>
              </table:table-cell>
              <table:table-cell office:value-type="float" office:value="3.13">
                <text:p>3.13</text:p>
              </table:table-cell>
              <table:table-cell office:value-type="float" office:value="107.3">
                <text:p>107.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.6">
                <text:p>108.6</text:p>
              </table:table-cell>
              <table:table-cell office:value-type="float" office:value="3.7">
                <text:p>3.7</text:p>
              </table:table-cell>
              <table:table-cell office:value-type="float" office:value="108">
                <text:p>108</text:p>
              </table:table-cell>
              <table:table-cell office:value-type="float" office:value="3.51">
                <text:p>3.51</text:p>
              </table:table-cell>
              <table:table-cell office:value-type="float" office:value="108">
                <text:p>108</text:p>
              </table:table-cell>
              <table:table-cell office:value-type="float" office:value="3.69">
                <text:p>3.69</text:p>
              </table:table-cell>
              <table:table-cell office:value-type="float" office:value="260.2">
                <text:p>260.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2.7">
                <text:p>322.7</text:p>
              </table:table-cell>
              <table:table-cell office:value-type="float" office:value="3.34">
                <text:p>3.34</text:p>
              </table:table-cell>
              <table:table-cell office:value-type="float" office:value="323">
                <text:p>323</text:p>
              </table:table-cell>
              <table:table-cell office:value-type="float" office:value="3.04">
                <text:p>3.04</text:p>
              </table:table-cell>
              <table:table-cell office:value-type="float" office:value="324.9">
                <text:p>324.9</text:p>
              </table:table-cell>
              <table:table-cell office:value-type="float" office:value="3.03">
                <text:p>3.03</text:p>
              </table:table-cell>
              <table:table-cell office:value-type="float" office:value="78.24">
                <text:p>78.24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.6">
                <text:p>108.6</text:p>
              </table:table-cell>
              <table:table-cell office:value-type="float" office:value="3.65">
                <text:p>3.65</text:p>
              </table:table-cell>
              <table:table-cell office:value-type="float" office:value="108">
                <text:p>108</text:p>
              </table:table-cell>
              <table:table-cell office:value-type="float" office:value="3.44">
                <text:p>3.44</text:p>
              </table:table-cell>
              <table:table-cell office:value-type="float" office:value="108">
                <text:p>108</text:p>
              </table:table-cell>
              <table:table-cell office:value-type="float" office:value="3.64">
                <text:p>3.64</text:p>
              </table:table-cell>
              <table:table-cell office:value-type="float" office:value="322.8">
                <text:p>32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2">
                <text:p>262</text:p>
              </table:table-cell>
              <table:table-cell office:value-type="float" office:value="3.41">
                <text:p>3.41</text:p>
              </table:table-cell>
              <table:table-cell office:value-type="float" office:value="261.1">
                <text:p>261.1</text:p>
              </table:table-cell>
              <table:table-cell office:value-type="float" office:value="3.18">
                <text:p>3.18</text:p>
              </table:table-cell>
              <table:table-cell office:value-type="float" office:value="261.8">
                <text:p>261.8</text:p>
              </table:table-cell>
              <table:table-cell office:value-type="float" office:value="3.16">
                <text:p>3.16</text:p>
              </table:table-cell>
              <table:table-cell office:value-type="float" office:value="334.2">
                <text:p>334.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93">
                <text:p>78.93</text:p>
              </table:table-cell>
              <table:table-cell office:value-type="float" office:value="3.92">
                <text:p>3.92</text:p>
              </table:table-cell>
              <table:table-cell office:value-type="float" office:value="78.75">
                <text:p>78.75</text:p>
              </table:table-cell>
              <table:table-cell office:value-type="float" office:value="3.8">
                <text:p>3.8</text:p>
              </table:table-cell>
              <table:table-cell office:value-type="float" office:value="78.73">
                <text:p>78.73</text:p>
              </table:table-cell>
              <table:table-cell office:value-type="float" office:value="4.02">
                <text:p>4.02</text:p>
              </table:table-cell>
              <table:table-cell office:value-type="float" office:value="78.24">
                <text:p>78.24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2.7">
                <text:p>322.7</text:p>
              </table:table-cell>
              <table:table-cell office:value-type="float" office:value="3.4">
                <text:p>3.4</text:p>
              </table:table-cell>
              <table:table-cell office:value-type="float" office:value="323">
                <text:p>323</text:p>
              </table:table-cell>
              <table:table-cell office:value-type="float" office:value="3.13">
                <text:p>3.13</text:p>
              </table:table-cell>
              <table:table-cell office:value-type="float" office:value="324.9">
                <text:p>324.9</text:p>
              </table:table-cell>
              <table:table-cell office:value-type="float" office:value="3.1">
                <text:p>3.1</text:p>
              </table:table-cell>
              <table:table-cell office:value-type="float" office:value="322.8">
                <text:p>322.8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3.6">
                <text:p>333.6</text:p>
              </table:table-cell>
              <table:table-cell office:value-type="float" office:value="3.41">
                <text:p>3.41</text:p>
              </table:table-cell>
              <table:table-cell office:value-type="float" office:value="334.2">
                <text:p>334.2</text:p>
              </table:table-cell>
              <table:table-cell office:value-type="float" office:value="3.08">
                <text:p>3.08</text:p>
              </table:table-cell>
              <table:table-cell office:value-type="float" office:value="336.4">
                <text:p>336.4</text:p>
              </table:table-cell>
              <table:table-cell office:value-type="float" office:value="3.2">
                <text:p>3.2</text:p>
              </table:table-cell>
              <table:table-cell office:value-type="float" office:value="48.14">
                <text:p>48.14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93">
                <text:p>78.93</text:p>
              </table:table-cell>
              <table:table-cell office:value-type="float" office:value="3.91">
                <text:p>3.91</text:p>
              </table:table-cell>
              <table:table-cell office:value-type="float" office:value="78.75">
                <text:p>78.75</text:p>
              </table:table-cell>
              <table:table-cell office:value-type="float" office:value="3.87">
                <text:p>3.87</text:p>
              </table:table-cell>
              <table:table-cell office:value-type="float" office:value="78.73">
                <text:p>78.73</text:p>
              </table:table-cell>
              <table:table-cell office:value-type="float" office:value="4">
                <text:p>4</text:p>
              </table:table-cell>
              <table:table-cell office:value-type="float" office:value="135.4">
                <text:p>135.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2.7">
                <text:p>322.7</text:p>
              </table:table-cell>
              <table:table-cell office:value-type="float" office:value="3.32">
                <text:p>3.32</text:p>
              </table:table-cell>
              <table:table-cell office:value-type="float" office:value="323">
                <text:p>323</text:p>
              </table:table-cell>
              <table:table-cell office:value-type="float" office:value="3.1">
                <text:p>3.1</text:p>
              </table:table-cell>
              <table:table-cell office:value-type="float" office:value="324.9">
                <text:p>324.9</text:p>
              </table:table-cell>
              <table:table-cell office:value-type="float" office:value="3.05">
                <text:p>3.05</text:p>
              </table:table-cell>
              <table:table-cell office:value-type="float" office:value="188.4">
                <text:p>188.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05">
                <text:p>48.05</text:p>
              </table:table-cell>
              <table:table-cell office:value-type="float" office:value="5.64">
                <text:p>5.64</text:p>
              </table:table-cell>
              <table:table-cell office:value-type="float" office:value="48.39">
                <text:p>48.39</text:p>
              </table:table-cell>
              <table:table-cell office:value-type="float" office:value="5.35">
                <text:p>5.35</text:p>
              </table:table-cell>
              <table:table-cell office:value-type="float" office:value="48.47">
                <text:p>48.47</text:p>
              </table:table-cell>
              <table:table-cell office:value-type="float" office:value="5.7">
                <text:p>5.7</text:p>
              </table:table-cell>
              <table:table-cell office:value-type="float" office:value="282.1">
                <text:p>282.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2">
                <text:p>137.2</text:p>
              </table:table-cell>
              <table:table-cell office:value-type="float" office:value="3.47">
                <text:p>3.47</text:p>
              </table:table-cell>
              <table:table-cell office:value-type="float" office:value="136.2">
                <text:p>136.2</text:p>
              </table:table-cell>
              <table:table-cell office:value-type="float" office:value="3.3">
                <text:p>3.3</text:p>
              </table:table-cell>
              <table:table-cell office:value-type="float" office:value="136.2">
                <text:p>136.2</text:p>
              </table:table-cell>
              <table:table-cell office:value-type="float" office:value="3.39">
                <text:p>3.39</text:p>
              </table:table-cell>
              <table:table-cell office:value-type="float" office:value="135.4">
                <text:p>135.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0.6">
                <text:p>190.6</text:p>
              </table:table-cell>
              <table:table-cell office:value-type="float" office:value="3.41">
                <text:p>3.41</text:p>
              </table:table-cell>
              <table:table-cell office:value-type="float" office:value="189.4">
                <text:p>189.4</text:p>
              </table:table-cell>
              <table:table-cell office:value-type="float" office:value="3.17">
                <text:p>3.17</text:p>
              </table:table-cell>
              <table:table-cell office:value-type="float" office:value="189.5">
                <text:p>189.5</text:p>
              </table:table-cell>
              <table:table-cell office:value-type="float" office:value="3.27">
                <text:p>3.27</text:p>
              </table:table-cell>
              <table:table-cell office:value-type="float" office:value="135.4">
                <text:p>135.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.4">
                <text:p>283.4</text:p>
              </table:table-cell>
              <table:table-cell office:value-type="float" office:value="3.37">
                <text:p>3.37</text:p>
              </table:table-cell>
              <table:table-cell office:value-type="float" office:value="282.8">
                <text:p>282.8</text:p>
              </table:table-cell>
              <table:table-cell office:value-type="float" office:value="3.12">
                <text:p>3.12</text:p>
              </table:table-cell>
              <table:table-cell office:value-type="float" office:value="283.9">
                <text:p>283.9</text:p>
              </table:table-cell>
              <table:table-cell office:value-type="float" office:value="3.14">
                <text:p>3.14</text:p>
              </table:table-cell>
              <table:table-cell office:value-type="float" office:value="237.3">
                <text:p>237.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.2">
                <text:p>137.2</text:p>
              </table:table-cell>
              <table:table-cell office:value-type="float" office:value="3.49">
                <text:p>3.49</text:p>
              </table:table-cell>
              <table:table-cell office:value-type="float" office:value="136.2">
                <text:p>136.2</text:p>
              </table:table-cell>
              <table:table-cell office:value-type="float" office:value="3.34">
                <text:p>3.34</text:p>
              </table:table-cell>
              <table:table-cell office:value-type="float" office:value="136.2">
                <text:p>136.2</text:p>
              </table:table-cell>
              <table:table-cell office:value-type="float" office:value="3.37">
                <text:p>3.37</text:p>
              </table:table-cell>
              <table:table-cell office:value-type="float" office:value="282.1">
                <text:p>282.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9.2">
                <text:p>179.2</text:p>
              </table:table-cell>
              <table:table-cell office:value-type="float" office:value="3.48">
                <text:p>3.48</text:p>
              </table:table-cell>
              <table:table-cell office:value-type="float" office:value="195.3">
                <text:p>195.3</text:p>
              </table:table-cell>
              <table:table-cell office:value-type="float" office:value="3.35">
                <text:p>3.35</text:p>
              </table:table-cell>
              <table:table-cell office:value-type="float" office:value="210.8">
                <text:p>210.8</text:p>
              </table:table-cell>
              <table:table-cell office:value-type="float" office:value="2.49">
                <text:p>2.49</text:p>
              </table:table-cell>
              <table:table-cell office:value-type="float" office:value="237.3">
                <text:p>237.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.2">
                <text:p>137.2</text:p>
              </table:table-cell>
              <table:table-cell office:value-type="float" office:value="3.51">
                <text:p>3.51</text:p>
              </table:table-cell>
              <table:table-cell office:value-type="float" office:value="136.2">
                <text:p>136.2</text:p>
              </table:table-cell>
              <table:table-cell office:value-type="float" office:value="3.3">
                <text:p>3.3</text:p>
              </table:table-cell>
              <table:table-cell office:value-type="float" office:value="136.2">
                <text:p>136.2</text:p>
              </table:table-cell>
              <table:table-cell office:value-type="float" office:value="3.4">
                <text:p>3.4</text:p>
              </table:table-cell>
              <table:table-cell office:value-type="float" office:value="282.1">
                <text:p>282.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9.4">
                <text:p>239.4</text:p>
              </table:table-cell>
              <table:table-cell office:value-type="float" office:value="3.3">
                <text:p>3.3</text:p>
              </table:table-cell>
              <table:table-cell office:value-type="float" office:value="238.3">
                <text:p>238.3</text:p>
              </table:table-cell>
              <table:table-cell office:value-type="float" office:value="3.12">
                <text:p>3.12</text:p>
              </table:table-cell>
              <table:table-cell office:value-type="float" office:value="238.7">
                <text:p>238.7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3.4">
                <text:p>283.4</text:p>
              </table:table-cell>
              <table:table-cell office:value-type="float" office:value="3.38">
                <text:p>3.38</text:p>
              </table:table-cell>
              <table:table-cell office:value-type="float" office:value="282.8">
                <text:p>282.8</text:p>
              </table:table-cell>
              <table:table-cell office:value-type="float" office:value="3.12">
                <text:p>3.12</text:p>
              </table:table-cell>
              <table:table-cell office:value-type="float" office:value="283.9">
                <text:p>283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9.4">
                <text:p>239.4</text:p>
              </table:table-cell>
              <table:table-cell office:value-type="float" office:value="3.35">
                <text:p>3.35</text:p>
              </table:table-cell>
              <table:table-cell office:value-type="float" office:value="238.3">
                <text:p>238.3</text:p>
              </table:table-cell>
              <table:table-cell office:value-type="float" office:value="3.14">
                <text:p>3.14</text:p>
              </table:table-cell>
              <table:table-cell office:value-type="float" office:value="238.7">
                <text:p>238.7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.4">
                <text:p>283.4</text:p>
              </table:table-cell>
              <table:table-cell office:value-type="float" office:value="3.4">
                <text:p>3.4</text:p>
              </table:table-cell>
              <table:table-cell office:value-type="float" office:value="282.8">
                <text:p>282.8</text:p>
              </table:table-cell>
              <table:table-cell office:value-type="float" office:value="3.09">
                <text:p>3.09</text:p>
              </table:table-cell>
              <table:table-cell office:value-type="float" office:value="283.9">
                <text:p>283.9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0.Y5:Transp_Ch0.Y18" chart:error-lower-range="Transp_Ch0.Y5:Transp_Ch0.Y1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0.Y5:Transp_Ch0.Y18" chart:error-lower-range="Transp_Ch0.Y5:Transp_Ch0.Y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0.Y5:Transp_Ch0.Y18" chart:error-lower-range="Transp_Ch0.Y5:Transp_Ch0.Y1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circle" chart:symbol-width="0.15cm" chart:symbol-height="0.1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331cm" svg:height="8.061cm" xlink:href=".." xlink:type="simple" chart:class="chart:scatter" chart:style-name="ch1">
        <chart:title svg:x="5.308cm" svg:y="0.443cm" chart:style-name="ch2">
          <text:p>Gain calibration</text:p>
        </chart:title>
        <chart:legend svg:x="11.144cm" svg:y="2.978cm" style:legend-expansion="custom" chartooo:width="3.032cm" chartooo:height="1.383cm" style:legend-expansion-aspect-ratio="2.19233550253073" chart:style-name="ch3"/>
        <chart:plot-area chart:style-name="ch4" table:cell-range-address="Transp_Ch0.U5:Transp_Ch0.U17 Transp_Ch0.X4:Transp_Ch0.X17" chart:data-source-has-labels="row" svg:x="1.043cm" svg:y="1.132cm" svg:width="9.99cm" svg:height="5.983cm">
          <chartooo:coordinate-region svg:x="2.187cm" svg:y="1.331cm" svg:width="8.646cm" svg:height="5.137cm"/>
          <chart:axis chart:dimension="x" chart:name="primary-x" chart:style-name="ch5">
            <chart:title svg:x="5.147cm" svg:y="7.276cm" chart:style-name="ch6">
              <text:p>gain (6-bits)</text:p>
            </chart:title>
            <chart:grid chart:style-name="ch7" chart:class="major"/>
          </chart:axis>
          <chart:axis chart:dimension="y" chart:name="primary-y" chart:style-name="ch8">
            <chart:title svg:x="0.229cm" svg:y="5.133cm" chart:style-name="ch9">
              <text:p>absolute gain</text:p>
            </chart:title>
            <chart:grid chart:style-name="ch7" chart:class="major"/>
          </chart:axis>
          <chart:series chart:style-name="ch10" chart:values-cell-range-address="Transp_Ch0.X5:Transp_Ch0.X17" chart:label-cell-address="Transp_Ch0.X4:Transp_Ch0.X4" chart:class="chart:scatter">
            <chart:domain table:cell-range-address="Transp_Ch0.U5:Transp_Ch0.U17"/>
            <chart:regression-curve chart:style-name="ch11">
              <chart:equation chart:display-equation="true" chart:display-r-square="true" svg:x="0.001cm" svg:y="0cm" chart:style-name="ch12"/>
            </chart:regression-curve>
            <chart:error-indicator chart:style-name="ch13" chart:dimension="y"/>
            <chart:data-point chart:repeated="8"/>
            <chart:data-point chart:style-name="ch14" chart:repeated="2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0.X4:Transp_Ch0.X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0.U5:Transp_Ch0.U17</svg:desc>
                </draw:g>
              </table:table-cell>
              <table:table-cell office:value-type="float" office:value="47">
                <text:p>47</text:p>
                <draw:g>
                  <svg:desc>Transp_Ch0.X5:Transp_Ch0.X17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94">
                <text:p>78.94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9.2">
                <text:p>109.2</text:p>
              </table:table-cell>
              <table:table-cell office:value-type="float" office:value="8.26">
                <text:p>8.26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95">
                <text:p>137.9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1.05">
                <text:p>191.05</text:p>
              </table:table-cell>
              <table:table-cell office:value-type="float" office:value="14.425">
                <text:p>14.425</text:p>
              </table:table-cell>
              <table:table-cell office:value-type="float" office:value="14.425">
                <text:p>14.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5.75">
                <text:p>215.75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8.95">
                <text:p>238.95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2.175">
                <text:p>282.17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2.82">
                <text:p>322.82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4.625">
                <text:p>334.62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Transp_Ch0.AA5:Transp_Ch0.AA18" chart:error-lower-range="Transp_Ch0.AA5:Transp_Ch0.AA18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circle" chart:symbol-width="0.15cm" chart:symbol-height="0.15cm" chart:link-data-style-to-source="true" chart:error-category="cell-range" chart:error-upper-range="Transp_Ch0.AA5:Transp_Ch0.AA18" chart:error-lower-range="Transp_Ch0.AA5:Transp_Ch0.AA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ChartDash_20_1" svg:stroke-color="#ff0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error-upper-indicator="true" chart:error-lower-indicator="true" chart:error-category="cell-range" chart:error-upper-range="Transp_Ch0.Y5:Transp_Ch0.Y18" chart:error-lower-range="Transp_Ch0.Y5:Transp_Ch0.Y18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Transp_Ch0.AA5:Transp_Ch0.AA18" chart:error-lower-range="Transp_Ch0.AA5:Transp_Ch0.AA1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diamond" chart:symbol-width="0.15cm" chart:symbol-height="0.15cm"/>
      <style:graphic-properties svg:stroke-color="#ff0000" draw:fill-color="#ff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306cm" svg:height="8.047cm" xlink:href=".." xlink:type="simple" chart:class="chart:scatter" chart:style-name="ch1">
        <chart:legend svg:x="10.538cm" svg:y="1.67cm" style:legend-expansion="custom" chartooo:width="3.616cm" chartooo:height="1.892cm" style:legend-expansion-aspect-ratio="1.91120507399577" chart:style-name="ch2"/>
        <chart:plot-area chart:style-name="ch3" table:cell-range-address="Transp_Ch0.X5:Transp_Ch0.X18 Transp_Ch0.Z4:Transp_Ch0.Z18" chart:data-source-has-labels="row" svg:x="1.06cm" svg:y="0.378cm" svg:width="9.924cm" svg:height="6.744cm">
          <chartooo:coordinate-region svg:x="2.204cm" svg:y="0.578cm" svg:width="8.332cm" svg:height="5.897cm"/>
          <chart:axis chart:dimension="x" chart:name="primary-x" chart:style-name="ch4">
            <chart:title svg:x="5.012cm" svg:y="7.282cm" chart:style-name="ch5">
              <text:p>absolute gain</text:p>
            </chart:title>
          </chart:axis>
          <chart:axis chart:dimension="y" chart:name="primary-y" chart:style-name="ch6">
            <chart:title svg:x="0.246cm" svg:y="5.226cm" chart:style-name="ch7">
              <text:p>output amplitude (V)</text:p>
            </chart:title>
            <chart:grid chart:style-name="ch8" chart:class="major"/>
          </chart:axis>
          <chart:series chart:style-name="ch9" chart:values-cell-range-address="Transp_Ch0.Z5:Transp_Ch0.Z18" chart:label-cell-address="Transp_Ch0.Z4:Transp_Ch0.Z4" chart:class="chart:scatter">
            <chart:domain table:cell-range-address="Transp_Ch0.X5:Transp_Ch0.X18"/>
            <chart:regression-curve chart:style-name="ch10">
              <chart:equation chart:display-equation="true" chart:display-r-square="false" svg:x="6.05cm" svg:y="0cm" chart:style-name="ch11"/>
            </chart:regression-curve>
            <chart:error-indicator chart:style-name="ch12" chart:dimension="x"/>
            <chart:error-indicator chart:style-name="ch13" chart:dimension="y"/>
            <chart:data-point chart:repeated="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out ampl (V)</text:p>
                <draw:g>
                  <svg:desc>Transp_Ch0.Z4:Transp_Ch0.Z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Transp_Ch0.X5:Transp_Ch0.X18</svg:desc>
                </draw:g>
              </table:table-cell>
              <table:table-cell office:value-type="float" office:value="0.236882485">
                <text:p>0.236882485</text:p>
                <draw:g>
                  <svg:desc>Transp_Ch0.Z5:Transp_Ch0.Z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0.000813093">
                <text:p>0.000813093</text:p>
                <draw:g>
                  <svg:desc>Transp_Ch0.AA5:Transp_Ch0.AA18</svg:desc>
                </draw:g>
              </table:table-cell>
              <table:table-cell office:value-type="float" office:value="0.000813093">
                <text:p>0.000813093</text:p>
                <draw:g>
                  <svg:desc>Transp_Ch0.AA5:Transp_Ch0.A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94">
                <text:p>78.94</text:p>
              </table:table-cell>
              <table:table-cell office:value-type="float" office:value="0.39786345">
                <text:p>0.39786345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001301655">
                <text:p>0.001301655</text:p>
              </table:table-cell>
              <table:table-cell office:value-type="float" office:value="0.001301655">
                <text:p>0.00130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.2">
                <text:p>109.2</text:p>
              </table:table-cell>
              <table:table-cell office:value-type="float" office:value="0.550451335">
                <text:p>0.550451335</text:p>
              </table:table-cell>
              <table:table-cell office:value-type="float" office:value="8.26">
                <text:p>8.26</text:p>
              </table:table-cell>
              <table:table-cell office:value-type="float" office:value="8.26">
                <text:p>8.26</text:p>
              </table:table-cell>
              <table:table-cell office:value-type="float" office:value="0.0017487545">
                <text:p>0.0017487545</text:p>
              </table:table-cell>
              <table:table-cell office:value-type="float" office:value="0.0017487545">
                <text:p>0.0017487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95">
                <text:p>137.95</text:p>
              </table:table-cell>
              <table:table-cell office:value-type="float" office:value="0.695258715">
                <text:p>0.69525871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0021707625">
                <text:p>0.0021707625</text:p>
              </table:table-cell>
              <table:table-cell office:value-type="float" office:value="0.0021707625">
                <text:p>0.002170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0.832392233333333">
                <text:p>0.832392233333333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0.00258226666666667">
                <text:p>0.00258226666666667</text:p>
              </table:table-cell>
              <table:table-cell office:value-type="float" office:value="0.00258226666666667">
                <text:p>0.0025822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.05">
                <text:p>191.05</text:p>
              </table:table-cell>
              <table:table-cell office:value-type="float" office:value="0.962999465">
                <text:p>0.962999465</text:p>
              </table:table-cell>
              <table:table-cell office:value-type="float" office:value="14.425">
                <text:p>14.425</text:p>
              </table:table-cell>
              <table:table-cell office:value-type="float" office:value="14.425">
                <text:p>14.425</text:p>
              </table:table-cell>
              <table:table-cell office:value-type="float" office:value="0.00306448">
                <text:p>0.00306448</text:p>
              </table:table-cell>
              <table:table-cell office:value-type="float" office:value="0.00306448">
                <text:p>0.00306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.75">
                <text:p>215.75</text:p>
              </table:table-cell>
              <table:table-cell office:value-type="float" office:value="1.0873661">
                <text:p>1.0873661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003441655">
                <text:p>0.003441655</text:p>
              </table:table-cell>
              <table:table-cell office:value-type="float" office:value="0.003441655">
                <text:p>0.003441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.95">
                <text:p>238.95</text:p>
              </table:table-cell>
              <table:table-cell office:value-type="float" office:value="1.204348665">
                <text:p>1.204348665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0039697">
                <text:p>0.0039697</text:p>
              </table:table-cell>
              <table:table-cell office:value-type="float" office:value="0.0039697">
                <text:p>0.003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1.31597588">
                <text:p>1.3159758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00427928666666668">
                <text:p>0.00427928666666668</text:p>
              </table:table-cell>
              <table:table-cell office:value-type="float" office:value="0.00427928666666668">
                <text:p>0.00427928666666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.175">
                <text:p>282.175</text:p>
              </table:table-cell>
              <table:table-cell office:value-type="float" office:value="1.422111855">
                <text:p>1.42211185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00447902">
                <text:p>0.00447902</text:p>
              </table:table-cell>
              <table:table-cell office:value-type="float" office:value="0.00447902">
                <text:p>0.00447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2.82">
                <text:p>322.82</text:p>
              </table:table-cell>
              <table:table-cell office:value-type="float" office:value="1.627139584">
                <text:p>1.627139584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005545168">
                <text:p>0.005545168</text:p>
              </table:table-cell>
              <table:table-cell office:value-type="float" office:value="0.005545168">
                <text:p>0.005545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4.625">
                <text:p>334.625</text:p>
              </table:table-cell>
              <table:table-cell office:value-type="float" office:value="1.686408275">
                <text:p>1.68640827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005759275">
                <text:p>0.005759275</text:p>
              </table:table-cell>
              <table:table-cell office:value-type="float" office:value="0.005759275">
                <text:p>0.005759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.216666666667">
                <text:p>179.216666666667</text:p>
              </table:table-cell>
              <table:table-cell office:value-type="float" office:value="0.903141703333333">
                <text:p>0.903141703333333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00342792333333333">
                <text:p>0.00342792333333333</text:p>
              </table:table-cell>
              <table:table-cell office:value-type="float" office:value="0.00342792333333333">
                <text:p>0.00342792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arrow-down" chart:symbol-width="0.2cm" chart:symbol-height="0.2cm" chart:link-data-style-to-source="true"/>
      <style:graphic-properties draw:stroke="none" svg:stroke-width="0.08cm" svg:stroke-color="#008000" draw:fill-color="#00800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8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504cm" svg:y="3.952cm" style:legend-expansion="custom" chartooo:width="3.495cm" chartooo:height="1.096cm" style:legend-expansion-aspect-ratio="3.18886861313869" chart:style-name="ch2"/>
        <chart:plot-area chart:style-name="ch3" table:cell-range-address="Transp_Ch0.U5:Transp_Ch0.U17 Transp_Ch0.Y5:Transp_Ch0.Y17" svg:x="1.298cm" svg:y="0.675cm" svg:width="11.488cm" svg:height="7.193cm">
          <chartooo:coordinate-region svg:x="2.244cm" svg:y="0.874cm" svg:width="10.342cm" svg:height="6.347cm"/>
          <chart:axis chart:dimension="x" chart:name="primary-x" chart:style-name="ch4">
            <chart:title svg:x="6.151cm" svg:y="8.048cm" chart:style-name="ch5">
              <text:p>gain (6-bits)</text:p>
            </chart:title>
          </chart:axis>
          <chart:axis chart:dimension="y" chart:name="primary-y" chart:style-name="ch6">
            <chart:title svg:x="0.45cm" svg:y="5.648cm" chart:style-name="ch7">
              <text:p>absolute gain error</text:p>
            </chart:title>
            <chart:grid chart:style-name="ch8" chart:class="major"/>
          </chart:axis>
          <chart:series chart:style-name="ch9" chart:values-cell-range-address="Transp_Ch0.Y5:Transp_Ch0.Y17" chart:class="chart:scatter">
            <chart:domain table:cell-range-address="Transp_Ch0.U5:Transp_Ch0.U17"/>
            <chart:regression-curve chart:style-name="ch10">
              <chart:equation chart:display-equation="true" chart:display-r-square="false" svg:x="2.148cm" svg:y="0.086cm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0.U5:Transp_Ch0.U17</svg:desc>
                </draw:g>
              </table:table-cell>
              <table:table-cell office:value-type="float" office:value="3.55">
                <text:p>3.55</text:p>
                <draw:g>
                  <svg:desc>Transp_Ch0.Y5:Transp_Ch0.Y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.425">
                <text:p>14.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5.3">
                <text:p>25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1.Y6:Transp_Ch1.Y18" chart:error-lower-range="Transp_Ch1.Y6:Transp_Ch1.Y1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1.Y6:Transp_Ch1.Y18" chart:error-lower-range="Transp_Ch1.Y6:Transp_Ch1.Y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1.Y6:Transp_Ch1.Y18" chart:error-lower-range="Transp_Ch1.Y6:Transp_Ch1.Y18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4cm" svg:y="0.515cm" chart:style-name="ch2">
          <text:p>Gain calibration Ch1</text:p>
        </chart:title>
        <chart:legend svg:x="12.978cm" svg:y="4.011cm" style:legend-expansion="custom" chartooo:width="3.021cm" chartooo:height="0.978cm" style:legend-expansion-aspect-ratio="3.08895705521472" chart:style-name="ch3"/>
        <chart:plot-area chart:style-name="ch4" table:cell-range-address="Transp_Ch1.U6:Transp_Ch1.U18 Transp_Ch1.X5:Transp_Ch1.X18" chart:data-source-has-labels="row" svg:x="1.299cm" svg:y="1.288cm" svg:width="11.877cm" svg:height="6.582cm">
          <chartooo:coordinate-region svg:x="2.443cm" svg:y="1.487cm" svg:width="10.534cm" svg:height="5.736cm"/>
          <chart:axis chart:dimension="x" chart:name="primary-x" chart:style-name="ch5">
            <chart:title svg:x="6.346cm" svg:y="8.05cm" chart:style-name="ch6">
              <text:p>gain (6-bits)</text:p>
            </chart:title>
            <chart:grid chart:style-name="ch7" chart:class="major"/>
          </chart:axis>
          <chart:axis chart:dimension="y" chart:name="primary-y" chart:style-name="ch8">
            <chart:title svg:x="0.451cm" svg:y="5.589cm" chart:style-name="ch9">
              <text:p>absolute gain</text:p>
            </chart:title>
            <chart:grid chart:style-name="ch7" chart:class="major"/>
          </chart:axis>
          <chart:series chart:style-name="ch10" chart:values-cell-range-address="Transp_Ch1.X6:Transp_Ch1.X18" chart:label-cell-address="Transp_Ch1.X5:Transp_Ch1.X5" chart:class="chart:scatter">
            <chart:domain table:cell-range-address="Transp_Ch1.U6:Transp_Ch1.U18"/>
            <chart:regression-curve chart:style-name="ch11">
              <chart:equation chart:display-equation="true" chart:display-r-square="true" svg:x="0cm" svg:y="0cm" chart:style-name="ch12"/>
            </chart:regression-curve>
            <chart:error-indicator chart:style-name="ch13" chart:dimension="y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1.X5:Transp_Ch1.X5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1.U6:Transp_Ch1.U18</svg:desc>
                </draw:g>
              </table:table-cell>
              <table:table-cell office:value-type="float" office:value="46.7875">
                <text:p>46.7875</text:p>
                <draw:g>
                  <svg:desc>Transp_Ch1.X6:Transp_Ch1.X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655">
                <text:p>78.65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45">
                <text:p>137.4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4.625">
                <text:p>164.625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0.4">
                <text:p>190.4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4.55">
                <text:p>214.55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6.525">
                <text:p>236.525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59.5">
                <text:p>259.5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.8">
                <text:p>281.8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03.14">
                <text:p>303.14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3.55">
                <text:p>323.55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5.325">
                <text:p>335.32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Transp_Ch1.AA6:Transp_Ch1.AA19" chart:error-lower-range="Transp_Ch1.AA6:Transp_Ch1.AA19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circle" chart:symbol-width="0.15cm" chart:symbol-height="0.15cm" chart:link-data-style-to-source="true" chart:error-category="cell-range" chart:error-upper-range="Transp_Ch1.AA6:Transp_Ch1.AA19" chart:error-lower-range="Transp_Ch1.AA6:Transp_Ch1.AA19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chart-properties loext:regression-name="Linear fit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ChartDash_20_1" svg:stroke-color="#ff0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error-upper-indicator="true" chart:error-lower-indicator="true" chart:error-category="cell-range" chart:error-upper-range="Transp_Ch1.Y6:Transp_Ch1.Y19" chart:error-lower-range="Transp_Ch1.Y6:Transp_Ch1.Y19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Transp_Ch1.AA6:Transp_Ch1.AA19" chart:error-lower-range="Transp_Ch1.AA6:Transp_Ch1.AA19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circle" chart:symbol-width="0.15cm" chart:symbol-height="0.15cm"/>
    </style:style>
    <style:style style:name="ch15" style:family="chart">
      <style:chart-properties chart:solid-type="cuboid" chart:symbol-type="named-symbol" chart:symbol-name="diamond" chart:symbol-width="0.15cm" chart:symbol-height="0.15cm"/>
      <style:graphic-properties svg:stroke-color="#ff0000" draw:fill-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88cm" svg:y="3.952cm" style:legend-expansion="custom" chartooo:width="3.611cm" chartooo:height="1.096cm" style:legend-expansion-aspect-ratio="3.29470802919708" chart:style-name="ch2"/>
        <chart:plot-area chart:style-name="ch3" table:cell-range-address="Transp_Ch1.X6:Transp_Ch1.X19 Transp_Ch1.Z5:Transp_Ch1.Z19" chart:data-source-has-labels="row" svg:x="1.297cm" svg:y="0.727cm" svg:width="11.537cm" svg:height="7.332cm">
          <chartooo:coordinate-region svg:x="2.441cm" svg:y="0.926cm" svg:width="9.945cm" svg:height="6.486cm"/>
          <chart:axis chart:dimension="x" chart:name="primary-x" chart:style-name="ch4">
            <chart:title svg:x="6.055cm" svg:y="8.239cm" chart:style-name="ch5">
              <text:p>absolute gain</text:p>
            </chart:title>
          </chart:axis>
          <chart:axis chart:dimension="y" chart:name="primary-y" chart:style-name="ch6">
            <chart:title svg:x="0.449cm" svg:y="5.869cm" chart:style-name="ch7">
              <text:p>output amplitude (V)</text:p>
            </chart:title>
            <chart:grid chart:style-name="ch8" chart:class="major"/>
          </chart:axis>
          <chart:series chart:style-name="ch9" chart:values-cell-range-address="Transp_Ch1.Z6:Transp_Ch1.Z19" chart:label-cell-address="Transp_Ch1.Z5:Transp_Ch1.Z5" chart:class="chart:scatter">
            <chart:domain table:cell-range-address="Transp_Ch1.X6:Transp_Ch1.X19"/>
            <chart:regression-curve chart:style-name="ch10">
              <chart:equation chart:display-equation="true" chart:display-r-square="true" svg:x="8.434cm" svg:y="0cm" chart:style-name="ch11"/>
            </chart:regression-curve>
            <chart:error-indicator chart:style-name="ch12" chart:dimension="x"/>
            <chart:error-indicator chart:style-name="ch13" chart:dimension="y"/>
            <chart:data-point chart:repeated="8"/>
            <chart:data-point chart:style-name="ch14"/>
            <chart:data-point chart:repeated="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out ampl (V)</text:p>
                <draw:g>
                  <svg:desc>Transp_Ch1.Z5:Transp_Ch1.Z5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7875">
                <text:p>46.7875</text:p>
                <draw:g>
                  <svg:desc>Transp_Ch1.X6:Transp_Ch1.X19</svg:desc>
                </draw:g>
              </table:table-cell>
              <table:table-cell office:value-type="float" office:value="0.235797505">
                <text:p>0.235797505</text:p>
                <draw:g>
                  <svg:desc>Transp_Ch1.Z6:Transp_Ch1.Z19</svg:desc>
                </draw:g>
              </table:table-cell>
              <table:table-cell office:value-type="float" office:value="3.54">
                <text:p>3.54</text:p>
                <draw:g>
                  <svg:desc>Transp_Ch1.Y6:Transp_Ch1.Y19</svg:desc>
                </draw:g>
              </table:table-cell>
              <table:table-cell office:value-type="float" office:value="3.54">
                <text:p>3.54</text:p>
                <draw:g>
                  <svg:desc>Transp_Ch1.Y6:Transp_Ch1.Y19</svg:desc>
                </draw:g>
              </table:table-cell>
              <table:table-cell office:value-type="float" office:value="0.000898479">
                <text:p>0.000898479</text:p>
                <draw:g>
                  <svg:desc>Transp_Ch1.AA6:Transp_Ch1.AA19</svg:desc>
                </draw:g>
              </table:table-cell>
              <table:table-cell office:value-type="float" office:value="0.000898479">
                <text:p>0.000898479</text:p>
                <draw:g>
                  <svg:desc>Transp_Ch1.AA6:Transp_Ch1.A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655">
                <text:p>78.655</text:p>
              </table:table-cell>
              <table:table-cell office:value-type="float" office:value="0.396424835">
                <text:p>0.39642483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  <table:table-cell office:value-type="float" office:value="0.0013161">
                <text:p>0.0013161</text:p>
              </table:table-cell>
              <table:table-cell office:value-type="float" office:value="0.0013161">
                <text:p>0.0013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9">
                <text:p>108.9</text:p>
              </table:table-cell>
              <table:table-cell office:value-type="float" office:value="0.548725246666667">
                <text:p>0.548725246666667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  <table:table-cell office:value-type="float" office:value="0.00183262466666667">
                <text:p>0.00183262466666667</text:p>
              </table:table-cell>
              <table:table-cell office:value-type="float" office:value="0.00183262466666667">
                <text:p>0.001832624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45">
                <text:p>137.45</text:p>
              </table:table-cell>
              <table:table-cell office:value-type="float" office:value="0.692629725">
                <text:p>0.69262972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00233795">
                <text:p>0.00233795</text:p>
              </table:table-cell>
              <table:table-cell office:value-type="float" office:value="0.00233795">
                <text:p>0.00233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625">
                <text:p>164.625</text:p>
              </table:table-cell>
              <table:table-cell office:value-type="float" office:value="0.82972294">
                <text:p>0.82972294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  <table:table-cell office:value-type="float" office:value="0.002848875">
                <text:p>0.002848875</text:p>
              </table:table-cell>
              <table:table-cell office:value-type="float" office:value="0.002848875">
                <text:p>0.002848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4">
                <text:p>190.4</text:p>
              </table:table-cell>
              <table:table-cell office:value-type="float" office:value="0.95973329">
                <text:p>0.9597332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00320144">
                <text:p>0.00320144</text:p>
              </table:table-cell>
              <table:table-cell office:value-type="float" office:value="0.00320144">
                <text:p>0.00320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.55">
                <text:p>214.55</text:p>
              </table:table-cell>
              <table:table-cell office:value-type="float" office:value="1.08135591">
                <text:p>1.08135591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003713435">
                <text:p>0.003713435</text:p>
              </table:table-cell>
              <table:table-cell office:value-type="float" office:value="0.003713435">
                <text:p>0.003713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.525">
                <text:p>236.525</text:p>
              </table:table-cell>
              <table:table-cell office:value-type="float" office:value="1.19218116">
                <text:p>1.19218116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004178885">
                <text:p>0.004178885</text:p>
              </table:table-cell>
              <table:table-cell office:value-type="float" office:value="0.004178885">
                <text:p>0.004178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.5">
                <text:p>259.5</text:p>
              </table:table-cell>
              <table:table-cell office:value-type="float" office:value="1.30790237333333">
                <text:p>1.30790237333333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  <table:table-cell office:value-type="float" office:value="0.00455178">
                <text:p>0.00455178</text:p>
              </table:table-cell>
              <table:table-cell office:value-type="float" office:value="0.00455178">
                <text:p>0.00455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.8">
                <text:p>281.8</text:p>
              </table:table-cell>
              <table:table-cell office:value-type="float" office:value="1.420336404">
                <text:p>1.420336404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00497336">
                <text:p>0.00497336</text:p>
              </table:table-cell>
              <table:table-cell office:value-type="float" office:value="0.00497336">
                <text:p>0.00497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.14">
                <text:p>303.14</text:p>
              </table:table-cell>
              <table:table-cell office:value-type="float" office:value="1.52783802">
                <text:p>1.52783802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005618356">
                <text:p>0.005618356</text:p>
              </table:table-cell>
              <table:table-cell office:value-type="float" office:value="0.005618356">
                <text:p>0.005618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3.55">
                <text:p>323.55</text:p>
              </table:table-cell>
              <table:table-cell office:value-type="float" office:value="1.63054518">
                <text:p>1.63054518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  <table:table-cell office:value-type="float" office:value="0.005744295">
                <text:p>0.005744295</text:p>
              </table:table-cell>
              <table:table-cell office:value-type="float" office:value="0.005744295">
                <text:p>0.005744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.325">
                <text:p>335.325</text:p>
              </table:table-cell>
              <table:table-cell office:value-type="float" office:value="1.6900115">
                <text:p>1.690011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006092045">
                <text:p>0.006092045</text:p>
              </table:table-cell>
              <table:table-cell office:value-type="float" office:value="0.006092045">
                <text:p>0.006092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3">
                <text:p>195.3</text:p>
              </table:table-cell>
              <table:table-cell office:value-type="float" office:value="0.9843037">
                <text:p>0.9843037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003970984">
                <text:p>0.003970984</text:p>
              </table:table-cell>
              <table:table-cell office:value-type="float" office:value="0.003970984">
                <text:p>0.0039709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008000" draw:fill-color="#008000" dr3d:edge-rounding="5%"/>
      <style:text-properties fo:font-size="10pt" style:font-size-asian="10pt" style:font-size-complex="10pt"/>
    </style:style>
    <style:style style:name="ch10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8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solid-type="cuboid" chart:symbol-type="named-symbol" chart:symbol-name="arrow-down" chart:symbol-width="0.15cm" chart:symbol-height="0.1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94cm" svg:y="3.952cm" style:legend-expansion="custom" chartooo:width="3.059cm" chartooo:height="1.096cm" style:legend-expansion-aspect-ratio="2.79105839416058" chart:style-name="ch2"/>
        <chart:plot-area chart:style-name="ch3" table:cell-range-address="Transp_Ch1.U6:Transp_Ch1.U18 Transp_Ch1.Y5:Transp_Ch1.Y18" chart:data-source-has-labels="row" svg:x="1.03cm" svg:y="0.876cm" svg:width="11.937cm" svg:height="7.56cm">
          <chartooo:coordinate-region svg:x="1.976cm" svg:y="1.075cm" svg:width="10.791cm" svg:height="6.714cm"/>
          <chart:axis chart:dimension="x" chart:name="primary-x" chart:style-name="ch4">
            <chart:title svg:x="6.107cm" svg:y="8.472cm" chart:style-name="ch5">
              <text:p>gain (6-bits)</text:p>
            </chart:title>
          </chart:axis>
          <chart:axis chart:dimension="y" chart:name="primary-y" chart:style-name="ch6">
            <chart:title svg:x="0.182cm" svg:y="5.686cm" chart:style-name="ch7">
              <text:p>abs gain error</text:p>
            </chart:title>
            <chart:grid chart:style-name="ch8" chart:class="major"/>
          </chart:axis>
          <chart:series chart:style-name="ch9" chart:values-cell-range-address="Transp_Ch1.Y6:Transp_Ch1.Y18" chart:label-cell-address="Transp_Ch1.Y5:Transp_Ch1.Y5" chart:class="chart:scatter">
            <chart:domain table:cell-range-address="Transp_Ch1.U6:Transp_Ch1.U18"/>
            <chart:regression-curve chart:style-name="ch10">
              <chart:equation chart:display-equation="true" chart:display-r-square="true" svg:x="0cm" svg:y="0cm" chart:style-name="ch11"/>
            </chart:regression-curve>
            <chart:data-point chart:repeated="7"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Err</text:p>
                <draw:g>
                  <svg:desc>Transp_Ch1.Y5:Transp_Ch1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1.U6:Transp_Ch1.U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Transp_Ch1.AA6:Transp_Ch1.AA19" chart:error-lower-range="Transp_Ch1.AA6:Transp_Ch1.AA19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circle" chart:symbol-width="0.15cm" chart:symbol-height="0.15cm" chart:link-data-style-to-source="true" chart:error-category="cell-range" chart:error-upper-range="Transp_Ch1.AA6:Transp_Ch1.AA19" chart:error-lower-range="Transp_Ch1.AA6:Transp_Ch1.AA19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chart-properties loext:regression-name="Linear fit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ChartDash_20_1" svg:stroke-color="#ff0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error-upper-indicator="true" chart:error-lower-indicator="true" chart:error-category="cell-range" chart:error-upper-range="Transp_Ch1.Y6:Transp_Ch1.Y19" chart:error-lower-range="Transp_Ch1.Y6:Transp_Ch1.Y19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Transp_Ch1.AA6:Transp_Ch1.AA19" chart:error-lower-range="Transp_Ch1.AA6:Transp_Ch1.AA19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circle" chart:symbol-width="0.15cm" chart:symbol-height="0.15cm"/>
    </style:style>
    <style:style style:name="ch15" style:family="chart">
      <style:chart-properties chart:solid-type="cuboid" chart:symbol-type="named-symbol" chart:symbol-name="diamond" chart:symbol-width="0.15cm" chart:symbol-height="0.15cm"/>
      <style:graphic-properties svg:stroke-color="#ff0000" draw:fill-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375cm" svg:height="8.086cm" xlink:href=".." xlink:type="simple" chart:class="chart:scatter" chart:style-name="ch1">
        <chart:legend svg:x="10.96cm" svg:y="3.55cm" style:legend-expansion="custom" chartooo:width="3.413cm" chartooo:height="1.016cm" style:legend-expansion-aspect-ratio="3.35925196850394" chart:style-name="ch2"/>
        <chart:plot-area chart:style-name="ch3" table:cell-range-address="Transp_Ch1.X6:Transp_Ch1.X19 Transp_Ch1.Z5:Transp_Ch1.Z19" chart:data-source-has-labels="row" svg:x="1.048cm" svg:y="0.631cm" svg:width="10.358cm" svg:height="6.673cm">
          <chartooo:coordinate-region svg:x="2.192cm" svg:y="0.831cm" svg:width="8.766cm" svg:height="5.826cm"/>
          <chart:axis chart:dimension="x" chart:name="primary-x" chart:style-name="ch4">
            <chart:title svg:x="5.217cm" svg:y="7.465cm" chart:style-name="ch5">
              <text:p>absolute gain</text:p>
            </chart:title>
          </chart:axis>
          <chart:axis chart:dimension="y" chart:name="primary-y" chart:style-name="ch6">
            <chart:title svg:x="0.233cm" svg:y="5.443cm" chart:style-name="ch7">
              <text:p>output amplitude (V)</text:p>
            </chart:title>
            <chart:grid chart:style-name="ch8" chart:class="major"/>
          </chart:axis>
          <chart:series chart:style-name="ch9" chart:values-cell-range-address="Transp_Ch1.Z6:Transp_Ch1.Z19" chart:label-cell-address="Transp_Ch1.Z5:Transp_Ch1.Z5" chart:class="chart:scatter">
            <chart:domain table:cell-range-address="Transp_Ch1.X6:Transp_Ch1.X19"/>
            <chart:regression-curve chart:style-name="ch10">
              <chart:equation chart:display-equation="true" chart:display-r-square="true" svg:x="7.577cm" svg:y="0cm" chart:style-name="ch11"/>
            </chart:regression-curve>
            <chart:error-indicator chart:style-name="ch12" chart:dimension="x"/>
            <chart:error-indicator chart:style-name="ch13" chart:dimension="y"/>
            <chart:data-point chart:repeated="8"/>
            <chart:data-point chart:style-name="ch14"/>
            <chart:data-point chart:repeated="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out ampl (V)</text:p>
                <draw:g>
                  <svg:desc>Transp_Ch1.Z5:Transp_Ch1.Z5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7875">
                <text:p>46.7875</text:p>
                <draw:g>
                  <svg:desc>Transp_Ch1.X6:Transp_Ch1.X19</svg:desc>
                </draw:g>
              </table:table-cell>
              <table:table-cell office:value-type="float" office:value="0.235797505">
                <text:p>0.235797505</text:p>
                <draw:g>
                  <svg:desc>Transp_Ch1.Z6:Transp_Ch1.Z19</svg:desc>
                </draw:g>
              </table:table-cell>
              <table:table-cell office:value-type="float" office:value="3.54">
                <text:p>3.54</text:p>
                <draw:g>
                  <svg:desc>Transp_Ch1.Y6:Transp_Ch1.Y19</svg:desc>
                </draw:g>
              </table:table-cell>
              <table:table-cell office:value-type="float" office:value="3.54">
                <text:p>3.54</text:p>
                <draw:g>
                  <svg:desc>Transp_Ch1.Y6:Transp_Ch1.Y19</svg:desc>
                </draw:g>
              </table:table-cell>
              <table:table-cell office:value-type="float" office:value="0.000898479">
                <text:p>0.000898479</text:p>
                <draw:g>
                  <svg:desc>Transp_Ch1.AA6:Transp_Ch1.AA19</svg:desc>
                </draw:g>
              </table:table-cell>
              <table:table-cell office:value-type="float" office:value="0.000898479">
                <text:p>0.000898479</text:p>
                <draw:g>
                  <svg:desc>Transp_Ch1.AA6:Transp_Ch1.A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655">
                <text:p>78.655</text:p>
              </table:table-cell>
              <table:table-cell office:value-type="float" office:value="0.396424835">
                <text:p>0.39642483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  <table:table-cell office:value-type="float" office:value="0.0013161">
                <text:p>0.0013161</text:p>
              </table:table-cell>
              <table:table-cell office:value-type="float" office:value="0.0013161">
                <text:p>0.0013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9">
                <text:p>108.9</text:p>
              </table:table-cell>
              <table:table-cell office:value-type="float" office:value="0.548725246666667">
                <text:p>0.548725246666667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  <table:table-cell office:value-type="float" office:value="0.00183262466666667">
                <text:p>0.00183262466666667</text:p>
              </table:table-cell>
              <table:table-cell office:value-type="float" office:value="0.00183262466666667">
                <text:p>0.001832624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45">
                <text:p>137.45</text:p>
              </table:table-cell>
              <table:table-cell office:value-type="float" office:value="0.692629725">
                <text:p>0.69262972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00233795">
                <text:p>0.00233795</text:p>
              </table:table-cell>
              <table:table-cell office:value-type="float" office:value="0.00233795">
                <text:p>0.00233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625">
                <text:p>164.625</text:p>
              </table:table-cell>
              <table:table-cell office:value-type="float" office:value="0.82972294">
                <text:p>0.82972294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  <table:table-cell office:value-type="float" office:value="0.002848875">
                <text:p>0.002848875</text:p>
              </table:table-cell>
              <table:table-cell office:value-type="float" office:value="0.002848875">
                <text:p>0.002848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4">
                <text:p>190.4</text:p>
              </table:table-cell>
              <table:table-cell office:value-type="float" office:value="0.95973329">
                <text:p>0.9597332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00320144">
                <text:p>0.00320144</text:p>
              </table:table-cell>
              <table:table-cell office:value-type="float" office:value="0.00320144">
                <text:p>0.00320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.55">
                <text:p>214.55</text:p>
              </table:table-cell>
              <table:table-cell office:value-type="float" office:value="1.08135591">
                <text:p>1.08135591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003713435">
                <text:p>0.003713435</text:p>
              </table:table-cell>
              <table:table-cell office:value-type="float" office:value="0.003713435">
                <text:p>0.003713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.525">
                <text:p>236.525</text:p>
              </table:table-cell>
              <table:table-cell office:value-type="float" office:value="1.19218116">
                <text:p>1.19218116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004178885">
                <text:p>0.004178885</text:p>
              </table:table-cell>
              <table:table-cell office:value-type="float" office:value="0.004178885">
                <text:p>0.004178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.5">
                <text:p>259.5</text:p>
              </table:table-cell>
              <table:table-cell office:value-type="float" office:value="1.30790237333333">
                <text:p>1.30790237333333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  <table:table-cell office:value-type="float" office:value="0.00455178">
                <text:p>0.00455178</text:p>
              </table:table-cell>
              <table:table-cell office:value-type="float" office:value="0.00455178">
                <text:p>0.00455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.8">
                <text:p>281.8</text:p>
              </table:table-cell>
              <table:table-cell office:value-type="float" office:value="1.420336404">
                <text:p>1.420336404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00497336">
                <text:p>0.00497336</text:p>
              </table:table-cell>
              <table:table-cell office:value-type="float" office:value="0.00497336">
                <text:p>0.00497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.14">
                <text:p>303.14</text:p>
              </table:table-cell>
              <table:table-cell office:value-type="float" office:value="1.52783802">
                <text:p>1.52783802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005618356">
                <text:p>0.005618356</text:p>
              </table:table-cell>
              <table:table-cell office:value-type="float" office:value="0.005618356">
                <text:p>0.005618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3.55">
                <text:p>323.55</text:p>
              </table:table-cell>
              <table:table-cell office:value-type="float" office:value="1.63054518">
                <text:p>1.63054518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  <table:table-cell office:value-type="float" office:value="0.005744295">
                <text:p>0.005744295</text:p>
              </table:table-cell>
              <table:table-cell office:value-type="float" office:value="0.005744295">
                <text:p>0.005744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.325">
                <text:p>335.325</text:p>
              </table:table-cell>
              <table:table-cell office:value-type="float" office:value="1.6900115">
                <text:p>1.690011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006092045">
                <text:p>0.006092045</text:p>
              </table:table-cell>
              <table:table-cell office:value-type="float" office:value="0.006092045">
                <text:p>0.006092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3">
                <text:p>195.3</text:p>
              </table:table-cell>
              <table:table-cell office:value-type="float" office:value="0.9843037">
                <text:p>0.9843037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003970984">
                <text:p>0.003970984</text:p>
              </table:table-cell>
              <table:table-cell office:value-type="float" office:value="0.003970984">
                <text:p>0.0039709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